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752in"/>
    </style:style>
    <style:style style:name="co14" style:family="table-column">
      <style:table-column-properties fo:break-before="auto" style:column-width="0.4638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0.5071in"/>
    </style:style>
    <style:style style:name="co26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8" style:family="table-column">
      <style:table-column-properties fo:break-before="auto" style:column-width="0.6709in"/>
    </style:style>
    <style:style style:name="co39" style:family="table-column">
      <style:table-column-properties fo:break-before="auto" style:column-width="0.389in"/>
    </style:style>
    <style:style style:name="co40" style:family="table-column">
      <style:table-column-properties fo:break-before="auto" style:column-width="0.6035in"/>
    </style:style>
    <style:style style:name="co41" style:family="table-column">
      <style:table-column-properties fo:break-before="auto" style:column-width="0.4102in"/>
    </style:style>
    <style:style style:name="co42" style:family="table-column">
      <style:table-column-properties fo:break-before="auto" style:column-width="0.5728in"/>
    </style:style>
    <style:style style:name="co43" style:family="table-column">
      <style:table-column-properties fo:break-before="auto" style:column-width="0.4354in"/>
    </style:style>
    <style:style style:name="co44" style:family="table-column">
      <style:table-column-properties fo:break-before="auto" style:column-width="1.05in"/>
    </style:style>
    <style:style style:name="co45" style:family="table-column">
      <style:table-column-properties fo:break-before="auto" style:column-width="0.65in"/>
    </style:style>
    <style:style style:name="co46" style:family="table-column">
      <style:table-column-properties fo:break-before="auto" style:column-width="0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5" style:family="table-cell" style:parent-style-name="Default" style:data-style-name="N99"/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53" style:family="table-cell" style:parent-style-name="Default" style:data-style-name="N2">
      <style:text-properties fo:color="#000000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7" style:family="table-cell" style:parent-style-name="Default">
      <style:table-cell-properties fo:background-color="#808080"/>
    </style:style>
    <style:style style:name="ce100" style:family="table-cell" style:parent-style-name="Default">
      <style:table-cell-properties fo:wrap-option="wrap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4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transparent"/>
    </style:style>
    <style:style style:name="ce101" style:family="table-cell" style:parent-style-name="Default" style:data-style-name="N99"/>
    <style:style style:name="ce102" style:family="table-cell" style:parent-style-name="Default" style:data-style-name="N99">
      <style:table-cell-properties fo:background-color="transparent"/>
    </style:style>
    <style:style style:name="ce103" style:family="table-cell" style:parent-style-name="Default" style:data-style-name="N100"/>
    <style:style style:name="ce10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108" style:family="table-cell" style:parent-style-name="Default" style:data-style-name="N4"/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11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2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3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4" style:family="table-cell" style:parent-style-name="Default" style:data-style-name="N2"/>
    <style:style style:name="ce12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8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31" style:family="table-cell" style:parent-style-name="Default">
      <style:table-cell-properties fo:background-color="#808080"/>
    </style:style>
    <style:style style:name="ce132" style:family="table-cell" style:parent-style-name="Default" style:data-style-name="N2">
      <style:text-properties fo:color="#000000"/>
    </style:style>
    <style:style style:name="ce13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5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6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13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cel stats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7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7" table:default-cell-style-name="ce88"/>
        <table:table-column table:style-name="co2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7" table:default-cell-style-name="ce88"/>
        <table:table-column table:style-name="co10" table:default-cell-style-name="ce88"/>
        <table:table-column table:style-name="co3" table:default-cell-style-name="ce88"/>
        <table:table-column table:style-name="co4" table:default-cell-style-name="ce88"/>
        <table:table-column table:style-name="co5" table:default-cell-style-name="ce88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7" table:default-cell-style-name="ce88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89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91"/>
          <table:covered-table-cell table:style-name="ce92"/>
          <table:table-cell table:style-name="ce94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91"/>
          <table:covered-table-cell table:style-name="ce92"/>
          <table:table-cell table:style-name="ce94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91"/>
          <table:covered-table-cell table:style-name="ce92"/>
          <table:table-cell table:style-name="ce94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91"/>
          <table:covered-table-cell table:style-name="ce92"/>
          <table:table-cell table:number-columns-repeated="4"/>
          <table:table-cell table:style-name="ce103"/>
          <table:table-cell table:number-columns-repeated="4"/>
        </table:table-row>
        <table:table-row table:style-name="ro1">
          <table:table-cell table:style-name="ce86" office:value-type="string" calcext:value-type="string">
            <text:p>Instance</text:p>
          </table:table-cell>
          <table:table-cell table:style-name="ce90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93" office:value-type="string" calcext:value-type="string">
            <text:p>Sol Val</text:p>
          </table:table-cell>
          <table:table-cell table:style-name="ce90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93" office:value-type="string" calcext:value-type="string">
            <text:p>Sol Val</text:p>
          </table:table-cell>
          <table:table-cell table:style-name="ce90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93" office:value-type="string" calcext:value-type="string">
            <text:p>Sol Val</text:p>
          </table:table-cell>
          <table:table-cell table:style-name="ce90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93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16" calcext:value-type="float">
            <text:p>46.816</text:p>
          </table:table-cell>
          <table:table-cell table:style-name="Default" office:value-type="float" office:value="39.4588" calcext:value-type="float">
            <text:p>39.4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3572" calcext:value-type="float">
            <text:p>7.357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9.9176" calcext:value-type="float">
            <text:p>9.91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714" calcext:value-type="float">
            <text:p>1.37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20.286" calcext:value-type="float">
            <text:p>20.2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564" calcext:value-type="float">
            <text:p>2.85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37.7568" calcext:value-type="float">
            <text:p>37.75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0.935" calcext:value-type="float">
            <text:p>10.935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508" calcext:value-type="float">
            <text:p>8.3508</text:p>
          </table:table-cell>
          <table:table-cell table:style-name="Default" office:value-type="float" office:value="8.2248" calcext:value-type="float">
            <text:p>8.22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32.2092" calcext:value-type="float">
            <text:p>32.2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952" calcext:value-type="float">
            <text:p>4.795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35.834" calcext:value-type="float">
            <text:p>35.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8612" calcext:value-type="float">
            <text:p>7.861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13.5792" calcext:value-type="float">
            <text:p>13.57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48" calcext:value-type="float">
            <text:p>2.52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20.7184" calcext:value-type="float">
            <text:p>20.71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4.7324" calcext:value-type="float">
            <text:p>4.73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32.6416" calcext:value-type="float">
            <text:p>32.64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0.9208" calcext:value-type="float">
            <text:p>10.920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28.8328" calcext:value-type="float">
            <text:p>28.8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6318" calcext:value-type="float">
            <text:p>5.631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14.1956" calcext:value-type="float">
            <text:p>14.19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276" calcext:value-type="float">
            <text:p>1.0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21.436" calcext:value-type="float">
            <text:p>21.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4746" calcext:value-type="float">
            <text:p>5.47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24.426" calcext:value-type="float">
            <text:p>24.4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6.0312" calcext:value-type="float">
            <text:p>16.031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32.7796" calcext:value-type="float">
            <text:p>32.77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6.46" calcext:value-type="float">
            <text:p>16.4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10.8008" calcext:value-type="float">
            <text:p>10.8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496" calcext:value-type="float">
            <text:p>4.6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18.6208" calcext:value-type="float">
            <text:p>18.62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914" calcext:value-type="float">
            <text:p>12.291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20.976" calcext:value-type="float">
            <text:p>20.9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6762" calcext:value-type="float">
            <text:p>12.676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11.086" calcext:value-type="float">
            <text:p>11.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84" calcext:value-type="float">
            <text:p>0.78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4.1768" calcext:value-type="float">
            <text:p>4.1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1" calcext:value-type="float">
            <text:p>2.43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12.9996" calcext:value-type="float">
            <text:p>12.9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518" calcext:value-type="float">
            <text:p>3.751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13" calcext:value-type="float">
            <text:p>11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21.16" calcext:value-type="float">
            <text:p>21.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1.213" calcext:value-type="float">
            <text:p>11.213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168" calcext:value-type="float">
            <text:p>12.9168</text:p>
          </table:table-cell>
          <table:table-cell table:style-name="Default" office:value-type="float" office:value="10.0832" calcext:value-type="float">
            <text:p>10.0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336" calcext:value-type="float">
            <text:p>2.833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25.9164" calcext:value-type="float">
            <text:p>25.91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678" calcext:value-type="float">
            <text:p>9.67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12.7144" calcext:value-type="float">
            <text:p>12.7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178" calcext:value-type="float">
            <text:p>4.417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25.4288" calcext:value-type="float">
            <text:p>25.4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567" calcext:value-type="float">
            <text:p>9.56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37.8856" calcext:value-type="float">
            <text:p>37.8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5.3712" calcext:value-type="float">
            <text:p>15.371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30.2496" calcext:value-type="float">
            <text:p>30.24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304" calcext:value-type="float">
            <text:p>0.13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33.12" calcext:value-type="float">
            <text:p>33.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4.4488" calcext:value-type="float">
            <text:p>4.448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41.906" calcext:value-type="float">
            <text:p>41.9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0.9026" calcext:value-type="float">
            <text:p>10.902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10.0648" calcext:value-type="float">
            <text:p>10.06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24" calcext:value-type="float">
            <text:p>2.50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0016" calcext:value-type="float">
            <text:p>25.0016</text:p>
          </table:table-cell>
          <table:table-cell table:style-name="Default" office:value-type="float" office:value="16.4404" calcext:value-type="float">
            <text:p>16.4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612" calcext:value-type="float">
            <text:p>8.561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11.9784" calcext:value-type="float">
            <text:p>11.9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666" calcext:value-type="float">
            <text:p>1.9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3806" calcext:value-type="float">
            <text:p>8.38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034" calcext:value-type="float">
            <text:p>28.7034</text:p>
          </table:table-cell>
          <table:table-cell table:style-name="Default" office:value-type="float" office:value="20.3228" calcext:value-type="float">
            <text:p>20.3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3806" calcext:value-type="float">
            <text:p>8.380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39.2196" calcext:value-type="float">
            <text:p>39.2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7064" calcext:value-type="float">
            <text:p>0.70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44.8868" calcext:value-type="float">
            <text:p>44.8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7.5068" calcext:value-type="float">
            <text:p>7.506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17.6732" calcext:value-type="float">
            <text:p>17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76" calcext:value-type="float">
            <text:p>0.0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31.1328" calcext:value-type="float">
            <text:p>31.1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6924" calcext:value-type="float">
            <text:p>0.69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3" calcext:value-type="float">
            <text:p>30.63</text:p>
          </table:table-cell>
          <table:table-cell table:style-name="Default" office:value-type="float" office:value="22.5308" calcext:value-type="float">
            <text:p>22.53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8.0992" calcext:value-type="float">
            <text:p>8.099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9" calcext:value-type="float">
            <text:p>1.7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782" calcext:value-type="float">
            <text:p>18.3782</text:p>
          </table:table-cell>
          <table:table-cell table:style-name="Default" office:value-type="float" office:value="15.87" calcext:value-type="float">
            <text:p>15.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082" calcext:value-type="float">
            <text:p>2.50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924" calcext:value-type="float">
            <text:p>18.9924</text:p>
          </table:table-cell>
          <table:table-cell table:style-name="Default" office:value-type="float" office:value="13.708" calcext:value-type="float">
            <text:p>13.7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5.2844" calcext:value-type="float">
            <text:p>5.284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3.6984" calcext:value-type="float">
            <text:p>3.6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114" calcext:value-type="float">
            <text:p>2.41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7096" calcext:value-type="float">
            <text:p>14.7096</text:p>
          </table:table-cell>
          <table:table-cell table:style-name="Default" office:value-type="float" office:value="10.2304" calcext:value-type="float">
            <text:p>10.23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792" calcext:value-type="float">
            <text:p>4.47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27.7656" calcext:value-type="float">
            <text:p>27.7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0.1362" calcext:value-type="float">
            <text:p>10.136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9.706" calcext:value-type="float">
            <text:p>9.7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142" calcext:value-type="float">
            <text:p>2.11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33.7364" calcext:value-type="float">
            <text:p>33.73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3178" calcext:value-type="float">
            <text:p>3.3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2534" calcext:value-type="float">
            <text:p>9.253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24.196" calcext:value-type="float">
            <text:p>24.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019" calcext:value-type="float">
            <text:p>6.01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31.5008" calcext:value-type="float">
            <text:p>31.5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9.0404" calcext:value-type="float">
            <text:p>9.040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25.5668" calcext:value-type="float">
            <text:p>25.56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82" calcext:value-type="float">
            <text:p>0.248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29.7344" calcext:value-type="float">
            <text:p>29.73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4732" calcext:value-type="float">
            <text:p>6.4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168" calcext:value-type="float">
            <text:p>42.168</text:p>
          </table:table-cell>
          <table:table-cell table:style-name="Default" office:value-type="float" office:value="35.4936" calcext:value-type="float">
            <text:p>35.4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6.6744" calcext:value-type="float">
            <text:p>6.674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15.9436" calcext:value-type="float">
            <text:p>15.9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302" calcext:value-type="float">
            <text:p>3.530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20.5528" calcext:value-type="float">
            <text:p>20.5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305" calcext:value-type="float">
            <text:p>7.30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36.8" calcext:value-type="float">
            <text:p>36.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9.4458" calcext:value-type="float">
            <text:p>19.4458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4422" calcext:value-type="float">
            <text:p>4.44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4.6656" calcext:value-type="float">
            <text:p>34.66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0.6076" calcext:value-type="float">
            <text:p>10.607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18.7772" calcext:value-type="float">
            <text:p>18.7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6228" calcext:value-type="float">
            <text:p>6.62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272" calcext:value-type="float">
            <text:p>39.6272</text:p>
          </table:table-cell>
          <table:table-cell table:style-name="Default" office:value-type="float" office:value="32.476" calcext:value-type="float">
            <text:p>32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1512" calcext:value-type="float">
            <text:p>7.151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8596" calcext:value-type="float">
            <text:p>39.8596</text:p>
          </table:table-cell>
          <table:table-cell table:style-name="Default" office:value-type="float" office:value="31.0224" calcext:value-type="float">
            <text:p>31.0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8.8372" calcext:value-type="float">
            <text:p>8.837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56" calcext:value-type="float">
            <text:p>0.06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106" calcext:value-type="float">
            <text:p>44.0106</text:p>
          </table:table-cell>
          <table:table-cell table:style-name="Default" office:value-type="float" office:value="34.0584" calcext:value-type="float">
            <text:p>34.05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9522" calcext:value-type="float">
            <text:p>9.952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72" calcext:value-type="float">
            <text:p>35.2272</text:p>
          </table:table-cell>
          <table:table-cell table:style-name="Default" office:value-type="float" office:value="22.3652" calcext:value-type="float">
            <text:p>22.3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62" calcext:value-type="float">
            <text:p>12.86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29.5228" calcext:value-type="float">
            <text:p>29.52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5.4496" calcext:value-type="float">
            <text:p>15.449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35.1624" calcext:value-type="float">
            <text:p>35.16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6.9764" calcext:value-type="float">
            <text:p>26.976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24.2604" calcext:value-type="float">
            <text:p>24.26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779" calcext:value-type="float">
            <text:p>3.77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35.42" calcext:value-type="float">
            <text:p>35.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07" calcext:value-type="float">
            <text:p>8.40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43.6356" calcext:value-type="float">
            <text:p>43.63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3.7156" calcext:value-type="float">
            <text:p>23.715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24.2144" calcext:value-type="float">
            <text:p>24.21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998" calcext:value-type="float">
            <text:p>1.79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1.2086" calcext:value-type="float">
            <text:p>11.20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82" calcext:value-type="float">
            <text:p>49.5882</text:p>
          </table:table-cell>
          <table:table-cell table:style-name="Default" office:value-type="float" office:value="34.3528" calcext:value-type="float">
            <text:p>34.3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5.2354" calcext:value-type="float">
            <text:p>15.235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096" calcext:value-type="float">
            <text:p>10.3096</text:p>
          </table:table-cell>
          <table:table-cell table:style-name="Default" office:value-type="float" office:value="7.3968" calcext:value-type="float">
            <text:p>7.3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128" calcext:value-type="float">
            <text:p>2.91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32.9084" calcext:value-type="float">
            <text:p>32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4.9436" calcext:value-type="float">
            <text:p>4.9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37.2048" calcext:value-type="float">
            <text:p>37.20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0684" calcext:value-type="float">
            <text:p>8.068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106" calcext:value-type="float">
            <text:p>39.6106</text:p>
          </table:table-cell>
          <table:table-cell table:style-name="Default" office:value-type="float" office:value="34.224" calcext:value-type="float">
            <text:p>34.2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5.3866" calcext:value-type="float">
            <text:p>5.38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96" calcext:value-type="float">
            <text:p>53.3896</text:p>
          </table:table-cell>
          <table:table-cell table:style-name="Default" office:value-type="float" office:value="39.146" calcext:value-type="float">
            <text:p>39.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4.2436" calcext:value-type="float">
            <text:p>14.2436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18.4644" calcext:value-type="float">
            <text:p>18.46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392" calcext:value-type="float">
            <text:p>6.03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33.8744" calcext:value-type="float">
            <text:p>33.87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1.1488" calcext:value-type="float">
            <text:p>11.14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40.1764" calcext:value-type="float">
            <text:p>40.17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7.7294" calcext:value-type="float">
            <text:p>17.7294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.2404" calcext:value-type="float">
            <text:p>7.24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06" calcext:value-type="float">
            <text:p>0.23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9.6784" calcext:value-type="float">
            <text:p>9.67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4548" calcext:value-type="float">
            <text:p>7.454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29.9368" calcext:value-type="float">
            <text:p>29.93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8.3302" calcext:value-type="float">
            <text:p>8.33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41.1056" calcext:value-type="float">
            <text:p>41.10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9.4132" calcext:value-type="float">
            <text:p>9.413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9084" calcext:value-type="float">
            <text:p>9.9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51" calcext:value-type="float">
            <text:p>0.45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768" calcext:value-type="float">
            <text:p>10.1768</text:p>
          </table:table-cell>
          <table:table-cell table:style-name="Default" office:value-type="float" office:value="6.1732" calcext:value-type="float">
            <text:p>6.1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0036" calcext:value-type="float">
            <text:p>4.00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7" calcext:value-type="float">
            <text:p>28.97</text:p>
          </table:table-cell>
          <table:table-cell table:style-name="Default" office:value-type="float" office:value="23.7636" calcext:value-type="float">
            <text:p>23.76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2064" calcext:value-type="float">
            <text:p>5.20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4084" calcext:value-type="float">
            <text:p>40.4084</text:p>
          </table:table-cell>
          <table:table-cell table:style-name="Default" office:value-type="float" office:value="32.1172" calcext:value-type="float">
            <text:p>32.11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8.2912" calcext:value-type="float">
            <text:p>8.2912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3.9196" calcext:value-type="float">
            <text:p>13.91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466" calcext:value-type="float">
            <text:p>3.04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34.1412" calcext:value-type="float">
            <text:p>34.14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.328" calcext:value-type="float">
            <text:p>3.3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41.8692" calcext:value-type="float">
            <text:p>41.86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2.201" calcext:value-type="float">
            <text:p>12.201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3.7908" calcext:value-type="float">
            <text:p>13.7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498" calcext:value-type="float">
            <text:p>1.24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26.7628" calcext:value-type="float">
            <text:p>26.76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228" calcext:value-type="float">
            <text:p>2.22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31.786" calcext:value-type="float">
            <text:p>31.7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736" calcext:value-type="float">
            <text:p>20.77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43.5896" calcext:value-type="float">
            <text:p>43.58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3.413" calcext:value-type="float">
            <text:p>23.413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27.2504" calcext:value-type="float">
            <text:p>27.25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162" calcext:value-type="float">
            <text:p>11.116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31.4456" calcext:value-type="float">
            <text:p>31.4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3136" calcext:value-type="float">
            <text:p>17.313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37.6832" calcext:value-type="float">
            <text:p>37.6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3.8872" calcext:value-type="float">
            <text:p>3.88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47.8216" calcext:value-type="float">
            <text:p>47.8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.1414" calcext:value-type="float">
            <text:p>4.1414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376" calcext:value-type="float">
            <text:p>11.6376</text:p>
          </table:table-cell>
          <table:table-cell table:style-name="Default" office:value-type="float" office:value="8.096" calcext:value-type="float">
            <text:p>8.0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416" calcext:value-type="float">
            <text:p>3.54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8572" calcext:value-type="float">
            <text:p>23.8572</text:p>
          </table:table-cell>
          <table:table-cell table:style-name="Default" office:value-type="float" office:value="18.814" calcext:value-type="float">
            <text:p>18.8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5.0432" calcext:value-type="float">
            <text:p>5.043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45.3192" calcext:value-type="float">
            <text:p>45.31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8.254" calcext:value-type="float">
            <text:p>8.254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28.0968" calcext:value-type="float">
            <text:p>28.09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53" calcext:value-type="float">
            <text:p>10.05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28.7776" calcext:value-type="float">
            <text:p>28.77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3.822" calcext:value-type="float">
            <text:p>13.82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9098" calcext:value-type="float">
            <text:p>56.9098</text:p>
          </table:table-cell>
          <table:table-cell table:style-name="Default" office:value-type="float" office:value="31.7216" calcext:value-type="float">
            <text:p>31.7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1882" calcext:value-type="float">
            <text:p>25.188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20.2216" calcext:value-type="float">
            <text:p>20.22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072" calcext:value-type="float">
            <text:p>10.707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27.3424" calcext:value-type="float">
            <text:p>27.3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4.5102" calcext:value-type="float">
            <text:p>14.510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36.2664" calcext:value-type="float">
            <text:p>36.2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0.08" calcext:value-type="float">
            <text:p>20.0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6.8084" calcext:value-type="float">
            <text:p>16.80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544" calcext:value-type="float">
            <text:p>1.25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8492" calcext:value-type="float">
            <text:p>25.8492</text:p>
          </table:table-cell>
          <table:table-cell table:style-name="Default" office:value-type="float" office:value="23.874" calcext:value-type="float">
            <text:p>23.8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752" calcext:value-type="float">
            <text:p>1.975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8196" calcext:value-type="float">
            <text:p>7.8196</text:p>
          </table:table-cell>
          <table:table-cell table:style-name="Default" office:value-type="float" office:value="5.5936" calcext:value-type="float">
            <text:p>5.5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2.226" calcext:value-type="float">
            <text:p>2.22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28.7684" calcext:value-type="float">
            <text:p>28.7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9.896" calcext:value-type="float">
            <text:p>9.89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34.5828" calcext:value-type="float">
            <text:p>34.58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2.449" calcext:value-type="float">
            <text:p>12.44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0472" calcext:value-type="float">
            <text:p>60.0472</text:p>
          </table:table-cell>
          <table:table-cell table:style-name="Default" office:value-type="float" office:value="35.8616" calcext:value-type="float">
            <text:p>35.8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4.1856" calcext:value-type="float">
            <text:p>24.185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32.6508" calcext:value-type="float">
            <text:p>32.65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167" calcext:value-type="float">
            <text:p>5.167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40.6732" calcext:value-type="float">
            <text:p>40.67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7576" calcext:value-type="float">
            <text:p>10.75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52.7528" calcext:value-type="float">
            <text:p>52.75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20.6418" calcext:value-type="float">
            <text:p>20.641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24.8492" calcext:value-type="float">
            <text:p>24.84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1798" calcext:value-type="float">
            <text:p>10.179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32.8532" calcext:value-type="float">
            <text:p>32.8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7.0836" calcext:value-type="float">
            <text:p>17.08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43.746" calcext:value-type="float">
            <text:p>43.7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28.802" calcext:value-type="float">
            <text:p>28.80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.476" calcext:value-type="float">
            <text:p>9.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834" calcext:value-type="float">
            <text:p>0.88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28.5016" calcext:value-type="float">
            <text:p>28.5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902" calcext:value-type="float">
            <text:p>7.490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38.5664" calcext:value-type="float">
            <text:p>38.566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0.723" calcext:value-type="float">
            <text:p>10.72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44.1876" calcext:value-type="float">
            <text:p>44.18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28.2608" calcext:value-type="float">
            <text:p>28.260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11.8128" calcext:value-type="float">
            <text:p>11.8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366" calcext:value-type="float">
            <text:p>1.03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26.588" calcext:value-type="float">
            <text:p>26.5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.7764" calcext:value-type="float">
            <text:p>3.776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652" calcext:value-type="float">
            <text:p>42.8652</text:p>
          </table:table-cell>
          <table:table-cell table:style-name="Default" office:value-type="float" office:value="32.5036" calcext:value-type="float">
            <text:p>32.5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0.3616" calcext:value-type="float">
            <text:p>10.361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5.9616" calcext:value-type="float">
            <text:p>5.96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.5592" calcext:value-type="float">
            <text:p>1.559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.6424" calcext:value-type="float">
            <text:p>6.64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02" calcext:value-type="float">
            <text:p>2.09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9.3476" calcext:value-type="float">
            <text:p>19.3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362" calcext:value-type="float">
            <text:p>16.3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25.9992" calcext:value-type="float">
            <text:p>25.9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6.8328" calcext:value-type="float">
            <text:p>16.83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36.8092" calcext:value-type="float">
            <text:p>36.80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32.3358" calcext:value-type="float">
            <text:p>32.335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7.112" calcext:value-type="float">
            <text:p>17.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134" calcext:value-type="float">
            <text:p>1.713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35.3924" calcext:value-type="float">
            <text:p>35.39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12.4684" calcext:value-type="float">
            <text:p>12.46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7.9684" calcext:value-type="float">
            <text:p>37.96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8.0772" calcext:value-type="float">
            <text:p>18.07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074" calcext:value-type="float">
            <text:p>78.5074</text:p>
          </table:table-cell>
          <table:table-cell table:style-name="Default" office:value-type="float" office:value="57.7944" calcext:value-type="float">
            <text:p>57.79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16" calcext:value-type="float">
            <text:p>2.16</text:p>
          </table:table-cell>
          <table:table-cell table:style-name="Default" office:value-type="float" office:value="20.713" calcext:value-type="float">
            <text:p>20.713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9.5772" calcext:value-type="float">
            <text:p>9.57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706" calcext:value-type="float">
            <text:p>3.67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21.8408" calcext:value-type="float">
            <text:p>21.8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686" calcext:value-type="float">
            <text:p>9.768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30.4888" calcext:value-type="float">
            <text:p>30.48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4.2356" calcext:value-type="float">
            <text:p>14.2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46.8832" calcext:value-type="float">
            <text:p>46.8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5.9802" calcext:value-type="float">
            <text:p>25.980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24.5916" calcext:value-type="float">
            <text:p>24.59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7.9806" calcext:value-type="float">
            <text:p>7.98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32.0804" calcext:value-type="float">
            <text:p>32.0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42.3844" calcext:value-type="float">
            <text:p>42.38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7.0096" calcext:value-type="float">
            <text:p>27.009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6.6244" calcext:value-type="float">
            <text:p>16.62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584" calcext:value-type="float">
            <text:p>0.358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23.6532" calcext:value-type="float">
            <text:p>23.65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8.7354" calcext:value-type="float">
            <text:p>8.73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158" calcext:value-type="float">
            <text:p>46.6158</text:p>
          </table:table-cell>
          <table:table-cell table:style-name="Default" office:value-type="float" office:value="27.0112" calcext:value-type="float">
            <text:p>27.01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9.6046" calcext:value-type="float">
            <text:p>19.604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58" calcext:value-type="float">
            <text:p>27.558</text:p>
          </table:table-cell>
          <table:table-cell table:style-name="Default" office:value-type="float" office:value="21.4268" calcext:value-type="float">
            <text:p>21.42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.1312" calcext:value-type="float">
            <text:p>6.13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38.0788" calcext:value-type="float">
            <text:p>38.07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7.9668" calcext:value-type="float">
            <text:p>17.966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48.2908" calcext:value-type="float">
            <text:p>48.29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.3528" calcext:value-type="float">
            <text:p>25.352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31.9608" calcext:value-type="float">
            <text:p>31.96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9738" calcext:value-type="float">
            <text:p>9.973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40.1856" calcext:value-type="float">
            <text:p>40.18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1.1954" calcext:value-type="float">
            <text:p>11.1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46.7544" calcext:value-type="float">
            <text:p>46.75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0.4416" calcext:value-type="float">
            <text:p>30.441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24.702" calcext:value-type="float">
            <text:p>24.7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6.6418" calcext:value-type="float">
            <text:p>6.641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6.6804" calcext:value-type="float">
            <text:p>36.6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6.4446" calcext:value-type="float">
            <text:p>16.4446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7.8476" calcext:value-type="float">
            <text:p>7.84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352" calcext:value-type="float">
            <text:p>0.835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26.8456" calcext:value-type="float">
            <text:p>26.84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7.4032" calcext:value-type="float">
            <text:p>7.403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32.614" calcext:value-type="float">
            <text:p>32.6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9.0726" calcext:value-type="float">
            <text:p>9.072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40.71" calcext:value-type="float">
            <text:p>40.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15.8522" calcext:value-type="float">
            <text:p>15.852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10.7548" calcext:value-type="float">
            <text:p>10.7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332" calcext:value-type="float">
            <text:p>4.933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384" calcext:value-type="float">
            <text:p>29.384</text:p>
          </table:table-cell>
          <table:table-cell table:style-name="Default" office:value-type="float" office:value="17.3972" calcext:value-type="float">
            <text:p>17.3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1.9868" calcext:value-type="float">
            <text:p>11.98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3078" calcext:value-type="float">
            <text:p>40.3078</text:p>
          </table:table-cell>
          <table:table-cell table:style-name="Default" office:value-type="float" office:value="22.8712" calcext:value-type="float">
            <text:p>22.87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17.4366" calcext:value-type="float">
            <text:p>17.436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64" calcext:value-type="float">
            <text:p>62.7364</text:p>
          </table:table-cell>
          <table:table-cell table:style-name="Default" office:value-type="float" office:value="32.8992" calcext:value-type="float">
            <text:p>32.8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29.8372" calcext:value-type="float">
            <text:p>29.8372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34.0768" calcext:value-type="float">
            <text:p>34.07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.4588" calcext:value-type="float">
            <text:p>3.45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072" calcext:value-type="float">
            <text:p>49.0072</text:p>
          </table:table-cell>
          <table:table-cell table:style-name="Default" office:value-type="float" office:value="43.5804" calcext:value-type="float">
            <text:p>43.5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5.4268" calcext:value-type="float">
            <text:p>5.4268</text:p>
          </table:table-cell>
          <table:table-cell table:style-name="ce96" table:number-columns-repeated="3"/>
          <table:table-cell table:style-name="ce102"/>
          <table:table-cell table:style-name="ce96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95" table:number-columns-repeated="19"/>
          <table:table-cell table:style-name="ce96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Parcel Time" table:style-name="ta1">
        <office:forms form:automatic-focus="false" form:apply-design-mode="false"/>
        <table:table-column table:style-name="co1" table:default-cell-style-name="ce88"/>
        <table:table-column table:style-name="co39" table:number-columns-repeated="4" table:default-cell-style-name="ce88"/>
        <table:table-column table:style-name="co40" table:number-columns-repeated="2" table:default-cell-style-name="ce88"/>
        <table:table-column table:style-name="co14" table:number-columns-repeated="2" table:default-cell-style-name="ce88"/>
        <table:table-column table:style-name="co41" table:number-columns-repeated="2" table:default-cell-style-name="ce88"/>
        <table:table-column table:style-name="co42" table:default-cell-style-name="ce88"/>
        <table:table-column table:style-name="co9" table:number-columns-repeated="2" table:default-cell-style-name="ce88"/>
        <table:table-column table:style-name="co39" table:number-columns-repeated="4" table:default-cell-style-name="ce88"/>
        <table:table-column table:style-name="co40" table:number-columns-repeated="2" table:default-cell-style-name="ce88"/>
        <table:table-column table:style-name="co14" table:number-columns-repeated="2" table:default-cell-style-name="ce88"/>
        <table:table-column table:style-name="co41" table:number-columns-repeated="3" table:default-cell-style-name="ce88"/>
        <table:table-column table:style-name="co9" table:number-columns-repeated="2" table:default-cell-style-name="ce88"/>
        <table:table-column table:style-name="co39" table:number-columns-repeated="4" table:default-cell-style-name="ce88"/>
        <table:table-column table:style-name="co40" table:number-columns-repeated="2" table:default-cell-style-name="ce88"/>
        <table:table-column table:style-name="co14" table:number-columns-repeated="2" table:default-cell-style-name="ce88"/>
        <table:table-column table:style-name="co41" table:number-columns-repeated="2" table:default-cell-style-name="ce88"/>
        <table:table-column table:style-name="co42" table:default-cell-style-name="ce88"/>
        <table:table-column table:style-name="co9" table:number-columns-repeated="2" table:default-cell-style-name="ce88"/>
        <table:table-column table:style-name="co39" table:number-columns-repeated="4" table:default-cell-style-name="ce88"/>
        <table:table-column table:style-name="co40" table:number-columns-repeated="2" table:default-cell-style-name="ce88"/>
        <table:table-column table:style-name="co14" table:default-cell-style-name="ce88"/>
        <table:table-column table:style-name="co41" table:default-cell-style-name="ce88"/>
        <table:table-column table:style-name="co14" table:number-columns-repeated="2" table:default-cell-style-name="ce88"/>
        <table:table-column table:style-name="co41" table:default-cell-style-name="ce88"/>
        <table:table-column table:style-name="co9" table:number-columns-repeated="2" table:default-cell-style-name="ce88"/>
        <table:table-row table:style-name="ro1">
          <table:table-cell/>
          <table:table-cell table:style-name="ce94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91"/>
          <table:covered-table-cell table:style-name="ce92"/>
          <table:table-cell table:style-name="ce110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94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91"/>
          <table:covered-table-cell table:style-name="ce92"/>
          <table:table-cell table:style-name="ce110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04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04" office:value-type="string" calcext:value-type="string">
            <text:p>p(h)</text:p>
          </table:table-cell>
          <table:table-cell table:style-name="ce104" office:value-type="string" calcext:value-type="string">
            <text:p>b(h)</text:p>
          </table:table-cell>
          <table:table-cell table:style-name="ce104" office:value-type="string" calcext:value-type="string">
            <text:p>e(h)</text:p>
          </table:table-cell>
          <table:table-cell table:style-name="ce104" office:value-type="string" calcext:value-type="string">
            <text:p>waitc(h)</text:p>
          </table:table-cell>
          <table:table-cell table:style-name="ce104" office:value-type="string" calcext:value-type="string">
            <text:p>waitp(h)</text:p>
          </table:table-cell>
          <table:table-cell table:style-name="ce104" office:value-type="string" calcext:value-type="string">
            <text:p>Total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h)</text:p>
          </table:table-cell>
          <table:table-cell table:style-name="ce104" office:value-type="string" calcext:value-type="string">
            <text:p>p(h)</text:p>
          </table:table-cell>
          <table:table-cell table:style-name="ce104" office:value-type="string" calcext:value-type="string">
            <text:p>b(h)</text:p>
          </table:table-cell>
          <table:table-cell table:style-name="ce104" office:value-type="string" calcext:value-type="string">
            <text:p>e(h)</text:p>
          </table:table-cell>
          <table:table-cell table:style-name="ce104" office:value-type="string" calcext:value-type="string">
            <text:p>waitc(h)</text:p>
          </table:table-cell>
          <table:table-cell table:style-name="ce104" office:value-type="string" calcext:value-type="string">
            <text:p>waitp(h)</text:p>
          </table:table-cell>
          <table:table-cell table:style-name="ce104" office:value-type="string" calcext:value-type="string">
            <text:p>Total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04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04" office:value-type="string" calcext:value-type="string">
            <text:p>p(h)</text:p>
          </table:table-cell>
          <table:table-cell table:style-name="ce104" office:value-type="string" calcext:value-type="string">
            <text:p>b(h)</text:p>
          </table:table-cell>
          <table:table-cell table:style-name="ce104" office:value-type="string" calcext:value-type="string">
            <text:p>e(h)</text:p>
          </table:table-cell>
          <table:table-cell table:style-name="ce104" office:value-type="string" calcext:value-type="string">
            <text:p>waitc(h)</text:p>
          </table:table-cell>
          <table:table-cell table:style-name="ce104" office:value-type="string" calcext:value-type="string">
            <text:p>waitp(h)</text:p>
          </table:table-cell>
          <table:table-cell table:style-name="ce104" office:value-type="string" calcext:value-type="string">
            <text:p>Total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h)</text:p>
          </table:table-cell>
          <table:table-cell table:style-name="ce104" office:value-type="string" calcext:value-type="string">
            <text:p>p(h)</text:p>
          </table:table-cell>
          <table:table-cell table:style-name="ce104" office:value-type="string" calcext:value-type="string">
            <text:p>b(h)</text:p>
          </table:table-cell>
          <table:table-cell table:style-name="ce104" office:value-type="string" calcext:value-type="string">
            <text:p>e(h)</text:p>
          </table:table-cell>
          <table:table-cell table:style-name="ce104" office:value-type="string" calcext:value-type="string">
            <text:p>waitc(h)</text:p>
          </table:table-cell>
          <table:table-cell table:style-name="ce104" office:value-type="string" calcext:value-type="string">
            <text:p>waitp(h)</text:p>
          </table:table-cell>
          <table:table-cell table:style-name="ce104" office:value-type="string" calcext:value-type="string">
            <text:p>Total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04" office:value-type="string" calcext:value-type="string">
            <text:p>grubhub-10-0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72033" calcext:value-type="float">
            <text:p>1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3854" calcext:value-type="float">
            <text:p>1.0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24114" calcext:value-type="float">
            <text:p>5.2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1.5041" calcext:value-type="float">
            <text:p>21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9817" calcext:value-type="float">
            <text:p>12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5142" calcext:value-type="float">
            <text:p>65.51</text:p>
          </table:table-cell>
        </table:table-row>
        <table:table-row table:style-name="ro1">
          <table:table-cell table:style-name="ce104" office:value-type="string" calcext:value-type="string">
            <text:p>grubhub-10-1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17886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74634" calcext:value-type="float">
            <text:p>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2656E-016" calcext:value-type="float">
            <text:p>0.00</text:p>
          </table:table-cell>
          <table:table-cell table:style-name="ce108" office:value-type="float" office:value="0.69252" calcext:value-type="float">
            <text:p>0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3428" calcext:value-type="float">
            <text:p>60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9.6572" calcext:value-type="float">
            <text:p>39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2043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17886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74634" calcext:value-type="float">
            <text:p>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2656E-016" calcext:value-type="float">
            <text:p>0.00</text:p>
          </table:table-cell>
          <table:table-cell table:style-name="ce108" office:value-type="float" office:value="0.69252" calcext:value-type="float">
            <text:p>0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3428" calcext:value-type="float">
            <text:p>60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9.6572" calcext:value-type="float">
            <text:p>39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2043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2358" calcext:value-type="float">
            <text:p>0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56585" calcext:value-type="float">
            <text:p>0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9106" calcext:value-type="float">
            <text:p>6.5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0.6545" calcext:value-type="float">
            <text:p>10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95732" calcext:value-type="float">
            <text:p>6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2.3882" calcext:value-type="float">
            <text:p>82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2135" calcext:value-type="float">
            <text:p>2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55122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33138" calcext:value-type="float">
            <text:p>5.33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6687" calcext:value-type="float">
            <text:p>27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68902" calcext:value-type="float">
            <text:p>5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6.6423" calcext:value-type="float">
            <text:p>66.64</text:p>
          </table:table-cell>
        </table:table-row>
        <table:table-row table:style-name="ro1">
          <table:table-cell table:style-name="ce104" office:value-type="string" calcext:value-type="string">
            <text:p>grubhub-10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331545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7122" calcext:value-type="float">
            <text:p>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67761E-015" calcext:value-type="float">
            <text:p>0.00</text:p>
          </table:table-cell>
          <table:table-cell table:style-name="ce108" office:value-type="float" office:value="0.602764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004" calcext:value-type="float">
            <text:p>55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996" calcext:value-type="float">
            <text:p>45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61012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1171" calcext:value-type="float">
            <text:p>1.8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6098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59035E-015" calcext:value-type="float">
            <text:p>0.00</text:p>
          </table:table-cell>
          <table:table-cell table:style-name="ce108" office:value-type="float" office:value="2.2078" calcext:value-type="float">
            <text:p>2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2.0592" calcext:value-type="float">
            <text:p>82.0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9408" calcext:value-type="float">
            <text:p>17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3890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7057" calcext:value-type="float">
            <text:p>2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6098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51962" calcext:value-type="float">
            <text:p>0.00</text:p>
          </table:table-cell>
          <table:table-cell table:style-name="ce108" office:value-type="float" office:value="2.56667" calcext:value-type="float">
            <text:p>2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4.5676" calcext:value-type="float">
            <text:p>84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5.4324" calcext:value-type="float">
            <text:p>15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592059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3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645528" calcext:value-type="float">
            <text:p>0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07805" calcext:value-type="float">
            <text:p>0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1241E-015" calcext:value-type="float">
            <text:p>0.00</text:p>
          </table:table-cell>
          <table:table-cell table:style-name="ce108" office:value-type="float" office:value="1.05333" calcext:value-type="float">
            <text:p>1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1.2843" calcext:value-type="float">
            <text:p>61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8.7157" calcext:value-type="float">
            <text:p>38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0671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9073" calcext:value-type="float">
            <text:p>1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07805" calcext:value-type="float">
            <text:p>0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40146" calcext:value-type="float">
            <text:p>6.40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8841" calcext:value-type="float">
            <text:p>14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09756" calcext:value-type="float">
            <text:p>5.1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0.0183" calcext:value-type="float">
            <text:p>80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8667" calcext:value-type="float">
            <text:p>2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0732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71765E-015" calcext:value-type="float">
            <text:p>0.00</text:p>
          </table:table-cell>
          <table:table-cell table:style-name="ce108" office:value-type="float" office:value="2.3974" calcext:value-type="float">
            <text:p>2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7.0388" calcext:value-type="float">
            <text:p>87.0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9612" calcext:value-type="float">
            <text:p>12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238494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4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8293" calcext:value-type="float">
            <text:p>1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45854" calcext:value-type="float">
            <text:p>0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143496" calcext:value-type="float">
            <text:p>0.00</text:p>
          </table:table-cell>
          <table:table-cell table:style-name="ce108" office:value-type="float" office:value="2.02878" calcext:value-type="float">
            <text:p>2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2364" calcext:value-type="float">
            <text:p>63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7636" calcext:value-type="float">
            <text:p>36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707303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5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33496" calcext:value-type="float">
            <text:p>0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85854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93889E-017" calcext:value-type="float">
            <text:p>0.00</text:p>
          </table:table-cell>
          <table:table-cell table:style-name="ce108" office:value-type="float" office:value="0.91935" calcext:value-type="float">
            <text:p>0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0297" calcext:value-type="float">
            <text:p>58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9703" calcext:value-type="float">
            <text:p>41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7.54761E-01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8407" calcext:value-type="float">
            <text:p>1.0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85854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45557E-015" calcext:value-type="float">
            <text:p>0.00</text:p>
          </table:table-cell>
          <table:table-cell table:style-name="ce108" office:value-type="float" office:value="1.46992" calcext:value-type="float">
            <text:p>1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75" calcext:value-type="float">
            <text:p>73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25" calcext:value-type="float">
            <text:p>26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3508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0927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85854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20488" calcext:value-type="float">
            <text:p>6.20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6159" calcext:value-type="float">
            <text:p>17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82317" calcext:value-type="float">
            <text:p>4.8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561" calcext:value-type="float">
            <text:p>77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535" calcext:value-type="float">
            <text:p>1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5122" calcext:value-type="float">
            <text:p>0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9528" calcext:value-type="float">
            <text:p>5.60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1.9187" calcext:value-type="float">
            <text:p>21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14024" calcext:value-type="float">
            <text:p>8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9411" calcext:value-type="float">
            <text:p>69.94</text:p>
          </table:table-cell>
        </table:table-row>
        <table:table-row table:style-name="ro1">
          <table:table-cell table:style-name="ce104" office:value-type="string" calcext:value-type="string">
            <text:p>grubhub-10-6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77886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61463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89726E-015" calcext:value-type="float">
            <text:p>0.00</text:p>
          </table:table-cell>
          <table:table-cell table:style-name="ce108" office:value-type="float" office:value="0.73935" calcext:value-type="float">
            <text:p>0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636" calcext:value-type="float">
            <text:p>64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364" calcext:value-type="float">
            <text:p>35.3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93288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75285" calcext:value-type="float">
            <text:p>0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9512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121431" calcext:value-type="float">
            <text:p>0.00</text:p>
          </table:table-cell>
          <table:table-cell table:style-name="ce108" office:value-type="float" office:value="1.1748" calcext:value-type="float">
            <text:p>1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9931" calcext:value-type="float">
            <text:p>65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0069" calcext:value-type="float">
            <text:p>34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10336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2585" calcext:value-type="float">
            <text:p>1.2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61463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96905E-015" calcext:value-type="float">
            <text:p>0.00</text:p>
          </table:table-cell>
          <table:table-cell table:style-name="ce108" office:value-type="float" office:value="1.48732" calcext:value-type="float">
            <text:p>1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2.4205" calcext:value-type="float">
            <text:p>82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5795" calcext:value-type="float">
            <text:p>17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668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9252" calcext:value-type="float">
            <text:p>1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86341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76088E-015" calcext:value-type="float">
            <text:p>0.00</text:p>
          </table:table-cell>
          <table:table-cell table:style-name="ce108" office:value-type="float" office:value="1.77886" calcext:value-type="float">
            <text:p>1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8.2815" calcext:value-type="float">
            <text:p>78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1.7185" calcext:value-type="float">
            <text:p>21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11421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7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434959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951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2256E-016" calcext:value-type="float">
            <text:p>0.00</text:p>
          </table:table-cell>
          <table:table-cell table:style-name="ce108" office:value-type="float" office:value="0.754472" calcext:value-type="float">
            <text:p>0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7.6509" calcext:value-type="float">
            <text:p>57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3491" calcext:value-type="float">
            <text:p>42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64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34959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951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2256E-016" calcext:value-type="float">
            <text:p>0.00</text:p>
          </table:table-cell>
          <table:table-cell table:style-name="ce108" office:value-type="float" office:value="0.754472" calcext:value-type="float">
            <text:p>0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7.6509" calcext:value-type="float">
            <text:p>57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3491" calcext:value-type="float">
            <text:p>42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64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34959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951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2256E-016" calcext:value-type="float">
            <text:p>0.00</text:p>
          </table:table-cell>
          <table:table-cell table:style-name="ce108" office:value-type="float" office:value="0.754472" calcext:value-type="float">
            <text:p>0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7.6509" calcext:value-type="float">
            <text:p>57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3491" calcext:value-type="float">
            <text:p>42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6452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8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80325" calcext:value-type="float">
            <text:p>0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07805" calcext:value-type="float">
            <text:p>0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71445E-017" calcext:value-type="float">
            <text:p>0.00</text:p>
          </table:table-cell>
          <table:table-cell table:style-name="ce108" office:value-type="float" office:value="0.38813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2.2245" calcext:value-type="float">
            <text:p>72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7755" calcext:value-type="float">
            <text:p>27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25028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64553" calcext:value-type="float">
            <text:p>0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58049" calcext:value-type="float">
            <text:p>0.3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0948E-015" calcext:value-type="float">
            <text:p>0.00</text:p>
          </table:table-cell>
          <table:table-cell table:style-name="ce108" office:value-type="float" office:value="1.0226" calcext:value-type="float">
            <text:p>1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9865" calcext:value-type="float">
            <text:p>64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0135" calcext:value-type="float">
            <text:p>35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53877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9415" calcext:value-type="float">
            <text:p>1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7805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70297E-015" calcext:value-type="float">
            <text:p>0.00</text:p>
          </table:table-cell>
          <table:table-cell table:style-name="ce108" office:value-type="float" office:value="1.62195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7895" calcext:value-type="float">
            <text:p>79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2105" calcext:value-type="float">
            <text:p>20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41326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9415" calcext:value-type="float">
            <text:p>1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7805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70297E-015" calcext:value-type="float">
            <text:p>0.00</text:p>
          </table:table-cell>
          <table:table-cell table:style-name="ce108" office:value-type="float" office:value="1.62195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7895" calcext:value-type="float">
            <text:p>79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2105" calcext:value-type="float">
            <text:p>20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413266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0-9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55187" calcext:value-type="float">
            <text:p>0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6098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03924E-015" calcext:value-type="float">
            <text:p>0.00</text:p>
          </table:table-cell>
          <table:table-cell table:style-name="ce108" office:value-type="float" office:value="0.867967" calcext:value-type="float">
            <text:p>0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5819" calcext:value-type="float">
            <text:p>63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4181" calcext:value-type="float">
            <text:p>36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5015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8228" calcext:value-type="float">
            <text:p>1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58537" calcext:value-type="float">
            <text:p>0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95919" calcext:value-type="float">
            <text:p>5.96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5285" calcext:value-type="float">
            <text:p>18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98171" calcext:value-type="float">
            <text:p>6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4.4898" calcext:value-type="float">
            <text:p>74.49</text:p>
          </table:table-cell>
        </table:table-row>
        <table:table-row table:style-name="ro1">
          <table:table-cell table:style-name="ce104" office:value-type="string" calcext:value-type="string">
            <text:p>grubhub-11-0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589593" calcext:value-type="float">
            <text:p>0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122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19189E-016" calcext:value-type="float">
            <text:p>0.00</text:p>
          </table:table-cell>
          <table:table-cell table:style-name="ce108" office:value-type="float" office:value="0.840813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1218" calcext:value-type="float">
            <text:p>70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8782" calcext:value-type="float">
            <text:p>29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79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89593" calcext:value-type="float">
            <text:p>0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122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19189E-016" calcext:value-type="float">
            <text:p>0.00</text:p>
          </table:table-cell>
          <table:table-cell table:style-name="ce108" office:value-type="float" office:value="0.840813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1218" calcext:value-type="float">
            <text:p>70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8782" calcext:value-type="float">
            <text:p>29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79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89593" calcext:value-type="float">
            <text:p>0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122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19189E-016" calcext:value-type="float">
            <text:p>0.00</text:p>
          </table:table-cell>
          <table:table-cell table:style-name="ce108" office:value-type="float" office:value="0.840813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1218" calcext:value-type="float">
            <text:p>70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8782" calcext:value-type="float">
            <text:p>29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7962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1-1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0878" calcext:value-type="float">
            <text:p>1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9512" calcext:value-type="float">
            <text:p>0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15171" calcext:value-type="float">
            <text:p>6.1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5.1098" calcext:value-type="float">
            <text:p>15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9939" calcext:value-type="float">
            <text:p>7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6.8963" calcext:value-type="float">
            <text:p>76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3154" calcext:value-type="float">
            <text:p>1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43902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6875E-015" calcext:value-type="float">
            <text:p>0.00</text:p>
          </table:table-cell>
          <table:table-cell table:style-name="ce108" office:value-type="float" office:value="2.67545" calcext:value-type="float">
            <text:p>2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4575" calcext:value-type="float">
            <text:p>68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1.5425" calcext:value-type="float">
            <text:p>31.5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324712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1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08455" calcext:value-type="float">
            <text:p>1.0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2683" calcext:value-type="float">
            <text:p>0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2.1233E-015" calcext:value-type="float">
            <text:p>0.00</text:p>
          </table:table-cell>
          <table:table-cell table:style-name="ce108" office:value-type="float" office:value="1.93724" calcext:value-type="float">
            <text:p>1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9846" calcext:value-type="float">
            <text:p>55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0154" calcext:value-type="float">
            <text:p>44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0960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9317" calcext:value-type="float">
            <text:p>1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62927" calcext:value-type="float">
            <text:p>0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7439" calcext:value-type="float">
            <text:p>5.7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6646" calcext:value-type="float">
            <text:p>18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53659" calcext:value-type="float">
            <text:p>9.5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7988" calcext:value-type="float">
            <text:p>7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2569" calcext:value-type="float">
            <text:p>2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62927" calcext:value-type="float">
            <text:p>0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60583E-015" calcext:value-type="float">
            <text:p>0.00</text:p>
          </table:table-cell>
          <table:table-cell table:style-name="ce108" office:value-type="float" office:value="2.88862" calcext:value-type="float">
            <text:p>2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5885" calcext:value-type="float">
            <text:p>73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4115" calcext:value-type="float">
            <text:p>26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228685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1-3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5544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4878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35922E-016" calcext:value-type="float">
            <text:p>0.00</text:p>
          </table:table-cell>
          <table:table-cell table:style-name="ce108" office:value-type="float" office:value="0.700325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0337" calcext:value-type="float">
            <text:p>65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9663" calcext:value-type="float">
            <text:p>34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3687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5544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4878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35922E-016" calcext:value-type="float">
            <text:p>0.00</text:p>
          </table:table-cell>
          <table:table-cell table:style-name="ce108" office:value-type="float" office:value="0.700325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0337" calcext:value-type="float">
            <text:p>65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9663" calcext:value-type="float">
            <text:p>34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3687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5544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4878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35922E-016" calcext:value-type="float">
            <text:p>0.00</text:p>
          </table:table-cell>
          <table:table-cell table:style-name="ce108" office:value-type="float" office:value="0.700325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0337" calcext:value-type="float">
            <text:p>65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9663" calcext:value-type="float">
            <text:p>34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3687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06992" calcext:value-type="float">
            <text:p>0.9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98049" calcext:value-type="float">
            <text:p>0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79496" calcext:value-type="float">
            <text:p>6.7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1.3374" calcext:value-type="float">
            <text:p>11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72561" calcext:value-type="float">
            <text:p>3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4.937" calcext:value-type="float">
            <text:p>84.94</text:p>
          </table:table-cell>
        </table:table-row>
        <table:table-row table:style-name="ro1">
          <table:table-cell table:style-name="ce104" office:value-type="string" calcext:value-type="string">
            <text:p>grubhub-11-4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95935" calcext:value-type="float">
            <text:p>0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58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3678E-016" calcext:value-type="float">
            <text:p>0.00</text:p>
          </table:table-cell>
          <table:table-cell table:style-name="ce108" office:value-type="float" office:value="0.801789" calcext:value-type="float">
            <text:p>0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1.8536" calcext:value-type="float">
            <text:p>61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8.1464" calcext:value-type="float">
            <text:p>38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288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95935" calcext:value-type="float">
            <text:p>0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58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3678E-016" calcext:value-type="float">
            <text:p>0.00</text:p>
          </table:table-cell>
          <table:table-cell table:style-name="ce108" office:value-type="float" office:value="0.801789" calcext:value-type="float">
            <text:p>0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1.8536" calcext:value-type="float">
            <text:p>61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8.1464" calcext:value-type="float">
            <text:p>38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288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1577" calcext:value-type="float">
            <text:p>1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5122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71845E-016" calcext:value-type="float">
            <text:p>0.00</text:p>
          </table:table-cell>
          <table:table-cell table:style-name="ce108" office:value-type="float" office:value="1.41089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9949" calcext:value-type="float">
            <text:p>71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8.0051" calcext:value-type="float">
            <text:p>28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344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1577" calcext:value-type="float">
            <text:p>1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5122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71845E-016" calcext:value-type="float">
            <text:p>0.00</text:p>
          </table:table-cell>
          <table:table-cell table:style-name="ce108" office:value-type="float" office:value="1.41089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9949" calcext:value-type="float">
            <text:p>71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8.0051" calcext:value-type="float">
            <text:p>28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3443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1-5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43171" calcext:value-type="float">
            <text:p>1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478" calcext:value-type="float">
            <text:p>1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64986E-015" calcext:value-type="float">
            <text:p>0.00</text:p>
          </table:table-cell>
          <table:table-cell table:style-name="ce108" office:value-type="float" office:value="2.57951" calcext:value-type="float">
            <text:p>2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503" calcext:value-type="float">
            <text:p>55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497" calcext:value-type="float">
            <text:p>44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4149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4179" calcext:value-type="float">
            <text:p>2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04878" calcext:value-type="float">
            <text:p>0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95333" calcext:value-type="float">
            <text:p>4.9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7724" calcext:value-type="float">
            <text:p>26.7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1.311" calcext:value-type="float">
            <text:p>11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1.9167" calcext:value-type="float">
            <text:p>61.92</text:p>
          </table:table-cell>
        </table:table-row>
        <table:table-row table:style-name="ro1">
          <table:table-cell table:style-name="ce104" office:value-type="string" calcext:value-type="string">
            <text:p>grubhub-11-6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693333" calcext:value-type="float">
            <text:p>0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77073" calcext:value-type="float">
            <text:p>0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747E-016" calcext:value-type="float">
            <text:p>0.00</text:p>
          </table:table-cell>
          <table:table-cell table:style-name="ce108" office:value-type="float" office:value="1.27041" calcext:value-type="float">
            <text:p>1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4.5757" calcext:value-type="float">
            <text:p>54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5.4243" calcext:value-type="float">
            <text:p>45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9494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9366" calcext:value-type="float">
            <text:p>1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57073" calcext:value-type="float">
            <text:p>0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48253E-015" calcext:value-type="float">
            <text:p>0.00</text:p>
          </table:table-cell>
          <table:table-cell table:style-name="ce108" office:value-type="float" office:value="2.15073" calcext:value-type="float">
            <text:p>2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5001" calcext:value-type="float">
            <text:p>55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4999" calcext:value-type="float">
            <text:p>44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0841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9707" calcext:value-type="float">
            <text:p>1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7561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30537" calcext:value-type="float">
            <text:p>6.3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6.2134" calcext:value-type="float">
            <text:p>16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96951" calcext:value-type="float">
            <text:p>4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8.8171" calcext:value-type="float">
            <text:p>78.82</text:p>
          </table:table-cell>
        </table:table-row>
        <table:table-row table:style-name="ro1">
          <table:table-cell table:style-name="ce104" office:value-type="string" calcext:value-type="string">
            <text:p>grubhub-11-7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22764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8537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84415E-015" calcext:value-type="float">
            <text:p>0.00</text:p>
          </table:table-cell>
          <table:table-cell table:style-name="ce108" office:value-type="float" office:value="0.681301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2.0525" calcext:value-type="float">
            <text:p>62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7.9475" calcext:value-type="float">
            <text:p>37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56423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22764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8537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84415E-015" calcext:value-type="float">
            <text:p>0.00</text:p>
          </table:table-cell>
          <table:table-cell table:style-name="ce108" office:value-type="float" office:value="0.681301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2.0525" calcext:value-type="float">
            <text:p>62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7.9475" calcext:value-type="float">
            <text:p>37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56423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1626" calcext:value-type="float">
            <text:p>0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8537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5.03764E-015" calcext:value-type="float">
            <text:p>0.00</text:p>
          </table:table-cell>
          <table:table-cell table:style-name="ce108" office:value-type="float" office:value="1.1748" calcext:value-type="float">
            <text:p>1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9931" calcext:value-type="float">
            <text:p>77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0069" calcext:value-type="float">
            <text:p>22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42880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01626" calcext:value-type="float">
            <text:p>0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8537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93984" calcext:value-type="float">
            <text:p>6.9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0.0203" calcext:value-type="float">
            <text:p>10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23171" calcext:value-type="float">
            <text:p>3.2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6.748" calcext:value-type="float">
            <text:p>86.75</text:p>
          </table:table-cell>
        </table:table-row>
        <table:table-row table:style-name="ro1">
          <table:table-cell table:style-name="ce104" office:value-type="string" calcext:value-type="string">
            <text:p>grubhub-11-8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265691" calcext:value-type="float">
            <text:p>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970732" calcext:value-type="float">
            <text:p>0.1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5.44009E-015" calcext:value-type="float">
            <text:p>0.00</text:p>
          </table:table-cell>
          <table:table-cell table:style-name="ce108" office:value-type="float" office:value="0.362764" calcext:value-type="float">
            <text:p>0.3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2407" calcext:value-type="float">
            <text:p>73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7593" calcext:value-type="float">
            <text:p>26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1499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04553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7122" calcext:value-type="float">
            <text:p>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02536E-015" calcext:value-type="float">
            <text:p>0.00</text:p>
          </table:table-cell>
          <table:table-cell table:style-name="ce108" office:value-type="float" office:value="0.875772" calcext:value-type="float">
            <text:p>0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0308" calcext:value-type="float">
            <text:p>69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0.9692" calcext:value-type="float">
            <text:p>30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454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5837" calcext:value-type="float">
            <text:p>1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80488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86114" calcext:value-type="float">
            <text:p>5.86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2297" calcext:value-type="float">
            <text:p>18.2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5061" calcext:value-type="float">
            <text:p>8.5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2642" calcext:value-type="float">
            <text:p>73.26</text:p>
          </table:table-cell>
        </table:table-row>
        <table:table-row table:style-name="ro1">
          <table:table-cell table:style-name="ce104" office:value-type="string" calcext:value-type="string">
            <text:p>grubhub-11-9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33496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7805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26128E-015" calcext:value-type="float">
            <text:p>0.00</text:p>
          </table:table-cell>
          <table:table-cell table:style-name="ce108" office:value-type="float" office:value="0.681301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77" calcext:value-type="float">
            <text:p>63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23" calcext:value-type="float">
            <text:p>36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47868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33496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7805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26128E-015" calcext:value-type="float">
            <text:p>0.00</text:p>
          </table:table-cell>
          <table:table-cell table:style-name="ce108" office:value-type="float" office:value="0.681301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77" calcext:value-type="float">
            <text:p>63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23" calcext:value-type="float">
            <text:p>36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47868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5659" calcext:value-type="float">
            <text:p>1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32195" calcext:value-type="float">
            <text:p>0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03764E-015" calcext:value-type="float">
            <text:p>0.00</text:p>
          </table:table-cell>
          <table:table-cell table:style-name="ce108" office:value-type="float" office:value="2.28878" calcext:value-type="float">
            <text:p>2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0094" calcext:value-type="float">
            <text:p>68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1.9906" calcext:value-type="float">
            <text:p>31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22010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8195" calcext:value-type="float">
            <text:p>1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8293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25888E-015" calcext:value-type="float">
            <text:p>0.00</text:p>
          </table:table-cell>
          <table:table-cell table:style-name="ce108" office:value-type="float" office:value="2.09024" calcext:value-type="float">
            <text:p>2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5.2509" calcext:value-type="float">
            <text:p>85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7491" calcext:value-type="float">
            <text:p>14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99433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0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0878" calcext:value-type="float">
            <text:p>1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95122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21707" calcext:value-type="float">
            <text:p>6.2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5976" calcext:value-type="float">
            <text:p>13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68902" calcext:value-type="float">
            <text:p>8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7134" calcext:value-type="float">
            <text:p>77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774" calcext:value-type="float">
            <text:p>1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9512" calcext:value-type="float">
            <text:p>0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26128E-015" calcext:value-type="float">
            <text:p>0.00</text:p>
          </table:table-cell>
          <table:table-cell table:style-name="ce108" office:value-type="float" office:value="2.33691" calcext:value-type="float">
            <text:p>2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2202" calcext:value-type="float">
            <text:p>63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7798" calcext:value-type="float">
            <text:p>36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39555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1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6797" calcext:value-type="float">
            <text:p>1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20976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05194" calcext:value-type="float">
            <text:p>0.00</text:p>
          </table:table-cell>
          <table:table-cell table:style-name="ce108" office:value-type="float" office:value="1.68894" calcext:value-type="float">
            <text:p>1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5.0746" calcext:value-type="float">
            <text:p>75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4.9254" calcext:value-type="float">
            <text:p>24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62283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65561" calcext:value-type="float">
            <text:p>1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20976" calcext:value-type="float">
            <text:p>0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31561" calcext:value-type="float">
            <text:p>0.00</text:p>
          </table:table-cell>
          <table:table-cell table:style-name="ce108" office:value-type="float" office:value="2.07659" calcext:value-type="float">
            <text:p>2.0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7275" calcext:value-type="float">
            <text:p>79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2725" calcext:value-type="float">
            <text:p>20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63354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1691" calcext:value-type="float">
            <text:p>1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1707" calcext:value-type="float">
            <text:p>0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86795" calcext:value-type="float">
            <text:p>0.00</text:p>
          </table:table-cell>
          <table:table-cell table:style-name="ce108" office:value-type="float" office:value="2.54862" calcext:value-type="float">
            <text:p>2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5.2137" calcext:value-type="float">
            <text:p>75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4.7863" calcext:value-type="float">
            <text:p>24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732927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972846" calcext:value-type="float">
            <text:p>0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05854" calcext:value-type="float">
            <text:p>0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8213" calcext:value-type="float">
            <text:p>6.8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1606" calcext:value-type="float">
            <text:p>12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7317" calcext:value-type="float">
            <text:p>2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5.2663" calcext:value-type="float">
            <text:p>85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839" calcext:value-type="float">
            <text:p>1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05854" calcext:value-type="float">
            <text:p>0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5.3707E-015" calcext:value-type="float">
            <text:p>0.00</text:p>
          </table:table-cell>
          <table:table-cell table:style-name="ce108" office:value-type="float" office:value="1.58976" calcext:value-type="float">
            <text:p>1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7.0512" calcext:value-type="float">
            <text:p>87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9488" calcext:value-type="float">
            <text:p>12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3783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5285" calcext:value-type="float">
            <text:p>2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31707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06026" calcext:value-type="float">
            <text:p>0.00</text:p>
          </table:table-cell>
          <table:table-cell table:style-name="ce108" office:value-type="float" office:value="2.78455" calcext:value-type="float">
            <text:p>2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8.0876" calcext:value-type="float">
            <text:p>88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1.9124" calcext:value-type="float">
            <text:p>11.9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380766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3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9171" calcext:value-type="float">
            <text:p>1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98049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01024" calcext:value-type="float">
            <text:p>6.0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6.1463" calcext:value-type="float">
            <text:p>16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72561" calcext:value-type="float">
            <text:p>8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5.128" calcext:value-type="float">
            <text:p>75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4894" calcext:value-type="float">
            <text:p>2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22439" calcext:value-type="float">
            <text:p>0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32862" calcext:value-type="float">
            <text:p>5.33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8618" calcext:value-type="float">
            <text:p>26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3049" calcext:value-type="float">
            <text:p>6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6.6077" calcext:value-type="float">
            <text:p>66.61</text:p>
          </table:table-cell>
        </table:table-row>
        <table:table-row table:style-name="ro1">
          <table:table-cell table:style-name="ce104" office:value-type="string" calcext:value-type="string">
            <text:p>grubhub-12-4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918699" calcext:value-type="float">
            <text:p>0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10244" calcext:value-type="float">
            <text:p>0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98293E-015" calcext:value-type="float">
            <text:p>0.00</text:p>
          </table:table-cell>
          <table:table-cell table:style-name="ce108" office:value-type="float" office:value="1.32894" calcext:value-type="float">
            <text:p>1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1301" calcext:value-type="float">
            <text:p>69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0.8699" calcext:value-type="float">
            <text:p>30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29970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68976" calcext:value-type="float">
            <text:p>1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32195" calcext:value-type="float">
            <text:p>0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92342E-015" calcext:value-type="float">
            <text:p>0.00</text:p>
          </table:table-cell>
          <table:table-cell table:style-name="ce108" office:value-type="float" office:value="2.22195" calcext:value-type="float">
            <text:p>2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6.0483" calcext:value-type="float">
            <text:p>76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3.9517" calcext:value-type="float">
            <text:p>23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401603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5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40732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37561" calcext:value-type="float">
            <text:p>0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85512" calcext:value-type="float">
            <text:p>5.86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5915" calcext:value-type="float">
            <text:p>17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21951" calcext:value-type="float">
            <text:p>9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189" calcext:value-type="float">
            <text:p>73.19</text:p>
          </table:table-cell>
        </table:table-row>
        <table:table-row table:style-name="ro1">
          <table:table-cell table:style-name="ce104" office:value-type="string" calcext:value-type="string">
            <text:p>grubhub-12-6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768455" calcext:value-type="float">
            <text:p>0.7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7073" calcext:value-type="float">
            <text:p>0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72085E-015" calcext:value-type="float">
            <text:p>0.00</text:p>
          </table:table-cell>
          <table:table-cell table:style-name="ce108" office:value-type="float" office:value="1.40553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4.6738" calcext:value-type="float">
            <text:p>54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5.3262" calcext:value-type="float">
            <text:p>45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2243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68455" calcext:value-type="float">
            <text:p>0.7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7073" calcext:value-type="float">
            <text:p>0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72085E-015" calcext:value-type="float">
            <text:p>0.00</text:p>
          </table:table-cell>
          <table:table-cell table:style-name="ce108" office:value-type="float" office:value="1.40553" calcext:value-type="float">
            <text:p>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4.6738" calcext:value-type="float">
            <text:p>54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5.3262" calcext:value-type="float">
            <text:p>45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2243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8911" calcext:value-type="float">
            <text:p>1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83415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0451E-015" calcext:value-type="float">
            <text:p>0.00</text:p>
          </table:table-cell>
          <table:table-cell table:style-name="ce108" office:value-type="float" office:value="2.47252" calcext:value-type="float">
            <text:p>2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2.3596" calcext:value-type="float">
            <text:p>72.3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6404" calcext:value-type="float">
            <text:p>27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527604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7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14602" calcext:value-type="float">
            <text:p>1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73171" calcext:value-type="float">
            <text:p>0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8492E-015" calcext:value-type="float">
            <text:p>0.00</text:p>
          </table:table-cell>
          <table:table-cell table:style-name="ce108" office:value-type="float" office:value="1.51919" calcext:value-type="float">
            <text:p>1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5.4362" calcext:value-type="float">
            <text:p>75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4.5638" calcext:value-type="float">
            <text:p>24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97744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1854" calcext:value-type="float">
            <text:p>1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46829" calcext:value-type="float">
            <text:p>0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9269E-015" calcext:value-type="float">
            <text:p>0.00</text:p>
          </table:table-cell>
          <table:table-cell table:style-name="ce108" office:value-type="float" office:value="2.06537" calcext:value-type="float">
            <text:p>2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5239" calcext:value-type="float">
            <text:p>73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4761" calcext:value-type="float">
            <text:p>26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0616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387" calcext:value-type="float">
            <text:p>2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59024" calcext:value-type="float">
            <text:p>0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85403E-015" calcext:value-type="float">
            <text:p>0.00</text:p>
          </table:table-cell>
          <table:table-cell table:style-name="ce108" office:value-type="float" office:value="2.69772" calcext:value-type="float">
            <text:p>2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2779" calcext:value-type="float">
            <text:p>79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7221" calcext:value-type="float">
            <text:p>20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328204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2-8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30699" calcext:value-type="float">
            <text:p>1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2683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2861E-015" calcext:value-type="float">
            <text:p>0.00</text:p>
          </table:table-cell>
          <table:table-cell table:style-name="ce108" office:value-type="float" office:value="1.61967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0.6947" calcext:value-type="float">
            <text:p>80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9.3053" calcext:value-type="float">
            <text:p>19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4994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6537" calcext:value-type="float">
            <text:p>2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2683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2901E-015" calcext:value-type="float">
            <text:p>0.00</text:p>
          </table:table-cell>
          <table:table-cell table:style-name="ce108" office:value-type="float" office:value="2.37805" calcext:value-type="float">
            <text:p>2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6.8513" calcext:value-type="float">
            <text:p>86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1487" calcext:value-type="float">
            <text:p>13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1117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77675" calcext:value-type="float">
            <text:p>2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70244" calcext:value-type="float">
            <text:p>0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85301" calcext:value-type="float">
            <text:p>4.8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7093" calcext:value-type="float">
            <text:p>34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62805" calcext:value-type="float">
            <text:p>4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6626" calcext:value-type="float">
            <text:p>60.66</text:p>
          </table:table-cell>
        </table:table-row>
        <table:table-row table:style-name="ro1">
          <table:table-cell table:style-name="ce104" office:value-type="string" calcext:value-type="string">
            <text:p>grubhub-12-9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942114" calcext:value-type="float">
            <text:p>0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75122" calcext:value-type="float">
            <text:p>0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2.42861E-015" calcext:value-type="float">
            <text:p>0.00</text:p>
          </table:table-cell>
          <table:table-cell table:style-name="ce108" office:value-type="float" office:value="1.61724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2546" calcext:value-type="float">
            <text:p>58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7454" calcext:value-type="float">
            <text:p>41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5017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7561" calcext:value-type="float">
            <text:p>1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16585" calcext:value-type="float">
            <text:p>0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9078" calcext:value-type="float">
            <text:p>5.9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4451" calcext:value-type="float">
            <text:p>18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70732" calcext:value-type="float">
            <text:p>7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8476" calcext:value-type="float">
            <text:p>73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24959" calcext:value-type="float">
            <text:p>2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38537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1187" calcext:value-type="float">
            <text:p>5.5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8.1199" calcext:value-type="float">
            <text:p>28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98171" calcext:value-type="float">
            <text:p>2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8984" calcext:value-type="float">
            <text:p>68.90</text:p>
          </table:table-cell>
        </table:table-row>
        <table:table-row table:style-name="ro1">
          <table:table-cell table:style-name="ce104" office:value-type="string" calcext:value-type="string">
            <text:p>grubhub-13-0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389106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69756" calcext:value-type="float">
            <text:p>0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57567E-016" calcext:value-type="float">
            <text:p>0.00</text:p>
          </table:table-cell>
          <table:table-cell table:style-name="ce108" office:value-type="float" office:value="0.558862" calcext:value-type="float">
            <text:p>0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6247" calcext:value-type="float">
            <text:p>69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0.3753" calcext:value-type="float">
            <text:p>30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7134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3789" calcext:value-type="float">
            <text:p>1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73659" calcext:value-type="float">
            <text:p>0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8846" calcext:value-type="float">
            <text:p>5.5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9736" calcext:value-type="float">
            <text:p>17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1707" calcext:value-type="float">
            <text:p>12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8557" calcext:value-type="float">
            <text:p>69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3236" calcext:value-type="float">
            <text:p>1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73659" calcext:value-type="float">
            <text:p>0.9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19398" calcext:value-type="float">
            <text:p>5.1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9045" calcext:value-type="float">
            <text:p>22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2.1707" calcext:value-type="float">
            <text:p>12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9248" calcext:value-type="float">
            <text:p>64.92</text:p>
          </table:table-cell>
        </table:table-row>
        <table:table-row table:style-name="ro1">
          <table:table-cell table:style-name="ce104" office:value-type="string" calcext:value-type="string">
            <text:p>grubhub-13-1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2.08976" calcext:value-type="float">
            <text:p>2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24878" calcext:value-type="float">
            <text:p>0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76168E-015" calcext:value-type="float">
            <text:p>0.00</text:p>
          </table:table-cell>
          <table:table-cell table:style-name="ce108" office:value-type="float" office:value="2.31463" calcext:value-type="float">
            <text:p>2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0.2845" calcext:value-type="float">
            <text:p>90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71549" calcext:value-type="float">
            <text:p>9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1931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29642" calcext:value-type="float">
            <text:p>2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5854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58955E-015" calcext:value-type="float">
            <text:p>0.00</text:p>
          </table:table-cell>
          <table:table-cell table:style-name="ce108" office:value-type="float" office:value="2.74228" calcext:value-type="float">
            <text:p>2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3.7415" calcext:value-type="float">
            <text:p>83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6.2585" calcext:value-type="float">
            <text:p>16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49693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3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05089" calcext:value-type="float">
            <text:p>1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61463" calcext:value-type="float">
            <text:p>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68764" calcext:value-type="float">
            <text:p>6.6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1362" calcext:value-type="float">
            <text:p>13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26829" calcext:value-type="float">
            <text:p>3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3.5955" calcext:value-type="float">
            <text:p>83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1447" calcext:value-type="float">
            <text:p>2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8293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111022" calcext:value-type="float">
            <text:p>0.00</text:p>
          </table:table-cell>
          <table:table-cell table:style-name="ce108" office:value-type="float" office:value="2.46276" calcext:value-type="float">
            <text:p>2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1.7972" calcext:value-type="float">
            <text:p>8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2028" calcext:value-type="float">
            <text:p>18.2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45080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1528" calcext:value-type="float">
            <text:p>2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8293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31759E-015" calcext:value-type="float">
            <text:p>0.00</text:p>
          </table:table-cell>
          <table:table-cell table:style-name="ce108" office:value-type="float" office:value="2.96358" calcext:value-type="float">
            <text:p>2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4.8733" calcext:value-type="float">
            <text:p>84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5.1267" calcext:value-type="float">
            <text:p>15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782025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3-3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5691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4878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5.70377E-015" calcext:value-type="float">
            <text:p>0.00</text:p>
          </table:table-cell>
          <table:table-cell table:style-name="ce108" office:value-type="float" office:value="0.550569" calcext:value-type="float">
            <text:p>0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5227" calcext:value-type="float">
            <text:p>55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4773" calcext:value-type="float">
            <text:p>44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10359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01626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4878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1535" calcext:value-type="float">
            <text:p>7.1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52033" calcext:value-type="float">
            <text:p>7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06098" calcext:value-type="float">
            <text:p>3.0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9.4187" calcext:value-type="float">
            <text:p>89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9496" calcext:value-type="float">
            <text:p>1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9024" calcext:value-type="float">
            <text:p>0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9349E-015" calcext:value-type="float">
            <text:p>0.00</text:p>
          </table:table-cell>
          <table:table-cell table:style-name="ce108" office:value-type="float" office:value="2.25398" calcext:value-type="float">
            <text:p>2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1.8886" calcext:value-type="float">
            <text:p>61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8.1114" calcext:value-type="float">
            <text:p>38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52950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4114" calcext:value-type="float">
            <text:p>1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7171" calcext:value-type="float">
            <text:p>1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98715" calcext:value-type="float">
            <text:p>4.9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3.0142" calcext:value-type="float">
            <text:p>23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6463" calcext:value-type="float">
            <text:p>14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2.3394" calcext:value-type="float">
            <text:p>62.34</text:p>
          </table:table-cell>
        </table:table-row>
        <table:table-row table:style-name="ro1">
          <table:table-cell table:style-name="ce104" office:value-type="string" calcext:value-type="string">
            <text:p>grubhub-13-4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0569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1463" calcext:value-type="float">
            <text:p>0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245E-016" calcext:value-type="float">
            <text:p>0.00</text:p>
          </table:table-cell>
          <table:table-cell table:style-name="ce108" office:value-type="float" office:value="0.692033" calcext:value-type="float">
            <text:p>0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6.438" calcext:value-type="float">
            <text:p>56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3.562" calcext:value-type="float">
            <text:p>43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90241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85203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0878" calcext:value-type="float">
            <text:p>0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08087E-015" calcext:value-type="float">
            <text:p>0.00</text:p>
          </table:table-cell>
          <table:table-cell table:style-name="ce108" office:value-type="float" office:value="0.493984" calcext:value-type="float">
            <text:p>0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9789" calcext:value-type="float">
            <text:p>77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0211" calcext:value-type="float">
            <text:p>22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62367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0976" calcext:value-type="float">
            <text:p>1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50244" calcext:value-type="float">
            <text:p>0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72005E-015" calcext:value-type="float">
            <text:p>0.00</text:p>
          </table:table-cell>
          <table:table-cell table:style-name="ce108" office:value-type="float" office:value="1.76" calcext:value-type="float">
            <text:p>1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0543" calcext:value-type="float">
            <text:p>63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9457" calcext:value-type="float">
            <text:p>36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5454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3203" calcext:value-type="float">
            <text:p>1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37561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98E-015" calcext:value-type="float">
            <text:p>0.00</text:p>
          </table:table-cell>
          <table:table-cell table:style-name="ce108" office:value-type="float" office:value="2.36959" calcext:value-type="float">
            <text:p>2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6538" calcext:value-type="float">
            <text:p>64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3462" calcext:value-type="float">
            <text:p>35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05419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3-5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84715" calcext:value-type="float">
            <text:p>0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01308E-015" calcext:value-type="float">
            <text:p>0.00</text:p>
          </table:table-cell>
          <table:table-cell table:style-name="ce108" office:value-type="float" office:value="0.904715" calcext:value-type="float">
            <text:p>0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6298" calcext:value-type="float">
            <text:p>64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3702" calcext:value-type="float">
            <text:p>35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1197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84715" calcext:value-type="float">
            <text:p>0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01308E-015" calcext:value-type="float">
            <text:p>0.00</text:p>
          </table:table-cell>
          <table:table-cell table:style-name="ce108" office:value-type="float" office:value="0.904715" calcext:value-type="float">
            <text:p>0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6298" calcext:value-type="float">
            <text:p>64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3702" calcext:value-type="float">
            <text:p>35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1197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9024" calcext:value-type="float">
            <text:p>1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19189E-016" calcext:value-type="float">
            <text:p>0.00</text:p>
          </table:table-cell>
          <table:table-cell table:style-name="ce108" office:value-type="float" office:value="2.31024" calcext:value-type="float">
            <text:p>2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6.1486" calcext:value-type="float">
            <text:p>86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8514" calcext:value-type="float">
            <text:p>13.8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13816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6667" calcext:value-type="float">
            <text:p>2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11333" calcext:value-type="float">
            <text:p>5.1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2.0833" calcext:value-type="float">
            <text:p>32.0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" calcext:value-type="float">
            <text:p>4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9167" calcext:value-type="float">
            <text:p>63.92</text:p>
          </table:table-cell>
        </table:table-row>
        <table:table-row table:style-name="ro1">
          <table:table-cell table:style-name="ce104" office:value-type="string" calcext:value-type="string">
            <text:p>grubhub-13-6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2813" calcext:value-type="float">
            <text:p>0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69756" calcext:value-type="float">
            <text:p>0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84575E-015" calcext:value-type="float">
            <text:p>0.00</text:p>
          </table:table-cell>
          <table:table-cell table:style-name="ce108" office:value-type="float" office:value="0.897886" calcext:value-type="float">
            <text:p>0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8193" calcext:value-type="float">
            <text:p>58.8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1807" calcext:value-type="float">
            <text:p>41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0556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2407" calcext:value-type="float">
            <text:p>1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28293" calcext:value-type="float">
            <text:p>0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229E-015" calcext:value-type="float">
            <text:p>0.00</text:p>
          </table:table-cell>
          <table:table-cell table:style-name="ce108" office:value-type="float" office:value="1.75236" calcext:value-type="float">
            <text:p>1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4393" calcext:value-type="float">
            <text:p>58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5607" calcext:value-type="float">
            <text:p>41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4967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2325" calcext:value-type="float">
            <text:p>1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2878" calcext:value-type="float">
            <text:p>0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2.73392E-015" calcext:value-type="float">
            <text:p>0.00</text:p>
          </table:table-cell>
          <table:table-cell table:style-name="ce108" office:value-type="float" office:value="2.35203" calcext:value-type="float">
            <text:p>2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2665" calcext:value-type="float">
            <text:p>73.2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7335" calcext:value-type="float">
            <text:p>26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1623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3138" calcext:value-type="float">
            <text:p>2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13171" calcext:value-type="float">
            <text:p>0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5186E-015" calcext:value-type="float">
            <text:p>0.00</text:p>
          </table:table-cell>
          <table:table-cell table:style-name="ce108" office:value-type="float" office:value="3.14455" calcext:value-type="float">
            <text:p>3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3204" calcext:value-type="float">
            <text:p>77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6796" calcext:value-type="float">
            <text:p>22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66302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3-7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72081" calcext:value-type="float">
            <text:p>1.7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0732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73392E-015" calcext:value-type="float">
            <text:p>0.00</text:p>
          </table:table-cell>
          <table:table-cell table:style-name="ce108" office:value-type="float" office:value="2.11154" calcext:value-type="float">
            <text:p>2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1.4955" calcext:value-type="float">
            <text:p>81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5045" calcext:value-type="float">
            <text:p>18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2947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0992" calcext:value-type="float">
            <text:p>2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0732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49935" calcext:value-type="float">
            <text:p>5.50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374" calcext:value-type="float">
            <text:p>26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88415" calcext:value-type="float">
            <text:p>4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7419" calcext:value-type="float">
            <text:p>68.74</text:p>
          </table:table-cell>
        </table:table-row>
        <table:table-row table:style-name="ro1">
          <table:table-cell table:style-name="ce104" office:value-type="string" calcext:value-type="string">
            <text:p>grubhub-13-8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80911" calcext:value-type="float">
            <text:p>1.8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561" calcext:value-type="float">
            <text:p>0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06539E-015" calcext:value-type="float">
            <text:p>0.00</text:p>
          </table:table-cell>
          <table:table-cell table:style-name="ce108" office:value-type="float" office:value="2.66472" calcext:value-type="float">
            <text:p>2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7.8911" calcext:value-type="float">
            <text:p>67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2.1089" calcext:value-type="float">
            <text:p>32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9009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1333" calcext:value-type="float">
            <text:p>2.5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5561" calcext:value-type="float">
            <text:p>0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92741E-015" calcext:value-type="float">
            <text:p>0.00</text:p>
          </table:table-cell>
          <table:table-cell table:style-name="ce108" office:value-type="float" office:value="3.36894" calcext:value-type="float">
            <text:p>3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4.603" calcext:value-type="float">
            <text:p>74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5.397" calcext:value-type="float">
            <text:p>25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16577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3-9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42813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67805" calcext:value-type="float">
            <text:p>0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3715E-015" calcext:value-type="float">
            <text:p>0.00</text:p>
          </table:table-cell>
          <table:table-cell table:style-name="ce108" office:value-type="float" office:value="0.595935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8417" calcext:value-type="float">
            <text:p>71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8.1583" calcext:value-type="float">
            <text:p>28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73355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59512" calcext:value-type="float">
            <text:p>0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38049" calcext:value-type="float">
            <text:p>0.5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7.25808E-015" calcext:value-type="float">
            <text:p>0.00</text:p>
          </table:table-cell>
          <table:table-cell table:style-name="ce108" office:value-type="float" office:value="1.49756" calcext:value-type="float">
            <text:p>1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0717" calcext:value-type="float">
            <text:p>64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9283" calcext:value-type="float">
            <text:p>35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4846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426" calcext:value-type="float">
            <text:p>2.0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9366" calcext:value-type="float">
            <text:p>1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76374" calcext:value-type="float">
            <text:p>4.76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5.5325" calcext:value-type="float">
            <text:p>25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9207" calcext:value-type="float">
            <text:p>14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9.5467" calcext:value-type="float">
            <text:p>59.55</text:p>
          </table:table-cell>
        </table:table-row>
        <table:table-row table:style-name="ro1">
          <table:table-cell table:style-name="ce104" office:value-type="string" calcext:value-type="string">
            <text:p>grubhub-14-0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54341" calcext:value-type="float">
            <text:p>1.5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6341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7.24421E-015" calcext:value-type="float">
            <text:p>0.00</text:p>
          </table:table-cell>
          <table:table-cell table:style-name="ce108" office:value-type="float" office:value="1.98976" calcext:value-type="float">
            <text:p>1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568" calcext:value-type="float">
            <text:p>77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432" calcext:value-type="float">
            <text:p>22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6407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4618" calcext:value-type="float">
            <text:p>1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6341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6.92502E-015" calcext:value-type="float">
            <text:p>0.00</text:p>
          </table:table-cell>
          <table:table-cell table:style-name="ce108" office:value-type="float" office:value="2.19252" calcext:value-type="float">
            <text:p>2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6425" calcext:value-type="float">
            <text:p>79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3575" calcext:value-type="float">
            <text:p>20.3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1584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6894" calcext:value-type="float">
            <text:p>2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6341" calcext:value-type="float">
            <text:p>0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48472" calcext:value-type="float">
            <text:p>5.4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5.8618" calcext:value-type="float">
            <text:p>25.8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7927" calcext:value-type="float">
            <text:p>5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5589" calcext:value-type="float">
            <text:p>68.56</text:p>
          </table:table-cell>
        </table:table-row>
        <table:table-row table:style-name="ro1">
          <table:table-cell table:style-name="ce104" office:value-type="string" calcext:value-type="string">
            <text:p>grubhub-14-1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8" calcext:value-type="float">
            <text:p>1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92195" calcext:value-type="float">
            <text:p>0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01148E-015" calcext:value-type="float">
            <text:p>0.00</text:p>
          </table:table-cell>
          <table:table-cell table:style-name="ce108" office:value-type="float" office:value="1.5722" calcext:value-type="float">
            <text:p>1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1.4148" calcext:value-type="float">
            <text:p>81.4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5852" calcext:value-type="float">
            <text:p>18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9154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3691" calcext:value-type="float">
            <text:p>1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79512" calcext:value-type="float">
            <text:p>0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21431" calcext:value-type="float">
            <text:p>0.00</text:p>
          </table:table-cell>
          <table:table-cell table:style-name="ce108" office:value-type="float" office:value="2.11642" calcext:value-type="float">
            <text:p>2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2.0682" calcext:value-type="float">
            <text:p>82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7.9318" calcext:value-type="float">
            <text:p>17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57375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0439" calcext:value-type="float">
            <text:p>2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18537" calcext:value-type="float">
            <text:p>0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07707" calcext:value-type="float">
            <text:p>5.0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0.0549" calcext:value-type="float">
            <text:p>30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48171" calcext:value-type="float">
            <text:p>6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4634" calcext:value-type="float">
            <text:p>63.46</text:p>
          </table:table-cell>
        </table:table-row>
        <table:table-row table:style-name="ro1">
          <table:table-cell table:style-name="ce104" office:value-type="string" calcext:value-type="string">
            <text:p>grubhub-14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0.703089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21463" calcext:value-type="float">
            <text:p>0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56419E-015" calcext:value-type="float">
            <text:p>0.00</text:p>
          </table:table-cell>
          <table:table-cell table:style-name="ce108" office:value-type="float" office:value="1.22455" calcext:value-type="float">
            <text:p>1.2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7.416" calcext:value-type="float">
            <text:p>57.4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584" calcext:value-type="float">
            <text:p>42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53604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1805" calcext:value-type="float">
            <text:p>1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47805" calcext:value-type="float">
            <text:p>0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16712" calcext:value-type="float">
            <text:p>0.00</text:p>
          </table:table-cell>
          <table:table-cell table:style-name="ce108" office:value-type="float" office:value="1.76585" calcext:value-type="float">
            <text:p>1.7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7.6519" calcext:value-type="float">
            <text:p>57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3481" calcext:value-type="float">
            <text:p>42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66093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15935" calcext:value-type="float">
            <text:p>0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47317" calcext:value-type="float">
            <text:p>0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5066E-015" calcext:value-type="float">
            <text:p>0.00</text:p>
          </table:table-cell>
          <table:table-cell table:style-name="ce108" office:value-type="float" office:value="0.463252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8.1994" calcext:value-type="float">
            <text:p>68.2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1.8006" calcext:value-type="float">
            <text:p>3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572185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4-3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65902" calcext:value-type="float">
            <text:p>1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66341" calcext:value-type="float">
            <text:p>0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97463" calcext:value-type="float">
            <text:p>5.9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7378" calcext:value-type="float">
            <text:p>20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57927" calcext:value-type="float">
            <text:p>4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4.6829" calcext:value-type="float">
            <text:p>74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9935" calcext:value-type="float">
            <text:p>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00976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328348" calcext:value-type="float">
            <text:p>0.00</text:p>
          </table:table-cell>
          <table:table-cell table:style-name="ce108" office:value-type="float" office:value="2.50033" calcext:value-type="float">
            <text:p>2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9646" calcext:value-type="float">
            <text:p>71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8.0354" calcext:value-type="float">
            <text:p>28.0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13132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09431" calcext:value-type="float">
            <text:p>2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40488" calcext:value-type="float">
            <text:p>0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2652" calcext:value-type="float">
            <text:p>5.2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1789" calcext:value-type="float">
            <text:p>26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0061" calcext:value-type="float">
            <text:p>8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815" calcext:value-type="float">
            <text:p>65.82</text:p>
          </table:table-cell>
        </table:table-row>
        <table:table-row table:style-name="ro1">
          <table:table-cell table:style-name="ce104" office:value-type="string" calcext:value-type="string">
            <text:p>grubhub-14-4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61707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14146" calcext:value-type="float">
            <text:p>0.6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41234E-016" calcext:value-type="float">
            <text:p>0.00</text:p>
          </table:table-cell>
          <table:table-cell table:style-name="ce108" office:value-type="float" office:value="2.23122" calcext:value-type="float">
            <text:p>2.2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2.4749" calcext:value-type="float">
            <text:p>72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5251" calcext:value-type="float">
            <text:p>27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4257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20911" calcext:value-type="float">
            <text:p>2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14146" calcext:value-type="float">
            <text:p>0.6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17675" calcext:value-type="float">
            <text:p>5.1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6138" calcext:value-type="float">
            <text:p>27.6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67683" calcext:value-type="float">
            <text:p>7.6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7093" calcext:value-type="float">
            <text:p>64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3278" calcext:value-type="float">
            <text:p>3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9268" calcext:value-type="float">
            <text:p>0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20293" calcext:value-type="float">
            <text:p>4.20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5976" calcext:value-type="float">
            <text:p>41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86585" calcext:value-type="float">
            <text:p>5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2.5366" calcext:value-type="float">
            <text:p>52.54</text:p>
          </table:table-cell>
        </table:table-row>
        <table:table-row table:style-name="ro1">
          <table:table-cell table:style-name="ce104" office:value-type="string" calcext:value-type="string">
            <text:p>grubhub-14-5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56341" calcext:value-type="float">
            <text:p>1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4146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322381" calcext:value-type="float">
            <text:p>0.00</text:p>
          </table:table-cell>
          <table:table-cell table:style-name="ce108" office:value-type="float" office:value="1.81756" calcext:value-type="float">
            <text:p>1.8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6.0172" calcext:value-type="float">
            <text:p>86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9828" calcext:value-type="float">
            <text:p>13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1773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5447" calcext:value-type="float">
            <text:p>2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54146" calcext:value-type="float">
            <text:p>0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59138" calcext:value-type="float">
            <text:p>5.5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9309" calcext:value-type="float">
            <text:p>26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17683" calcext:value-type="float">
            <text:p>3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8923" calcext:value-type="float">
            <text:p>69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9922" calcext:value-type="float">
            <text:p>2.9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7317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68049" calcext:value-type="float">
            <text:p>4.6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7.4024" calcext:value-type="float">
            <text:p>37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09146" calcext:value-type="float">
            <text:p>4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5061" calcext:value-type="float">
            <text:p>58.51</text:p>
          </table:table-cell>
        </table:table-row>
        <table:table-row table:style-name="ro1">
          <table:table-cell table:style-name="ce104" office:value-type="string" calcext:value-type="string">
            <text:p>grubhub-14-6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90569" calcext:value-type="float">
            <text:p>0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78537" calcext:value-type="float">
            <text:p>0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49E-016" calcext:value-type="float">
            <text:p>0.00</text:p>
          </table:table-cell>
          <table:table-cell table:style-name="ce108" office:value-type="float" office:value="0.669106" calcext:value-type="float">
            <text:p>0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3718" calcext:value-type="float">
            <text:p>58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6282" calcext:value-type="float">
            <text:p>41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18666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161" calcext:value-type="float">
            <text:p>1.3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95122" calcext:value-type="float">
            <text:p>0.7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3964E-015" calcext:value-type="float">
            <text:p>0.00</text:p>
          </table:table-cell>
          <table:table-cell table:style-name="ce108" office:value-type="float" office:value="2.01122" calcext:value-type="float">
            <text:p>2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4378" calcext:value-type="float">
            <text:p>65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5622" calcext:value-type="float">
            <text:p>34.5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2627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9301" calcext:value-type="float">
            <text:p>1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18537" calcext:value-type="float">
            <text:p>0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242167" calcext:value-type="float">
            <text:p>0.00</text:p>
          </table:table-cell>
          <table:table-cell table:style-name="ce108" office:value-type="float" office:value="2.71154" calcext:value-type="float">
            <text:p>2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6.125" calcext:value-type="float">
            <text:p>66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3.875" calcext:value-type="float">
            <text:p>33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89309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74439" calcext:value-type="float">
            <text:p>2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98537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65707" calcext:value-type="float">
            <text:p>4.66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3049" calcext:value-type="float">
            <text:p>34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48171" calcext:value-type="float">
            <text:p>7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2134" calcext:value-type="float">
            <text:p>58.21</text:p>
          </table:table-cell>
        </table:table-row>
        <table:table-row table:style-name="ro1">
          <table:table-cell table:style-name="ce104" office:value-type="string" calcext:value-type="string">
            <text:p>grubhub-14-7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374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29268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5186E-015" calcext:value-type="float">
            <text:p>0.00</text:p>
          </table:table-cell>
          <table:table-cell table:style-name="ce108" office:value-type="float" office:value="0.793008" calcext:value-type="float">
            <text:p>0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4786" calcext:value-type="float">
            <text:p>58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5214" calcext:value-type="float">
            <text:p>41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452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5073" calcext:value-type="float">
            <text:p>1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59024" calcext:value-type="float">
            <text:p>0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09024" calcext:value-type="float">
            <text:p>6.0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3841" calcext:value-type="float">
            <text:p>14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4878" calcext:value-type="float">
            <text:p>9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6.128" calcext:value-type="float">
            <text:p>76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5073" calcext:value-type="float">
            <text:p>1.1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59024" calcext:value-type="float">
            <text:p>0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6819E-015" calcext:value-type="float">
            <text:p>0.00</text:p>
          </table:table-cell>
          <table:table-cell table:style-name="ce108" office:value-type="float" office:value="1.90976" calcext:value-type="float">
            <text:p>1.9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2554" calcext:value-type="float">
            <text:p>60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9.7446" calcext:value-type="float">
            <text:p>39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21147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62325" calcext:value-type="float">
            <text:p>1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66829" calcext:value-type="float">
            <text:p>0.7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60992" calcext:value-type="float">
            <text:p>5.61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2907" calcext:value-type="float">
            <text:p>20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.58537" calcext:value-type="float">
            <text:p>9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124" calcext:value-type="float">
            <text:p>70.12</text:p>
          </table:table-cell>
        </table:table-row>
        <table:table-row table:style-name="ro1">
          <table:table-cell table:style-name="ce104" office:value-type="string" calcext:value-type="string">
            <text:p>grubhub-14-8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71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561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02056E-016" calcext:value-type="float">
            <text:p>0.00</text:p>
          </table:table-cell>
          <table:table-cell table:style-name="ce108" office:value-type="float" office:value="0.482764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41" calcext:value-type="float">
            <text:p>63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59" calcext:value-type="float">
            <text:p>36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868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71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561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02056E-016" calcext:value-type="float">
            <text:p>0.00</text:p>
          </table:table-cell>
          <table:table-cell table:style-name="ce108" office:value-type="float" office:value="0.482764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41" calcext:value-type="float">
            <text:p>63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59" calcext:value-type="float">
            <text:p>36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868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71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561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02056E-016" calcext:value-type="float">
            <text:p>0.00</text:p>
          </table:table-cell>
          <table:table-cell table:style-name="ce108" office:value-type="float" office:value="0.482764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41" calcext:value-type="float">
            <text:p>63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59" calcext:value-type="float">
            <text:p>36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868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07154" calcext:value-type="float">
            <text:p>0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561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9.02056E-016" calcext:value-type="float">
            <text:p>0.00</text:p>
          </table:table-cell>
          <table:table-cell table:style-name="ce108" office:value-type="float" office:value="0.482764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6241" calcext:value-type="float">
            <text:p>63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3759" calcext:value-type="float">
            <text:p>36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86852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4-9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42764" calcext:value-type="float">
            <text:p>0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6098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1799E-015" calcext:value-type="float">
            <text:p>0.00</text:p>
          </table:table-cell>
          <table:table-cell table:style-name="ce108" office:value-type="float" office:value="0.518862" calcext:value-type="float">
            <text:p>0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6.0608" calcext:value-type="float">
            <text:p>66.0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3.9392" calcext:value-type="float">
            <text:p>33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3503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4976" calcext:value-type="float">
            <text:p>1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76098" calcext:value-type="float">
            <text:p>0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47415" calcext:value-type="float">
            <text:p>6.4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6.872" calcext:value-type="float">
            <text:p>16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20122" calcext:value-type="float">
            <text:p>2.2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0.9268" calcext:value-type="float">
            <text:p>80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6452" calcext:value-type="float">
            <text:p>1.6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" calcext:value-type="float">
            <text:p>0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9548" calcext:value-type="float">
            <text:p>5.9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565" calcext:value-type="float">
            <text:p>20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" calcext:value-type="float">
            <text:p>5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4.435" calcext:value-type="float">
            <text:p>74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1854" calcext:value-type="float">
            <text:p>2.6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33171" calcext:value-type="float">
            <text:p>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04829" calcext:value-type="float">
            <text:p>5.0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2.7317" calcext:value-type="float">
            <text:p>32.7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16463" calcext:value-type="float">
            <text:p>4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3.1037" calcext:value-type="float">
            <text:p>63.10</text:p>
          </table:table-cell>
        </table:table-row>
        <table:table-row table:style-name="ro1">
          <table:table-cell table:style-name="ce104" office:value-type="string" calcext:value-type="string">
            <text:p>grubhub-15-0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935" calcext:value-type="float">
            <text:p>0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34634" calcext:value-type="float">
            <text:p>0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2941E-015" calcext:value-type="float">
            <text:p>0.00</text:p>
          </table:table-cell>
          <table:table-cell table:style-name="ce108" office:value-type="float" office:value="1.07398" calcext:value-type="float">
            <text:p>1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9.5307" calcext:value-type="float">
            <text:p>59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0.4693" calcext:value-type="float">
            <text:p>40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133094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66488" calcext:value-type="float">
            <text:p>1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11707" calcext:value-type="float">
            <text:p>0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62341" calcext:value-type="float">
            <text:p>5.6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811" calcext:value-type="float">
            <text:p>20.8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.89634" calcext:value-type="float">
            <text:p>8.9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2927" calcext:value-type="float">
            <text:p>70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1154" calcext:value-type="float">
            <text:p>2.1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68293" calcext:value-type="float">
            <text:p>0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32016" calcext:value-type="float">
            <text:p>5.3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3943" calcext:value-type="float">
            <text:p>26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10366" calcext:value-type="float">
            <text:p>7.1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6.502" calcext:value-type="float">
            <text:p>66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9439" calcext:value-type="float">
            <text:p>2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2049" calcext:value-type="float">
            <text:p>1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93561" calcext:value-type="float">
            <text:p>3.9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6.7988" calcext:value-type="float">
            <text:p>36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4.0061" calcext:value-type="float">
            <text:p>14.0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9.1951" calcext:value-type="float">
            <text:p>49.20</text:p>
          </table:table-cell>
        </table:table-row>
        <table:table-row table:style-name="ro1">
          <table:table-cell table:style-name="ce104" office:value-type="string" calcext:value-type="string">
            <text:p>grubhub-15-1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75447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99024" calcext:value-type="float">
            <text:p>0.2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73233E-015" calcext:value-type="float">
            <text:p>0.00</text:p>
          </table:table-cell>
          <table:table-cell table:style-name="ce108" office:value-type="float" office:value="0.674472" calcext:value-type="float">
            <text:p>0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4918" calcext:value-type="float">
            <text:p>70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5082" calcext:value-type="float">
            <text:p>29.5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70163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30634" calcext:value-type="float">
            <text:p>1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51707" calcext:value-type="float">
            <text:p>0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57967E-016" calcext:value-type="float">
            <text:p>0.00</text:p>
          </table:table-cell>
          <table:table-cell table:style-name="ce108" office:value-type="float" office:value="1.65805" calcext:value-type="float">
            <text:p>1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8.7879" calcext:value-type="float">
            <text:p>78.7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1.2121" calcext:value-type="float">
            <text:p>21.2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7620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77789" calcext:value-type="float">
            <text:p>1.7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05366" calcext:value-type="float">
            <text:p>0.5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242723" calcext:value-type="float">
            <text:p>0.00</text:p>
          </table:table-cell>
          <table:table-cell table:style-name="ce108" office:value-type="float" office:value="2.28325" calcext:value-type="float">
            <text:p>2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8664" calcext:value-type="float">
            <text:p>77.8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2.1336" calcext:value-type="float">
            <text:p>22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10630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13415" calcext:value-type="float">
            <text:p>3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51707" calcext:value-type="float">
            <text:p>0.3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41394E-015" calcext:value-type="float">
            <text:p>0.00</text:p>
          </table:table-cell>
          <table:table-cell table:style-name="ce108" office:value-type="float" office:value="3.48585" calcext:value-type="float">
            <text:p>3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9.9104" calcext:value-type="float">
            <text:p>89.9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0.0896" calcext:value-type="float">
            <text:p>10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979369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5-2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32634" calcext:value-type="float">
            <text:p>1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77561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59595E-015" calcext:value-type="float">
            <text:p>0.00</text:p>
          </table:table-cell>
          <table:table-cell table:style-name="ce108" office:value-type="float" office:value="1.8039" calcext:value-type="float">
            <text:p>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3.5262" calcext:value-type="float">
            <text:p>73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4738" calcext:value-type="float">
            <text:p>26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88471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9008" calcext:value-type="float">
            <text:p>1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77561" calcext:value-type="float">
            <text:p>0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28744E-015" calcext:value-type="float">
            <text:p>0.00</text:p>
          </table:table-cell>
          <table:table-cell table:style-name="ce108" office:value-type="float" office:value="2.36764" calcext:value-type="float">
            <text:p>2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9.8297" calcext:value-type="float">
            <text:p>79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0.1703" calcext:value-type="float">
            <text:p>20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22332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9639" calcext:value-type="float">
            <text:p>2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83415" calcext:value-type="float">
            <text:p>0.2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75268" calcext:value-type="float">
            <text:p>4.75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7.0488" calcext:value-type="float">
            <text:p>37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54268" calcext:value-type="float">
            <text:p>3.5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9.4085" calcext:value-type="float">
            <text:p>59.41</text:p>
          </table:table-cell>
        </table:table-row>
        <table:table-row table:style-name="ro1">
          <table:table-cell table:style-name="ce104" office:value-type="string" calcext:value-type="string">
            <text:p>grubhub-15-3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85203" calcext:value-type="float">
            <text:p>0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292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51108E-015" calcext:value-type="float">
            <text:p>0.00</text:p>
          </table:table-cell>
          <table:table-cell table:style-name="ce108" office:value-type="float" office:value="1.04813" calcext:value-type="float">
            <text:p>1.0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8331" calcext:value-type="float">
            <text:p>55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4.1669" calcext:value-type="float">
            <text:p>44.1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3498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2455" calcext:value-type="float">
            <text:p>1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292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76088E-015" calcext:value-type="float">
            <text:p>0.00</text:p>
          </table:table-cell>
          <table:table-cell table:style-name="ce108" office:value-type="float" office:value="1.58748" calcext:value-type="float">
            <text:p>1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8389" calcext:value-type="float">
            <text:p>7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1611" calcext:value-type="float">
            <text:p>29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36909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2455" calcext:value-type="float">
            <text:p>1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292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8711E-015" calcext:value-type="float">
            <text:p>0.00</text:p>
          </table:table-cell>
          <table:table-cell table:style-name="ce108" office:value-type="float" office:value="1.58748" calcext:value-type="float">
            <text:p>1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8389" calcext:value-type="float">
            <text:p>7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1611" calcext:value-type="float">
            <text:p>29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0684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6927" calcext:value-type="float">
            <text:p>1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62927" calcext:value-type="float">
            <text:p>0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69069E-015" calcext:value-type="float">
            <text:p>0.00</text:p>
          </table:table-cell>
          <table:table-cell table:style-name="ce108" office:value-type="float" office:value="1.9322" calcext:value-type="float">
            <text:p>1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6.0414" calcext:value-type="float">
            <text:p>76.0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3.9586" calcext:value-type="float">
            <text:p>23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242765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5-4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02894" calcext:value-type="float">
            <text:p>1.0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40488" calcext:value-type="float">
            <text:p>0.4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245E-016" calcext:value-type="float">
            <text:p>0.00</text:p>
          </table:table-cell>
          <table:table-cell table:style-name="ce108" office:value-type="float" office:value="1.46943" calcext:value-type="float">
            <text:p>1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0.0232" calcext:value-type="float">
            <text:p>70.0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9.9768" calcext:value-type="float">
            <text:p>29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424995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4569" calcext:value-type="float">
            <text:p>1.9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74" calcext:value-type="float">
            <text:p>0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7.63278E-016" calcext:value-type="float">
            <text:p>0.00</text:p>
          </table:table-cell>
          <table:table-cell table:style-name="ce108" office:value-type="float" office:value="2.68569" calcext:value-type="float">
            <text:p>2.6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2.4466" calcext:value-type="float">
            <text:p>72.4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5534" calcext:value-type="float">
            <text:p>27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28420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63512" calcext:value-type="float">
            <text:p>2.6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925366" calcext:value-type="float">
            <text:p>0.9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43951" calcext:value-type="float">
            <text:p>4.4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2.939" calcext:value-type="float">
            <text:p>32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1.5671" calcext:value-type="float">
            <text:p>11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5.4939" calcext:value-type="float">
            <text:p>55.49</text:p>
          </table:table-cell>
        </table:table-row>
        <table:table-row table:style-name="ro1">
          <table:table-cell table:style-name="ce104" office:value-type="string" calcext:value-type="string">
            <text:p>grubhub-15-5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59268" calcext:value-type="float">
            <text:p>1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01951" calcext:value-type="float">
            <text:p>0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1.7486E-015" calcext:value-type="float">
            <text:p>0.00</text:p>
          </table:table-cell>
          <table:table-cell table:style-name="ce108" office:value-type="float" office:value="2.19463" calcext:value-type="float">
            <text:p>2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2.5717" calcext:value-type="float">
            <text:p>72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7.4283" calcext:value-type="float">
            <text:p>27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79676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5642" calcext:value-type="float">
            <text:p>1.9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40976" calcext:value-type="float">
            <text:p>0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2.85882E-015" calcext:value-type="float">
            <text:p>0.00</text:p>
          </table:table-cell>
          <table:table-cell table:style-name="ce108" office:value-type="float" office:value="2.7974" calcext:value-type="float">
            <text:p>2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9.9372" calcext:value-type="float">
            <text:p>69.9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0.0628" calcext:value-type="float">
            <text:p>30.0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0219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.3922" calcext:value-type="float">
            <text:p>3.3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868293" calcext:value-type="float">
            <text:p>0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52098" calcext:value-type="float">
            <text:p>4.5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2.4024" calcext:value-type="float">
            <text:p>42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8537" calcext:value-type="float">
            <text:p>1.0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6.5122" calcext:value-type="float">
            <text:p>56.51</text:p>
          </table:table-cell>
        </table:table-row>
        <table:table-row table:style-name="ro1">
          <table:table-cell table:style-name="ce104" office:value-type="string" calcext:value-type="string">
            <text:p>grubhub-15-6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12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29024" calcext:value-type="float">
            <text:p>1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19512" calcext:value-type="float">
            <text:p>0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19024" calcext:value-type="float">
            <text:p>6.1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6.128" calcext:value-type="float">
            <text:p>16.1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4939" calcext:value-type="float">
            <text:p>6.4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7.378" calcext:value-type="float">
            <text:p>77.3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14455" calcext:value-type="float">
            <text:p>2.1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33659" calcext:value-type="float">
            <text:p>0.6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22179" calcext:value-type="float">
            <text:p>5.22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6.8069" calcext:value-type="float">
            <text:p>26.8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92073" calcext:value-type="float">
            <text:p>7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2724" calcext:value-type="float">
            <text:p>65.27</text:p>
          </table:table-cell>
        </table:table-row>
        <table:table-row table:style-name="ro1">
          <table:table-cell table:style-name="ce104" office:value-type="string" calcext:value-type="string">
            <text:p>grubhub-15-7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341301" calcext:value-type="float">
            <text:p>0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241463" calcext:value-type="float">
            <text:p>0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85723E-016" calcext:value-type="float">
            <text:p>0.00</text:p>
          </table:table-cell>
          <table:table-cell table:style-name="ce108" office:value-type="float" office:value="0.582764" calcext:value-type="float">
            <text:p>0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8.5658" calcext:value-type="float">
            <text:p>58.5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1.4342" calcext:value-type="float">
            <text:p>41.4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000000000000083348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26488" calcext:value-type="float">
            <text:p>1.2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58537" calcext:value-type="float">
            <text:p>0.6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76088E-015" calcext:value-type="float">
            <text:p>0.00</text:p>
          </table:table-cell>
          <table:table-cell table:style-name="ce108" office:value-type="float" office:value="1.92341" calcext:value-type="float">
            <text:p>1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5.7621" calcext:value-type="float">
            <text:p>65.7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4.2379" calcext:value-type="float">
            <text:p>34.2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95531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92472" calcext:value-type="float">
            <text:p>1.9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47122" calcext:value-type="float">
            <text:p>0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7.20257E-015" calcext:value-type="float">
            <text:p>0.00</text:p>
          </table:table-cell>
          <table:table-cell table:style-name="ce108" office:value-type="float" office:value="2.39593" calcext:value-type="float">
            <text:p>2.4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0.3325" calcext:value-type="float">
            <text:p>80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9.6675" calcext:value-type="float">
            <text:p>19.6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300616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55073" calcext:value-type="float">
            <text:p>2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607805" calcext:value-type="float">
            <text:p>0.6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84146" calcext:value-type="float">
            <text:p>4.8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1.8841" calcext:value-type="float">
            <text:p>31.8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.59756" calcext:value-type="float">
            <text:p>7.6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5183" calcext:value-type="float">
            <text:p>60.52</text:p>
          </table:table-cell>
        </table:table-row>
        <table:table-row table:style-name="ro1">
          <table:table-cell table:style-name="ce104" office:value-type="string" calcext:value-type="string">
            <text:p>grubhub-15-8.tsp 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547154" calcext:value-type="float">
            <text:p>0.5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89756" calcext:value-type="float">
            <text:p>0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67681E-015" calcext:value-type="float">
            <text:p>0.00</text:p>
          </table:table-cell>
          <table:table-cell table:style-name="ce108" office:value-type="float" office:value="0.736911" calcext:value-type="float">
            <text:p>0.7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4.2498" calcext:value-type="float">
            <text:p>74.2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5.7502" calcext:value-type="float">
            <text:p>25.75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634652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06602" calcext:value-type="float">
            <text:p>1.0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89756" calcext:value-type="float">
            <text:p>0.1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74423" calcext:value-type="float">
            <text:p>6.74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3.3252" calcext:value-type="float">
            <text:p>13.3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37195" calcext:value-type="float">
            <text:p>2.3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84.3028" calcext:value-type="float">
            <text:p>84.3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9122" calcext:value-type="float">
            <text:p>1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21463" calcext:value-type="float">
            <text:p>0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.28732" calcext:value-type="float">
            <text:p>6.2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9.8902" calcext:value-type="float">
            <text:p>19.8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51829" calcext:value-type="float">
            <text:p>1.5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8.5915" calcext:value-type="float">
            <text:p>78.5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2.45626" calcext:value-type="float">
            <text:p>2.4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121463" calcext:value-type="float">
            <text:p>0.12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2.02616E-015" calcext:value-type="float">
            <text:p>0.00</text:p>
          </table:table-cell>
          <table:table-cell table:style-name="ce108" office:value-type="float" office:value="2.57772" calcext:value-type="float">
            <text:p>2.5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95.288" calcext:value-type="float">
            <text:p>95.29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4.71204" calcext:value-type="float">
            <text:p>4.7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0786026" calcext:value-type="float">
            <text:p>0.00</text:p>
          </table:table-cell>
        </table:table-row>
        <table:table-row table:style-name="ro1">
          <table:table-cell table:style-name="ce104" office:value-type="string" calcext:value-type="string">
            <text:p>grubhub-15-9.tsp </text:p>
          </table:table-cell>
          <table:table-cell table:number-columns-repeated="10" table:style-name="ce108" office:value-type="float" office:value="0" calcext:value-type="float">
            <text:p>0.00</text:p>
          </table:table-cell>
          <table:table-cell table:style-name="ce108" office:value-type="float" office:value="100" calcext:value-type="float">
            <text:p>100.00</text:p>
          </table:table-cell>
          <table:table-cell table:number-columns-repeated="3" table:style-name="ce108" office:value-type="float" office:value="0" calcext:value-type="float">
            <text:p>0.00</text:p>
          </table:table-cell>
          <table:table-cell table:style-name="ce108" office:value-type="float" office:value="1.48" calcext:value-type="float">
            <text:p>1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26829" calcext:value-type="float">
            <text:p>0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4.3715E-015" calcext:value-type="float">
            <text:p>0.00</text:p>
          </table:table-cell>
          <table:table-cell table:style-name="ce108" office:value-type="float" office:value="2.30683" calcext:value-type="float">
            <text:p>2.31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4.1573" calcext:value-type="float">
            <text:p>64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5.8427" calcext:value-type="float">
            <text:p>35.8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89503" calcext:value-type="float">
            <text:p>0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48" calcext:value-type="float">
            <text:p>1.4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0.826829" calcext:value-type="float">
            <text:p>0.8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5.69317" calcext:value-type="float">
            <text:p>5.69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8.5" calcext:value-type="float">
            <text:p>18.5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0.3354" calcext:value-type="float">
            <text:p>10.34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71.1646" calcext:value-type="float">
            <text:p>71.16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80228" calcext:value-type="float">
            <text:p>1.80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1.17512" calcext:value-type="float">
            <text:p>1.1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3.06699E-015" calcext:value-type="float">
            <text:p>0.00</text:p>
          </table:table-cell>
          <table:table-cell table:style-name="ce108" office:value-type="float" office:value="2.9774" calcext:value-type="float">
            <text:p>2.98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60.5319" calcext:value-type="float">
            <text:p>60.53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39.4681" calcext:value-type="float">
            <text:p>39.47</text:p>
          </table:table-cell>
          <table:table-cell table:style-name="ce108" office:value-type="float" office:value="0" calcext:value-type="float">
            <text:p>0.00</text:p>
          </table:table-cell>
          <table:table-cell table:style-name="ce108" office:value-type="float" office:value="-0.000000000000103009" calcext:value-type="float">
            <text:p>0.00</text:p>
          </table:table-cell>
        </table:table-row>
        <table:table-row table:style-name="ro1">
          <table:table-cell/>
          <table:table-cell table:style-name="Default" table:number-columns-repeated="26"/>
          <table:table-cell table:number-columns-repeated="26"/>
        </table:table-row>
        <table:table-row table:style-name="ro1" table:number-rows-repeated="74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Parcel Dist" table:style-name="ta1">
        <office:forms form:automatic-focus="false" form:apply-design-mode="false"/>
        <table:table-column table:style-name="co1" table:default-cell-style-name="ce88"/>
        <table:table-column table:style-name="co16" table:number-columns-repeated="4" table:default-cell-style-name="ce88"/>
        <table:table-column table:style-name="co14" table:number-columns-repeated="5" table:default-cell-style-name="ce88"/>
        <table:table-column table:style-name="co16" table:number-columns-repeated="4" table:default-cell-style-name="ce88"/>
        <table:table-column table:style-name="co14" table:number-columns-repeated="5" table:default-cell-style-name="ce88"/>
        <table:table-column table:style-name="co16" table:number-columns-repeated="4" table:default-cell-style-name="ce88"/>
        <table:table-column table:style-name="co14" table:number-columns-repeated="5" table:default-cell-style-name="ce88"/>
        <table:table-column table:style-name="co16" table:number-columns-repeated="4" table:default-cell-style-name="ce88"/>
        <table:table-column table:style-name="co14" table:number-columns-repeated="5" table:default-cell-style-name="ce88"/>
        <table:table-row table:style-name="ro1">
          <table:table-cell table:style-name="ce93"/>
          <table:table-cell table:style-name="ce110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94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91"/>
          <table:covered-table-cell table:style-name="ce92"/>
          <table:table-cell table:style-name="ce110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94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91"/>
          <table:covered-table-cell table:style-name="ce92"/>
        </table:table-row>
        <table:table-row table:style-name="ro1">
          <table:table-cell table:style-name="ce93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90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93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90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93" office:value-type="string" calcext:value-type="string">
            <text:p>e(%)</text:p>
          </table:table-cell>
        </table:table-row>
        <table:table-row table:style-name="ro1">
          <table:table-cell table:style-name="ce93" office:value-type="string" calcext:value-type="string">
            <text:p>grubhub-10-0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43.2" calcext:value-type="float">
            <text:p>43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58" calcext:value-type="float">
            <text:p>42.58</text:p>
          </table:table-cell>
          <table:table-cell table:style-name="Default" office:value-type="float" office:value="85.78" calcext:value-type="float">
            <text:p>8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614" calcext:value-type="float">
            <text:p>50.36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386" calcext:value-type="float">
            <text:p>49.6386</text:p>
          </table:table-cell>
        </table:table-row>
        <table:table-row table:style-name="ro1">
          <table:table-cell table:style-name="ce93" office:value-type="string" calcext:value-type="string">
            <text:p>grubhub-10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26" calcext:value-type="float">
            <text:p>11.26</text:p>
          </table:table-cell>
          <table:table-cell table:style-name="Default" office:value-type="float" office:value="21.56" calcext:value-type="float">
            <text:p>21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737" calcext:value-type="float">
            <text:p>47.7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263" calcext:value-type="float">
            <text:p>52.22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8" calcext:value-type="float">
            <text:p>21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54" calcext:value-type="float">
            <text:p>48.2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46" calcext:value-type="float">
            <text:p>51.7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2" calcext:value-type="float">
            <text:p>6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82.08" calcext:value-type="float">
            <text:p>82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2661" calcext:value-type="float">
            <text:p>77.26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7339" calcext:value-type="float">
            <text:p>22.7339</text:p>
          </table:table-cell>
        </table:table-row>
        <table:table-row table:style-name="ro1">
          <table:table-cell table:style-name="ce93" office:value-type="string" calcext:value-type="string">
            <text:p>grubhub-10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17.88" calcext:value-type="float">
            <text:p>17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076" calcext:value-type="float">
            <text:p>37.80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924" calcext:value-type="float">
            <text:p>62.19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8" calcext:value-type="float">
            <text:p>53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0.02" calcext:value-type="float">
            <text:p>7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8066" calcext:value-type="float">
            <text:p>76.80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1934" calcext:value-type="float">
            <text:p>23.19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66" calcext:value-type="float">
            <text:p>6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4" calcext:value-type="float">
            <text:p>16.24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1528" calcext:value-type="float">
            <text:p>79.15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8472" calcext:value-type="float">
            <text:p>20.8472</text:p>
          </table:table-cell>
        </table:table-row>
        <table:table-row table:style-name="ro1">
          <table:table-cell table:style-name="ce93" office:value-type="string" calcext:value-type="string">
            <text:p>grubhub-10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29.52" calcext:value-type="float">
            <text:p>29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604" calcext:value-type="float">
            <text:p>43.36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396" calcext:value-type="float">
            <text:p>56.63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2" calcext:value-type="float">
            <text:p>16.72</text:p>
          </table:table-cell>
          <table:table-cell table:style-name="Default" office:value-type="float" office:value="45.04" calcext:value-type="float">
            <text:p>4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8774" calcext:value-type="float">
            <text:p>62.87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226" calcext:value-type="float">
            <text:p>37.12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22" calcext:value-type="float">
            <text:p>58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4" calcext:value-type="float">
            <text:p>12.74</text:p>
          </table:table-cell>
          <table:table-cell table:style-name="Default" office:value-type="float" office:value="70.96" calcext:value-type="float">
            <text:p>7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0462" calcext:value-type="float">
            <text:p>82.0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9538" calcext:value-type="float">
            <text:p>17.9538</text:p>
          </table:table-cell>
        </table:table-row>
        <table:table-row table:style-name="ro1">
          <table:table-cell table:style-name="ce93" office:value-type="string" calcext:value-type="string">
            <text:p>grubhub-10-4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2.1" calcext:value-type="float">
            <text:p>32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58" calcext:value-type="float">
            <text:p>30.58</text:p>
          </table:table-cell>
          <table:table-cell table:style-name="Default" office:value-type="float" office:value="62.68" calcext:value-type="float">
            <text:p>6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125" calcext:value-type="float">
            <text:p>51.2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75" calcext:value-type="float">
            <text:p>48.7875</text:p>
          </table:table-cell>
        </table:table-row>
        <table:table-row table:style-name="ro1">
          <table:table-cell table:style-name="ce93" office:value-type="string" calcext:value-type="string">
            <text:p>grubhub-10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30.86" calcext:value-type="float">
            <text:p>30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362" calcext:value-type="float">
            <text:p>48.73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38" calcext:value-type="float">
            <text:p>51.2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8" calcext:value-type="float">
            <text:p>30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0515" calcext:value-type="float">
            <text:p>66.05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485" calcext:value-type="float">
            <text:p>33.94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8" calcext:value-type="float">
            <text:p>37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2" calcext:value-type="float">
            <text:p>15.82</text:p>
          </table:table-cell>
          <table:table-cell table:style-name="Default" office:value-type="float" office:value="53.1" calcext:value-type="float">
            <text:p>53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2072" calcext:value-type="float">
            <text:p>70.20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928" calcext:value-type="float">
            <text:p>29.79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" calcext:value-type="float">
            <text:p>44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" calcext:value-type="float">
            <text:p>26.7</text:p>
          </table:table-cell>
          <table:table-cell table:style-name="Default" office:value-type="float" office:value="71.26" calcext:value-type="float">
            <text:p>7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5316" calcext:value-type="float">
            <text:p>62.5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84" calcext:value-type="float">
            <text:p>37.4684</text:p>
          </table:table-cell>
        </table:table-row>
        <table:table-row table:style-name="ro1">
          <table:table-cell table:style-name="ce93" office:value-type="string" calcext:value-type="string">
            <text:p>grubhub-10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76" calcext:value-type="float">
            <text:p>12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23.48" calcext:value-type="float">
            <text:p>23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441" calcext:value-type="float">
            <text:p>54.3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559" calcext:value-type="float">
            <text:p>45.65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12" calcext:value-type="float">
            <text:p>18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8" calcext:value-type="float">
            <text:p>16.38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217" calcext:value-type="float">
            <text:p>52.52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783" calcext:value-type="float">
            <text:p>47.47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48" calcext:value-type="float">
            <text:p>4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5178" calcext:value-type="float">
            <text:p>73.5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4822" calcext:value-type="float">
            <text:p>26.48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76" calcext:value-type="float">
            <text:p>29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84" calcext:value-type="float">
            <text:p>15.84</text:p>
          </table:table-cell>
          <table:table-cell table:style-name="Default" office:value-type="float" office:value="45.6" calcext:value-type="float">
            <text:p>4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2632" calcext:value-type="float">
            <text:p>65.26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7368" calcext:value-type="float">
            <text:p>34.7368</text:p>
          </table:table-cell>
        </table:table-row>
        <table:table-row table:style-name="ro1">
          <table:table-cell table:style-name="ce93" office:value-type="string" calcext:value-type="string">
            <text:p>grubhub-10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6432" calcext:value-type="float">
            <text:p>45.64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568" calcext:value-type="float">
            <text:p>54.3568</text:p>
          </table:table-cell>
        </table:table-row>
        <table:table-row table:style-name="ro1">
          <table:table-cell table:style-name="ce93" office:value-type="string" calcext:value-type="string">
            <text:p>grubhub-10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2" calcext:value-type="float">
            <text:p>4.42</text:p>
          </table:table-cell>
          <table:table-cell table:style-name="Default" office:value-type="float" office:value="9.08" calcext:value-type="float">
            <text:p>9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16" calcext:value-type="float">
            <text:p>51.32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84" calcext:value-type="float">
            <text:p>48.6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8" calcext:value-type="float">
            <text:p>1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68" calcext:value-type="float">
            <text:p>14.68</text:p>
          </table:table-cell>
          <table:table-cell table:style-name="Default" office:value-type="float" office:value="28.26" calcext:value-type="float">
            <text:p>28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538" calcext:value-type="float">
            <text:p>48.05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9462" calcext:value-type="float">
            <text:p>51.94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6" calcext:value-type="float">
            <text:p>3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4" calcext:value-type="float">
            <text:p>13.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826" calcext:value-type="float">
            <text:p>70.78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174" calcext:value-type="float">
            <text:p>29.2174</text:p>
          </table:table-cell>
        </table:table-row>
        <table:table-row table:style-name="ro1">
          <table:table-cell table:style-name="ce93" office:value-type="string" calcext:value-type="string">
            <text:p>grubhub-10-9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21.92" calcext:value-type="float">
            <text:p>2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8759" calcext:value-type="float">
            <text:p>40.87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1241" calcext:value-type="float">
            <text:p>59.12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4" calcext:value-type="float">
            <text:p>33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56.34" calcext:value-type="float">
            <text:p>56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3539" calcext:value-type="float">
            <text:p>59.35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461" calcext:value-type="float">
            <text:p>40.6461</text:p>
          </table:table-cell>
        </table:table-row>
        <table:table-row table:style-name="ro1">
          <table:table-cell table:style-name="ce93" office:value-type="string" calcext:value-type="string">
            <text:p>grubhub-11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34" calcext:value-type="float">
            <text:p>1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27.64" calcext:value-type="float">
            <text:p>27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7352" calcext:value-type="float">
            <text:p>62.7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648" calcext:value-type="float">
            <text:p>37.2648</text:p>
          </table:table-cell>
        </table:table-row>
        <table:table-row table:style-name="ro1">
          <table:table-cell table:style-name="ce93" office:value-type="string" calcext:value-type="string">
            <text:p>grubhub-11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9.06" calcext:value-type="float">
            <text:p>29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55.28" calcext:value-type="float">
            <text:p>5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87" calcext:value-type="float">
            <text:p>52.5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313" calcext:value-type="float">
            <text:p>47.4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6" calcext:value-type="float">
            <text:p>34.6</text:p>
          </table:table-cell>
          <table:table-cell table:style-name="Default" office:value-type="float" office:value="82.36" calcext:value-type="float">
            <text:p>82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893" calcext:value-type="float">
            <text:p>57.98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107" calcext:value-type="float">
            <text:p>42.0107</text:p>
          </table:table-cell>
        </table:table-row>
        <table:table-row table:style-name="ro1">
          <table:table-cell table:style-name="ce93" office:value-type="string" calcext:value-type="string">
            <text:p>grubhub-11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0.8" calcext:value-type="float">
            <text:p>30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6" calcext:value-type="float">
            <text:p>34.96</text:p>
          </table:table-cell>
          <table:table-cell table:style-name="Default" office:value-type="float" office:value="65.76" calcext:value-type="float">
            <text:p>6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37" calcext:value-type="float">
            <text:p>46.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63" calcext:value-type="float">
            <text:p>53.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5556" calcext:value-type="float">
            <text:p>56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4444" calcext:value-type="float">
            <text:p>43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82" calcext:value-type="float">
            <text:p>5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8" calcext:value-type="float">
            <text:p>31.28</text:p>
          </table:table-cell>
          <table:table-cell table:style-name="Default" office:value-type="float" office:value="91.1" calcext:value-type="float">
            <text:p>9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6641" calcext:value-type="float">
            <text:p>65.66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359" calcext:value-type="float">
            <text:p>34.3359</text:p>
          </table:table-cell>
        </table:table-row>
        <table:table-row table:style-name="ro1">
          <table:table-cell table:style-name="ce93" office:value-type="string" calcext:value-type="string">
            <text:p>grubhub-11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84" calcext:value-type="float">
            <text:p>11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88" calcext:value-type="float">
            <text:p>21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33" calcext:value-type="float">
            <text:p>54.11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67" calcext:value-type="float">
            <text:p>45.88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52" calcext:value-type="float">
            <text:p>2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22" calcext:value-type="float">
            <text:p>12.22</text:p>
          </table:table-cell>
          <table:table-cell table:style-name="Default" office:value-type="float" office:value="35.74" calcext:value-type="float">
            <text:p>3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8086" calcext:value-type="float">
            <text:p>65.80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1914" calcext:value-type="float">
            <text:p>34.1914</text:p>
          </table:table-cell>
        </table:table-row>
        <table:table-row table:style-name="ro1">
          <table:table-cell table:style-name="ce93" office:value-type="string" calcext:value-type="string">
            <text:p>grubhub-11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26.04" calcext:value-type="float">
            <text:p>26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33" calcext:value-type="float">
            <text:p>51.8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67" calcext:value-type="float">
            <text:p>48.1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8" calcext:value-type="float">
            <text:p>27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44.18" calcext:value-type="float">
            <text:p>4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318" calcext:value-type="float">
            <text:p>63.33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682" calcext:value-type="float">
            <text:p>36.6682</text:p>
          </table:table-cell>
        </table:table-row>
        <table:table-row table:style-name="ro1">
          <table:table-cell table:style-name="ce93" office:value-type="string" calcext:value-type="string">
            <text:p>grubhub-11-5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8.2" calcext:value-type="float">
            <text:p>38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6" calcext:value-type="float">
            <text:p>47.06</text:p>
          </table:table-cell>
          <table:table-cell table:style-name="Default" office:value-type="float" office:value="85.26" calcext:value-type="float">
            <text:p>8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041" calcext:value-type="float">
            <text:p>44.8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959" calcext:value-type="float">
            <text:p>55.19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48" calcext:value-type="float">
            <text:p>60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" calcext:value-type="float">
            <text:p>37.1</text:p>
          </table:table-cell>
          <table:table-cell table:style-name="Default" office:value-type="float" office:value="97.58" calcext:value-type="float">
            <text:p>9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9799" calcext:value-type="float">
            <text:p>61.97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0201" calcext:value-type="float">
            <text:p>38.0201</text:p>
          </table:table-cell>
        </table:table-row>
        <table:table-row table:style-name="ro1">
          <table:table-cell table:style-name="ce93" office:value-type="string" calcext:value-type="string">
            <text:p>grubhub-11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4.76" calcext:value-type="float">
            <text:p>1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6" calcext:value-type="float">
            <text:p>23.66</text:p>
          </table:table-cell>
          <table:table-cell table:style-name="Default" office:value-type="float" office:value="38.42" calcext:value-type="float">
            <text:p>3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4175" calcext:value-type="float">
            <text:p>38.4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5825" calcext:value-type="float">
            <text:p>61.5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4" calcext:value-type="float">
            <text:p>28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67.68" calcext:value-type="float">
            <text:p>67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0213" calcext:value-type="float">
            <text:p>42.0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9787" calcext:value-type="float">
            <text:p>57.97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68" calcext:value-type="float">
            <text:p>32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48.98" calcext:value-type="float">
            <text:p>48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11" calcext:value-type="float">
            <text:p>66.72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89" calcext:value-type="float">
            <text:p>33.2789</text:p>
          </table:table-cell>
        </table:table-row>
        <table:table-row table:style-name="ro1">
          <table:table-cell table:style-name="ce93" office:value-type="string" calcext:value-type="string">
            <text:p>grubhub-11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763" calcext:value-type="float">
            <text:p>49.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237" calcext:value-type="float">
            <text:p>50.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34.5" calcext:value-type="float">
            <text:p>34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2754" calcext:value-type="float">
            <text:p>69.2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7246" calcext:value-type="float">
            <text:p>30.7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9.8" calcext:value-type="float">
            <text:p>2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295" calcext:value-type="float">
            <text:p>64.42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705" calcext:value-type="float">
            <text:p>35.5705</text:p>
          </table:table-cell>
        </table:table-row>
        <table:table-row table:style-name="ro1">
          <table:table-cell table:style-name="ce93" office:value-type="string" calcext:value-type="string">
            <text:p>grubhub-11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98" calcext:value-type="float">
            <text:p>3.98</text:p>
          </table:table-cell>
          <table:table-cell table:style-name="Default" office:value-type="float" office:value="8.04" calcext:value-type="float">
            <text:p>8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4975" calcext:value-type="float">
            <text:p>50.4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025" calcext:value-type="float">
            <text:p>49.5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12" calcext:value-type="float">
            <text:p>11.12</text:p>
          </table:table-cell>
          <table:table-cell table:style-name="Default" office:value-type="float" office:value="22.24" calcext:value-type="float">
            <text:p>22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9" calcext:value-type="float">
            <text:p>27.9</text:p>
          </table:table-cell>
          <table:table-cell table:style-name="Default" office:value-type="float" office:value="60.36" calcext:value-type="float">
            <text:p>60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773" calcext:value-type="float">
            <text:p>53.7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227" calcext:value-type="float">
            <text:p>46.2227</text:p>
          </table:table-cell>
        </table:table-row>
        <table:table-row table:style-name="ro1">
          <table:table-cell table:style-name="ce93" office:value-type="string" calcext:value-type="string">
            <text:p>grubhub-11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" calcext:value-type="float">
            <text:p>10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16" calcext:value-type="float">
            <text:p>10.16</text:p>
          </table:table-cell>
          <table:table-cell table:style-name="Default" office:value-type="float" office:value="21.1" calcext:value-type="float">
            <text:p>2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8483" calcext:value-type="float">
            <text:p>51.84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517" calcext:value-type="float">
            <text:p>48.15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2" calcext:value-type="float">
            <text:p>30.02</text:p>
          </table:table-cell>
          <table:table-cell table:style-name="Default" office:value-type="float" office:value="73.34" calcext:value-type="float">
            <text:p>73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674" calcext:value-type="float">
            <text:p>59.06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326" calcext:value-type="float">
            <text:p>40.93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4" calcext:value-type="float">
            <text:p>12.64</text:p>
          </table:table-cell>
          <table:table-cell table:style-name="Default" office:value-type="float" office:value="65.2" calcext:value-type="float">
            <text:p>65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6135" calcext:value-type="float">
            <text:p>80.6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65" calcext:value-type="float">
            <text:p>19.3865</text:p>
          </table:table-cell>
        </table:table-row>
        <table:table-row table:style-name="ro1">
          <table:table-cell table:style-name="ce93" office:value-type="string" calcext:value-type="string">
            <text:p>grubhub-12-0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.1" calcext:value-type="float">
            <text:p>24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175" calcext:value-type="float">
            <text:p>45.8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825" calcext:value-type="float">
            <text:p>54.18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4" calcext:value-type="float">
            <text:p>35.24</text:p>
          </table:table-cell>
          <table:table-cell table:style-name="Default" office:value-type="float" office:value="68.48" calcext:value-type="float">
            <text:p>68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5397" calcext:value-type="float">
            <text:p>48.5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4603" calcext:value-type="float">
            <text:p>51.4603</text:p>
          </table:table-cell>
        </table:table-row>
        <table:table-row table:style-name="ro1">
          <table:table-cell table:style-name="ce93" office:value-type="string" calcext:value-type="string">
            <text:p>grubhub-12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8.32" calcext:value-type="float">
            <text:p>3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55.58" calcext:value-type="float">
            <text:p>55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457" calcext:value-type="float">
            <text:p>68.94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0543" calcext:value-type="float">
            <text:p>31.05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8" calcext:value-type="float">
            <text:p>47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26" calcext:value-type="float">
            <text:p>17.26</text:p>
          </table:table-cell>
          <table:table-cell table:style-name="Default" office:value-type="float" office:value="64.64" calcext:value-type="float">
            <text:p>64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83" calcext:value-type="float">
            <text:p>73.29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17" calcext:value-type="float">
            <text:p>26.70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26" calcext:value-type="float">
            <text:p>51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" calcext:value-type="float">
            <text:p>25.9</text:p>
          </table:table-cell>
          <table:table-cell table:style-name="Default" office:value-type="float" office:value="77.16" calcext:value-type="float">
            <text:p>7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334" calcext:value-type="float">
            <text:p>66.43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5666" calcext:value-type="float">
            <text:p>33.5666</text:p>
          </table:table-cell>
        </table:table-row>
        <table:table-row table:style-name="ro1">
          <table:table-cell table:style-name="ce93" office:value-type="string" calcext:value-type="string">
            <text:p>grubhub-12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6.22" calcext:value-type="float">
            <text:p>26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34.66" calcext:value-type="float">
            <text:p>34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492" calcext:value-type="float">
            <text:p>75.6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508" calcext:value-type="float">
            <text:p>24.35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4" calcext:value-type="float">
            <text:p>36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44" calcext:value-type="float">
            <text:p>8.44</text:p>
          </table:table-cell>
          <table:table-cell table:style-name="Default" office:value-type="float" office:value="44.68" calcext:value-type="float">
            <text:p>4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1101" calcext:value-type="float">
            <text:p>81.11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899" calcext:value-type="float">
            <text:p>18.88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4" calcext:value-type="float">
            <text:p>66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</table:table-row>
        <table:table-row table:style-name="ro1">
          <table:table-cell table:style-name="ce93" office:value-type="string" calcext:value-type="string">
            <text:p>grubhub-12-3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6" calcext:value-type="float">
            <text:p>32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62" calcext:value-type="float">
            <text:p>28.62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1434" calcext:value-type="float">
            <text:p>53.1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566" calcext:value-type="float">
            <text:p>46.8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4" calcext:value-type="float">
            <text:p>53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75.36" calcext:value-type="float">
            <text:p>75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764" calcext:value-type="float">
            <text:p>71.57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236" calcext:value-type="float">
            <text:p>28.4236</text:p>
          </table:table-cell>
        </table:table-row>
        <table:table-row table:style-name="ro1">
          <table:table-cell table:style-name="ce93" office:value-type="string" calcext:value-type="string">
            <text:p>grubhub-12-4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82" calcext:value-type="float">
            <text:p>16.82</text:p>
          </table:table-cell>
          <table:table-cell table:style-name="Default" office:value-type="float" office:value="40.82" calcext:value-type="float">
            <text:p>4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7947" calcext:value-type="float">
            <text:p>58.79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2053" calcext:value-type="float">
            <text:p>41.20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78" calcext:value-type="float">
            <text:p>48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82" calcext:value-type="float">
            <text:p>21.82</text:p>
          </table:table-cell>
          <table:table-cell table:style-name="Default" office:value-type="float" office:value="70.6" calcext:value-type="float">
            <text:p>7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935" calcext:value-type="float">
            <text:p>69.0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9065" calcext:value-type="float">
            <text:p>30.9065</text:p>
          </table:table-cell>
        </table:table-row>
        <table:table-row table:style-name="ro1">
          <table:table-cell table:style-name="ce93" office:value-type="string" calcext:value-type="string">
            <text:p>grubhub-12-5.tsp 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24" calcext:value-type="float">
            <text:p>30.24</text:p>
          </table:table-cell>
          <table:table-cell table:style-name="Default" office:value-type="float" office:value="67.44" calcext:value-type="float">
            <text:p>67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1601" calcext:value-type="float">
            <text:p>55.16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8399" calcext:value-type="float">
            <text:p>44.8399</text:p>
          </table:table-cell>
        </table:table-row>
        <table:table-row table:style-name="ro1">
          <table:table-cell table:style-name="ce93" office:value-type="string" calcext:value-type="string">
            <text:p>grubhub-12-6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4" calcext:value-type="float">
            <text:p>17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2" calcext:value-type="float">
            <text:p>26.12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5823" calcext:value-type="float">
            <text:p>40.58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4177" calcext:value-type="float">
            <text:p>59.41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2" calcext:value-type="float">
            <text:p>46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2" calcext:value-type="float">
            <text:p>28.02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1556" calcext:value-type="float">
            <text:p>62.1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444" calcext:value-type="float">
            <text:p>37.8444</text:p>
          </table:table-cell>
        </table:table-row>
        <table:table-row table:style-name="ro1">
          <table:table-cell table:style-name="ce93" office:value-type="string" calcext:value-type="string">
            <text:p>grubhub-12-7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3" calcext:value-type="float">
            <text:p>15.3</text:p>
          </table:table-cell>
          <table:table-cell table:style-name="Default" office:value-type="float" office:value="48.62" calcext:value-type="float">
            <text:p>48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5315" calcext:value-type="float">
            <text:p>68.53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685" calcext:value-type="float">
            <text:p>31.46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76" calcext:value-type="float">
            <text:p>41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42" calcext:value-type="float">
            <text:p>22.42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067" calcext:value-type="float">
            <text:p>65.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933" calcext:value-type="float">
            <text:p>34.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52" calcext:value-type="float">
            <text:p>53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76.44" calcext:value-type="float">
            <text:p>7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157" calcext:value-type="float">
            <text:p>70.01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843" calcext:value-type="float">
            <text:p>29.9843</text:p>
          </table:table-cell>
        </table:table-row>
        <table:table-row table:style-name="ro1">
          <table:table-cell table:style-name="ce93" office:value-type="string" calcext:value-type="string">
            <text:p>grubhub-12-8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52.74" calcext:value-type="float">
            <text:p>52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6921" calcext:value-type="float">
            <text:p>75.69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3079" calcext:value-type="float">
            <text:p>24.30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18" calcext:value-type="float">
            <text:p>64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82" calcext:value-type="float">
            <text:p>12.8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3506" calcext:value-type="float">
            <text:p>83.35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6494" calcext:value-type="float">
            <text:p>16.64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68" calcext:value-type="float">
            <text:p>79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8" calcext:value-type="float">
            <text:p>15.18</text:p>
          </table:table-cell>
          <table:table-cell table:style-name="Default" office:value-type="float" office:value="94.86" calcext:value-type="float">
            <text:p>94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9975" calcext:value-type="float">
            <text:p>83.9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025" calcext:value-type="float">
            <text:p>16.0025</text:p>
          </table:table-cell>
        </table:table-row>
        <table:table-row table:style-name="ro1">
          <table:table-cell table:style-name="ce93" office:value-type="string" calcext:value-type="string">
            <text:p>grubhub-12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68" calcext:value-type="float">
            <text:p>27.68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164" calcext:value-type="float">
            <text:p>47.4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836" calcext:value-type="float">
            <text:p>52.5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28" calcext:value-type="float">
            <text:p>25.28</text:p>
          </table:table-cell>
          <table:table-cell table:style-name="Default" office:value-type="float" office:value="65.28" calcext:value-type="float">
            <text:p>65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745" calcext:value-type="float">
            <text:p>61.2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255" calcext:value-type="float">
            <text:p>38.7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9" calcext:value-type="float">
            <text:p>64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78" calcext:value-type="float">
            <text:p>9.78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6.9041" calcext:value-type="float">
            <text:p>86.9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0959" calcext:value-type="float">
            <text:p>13.0959</text:p>
          </table:table-cell>
        </table:table-row>
        <table:table-row table:style-name="ro1">
          <table:table-cell table:style-name="ce93" office:value-type="string" calcext:value-type="string">
            <text:p>grubhub-13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9.12" calcext:value-type="float">
            <text:p>9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" calcext:value-type="float">
            <text:p>6.96</text:p>
          </table:table-cell>
          <table:table-cell table:style-name="Default" office:value-type="float" office:value="16.08" calcext:value-type="float">
            <text:p>16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7164" calcext:value-type="float">
            <text:p>56.7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2836" calcext:value-type="float">
            <text:p>43.2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71.54" calcext:value-type="float">
            <text:p>7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199" calcext:value-type="float">
            <text:p>44.1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801" calcext:value-type="float">
            <text:p>55.8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6" calcext:value-type="float">
            <text:p>40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80.88" calcext:value-type="float">
            <text:p>80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429" calcext:value-type="float">
            <text:p>50.64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3571" calcext:value-type="float">
            <text:p>49.3571</text:p>
          </table:table-cell>
        </table:table-row>
        <table:table-row table:style-name="ro1">
          <table:table-cell table:style-name="ce93" office:value-type="string" calcext:value-type="string">
            <text:p>grubhub-13-1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65.18" calcext:value-type="float">
            <text:p>6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74.4" calcext:value-type="float">
            <text:p>74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6075" calcext:value-type="float">
            <text:p>87.60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925" calcext:value-type="float">
            <text:p>12.39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2" calcext:value-type="float">
            <text:p>66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85.1" calcext:value-type="float">
            <text:p>8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5194" calcext:value-type="float">
            <text:p>78.51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4806" calcext:value-type="float">
            <text:p>21.4806</text:p>
          </table:table-cell>
        </table:table-row>
        <table:table-row table:style-name="ro1">
          <table:table-cell table:style-name="ce93" office:value-type="string" calcext:value-type="string">
            <text:p>grubhub-13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9.42" calcext:value-type="float">
            <text:p>29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40.14" calcext:value-type="float">
            <text:p>4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2935" calcext:value-type="float">
            <text:p>73.2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7065" calcext:value-type="float">
            <text:p>26.70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26" calcext:value-type="float">
            <text:p>55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73.64" calcext:value-type="float">
            <text:p>73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0407" calcext:value-type="float">
            <text:p>75.0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593" calcext:value-type="float">
            <text:p>24.95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8" calcext:value-type="float">
            <text:p>18.38</text:p>
          </table:table-cell>
          <table:table-cell table:style-name="Default" office:value-type="float" office:value="87.34" calcext:value-type="float">
            <text:p>87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8.9558" calcext:value-type="float">
            <text:p>78.9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0442" calcext:value-type="float">
            <text:p>21.0442</text:p>
          </table:table-cell>
        </table:table-row>
        <table:table-row table:style-name="ro1">
          <table:table-cell table:style-name="ce93" office:value-type="string" calcext:value-type="string">
            <text:p>grubhub-13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15.74" calcext:value-type="float">
            <text:p>15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2135" calcext:value-type="float">
            <text:p>36.21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7865" calcext:value-type="float">
            <text:p>63.78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4" calcext:value-type="float">
            <text:p>10.04</text:p>
          </table:table-cell>
          <table:table-cell table:style-name="Default" office:value-type="float" office:value="21.04" calcext:value-type="float">
            <text:p>21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2814" calcext:value-type="float">
            <text:p>52.28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186" calcext:value-type="float">
            <text:p>47.7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65.08" calcext:value-type="float">
            <text:p>65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882" calcext:value-type="float">
            <text:p>45.8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118" calcext:value-type="float">
            <text:p>54.1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32" calcext:value-type="float">
            <text:p>41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04" calcext:value-type="float">
            <text:p>48.04</text:p>
          </table:table-cell>
          <table:table-cell table:style-name="Default" office:value-type="float" office:value="89.36" calcext:value-type="float">
            <text:p>89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399" calcext:value-type="float">
            <text:p>46.23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01" calcext:value-type="float">
            <text:p>53.7601</text:p>
          </table:table-cell>
        </table:table-row>
        <table:table-row table:style-name="ro1">
          <table:table-cell table:style-name="ce93" office:value-type="string" calcext:value-type="string">
            <text:p>grubhub-13-4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36" calcext:value-type="float">
            <text:p>12.36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6184" calcext:value-type="float">
            <text:p>42.61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3816" calcext:value-type="float">
            <text:p>57.38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96" calcext:value-type="float">
            <text:p>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46" calcext:value-type="float">
            <text:p>4.46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66" calcext:value-type="float">
            <text:p>66.7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34" calcext:value-type="float">
            <text:p>33.2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6" calcext:value-type="float">
            <text:p>26.66</text:p>
          </table:table-cell>
          <table:table-cell table:style-name="Default" office:value-type="float" office:value="51.66" calcext:value-type="float">
            <text:p>51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3933" calcext:value-type="float">
            <text:p>48.39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6067" calcext:value-type="float">
            <text:p>51.6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8" calcext:value-type="float">
            <text:p>35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69.82" calcext:value-type="float">
            <text:p>69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164" calcext:value-type="float">
            <text:p>50.81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836" calcext:value-type="float">
            <text:p>49.1836</text:p>
          </table:table-cell>
        </table:table-row>
        <table:table-row table:style-name="ro1">
          <table:table-cell table:style-name="ce93" office:value-type="string" calcext:value-type="string">
            <text:p>grubhub-13-5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4" calcext:value-type="float">
            <text:p>17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6424" calcext:value-type="float">
            <text:p>56.64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576" calcext:value-type="float">
            <text:p>43.35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74.22" calcext:value-type="float">
            <text:p>74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3228" calcext:value-type="float">
            <text:p>82.3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6772" calcext:value-type="float">
            <text:p>17.6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7.9" calcext:value-type="float">
            <text:p>77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91.02" calcext:value-type="float">
            <text:p>91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5856" calcext:value-type="float">
            <text:p>85.5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144" calcext:value-type="float">
            <text:p>14.4144</text:p>
          </table:table-cell>
        </table:table-row>
        <table:table-row table:style-name="ro1">
          <table:table-cell table:style-name="ce93" office:value-type="string" calcext:value-type="string">
            <text:p>grubhub-13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82" calcext:value-type="float">
            <text:p>14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29.98" calcext:value-type="float">
            <text:p>29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433" calcext:value-type="float">
            <text:p>49.4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567" calcext:value-type="float">
            <text:p>50.5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32" calcext:value-type="float">
            <text:p>28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58.18" calcext:value-type="float">
            <text:p>58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6765" calcext:value-type="float">
            <text:p>48.67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3235" calcext:value-type="float">
            <text:p>51.3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32" calcext:value-type="float">
            <text:p>43.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78" calcext:value-type="float">
            <text:p>25.78</text:p>
          </table:table-cell>
          <table:table-cell table:style-name="Default" office:value-type="float" office:value="69.1" calcext:value-type="float">
            <text:p>6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6918" calcext:value-type="float">
            <text:p>62.69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3082" calcext:value-type="float">
            <text:p>37.30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52" calcext:value-type="float">
            <text:p>65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4" calcext:value-type="float">
            <text:p>29.24</text:p>
          </table:table-cell>
          <table:table-cell table:style-name="Default" office:value-type="float" office:value="94.76" calcext:value-type="float">
            <text:p>94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1431" calcext:value-type="float">
            <text:p>69.14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8569" calcext:value-type="float">
            <text:p>30.8569</text:p>
          </table:table-cell>
        </table:table-row>
        <table:table-row table:style-name="ro1">
          <table:table-cell table:style-name="ce93" office:value-type="string" calcext:value-type="string">
            <text:p>grubhub-13-7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3.22" calcext:value-type="float">
            <text:p>43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9575" calcext:value-type="float">
            <text:p>72.95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0425" calcext:value-type="float">
            <text:p>27.04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34" calcext:value-type="float">
            <text:p>52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68.36" calcext:value-type="float">
            <text:p>6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6.5652" calcext:value-type="float">
            <text:p>76.56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4348" calcext:value-type="float">
            <text:p>23.4348</text:p>
          </table:table-cell>
        </table:table-row>
        <table:table-row table:style-name="ro1">
          <table:table-cell table:style-name="ce93" office:value-type="string" calcext:value-type="string">
            <text:p>grubhub-13-8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46.84" calcext:value-type="float">
            <text:p>46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81.92" calcext:value-type="float">
            <text:p>8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1777" calcext:value-type="float">
            <text:p>57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2.8223" calcext:value-type="float">
            <text:p>42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88" calcext:value-type="float">
            <text:p>68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03.96" calcext:value-type="float">
            <text:p>10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2563" calcext:value-type="float">
            <text:p>66.25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7437" calcext:value-type="float">
            <text:p>33.7437</text:p>
          </table:table-cell>
        </table:table-row>
        <table:table-row table:style-name="ro1">
          <table:table-cell table:style-name="ce93" office:value-type="string" calcext:value-type="string">
            <text:p>grubhub-13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88" calcext:value-type="float">
            <text:p>6.88</text:p>
          </table:table-cell>
          <table:table-cell table:style-name="Default" office:value-type="float" office:value="17.6" calcext:value-type="float">
            <text:p>17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9091" calcext:value-type="float">
            <text:p>60.90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0909" calcext:value-type="float">
            <text:p>39.09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84" calcext:value-type="float">
            <text:p>1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06" calcext:value-type="float">
            <text:p>22.06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0636" calcext:value-type="float">
            <text:p>46.06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9364" calcext:value-type="float">
            <text:p>53.93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58" calcext:value-type="float">
            <text:p>49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94" calcext:value-type="float">
            <text:p>48.94</text:p>
          </table:table-cell>
          <table:table-cell table:style-name="Default" office:value-type="float" office:value="98.52" calcext:value-type="float">
            <text:p>9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48" calcext:value-type="float">
            <text:p>50.3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52" calcext:value-type="float">
            <text:p>49.6752</text:p>
          </table:table-cell>
        </table:table-row>
        <table:table-row table:style-name="ro1">
          <table:table-cell table:style-name="ce93" office:value-type="string" calcext:value-type="string">
            <text:p>grubhub-14-0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1.08" calcext:value-type="float">
            <text:p>61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0393" calcext:value-type="float">
            <text:p>70.0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9607" calcext:value-type="float">
            <text:p>29.96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26" calcext:value-type="float">
            <text:p>44.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2.56" calcext:value-type="float">
            <text:p>62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7481" calcext:value-type="float">
            <text:p>70.7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2519" calcext:value-type="float">
            <text:p>29.2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3" calcext:value-type="float">
            <text:p>18.3</text:p>
          </table:table-cell>
          <table:table-cell table:style-name="Default" office:value-type="float" office:value="68.96" calcext:value-type="float">
            <text:p>68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4629" calcext:value-type="float">
            <text:p>73.46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5371" calcext:value-type="float">
            <text:p>26.5371</text:p>
          </table:table-cell>
        </table:table-row>
        <table:table-row table:style-name="ro1">
          <table:table-cell table:style-name="ce93" office:value-type="string" calcext:value-type="string">
            <text:p>grubhub-14-1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1.98" calcext:value-type="float">
            <text:p>31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43.96" calcext:value-type="float">
            <text:p>43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48" calcext:value-type="float">
            <text:p>72.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52" calcext:value-type="float">
            <text:p>27.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3.88" calcext:value-type="float">
            <text:p>4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6" calcext:value-type="float">
            <text:p>15.56</text:p>
          </table:table-cell>
          <table:table-cell table:style-name="Default" office:value-type="float" office:value="59.44" calcext:value-type="float">
            <text:p>59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8223" calcext:value-type="float">
            <text:p>73.8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1777" calcext:value-type="float">
            <text:p>26.1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7.58" calcext:value-type="float">
            <text:p>57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6" calcext:value-type="float">
            <text:p>21.26</text:p>
          </table:table-cell>
          <table:table-cell table:style-name="Default" office:value-type="float" office:value="78.84" calcext:value-type="float">
            <text:p>78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3.034" calcext:value-type="float">
            <text:p>73.0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966" calcext:value-type="float">
            <text:p>26.966</text:p>
          </table:table-cell>
        </table:table-row>
        <table:table-row table:style-name="ro1">
          <table:table-cell table:style-name="ce93" office:value-type="string" calcext:value-type="string">
            <text:p>grubhub-14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5.16" calcext:value-type="float">
            <text:p>15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8" calcext:value-type="float">
            <text:p>21.38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4888" calcext:value-type="float">
            <text:p>41.4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5112" calcext:value-type="float">
            <text:p>58.51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24" calcext:value-type="float">
            <text:p>21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66" calcext:value-type="float">
            <text:p>30.66</text:p>
          </table:table-cell>
          <table:table-cell table:style-name="Default" office:value-type="float" office:value="51.9" calcext:value-type="float">
            <text:p>51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9249" calcext:value-type="float">
            <text:p>40.92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0751" calcext:value-type="float">
            <text:p>59.07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12.16" calcext:value-type="float">
            <text:p>12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289" calcext:value-type="float">
            <text:p>50.3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6711" calcext:value-type="float">
            <text:p>49.6711</text:p>
          </table:table-cell>
        </table:table-row>
        <table:table-row table:style-name="ro1">
          <table:table-cell table:style-name="ce93" office:value-type="string" calcext:value-type="string">
            <text:p>grubhub-14-3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7.52" calcext:value-type="float">
            <text:p>47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62.54" calcext:value-type="float">
            <text:p>6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5.9834" calcext:value-type="float">
            <text:p>75.9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0166" calcext:value-type="float">
            <text:p>24.0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4" calcext:value-type="float">
            <text:p>46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74" calcext:value-type="float">
            <text:p>28.74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7717" calcext:value-type="float">
            <text:p>61.7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2283" calcext:value-type="float">
            <text:p>38.2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7" calcext:value-type="float">
            <text:p>51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26" calcext:value-type="float">
            <text:p>26.2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161" calcext:value-type="float">
            <text:p>66.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6839" calcext:value-type="float">
            <text:p>33.6839</text:p>
          </table:table-cell>
        </table:table-row>
        <table:table-row table:style-name="ro1">
          <table:table-cell table:style-name="ce93" office:value-type="string" calcext:value-type="string">
            <text:p>grubhub-14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5.8" calcext:value-type="float">
            <text:p>45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70.98" calcext:value-type="float">
            <text:p>70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5252" calcext:value-type="float">
            <text:p>64.52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4748" calcext:value-type="float">
            <text:p>35.4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24" calcext:value-type="float">
            <text:p>63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18" calcext:value-type="float">
            <text:p>25.18</text:p>
          </table:table-cell>
          <table:table-cell table:style-name="Default" office:value-type="float" office:value="88.42" calcext:value-type="float">
            <text:p>88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23" calcext:value-type="float">
            <text:p>71.52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4777" calcext:value-type="float">
            <text:p>28.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44" calcext:value-type="float">
            <text:p>95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4" calcext:value-type="float">
            <text:p>19.24</text:p>
          </table:table-cell>
          <table:table-cell table:style-name="Default" office:value-type="float" office:value="114.68" calcext:value-type="float">
            <text:p>114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2229" calcext:value-type="float">
            <text:p>83.22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7771" calcext:value-type="float">
            <text:p>16.7771</text:p>
          </table:table-cell>
        </table:table-row>
        <table:table-row table:style-name="ro1">
          <table:table-cell table:style-name="ce93" office:value-type="string" calcext:value-type="string">
            <text:p>grubhub-14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3.6" calcext:value-type="float">
            <text:p>43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54.02" calcext:value-type="float">
            <text:p>54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7108" calcext:value-type="float">
            <text:p>80.71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2892" calcext:value-type="float">
            <text:p>19.28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42" calcext:value-type="float">
            <text:p>10.42</text:p>
          </table:table-cell>
          <table:table-cell table:style-name="Default" office:value-type="float" office:value="71.42" calcext:value-type="float">
            <text:p>7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4102" calcext:value-type="float">
            <text:p>85.41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5898" calcext:value-type="float">
            <text:p>14.58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95.1" calcext:value-type="float">
            <text:p>95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885" calcext:value-type="float">
            <text:p>85.88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115" calcext:value-type="float">
            <text:p>14.1115</text:p>
          </table:table-cell>
        </table:table-row>
        <table:table-row table:style-name="ro1">
          <table:table-cell table:style-name="ce93" office:value-type="string" calcext:value-type="string">
            <text:p>grubhub-14-6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18" calcext:value-type="float">
            <text:p>9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42" calcext:value-type="float">
            <text:p>11.42</text:p>
          </table:table-cell>
          <table:table-cell table:style-name="Default" office:value-type="float" office:value="20.6" calcext:value-type="float">
            <text:p>20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5631" calcext:value-type="float">
            <text:p>44.5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4369" calcext:value-type="float">
            <text:p>55.4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46" calcext:value-type="float">
            <text:p>3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61.96" calcext:value-type="float">
            <text:p>61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0026" calcext:value-type="float">
            <text:p>54.00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974" calcext:value-type="float">
            <text:p>45.9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8" calcext:value-type="float">
            <text:p>46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6" calcext:value-type="float">
            <text:p>37.66</text:p>
          </table:table-cell>
          <table:table-cell table:style-name="Default" office:value-type="float" office:value="83.84" calcext:value-type="float">
            <text:p>83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0811" calcext:value-type="float">
            <text:p>55.08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9189" calcext:value-type="float">
            <text:p>44.91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54" calcext:value-type="float">
            <text:p>24.54</text:p>
          </table:table-cell>
          <table:table-cell table:style-name="Default" office:value-type="float" office:value="96.06" calcext:value-type="float">
            <text:p>96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4535" calcext:value-type="float">
            <text:p>74.4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5465" calcext:value-type="float">
            <text:p>25.5465</text:p>
          </table:table-cell>
        </table:table-row>
        <table:table-row table:style-name="ro1">
          <table:table-cell table:style-name="ce93" office:value-type="string" calcext:value-type="string">
            <text:p>grubhub-14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18" calcext:value-type="float">
            <text:p>12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299" calcext:value-type="float">
            <text:p>47.42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701" calcext:value-type="float">
            <text:p>52.57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68" calcext:value-type="float">
            <text:p>26.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57.8" calcext:value-type="float">
            <text:p>57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592" calcext:value-type="float">
            <text:p>46.15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8408" calcext:value-type="float">
            <text:p>53.84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44" calcext:value-type="float">
            <text:p>31.44</text:p>
          </table:table-cell>
          <table:table-cell table:style-name="Default" office:value-type="float" office:value="70.66" calcext:value-type="float">
            <text:p>70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052" calcext:value-type="float">
            <text:p>55.5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948" calcext:value-type="float">
            <text:p>44.4948</text:p>
          </table:table-cell>
        </table:table-row>
        <table:table-row table:style-name="ro1">
          <table:table-cell table:style-name="ce93" office:value-type="string" calcext:value-type="string">
            <text:p>grubhub-14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4444" calcext:value-type="float">
            <text:p>44.44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5.5556" calcext:value-type="float">
            <text:p>55.5556</text:p>
          </table:table-cell>
        </table:table-row>
        <table:table-row table:style-name="ro1">
          <table:table-cell table:style-name="ce93" office:value-type="string" calcext:value-type="string">
            <text:p>grubhub-14-9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14.44" calcext:value-type="float">
            <text:p>14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84" calcext:value-type="float">
            <text:p>34.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22" calcext:value-type="float">
            <text:p>7.22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834" calcext:value-type="float">
            <text:p>82.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6" calcext:value-type="float">
            <text:p>17.1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2" calcext:value-type="float">
            <text:p>4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9837" calcext:value-type="float">
            <text:p>70.9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0163" calcext:value-type="float">
            <text:p>29.01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36" calcext:value-type="float">
            <text:p>66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66" calcext:value-type="float">
            <text:p>13.66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2.9293" calcext:value-type="float">
            <text:p>82.9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0707" calcext:value-type="float">
            <text:p>17.0707</text:p>
          </table:table-cell>
        </table:table-row>
        <table:table-row table:style-name="ro1">
          <table:table-cell table:style-name="ce93" office:value-type="string" calcext:value-type="string">
            <text:p>grubhub-15-0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8" calcext:value-type="float">
            <text:p>19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82" calcext:value-type="float">
            <text:p>17.82</text:p>
          </table:table-cell>
          <table:table-cell table:style-name="Default" office:value-type="float" office:value="37.2" calcext:value-type="float">
            <text:p>37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0968" calcext:value-type="float">
            <text:p>52.09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9032" calcext:value-type="float">
            <text:p>47.9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6" calcext:value-type="float">
            <text:p>47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18" calcext:value-type="float">
            <text:p>29.18</text:p>
          </table:table-cell>
          <table:table-cell table:style-name="Default" office:value-type="float" office:value="76.94" calcext:value-type="float">
            <text:p>76.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743" calcext:value-type="float">
            <text:p>62.0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257" calcext:value-type="float">
            <text:p>37.9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7713" calcext:value-type="float">
            <text:p>71.7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2287" calcext:value-type="float">
            <text:p>28.22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7" calcext:value-type="float">
            <text:p>7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94" calcext:value-type="float">
            <text:p>45.94</text:p>
          </table:table-cell>
          <table:table-cell table:style-name="Default" office:value-type="float" office:value="125.64" calcext:value-type="float">
            <text:p>125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4352" calcext:value-type="float">
            <text:p>63.4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5648" calcext:value-type="float">
            <text:p>36.5648</text:p>
          </table:table-cell>
        </table:table-row>
        <table:table-row table:style-name="ro1">
          <table:table-cell table:style-name="ce93" office:value-type="string" calcext:value-type="string">
            <text:p>grubhub-15-1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6" calcext:value-type="float">
            <text:p>12.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16" calcext:value-type="float">
            <text:p>8.16</text:p>
          </table:table-cell>
          <table:table-cell table:style-name="Default" office:value-type="float" office:value="20.82" calcext:value-type="float">
            <text:p>20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8069" calcext:value-type="float">
            <text:p>60.8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1931" calcext:value-type="float">
            <text:p>39.19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06" calcext:value-type="float">
            <text:p>33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47.48" calcext:value-type="float">
            <text:p>47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6293" calcext:value-type="float">
            <text:p>69.62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707" calcext:value-type="float">
            <text:p>30.37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66.28" calcext:value-type="float">
            <text:p>66.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7387" calcext:value-type="float">
            <text:p>68.7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2613" calcext:value-type="float">
            <text:p>31.2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5" calcext:value-type="float">
            <text:p>87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101.92" calcext:value-type="float">
            <text:p>101.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5.8516" calcext:value-type="float">
            <text:p>85.8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.1484" calcext:value-type="float">
            <text:p>14.1484</text:p>
          </table:table-cell>
        </table:table-row>
        <table:table-row table:style-name="ro1">
          <table:table-cell table:style-name="ce93" office:value-type="string" calcext:value-type="string">
            <text:p>grubhub-15-2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3.88" calcext:value-type="float">
            <text:p>33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53.46" calcext:value-type="float">
            <text:p>53.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745" calcext:value-type="float">
            <text:p>63.37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255" calcext:value-type="float">
            <text:p>36.62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16" calcext:value-type="float">
            <text:p>50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8" calcext:value-type="float">
            <text:p>19.58</text:p>
          </table:table-cell>
          <table:table-cell table:style-name="Default" office:value-type="float" office:value="69.74" calcext:value-type="float">
            <text:p>6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9243" calcext:value-type="float">
            <text:p>71.92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0757" calcext:value-type="float">
            <text:p>28.07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52" calcext:value-type="float">
            <text:p>80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7.3888" calcext:value-type="float">
            <text:p>87.38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6112" calcext:value-type="float">
            <text:p>12.6112</text:p>
          </table:table-cell>
        </table:table-row>
        <table:table-row table:style-name="ro1">
          <table:table-cell table:style-name="ce93" office:value-type="string" calcext:value-type="string">
            <text:p>grubhub-15-3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16" calcext:value-type="float">
            <text:p>1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482" calcext:value-type="float">
            <text:p>47.4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518" calcext:value-type="float">
            <text:p>52.5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44" calcext:value-type="float">
            <text:p>3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1.42" calcext:value-type="float">
            <text:p>51.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0883" calcext:value-type="float">
            <text:p>63.08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9117" calcext:value-type="float">
            <text:p>36.9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74" calcext:value-type="float">
            <text:p>3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98" calcext:value-type="float">
            <text:p>18.98</text:p>
          </table:table-cell>
          <table:table-cell table:style-name="Default" office:value-type="float" office:value="58.72" calcext:value-type="float">
            <text:p>58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6771" calcext:value-type="float">
            <text:p>67.67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3229" calcext:value-type="float">
            <text:p>32.3229</text:p>
          </table:table-cell>
        </table:table-row>
        <table:table-row table:style-name="ro1">
          <table:table-cell table:style-name="ce93" office:value-type="string" calcext:value-type="string">
            <text:p>grubhub-15-4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28.52" calcext:value-type="float">
            <text:p>28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06" calcext:value-type="float">
            <text:p>18.06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228" calcext:value-type="float">
            <text:p>61.2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72" calcext:value-type="float">
            <text:p>38.7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44" calcext:value-type="float">
            <text:p>52.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3486" calcext:value-type="float">
            <text:p>63.34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6514" calcext:value-type="float">
            <text:p>36.65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4" calcext:value-type="float">
            <text:p>67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94" calcext:value-type="float">
            <text:p>37.94</text:p>
          </table:table-cell>
          <table:table-cell table:style-name="Default" office:value-type="float" office:value="104.98" calcext:value-type="float">
            <text:p>104.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8598" calcext:value-type="float">
            <text:p>63.8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1402" calcext:value-type="float">
            <text:p>36.1402</text:p>
          </table:table-cell>
        </table:table-row>
        <table:table-row table:style-name="ro1">
          <table:table-cell table:style-name="ce93" office:value-type="string" calcext:value-type="string">
            <text:p>grubhub-15-5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4.8" calcext:value-type="float">
            <text:p>44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68" calcext:value-type="float">
            <text:p>24.68</text:p>
          </table:table-cell>
          <table:table-cell table:style-name="Default" office:value-type="float" office:value="69.48" calcext:value-type="float">
            <text:p>69.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4.479" calcext:value-type="float">
            <text:p>64.4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.521" calcext:value-type="float">
            <text:p>35.5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88" calcext:value-type="float">
            <text:p>52.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4.48" calcext:value-type="float">
            <text:p>34.48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5311" calcext:value-type="float">
            <text:p>60.5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4689" calcext:value-type="float">
            <text:p>39.4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8.08" calcext:value-type="float">
            <text:p>98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6" calcext:value-type="float">
            <text:p>3.56</text:p>
          </table:table-cell>
          <table:table-cell table:style-name="Default" office:value-type="float" office:value="101.64" calcext:value-type="float">
            <text:p>101.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6.4974" calcext:value-type="float">
            <text:p>96.49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0256" calcext:value-type="float">
            <text:p>3.50256</text:p>
          </table:table-cell>
        </table:table-row>
        <table:table-row table:style-name="ro1">
          <table:table-cell table:style-name="ce93" office:value-type="string" calcext:value-type="string">
            <text:p>grubhub-15-6.tsp 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32.4" calcext:value-type="float">
            <text:p>3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53.7" calcext:value-type="float">
            <text:p>53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3352" calcext:value-type="float">
            <text:p>60.3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6648" calcext:value-type="float">
            <text:p>39.6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6" calcext:value-type="float">
            <text:p>53.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.98" calcext:value-type="float">
            <text:p>25.98</text:p>
          </table:table-cell>
          <table:table-cell table:style-name="Default" office:value-type="float" office:value="79.74" calcext:value-type="float">
            <text:p>79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4191" calcext:value-type="float">
            <text:p>67.419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809" calcext:value-type="float">
            <text:p>32.5809</text:p>
          </table:table-cell>
        </table:table-row>
        <table:table-row table:style-name="ro1">
          <table:table-cell table:style-name="ce93" office:value-type="string" calcext:value-type="string">
            <text:p>grubhub-15-7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" calcext:value-type="float">
            <text:p>9.9</text:p>
          </table:table-cell>
          <table:table-cell table:style-name="Default" office:value-type="float" office:value="17.06" calcext:value-type="float">
            <text:p>17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695" calcext:value-type="float">
            <text:p>41.96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8.0305" calcext:value-type="float">
            <text:p>58.03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.36" calcext:value-type="float">
            <text:p>31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7354" calcext:value-type="float">
            <text:p>53.73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2646" calcext:value-type="float">
            <text:p>46.26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1.58" calcext:value-type="float">
            <text:p>51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32" calcext:value-type="float">
            <text:p>19.32</text:p>
          </table:table-cell>
          <table:table-cell table:style-name="Default" office:value-type="float" office:value="70.9" calcext:value-type="float">
            <text:p>7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2.7504" calcext:value-type="float">
            <text:p>72.75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2496" calcext:value-type="float">
            <text:p>27.2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3.58" calcext:value-type="float">
            <text:p>63.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4.92" calcext:value-type="float">
            <text:p>24.92</text:p>
          </table:table-cell>
          <table:table-cell table:style-name="Default" office:value-type="float" office:value="88.5" calcext:value-type="float">
            <text:p>88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8418" calcext:value-type="float">
            <text:p>71.84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.1582" calcext:value-type="float">
            <text:p>28.1582</text:p>
          </table:table-cell>
        </table:table-row>
        <table:table-row table:style-name="ro1">
          <table:table-cell table:style-name="ce93" office:value-type="string" calcext:value-type="string">
            <text:p>grubhub-15-8.ts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23.38" calcext:value-type="float">
            <text:p>23.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7237" calcext:value-type="float">
            <text:p>66.72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2763" calcext:value-type="float">
            <text:p>33.27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0.04" calcext:value-type="float">
            <text:p>3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37.82" calcext:value-type="float">
            <text:p>37.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9.4289" calcext:value-type="float">
            <text:p>79.42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.5711" calcext:value-type="float">
            <text:p>20.57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4.74" calcext:value-type="float">
            <text:p>4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49.72" calcext:value-type="float">
            <text:p>49.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9839" calcext:value-type="float">
            <text:p>89.98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0161" calcext:value-type="float">
            <text:p>10.0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54" calcext:value-type="float">
            <text:p>66.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98" calcext:value-type="float">
            <text:p>4.98</text:p>
          </table:table-cell>
          <table:table-cell table:style-name="Default" office:value-type="float" office:value="71.52" calcext:value-type="float">
            <text:p>71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0369" calcext:value-type="float">
            <text:p>93.03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96309" calcext:value-type="float">
            <text:p>6.96309</text:p>
          </table:table-cell>
        </table:table-row>
        <table:table-row table:style-name="ro1">
          <table:table-cell table:style-name="ce111" office:value-type="string" calcext:value-type="string">
            <text:p>grubhub-15-9.tsp 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18" calcext:value-type="float">
            <text:p>40.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74.08" calcext:value-type="float">
            <text:p>74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2387" calcext:value-type="float">
            <text:p>54.23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5.7613" calcext:value-type="float">
            <text:p>45.76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56" calcext:value-type="float">
            <text:p>46.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18" calcext:value-type="float">
            <text:p>48.18</text:p>
          </table:table-cell>
          <table:table-cell table:style-name="Default" office:value-type="float" office:value="94.74" calcext:value-type="float">
            <text:p>94.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145" calcext:value-type="float">
            <text:p>49.1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855" calcext:value-type="float">
            <text:p>50.855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table:table-column table:style-name="co17" table:default-cell-style-name="ce113"/>
        <table:table-column table:style-name="co18" table:number-columns-repeated="3" table:default-cell-style-name="ce88"/>
        <table:table-column table:style-name="co19" table:default-cell-style-name="ce88"/>
        <table:table-column table:style-name="co18" table:number-columns-repeated="4" table:default-cell-style-name="ce88"/>
        <table:table-column table:style-name="co20" table:default-cell-style-name="ce88"/>
        <table:table-column table:style-name="co18" table:default-cell-style-name="ce88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118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118"/>
          <table:table-cell table:style-name="ce118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118"/>
          <table:table-cell table:style-name="ce118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118"/>
          <table:table-cell table:style-name="ce118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118"/>
        </table:table-row>
        <table:table-row table:style-name="ro2">
          <table:table-cell table:style-name="ce112" office:value-type="string" calcext:value-type="string" table:number-columns-spanned="1" table:number-rows-spanned="2">
            <text:p>Instance</text:p>
          </table:table-cell>
          <table:table-cell table:style-name="ce112" office:value-type="string" calcext:value-type="string" table:number-columns-spanned="5" table:number-rows-spanned="1">
            <text:p>Parcel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Parcel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Parcel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Parcel</text:p>
          </table:table-cell>
          <table:covered-table-cell table:number-columns-repeated="4" table:style-name="ce112"/>
        </table:table-row>
        <table:table-row table:style-name="ro1">
          <table:covered-table-cell table:style-name="ce112"/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stats'.E3]" office:value-type="float" office:value="0" calcext:value-type="float">
            <text:p>0</text:p>
          </table:table-cell>
          <table:table-cell table:formula="of:=[$'Parcel stats'.F3]" office:value-type="float" office:value="0" calcext:value-type="float">
            <text:p>0</text:p>
          </table:table-cell>
          <table:table-cell table:formula="of:=[$'Parcel stats'.G3]" office:value-type="float" office:value="0" calcext:value-type="float">
            <text:p>0</text:p>
          </table:table-cell>
          <table:table-cell table:formula="of:=[$'Parcel stats'.I3]" office:value-type="float" office:value="0" calcext:value-type="float">
            <text:p>0</text:p>
          </table:table-cell>
          <table:table-cell table:formula="of:=[$'Parcel stats'.J3]" office:value-type="float" office:value="0" calcext:value-type="float">
            <text:p>0</text:p>
          </table:table-cell>
          <table:table-cell table:formula="of:=[$'Parcel stats'.N3]" office:value-type="float" office:value="0" calcext:value-type="float">
            <text:p>0</text:p>
          </table:table-cell>
          <table:table-cell table:formula="of:=[$'Parcel stats'.O3]" office:value-type="float" office:value="0" calcext:value-type="float">
            <text:p>0</text:p>
          </table:table-cell>
          <table:table-cell table:formula="of:=[$'Parcel stats'.P3]" office:value-type="float" office:value="0" calcext:value-type="float">
            <text:p>0</text:p>
          </table:table-cell>
          <table:table-cell table:formula="of:=[$'Parcel stats'.R3]" office:value-type="float" office:value="0" calcext:value-type="float">
            <text:p>0</text:p>
          </table:table-cell>
          <table:table-cell table:formula="of:=[$'Parcel stats'.S3]" office:value-type="float" office:value="0" calcext:value-type="float">
            <text:p>0</text:p>
          </table:table-cell>
          <table:table-cell table:formula="of:=[$'Parcel stats'.W3]" office:value-type="float" office:value="0" calcext:value-type="float">
            <text:p>0</text:p>
          </table:table-cell>
          <table:table-cell table:formula="of:=[$'Parcel stats'.X3]" office:value-type="float" office:value="0" calcext:value-type="float">
            <text:p>0</text:p>
          </table:table-cell>
          <table:table-cell table:formula="of:=[$'Parcel stats'.Y3]" office:value-type="float" office:value="0" calcext:value-type="float">
            <text:p>0</text:p>
          </table:table-cell>
          <table:table-cell table:formula="of:=[$'Parcel stats'.AA3]" office:value-type="float" office:value="0" calcext:value-type="float">
            <text:p>0</text:p>
          </table:table-cell>
          <table:table-cell table:formula="of:=[$'Parcel stats'.AB3]" office:value-type="float" office:value="0" calcext:value-type="float">
            <text:p>0</text:p>
          </table:table-cell>
          <table:table-cell table:formula="of:=[$'Parcel stats'.AF3]" office:value-type="float" office:value="0" calcext:value-type="float">
            <text:p>0</text:p>
          </table:table-cell>
          <table:table-cell table:formula="of:=[$'Parcel stats'.AG3]" office:value-type="float" office:value="46.816" calcext:value-type="float">
            <text:p>46.816</text:p>
          </table:table-cell>
          <table:table-cell table:formula="of:=[$'Parcel stats'.AH3]" office:value-type="float" office:value="39.4588" calcext:value-type="float">
            <text:p>39.4588</text:p>
          </table:table-cell>
          <table:table-cell table:formula="of:=[$'Parcel stats'.AJ3]" office:value-type="float" office:value="0.01" calcext:value-type="float">
            <text:p>0.01</text:p>
          </table:table-cell>
          <table:table-cell table:formula="of:=[$'Parcel stats'.AK3]" office:value-type="float" office:value="7.3572" calcext:value-type="float">
            <text:p>7.3572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stats'.E4]" office:value-type="float" office:value="0" calcext:value-type="float">
            <text:p>0</text:p>
          </table:table-cell>
          <table:table-cell table:formula="of:=[$'Parcel stats'.F4]" office:value-type="float" office:value="11.289" calcext:value-type="float">
            <text:p>11.289</text:p>
          </table:table-cell>
          <table:table-cell table:formula="of:=[$'Parcel stats'.G4]" office:value-type="float" office:value="9.9176" calcext:value-type="float">
            <text:p>9.9176</text:p>
          </table:table-cell>
          <table:table-cell table:formula="of:=[$'Parcel stats'.I4]" office:value-type="float" office:value="0" calcext:value-type="float">
            <text:p>0</text:p>
          </table:table-cell>
          <table:table-cell table:formula="of:=[$'Parcel stats'.J4]" office:value-type="float" office:value="1.3714" calcext:value-type="float">
            <text:p>1.3714</text:p>
          </table:table-cell>
          <table:table-cell table:formula="of:=[$'Parcel stats'.N4]" office:value-type="float" office:value="0" calcext:value-type="float">
            <text:p>0</text:p>
          </table:table-cell>
          <table:table-cell table:formula="of:=[$'Parcel stats'.O4]" office:value-type="float" office:value="11.289" calcext:value-type="float">
            <text:p>11.289</text:p>
          </table:table-cell>
          <table:table-cell table:formula="of:=[$'Parcel stats'.P4]" office:value-type="float" office:value="9.9176" calcext:value-type="float">
            <text:p>9.9176</text:p>
          </table:table-cell>
          <table:table-cell table:formula="of:=[$'Parcel stats'.R4]" office:value-type="float" office:value="0" calcext:value-type="float">
            <text:p>0</text:p>
          </table:table-cell>
          <table:table-cell table:formula="of:=[$'Parcel stats'.S4]" office:value-type="float" office:value="1.3714" calcext:value-type="float">
            <text:p>1.3714</text:p>
          </table:table-cell>
          <table:table-cell table:formula="of:=[$'Parcel stats'.W4]" office:value-type="float" office:value="0" calcext:value-type="float">
            <text:p>0</text:p>
          </table:table-cell>
          <table:table-cell table:formula="of:=[$'Parcel stats'.X4]" office:value-type="float" office:value="23.1424" calcext:value-type="float">
            <text:p>23.1424</text:p>
          </table:table-cell>
          <table:table-cell table:formula="of:=[$'Parcel stats'.Y4]" office:value-type="float" office:value="20.286" calcext:value-type="float">
            <text:p>20.286</text:p>
          </table:table-cell>
          <table:table-cell table:formula="of:=[$'Parcel stats'.AA4]" office:value-type="float" office:value="0" calcext:value-type="float">
            <text:p>0</text:p>
          </table:table-cell>
          <table:table-cell table:formula="of:=[$'Parcel stats'.AB4]" office:value-type="float" office:value="2.8564" calcext:value-type="float">
            <text:p>2.8564</text:p>
          </table:table-cell>
          <table:table-cell table:formula="of:=[$'Parcel stats'.AF4]" office:value-type="float" office:value="0" calcext:value-type="float">
            <text:p>0</text:p>
          </table:table-cell>
          <table:table-cell table:formula="of:=[$'Parcel stats'.AG4]" office:value-type="float" office:value="48.6918" calcext:value-type="float">
            <text:p>48.6918</text:p>
          </table:table-cell>
          <table:table-cell table:formula="of:=[$'Parcel stats'.AH4]" office:value-type="float" office:value="37.7568" calcext:value-type="float">
            <text:p>37.7568</text:p>
          </table:table-cell>
          <table:table-cell table:formula="of:=[$'Parcel stats'.AJ4]" office:value-type="float" office:value="0.06" calcext:value-type="float">
            <text:p>0.06</text:p>
          </table:table-cell>
          <table:table-cell table:formula="of:=[$'Parcel stats'.AK4]" office:value-type="float" office:value="10.935" calcext:value-type="float">
            <text:p>10.935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stats'.E5]" office:value-type="float" office:value="0" calcext:value-type="float">
            <text:p>0</text:p>
          </table:table-cell>
          <table:table-cell table:formula="of:=[$'Parcel stats'.F5]" office:value-type="float" office:value="0" calcext:value-type="float">
            <text:p>0</text:p>
          </table:table-cell>
          <table:table-cell table:formula="of:=[$'Parcel stats'.G5]" office:value-type="float" office:value="0" calcext:value-type="float">
            <text:p>0</text:p>
          </table:table-cell>
          <table:table-cell table:formula="of:=[$'Parcel stats'.I5]" office:value-type="float" office:value="0" calcext:value-type="float">
            <text:p>0</text:p>
          </table:table-cell>
          <table:table-cell table:formula="of:=[$'Parcel stats'.J5]" office:value-type="float" office:value="0" calcext:value-type="float">
            <text:p>0</text:p>
          </table:table-cell>
          <table:table-cell table:formula="of:=[$'Parcel stats'.N5]" office:value-type="float" office:value="0" calcext:value-type="float">
            <text:p>0</text:p>
          </table:table-cell>
          <table:table-cell table:formula="of:=[$'Parcel stats'.O5]" office:value-type="float" office:value="8.3508" calcext:value-type="float">
            <text:p>8.3508</text:p>
          </table:table-cell>
          <table:table-cell table:formula="of:=[$'Parcel stats'.P5]" office:value-type="float" office:value="8.2248" calcext:value-type="float">
            <text:p>8.2248</text:p>
          </table:table-cell>
          <table:table-cell table:formula="of:=[$'Parcel stats'.R5]" office:value-type="float" office:value="0" calcext:value-type="float">
            <text:p>0</text:p>
          </table:table-cell>
          <table:table-cell table:formula="of:=[$'Parcel stats'.S5]" office:value-type="float" office:value="0.126" calcext:value-type="float">
            <text:p>0.126</text:p>
          </table:table-cell>
          <table:table-cell table:formula="of:=[$'Parcel stats'.W5]" office:value-type="float" office:value="0" calcext:value-type="float">
            <text:p>0</text:p>
          </table:table-cell>
          <table:table-cell table:formula="of:=[$'Parcel stats'.X5]" office:value-type="float" office:value="37.0044" calcext:value-type="float">
            <text:p>37.0044</text:p>
          </table:table-cell>
          <table:table-cell table:formula="of:=[$'Parcel stats'.Y5]" office:value-type="float" office:value="32.2092" calcext:value-type="float">
            <text:p>32.2092</text:p>
          </table:table-cell>
          <table:table-cell table:formula="of:=[$'Parcel stats'.AA5]" office:value-type="float" office:value="0.01" calcext:value-type="float">
            <text:p>0.01</text:p>
          </table:table-cell>
          <table:table-cell table:formula="of:=[$'Parcel stats'.AB5]" office:value-type="float" office:value="4.7952" calcext:value-type="float">
            <text:p>4.7952</text:p>
          </table:table-cell>
          <table:table-cell table:formula="of:=[$'Parcel stats'.AF5]" office:value-type="float" office:value="0" calcext:value-type="float">
            <text:p>0</text:p>
          </table:table-cell>
          <table:table-cell table:formula="of:=[$'Parcel stats'.AG5]" office:value-type="float" office:value="43.6952" calcext:value-type="float">
            <text:p>43.6952</text:p>
          </table:table-cell>
          <table:table-cell table:formula="of:=[$'Parcel stats'.AH5]" office:value-type="float" office:value="35.834" calcext:value-type="float">
            <text:p>35.834</text:p>
          </table:table-cell>
          <table:table-cell table:formula="of:=[$'Parcel stats'.AJ5]" office:value-type="float" office:value="0.02" calcext:value-type="float">
            <text:p>0.02</text:p>
          </table:table-cell>
          <table:table-cell table:formula="of:=[$'Parcel stats'.AK5]" office:value-type="float" office:value="7.8612" calcext:value-type="float">
            <text:p>7.861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stats'.E6]" office:value-type="float" office:value="0" calcext:value-type="float">
            <text:p>0</text:p>
          </table:table-cell>
          <table:table-cell table:formula="of:=[$'Parcel stats'.F6]" office:value-type="float" office:value="0" calcext:value-type="float">
            <text:p>0</text:p>
          </table:table-cell>
          <table:table-cell table:formula="of:=[$'Parcel stats'.G6]" office:value-type="float" office:value="0" calcext:value-type="float">
            <text:p>0</text:p>
          </table:table-cell>
          <table:table-cell table:formula="of:=[$'Parcel stats'.I6]" office:value-type="float" office:value="0" calcext:value-type="float">
            <text:p>0</text:p>
          </table:table-cell>
          <table:table-cell table:formula="of:=[$'Parcel stats'.J6]" office:value-type="float" office:value="0" calcext:value-type="float">
            <text:p>0</text:p>
          </table:table-cell>
          <table:table-cell table:formula="of:=[$'Parcel stats'.N6]" office:value-type="float" office:value="0" calcext:value-type="float">
            <text:p>0</text:p>
          </table:table-cell>
          <table:table-cell table:formula="of:=[$'Parcel stats'.O6]" office:value-type="float" office:value="16.104" calcext:value-type="float">
            <text:p>16.104</text:p>
          </table:table-cell>
          <table:table-cell table:formula="of:=[$'Parcel stats'.P6]" office:value-type="float" office:value="13.5792" calcext:value-type="float">
            <text:p>13.5792</text:p>
          </table:table-cell>
          <table:table-cell table:formula="of:=[$'Parcel stats'.R6]" office:value-type="float" office:value="0" calcext:value-type="float">
            <text:p>0</text:p>
          </table:table-cell>
          <table:table-cell table:formula="of:=[$'Parcel stats'.S6]" office:value-type="float" office:value="2.5248" calcext:value-type="float">
            <text:p>2.5248</text:p>
          </table:table-cell>
          <table:table-cell table:formula="of:=[$'Parcel stats'.W6]" office:value-type="float" office:value="0" calcext:value-type="float">
            <text:p>0</text:p>
          </table:table-cell>
          <table:table-cell table:formula="of:=[$'Parcel stats'.X6]" office:value-type="float" office:value="25.4508" calcext:value-type="float">
            <text:p>25.4508</text:p>
          </table:table-cell>
          <table:table-cell table:formula="of:=[$'Parcel stats'.Y6]" office:value-type="float" office:value="20.7184" calcext:value-type="float">
            <text:p>20.7184</text:p>
          </table:table-cell>
          <table:table-cell table:formula="of:=[$'Parcel stats'.AA6]" office:value-type="float" office:value="0.01" calcext:value-type="float">
            <text:p>0.01</text:p>
          </table:table-cell>
          <table:table-cell table:formula="of:=[$'Parcel stats'.AB6]" office:value-type="float" office:value="4.7324" calcext:value-type="float">
            <text:p>4.7324</text:p>
          </table:table-cell>
          <table:table-cell table:formula="of:=[$'Parcel stats'.AF6]" office:value-type="float" office:value="0" calcext:value-type="float">
            <text:p>0</text:p>
          </table:table-cell>
          <table:table-cell table:formula="of:=[$'Parcel stats'.AG6]" office:value-type="float" office:value="43.5624" calcext:value-type="float">
            <text:p>43.5624</text:p>
          </table:table-cell>
          <table:table-cell table:formula="of:=[$'Parcel stats'.AH6]" office:value-type="float" office:value="32.6416" calcext:value-type="float">
            <text:p>32.6416</text:p>
          </table:table-cell>
          <table:table-cell table:formula="of:=[$'Parcel stats'.AJ6]" office:value-type="float" office:value="0.01" calcext:value-type="float">
            <text:p>0.01</text:p>
          </table:table-cell>
          <table:table-cell table:formula="of:=[$'Parcel stats'.AK6]" office:value-type="float" office:value="10.9208" calcext:value-type="float">
            <text:p>10.9208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stats'.E7]" office:value-type="float" office:value="0" calcext:value-type="float">
            <text:p>0</text:p>
          </table:table-cell>
          <table:table-cell table:formula="of:=[$'Parcel stats'.F7]" office:value-type="float" office:value="0" calcext:value-type="float">
            <text:p>0</text:p>
          </table:table-cell>
          <table:table-cell table:formula="of:=[$'Parcel stats'.G7]" office:value-type="float" office:value="0" calcext:value-type="float">
            <text:p>0</text:p>
          </table:table-cell>
          <table:table-cell table:formula="of:=[$'Parcel stats'.I7]" office:value-type="float" office:value="0" calcext:value-type="float">
            <text:p>0</text:p>
          </table:table-cell>
          <table:table-cell table:formula="of:=[$'Parcel stats'.J7]" office:value-type="float" office:value="0" calcext:value-type="float">
            <text:p>0</text:p>
          </table:table-cell>
          <table:table-cell table:formula="of:=[$'Parcel stats'.N7]" office:value-type="float" office:value="0" calcext:value-type="float">
            <text:p>0</text:p>
          </table:table-cell>
          <table:table-cell table:formula="of:=[$'Parcel stats'.O7]" office:value-type="float" office:value="0" calcext:value-type="float">
            <text:p>0</text:p>
          </table:table-cell>
          <table:table-cell table:formula="of:=[$'Parcel stats'.P7]" office:value-type="float" office:value="0" calcext:value-type="float">
            <text:p>0</text:p>
          </table:table-cell>
          <table:table-cell table:formula="of:=[$'Parcel stats'.R7]" office:value-type="float" office:value="0" calcext:value-type="float">
            <text:p>0</text:p>
          </table:table-cell>
          <table:table-cell table:formula="of:=[$'Parcel stats'.S7]" office:value-type="float" office:value="0" calcext:value-type="float">
            <text:p>0</text:p>
          </table:table-cell>
          <table:table-cell table:formula="of:=[$'Parcel stats'.W7]" office:value-type="float" office:value="0" calcext:value-type="float">
            <text:p>0</text:p>
          </table:table-cell>
          <table:table-cell table:formula="of:=[$'Parcel stats'.X7]" office:value-type="float" office:value="0" calcext:value-type="float">
            <text:p>0</text:p>
          </table:table-cell>
          <table:table-cell table:formula="of:=[$'Parcel stats'.Y7]" office:value-type="float" office:value="0" calcext:value-type="float">
            <text:p>0</text:p>
          </table:table-cell>
          <table:table-cell table:formula="of:=[$'Parcel stats'.AA7]" office:value-type="float" office:value="0.02" calcext:value-type="float">
            <text:p>0.02</text:p>
          </table:table-cell>
          <table:table-cell table:formula="of:=[$'Parcel stats'.AB7]" office:value-type="float" office:value="0" calcext:value-type="float">
            <text:p>0</text:p>
          </table:table-cell>
          <table:table-cell table:formula="of:=[$'Parcel stats'.AF7]" office:value-type="float" office:value="0" calcext:value-type="float">
            <text:p>0</text:p>
          </table:table-cell>
          <table:table-cell table:formula="of:=[$'Parcel stats'.AG7]" office:value-type="float" office:value="34.4646" calcext:value-type="float">
            <text:p>34.4646</text:p>
          </table:table-cell>
          <table:table-cell table:formula="of:=[$'Parcel stats'.AH7]" office:value-type="float" office:value="28.8328" calcext:value-type="float">
            <text:p>28.8328</text:p>
          </table:table-cell>
          <table:table-cell table:formula="of:=[$'Parcel stats'.AJ7]" office:value-type="float" office:value="0.02" calcext:value-type="float">
            <text:p>0.02</text:p>
          </table:table-cell>
          <table:table-cell table:formula="of:=[$'Parcel stats'.AK7]" office:value-type="float" office:value="5.6318" calcext:value-type="float">
            <text:p>5.63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stats'.E8]" office:value-type="float" office:value="0" calcext:value-type="float">
            <text:p>0</text:p>
          </table:table-cell>
          <table:table-cell table:formula="of:=[$'Parcel stats'.F8]" office:value-type="float" office:value="15.2232" calcext:value-type="float">
            <text:p>15.2232</text:p>
          </table:table-cell>
          <table:table-cell table:formula="of:=[$'Parcel stats'.G8]" office:value-type="float" office:value="14.1956" calcext:value-type="float">
            <text:p>14.1956</text:p>
          </table:table-cell>
          <table:table-cell table:formula="of:=[$'Parcel stats'.I8]" office:value-type="float" office:value="0" calcext:value-type="float">
            <text:p>0</text:p>
          </table:table-cell>
          <table:table-cell table:formula="of:=[$'Parcel stats'.J8]" office:value-type="float" office:value="1.0276" calcext:value-type="float">
            <text:p>1.0276</text:p>
          </table:table-cell>
          <table:table-cell table:formula="of:=[$'Parcel stats'.N8]" office:value-type="float" office:value="0" calcext:value-type="float">
            <text:p>0</text:p>
          </table:table-cell>
          <table:table-cell table:formula="of:=[$'Parcel stats'.O8]" office:value-type="float" office:value="26.9106" calcext:value-type="float">
            <text:p>26.9106</text:p>
          </table:table-cell>
          <table:table-cell table:formula="of:=[$'Parcel stats'.P8]" office:value-type="float" office:value="21.436" calcext:value-type="float">
            <text:p>21.436</text:p>
          </table:table-cell>
          <table:table-cell table:formula="of:=[$'Parcel stats'.R8]" office:value-type="float" office:value="0" calcext:value-type="float">
            <text:p>0</text:p>
          </table:table-cell>
          <table:table-cell table:formula="of:=[$'Parcel stats'.S8]" office:value-type="float" office:value="5.4746" calcext:value-type="float">
            <text:p>5.4746</text:p>
          </table:table-cell>
          <table:table-cell table:formula="of:=[$'Parcel stats'.W8]" office:value-type="float" office:value="0" calcext:value-type="float">
            <text:p>0</text:p>
          </table:table-cell>
          <table:table-cell table:formula="of:=[$'Parcel stats'.X8]" office:value-type="float" office:value="40.4572" calcext:value-type="float">
            <text:p>40.4572</text:p>
          </table:table-cell>
          <table:table-cell table:formula="of:=[$'Parcel stats'.Y8]" office:value-type="float" office:value="24.426" calcext:value-type="float">
            <text:p>24.426</text:p>
          </table:table-cell>
          <table:table-cell table:formula="of:=[$'Parcel stats'.AA8]" office:value-type="float" office:value="0.01" calcext:value-type="float">
            <text:p>0.01</text:p>
          </table:table-cell>
          <table:table-cell table:formula="of:=[$'Parcel stats'.AB8]" office:value-type="float" office:value="16.0312" calcext:value-type="float">
            <text:p>16.0312</text:p>
          </table:table-cell>
          <table:table-cell table:formula="of:=[$'Parcel stats'.AF8]" office:value-type="float" office:value="0" calcext:value-type="float">
            <text:p>0</text:p>
          </table:table-cell>
          <table:table-cell table:formula="of:=[$'Parcel stats'.AG8]" office:value-type="float" office:value="49.2396" calcext:value-type="float">
            <text:p>49.2396</text:p>
          </table:table-cell>
          <table:table-cell table:formula="of:=[$'Parcel stats'.AH8]" office:value-type="float" office:value="32.7796" calcext:value-type="float">
            <text:p>32.7796</text:p>
          </table:table-cell>
          <table:table-cell table:formula="of:=[$'Parcel stats'.AJ8]" office:value-type="float" office:value="0.03" calcext:value-type="float">
            <text:p>0.03</text:p>
          </table:table-cell>
          <table:table-cell table:formula="of:=[$'Parcel stats'.AK8]" office:value-type="float" office:value="16.46" calcext:value-type="float">
            <text:p>16.46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stats'.E9]" office:value-type="float" office:value="0" calcext:value-type="float">
            <text:p>0</text:p>
          </table:table-cell>
          <table:table-cell table:formula="of:=[$'Parcel stats'.F9]" office:value-type="float" office:value="13.3308" calcext:value-type="float">
            <text:p>13.3308</text:p>
          </table:table-cell>
          <table:table-cell table:formula="of:=[$'Parcel stats'.G9]" office:value-type="float" office:value="10.8008" calcext:value-type="float">
            <text:p>10.8008</text:p>
          </table:table-cell>
          <table:table-cell table:formula="of:=[$'Parcel stats'.I9]" office:value-type="float" office:value="0" calcext:value-type="float">
            <text:p>0</text:p>
          </table:table-cell>
          <table:table-cell table:formula="of:=[$'Parcel stats'.J9]" office:value-type="float" office:value="2.53" calcext:value-type="float">
            <text:p>2.53</text:p>
          </table:table-cell>
          <table:table-cell table:formula="of:=[$'Parcel stats'.N9]" office:value-type="float" office:value="0" calcext:value-type="float">
            <text:p>0</text:p>
          </table:table-cell>
          <table:table-cell table:formula="of:=[$'Parcel stats'.O9]" office:value-type="float" office:value="20.5196" calcext:value-type="float">
            <text:p>20.5196</text:p>
          </table:table-cell>
          <table:table-cell table:formula="of:=[$'Parcel stats'.P9]" office:value-type="float" office:value="15.87" calcext:value-type="float">
            <text:p>15.87</text:p>
          </table:table-cell>
          <table:table-cell table:formula="of:=[$'Parcel stats'.R9]" office:value-type="float" office:value="0" calcext:value-type="float">
            <text:p>0</text:p>
          </table:table-cell>
          <table:table-cell table:formula="of:=[$'Parcel stats'.S9]" office:value-type="float" office:value="4.6496" calcext:value-type="float">
            <text:p>4.6496</text:p>
          </table:table-cell>
          <table:table-cell table:formula="of:=[$'Parcel stats'.W9]" office:value-type="float" office:value="0" calcext:value-type="float">
            <text:p>0</text:p>
          </table:table-cell>
          <table:table-cell table:formula="of:=[$'Parcel stats'.X9]" office:value-type="float" office:value="30.9122" calcext:value-type="float">
            <text:p>30.9122</text:p>
          </table:table-cell>
          <table:table-cell table:formula="of:=[$'Parcel stats'.Y9]" office:value-type="float" office:value="18.6208" calcext:value-type="float">
            <text:p>18.6208</text:p>
          </table:table-cell>
          <table:table-cell table:formula="of:=[$'Parcel stats'.AA9]" office:value-type="float" office:value="0" calcext:value-type="float">
            <text:p>0</text:p>
          </table:table-cell>
          <table:table-cell table:formula="of:=[$'Parcel stats'.AB9]" office:value-type="float" office:value="12.2914" calcext:value-type="float">
            <text:p>12.2914</text:p>
          </table:table-cell>
          <table:table-cell table:formula="of:=[$'Parcel stats'.AF9]" office:value-type="float" office:value="0" calcext:value-type="float">
            <text:p>0</text:p>
          </table:table-cell>
          <table:table-cell table:formula="of:=[$'Parcel stats'.AG9]" office:value-type="float" office:value="33.6522" calcext:value-type="float">
            <text:p>33.6522</text:p>
          </table:table-cell>
          <table:table-cell table:formula="of:=[$'Parcel stats'.AH9]" office:value-type="float" office:value="20.976" calcext:value-type="float">
            <text:p>20.976</text:p>
          </table:table-cell>
          <table:table-cell table:formula="of:=[$'Parcel stats'.AJ9]" office:value-type="float" office:value="0.02" calcext:value-type="float">
            <text:p>0.02</text:p>
          </table:table-cell>
          <table:table-cell table:formula="of:=[$'Parcel stats'.AK9]" office:value-type="float" office:value="12.6762" calcext:value-type="float">
            <text:p>12.6762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stats'.E10]" office:value-type="float" office:value="0" calcext:value-type="float">
            <text:p>0</text:p>
          </table:table-cell>
          <table:table-cell table:formula="of:=[$'Parcel stats'.F10]" office:value-type="float" office:value="0" calcext:value-type="float">
            <text:p>0</text:p>
          </table:table-cell>
          <table:table-cell table:formula="of:=[$'Parcel stats'.G10]" office:value-type="float" office:value="0" calcext:value-type="float">
            <text:p>0</text:p>
          </table:table-cell>
          <table:table-cell table:formula="of:=[$'Parcel stats'.I10]" office:value-type="float" office:value="0" calcext:value-type="float">
            <text:p>0</text:p>
          </table:table-cell>
          <table:table-cell table:formula="of:=[$'Parcel stats'.J10]" office:value-type="float" office:value="0" calcext:value-type="float">
            <text:p>0</text:p>
          </table:table-cell>
          <table:table-cell table:formula="of:=[$'Parcel stats'.N10]" office:value-type="float" office:value="0" calcext:value-type="float">
            <text:p>0</text:p>
          </table:table-cell>
          <table:table-cell table:formula="of:=[$'Parcel stats'.O10]" office:value-type="float" office:value="11.87" calcext:value-type="float">
            <text:p>11.87</text:p>
          </table:table-cell>
          <table:table-cell table:formula="of:=[$'Parcel stats'.P10]" office:value-type="float" office:value="11.086" calcext:value-type="float">
            <text:p>11.086</text:p>
          </table:table-cell>
          <table:table-cell table:formula="of:=[$'Parcel stats'.R10]" office:value-type="float" office:value="0" calcext:value-type="float">
            <text:p>0</text:p>
          </table:table-cell>
          <table:table-cell table:formula="of:=[$'Parcel stats'.S10]" office:value-type="float" office:value="0.784" calcext:value-type="float">
            <text:p>0.784</text:p>
          </table:table-cell>
          <table:table-cell table:formula="of:=[$'Parcel stats'.W10]" office:value-type="float" office:value="0" calcext:value-type="float">
            <text:p>0</text:p>
          </table:table-cell>
          <table:table-cell table:formula="of:=[$'Parcel stats'.X10]" office:value-type="float" office:value="11.87" calcext:value-type="float">
            <text:p>11.87</text:p>
          </table:table-cell>
          <table:table-cell table:formula="of:=[$'Parcel stats'.Y10]" office:value-type="float" office:value="11.086" calcext:value-type="float">
            <text:p>11.086</text:p>
          </table:table-cell>
          <table:table-cell table:formula="of:=[$'Parcel stats'.AA10]" office:value-type="float" office:value="0" calcext:value-type="float">
            <text:p>0</text:p>
          </table:table-cell>
          <table:table-cell table:formula="of:=[$'Parcel stats'.AB10]" office:value-type="float" office:value="0.784" calcext:value-type="float">
            <text:p>0.784</text:p>
          </table:table-cell>
          <table:table-cell table:formula="of:=[$'Parcel stats'.AF10]" office:value-type="float" office:value="0" calcext:value-type="float">
            <text:p>0</text:p>
          </table:table-cell>
          <table:table-cell table:formula="of:=[$'Parcel stats'.AG10]" office:value-type="float" office:value="11.87" calcext:value-type="float">
            <text:p>11.87</text:p>
          </table:table-cell>
          <table:table-cell table:formula="of:=[$'Parcel stats'.AH10]" office:value-type="float" office:value="11.086" calcext:value-type="float">
            <text:p>11.086</text:p>
          </table:table-cell>
          <table:table-cell table:formula="of:=[$'Parcel stats'.AJ10]" office:value-type="float" office:value="0" calcext:value-type="float">
            <text:p>0</text:p>
          </table:table-cell>
          <table:table-cell table:formula="of:=[$'Parcel stats'.AK10]" office:value-type="float" office:value="0.784" calcext:value-type="float">
            <text:p>0.78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stats'.E11]" office:value-type="float" office:value="0" calcext:value-type="float">
            <text:p>0</text:p>
          </table:table-cell>
          <table:table-cell table:formula="of:=[$'Parcel stats'.F11]" office:value-type="float" office:value="6.6078" calcext:value-type="float">
            <text:p>6.6078</text:p>
          </table:table-cell>
          <table:table-cell table:formula="of:=[$'Parcel stats'.G11]" office:value-type="float" office:value="4.1768" calcext:value-type="float">
            <text:p>4.1768</text:p>
          </table:table-cell>
          <table:table-cell table:formula="of:=[$'Parcel stats'.I11]" office:value-type="float" office:value="0" calcext:value-type="float">
            <text:p>0</text:p>
          </table:table-cell>
          <table:table-cell table:formula="of:=[$'Parcel stats'.J11]" office:value-type="float" office:value="2.431" calcext:value-type="float">
            <text:p>2.431</text:p>
          </table:table-cell>
          <table:table-cell table:formula="of:=[$'Parcel stats'.N11]" office:value-type="float" office:value="0" calcext:value-type="float">
            <text:p>0</text:p>
          </table:table-cell>
          <table:table-cell table:formula="of:=[$'Parcel stats'.O11]" office:value-type="float" office:value="16.7514" calcext:value-type="float">
            <text:p>16.7514</text:p>
          </table:table-cell>
          <table:table-cell table:formula="of:=[$'Parcel stats'.P11]" office:value-type="float" office:value="12.9996" calcext:value-type="float">
            <text:p>12.9996</text:p>
          </table:table-cell>
          <table:table-cell table:formula="of:=[$'Parcel stats'.R11]" office:value-type="float" office:value="0" calcext:value-type="float">
            <text:p>0</text:p>
          </table:table-cell>
          <table:table-cell table:formula="of:=[$'Parcel stats'.S11]" office:value-type="float" office:value="3.7518" calcext:value-type="float">
            <text:p>3.7518</text:p>
          </table:table-cell>
          <table:table-cell table:formula="of:=[$'Parcel stats'.W11]" office:value-type="float" office:value="0" calcext:value-type="float">
            <text:p>0</text:p>
          </table:table-cell>
          <table:table-cell table:formula="of:=[$'Parcel stats'.X11]" office:value-type="float" office:value="32.373" calcext:value-type="float">
            <text:p>32.373</text:p>
          </table:table-cell>
          <table:table-cell table:formula="of:=[$'Parcel stats'.Y11]" office:value-type="float" office:value="21.16" calcext:value-type="float">
            <text:p>21.16</text:p>
          </table:table-cell>
          <table:table-cell table:formula="of:=[$'Parcel stats'.AA11]" office:value-type="float" office:value="0" calcext:value-type="float">
            <text:p>0</text:p>
          </table:table-cell>
          <table:table-cell table:formula="of:=[$'Parcel stats'.AB11]" office:value-type="float" office:value="11.213" calcext:value-type="float">
            <text:p>11.213</text:p>
          </table:table-cell>
          <table:table-cell table:formula="of:=[$'Parcel stats'.AF11]" office:value-type="float" office:value="0" calcext:value-type="float">
            <text:p>0</text:p>
          </table:table-cell>
          <table:table-cell table:formula="of:=[$'Parcel stats'.AG11]" office:value-type="float" office:value="32.373" calcext:value-type="float">
            <text:p>32.373</text:p>
          </table:table-cell>
          <table:table-cell table:formula="of:=[$'Parcel stats'.AH11]" office:value-type="float" office:value="21.16" calcext:value-type="float">
            <text:p>21.16</text:p>
          </table:table-cell>
          <table:table-cell table:formula="of:=[$'Parcel stats'.AJ11]" office:value-type="float" office:value="0.02" calcext:value-type="float">
            <text:p>0.02</text:p>
          </table:table-cell>
          <table:table-cell table:formula="of:=[$'Parcel stats'.AK11]" office:value-type="float" office:value="11.213" calcext:value-type="float">
            <text:p>11.213</text:p>
          </table:table-cell>
        </table:table-row>
        <table:table-row table:style-name="ro2">
          <table:table-cell table:style-name="ce114" office:value-type="string" calcext:value-type="string">
            <text:p>grubhub-10-9.tsp</text:p>
          </table:table-cell>
          <table:table-cell table:formula="of:=[$'Parcel stats'.E12]" office:value-type="float" office:value="0" calcext:value-type="float">
            <text:p>0</text:p>
          </table:table-cell>
          <table:table-cell table:formula="of:=[$'Parcel stats'.F12]" office:value-type="float" office:value="0" calcext:value-type="float">
            <text:p>0</text:p>
          </table:table-cell>
          <table:table-cell table:formula="of:=[$'Parcel stats'.G12]" office:value-type="float" office:value="0" calcext:value-type="float">
            <text:p>0</text:p>
          </table:table-cell>
          <table:table-cell table:formula="of:=[$'Parcel stats'.I12]" office:value-type="float" office:value="0" calcext:value-type="float">
            <text:p>0</text:p>
          </table:table-cell>
          <table:table-cell table:formula="of:=[$'Parcel stats'.J12]" office:value-type="float" office:value="0" calcext:value-type="float">
            <text:p>0</text:p>
          </table:table-cell>
          <table:table-cell table:formula="of:=[$'Parcel stats'.N12]" office:value-type="float" office:value="0" calcext:value-type="float">
            <text:p>0</text:p>
          </table:table-cell>
          <table:table-cell table:formula="of:=[$'Parcel stats'.O12]" office:value-type="float" office:value="0" calcext:value-type="float">
            <text:p>0</text:p>
          </table:table-cell>
          <table:table-cell table:formula="of:=[$'Parcel stats'.P12]" office:value-type="float" office:value="0" calcext:value-type="float">
            <text:p>0</text:p>
          </table:table-cell>
          <table:table-cell table:formula="of:=[$'Parcel stats'.R12]" office:value-type="float" office:value="0" calcext:value-type="float">
            <text:p>0</text:p>
          </table:table-cell>
          <table:table-cell table:formula="of:=[$'Parcel stats'.S12]" office:value-type="float" office:value="0" calcext:value-type="float">
            <text:p>0</text:p>
          </table:table-cell>
          <table:table-cell table:formula="of:=[$'Parcel stats'.W12]" office:value-type="float" office:value="0" calcext:value-type="float">
            <text:p>0</text:p>
          </table:table-cell>
          <table:table-cell table:formula="of:=[$'Parcel stats'.X12]" office:value-type="float" office:value="12.9168" calcext:value-type="float">
            <text:p>12.9168</text:p>
          </table:table-cell>
          <table:table-cell table:formula="of:=[$'Parcel stats'.Y12]" office:value-type="float" office:value="10.0832" calcext:value-type="float">
            <text:p>10.0832</text:p>
          </table:table-cell>
          <table:table-cell table:formula="of:=[$'Parcel stats'.AA12]" office:value-type="float" office:value="0" calcext:value-type="float">
            <text:p>0</text:p>
          </table:table-cell>
          <table:table-cell table:formula="of:=[$'Parcel stats'.AB12]" office:value-type="float" office:value="2.8336" calcext:value-type="float">
            <text:p>2.8336</text:p>
          </table:table-cell>
          <table:table-cell table:formula="of:=[$'Parcel stats'.AF12]" office:value-type="float" office:value="0" calcext:value-type="float">
            <text:p>0</text:p>
          </table:table-cell>
          <table:table-cell table:formula="of:=[$'Parcel stats'.AG12]" office:value-type="float" office:value="35.5944" calcext:value-type="float">
            <text:p>35.5944</text:p>
          </table:table-cell>
          <table:table-cell table:formula="of:=[$'Parcel stats'.AH12]" office:value-type="float" office:value="25.9164" calcext:value-type="float">
            <text:p>25.9164</text:p>
          </table:table-cell>
          <table:table-cell table:formula="of:=[$'Parcel stats'.AJ12]" office:value-type="float" office:value="0.01" calcext:value-type="float">
            <text:p>0.01</text:p>
          </table:table-cell>
          <table:table-cell table:formula="of:=[$'Parcel stats'.AK12]" office:value-type="float" office:value="9.678" calcext:value-type="float">
            <text:p>9.67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stats'.E13]" office:value-type="float" office:value="0" calcext:value-type="float">
            <text:p>0</text:p>
          </table:table-cell>
          <table:table-cell table:formula="of:=[$'Parcel stats'.F13]" office:value-type="float" office:value="0" calcext:value-type="float">
            <text:p>0</text:p>
          </table:table-cell>
          <table:table-cell table:formula="of:=[$'Parcel stats'.G13]" office:value-type="float" office:value="0" calcext:value-type="float">
            <text:p>0</text:p>
          </table:table-cell>
          <table:table-cell table:formula="of:=[$'Parcel stats'.I13]" office:value-type="float" office:value="0" calcext:value-type="float">
            <text:p>0</text:p>
          </table:table-cell>
          <table:table-cell table:formula="of:=[$'Parcel stats'.J13]" office:value-type="float" office:value="0" calcext:value-type="float">
            <text:p>0</text:p>
          </table:table-cell>
          <table:table-cell table:formula="of:=[$'Parcel stats'.N13]" office:value-type="float" office:value="0" calcext:value-type="float">
            <text:p>0</text:p>
          </table:table-cell>
          <table:table-cell table:formula="of:=[$'Parcel stats'.O13]" office:value-type="float" office:value="17.1322" calcext:value-type="float">
            <text:p>17.1322</text:p>
          </table:table-cell>
          <table:table-cell table:formula="of:=[$'Parcel stats'.P13]" office:value-type="float" office:value="12.7144" calcext:value-type="float">
            <text:p>12.7144</text:p>
          </table:table-cell>
          <table:table-cell table:formula="of:=[$'Parcel stats'.R13]" office:value-type="float" office:value="0" calcext:value-type="float">
            <text:p>0</text:p>
          </table:table-cell>
          <table:table-cell table:formula="of:=[$'Parcel stats'.S13]" office:value-type="float" office:value="4.4178" calcext:value-type="float">
            <text:p>4.4178</text:p>
          </table:table-cell>
          <table:table-cell table:formula="of:=[$'Parcel stats'.W13]" office:value-type="float" office:value="0" calcext:value-type="float">
            <text:p>0</text:p>
          </table:table-cell>
          <table:table-cell table:formula="of:=[$'Parcel stats'.X13]" office:value-type="float" office:value="17.1322" calcext:value-type="float">
            <text:p>17.1322</text:p>
          </table:table-cell>
          <table:table-cell table:formula="of:=[$'Parcel stats'.Y13]" office:value-type="float" office:value="12.7144" calcext:value-type="float">
            <text:p>12.7144</text:p>
          </table:table-cell>
          <table:table-cell table:formula="of:=[$'Parcel stats'.AA13]" office:value-type="float" office:value="0" calcext:value-type="float">
            <text:p>0</text:p>
          </table:table-cell>
          <table:table-cell table:formula="of:=[$'Parcel stats'.AB13]" office:value-type="float" office:value="4.4178" calcext:value-type="float">
            <text:p>4.4178</text:p>
          </table:table-cell>
          <table:table-cell table:formula="of:=[$'Parcel stats'.AF13]" office:value-type="float" office:value="0" calcext:value-type="float">
            <text:p>0</text:p>
          </table:table-cell>
          <table:table-cell table:formula="of:=[$'Parcel stats'.AG13]" office:value-type="float" office:value="17.1322" calcext:value-type="float">
            <text:p>17.1322</text:p>
          </table:table-cell>
          <table:table-cell table:formula="of:=[$'Parcel stats'.AH13]" office:value-type="float" office:value="12.7144" calcext:value-type="float">
            <text:p>12.7144</text:p>
          </table:table-cell>
          <table:table-cell table:formula="of:=[$'Parcel stats'.AJ13]" office:value-type="float" office:value="0" calcext:value-type="float">
            <text:p>0</text:p>
          </table:table-cell>
          <table:table-cell table:formula="of:=[$'Parcel stats'.AK13]" office:value-type="float" office:value="4.4178" calcext:value-type="float">
            <text:p>4.4178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stats'.E14]" office:value-type="float" office:value="0" calcext:value-type="float">
            <text:p>0</text:p>
          </table:table-cell>
          <table:table-cell table:formula="of:=[$'Parcel stats'.F14]" office:value-type="float" office:value="0" calcext:value-type="float">
            <text:p>0</text:p>
          </table:table-cell>
          <table:table-cell table:formula="of:=[$'Parcel stats'.G14]" office:value-type="float" office:value="0" calcext:value-type="float">
            <text:p>0</text:p>
          </table:table-cell>
          <table:table-cell table:formula="of:=[$'Parcel stats'.I14]" office:value-type="float" office:value="0" calcext:value-type="float">
            <text:p>0</text:p>
          </table:table-cell>
          <table:table-cell table:formula="of:=[$'Parcel stats'.J14]" office:value-type="float" office:value="0" calcext:value-type="float">
            <text:p>0</text:p>
          </table:table-cell>
          <table:table-cell table:formula="of:=[$'Parcel stats'.N14]" office:value-type="float" office:value="0" calcext:value-type="float">
            <text:p>0</text:p>
          </table:table-cell>
          <table:table-cell table:formula="of:=[$'Parcel stats'.O14]" office:value-type="float" office:value="0" calcext:value-type="float">
            <text:p>0</text:p>
          </table:table-cell>
          <table:table-cell table:formula="of:=[$'Parcel stats'.P14]" office:value-type="float" office:value="0" calcext:value-type="float">
            <text:p>0</text:p>
          </table:table-cell>
          <table:table-cell table:formula="of:=[$'Parcel stats'.R14]" office:value-type="float" office:value="0" calcext:value-type="float">
            <text:p>0</text:p>
          </table:table-cell>
          <table:table-cell table:formula="of:=[$'Parcel stats'.S14]" office:value-type="float" office:value="0" calcext:value-type="float">
            <text:p>0</text:p>
          </table:table-cell>
          <table:table-cell table:formula="of:=[$'Parcel stats'.W14]" office:value-type="float" office:value="0" calcext:value-type="float">
            <text:p>0</text:p>
          </table:table-cell>
          <table:table-cell table:formula="of:=[$'Parcel stats'.X14]" office:value-type="float" office:value="34.9958" calcext:value-type="float">
            <text:p>34.9958</text:p>
          </table:table-cell>
          <table:table-cell table:formula="of:=[$'Parcel stats'.Y14]" office:value-type="float" office:value="25.4288" calcext:value-type="float">
            <text:p>25.4288</text:p>
          </table:table-cell>
          <table:table-cell table:formula="of:=[$'Parcel stats'.AA14]" office:value-type="float" office:value="0.04" calcext:value-type="float">
            <text:p>0.04</text:p>
          </table:table-cell>
          <table:table-cell table:formula="of:=[$'Parcel stats'.AB14]" office:value-type="float" office:value="9.567" calcext:value-type="float">
            <text:p>9.567</text:p>
          </table:table-cell>
          <table:table-cell table:formula="of:=[$'Parcel stats'.AF14]" office:value-type="float" office:value="0" calcext:value-type="float">
            <text:p>0</text:p>
          </table:table-cell>
          <table:table-cell table:formula="of:=[$'Parcel stats'.AG14]" office:value-type="float" office:value="53.2568" calcext:value-type="float">
            <text:p>53.2568</text:p>
          </table:table-cell>
          <table:table-cell table:formula="of:=[$'Parcel stats'.AH14]" office:value-type="float" office:value="37.8856" calcext:value-type="float">
            <text:p>37.8856</text:p>
          </table:table-cell>
          <table:table-cell table:formula="of:=[$'Parcel stats'.AJ14]" office:value-type="float" office:value="0.05" calcext:value-type="float">
            <text:p>0.05</text:p>
          </table:table-cell>
          <table:table-cell table:formula="of:=[$'Parcel stats'.AK14]" office:value-type="float" office:value="15.3712" calcext:value-type="float">
            <text:p>15.3712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stats'.E15]" office:value-type="float" office:value="0" calcext:value-type="float">
            <text:p>0</text:p>
          </table:table-cell>
          <table:table-cell table:formula="of:=[$'Parcel stats'.F15]" office:value-type="float" office:value="0" calcext:value-type="float">
            <text:p>0</text:p>
          </table:table-cell>
          <table:table-cell table:formula="of:=[$'Parcel stats'.G15]" office:value-type="float" office:value="0" calcext:value-type="float">
            <text:p>0</text:p>
          </table:table-cell>
          <table:table-cell table:formula="of:=[$'Parcel stats'.I15]" office:value-type="float" office:value="0" calcext:value-type="float">
            <text:p>0</text:p>
          </table:table-cell>
          <table:table-cell table:formula="of:=[$'Parcel stats'.J15]" office:value-type="float" office:value="0" calcext:value-type="float">
            <text:p>0</text:p>
          </table:table-cell>
          <table:table-cell table:formula="of:=[$'Parcel stats'.N15]" office:value-type="float" office:value="0" calcext:value-type="float">
            <text:p>0</text:p>
          </table:table-cell>
          <table:table-cell table:formula="of:=[$'Parcel stats'.O15]" office:value-type="float" office:value="30.38" calcext:value-type="float">
            <text:p>30.38</text:p>
          </table:table-cell>
          <table:table-cell table:formula="of:=[$'Parcel stats'.P15]" office:value-type="float" office:value="30.2496" calcext:value-type="float">
            <text:p>30.2496</text:p>
          </table:table-cell>
          <table:table-cell table:formula="of:=[$'Parcel stats'.R15]" office:value-type="float" office:value="0" calcext:value-type="float">
            <text:p>0</text:p>
          </table:table-cell>
          <table:table-cell table:formula="of:=[$'Parcel stats'.S15]" office:value-type="float" office:value="0.1304" calcext:value-type="float">
            <text:p>0.1304</text:p>
          </table:table-cell>
          <table:table-cell table:formula="of:=[$'Parcel stats'.W15]" office:value-type="float" office:value="0" calcext:value-type="float">
            <text:p>0</text:p>
          </table:table-cell>
          <table:table-cell table:formula="of:=[$'Parcel stats'.X15]" office:value-type="float" office:value="37.5688" calcext:value-type="float">
            <text:p>37.5688</text:p>
          </table:table-cell>
          <table:table-cell table:formula="of:=[$'Parcel stats'.Y15]" office:value-type="float" office:value="33.12" calcext:value-type="float">
            <text:p>33.12</text:p>
          </table:table-cell>
          <table:table-cell table:formula="of:=[$'Parcel stats'.AA15]" office:value-type="float" office:value="0.08" calcext:value-type="float">
            <text:p>0.08</text:p>
          </table:table-cell>
          <table:table-cell table:formula="of:=[$'Parcel stats'.AB15]" office:value-type="float" office:value="4.4488" calcext:value-type="float">
            <text:p>4.4488</text:p>
          </table:table-cell>
          <table:table-cell table:formula="of:=[$'Parcel stats'.AF15]" office:value-type="float" office:value="0" calcext:value-type="float">
            <text:p>0</text:p>
          </table:table-cell>
          <table:table-cell table:formula="of:=[$'Parcel stats'.AG15]" office:value-type="float" office:value="52.8086" calcext:value-type="float">
            <text:p>52.8086</text:p>
          </table:table-cell>
          <table:table-cell table:formula="of:=[$'Parcel stats'.AH15]" office:value-type="float" office:value="41.906" calcext:value-type="float">
            <text:p>41.906</text:p>
          </table:table-cell>
          <table:table-cell table:formula="of:=[$'Parcel stats'.AJ15]" office:value-type="float" office:value="0.82" calcext:value-type="float">
            <text:p>0.82</text:p>
          </table:table-cell>
          <table:table-cell table:formula="of:=[$'Parcel stats'.AK15]" office:value-type="float" office:value="10.9026" calcext:value-type="float">
            <text:p>10.9026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stats'.E16]" office:value-type="float" office:value="0" calcext:value-type="float">
            <text:p>0</text:p>
          </table:table-cell>
          <table:table-cell table:formula="of:=[$'Parcel stats'.F16]" office:value-type="float" office:value="12.5672" calcext:value-type="float">
            <text:p>12.5672</text:p>
          </table:table-cell>
          <table:table-cell table:formula="of:=[$'Parcel stats'.G16]" office:value-type="float" office:value="10.0648" calcext:value-type="float">
            <text:p>10.0648</text:p>
          </table:table-cell>
          <table:table-cell table:formula="of:=[$'Parcel stats'.I16]" office:value-type="float" office:value="0" calcext:value-type="float">
            <text:p>0</text:p>
          </table:table-cell>
          <table:table-cell table:formula="of:=[$'Parcel stats'.J16]" office:value-type="float" office:value="2.5024" calcext:value-type="float">
            <text:p>2.5024</text:p>
          </table:table-cell>
          <table:table-cell table:formula="of:=[$'Parcel stats'.N16]" office:value-type="float" office:value="0" calcext:value-type="float">
            <text:p>0</text:p>
          </table:table-cell>
          <table:table-cell table:formula="of:=[$'Parcel stats'.O16]" office:value-type="float" office:value="12.5672" calcext:value-type="float">
            <text:p>12.5672</text:p>
          </table:table-cell>
          <table:table-cell table:formula="of:=[$'Parcel stats'.P16]" office:value-type="float" office:value="10.0648" calcext:value-type="float">
            <text:p>10.0648</text:p>
          </table:table-cell>
          <table:table-cell table:formula="of:=[$'Parcel stats'.R16]" office:value-type="float" office:value="0" calcext:value-type="float">
            <text:p>0</text:p>
          </table:table-cell>
          <table:table-cell table:formula="of:=[$'Parcel stats'.S16]" office:value-type="float" office:value="2.5024" calcext:value-type="float">
            <text:p>2.5024</text:p>
          </table:table-cell>
          <table:table-cell table:formula="of:=[$'Parcel stats'.W16]" office:value-type="float" office:value="0" calcext:value-type="float">
            <text:p>0</text:p>
          </table:table-cell>
          <table:table-cell table:formula="of:=[$'Parcel stats'.X16]" office:value-type="float" office:value="12.5672" calcext:value-type="float">
            <text:p>12.5672</text:p>
          </table:table-cell>
          <table:table-cell table:formula="of:=[$'Parcel stats'.Y16]" office:value-type="float" office:value="10.0648" calcext:value-type="float">
            <text:p>10.0648</text:p>
          </table:table-cell>
          <table:table-cell table:formula="of:=[$'Parcel stats'.AA16]" office:value-type="float" office:value="0" calcext:value-type="float">
            <text:p>0</text:p>
          </table:table-cell>
          <table:table-cell table:formula="of:=[$'Parcel stats'.AB16]" office:value-type="float" office:value="2.5024" calcext:value-type="float">
            <text:p>2.5024</text:p>
          </table:table-cell>
          <table:table-cell table:formula="of:=[$'Parcel stats'.AF16]" office:value-type="float" office:value="0" calcext:value-type="float">
            <text:p>0</text:p>
          </table:table-cell>
          <table:table-cell table:formula="of:=[$'Parcel stats'.AG16]" office:value-type="float" office:value="25.0016" calcext:value-type="float">
            <text:p>25.0016</text:p>
          </table:table-cell>
          <table:table-cell table:formula="of:=[$'Parcel stats'.AH16]" office:value-type="float" office:value="16.4404" calcext:value-type="float">
            <text:p>16.4404</text:p>
          </table:table-cell>
          <table:table-cell table:formula="of:=[$'Parcel stats'.AJ16]" office:value-type="float" office:value="0" calcext:value-type="float">
            <text:p>0</text:p>
          </table:table-cell>
          <table:table-cell table:formula="of:=[$'Parcel stats'.AK16]" office:value-type="float" office:value="8.5612" calcext:value-type="float">
            <text:p>8.561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stats'.E17]" office:value-type="float" office:value="0" calcext:value-type="float">
            <text:p>0</text:p>
          </table:table-cell>
          <table:table-cell table:formula="of:=[$'Parcel stats'.F17]" office:value-type="float" office:value="13.945" calcext:value-type="float">
            <text:p>13.945</text:p>
          </table:table-cell>
          <table:table-cell table:formula="of:=[$'Parcel stats'.G17]" office:value-type="float" office:value="11.9784" calcext:value-type="float">
            <text:p>11.9784</text:p>
          </table:table-cell>
          <table:table-cell table:formula="of:=[$'Parcel stats'.I17]" office:value-type="float" office:value="0" calcext:value-type="float">
            <text:p>0</text:p>
          </table:table-cell>
          <table:table-cell table:formula="of:=[$'Parcel stats'.J17]" office:value-type="float" office:value="1.9666" calcext:value-type="float">
            <text:p>1.9666</text:p>
          </table:table-cell>
          <table:table-cell table:formula="of:=[$'Parcel stats'.N17]" office:value-type="float" office:value="0" calcext:value-type="float">
            <text:p>0</text:p>
          </table:table-cell>
          <table:table-cell table:formula="of:=[$'Parcel stats'.O17]" office:value-type="float" office:value="13.945" calcext:value-type="float">
            <text:p>13.945</text:p>
          </table:table-cell>
          <table:table-cell table:formula="of:=[$'Parcel stats'.P17]" office:value-type="float" office:value="11.9784" calcext:value-type="float">
            <text:p>11.9784</text:p>
          </table:table-cell>
          <table:table-cell table:formula="of:=[$'Parcel stats'.R17]" office:value-type="float" office:value="0" calcext:value-type="float">
            <text:p>0</text:p>
          </table:table-cell>
          <table:table-cell table:formula="of:=[$'Parcel stats'.S17]" office:value-type="float" office:value="1.9666" calcext:value-type="float">
            <text:p>1.9666</text:p>
          </table:table-cell>
          <table:table-cell table:formula="of:=[$'Parcel stats'.W17]" office:value-type="float" office:value="0" calcext:value-type="float">
            <text:p>0</text:p>
          </table:table-cell>
          <table:table-cell table:formula="of:=[$'Parcel stats'.X17]" office:value-type="float" office:value="28.7034" calcext:value-type="float">
            <text:p>28.7034</text:p>
          </table:table-cell>
          <table:table-cell table:formula="of:=[$'Parcel stats'.Y17]" office:value-type="float" office:value="20.3228" calcext:value-type="float">
            <text:p>20.3228</text:p>
          </table:table-cell>
          <table:table-cell table:formula="of:=[$'Parcel stats'.AA17]" office:value-type="float" office:value="0.01" calcext:value-type="float">
            <text:p>0.01</text:p>
          </table:table-cell>
          <table:table-cell table:formula="of:=[$'Parcel stats'.AB17]" office:value-type="float" office:value="8.3806" calcext:value-type="float">
            <text:p>8.3806</text:p>
          </table:table-cell>
          <table:table-cell table:formula="of:=[$'Parcel stats'.AF17]" office:value-type="float" office:value="0" calcext:value-type="float">
            <text:p>0</text:p>
          </table:table-cell>
          <table:table-cell table:formula="of:=[$'Parcel stats'.AG17]" office:value-type="float" office:value="28.7034" calcext:value-type="float">
            <text:p>28.7034</text:p>
          </table:table-cell>
          <table:table-cell table:formula="of:=[$'Parcel stats'.AH17]" office:value-type="float" office:value="20.3228" calcext:value-type="float">
            <text:p>20.3228</text:p>
          </table:table-cell>
          <table:table-cell table:formula="of:=[$'Parcel stats'.AJ17]" office:value-type="float" office:value="0" calcext:value-type="float">
            <text:p>0</text:p>
          </table:table-cell>
          <table:table-cell table:formula="of:=[$'Parcel stats'.AK17]" office:value-type="float" office:value="8.3806" calcext:value-type="float">
            <text:p>8.380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stats'.E18]" office:value-type="float" office:value="0" calcext:value-type="float">
            <text:p>0</text:p>
          </table:table-cell>
          <table:table-cell table:formula="of:=[$'Parcel stats'.F18]" office:value-type="float" office:value="0" calcext:value-type="float">
            <text:p>0</text:p>
          </table:table-cell>
          <table:table-cell table:formula="of:=[$'Parcel stats'.G18]" office:value-type="float" office:value="0" calcext:value-type="float">
            <text:p>0</text:p>
          </table:table-cell>
          <table:table-cell table:formula="of:=[$'Parcel stats'.I18]" office:value-type="float" office:value="0" calcext:value-type="float">
            <text:p>0</text:p>
          </table:table-cell>
          <table:table-cell table:formula="of:=[$'Parcel stats'.J18]" office:value-type="float" office:value="0" calcext:value-type="float">
            <text:p>0</text:p>
          </table:table-cell>
          <table:table-cell table:formula="of:=[$'Parcel stats'.N18]" office:value-type="float" office:value="0" calcext:value-type="float">
            <text:p>0</text:p>
          </table:table-cell>
          <table:table-cell table:formula="of:=[$'Parcel stats'.O18]" office:value-type="float" office:value="0" calcext:value-type="float">
            <text:p>0</text:p>
          </table:table-cell>
          <table:table-cell table:formula="of:=[$'Parcel stats'.P18]" office:value-type="float" office:value="0" calcext:value-type="float">
            <text:p>0</text:p>
          </table:table-cell>
          <table:table-cell table:formula="of:=[$'Parcel stats'.R18]" office:value-type="float" office:value="0" calcext:value-type="float">
            <text:p>0</text:p>
          </table:table-cell>
          <table:table-cell table:formula="of:=[$'Parcel stats'.S18]" office:value-type="float" office:value="0" calcext:value-type="float">
            <text:p>0</text:p>
          </table:table-cell>
          <table:table-cell table:formula="of:=[$'Parcel stats'.W18]" office:value-type="float" office:value="0" calcext:value-type="float">
            <text:p>0</text:p>
          </table:table-cell>
          <table:table-cell table:formula="of:=[$'Parcel stats'.X18]" office:value-type="float" office:value="39.926" calcext:value-type="float">
            <text:p>39.926</text:p>
          </table:table-cell>
          <table:table-cell table:formula="of:=[$'Parcel stats'.Y18]" office:value-type="float" office:value="39.2196" calcext:value-type="float">
            <text:p>39.2196</text:p>
          </table:table-cell>
          <table:table-cell table:formula="of:=[$'Parcel stats'.AA18]" office:value-type="float" office:value="0.03" calcext:value-type="float">
            <text:p>0.03</text:p>
          </table:table-cell>
          <table:table-cell table:formula="of:=[$'Parcel stats'.AB18]" office:value-type="float" office:value="0.7064" calcext:value-type="float">
            <text:p>0.7064</text:p>
          </table:table-cell>
          <table:table-cell table:formula="of:=[$'Parcel stats'.AF18]" office:value-type="float" office:value="0" calcext:value-type="float">
            <text:p>0</text:p>
          </table:table-cell>
          <table:table-cell table:formula="of:=[$'Parcel stats'.AG18]" office:value-type="float" office:value="52.3936" calcext:value-type="float">
            <text:p>52.3936</text:p>
          </table:table-cell>
          <table:table-cell table:formula="of:=[$'Parcel stats'.AH18]" office:value-type="float" office:value="44.8868" calcext:value-type="float">
            <text:p>44.8868</text:p>
          </table:table-cell>
          <table:table-cell table:formula="of:=[$'Parcel stats'.AJ18]" office:value-type="float" office:value="0.1" calcext:value-type="float">
            <text:p>0.1</text:p>
          </table:table-cell>
          <table:table-cell table:formula="of:=[$'Parcel stats'.AK18]" office:value-type="float" office:value="7.5068" calcext:value-type="float">
            <text:p>7.5068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stats'.E19]" office:value-type="float" office:value="0" calcext:value-type="float">
            <text:p>0</text:p>
          </table:table-cell>
          <table:table-cell table:formula="of:=[$'Parcel stats'.F19]" office:value-type="float" office:value="0" calcext:value-type="float">
            <text:p>0</text:p>
          </table:table-cell>
          <table:table-cell table:formula="of:=[$'Parcel stats'.G19]" office:value-type="float" office:value="0" calcext:value-type="float">
            <text:p>0</text:p>
          </table:table-cell>
          <table:table-cell table:formula="of:=[$'Parcel stats'.I19]" office:value-type="float" office:value="0" calcext:value-type="float">
            <text:p>0</text:p>
          </table:table-cell>
          <table:table-cell table:formula="of:=[$'Parcel stats'.J19]" office:value-type="float" office:value="0" calcext:value-type="float">
            <text:p>0</text:p>
          </table:table-cell>
          <table:table-cell table:formula="of:=[$'Parcel stats'.N19]" office:value-type="float" office:value="0" calcext:value-type="float">
            <text:p>0</text:p>
          </table:table-cell>
          <table:table-cell table:formula="of:=[$'Parcel stats'.O19]" office:value-type="float" office:value="17.7308" calcext:value-type="float">
            <text:p>17.7308</text:p>
          </table:table-cell>
          <table:table-cell table:formula="of:=[$'Parcel stats'.P19]" office:value-type="float" office:value="17.6732" calcext:value-type="float">
            <text:p>17.6732</text:p>
          </table:table-cell>
          <table:table-cell table:formula="of:=[$'Parcel stats'.R19]" office:value-type="float" office:value="0" calcext:value-type="float">
            <text:p>0</text:p>
          </table:table-cell>
          <table:table-cell table:formula="of:=[$'Parcel stats'.S19]" office:value-type="float" office:value="0.0576" calcext:value-type="float">
            <text:p>0.0576</text:p>
          </table:table-cell>
          <table:table-cell table:formula="of:=[$'Parcel stats'.W19]" office:value-type="float" office:value="0" calcext:value-type="float">
            <text:p>0</text:p>
          </table:table-cell>
          <table:table-cell table:formula="of:=[$'Parcel stats'.X19]" office:value-type="float" office:value="31.8252" calcext:value-type="float">
            <text:p>31.8252</text:p>
          </table:table-cell>
          <table:table-cell table:formula="of:=[$'Parcel stats'.Y19]" office:value-type="float" office:value="31.1328" calcext:value-type="float">
            <text:p>31.1328</text:p>
          </table:table-cell>
          <table:table-cell table:formula="of:=[$'Parcel stats'.AA19]" office:value-type="float" office:value="0.02" calcext:value-type="float">
            <text:p>0.02</text:p>
          </table:table-cell>
          <table:table-cell table:formula="of:=[$'Parcel stats'.AB19]" office:value-type="float" office:value="0.6924" calcext:value-type="float">
            <text:p>0.6924</text:p>
          </table:table-cell>
          <table:table-cell table:formula="of:=[$'Parcel stats'.AF19]" office:value-type="float" office:value="0" calcext:value-type="float">
            <text:p>0</text:p>
          </table:table-cell>
          <table:table-cell table:formula="of:=[$'Parcel stats'.AG19]" office:value-type="float" office:value="30.63" calcext:value-type="float">
            <text:p>30.63</text:p>
          </table:table-cell>
          <table:table-cell table:formula="of:=[$'Parcel stats'.AH19]" office:value-type="float" office:value="22.5308" calcext:value-type="float">
            <text:p>22.5308</text:p>
          </table:table-cell>
          <table:table-cell table:formula="of:=[$'Parcel stats'.AJ19]" office:value-type="float" office:value="0.06" calcext:value-type="float">
            <text:p>0.06</text:p>
          </table:table-cell>
          <table:table-cell table:formula="of:=[$'Parcel stats'.AK19]" office:value-type="float" office:value="8.0992" calcext:value-type="float">
            <text:p>8.099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stats'.E20]" office:value-type="float" office:value="0" calcext:value-type="float">
            <text:p>0</text:p>
          </table:table-cell>
          <table:table-cell table:formula="of:=[$'Parcel stats'.F20]" office:value-type="float" office:value="11.455" calcext:value-type="float">
            <text:p>11.455</text:p>
          </table:table-cell>
          <table:table-cell table:formula="of:=[$'Parcel stats'.G20]" office:value-type="float" office:value="9.706" calcext:value-type="float">
            <text:p>9.706</text:p>
          </table:table-cell>
          <table:table-cell table:formula="of:=[$'Parcel stats'.I20]" office:value-type="float" office:value="0" calcext:value-type="float">
            <text:p>0</text:p>
          </table:table-cell>
          <table:table-cell table:formula="of:=[$'Parcel stats'.J20]" office:value-type="float" office:value="1.749" calcext:value-type="float">
            <text:p>1.749</text:p>
          </table:table-cell>
          <table:table-cell table:formula="of:=[$'Parcel stats'.N20]" office:value-type="float" office:value="0" calcext:value-type="float">
            <text:p>0</text:p>
          </table:table-cell>
          <table:table-cell table:formula="of:=[$'Parcel stats'.O20]" office:value-type="float" office:value="11.455" calcext:value-type="float">
            <text:p>11.455</text:p>
          </table:table-cell>
          <table:table-cell table:formula="of:=[$'Parcel stats'.P20]" office:value-type="float" office:value="9.706" calcext:value-type="float">
            <text:p>9.706</text:p>
          </table:table-cell>
          <table:table-cell table:formula="of:=[$'Parcel stats'.R20]" office:value-type="float" office:value="0" calcext:value-type="float">
            <text:p>0</text:p>
          </table:table-cell>
          <table:table-cell table:formula="of:=[$'Parcel stats'.S20]" office:value-type="float" office:value="1.749" calcext:value-type="float">
            <text:p>1.749</text:p>
          </table:table-cell>
          <table:table-cell table:formula="of:=[$'Parcel stats'.W20]" office:value-type="float" office:value="0" calcext:value-type="float">
            <text:p>0</text:p>
          </table:table-cell>
          <table:table-cell table:formula="of:=[$'Parcel stats'.X20]" office:value-type="float" office:value="18.3782" calcext:value-type="float">
            <text:p>18.3782</text:p>
          </table:table-cell>
          <table:table-cell table:formula="of:=[$'Parcel stats'.Y20]" office:value-type="float" office:value="15.87" calcext:value-type="float">
            <text:p>15.87</text:p>
          </table:table-cell>
          <table:table-cell table:formula="of:=[$'Parcel stats'.AA20]" office:value-type="float" office:value="0" calcext:value-type="float">
            <text:p>0</text:p>
          </table:table-cell>
          <table:table-cell table:formula="of:=[$'Parcel stats'.AB20]" office:value-type="float" office:value="2.5082" calcext:value-type="float">
            <text:p>2.5082</text:p>
          </table:table-cell>
          <table:table-cell table:formula="of:=[$'Parcel stats'.AF20]" office:value-type="float" office:value="0" calcext:value-type="float">
            <text:p>0</text:p>
          </table:table-cell>
          <table:table-cell table:formula="of:=[$'Parcel stats'.AG20]" office:value-type="float" office:value="18.9924" calcext:value-type="float">
            <text:p>18.9924</text:p>
          </table:table-cell>
          <table:table-cell table:formula="of:=[$'Parcel stats'.AH20]" office:value-type="float" office:value="13.708" calcext:value-type="float">
            <text:p>13.708</text:p>
          </table:table-cell>
          <table:table-cell table:formula="of:=[$'Parcel stats'.AJ20]" office:value-type="float" office:value="0.01" calcext:value-type="float">
            <text:p>0.01</text:p>
          </table:table-cell>
          <table:table-cell table:formula="of:=[$'Parcel stats'.AK20]" office:value-type="float" office:value="5.2844" calcext:value-type="float">
            <text:p>5.284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stats'.E21]" office:value-type="float" office:value="0" calcext:value-type="float">
            <text:p>0</text:p>
          </table:table-cell>
          <table:table-cell table:formula="of:=[$'Parcel stats'.F21]" office:value-type="float" office:value="0" calcext:value-type="float">
            <text:p>0</text:p>
          </table:table-cell>
          <table:table-cell table:formula="of:=[$'Parcel stats'.G21]" office:value-type="float" office:value="0" calcext:value-type="float">
            <text:p>0</text:p>
          </table:table-cell>
          <table:table-cell table:formula="of:=[$'Parcel stats'.I21]" office:value-type="float" office:value="0" calcext:value-type="float">
            <text:p>0</text:p>
          </table:table-cell>
          <table:table-cell table:formula="of:=[$'Parcel stats'.J21]" office:value-type="float" office:value="0" calcext:value-type="float">
            <text:p>0</text:p>
          </table:table-cell>
          <table:table-cell table:formula="of:=[$'Parcel stats'.N21]" office:value-type="float" office:value="0" calcext:value-type="float">
            <text:p>0</text:p>
          </table:table-cell>
          <table:table-cell table:formula="of:=[$'Parcel stats'.O21]" office:value-type="float" office:value="6.1098" calcext:value-type="float">
            <text:p>6.1098</text:p>
          </table:table-cell>
          <table:table-cell table:formula="of:=[$'Parcel stats'.P21]" office:value-type="float" office:value="3.6984" calcext:value-type="float">
            <text:p>3.6984</text:p>
          </table:table-cell>
          <table:table-cell table:formula="of:=[$'Parcel stats'.R21]" office:value-type="float" office:value="0" calcext:value-type="float">
            <text:p>0</text:p>
          </table:table-cell>
          <table:table-cell table:formula="of:=[$'Parcel stats'.S21]" office:value-type="float" office:value="2.4114" calcext:value-type="float">
            <text:p>2.4114</text:p>
          </table:table-cell>
          <table:table-cell table:formula="of:=[$'Parcel stats'.W21]" office:value-type="float" office:value="0" calcext:value-type="float">
            <text:p>0</text:p>
          </table:table-cell>
          <table:table-cell table:formula="of:=[$'Parcel stats'.X21]" office:value-type="float" office:value="14.7096" calcext:value-type="float">
            <text:p>14.7096</text:p>
          </table:table-cell>
          <table:table-cell table:formula="of:=[$'Parcel stats'.Y21]" office:value-type="float" office:value="10.2304" calcext:value-type="float">
            <text:p>10.2304</text:p>
          </table:table-cell>
          <table:table-cell table:formula="of:=[$'Parcel stats'.AA21]" office:value-type="float" office:value="0" calcext:value-type="float">
            <text:p>0</text:p>
          </table:table-cell>
          <table:table-cell table:formula="of:=[$'Parcel stats'.AB21]" office:value-type="float" office:value="4.4792" calcext:value-type="float">
            <text:p>4.4792</text:p>
          </table:table-cell>
          <table:table-cell table:formula="of:=[$'Parcel stats'.AF21]" office:value-type="float" office:value="0" calcext:value-type="float">
            <text:p>0</text:p>
          </table:table-cell>
          <table:table-cell table:formula="of:=[$'Parcel stats'.AG21]" office:value-type="float" office:value="37.9018" calcext:value-type="float">
            <text:p>37.9018</text:p>
          </table:table-cell>
          <table:table-cell table:formula="of:=[$'Parcel stats'.AH21]" office:value-type="float" office:value="27.7656" calcext:value-type="float">
            <text:p>27.7656</text:p>
          </table:table-cell>
          <table:table-cell table:formula="of:=[$'Parcel stats'.AJ21]" office:value-type="float" office:value="0.05" calcext:value-type="float">
            <text:p>0.05</text:p>
          </table:table-cell>
          <table:table-cell table:formula="of:=[$'Parcel stats'.AK21]" office:value-type="float" office:value="10.1362" calcext:value-type="float">
            <text:p>10.1362</text:p>
          </table:table-cell>
        </table:table-row>
        <table:table-row table:style-name="ro2">
          <table:table-cell table:style-name="ce114" office:value-type="string" calcext:value-type="string">
            <text:p>grubhub-11-9.tsp</text:p>
          </table:table-cell>
          <table:table-cell table:formula="of:=[$'Parcel stats'.E22]" office:value-type="float" office:value="0" calcext:value-type="float">
            <text:p>0</text:p>
          </table:table-cell>
          <table:table-cell table:formula="of:=[$'Parcel stats'.F22]" office:value-type="float" office:value="11.8202" calcext:value-type="float">
            <text:p>11.8202</text:p>
          </table:table-cell>
          <table:table-cell table:formula="of:=[$'Parcel stats'.G22]" office:value-type="float" office:value="9.706" calcext:value-type="float">
            <text:p>9.706</text:p>
          </table:table-cell>
          <table:table-cell table:formula="of:=[$'Parcel stats'.I22]" office:value-type="float" office:value="0" calcext:value-type="float">
            <text:p>0</text:p>
          </table:table-cell>
          <table:table-cell table:formula="of:=[$'Parcel stats'.J22]" office:value-type="float" office:value="2.1142" calcext:value-type="float">
            <text:p>2.1142</text:p>
          </table:table-cell>
          <table:table-cell table:formula="of:=[$'Parcel stats'.N22]" office:value-type="float" office:value="0" calcext:value-type="float">
            <text:p>0</text:p>
          </table:table-cell>
          <table:table-cell table:formula="of:=[$'Parcel stats'.O22]" office:value-type="float" office:value="11.8202" calcext:value-type="float">
            <text:p>11.8202</text:p>
          </table:table-cell>
          <table:table-cell table:formula="of:=[$'Parcel stats'.P22]" office:value-type="float" office:value="9.706" calcext:value-type="float">
            <text:p>9.706</text:p>
          </table:table-cell>
          <table:table-cell table:formula="of:=[$'Parcel stats'.R22]" office:value-type="float" office:value="0" calcext:value-type="float">
            <text:p>0</text:p>
          </table:table-cell>
          <table:table-cell table:formula="of:=[$'Parcel stats'.S22]" office:value-type="float" office:value="2.1142" calcext:value-type="float">
            <text:p>2.1142</text:p>
          </table:table-cell>
          <table:table-cell table:formula="of:=[$'Parcel stats'.W22]" office:value-type="float" office:value="0" calcext:value-type="float">
            <text:p>0</text:p>
          </table:table-cell>
          <table:table-cell table:formula="of:=[$'Parcel stats'.X22]" office:value-type="float" office:value="37.0542" calcext:value-type="float">
            <text:p>37.0542</text:p>
          </table:table-cell>
          <table:table-cell table:formula="of:=[$'Parcel stats'.Y22]" office:value-type="float" office:value="33.7364" calcext:value-type="float">
            <text:p>33.7364</text:p>
          </table:table-cell>
          <table:table-cell table:formula="of:=[$'Parcel stats'.AA22]" office:value-type="float" office:value="0.01" calcext:value-type="float">
            <text:p>0.01</text:p>
          </table:table-cell>
          <table:table-cell table:formula="of:=[$'Parcel stats'.AB22]" office:value-type="float" office:value="3.3178" calcext:value-type="float">
            <text:p>3.3178</text:p>
          </table:table-cell>
          <table:table-cell table:formula="of:=[$'Parcel stats'.AF22]" office:value-type="float" office:value="0" calcext:value-type="float">
            <text:p>0</text:p>
          </table:table-cell>
          <table:table-cell table:formula="of:=[$'Parcel stats'.AG22]" office:value-type="float" office:value="39.2454" calcext:value-type="float">
            <text:p>39.2454</text:p>
          </table:table-cell>
          <table:table-cell table:formula="of:=[$'Parcel stats'.AH22]" office:value-type="float" office:value="29.992" calcext:value-type="float">
            <text:p>29.992</text:p>
          </table:table-cell>
          <table:table-cell table:formula="of:=[$'Parcel stats'.AJ22]" office:value-type="float" office:value="0.01" calcext:value-type="float">
            <text:p>0.01</text:p>
          </table:table-cell>
          <table:table-cell table:formula="of:=[$'Parcel stats'.AK22]" office:value-type="float" office:value="9.2534" calcext:value-type="float">
            <text:p>9.2534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stats'.E23]" office:value-type="float" office:value="0" calcext:value-type="float">
            <text:p>0</text:p>
          </table:table-cell>
          <table:table-cell table:formula="of:=[$'Parcel stats'.F23]" office:value-type="float" office:value="0" calcext:value-type="float">
            <text:p>0</text:p>
          </table:table-cell>
          <table:table-cell table:formula="of:=[$'Parcel stats'.G23]" office:value-type="float" office:value="0" calcext:value-type="float">
            <text:p>0</text:p>
          </table:table-cell>
          <table:table-cell table:formula="of:=[$'Parcel stats'.I23]" office:value-type="float" office:value="0" calcext:value-type="float">
            <text:p>0</text:p>
          </table:table-cell>
          <table:table-cell table:formula="of:=[$'Parcel stats'.J23]" office:value-type="float" office:value="0" calcext:value-type="float">
            <text:p>0</text:p>
          </table:table-cell>
          <table:table-cell table:formula="of:=[$'Parcel stats'.N23]" office:value-type="float" office:value="0" calcext:value-type="float">
            <text:p>0</text:p>
          </table:table-cell>
          <table:table-cell table:formula="of:=[$'Parcel stats'.O23]" office:value-type="float" office:value="0" calcext:value-type="float">
            <text:p>0</text:p>
          </table:table-cell>
          <table:table-cell table:formula="of:=[$'Parcel stats'.P23]" office:value-type="float" office:value="0" calcext:value-type="float">
            <text:p>0</text:p>
          </table:table-cell>
          <table:table-cell table:formula="of:=[$'Parcel stats'.R23]" office:value-type="float" office:value="0" calcext:value-type="float">
            <text:p>0</text:p>
          </table:table-cell>
          <table:table-cell table:formula="of:=[$'Parcel stats'.S23]" office:value-type="float" office:value="0" calcext:value-type="float">
            <text:p>0</text:p>
          </table:table-cell>
          <table:table-cell table:formula="of:=[$'Parcel stats'.W23]" office:value-type="float" office:value="0" calcext:value-type="float">
            <text:p>0</text:p>
          </table:table-cell>
          <table:table-cell table:formula="of:=[$'Parcel stats'.X23]" office:value-type="float" office:value="30.215" calcext:value-type="float">
            <text:p>30.215</text:p>
          </table:table-cell>
          <table:table-cell table:formula="of:=[$'Parcel stats'.Y23]" office:value-type="float" office:value="24.196" calcext:value-type="float">
            <text:p>24.196</text:p>
          </table:table-cell>
          <table:table-cell table:formula="of:=[$'Parcel stats'.AA23]" office:value-type="float" office:value="0.01" calcext:value-type="float">
            <text:p>0.01</text:p>
          </table:table-cell>
          <table:table-cell table:formula="of:=[$'Parcel stats'.AB23]" office:value-type="float" office:value="6.019" calcext:value-type="float">
            <text:p>6.019</text:p>
          </table:table-cell>
          <table:table-cell table:formula="of:=[$'Parcel stats'.AF23]" office:value-type="float" office:value="0" calcext:value-type="float">
            <text:p>0</text:p>
          </table:table-cell>
          <table:table-cell table:formula="of:=[$'Parcel stats'.AG23]" office:value-type="float" office:value="40.5412" calcext:value-type="float">
            <text:p>40.5412</text:p>
          </table:table-cell>
          <table:table-cell table:formula="of:=[$'Parcel stats'.AH23]" office:value-type="float" office:value="31.5008" calcext:value-type="float">
            <text:p>31.5008</text:p>
          </table:table-cell>
          <table:table-cell table:formula="of:=[$'Parcel stats'.AJ23]" office:value-type="float" office:value="0.04" calcext:value-type="float">
            <text:p>0.04</text:p>
          </table:table-cell>
          <table:table-cell table:formula="of:=[$'Parcel stats'.AK23]" office:value-type="float" office:value="9.0404" calcext:value-type="float">
            <text:p>9.0404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stats'.E24]" office:value-type="float" office:value="0" calcext:value-type="float">
            <text:p>0</text:p>
          </table:table-cell>
          <table:table-cell table:formula="of:=[$'Parcel stats'.F24]" office:value-type="float" office:value="0" calcext:value-type="float">
            <text:p>0</text:p>
          </table:table-cell>
          <table:table-cell table:formula="of:=[$'Parcel stats'.G24]" office:value-type="float" office:value="0" calcext:value-type="float">
            <text:p>0</text:p>
          </table:table-cell>
          <table:table-cell table:formula="of:=[$'Parcel stats'.I24]" office:value-type="float" office:value="0" calcext:value-type="float">
            <text:p>0</text:p>
          </table:table-cell>
          <table:table-cell table:formula="of:=[$'Parcel stats'.J24]" office:value-type="float" office:value="0" calcext:value-type="float">
            <text:p>0</text:p>
          </table:table-cell>
          <table:table-cell table:formula="of:=[$'Parcel stats'.N24]" office:value-type="float" office:value="0" calcext:value-type="float">
            <text:p>0</text:p>
          </table:table-cell>
          <table:table-cell table:formula="of:=[$'Parcel stats'.O24]" office:value-type="float" office:value="25.815" calcext:value-type="float">
            <text:p>25.815</text:p>
          </table:table-cell>
          <table:table-cell table:formula="of:=[$'Parcel stats'.P24]" office:value-type="float" office:value="25.5668" calcext:value-type="float">
            <text:p>25.5668</text:p>
          </table:table-cell>
          <table:table-cell table:formula="of:=[$'Parcel stats'.R24]" office:value-type="float" office:value="0" calcext:value-type="float">
            <text:p>0</text:p>
          </table:table-cell>
          <table:table-cell table:formula="of:=[$'Parcel stats'.S24]" office:value-type="float" office:value="0.2482" calcext:value-type="float">
            <text:p>0.2482</text:p>
          </table:table-cell>
          <table:table-cell table:formula="of:=[$'Parcel stats'.W24]" office:value-type="float" office:value="0" calcext:value-type="float">
            <text:p>0</text:p>
          </table:table-cell>
          <table:table-cell table:formula="of:=[$'Parcel stats'.X24]" office:value-type="float" office:value="36.2076" calcext:value-type="float">
            <text:p>36.2076</text:p>
          </table:table-cell>
          <table:table-cell table:formula="of:=[$'Parcel stats'.Y24]" office:value-type="float" office:value="29.7344" calcext:value-type="float">
            <text:p>29.7344</text:p>
          </table:table-cell>
          <table:table-cell table:formula="of:=[$'Parcel stats'.AA24]" office:value-type="float" office:value="0.01" calcext:value-type="float">
            <text:p>0.01</text:p>
          </table:table-cell>
          <table:table-cell table:formula="of:=[$'Parcel stats'.AB24]" office:value-type="float" office:value="6.4732" calcext:value-type="float">
            <text:p>6.4732</text:p>
          </table:table-cell>
          <table:table-cell table:formula="of:=[$'Parcel stats'.AF24]" office:value-type="float" office:value="0" calcext:value-type="float">
            <text:p>0</text:p>
          </table:table-cell>
          <table:table-cell table:formula="of:=[$'Parcel stats'.AG24]" office:value-type="float" office:value="42.168" calcext:value-type="float">
            <text:p>42.168</text:p>
          </table:table-cell>
          <table:table-cell table:formula="of:=[$'Parcel stats'.AH24]" office:value-type="float" office:value="35.4936" calcext:value-type="float">
            <text:p>35.4936</text:p>
          </table:table-cell>
          <table:table-cell table:formula="of:=[$'Parcel stats'.AJ24]" office:value-type="float" office:value="0.02" calcext:value-type="float">
            <text:p>0.02</text:p>
          </table:table-cell>
          <table:table-cell table:formula="of:=[$'Parcel stats'.AK24]" office:value-type="float" office:value="6.6744" calcext:value-type="float">
            <text:p>6.674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stats'.E25]" office:value-type="float" office:value="0" calcext:value-type="float">
            <text:p>0</text:p>
          </table:table-cell>
          <table:table-cell table:formula="of:=[$'Parcel stats'.F25]" office:value-type="float" office:value="0" calcext:value-type="float">
            <text:p>0</text:p>
          </table:table-cell>
          <table:table-cell table:formula="of:=[$'Parcel stats'.G25]" office:value-type="float" office:value="0" calcext:value-type="float">
            <text:p>0</text:p>
          </table:table-cell>
          <table:table-cell table:formula="of:=[$'Parcel stats'.I25]" office:value-type="float" office:value="0" calcext:value-type="float">
            <text:p>0</text:p>
          </table:table-cell>
          <table:table-cell table:formula="of:=[$'Parcel stats'.J25]" office:value-type="float" office:value="0" calcext:value-type="float">
            <text:p>0</text:p>
          </table:table-cell>
          <table:table-cell table:formula="of:=[$'Parcel stats'.N25]" office:value-type="float" office:value="0" calcext:value-type="float">
            <text:p>0</text:p>
          </table:table-cell>
          <table:table-cell table:formula="of:=[$'Parcel stats'.O25]" office:value-type="float" office:value="19.4738" calcext:value-type="float">
            <text:p>19.4738</text:p>
          </table:table-cell>
          <table:table-cell table:formula="of:=[$'Parcel stats'.P25]" office:value-type="float" office:value="15.9436" calcext:value-type="float">
            <text:p>15.9436</text:p>
          </table:table-cell>
          <table:table-cell table:formula="of:=[$'Parcel stats'.R25]" office:value-type="float" office:value="0" calcext:value-type="float">
            <text:p>0</text:p>
          </table:table-cell>
          <table:table-cell table:formula="of:=[$'Parcel stats'.S25]" office:value-type="float" office:value="3.5302" calcext:value-type="float">
            <text:p>3.5302</text:p>
          </table:table-cell>
          <table:table-cell table:formula="of:=[$'Parcel stats'.W25]" office:value-type="float" office:value="0" calcext:value-type="float">
            <text:p>0</text:p>
          </table:table-cell>
          <table:table-cell table:formula="of:=[$'Parcel stats'.X25]" office:value-type="float" office:value="27.8578" calcext:value-type="float">
            <text:p>27.8578</text:p>
          </table:table-cell>
          <table:table-cell table:formula="of:=[$'Parcel stats'.Y25]" office:value-type="float" office:value="20.5528" calcext:value-type="float">
            <text:p>20.5528</text:p>
          </table:table-cell>
          <table:table-cell table:formula="of:=[$'Parcel stats'.AA25]" office:value-type="float" office:value="0" calcext:value-type="float">
            <text:p>0</text:p>
          </table:table-cell>
          <table:table-cell table:formula="of:=[$'Parcel stats'.AB25]" office:value-type="float" office:value="7.305" calcext:value-type="float">
            <text:p>7.305</text:p>
          </table:table-cell>
          <table:table-cell table:formula="of:=[$'Parcel stats'.AF25]" office:value-type="float" office:value="0" calcext:value-type="float">
            <text:p>0</text:p>
          </table:table-cell>
          <table:table-cell table:formula="of:=[$'Parcel stats'.AG25]" office:value-type="float" office:value="56.2458" calcext:value-type="float">
            <text:p>56.2458</text:p>
          </table:table-cell>
          <table:table-cell table:formula="of:=[$'Parcel stats'.AH25]" office:value-type="float" office:value="36.8" calcext:value-type="float">
            <text:p>36.8</text:p>
          </table:table-cell>
          <table:table-cell table:formula="of:=[$'Parcel stats'.AJ25]" office:value-type="float" office:value="0.03" calcext:value-type="float">
            <text:p>0.03</text:p>
          </table:table-cell>
          <table:table-cell table:formula="of:=[$'Parcel stats'.AK25]" office:value-type="float" office:value="19.4458" calcext:value-type="float">
            <text:p>19.4458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stats'.E26]" office:value-type="float" office:value="0" calcext:value-type="float">
            <text:p>0</text:p>
          </table:table-cell>
          <table:table-cell table:formula="of:=[$'Parcel stats'.F26]" office:value-type="float" office:value="0" calcext:value-type="float">
            <text:p>0</text:p>
          </table:table-cell>
          <table:table-cell table:formula="of:=[$'Parcel stats'.G26]" office:value-type="float" office:value="0" calcext:value-type="float">
            <text:p>0</text:p>
          </table:table-cell>
          <table:table-cell table:formula="of:=[$'Parcel stats'.I26]" office:value-type="float" office:value="0" calcext:value-type="float">
            <text:p>0</text:p>
          </table:table-cell>
          <table:table-cell table:formula="of:=[$'Parcel stats'.J26]" office:value-type="float" office:value="0" calcext:value-type="float">
            <text:p>0</text:p>
          </table:table-cell>
          <table:table-cell table:formula="of:=[$'Parcel stats'.N26]" office:value-type="float" office:value="0" calcext:value-type="float">
            <text:p>0</text:p>
          </table:table-cell>
          <table:table-cell table:formula="of:=[$'Parcel stats'.O26]" office:value-type="float" office:value="0" calcext:value-type="float">
            <text:p>0</text:p>
          </table:table-cell>
          <table:table-cell table:formula="of:=[$'Parcel stats'.P26]" office:value-type="float" office:value="0" calcext:value-type="float">
            <text:p>0</text:p>
          </table:table-cell>
          <table:table-cell table:formula="of:=[$'Parcel stats'.R26]" office:value-type="float" office:value="0" calcext:value-type="float">
            <text:p>0</text:p>
          </table:table-cell>
          <table:table-cell table:formula="of:=[$'Parcel stats'.S26]" office:value-type="float" office:value="0" calcext:value-type="float">
            <text:p>0</text:p>
          </table:table-cell>
          <table:table-cell table:formula="of:=[$'Parcel stats'.W26]" office:value-type="float" office:value="0" calcext:value-type="float">
            <text:p>0</text:p>
          </table:table-cell>
          <table:table-cell table:formula="of:=[$'Parcel stats'.X26]" office:value-type="float" office:value="32.539" calcext:value-type="float">
            <text:p>32.539</text:p>
          </table:table-cell>
          <table:table-cell table:formula="of:=[$'Parcel stats'.Y26]" office:value-type="float" office:value="28.0968" calcext:value-type="float">
            <text:p>28.0968</text:p>
          </table:table-cell>
          <table:table-cell table:formula="of:=[$'Parcel stats'.AA26]" office:value-type="float" office:value="0.02" calcext:value-type="float">
            <text:p>0.02</text:p>
          </table:table-cell>
          <table:table-cell table:formula="of:=[$'Parcel stats'.AB26]" office:value-type="float" office:value="4.4422" calcext:value-type="float">
            <text:p>4.4422</text:p>
          </table:table-cell>
          <table:table-cell table:formula="of:=[$'Parcel stats'.AF26]" office:value-type="float" office:value="0" calcext:value-type="float">
            <text:p>0</text:p>
          </table:table-cell>
          <table:table-cell table:formula="of:=[$'Parcel stats'.AG26]" office:value-type="float" office:value="45.2732" calcext:value-type="float">
            <text:p>45.2732</text:p>
          </table:table-cell>
          <table:table-cell table:formula="of:=[$'Parcel stats'.AH26]" office:value-type="float" office:value="34.6656" calcext:value-type="float">
            <text:p>34.6656</text:p>
          </table:table-cell>
          <table:table-cell table:formula="of:=[$'Parcel stats'.AJ26]" office:value-type="float" office:value="0.28" calcext:value-type="float">
            <text:p>0.28</text:p>
          </table:table-cell>
          <table:table-cell table:formula="of:=[$'Parcel stats'.AK26]" office:value-type="float" office:value="10.6076" calcext:value-type="float">
            <text:p>10.607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stats'.E27]" office:value-type="float" office:value="0" calcext:value-type="float">
            <text:p>0</text:p>
          </table:table-cell>
          <table:table-cell table:formula="of:=[$'Parcel stats'.F27]" office:value-type="float" office:value="0" calcext:value-type="float">
            <text:p>0</text:p>
          </table:table-cell>
          <table:table-cell table:formula="of:=[$'Parcel stats'.G27]" office:value-type="float" office:value="0" calcext:value-type="float">
            <text:p>0</text:p>
          </table:table-cell>
          <table:table-cell table:formula="of:=[$'Parcel stats'.I27]" office:value-type="float" office:value="0" calcext:value-type="float">
            <text:p>0</text:p>
          </table:table-cell>
          <table:table-cell table:formula="of:=[$'Parcel stats'.J27]" office:value-type="float" office:value="0" calcext:value-type="float">
            <text:p>0</text:p>
          </table:table-cell>
          <table:table-cell table:formula="of:=[$'Parcel stats'.N27]" office:value-type="float" office:value="0" calcext:value-type="float">
            <text:p>0</text:p>
          </table:table-cell>
          <table:table-cell table:formula="of:=[$'Parcel stats'.O27]" office:value-type="float" office:value="0" calcext:value-type="float">
            <text:p>0</text:p>
          </table:table-cell>
          <table:table-cell table:formula="of:=[$'Parcel stats'.P27]" office:value-type="float" office:value="0" calcext:value-type="float">
            <text:p>0</text:p>
          </table:table-cell>
          <table:table-cell table:formula="of:=[$'Parcel stats'.R27]" office:value-type="float" office:value="0" calcext:value-type="float">
            <text:p>0</text:p>
          </table:table-cell>
          <table:table-cell table:formula="of:=[$'Parcel stats'.S27]" office:value-type="float" office:value="0" calcext:value-type="float">
            <text:p>0</text:p>
          </table:table-cell>
          <table:table-cell table:formula="of:=[$'Parcel stats'.W27]" office:value-type="float" office:value="0" calcext:value-type="float">
            <text:p>0</text:p>
          </table:table-cell>
          <table:table-cell table:formula="of:=[$'Parcel stats'.X27]" office:value-type="float" office:value="25.4" calcext:value-type="float">
            <text:p>25.4</text:p>
          </table:table-cell>
          <table:table-cell table:formula="of:=[$'Parcel stats'.Y27]" office:value-type="float" office:value="18.7772" calcext:value-type="float">
            <text:p>18.7772</text:p>
          </table:table-cell>
          <table:table-cell table:formula="of:=[$'Parcel stats'.AA27]" office:value-type="float" office:value="0" calcext:value-type="float">
            <text:p>0</text:p>
          </table:table-cell>
          <table:table-cell table:formula="of:=[$'Parcel stats'.AB27]" office:value-type="float" office:value="6.6228" calcext:value-type="float">
            <text:p>6.6228</text:p>
          </table:table-cell>
          <table:table-cell table:formula="of:=[$'Parcel stats'.AF27]" office:value-type="float" office:value="0" calcext:value-type="float">
            <text:p>0</text:p>
          </table:table-cell>
          <table:table-cell table:formula="of:=[$'Parcel stats'.AG27]" office:value-type="float" office:value="39.6272" calcext:value-type="float">
            <text:p>39.6272</text:p>
          </table:table-cell>
          <table:table-cell table:formula="of:=[$'Parcel stats'.AH27]" office:value-type="float" office:value="32.476" calcext:value-type="float">
            <text:p>32.476</text:p>
          </table:table-cell>
          <table:table-cell table:formula="of:=[$'Parcel stats'.AJ27]" office:value-type="float" office:value="0.02" calcext:value-type="float">
            <text:p>0.02</text:p>
          </table:table-cell>
          <table:table-cell table:formula="of:=[$'Parcel stats'.AK27]" office:value-type="float" office:value="7.1512" calcext:value-type="float">
            <text:p>7.15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stats'.E28]" office:value-type="float" office:value="0" calcext:value-type="float">
            <text:p>0</text:p>
          </table:table-cell>
          <table:table-cell table:formula="of:=[$'Parcel stats'.F28]" office:value-type="float" office:value="0" calcext:value-type="float">
            <text:p>0</text:p>
          </table:table-cell>
          <table:table-cell table:formula="of:=[$'Parcel stats'.G28]" office:value-type="float" office:value="0" calcext:value-type="float">
            <text:p>0</text:p>
          </table:table-cell>
          <table:table-cell table:formula="of:=[$'Parcel stats'.I28]" office:value-type="float" office:value="0" calcext:value-type="float">
            <text:p>0</text:p>
          </table:table-cell>
          <table:table-cell table:formula="of:=[$'Parcel stats'.J28]" office:value-type="float" office:value="0" calcext:value-type="float">
            <text:p>0</text:p>
          </table:table-cell>
          <table:table-cell table:formula="of:=[$'Parcel stats'.N28]" office:value-type="float" office:value="0" calcext:value-type="float">
            <text:p>0</text:p>
          </table:table-cell>
          <table:table-cell table:formula="of:=[$'Parcel stats'.O28]" office:value-type="float" office:value="0" calcext:value-type="float">
            <text:p>0</text:p>
          </table:table-cell>
          <table:table-cell table:formula="of:=[$'Parcel stats'.P28]" office:value-type="float" office:value="0" calcext:value-type="float">
            <text:p>0</text:p>
          </table:table-cell>
          <table:table-cell table:formula="of:=[$'Parcel stats'.R28]" office:value-type="float" office:value="0" calcext:value-type="float">
            <text:p>0</text:p>
          </table:table-cell>
          <table:table-cell table:formula="of:=[$'Parcel stats'.S28]" office:value-type="float" office:value="0" calcext:value-type="float">
            <text:p>0</text:p>
          </table:table-cell>
          <table:table-cell table:formula="of:=[$'Parcel stats'.W28]" office:value-type="float" office:value="0" calcext:value-type="float">
            <text:p>0</text:p>
          </table:table-cell>
          <table:table-cell table:formula="of:=[$'Parcel stats'.X28]" office:value-type="float" office:value="0" calcext:value-type="float">
            <text:p>0</text:p>
          </table:table-cell>
          <table:table-cell table:formula="of:=[$'Parcel stats'.Y28]" office:value-type="float" office:value="0" calcext:value-type="float">
            <text:p>0</text:p>
          </table:table-cell>
          <table:table-cell table:formula="of:=[$'Parcel stats'.AA28]" office:value-type="float" office:value="0.01" calcext:value-type="float">
            <text:p>0.01</text:p>
          </table:table-cell>
          <table:table-cell table:formula="of:=[$'Parcel stats'.AB28]" office:value-type="float" office:value="0" calcext:value-type="float">
            <text:p>0</text:p>
          </table:table-cell>
          <table:table-cell table:formula="of:=[$'Parcel stats'.AF28]" office:value-type="float" office:value="0" calcext:value-type="float">
            <text:p>0</text:p>
          </table:table-cell>
          <table:table-cell table:formula="of:=[$'Parcel stats'.AG28]" office:value-type="float" office:value="39.8596" calcext:value-type="float">
            <text:p>39.8596</text:p>
          </table:table-cell>
          <table:table-cell table:formula="of:=[$'Parcel stats'.AH28]" office:value-type="float" office:value="31.0224" calcext:value-type="float">
            <text:p>31.0224</text:p>
          </table:table-cell>
          <table:table-cell table:formula="of:=[$'Parcel stats'.AJ28]" office:value-type="float" office:value="0.08" calcext:value-type="float">
            <text:p>0.08</text:p>
          </table:table-cell>
          <table:table-cell table:formula="of:=[$'Parcel stats'.AK28]" office:value-type="float" office:value="8.8372" calcext:value-type="float">
            <text:p>8.8372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stats'.E29]" office:value-type="float" office:value="0" calcext:value-type="float">
            <text:p>0</text:p>
          </table:table-cell>
          <table:table-cell table:formula="of:=[$'Parcel stats'.F29]" office:value-type="float" office:value="0" calcext:value-type="float">
            <text:p>0</text:p>
          </table:table-cell>
          <table:table-cell table:formula="of:=[$'Parcel stats'.G29]" office:value-type="float" office:value="0" calcext:value-type="float">
            <text:p>0</text:p>
          </table:table-cell>
          <table:table-cell table:formula="of:=[$'Parcel stats'.I29]" office:value-type="float" office:value="0" calcext:value-type="float">
            <text:p>0</text:p>
          </table:table-cell>
          <table:table-cell table:formula="of:=[$'Parcel stats'.J29]" office:value-type="float" office:value="0" calcext:value-type="float">
            <text:p>0</text:p>
          </table:table-cell>
          <table:table-cell table:formula="of:=[$'Parcel stats'.N29]" office:value-type="float" office:value="0" calcext:value-type="float">
            <text:p>0</text:p>
          </table:table-cell>
          <table:table-cell table:formula="of:=[$'Parcel stats'.O29]" office:value-type="float" office:value="20.2872" calcext:value-type="float">
            <text:p>20.2872</text:p>
          </table:table-cell>
          <table:table-cell table:formula="of:=[$'Parcel stats'.P29]" office:value-type="float" office:value="20.2216" calcext:value-type="float">
            <text:p>20.2216</text:p>
          </table:table-cell>
          <table:table-cell table:formula="of:=[$'Parcel stats'.R29]" office:value-type="float" office:value="0" calcext:value-type="float">
            <text:p>0</text:p>
          </table:table-cell>
          <table:table-cell table:formula="of:=[$'Parcel stats'.S29]" office:value-type="float" office:value="0.0656" calcext:value-type="float">
            <text:p>0.0656</text:p>
          </table:table-cell>
          <table:table-cell table:formula="of:=[$'Parcel stats'.W29]" office:value-type="float" office:value="0" calcext:value-type="float">
            <text:p>0</text:p>
          </table:table-cell>
          <table:table-cell table:formula="of:=[$'Parcel stats'.X29]" office:value-type="float" office:value="20.2872" calcext:value-type="float">
            <text:p>20.2872</text:p>
          </table:table-cell>
          <table:table-cell table:formula="of:=[$'Parcel stats'.Y29]" office:value-type="float" office:value="20.2216" calcext:value-type="float">
            <text:p>20.2216</text:p>
          </table:table-cell>
          <table:table-cell table:formula="of:=[$'Parcel stats'.AA29]" office:value-type="float" office:value="0" calcext:value-type="float">
            <text:p>0</text:p>
          </table:table-cell>
          <table:table-cell table:formula="of:=[$'Parcel stats'.AB29]" office:value-type="float" office:value="0.0656" calcext:value-type="float">
            <text:p>0.0656</text:p>
          </table:table-cell>
          <table:table-cell table:formula="of:=[$'Parcel stats'.AF29]" office:value-type="float" office:value="0" calcext:value-type="float">
            <text:p>0</text:p>
          </table:table-cell>
          <table:table-cell table:formula="of:=[$'Parcel stats'.AG29]" office:value-type="float" office:value="44.0106" calcext:value-type="float">
            <text:p>44.0106</text:p>
          </table:table-cell>
          <table:table-cell table:formula="of:=[$'Parcel stats'.AH29]" office:value-type="float" office:value="34.0584" calcext:value-type="float">
            <text:p>34.0584</text:p>
          </table:table-cell>
          <table:table-cell table:formula="of:=[$'Parcel stats'.AJ29]" office:value-type="float" office:value="0.01" calcext:value-type="float">
            <text:p>0.01</text:p>
          </table:table-cell>
          <table:table-cell table:formula="of:=[$'Parcel stats'.AK29]" office:value-type="float" office:value="9.9522" calcext:value-type="float">
            <text:p>9.952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stats'.E30]" office:value-type="float" office:value="0" calcext:value-type="float">
            <text:p>0</text:p>
          </table:table-cell>
          <table:table-cell table:formula="of:=[$'Parcel stats'.F30]" office:value-type="float" office:value="0" calcext:value-type="float">
            <text:p>0</text:p>
          </table:table-cell>
          <table:table-cell table:formula="of:=[$'Parcel stats'.G30]" office:value-type="float" office:value="0" calcext:value-type="float">
            <text:p>0</text:p>
          </table:table-cell>
          <table:table-cell table:formula="of:=[$'Parcel stats'.I30]" office:value-type="float" office:value="0" calcext:value-type="float">
            <text:p>0</text:p>
          </table:table-cell>
          <table:table-cell table:formula="of:=[$'Parcel stats'.J30]" office:value-type="float" office:value="0" calcext:value-type="float">
            <text:p>0</text:p>
          </table:table-cell>
          <table:table-cell table:formula="of:=[$'Parcel stats'.N30]" office:value-type="float" office:value="0" calcext:value-type="float">
            <text:p>0</text:p>
          </table:table-cell>
          <table:table-cell table:formula="of:=[$'Parcel stats'.O30]" office:value-type="float" office:value="35.2272" calcext:value-type="float">
            <text:p>35.2272</text:p>
          </table:table-cell>
          <table:table-cell table:formula="of:=[$'Parcel stats'.P30]" office:value-type="float" office:value="22.3652" calcext:value-type="float">
            <text:p>22.3652</text:p>
          </table:table-cell>
          <table:table-cell table:formula="of:=[$'Parcel stats'.R30]" office:value-type="float" office:value="0" calcext:value-type="float">
            <text:p>0</text:p>
          </table:table-cell>
          <table:table-cell table:formula="of:=[$'Parcel stats'.S30]" office:value-type="float" office:value="12.862" calcext:value-type="float">
            <text:p>12.862</text:p>
          </table:table-cell>
          <table:table-cell table:formula="of:=[$'Parcel stats'.W30]" office:value-type="float" office:value="0" calcext:value-type="float">
            <text:p>0</text:p>
          </table:table-cell>
          <table:table-cell table:formula="of:=[$'Parcel stats'.X30]" office:value-type="float" office:value="44.9724" calcext:value-type="float">
            <text:p>44.9724</text:p>
          </table:table-cell>
          <table:table-cell table:formula="of:=[$'Parcel stats'.Y30]" office:value-type="float" office:value="29.5228" calcext:value-type="float">
            <text:p>29.5228</text:p>
          </table:table-cell>
          <table:table-cell table:formula="of:=[$'Parcel stats'.AA30]" office:value-type="float" office:value="0.01" calcext:value-type="float">
            <text:p>0.01</text:p>
          </table:table-cell>
          <table:table-cell table:formula="of:=[$'Parcel stats'.AB30]" office:value-type="float" office:value="15.4496" calcext:value-type="float">
            <text:p>15.4496</text:p>
          </table:table-cell>
          <table:table-cell table:formula="of:=[$'Parcel stats'.AF30]" office:value-type="float" office:value="0" calcext:value-type="float">
            <text:p>0</text:p>
          </table:table-cell>
          <table:table-cell table:formula="of:=[$'Parcel stats'.AG30]" office:value-type="float" office:value="62.1388" calcext:value-type="float">
            <text:p>62.1388</text:p>
          </table:table-cell>
          <table:table-cell table:formula="of:=[$'Parcel stats'.AH30]" office:value-type="float" office:value="35.1624" calcext:value-type="float">
            <text:p>35.1624</text:p>
          </table:table-cell>
          <table:table-cell table:formula="of:=[$'Parcel stats'.AJ30]" office:value-type="float" office:value="0.01" calcext:value-type="float">
            <text:p>0.01</text:p>
          </table:table-cell>
          <table:table-cell table:formula="of:=[$'Parcel stats'.AK30]" office:value-type="float" office:value="26.9764" calcext:value-type="float">
            <text:p>26.9764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stats'.E31]" office:value-type="float" office:value="0" calcext:value-type="float">
            <text:p>0</text:p>
          </table:table-cell>
          <table:table-cell table:formula="of:=[$'Parcel stats'.F31]" office:value-type="float" office:value="0" calcext:value-type="float">
            <text:p>0</text:p>
          </table:table-cell>
          <table:table-cell table:formula="of:=[$'Parcel stats'.G31]" office:value-type="float" office:value="0" calcext:value-type="float">
            <text:p>0</text:p>
          </table:table-cell>
          <table:table-cell table:formula="of:=[$'Parcel stats'.I31]" office:value-type="float" office:value="0" calcext:value-type="float">
            <text:p>0</text:p>
          </table:table-cell>
          <table:table-cell table:formula="of:=[$'Parcel stats'.J31]" office:value-type="float" office:value="0" calcext:value-type="float">
            <text:p>0</text:p>
          </table:table-cell>
          <table:table-cell table:formula="of:=[$'Parcel stats'.N31]" office:value-type="float" office:value="0" calcext:value-type="float">
            <text:p>0</text:p>
          </table:table-cell>
          <table:table-cell table:formula="of:=[$'Parcel stats'.O31]" office:value-type="float" office:value="28.0394" calcext:value-type="float">
            <text:p>28.0394</text:p>
          </table:table-cell>
          <table:table-cell table:formula="of:=[$'Parcel stats'.P31]" office:value-type="float" office:value="24.2604" calcext:value-type="float">
            <text:p>24.2604</text:p>
          </table:table-cell>
          <table:table-cell table:formula="of:=[$'Parcel stats'.R31]" office:value-type="float" office:value="0" calcext:value-type="float">
            <text:p>0</text:p>
          </table:table-cell>
          <table:table-cell table:formula="of:=[$'Parcel stats'.S31]" office:value-type="float" office:value="3.779" calcext:value-type="float">
            <text:p>3.779</text:p>
          </table:table-cell>
          <table:table-cell table:formula="of:=[$'Parcel stats'.W31]" office:value-type="float" office:value="0" calcext:value-type="float">
            <text:p>0</text:p>
          </table:table-cell>
          <table:table-cell table:formula="of:=[$'Parcel stats'.X31]" office:value-type="float" office:value="43.827" calcext:value-type="float">
            <text:p>43.827</text:p>
          </table:table-cell>
          <table:table-cell table:formula="of:=[$'Parcel stats'.Y31]" office:value-type="float" office:value="35.42" calcext:value-type="float">
            <text:p>35.42</text:p>
          </table:table-cell>
          <table:table-cell table:formula="of:=[$'Parcel stats'.AA31]" office:value-type="float" office:value="0" calcext:value-type="float">
            <text:p>0</text:p>
          </table:table-cell>
          <table:table-cell table:formula="of:=[$'Parcel stats'.AB31]" office:value-type="float" office:value="8.407" calcext:value-type="float">
            <text:p>8.407</text:p>
          </table:table-cell>
          <table:table-cell table:formula="of:=[$'Parcel stats'.AF31]" office:value-type="float" office:value="0" calcext:value-type="float">
            <text:p>0</text:p>
          </table:table-cell>
          <table:table-cell table:formula="of:=[$'Parcel stats'.AG31]" office:value-type="float" office:value="67.3512" calcext:value-type="float">
            <text:p>67.3512</text:p>
          </table:table-cell>
          <table:table-cell table:formula="of:=[$'Parcel stats'.AH31]" office:value-type="float" office:value="43.6356" calcext:value-type="float">
            <text:p>43.6356</text:p>
          </table:table-cell>
          <table:table-cell table:formula="of:=[$'Parcel stats'.AJ31]" office:value-type="float" office:value="0.1" calcext:value-type="float">
            <text:p>0.1</text:p>
          </table:table-cell>
          <table:table-cell table:formula="of:=[$'Parcel stats'.AK31]" office:value-type="float" office:value="23.7156" calcext:value-type="float">
            <text:p>23.7156</text:p>
          </table:table-cell>
        </table:table-row>
        <table:table-row table:style-name="ro2">
          <table:table-cell table:style-name="ce114" office:value-type="string" calcext:value-type="string">
            <text:p>grubhub-12-9.tsp</text:p>
          </table:table-cell>
          <table:table-cell table:formula="of:=[$'Parcel stats'.E32]" office:value-type="float" office:value="0" calcext:value-type="float">
            <text:p>0</text:p>
          </table:table-cell>
          <table:table-cell table:formula="of:=[$'Parcel stats'.F32]" office:value-type="float" office:value="0" calcext:value-type="float">
            <text:p>0</text:p>
          </table:table-cell>
          <table:table-cell table:formula="of:=[$'Parcel stats'.G32]" office:value-type="float" office:value="0" calcext:value-type="float">
            <text:p>0</text:p>
          </table:table-cell>
          <table:table-cell table:formula="of:=[$'Parcel stats'.I32]" office:value-type="float" office:value="0" calcext:value-type="float">
            <text:p>0</text:p>
          </table:table-cell>
          <table:table-cell table:formula="of:=[$'Parcel stats'.J32]" office:value-type="float" office:value="0" calcext:value-type="float">
            <text:p>0</text:p>
          </table:table-cell>
          <table:table-cell table:formula="of:=[$'Parcel stats'.N32]" office:value-type="float" office:value="0" calcext:value-type="float">
            <text:p>0</text:p>
          </table:table-cell>
          <table:table-cell table:formula="of:=[$'Parcel stats'.O32]" office:value-type="float" office:value="26.0142" calcext:value-type="float">
            <text:p>26.0142</text:p>
          </table:table-cell>
          <table:table-cell table:formula="of:=[$'Parcel stats'.P32]" office:value-type="float" office:value="24.2144" calcext:value-type="float">
            <text:p>24.2144</text:p>
          </table:table-cell>
          <table:table-cell table:formula="of:=[$'Parcel stats'.R32]" office:value-type="float" office:value="0" calcext:value-type="float">
            <text:p>0</text:p>
          </table:table-cell>
          <table:table-cell table:formula="of:=[$'Parcel stats'.S32]" office:value-type="float" office:value="1.7998" calcext:value-type="float">
            <text:p>1.7998</text:p>
          </table:table-cell>
          <table:table-cell table:formula="of:=[$'Parcel stats'.W32]" office:value-type="float" office:value="0" calcext:value-type="float">
            <text:p>0</text:p>
          </table:table-cell>
          <table:table-cell table:formula="of:=[$'Parcel stats'.X32]" office:value-type="float" office:value="41.2374" calcext:value-type="float">
            <text:p>41.2374</text:p>
          </table:table-cell>
          <table:table-cell table:formula="of:=[$'Parcel stats'.Y32]" office:value-type="float" office:value="30.0288" calcext:value-type="float">
            <text:p>30.0288</text:p>
          </table:table-cell>
          <table:table-cell table:formula="of:=[$'Parcel stats'.AA32]" office:value-type="float" office:value="0.03" calcext:value-type="float">
            <text:p>0.03</text:p>
          </table:table-cell>
          <table:table-cell table:formula="of:=[$'Parcel stats'.AB32]" office:value-type="float" office:value="11.2086" calcext:value-type="float">
            <text:p>11.2086</text:p>
          </table:table-cell>
          <table:table-cell table:formula="of:=[$'Parcel stats'.AF32]" office:value-type="float" office:value="0" calcext:value-type="float">
            <text:p>0</text:p>
          </table:table-cell>
          <table:table-cell table:formula="of:=[$'Parcel stats'.AG32]" office:value-type="float" office:value="49.5882" calcext:value-type="float">
            <text:p>49.5882</text:p>
          </table:table-cell>
          <table:table-cell table:formula="of:=[$'Parcel stats'.AH32]" office:value-type="float" office:value="34.3528" calcext:value-type="float">
            <text:p>34.3528</text:p>
          </table:table-cell>
          <table:table-cell table:formula="of:=[$'Parcel stats'.AJ32]" office:value-type="float" office:value="0.08" calcext:value-type="float">
            <text:p>0.08</text:p>
          </table:table-cell>
          <table:table-cell table:formula="of:=[$'Parcel stats'.AK32]" office:value-type="float" office:value="15.2354" calcext:value-type="float">
            <text:p>15.2354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stats'.E33]" office:value-type="float" office:value="0" calcext:value-type="float">
            <text:p>0</text:p>
          </table:table-cell>
          <table:table-cell table:formula="of:=[$'Parcel stats'.F33]" office:value-type="float" office:value="0" calcext:value-type="float">
            <text:p>0</text:p>
          </table:table-cell>
          <table:table-cell table:formula="of:=[$'Parcel stats'.G33]" office:value-type="float" office:value="0" calcext:value-type="float">
            <text:p>0</text:p>
          </table:table-cell>
          <table:table-cell table:formula="of:=[$'Parcel stats'.I33]" office:value-type="float" office:value="0" calcext:value-type="float">
            <text:p>0</text:p>
          </table:table-cell>
          <table:table-cell table:formula="of:=[$'Parcel stats'.J33]" office:value-type="float" office:value="0" calcext:value-type="float">
            <text:p>0</text:p>
          </table:table-cell>
          <table:table-cell table:formula="of:=[$'Parcel stats'.N33]" office:value-type="float" office:value="0" calcext:value-type="float">
            <text:p>0</text:p>
          </table:table-cell>
          <table:table-cell table:formula="of:=[$'Parcel stats'.O33]" office:value-type="float" office:value="10.3096" calcext:value-type="float">
            <text:p>10.3096</text:p>
          </table:table-cell>
          <table:table-cell table:formula="of:=[$'Parcel stats'.P33]" office:value-type="float" office:value="7.3968" calcext:value-type="float">
            <text:p>7.3968</text:p>
          </table:table-cell>
          <table:table-cell table:formula="of:=[$'Parcel stats'.R33]" office:value-type="float" office:value="0" calcext:value-type="float">
            <text:p>0</text:p>
          </table:table-cell>
          <table:table-cell table:formula="of:=[$'Parcel stats'.S33]" office:value-type="float" office:value="2.9128" calcext:value-type="float">
            <text:p>2.9128</text:p>
          </table:table-cell>
          <table:table-cell table:formula="of:=[$'Parcel stats'.W33]" office:value-type="float" office:value="0" calcext:value-type="float">
            <text:p>0</text:p>
          </table:table-cell>
          <table:table-cell table:formula="of:=[$'Parcel stats'.X33]" office:value-type="float" office:value="37.852" calcext:value-type="float">
            <text:p>37.852</text:p>
          </table:table-cell>
          <table:table-cell table:formula="of:=[$'Parcel stats'.Y33]" office:value-type="float" office:value="32.9084" calcext:value-type="float">
            <text:p>32.9084</text:p>
          </table:table-cell>
          <table:table-cell table:formula="of:=[$'Parcel stats'.AA33]" office:value-type="float" office:value="0.02" calcext:value-type="float">
            <text:p>0.02</text:p>
          </table:table-cell>
          <table:table-cell table:formula="of:=[$'Parcel stats'.AB33]" office:value-type="float" office:value="4.9436" calcext:value-type="float">
            <text:p>4.9436</text:p>
          </table:table-cell>
          <table:table-cell table:formula="of:=[$'Parcel stats'.AF33]" office:value-type="float" office:value="0" calcext:value-type="float">
            <text:p>0</text:p>
          </table:table-cell>
          <table:table-cell table:formula="of:=[$'Parcel stats'.AG33]" office:value-type="float" office:value="45.2732" calcext:value-type="float">
            <text:p>45.2732</text:p>
          </table:table-cell>
          <table:table-cell table:formula="of:=[$'Parcel stats'.AH33]" office:value-type="float" office:value="37.2048" calcext:value-type="float">
            <text:p>37.2048</text:p>
          </table:table-cell>
          <table:table-cell table:formula="of:=[$'Parcel stats'.AJ33]" office:value-type="float" office:value="0.11" calcext:value-type="float">
            <text:p>0.11</text:p>
          </table:table-cell>
          <table:table-cell table:formula="of:=[$'Parcel stats'.AK33]" office:value-type="float" office:value="8.0684" calcext:value-type="float">
            <text:p>8.06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stats'.E34]" office:value-type="float" office:value="0" calcext:value-type="float">
            <text:p>0</text:p>
          </table:table-cell>
          <table:table-cell table:formula="of:=[$'Parcel stats'.F34]" office:value-type="float" office:value="0" calcext:value-type="float">
            <text:p>0</text:p>
          </table:table-cell>
          <table:table-cell table:formula="of:=[$'Parcel stats'.G34]" office:value-type="float" office:value="0" calcext:value-type="float">
            <text:p>0</text:p>
          </table:table-cell>
          <table:table-cell table:formula="of:=[$'Parcel stats'.I34]" office:value-type="float" office:value="0" calcext:value-type="float">
            <text:p>0</text:p>
          </table:table-cell>
          <table:table-cell table:formula="of:=[$'Parcel stats'.J34]" office:value-type="float" office:value="0" calcext:value-type="float">
            <text:p>0</text:p>
          </table:table-cell>
          <table:table-cell table:formula="of:=[$'Parcel stats'.N34]" office:value-type="float" office:value="0" calcext:value-type="float">
            <text:p>0</text:p>
          </table:table-cell>
          <table:table-cell table:formula="of:=[$'Parcel stats'.O34]" office:value-type="float" office:value="0" calcext:value-type="float">
            <text:p>0</text:p>
          </table:table-cell>
          <table:table-cell table:formula="of:=[$'Parcel stats'.P34]" office:value-type="float" office:value="0" calcext:value-type="float">
            <text:p>0</text:p>
          </table:table-cell>
          <table:table-cell table:formula="of:=[$'Parcel stats'.R34]" office:value-type="float" office:value="0" calcext:value-type="float">
            <text:p>0</text:p>
          </table:table-cell>
          <table:table-cell table:formula="of:=[$'Parcel stats'.S34]" office:value-type="float" office:value="0" calcext:value-type="float">
            <text:p>0</text:p>
          </table:table-cell>
          <table:table-cell table:formula="of:=[$'Parcel stats'.W34]" office:value-type="float" office:value="0" calcext:value-type="float">
            <text:p>0</text:p>
          </table:table-cell>
          <table:table-cell table:formula="of:=[$'Parcel stats'.X34]" office:value-type="float" office:value="39.6106" calcext:value-type="float">
            <text:p>39.6106</text:p>
          </table:table-cell>
          <table:table-cell table:formula="of:=[$'Parcel stats'.Y34]" office:value-type="float" office:value="34.224" calcext:value-type="float">
            <text:p>34.224</text:p>
          </table:table-cell>
          <table:table-cell table:formula="of:=[$'Parcel stats'.AA34]" office:value-type="float" office:value="0.09" calcext:value-type="float">
            <text:p>0.09</text:p>
          </table:table-cell>
          <table:table-cell table:formula="of:=[$'Parcel stats'.AB34]" office:value-type="float" office:value="5.3866" calcext:value-type="float">
            <text:p>5.3866</text:p>
          </table:table-cell>
          <table:table-cell table:formula="of:=[$'Parcel stats'.AF34]" office:value-type="float" office:value="0" calcext:value-type="float">
            <text:p>0</text:p>
          </table:table-cell>
          <table:table-cell table:formula="of:=[$'Parcel stats'.AG34]" office:value-type="float" office:value="53.3896" calcext:value-type="float">
            <text:p>53.3896</text:p>
          </table:table-cell>
          <table:table-cell table:formula="of:=[$'Parcel stats'.AH34]" office:value-type="float" office:value="39.146" calcext:value-type="float">
            <text:p>39.146</text:p>
          </table:table-cell>
          <table:table-cell table:formula="of:=[$'Parcel stats'.AJ34]" office:value-type="float" office:value="0.15" calcext:value-type="float">
            <text:p>0.15</text:p>
          </table:table-cell>
          <table:table-cell table:formula="of:=[$'Parcel stats'.AK34]" office:value-type="float" office:value="14.2436" calcext:value-type="float">
            <text:p>14.243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stats'.E35]" office:value-type="float" office:value="0" calcext:value-type="float">
            <text:p>0</text:p>
          </table:table-cell>
          <table:table-cell table:formula="of:=[$'Parcel stats'.F35]" office:value-type="float" office:value="0" calcext:value-type="float">
            <text:p>0</text:p>
          </table:table-cell>
          <table:table-cell table:formula="of:=[$'Parcel stats'.G35]" office:value-type="float" office:value="0" calcext:value-type="float">
            <text:p>0</text:p>
          </table:table-cell>
          <table:table-cell table:formula="of:=[$'Parcel stats'.I35]" office:value-type="float" office:value="0" calcext:value-type="float">
            <text:p>0</text:p>
          </table:table-cell>
          <table:table-cell table:formula="of:=[$'Parcel stats'.J35]" office:value-type="float" office:value="0" calcext:value-type="float">
            <text:p>0</text:p>
          </table:table-cell>
          <table:table-cell table:formula="of:=[$'Parcel stats'.N35]" office:value-type="float" office:value="0" calcext:value-type="float">
            <text:p>0</text:p>
          </table:table-cell>
          <table:table-cell table:formula="of:=[$'Parcel stats'.O35]" office:value-type="float" office:value="24.5036" calcext:value-type="float">
            <text:p>24.5036</text:p>
          </table:table-cell>
          <table:table-cell table:formula="of:=[$'Parcel stats'.P35]" office:value-type="float" office:value="18.4644" calcext:value-type="float">
            <text:p>18.4644</text:p>
          </table:table-cell>
          <table:table-cell table:formula="of:=[$'Parcel stats'.R35]" office:value-type="float" office:value="0" calcext:value-type="float">
            <text:p>0</text:p>
          </table:table-cell>
          <table:table-cell table:formula="of:=[$'Parcel stats'.S35]" office:value-type="float" office:value="6.0392" calcext:value-type="float">
            <text:p>6.0392</text:p>
          </table:table-cell>
          <table:table-cell table:formula="of:=[$'Parcel stats'.W35]" office:value-type="float" office:value="0" calcext:value-type="float">
            <text:p>0</text:p>
          </table:table-cell>
          <table:table-cell table:formula="of:=[$'Parcel stats'.X35]" office:value-type="float" office:value="45.0232" calcext:value-type="float">
            <text:p>45.0232</text:p>
          </table:table-cell>
          <table:table-cell table:formula="of:=[$'Parcel stats'.Y35]" office:value-type="float" office:value="33.8744" calcext:value-type="float">
            <text:p>33.8744</text:p>
          </table:table-cell>
          <table:table-cell table:formula="of:=[$'Parcel stats'.AA35]" office:value-type="float" office:value="0.04" calcext:value-type="float">
            <text:p>0.04</text:p>
          </table:table-cell>
          <table:table-cell table:formula="of:=[$'Parcel stats'.AB35]" office:value-type="float" office:value="11.1488" calcext:value-type="float">
            <text:p>11.1488</text:p>
          </table:table-cell>
          <table:table-cell table:formula="of:=[$'Parcel stats'.AF35]" office:value-type="float" office:value="0" calcext:value-type="float">
            <text:p>0</text:p>
          </table:table-cell>
          <table:table-cell table:formula="of:=[$'Parcel stats'.AG35]" office:value-type="float" office:value="57.9058" calcext:value-type="float">
            <text:p>57.9058</text:p>
          </table:table-cell>
          <table:table-cell table:formula="of:=[$'Parcel stats'.AH35]" office:value-type="float" office:value="40.1764" calcext:value-type="float">
            <text:p>40.1764</text:p>
          </table:table-cell>
          <table:table-cell table:formula="of:=[$'Parcel stats'.AJ35]" office:value-type="float" office:value="0.06" calcext:value-type="float">
            <text:p>0.06</text:p>
          </table:table-cell>
          <table:table-cell table:formula="of:=[$'Parcel stats'.AK35]" office:value-type="float" office:value="17.7294" calcext:value-type="float">
            <text:p>17.729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stats'.E36]" office:value-type="float" office:value="0" calcext:value-type="float">
            <text:p>0</text:p>
          </table:table-cell>
          <table:table-cell table:formula="of:=[$'Parcel stats'.F36]" office:value-type="float" office:value="7.471" calcext:value-type="float">
            <text:p>7.471</text:p>
          </table:table-cell>
          <table:table-cell table:formula="of:=[$'Parcel stats'.G36]" office:value-type="float" office:value="7.2404" calcext:value-type="float">
            <text:p>7.2404</text:p>
          </table:table-cell>
          <table:table-cell table:formula="of:=[$'Parcel stats'.I36]" office:value-type="float" office:value="0" calcext:value-type="float">
            <text:p>0</text:p>
          </table:table-cell>
          <table:table-cell table:formula="of:=[$'Parcel stats'.J36]" office:value-type="float" office:value="0.2306" calcext:value-type="float">
            <text:p>0.2306</text:p>
          </table:table-cell>
          <table:table-cell table:formula="of:=[$'Parcel stats'.N36]" office:value-type="float" office:value="0" calcext:value-type="float">
            <text:p>0</text:p>
          </table:table-cell>
          <table:table-cell table:formula="of:=[$'Parcel stats'.O36]" office:value-type="float" office:value="17.1332" calcext:value-type="float">
            <text:p>17.1332</text:p>
          </table:table-cell>
          <table:table-cell table:formula="of:=[$'Parcel stats'.P36]" office:value-type="float" office:value="9.6784" calcext:value-type="float">
            <text:p>9.6784</text:p>
          </table:table-cell>
          <table:table-cell table:formula="of:=[$'Parcel stats'.R36]" office:value-type="float" office:value="0" calcext:value-type="float">
            <text:p>0</text:p>
          </table:table-cell>
          <table:table-cell table:formula="of:=[$'Parcel stats'.S36]" office:value-type="float" office:value="7.4548" calcext:value-type="float">
            <text:p>7.4548</text:p>
          </table:table-cell>
          <table:table-cell table:formula="of:=[$'Parcel stats'.W36]" office:value-type="float" office:value="0" calcext:value-type="float">
            <text:p>0</text:p>
          </table:table-cell>
          <table:table-cell table:formula="of:=[$'Parcel stats'.X36]" office:value-type="float" office:value="38.267" calcext:value-type="float">
            <text:p>38.267</text:p>
          </table:table-cell>
          <table:table-cell table:formula="of:=[$'Parcel stats'.Y36]" office:value-type="float" office:value="29.9368" calcext:value-type="float">
            <text:p>29.9368</text:p>
          </table:table-cell>
          <table:table-cell table:formula="of:=[$'Parcel stats'.AA36]" office:value-type="float" office:value="0.11" calcext:value-type="float">
            <text:p>0.11</text:p>
          </table:table-cell>
          <table:table-cell table:formula="of:=[$'Parcel stats'.AB36]" office:value-type="float" office:value="8.3302" calcext:value-type="float">
            <text:p>8.3302</text:p>
          </table:table-cell>
          <table:table-cell table:formula="of:=[$'Parcel stats'.AF36]" office:value-type="float" office:value="0" calcext:value-type="float">
            <text:p>0</text:p>
          </table:table-cell>
          <table:table-cell table:formula="of:=[$'Parcel stats'.AG36]" office:value-type="float" office:value="50.5188" calcext:value-type="float">
            <text:p>50.5188</text:p>
          </table:table-cell>
          <table:table-cell table:formula="of:=[$'Parcel stats'.AH36]" office:value-type="float" office:value="41.1056" calcext:value-type="float">
            <text:p>41.1056</text:p>
          </table:table-cell>
          <table:table-cell table:formula="of:=[$'Parcel stats'.AJ36]" office:value-type="float" office:value="0.06" calcext:value-type="float">
            <text:p>0.06</text:p>
          </table:table-cell>
          <table:table-cell table:formula="of:=[$'Parcel stats'.AK36]" office:value-type="float" office:value="9.4132" calcext:value-type="float">
            <text:p>9.4132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stats'.E37]" office:value-type="float" office:value="0" calcext:value-type="float">
            <text:p>0</text:p>
          </table:table-cell>
          <table:table-cell table:formula="of:=[$'Parcel stats'.F37]" office:value-type="float" office:value="10.3594" calcext:value-type="float">
            <text:p>10.3594</text:p>
          </table:table-cell>
          <table:table-cell table:formula="of:=[$'Parcel stats'.G37]" office:value-type="float" office:value="9.9084" calcext:value-type="float">
            <text:p>9.9084</text:p>
          </table:table-cell>
          <table:table-cell table:formula="of:=[$'Parcel stats'.I37]" office:value-type="float" office:value="0" calcext:value-type="float">
            <text:p>0</text:p>
          </table:table-cell>
          <table:table-cell table:formula="of:=[$'Parcel stats'.J37]" office:value-type="float" office:value="0.451" calcext:value-type="float">
            <text:p>0.451</text:p>
          </table:table-cell>
          <table:table-cell table:formula="of:=[$'Parcel stats'.N37]" office:value-type="float" office:value="0" calcext:value-type="float">
            <text:p>0</text:p>
          </table:table-cell>
          <table:table-cell table:formula="of:=[$'Parcel stats'.O37]" office:value-type="float" office:value="10.1768" calcext:value-type="float">
            <text:p>10.1768</text:p>
          </table:table-cell>
          <table:table-cell table:formula="of:=[$'Parcel stats'.P37]" office:value-type="float" office:value="6.1732" calcext:value-type="float">
            <text:p>6.1732</text:p>
          </table:table-cell>
          <table:table-cell table:formula="of:=[$'Parcel stats'.R37]" office:value-type="float" office:value="0" calcext:value-type="float">
            <text:p>0</text:p>
          </table:table-cell>
          <table:table-cell table:formula="of:=[$'Parcel stats'.S37]" office:value-type="float" office:value="4.0036" calcext:value-type="float">
            <text:p>4.0036</text:p>
          </table:table-cell>
          <table:table-cell table:formula="of:=[$'Parcel stats'.W37]" office:value-type="float" office:value="0" calcext:value-type="float">
            <text:p>0</text:p>
          </table:table-cell>
          <table:table-cell table:formula="of:=[$'Parcel stats'.X37]" office:value-type="float" office:value="28.97" calcext:value-type="float">
            <text:p>28.97</text:p>
          </table:table-cell>
          <table:table-cell table:formula="of:=[$'Parcel stats'.Y37]" office:value-type="float" office:value="23.7636" calcext:value-type="float">
            <text:p>23.7636</text:p>
          </table:table-cell>
          <table:table-cell table:formula="of:=[$'Parcel stats'.AA37]" office:value-type="float" office:value="0" calcext:value-type="float">
            <text:p>0</text:p>
          </table:table-cell>
          <table:table-cell table:formula="of:=[$'Parcel stats'.AB37]" office:value-type="float" office:value="5.2064" calcext:value-type="float">
            <text:p>5.2064</text:p>
          </table:table-cell>
          <table:table-cell table:formula="of:=[$'Parcel stats'.AF37]" office:value-type="float" office:value="0" calcext:value-type="float">
            <text:p>0</text:p>
          </table:table-cell>
          <table:table-cell table:formula="of:=[$'Parcel stats'.AG37]" office:value-type="float" office:value="40.4084" calcext:value-type="float">
            <text:p>40.4084</text:p>
          </table:table-cell>
          <table:table-cell table:formula="of:=[$'Parcel stats'.AH37]" office:value-type="float" office:value="32.1172" calcext:value-type="float">
            <text:p>32.1172</text:p>
          </table:table-cell>
          <table:table-cell table:formula="of:=[$'Parcel stats'.AJ37]" office:value-type="float" office:value="0.01" calcext:value-type="float">
            <text:p>0.01</text:p>
          </table:table-cell>
          <table:table-cell table:formula="of:=[$'Parcel stats'.AK37]" office:value-type="float" office:value="8.2912" calcext:value-type="float">
            <text:p>8.291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stats'.E38]" office:value-type="float" office:value="0" calcext:value-type="float">
            <text:p>0</text:p>
          </table:table-cell>
          <table:table-cell table:formula="of:=[$'Parcel stats'.F38]" office:value-type="float" office:value="16.9662" calcext:value-type="float">
            <text:p>16.9662</text:p>
          </table:table-cell>
          <table:table-cell table:formula="of:=[$'Parcel stats'.G38]" office:value-type="float" office:value="13.9196" calcext:value-type="float">
            <text:p>13.9196</text:p>
          </table:table-cell>
          <table:table-cell table:formula="of:=[$'Parcel stats'.I38]" office:value-type="float" office:value="0" calcext:value-type="float">
            <text:p>0</text:p>
          </table:table-cell>
          <table:table-cell table:formula="of:=[$'Parcel stats'.J38]" office:value-type="float" office:value="3.0466" calcext:value-type="float">
            <text:p>3.0466</text:p>
          </table:table-cell>
          <table:table-cell table:formula="of:=[$'Parcel stats'.N38]" office:value-type="float" office:value="0" calcext:value-type="float">
            <text:p>0</text:p>
          </table:table-cell>
          <table:table-cell table:formula="of:=[$'Parcel stats'.O38]" office:value-type="float" office:value="16.9662" calcext:value-type="float">
            <text:p>16.9662</text:p>
          </table:table-cell>
          <table:table-cell table:formula="of:=[$'Parcel stats'.P38]" office:value-type="float" office:value="13.9196" calcext:value-type="float">
            <text:p>13.9196</text:p>
          </table:table-cell>
          <table:table-cell table:formula="of:=[$'Parcel stats'.R38]" office:value-type="float" office:value="0" calcext:value-type="float">
            <text:p>0</text:p>
          </table:table-cell>
          <table:table-cell table:formula="of:=[$'Parcel stats'.S38]" office:value-type="float" office:value="3.0466" calcext:value-type="float">
            <text:p>3.0466</text:p>
          </table:table-cell>
          <table:table-cell table:formula="of:=[$'Parcel stats'.W38]" office:value-type="float" office:value="0" calcext:value-type="float">
            <text:p>0</text:p>
          </table:table-cell>
          <table:table-cell table:formula="of:=[$'Parcel stats'.X38]" office:value-type="float" office:value="37.4692" calcext:value-type="float">
            <text:p>37.4692</text:p>
          </table:table-cell>
          <table:table-cell table:formula="of:=[$'Parcel stats'.Y38]" office:value-type="float" office:value="34.1412" calcext:value-type="float">
            <text:p>34.1412</text:p>
          </table:table-cell>
          <table:table-cell table:formula="of:=[$'Parcel stats'.AA38]" office:value-type="float" office:value="0.06" calcext:value-type="float">
            <text:p>0.06</text:p>
          </table:table-cell>
          <table:table-cell table:formula="of:=[$'Parcel stats'.AB38]" office:value-type="float" office:value="3.328" calcext:value-type="float">
            <text:p>3.328</text:p>
          </table:table-cell>
          <table:table-cell table:formula="of:=[$'Parcel stats'.AF38]" office:value-type="float" office:value="0" calcext:value-type="float">
            <text:p>0</text:p>
          </table:table-cell>
          <table:table-cell table:formula="of:=[$'Parcel stats'.AG38]" office:value-type="float" office:value="54.0702" calcext:value-type="float">
            <text:p>54.0702</text:p>
          </table:table-cell>
          <table:table-cell table:formula="of:=[$'Parcel stats'.AH38]" office:value-type="float" office:value="41.8692" calcext:value-type="float">
            <text:p>41.8692</text:p>
          </table:table-cell>
          <table:table-cell table:formula="of:=[$'Parcel stats'.AJ38]" office:value-type="float" office:value="0.14" calcext:value-type="float">
            <text:p>0.14</text:p>
          </table:table-cell>
          <table:table-cell table:formula="of:=[$'Parcel stats'.AK38]" office:value-type="float" office:value="12.201" calcext:value-type="float">
            <text:p>12.20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stats'.E39]" office:value-type="float" office:value="0" calcext:value-type="float">
            <text:p>0</text:p>
          </table:table-cell>
          <table:table-cell table:formula="of:=[$'Parcel stats'.F39]" office:value-type="float" office:value="15.0406" calcext:value-type="float">
            <text:p>15.0406</text:p>
          </table:table-cell>
          <table:table-cell table:formula="of:=[$'Parcel stats'.G39]" office:value-type="float" office:value="13.7908" calcext:value-type="float">
            <text:p>13.7908</text:p>
          </table:table-cell>
          <table:table-cell table:formula="of:=[$'Parcel stats'.I39]" office:value-type="float" office:value="0" calcext:value-type="float">
            <text:p>0</text:p>
          </table:table-cell>
          <table:table-cell table:formula="of:=[$'Parcel stats'.J39]" office:value-type="float" office:value="1.2498" calcext:value-type="float">
            <text:p>1.2498</text:p>
          </table:table-cell>
          <table:table-cell table:formula="of:=[$'Parcel stats'.N39]" office:value-type="float" office:value="0" calcext:value-type="float">
            <text:p>0</text:p>
          </table:table-cell>
          <table:table-cell table:formula="of:=[$'Parcel stats'.O39]" office:value-type="float" office:value="28.9856" calcext:value-type="float">
            <text:p>28.9856</text:p>
          </table:table-cell>
          <table:table-cell table:formula="of:=[$'Parcel stats'.P39]" office:value-type="float" office:value="26.7628" calcext:value-type="float">
            <text:p>26.7628</text:p>
          </table:table-cell>
          <table:table-cell table:formula="of:=[$'Parcel stats'.R39]" office:value-type="float" office:value="0" calcext:value-type="float">
            <text:p>0</text:p>
          </table:table-cell>
          <table:table-cell table:formula="of:=[$'Parcel stats'.S39]" office:value-type="float" office:value="2.2228" calcext:value-type="float">
            <text:p>2.2228</text:p>
          </table:table-cell>
          <table:table-cell table:formula="of:=[$'Parcel stats'.W39]" office:value-type="float" office:value="0" calcext:value-type="float">
            <text:p>0</text:p>
          </table:table-cell>
          <table:table-cell table:formula="of:=[$'Parcel stats'.X39]" office:value-type="float" office:value="52.5596" calcext:value-type="float">
            <text:p>52.5596</text:p>
          </table:table-cell>
          <table:table-cell table:formula="of:=[$'Parcel stats'.Y39]" office:value-type="float" office:value="31.786" calcext:value-type="float">
            <text:p>31.786</text:p>
          </table:table-cell>
          <table:table-cell table:formula="of:=[$'Parcel stats'.AA39]" office:value-type="float" office:value="0" calcext:value-type="float">
            <text:p>0</text:p>
          </table:table-cell>
          <table:table-cell table:formula="of:=[$'Parcel stats'.AB39]" office:value-type="float" office:value="20.7736" calcext:value-type="float">
            <text:p>20.7736</text:p>
          </table:table-cell>
          <table:table-cell table:formula="of:=[$'Parcel stats'.AF39]" office:value-type="float" office:value="0" calcext:value-type="float">
            <text:p>0</text:p>
          </table:table-cell>
          <table:table-cell table:formula="of:=[$'Parcel stats'.AG39]" office:value-type="float" office:value="67.0026" calcext:value-type="float">
            <text:p>67.0026</text:p>
          </table:table-cell>
          <table:table-cell table:formula="of:=[$'Parcel stats'.AH39]" office:value-type="float" office:value="43.5896" calcext:value-type="float">
            <text:p>43.5896</text:p>
          </table:table-cell>
          <table:table-cell table:formula="of:=[$'Parcel stats'.AJ39]" office:value-type="float" office:value="0.16" calcext:value-type="float">
            <text:p>0.16</text:p>
          </table:table-cell>
          <table:table-cell table:formula="of:=[$'Parcel stats'.AK39]" office:value-type="float" office:value="23.413" calcext:value-type="float">
            <text:p>23.413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stats'.E40]" office:value-type="float" office:value="0" calcext:value-type="float">
            <text:p>0</text:p>
          </table:table-cell>
          <table:table-cell table:formula="of:=[$'Parcel stats'.F40]" office:value-type="float" office:value="0" calcext:value-type="float">
            <text:p>0</text:p>
          </table:table-cell>
          <table:table-cell table:formula="of:=[$'Parcel stats'.G40]" office:value-type="float" office:value="0" calcext:value-type="float">
            <text:p>0</text:p>
          </table:table-cell>
          <table:table-cell table:formula="of:=[$'Parcel stats'.I40]" office:value-type="float" office:value="0" calcext:value-type="float">
            <text:p>0</text:p>
          </table:table-cell>
          <table:table-cell table:formula="of:=[$'Parcel stats'.J40]" office:value-type="float" office:value="0" calcext:value-type="float">
            <text:p>0</text:p>
          </table:table-cell>
          <table:table-cell table:formula="of:=[$'Parcel stats'.N40]" office:value-type="float" office:value="0" calcext:value-type="float">
            <text:p>0</text:p>
          </table:table-cell>
          <table:table-cell table:formula="of:=[$'Parcel stats'.O40]" office:value-type="float" office:value="0" calcext:value-type="float">
            <text:p>0</text:p>
          </table:table-cell>
          <table:table-cell table:formula="of:=[$'Parcel stats'.P40]" office:value-type="float" office:value="0" calcext:value-type="float">
            <text:p>0</text:p>
          </table:table-cell>
          <table:table-cell table:formula="of:=[$'Parcel stats'.R40]" office:value-type="float" office:value="0" calcext:value-type="float">
            <text:p>0</text:p>
          </table:table-cell>
          <table:table-cell table:formula="of:=[$'Parcel stats'.S40]" office:value-type="float" office:value="0" calcext:value-type="float">
            <text:p>0</text:p>
          </table:table-cell>
          <table:table-cell table:formula="of:=[$'Parcel stats'.W40]" office:value-type="float" office:value="0" calcext:value-type="float">
            <text:p>0</text:p>
          </table:table-cell>
          <table:table-cell table:formula="of:=[$'Parcel stats'.X40]" office:value-type="float" office:value="38.3666" calcext:value-type="float">
            <text:p>38.3666</text:p>
          </table:table-cell>
          <table:table-cell table:formula="of:=[$'Parcel stats'.Y40]" office:value-type="float" office:value="27.2504" calcext:value-type="float">
            <text:p>27.2504</text:p>
          </table:table-cell>
          <table:table-cell table:formula="of:=[$'Parcel stats'.AA40]" office:value-type="float" office:value="0" calcext:value-type="float">
            <text:p>0</text:p>
          </table:table-cell>
          <table:table-cell table:formula="of:=[$'Parcel stats'.AB40]" office:value-type="float" office:value="11.1162" calcext:value-type="float">
            <text:p>11.1162</text:p>
          </table:table-cell>
          <table:table-cell table:formula="of:=[$'Parcel stats'.AF40]" office:value-type="float" office:value="0" calcext:value-type="float">
            <text:p>0</text:p>
          </table:table-cell>
          <table:table-cell table:formula="of:=[$'Parcel stats'.AG40]" office:value-type="float" office:value="48.7592" calcext:value-type="float">
            <text:p>48.7592</text:p>
          </table:table-cell>
          <table:table-cell table:formula="of:=[$'Parcel stats'.AH40]" office:value-type="float" office:value="31.4456" calcext:value-type="float">
            <text:p>31.4456</text:p>
          </table:table-cell>
          <table:table-cell table:formula="of:=[$'Parcel stats'.AJ40]" office:value-type="float" office:value="0.04" calcext:value-type="float">
            <text:p>0.04</text:p>
          </table:table-cell>
          <table:table-cell table:formula="of:=[$'Parcel stats'.AK40]" office:value-type="float" office:value="17.3136" calcext:value-type="float">
            <text:p>17.313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stats'.E41]" office:value-type="float" office:value="0" calcext:value-type="float">
            <text:p>0</text:p>
          </table:table-cell>
          <table:table-cell table:formula="of:=[$'Parcel stats'.F41]" office:value-type="float" office:value="0" calcext:value-type="float">
            <text:p>0</text:p>
          </table:table-cell>
          <table:table-cell table:formula="of:=[$'Parcel stats'.G41]" office:value-type="float" office:value="0" calcext:value-type="float">
            <text:p>0</text:p>
          </table:table-cell>
          <table:table-cell table:formula="of:=[$'Parcel stats'.I41]" office:value-type="float" office:value="0" calcext:value-type="float">
            <text:p>0</text:p>
          </table:table-cell>
          <table:table-cell table:formula="of:=[$'Parcel stats'.J41]" office:value-type="float" office:value="0" calcext:value-type="float">
            <text:p>0</text:p>
          </table:table-cell>
          <table:table-cell table:formula="of:=[$'Parcel stats'.N41]" office:value-type="float" office:value="0" calcext:value-type="float">
            <text:p>0</text:p>
          </table:table-cell>
          <table:table-cell table:formula="of:=[$'Parcel stats'.O41]" office:value-type="float" office:value="0" calcext:value-type="float">
            <text:p>0</text:p>
          </table:table-cell>
          <table:table-cell table:formula="of:=[$'Parcel stats'.P41]" office:value-type="float" office:value="0" calcext:value-type="float">
            <text:p>0</text:p>
          </table:table-cell>
          <table:table-cell table:formula="of:=[$'Parcel stats'.R41]" office:value-type="float" office:value="0" calcext:value-type="float">
            <text:p>0</text:p>
          </table:table-cell>
          <table:table-cell table:formula="of:=[$'Parcel stats'.S41]" office:value-type="float" office:value="0" calcext:value-type="float">
            <text:p>0</text:p>
          </table:table-cell>
          <table:table-cell table:formula="of:=[$'Parcel stats'.W41]" office:value-type="float" office:value="0" calcext:value-type="float">
            <text:p>0</text:p>
          </table:table-cell>
          <table:table-cell table:formula="of:=[$'Parcel stats'.X41]" office:value-type="float" office:value="41.5704" calcext:value-type="float">
            <text:p>41.5704</text:p>
          </table:table-cell>
          <table:table-cell table:formula="of:=[$'Parcel stats'.Y41]" office:value-type="float" office:value="37.6832" calcext:value-type="float">
            <text:p>37.6832</text:p>
          </table:table-cell>
          <table:table-cell table:formula="of:=[$'Parcel stats'.AA41]" office:value-type="float" office:value="0.04" calcext:value-type="float">
            <text:p>0.04</text:p>
          </table:table-cell>
          <table:table-cell table:formula="of:=[$'Parcel stats'.AB41]" office:value-type="float" office:value="3.8872" calcext:value-type="float">
            <text:p>3.8872</text:p>
          </table:table-cell>
          <table:table-cell table:formula="of:=[$'Parcel stats'.AF41]" office:value-type="float" office:value="0" calcext:value-type="float">
            <text:p>0</text:p>
          </table:table-cell>
          <table:table-cell table:formula="of:=[$'Parcel stats'.AG41]" office:value-type="float" office:value="51.963" calcext:value-type="float">
            <text:p>51.963</text:p>
          </table:table-cell>
          <table:table-cell table:formula="of:=[$'Parcel stats'.AH41]" office:value-type="float" office:value="47.8216" calcext:value-type="float">
            <text:p>47.8216</text:p>
          </table:table-cell>
          <table:table-cell table:formula="of:=[$'Parcel stats'.AJ41]" office:value-type="float" office:value="0.16" calcext:value-type="float">
            <text:p>0.16</text:p>
          </table:table-cell>
          <table:table-cell table:formula="of:=[$'Parcel stats'.AK41]" office:value-type="float" office:value="4.1414" calcext:value-type="float">
            <text:p>4.1414</text:p>
          </table:table-cell>
        </table:table-row>
        <table:table-row table:style-name="ro2">
          <table:table-cell table:style-name="ce114" office:value-type="string" calcext:value-type="string">
            <text:p>grubhub-13-9.tsp</text:p>
          </table:table-cell>
          <table:table-cell table:formula="of:=[$'Parcel stats'.E42]" office:value-type="float" office:value="0" calcext:value-type="float">
            <text:p>0</text:p>
          </table:table-cell>
          <table:table-cell table:formula="of:=[$'Parcel stats'.F42]" office:value-type="float" office:value="0" calcext:value-type="float">
            <text:p>0</text:p>
          </table:table-cell>
          <table:table-cell table:formula="of:=[$'Parcel stats'.G42]" office:value-type="float" office:value="0" calcext:value-type="float">
            <text:p>0</text:p>
          </table:table-cell>
          <table:table-cell table:formula="of:=[$'Parcel stats'.I42]" office:value-type="float" office:value="0" calcext:value-type="float">
            <text:p>0</text:p>
          </table:table-cell>
          <table:table-cell table:formula="of:=[$'Parcel stats'.J42]" office:value-type="float" office:value="0" calcext:value-type="float">
            <text:p>0</text:p>
          </table:table-cell>
          <table:table-cell table:formula="of:=[$'Parcel stats'.N42]" office:value-type="float" office:value="0" calcext:value-type="float">
            <text:p>0</text:p>
          </table:table-cell>
          <table:table-cell table:formula="of:=[$'Parcel stats'.O42]" office:value-type="float" office:value="11.6376" calcext:value-type="float">
            <text:p>11.6376</text:p>
          </table:table-cell>
          <table:table-cell table:formula="of:=[$'Parcel stats'.P42]" office:value-type="float" office:value="8.096" calcext:value-type="float">
            <text:p>8.096</text:p>
          </table:table-cell>
          <table:table-cell table:formula="of:=[$'Parcel stats'.R42]" office:value-type="float" office:value="0" calcext:value-type="float">
            <text:p>0</text:p>
          </table:table-cell>
          <table:table-cell table:formula="of:=[$'Parcel stats'.S42]" office:value-type="float" office:value="3.5416" calcext:value-type="float">
            <text:p>3.5416</text:p>
          </table:table-cell>
          <table:table-cell table:formula="of:=[$'Parcel stats'.W42]" office:value-type="float" office:value="0" calcext:value-type="float">
            <text:p>0</text:p>
          </table:table-cell>
          <table:table-cell table:formula="of:=[$'Parcel stats'.X42]" office:value-type="float" office:value="23.8572" calcext:value-type="float">
            <text:p>23.8572</text:p>
          </table:table-cell>
          <table:table-cell table:formula="of:=[$'Parcel stats'.Y42]" office:value-type="float" office:value="18.814" calcext:value-type="float">
            <text:p>18.814</text:p>
          </table:table-cell>
          <table:table-cell table:formula="of:=[$'Parcel stats'.AA42]" office:value-type="float" office:value="0.04" calcext:value-type="float">
            <text:p>0.04</text:p>
          </table:table-cell>
          <table:table-cell table:formula="of:=[$'Parcel stats'.AB42]" office:value-type="float" office:value="5.0432" calcext:value-type="float">
            <text:p>5.0432</text:p>
          </table:table-cell>
          <table:table-cell table:formula="of:=[$'Parcel stats'.AF42]" office:value-type="float" office:value="0" calcext:value-type="float">
            <text:p>0</text:p>
          </table:table-cell>
          <table:table-cell table:formula="of:=[$'Parcel stats'.AG42]" office:value-type="float" office:value="53.5732" calcext:value-type="float">
            <text:p>53.5732</text:p>
          </table:table-cell>
          <table:table-cell table:formula="of:=[$'Parcel stats'.AH42]" office:value-type="float" office:value="45.3192" calcext:value-type="float">
            <text:p>45.3192</text:p>
          </table:table-cell>
          <table:table-cell table:formula="of:=[$'Parcel stats'.AJ42]" office:value-type="float" office:value="0.14" calcext:value-type="float">
            <text:p>0.14</text:p>
          </table:table-cell>
          <table:table-cell table:formula="of:=[$'Parcel stats'.AK42]" office:value-type="float" office:value="8.254" calcext:value-type="float">
            <text:p>8.254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stats'.E43]" office:value-type="float" office:value="0" calcext:value-type="float">
            <text:p>0</text:p>
          </table:table-cell>
          <table:table-cell table:formula="of:=[$'Parcel stats'.F43]" office:value-type="float" office:value="0" calcext:value-type="float">
            <text:p>0</text:p>
          </table:table-cell>
          <table:table-cell table:formula="of:=[$'Parcel stats'.G43]" office:value-type="float" office:value="0" calcext:value-type="float">
            <text:p>0</text:p>
          </table:table-cell>
          <table:table-cell table:formula="of:=[$'Parcel stats'.I43]" office:value-type="float" office:value="0" calcext:value-type="float">
            <text:p>0</text:p>
          </table:table-cell>
          <table:table-cell table:formula="of:=[$'Parcel stats'.J43]" office:value-type="float" office:value="0" calcext:value-type="float">
            <text:p>0</text:p>
          </table:table-cell>
          <table:table-cell table:formula="of:=[$'Parcel stats'.N43]" office:value-type="float" office:value="0" calcext:value-type="float">
            <text:p>0</text:p>
          </table:table-cell>
          <table:table-cell table:formula="of:=[$'Parcel stats'.O43]" office:value-type="float" office:value="38.1498" calcext:value-type="float">
            <text:p>38.1498</text:p>
          </table:table-cell>
          <table:table-cell table:formula="of:=[$'Parcel stats'.P43]" office:value-type="float" office:value="28.0968" calcext:value-type="float">
            <text:p>28.0968</text:p>
          </table:table-cell>
          <table:table-cell table:formula="of:=[$'Parcel stats'.R43]" office:value-type="float" office:value="0" calcext:value-type="float">
            <text:p>0</text:p>
          </table:table-cell>
          <table:table-cell table:formula="of:=[$'Parcel stats'.S43]" office:value-type="float" office:value="10.053" calcext:value-type="float">
            <text:p>10.053</text:p>
          </table:table-cell>
          <table:table-cell table:formula="of:=[$'Parcel stats'.W43]" office:value-type="float" office:value="0" calcext:value-type="float">
            <text:p>0</text:p>
          </table:table-cell>
          <table:table-cell table:formula="of:=[$'Parcel stats'.X43]" office:value-type="float" office:value="42.5996" calcext:value-type="float">
            <text:p>42.5996</text:p>
          </table:table-cell>
          <table:table-cell table:formula="of:=[$'Parcel stats'.Y43]" office:value-type="float" office:value="28.7776" calcext:value-type="float">
            <text:p>28.7776</text:p>
          </table:table-cell>
          <table:table-cell table:formula="of:=[$'Parcel stats'.AA43]" office:value-type="float" office:value="0.06" calcext:value-type="float">
            <text:p>0.06</text:p>
          </table:table-cell>
          <table:table-cell table:formula="of:=[$'Parcel stats'.AB43]" office:value-type="float" office:value="13.822" calcext:value-type="float">
            <text:p>13.822</text:p>
          </table:table-cell>
          <table:table-cell table:formula="of:=[$'Parcel stats'.AF43]" office:value-type="float" office:value="0" calcext:value-type="float">
            <text:p>0</text:p>
          </table:table-cell>
          <table:table-cell table:formula="of:=[$'Parcel stats'.AG43]" office:value-type="float" office:value="56.9098" calcext:value-type="float">
            <text:p>56.9098</text:p>
          </table:table-cell>
          <table:table-cell table:formula="of:=[$'Parcel stats'.AH43]" office:value-type="float" office:value="31.7216" calcext:value-type="float">
            <text:p>31.7216</text:p>
          </table:table-cell>
          <table:table-cell table:formula="of:=[$'Parcel stats'.AJ43]" office:value-type="float" office:value="0.18" calcext:value-type="float">
            <text:p>0.18</text:p>
          </table:table-cell>
          <table:table-cell table:formula="of:=[$'Parcel stats'.AK43]" office:value-type="float" office:value="25.1882" calcext:value-type="float">
            <text:p>25.188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stats'.E44]" office:value-type="float" office:value="0" calcext:value-type="float">
            <text:p>0</text:p>
          </table:table-cell>
          <table:table-cell table:formula="of:=[$'Parcel stats'.F44]" office:value-type="float" office:value="0" calcext:value-type="float">
            <text:p>0</text:p>
          </table:table-cell>
          <table:table-cell table:formula="of:=[$'Parcel stats'.G44]" office:value-type="float" office:value="0" calcext:value-type="float">
            <text:p>0</text:p>
          </table:table-cell>
          <table:table-cell table:formula="of:=[$'Parcel stats'.I44]" office:value-type="float" office:value="0" calcext:value-type="float">
            <text:p>0</text:p>
          </table:table-cell>
          <table:table-cell table:formula="of:=[$'Parcel stats'.J44]" office:value-type="float" office:value="0" calcext:value-type="float">
            <text:p>0</text:p>
          </table:table-cell>
          <table:table-cell table:formula="of:=[$'Parcel stats'.N44]" office:value-type="float" office:value="0" calcext:value-type="float">
            <text:p>0</text:p>
          </table:table-cell>
          <table:table-cell table:formula="of:=[$'Parcel stats'.O44]" office:value-type="float" office:value="30.9288" calcext:value-type="float">
            <text:p>30.9288</text:p>
          </table:table-cell>
          <table:table-cell table:formula="of:=[$'Parcel stats'.P44]" office:value-type="float" office:value="20.2216" calcext:value-type="float">
            <text:p>20.2216</text:p>
          </table:table-cell>
          <table:table-cell table:formula="of:=[$'Parcel stats'.R44]" office:value-type="float" office:value="0" calcext:value-type="float">
            <text:p>0</text:p>
          </table:table-cell>
          <table:table-cell table:formula="of:=[$'Parcel stats'.S44]" office:value-type="float" office:value="10.7072" calcext:value-type="float">
            <text:p>10.7072</text:p>
          </table:table-cell>
          <table:table-cell table:formula="of:=[$'Parcel stats'.W44]" office:value-type="float" office:value="0" calcext:value-type="float">
            <text:p>0</text:p>
          </table:table-cell>
          <table:table-cell table:formula="of:=[$'Parcel stats'.X44]" office:value-type="float" office:value="41.8526" calcext:value-type="float">
            <text:p>41.8526</text:p>
          </table:table-cell>
          <table:table-cell table:formula="of:=[$'Parcel stats'.Y44]" office:value-type="float" office:value="27.3424" calcext:value-type="float">
            <text:p>27.3424</text:p>
          </table:table-cell>
          <table:table-cell table:formula="of:=[$'Parcel stats'.AA44]" office:value-type="float" office:value="0.09" calcext:value-type="float">
            <text:p>0.09</text:p>
          </table:table-cell>
          <table:table-cell table:formula="of:=[$'Parcel stats'.AB44]" office:value-type="float" office:value="14.5102" calcext:value-type="float">
            <text:p>14.5102</text:p>
          </table:table-cell>
          <table:table-cell table:formula="of:=[$'Parcel stats'.AF44]" office:value-type="float" office:value="0" calcext:value-type="float">
            <text:p>0</text:p>
          </table:table-cell>
          <table:table-cell table:formula="of:=[$'Parcel stats'.AG44]" office:value-type="float" office:value="56.3464" calcext:value-type="float">
            <text:p>56.3464</text:p>
          </table:table-cell>
          <table:table-cell table:formula="of:=[$'Parcel stats'.AH44]" office:value-type="float" office:value="36.2664" calcext:value-type="float">
            <text:p>36.2664</text:p>
          </table:table-cell>
          <table:table-cell table:formula="of:=[$'Parcel stats'.AJ44]" office:value-type="float" office:value="0.54" calcext:value-type="float">
            <text:p>0.54</text:p>
          </table:table-cell>
          <table:table-cell table:formula="of:=[$'Parcel stats'.AK44]" office:value-type="float" office:value="20.08" calcext:value-type="float">
            <text:p>20.0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stats'.E45]" office:value-type="float" office:value="0" calcext:value-type="float">
            <text:p>0</text:p>
          </table:table-cell>
          <table:table-cell table:formula="of:=[$'Parcel stats'.F45]" office:value-type="float" office:value="0" calcext:value-type="float">
            <text:p>0</text:p>
          </table:table-cell>
          <table:table-cell table:formula="of:=[$'Parcel stats'.G45]" office:value-type="float" office:value="0" calcext:value-type="float">
            <text:p>0</text:p>
          </table:table-cell>
          <table:table-cell table:formula="of:=[$'Parcel stats'.I45]" office:value-type="float" office:value="0" calcext:value-type="float">
            <text:p>0</text:p>
          </table:table-cell>
          <table:table-cell table:formula="of:=[$'Parcel stats'.J45]" office:value-type="float" office:value="0" calcext:value-type="float">
            <text:p>0</text:p>
          </table:table-cell>
          <table:table-cell table:formula="of:=[$'Parcel stats'.N45]" office:value-type="float" office:value="0" calcext:value-type="float">
            <text:p>0</text:p>
          </table:table-cell>
          <table:table-cell table:formula="of:=[$'Parcel stats'.O45]" office:value-type="float" office:value="18.0628" calcext:value-type="float">
            <text:p>18.0628</text:p>
          </table:table-cell>
          <table:table-cell table:formula="of:=[$'Parcel stats'.P45]" office:value-type="float" office:value="16.8084" calcext:value-type="float">
            <text:p>16.8084</text:p>
          </table:table-cell>
          <table:table-cell table:formula="of:=[$'Parcel stats'.R45]" office:value-type="float" office:value="0" calcext:value-type="float">
            <text:p>0</text:p>
          </table:table-cell>
          <table:table-cell table:formula="of:=[$'Parcel stats'.S45]" office:value-type="float" office:value="1.2544" calcext:value-type="float">
            <text:p>1.2544</text:p>
          </table:table-cell>
          <table:table-cell table:formula="of:=[$'Parcel stats'.W45]" office:value-type="float" office:value="0" calcext:value-type="float">
            <text:p>0</text:p>
          </table:table-cell>
          <table:table-cell table:formula="of:=[$'Parcel stats'.X45]" office:value-type="float" office:value="25.8492" calcext:value-type="float">
            <text:p>25.8492</text:p>
          </table:table-cell>
          <table:table-cell table:formula="of:=[$'Parcel stats'.Y45]" office:value-type="float" office:value="23.874" calcext:value-type="float">
            <text:p>23.874</text:p>
          </table:table-cell>
          <table:table-cell table:formula="of:=[$'Parcel stats'.AA45]" office:value-type="float" office:value="0" calcext:value-type="float">
            <text:p>0</text:p>
          </table:table-cell>
          <table:table-cell table:formula="of:=[$'Parcel stats'.AB45]" office:value-type="float" office:value="1.9752" calcext:value-type="float">
            <text:p>1.9752</text:p>
          </table:table-cell>
          <table:table-cell table:formula="of:=[$'Parcel stats'.AF45]" office:value-type="float" office:value="0" calcext:value-type="float">
            <text:p>0</text:p>
          </table:table-cell>
          <table:table-cell table:formula="of:=[$'Parcel stats'.AG45]" office:value-type="float" office:value="7.8196" calcext:value-type="float">
            <text:p>7.8196</text:p>
          </table:table-cell>
          <table:table-cell table:formula="of:=[$'Parcel stats'.AH45]" office:value-type="float" office:value="5.5936" calcext:value-type="float">
            <text:p>5.5936</text:p>
          </table:table-cell>
          <table:table-cell table:formula="of:=[$'Parcel stats'.AJ45]" office:value-type="float" office:value="0.03" calcext:value-type="float">
            <text:p>0.03</text:p>
          </table:table-cell>
          <table:table-cell table:formula="of:=[$'Parcel stats'.AK45]" office:value-type="float" office:value="2.226" calcext:value-type="float">
            <text:p>2.226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stats'.E46]" office:value-type="float" office:value="0" calcext:value-type="float">
            <text:p>0</text:p>
          </table:table-cell>
          <table:table-cell table:formula="of:=[$'Parcel stats'.F46]" office:value-type="float" office:value="0" calcext:value-type="float">
            <text:p>0</text:p>
          </table:table-cell>
          <table:table-cell table:formula="of:=[$'Parcel stats'.G46]" office:value-type="float" office:value="0" calcext:value-type="float">
            <text:p>0</text:p>
          </table:table-cell>
          <table:table-cell table:formula="of:=[$'Parcel stats'.I46]" office:value-type="float" office:value="0" calcext:value-type="float">
            <text:p>0</text:p>
          </table:table-cell>
          <table:table-cell table:formula="of:=[$'Parcel stats'.J46]" office:value-type="float" office:value="0" calcext:value-type="float">
            <text:p>0</text:p>
          </table:table-cell>
          <table:table-cell table:formula="of:=[$'Parcel stats'.N46]" office:value-type="float" office:value="0" calcext:value-type="float">
            <text:p>0</text:p>
          </table:table-cell>
          <table:table-cell table:formula="of:=[$'Parcel stats'.O46]" office:value-type="float" office:value="38.6644" calcext:value-type="float">
            <text:p>38.6644</text:p>
          </table:table-cell>
          <table:table-cell table:formula="of:=[$'Parcel stats'.P46]" office:value-type="float" office:value="28.7684" calcext:value-type="float">
            <text:p>28.7684</text:p>
          </table:table-cell>
          <table:table-cell table:formula="of:=[$'Parcel stats'.R46]" office:value-type="float" office:value="0.01" calcext:value-type="float">
            <text:p>0.01</text:p>
          </table:table-cell>
          <table:table-cell table:formula="of:=[$'Parcel stats'.S46]" office:value-type="float" office:value="9.896" calcext:value-type="float">
            <text:p>9.896</text:p>
          </table:table-cell>
          <table:table-cell table:formula="of:=[$'Parcel stats'.W46]" office:value-type="float" office:value="0" calcext:value-type="float">
            <text:p>0</text:p>
          </table:table-cell>
          <table:table-cell table:formula="of:=[$'Parcel stats'.X46]" office:value-type="float" office:value="47.0318" calcext:value-type="float">
            <text:p>47.0318</text:p>
          </table:table-cell>
          <table:table-cell table:formula="of:=[$'Parcel stats'.Y46]" office:value-type="float" office:value="34.5828" calcext:value-type="float">
            <text:p>34.5828</text:p>
          </table:table-cell>
          <table:table-cell table:formula="of:=[$'Parcel stats'.AA46]" office:value-type="float" office:value="0.02" calcext:value-type="float">
            <text:p>0.02</text:p>
          </table:table-cell>
          <table:table-cell table:formula="of:=[$'Parcel stats'.AB46]" office:value-type="float" office:value="12.449" calcext:value-type="float">
            <text:p>12.449</text:p>
          </table:table-cell>
          <table:table-cell table:formula="of:=[$'Parcel stats'.AF46]" office:value-type="float" office:value="0" calcext:value-type="float">
            <text:p>0</text:p>
          </table:table-cell>
          <table:table-cell table:formula="of:=[$'Parcel stats'.AG46]" office:value-type="float" office:value="60.0472" calcext:value-type="float">
            <text:p>60.0472</text:p>
          </table:table-cell>
          <table:table-cell table:formula="of:=[$'Parcel stats'.AH46]" office:value-type="float" office:value="35.8616" calcext:value-type="float">
            <text:p>35.8616</text:p>
          </table:table-cell>
          <table:table-cell table:formula="of:=[$'Parcel stats'.AJ46]" office:value-type="float" office:value="0.06" calcext:value-type="float">
            <text:p>0.06</text:p>
          </table:table-cell>
          <table:table-cell table:formula="of:=[$'Parcel stats'.AK46]" office:value-type="float" office:value="24.1856" calcext:value-type="float">
            <text:p>24.1856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stats'.E47]" office:value-type="float" office:value="0" calcext:value-type="float">
            <text:p>0</text:p>
          </table:table-cell>
          <table:table-cell table:formula="of:=[$'Parcel stats'.F47]" office:value-type="float" office:value="0" calcext:value-type="float">
            <text:p>0</text:p>
          </table:table-cell>
          <table:table-cell table:formula="of:=[$'Parcel stats'.G47]" office:value-type="float" office:value="0" calcext:value-type="float">
            <text:p>0</text:p>
          </table:table-cell>
          <table:table-cell table:formula="of:=[$'Parcel stats'.I47]" office:value-type="float" office:value="0" calcext:value-type="float">
            <text:p>0</text:p>
          </table:table-cell>
          <table:table-cell table:formula="of:=[$'Parcel stats'.J47]" office:value-type="float" office:value="0" calcext:value-type="float">
            <text:p>0</text:p>
          </table:table-cell>
          <table:table-cell table:formula="of:=[$'Parcel stats'.N47]" office:value-type="float" office:value="0" calcext:value-type="float">
            <text:p>0</text:p>
          </table:table-cell>
          <table:table-cell table:formula="of:=[$'Parcel stats'.O47]" office:value-type="float" office:value="37.8178" calcext:value-type="float">
            <text:p>37.8178</text:p>
          </table:table-cell>
          <table:table-cell table:formula="of:=[$'Parcel stats'.P47]" office:value-type="float" office:value="32.6508" calcext:value-type="float">
            <text:p>32.6508</text:p>
          </table:table-cell>
          <table:table-cell table:formula="of:=[$'Parcel stats'.R47]" office:value-type="float" office:value="0.02" calcext:value-type="float">
            <text:p>0.02</text:p>
          </table:table-cell>
          <table:table-cell table:formula="of:=[$'Parcel stats'.S47]" office:value-type="float" office:value="5.167" calcext:value-type="float">
            <text:p>5.167</text:p>
          </table:table-cell>
          <table:table-cell table:formula="of:=[$'Parcel stats'.W47]" office:value-type="float" office:value="0" calcext:value-type="float">
            <text:p>0</text:p>
          </table:table-cell>
          <table:table-cell table:formula="of:=[$'Parcel stats'.X47]" office:value-type="float" office:value="51.4308" calcext:value-type="float">
            <text:p>51.4308</text:p>
          </table:table-cell>
          <table:table-cell table:formula="of:=[$'Parcel stats'.Y47]" office:value-type="float" office:value="40.6732" calcext:value-type="float">
            <text:p>40.6732</text:p>
          </table:table-cell>
          <table:table-cell table:formula="of:=[$'Parcel stats'.AA47]" office:value-type="float" office:value="0.08" calcext:value-type="float">
            <text:p>0.08</text:p>
          </table:table-cell>
          <table:table-cell table:formula="of:=[$'Parcel stats'.AB47]" office:value-type="float" office:value="10.7576" calcext:value-type="float">
            <text:p>10.7576</text:p>
          </table:table-cell>
          <table:table-cell table:formula="of:=[$'Parcel stats'.AF47]" office:value-type="float" office:value="0" calcext:value-type="float">
            <text:p>0</text:p>
          </table:table-cell>
          <table:table-cell table:formula="of:=[$'Parcel stats'.AG47]" office:value-type="float" office:value="73.3946" calcext:value-type="float">
            <text:p>73.3946</text:p>
          </table:table-cell>
          <table:table-cell table:formula="of:=[$'Parcel stats'.AH47]" office:value-type="float" office:value="52.7528" calcext:value-type="float">
            <text:p>52.7528</text:p>
          </table:table-cell>
          <table:table-cell table:formula="of:=[$'Parcel stats'.AJ47]" office:value-type="float" office:value="0.74" calcext:value-type="float">
            <text:p>0.74</text:p>
          </table:table-cell>
          <table:table-cell table:formula="of:=[$'Parcel stats'.AK47]" office:value-type="float" office:value="20.6418" calcext:value-type="float">
            <text:p>20.641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stats'.E48]" office:value-type="float" office:value="0" calcext:value-type="float">
            <text:p>0</text:p>
          </table:table-cell>
          <table:table-cell table:formula="of:=[$'Parcel stats'.F48]" office:value-type="float" office:value="0" calcext:value-type="float">
            <text:p>0</text:p>
          </table:table-cell>
          <table:table-cell table:formula="of:=[$'Parcel stats'.G48]" office:value-type="float" office:value="0" calcext:value-type="float">
            <text:p>0</text:p>
          </table:table-cell>
          <table:table-cell table:formula="of:=[$'Parcel stats'.I48]" office:value-type="float" office:value="0" calcext:value-type="float">
            <text:p>0</text:p>
          </table:table-cell>
          <table:table-cell table:formula="of:=[$'Parcel stats'.J48]" office:value-type="float" office:value="0" calcext:value-type="float">
            <text:p>0</text:p>
          </table:table-cell>
          <table:table-cell table:formula="of:=[$'Parcel stats'.N48]" office:value-type="float" office:value="0" calcext:value-type="float">
            <text:p>0</text:p>
          </table:table-cell>
          <table:table-cell table:formula="of:=[$'Parcel stats'.O48]" office:value-type="float" office:value="35.029" calcext:value-type="float">
            <text:p>35.029</text:p>
          </table:table-cell>
          <table:table-cell table:formula="of:=[$'Parcel stats'.P48]" office:value-type="float" office:value="24.8492" calcext:value-type="float">
            <text:p>24.8492</text:p>
          </table:table-cell>
          <table:table-cell table:formula="of:=[$'Parcel stats'.R48]" office:value-type="float" office:value="0.02" calcext:value-type="float">
            <text:p>0.02</text:p>
          </table:table-cell>
          <table:table-cell table:formula="of:=[$'Parcel stats'.S48]" office:value-type="float" office:value="10.1798" calcext:value-type="float">
            <text:p>10.1798</text:p>
          </table:table-cell>
          <table:table-cell table:formula="of:=[$'Parcel stats'.W48]" office:value-type="float" office:value="0" calcext:value-type="float">
            <text:p>0</text:p>
          </table:table-cell>
          <table:table-cell table:formula="of:=[$'Parcel stats'.X48]" office:value-type="float" office:value="49.9368" calcext:value-type="float">
            <text:p>49.9368</text:p>
          </table:table-cell>
          <table:table-cell table:formula="of:=[$'Parcel stats'.Y48]" office:value-type="float" office:value="32.8532" calcext:value-type="float">
            <text:p>32.8532</text:p>
          </table:table-cell>
          <table:table-cell table:formula="of:=[$'Parcel stats'.AA48]" office:value-type="float" office:value="0.12" calcext:value-type="float">
            <text:p>0.12</text:p>
          </table:table-cell>
          <table:table-cell table:formula="of:=[$'Parcel stats'.AB48]" office:value-type="float" office:value="17.0836" calcext:value-type="float">
            <text:p>17.0836</text:p>
          </table:table-cell>
          <table:table-cell table:formula="of:=[$'Parcel stats'.AF48]" office:value-type="float" office:value="0" calcext:value-type="float">
            <text:p>0</text:p>
          </table:table-cell>
          <table:table-cell table:formula="of:=[$'Parcel stats'.AG48]" office:value-type="float" office:value="72.548" calcext:value-type="float">
            <text:p>72.548</text:p>
          </table:table-cell>
          <table:table-cell table:formula="of:=[$'Parcel stats'.AH48]" office:value-type="float" office:value="43.746" calcext:value-type="float">
            <text:p>43.746</text:p>
          </table:table-cell>
          <table:table-cell table:formula="of:=[$'Parcel stats'.AJ48]" office:value-type="float" office:value="0.08" calcext:value-type="float">
            <text:p>0.08</text:p>
          </table:table-cell>
          <table:table-cell table:formula="of:=[$'Parcel stats'.AK48]" office:value-type="float" office:value="28.802" calcext:value-type="float">
            <text:p>28.802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stats'.E49]" office:value-type="float" office:value="0" calcext:value-type="float">
            <text:p>0</text:p>
          </table:table-cell>
          <table:table-cell table:formula="of:=[$'Parcel stats'.F49]" office:value-type="float" office:value="10.3594" calcext:value-type="float">
            <text:p>10.3594</text:p>
          </table:table-cell>
          <table:table-cell table:formula="of:=[$'Parcel stats'.G49]" office:value-type="float" office:value="9.476" calcext:value-type="float">
            <text:p>9.476</text:p>
          </table:table-cell>
          <table:table-cell table:formula="of:=[$'Parcel stats'.I49]" office:value-type="float" office:value="0" calcext:value-type="float">
            <text:p>0</text:p>
          </table:table-cell>
          <table:table-cell table:formula="of:=[$'Parcel stats'.J49]" office:value-type="float" office:value="0.8834" calcext:value-type="float">
            <text:p>0.8834</text:p>
          </table:table-cell>
          <table:table-cell table:formula="of:=[$'Parcel stats'.N49]" office:value-type="float" office:value="0" calcext:value-type="float">
            <text:p>0</text:p>
          </table:table-cell>
          <table:table-cell table:formula="of:=[$'Parcel stats'.O49]" office:value-type="float" office:value="35.9918" calcext:value-type="float">
            <text:p>35.9918</text:p>
          </table:table-cell>
          <table:table-cell table:formula="of:=[$'Parcel stats'.P49]" office:value-type="float" office:value="28.5016" calcext:value-type="float">
            <text:p>28.5016</text:p>
          </table:table-cell>
          <table:table-cell table:formula="of:=[$'Parcel stats'.R49]" office:value-type="float" office:value="0.01" calcext:value-type="float">
            <text:p>0.01</text:p>
          </table:table-cell>
          <table:table-cell table:formula="of:=[$'Parcel stats'.S49]" office:value-type="float" office:value="7.4902" calcext:value-type="float">
            <text:p>7.4902</text:p>
          </table:table-cell>
          <table:table-cell table:formula="of:=[$'Parcel stats'.W49]" office:value-type="float" office:value="0" calcext:value-type="float">
            <text:p>0</text:p>
          </table:table-cell>
          <table:table-cell table:formula="of:=[$'Parcel stats'.X49]" office:value-type="float" office:value="49.2894" calcext:value-type="float">
            <text:p>49.2894</text:p>
          </table:table-cell>
          <table:table-cell table:formula="of:=[$'Parcel stats'.Y49]" office:value-type="float" office:value="38.5664" calcext:value-type="float">
            <text:p>38.5664</text:p>
          </table:table-cell>
          <table:table-cell table:formula="of:=[$'Parcel stats'.AA49]" office:value-type="float" office:value="0.02" calcext:value-type="float">
            <text:p>0.02</text:p>
          </table:table-cell>
          <table:table-cell table:formula="of:=[$'Parcel stats'.AB49]" office:value-type="float" office:value="10.723" calcext:value-type="float">
            <text:p>10.723</text:p>
          </table:table-cell>
          <table:table-cell table:formula="of:=[$'Parcel stats'.AF49]" office:value-type="float" office:value="0" calcext:value-type="float">
            <text:p>0</text:p>
          </table:table-cell>
          <table:table-cell table:formula="of:=[$'Parcel stats'.AG49]" office:value-type="float" office:value="72.4484" calcext:value-type="float">
            <text:p>72.4484</text:p>
          </table:table-cell>
          <table:table-cell table:formula="of:=[$'Parcel stats'.AH49]" office:value-type="float" office:value="44.1876" calcext:value-type="float">
            <text:p>44.1876</text:p>
          </table:table-cell>
          <table:table-cell table:formula="of:=[$'Parcel stats'.AJ49]" office:value-type="float" office:value="0.06" calcext:value-type="float">
            <text:p>0.06</text:p>
          </table:table-cell>
          <table:table-cell table:formula="of:=[$'Parcel stats'.AK49]" office:value-type="float" office:value="28.2608" calcext:value-type="float">
            <text:p>28.2608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stats'.E50]" office:value-type="float" office:value="0" calcext:value-type="float">
            <text:p>0</text:p>
          </table:table-cell>
          <table:table-cell table:formula="of:=[$'Parcel stats'.F50]" office:value-type="float" office:value="12.8494" calcext:value-type="float">
            <text:p>12.8494</text:p>
          </table:table-cell>
          <table:table-cell table:formula="of:=[$'Parcel stats'.G50]" office:value-type="float" office:value="11.8128" calcext:value-type="float">
            <text:p>11.8128</text:p>
          </table:table-cell>
          <table:table-cell table:formula="of:=[$'Parcel stats'.I50]" office:value-type="float" office:value="0" calcext:value-type="float">
            <text:p>0</text:p>
          </table:table-cell>
          <table:table-cell table:formula="of:=[$'Parcel stats'.J50]" office:value-type="float" office:value="1.0366" calcext:value-type="float">
            <text:p>1.0366</text:p>
          </table:table-cell>
          <table:table-cell table:formula="of:=[$'Parcel stats'.N50]" office:value-type="float" office:value="0" calcext:value-type="float">
            <text:p>0</text:p>
          </table:table-cell>
          <table:table-cell table:formula="of:=[$'Parcel stats'.O50]" office:value-type="float" office:value="30.3644" calcext:value-type="float">
            <text:p>30.3644</text:p>
          </table:table-cell>
          <table:table-cell table:formula="of:=[$'Parcel stats'.P50]" office:value-type="float" office:value="26.588" calcext:value-type="float">
            <text:p>26.588</text:p>
          </table:table-cell>
          <table:table-cell table:formula="of:=[$'Parcel stats'.R50]" office:value-type="float" office:value="0.02" calcext:value-type="float">
            <text:p>0.02</text:p>
          </table:table-cell>
          <table:table-cell table:formula="of:=[$'Parcel stats'.S50]" office:value-type="float" office:value="3.7764" calcext:value-type="float">
            <text:p>3.7764</text:p>
          </table:table-cell>
          <table:table-cell table:formula="of:=[$'Parcel stats'.W50]" office:value-type="float" office:value="0" calcext:value-type="float">
            <text:p>0</text:p>
          </table:table-cell>
          <table:table-cell table:formula="of:=[$'Parcel stats'.X50]" office:value-type="float" office:value="30.3644" calcext:value-type="float">
            <text:p>30.3644</text:p>
          </table:table-cell>
          <table:table-cell table:formula="of:=[$'Parcel stats'.Y50]" office:value-type="float" office:value="26.588" calcext:value-type="float">
            <text:p>26.588</text:p>
          </table:table-cell>
          <table:table-cell table:formula="of:=[$'Parcel stats'.AA50]" office:value-type="float" office:value="0.01" calcext:value-type="float">
            <text:p>0.01</text:p>
          </table:table-cell>
          <table:table-cell table:formula="of:=[$'Parcel stats'.AB50]" office:value-type="float" office:value="3.7764" calcext:value-type="float">
            <text:p>3.7764</text:p>
          </table:table-cell>
          <table:table-cell table:formula="of:=[$'Parcel stats'.AF50]" office:value-type="float" office:value="0" calcext:value-type="float">
            <text:p>0</text:p>
          </table:table-cell>
          <table:table-cell table:formula="of:=[$'Parcel stats'.AG50]" office:value-type="float" office:value="42.8652" calcext:value-type="float">
            <text:p>42.8652</text:p>
          </table:table-cell>
          <table:table-cell table:formula="of:=[$'Parcel stats'.AH50]" office:value-type="float" office:value="32.5036" calcext:value-type="float">
            <text:p>32.5036</text:p>
          </table:table-cell>
          <table:table-cell table:formula="of:=[$'Parcel stats'.AJ50]" office:value-type="float" office:value="0.12" calcext:value-type="float">
            <text:p>0.12</text:p>
          </table:table-cell>
          <table:table-cell table:formula="of:=[$'Parcel stats'.AK50]" office:value-type="float" office:value="10.3616" calcext:value-type="float">
            <text:p>10.3616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stats'.E51]" office:value-type="float" office:value="0" calcext:value-type="float">
            <text:p>0</text:p>
          </table:table-cell>
          <table:table-cell table:formula="of:=[$'Parcel stats'.F51]" office:value-type="float" office:value="7.5208" calcext:value-type="float">
            <text:p>7.5208</text:p>
          </table:table-cell>
          <table:table-cell table:formula="of:=[$'Parcel stats'.G51]" office:value-type="float" office:value="5.9616" calcext:value-type="float">
            <text:p>5.9616</text:p>
          </table:table-cell>
          <table:table-cell table:formula="of:=[$'Parcel stats'.I51]" office:value-type="float" office:value="0" calcext:value-type="float">
            <text:p>0</text:p>
          </table:table-cell>
          <table:table-cell table:formula="of:=[$'Parcel stats'.J51]" office:value-type="float" office:value="1.5592" calcext:value-type="float">
            <text:p>1.5592</text:p>
          </table:table-cell>
          <table:table-cell table:formula="of:=[$'Parcel stats'.N51]" office:value-type="float" office:value="0" calcext:value-type="float">
            <text:p>0</text:p>
          </table:table-cell>
          <table:table-cell table:formula="of:=[$'Parcel stats'.O51]" office:value-type="float" office:value="7.5208" calcext:value-type="float">
            <text:p>7.5208</text:p>
          </table:table-cell>
          <table:table-cell table:formula="of:=[$'Parcel stats'.P51]" office:value-type="float" office:value="5.9616" calcext:value-type="float">
            <text:p>5.9616</text:p>
          </table:table-cell>
          <table:table-cell table:formula="of:=[$'Parcel stats'.R51]" office:value-type="float" office:value="0" calcext:value-type="float">
            <text:p>0</text:p>
          </table:table-cell>
          <table:table-cell table:formula="of:=[$'Parcel stats'.S51]" office:value-type="float" office:value="1.5592" calcext:value-type="float">
            <text:p>1.5592</text:p>
          </table:table-cell>
          <table:table-cell table:formula="of:=[$'Parcel stats'.W51]" office:value-type="float" office:value="0" calcext:value-type="float">
            <text:p>0</text:p>
          </table:table-cell>
          <table:table-cell table:formula="of:=[$'Parcel stats'.X51]" office:value-type="float" office:value="7.5208" calcext:value-type="float">
            <text:p>7.5208</text:p>
          </table:table-cell>
          <table:table-cell table:formula="of:=[$'Parcel stats'.Y51]" office:value-type="float" office:value="5.9616" calcext:value-type="float">
            <text:p>5.9616</text:p>
          </table:table-cell>
          <table:table-cell table:formula="of:=[$'Parcel stats'.AA51]" office:value-type="float" office:value="0" calcext:value-type="float">
            <text:p>0</text:p>
          </table:table-cell>
          <table:table-cell table:formula="of:=[$'Parcel stats'.AB51]" office:value-type="float" office:value="1.5592" calcext:value-type="float">
            <text:p>1.5592</text:p>
          </table:table-cell>
          <table:table-cell table:formula="of:=[$'Parcel stats'.AF51]" office:value-type="float" office:value="0" calcext:value-type="float">
            <text:p>0</text:p>
          </table:table-cell>
          <table:table-cell table:formula="of:=[$'Parcel stats'.AG51]" office:value-type="float" office:value="7.5208" calcext:value-type="float">
            <text:p>7.5208</text:p>
          </table:table-cell>
          <table:table-cell table:formula="of:=[$'Parcel stats'.AH51]" office:value-type="float" office:value="5.9616" calcext:value-type="float">
            <text:p>5.9616</text:p>
          </table:table-cell>
          <table:table-cell table:formula="of:=[$'Parcel stats'.AJ51]" office:value-type="float" office:value="0.02" calcext:value-type="float">
            <text:p>0.02</text:p>
          </table:table-cell>
          <table:table-cell table:formula="of:=[$'Parcel stats'.AK51]" office:value-type="float" office:value="1.5592" calcext:value-type="float">
            <text:p>1.5592</text:p>
          </table:table-cell>
        </table:table-row>
        <table:table-row table:style-name="ro2">
          <table:table-cell table:style-name="ce114" office:value-type="string" calcext:value-type="string">
            <text:p>grubhub-14-9.tsp</text:p>
          </table:table-cell>
          <table:table-cell table:formula="of:=[$'Parcel stats'.E52]" office:value-type="float" office:value="0" calcext:value-type="float">
            <text:p>0</text:p>
          </table:table-cell>
          <table:table-cell table:formula="of:=[$'Parcel stats'.F52]" office:value-type="float" office:value="8.7326" calcext:value-type="float">
            <text:p>8.7326</text:p>
          </table:table-cell>
          <table:table-cell table:formula="of:=[$'Parcel stats'.G52]" office:value-type="float" office:value="6.6424" calcext:value-type="float">
            <text:p>6.6424</text:p>
          </table:table-cell>
          <table:table-cell table:formula="of:=[$'Parcel stats'.I52]" office:value-type="float" office:value="0" calcext:value-type="float">
            <text:p>0</text:p>
          </table:table-cell>
          <table:table-cell table:formula="of:=[$'Parcel stats'.J52]" office:value-type="float" office:value="2.0902" calcext:value-type="float">
            <text:p>2.0902</text:p>
          </table:table-cell>
          <table:table-cell table:formula="of:=[$'Parcel stats'.N52]" office:value-type="float" office:value="0" calcext:value-type="float">
            <text:p>0</text:p>
          </table:table-cell>
          <table:table-cell table:formula="of:=[$'Parcel stats'.O52]" office:value-type="float" office:value="35.7096" calcext:value-type="float">
            <text:p>35.7096</text:p>
          </table:table-cell>
          <table:table-cell table:formula="of:=[$'Parcel stats'.P52]" office:value-type="float" office:value="19.3476" calcext:value-type="float">
            <text:p>19.3476</text:p>
          </table:table-cell>
          <table:table-cell table:formula="of:=[$'Parcel stats'.R52]" office:value-type="float" office:value="0.02" calcext:value-type="float">
            <text:p>0.02</text:p>
          </table:table-cell>
          <table:table-cell table:formula="of:=[$'Parcel stats'.S52]" office:value-type="float" office:value="16.362" calcext:value-type="float">
            <text:p>16.362</text:p>
          </table:table-cell>
          <table:table-cell table:formula="of:=[$'Parcel stats'.W52]" office:value-type="float" office:value="0" calcext:value-type="float">
            <text:p>0</text:p>
          </table:table-cell>
          <table:table-cell table:formula="of:=[$'Parcel stats'.X52]" office:value-type="float" office:value="42.832" calcext:value-type="float">
            <text:p>42.832</text:p>
          </table:table-cell>
          <table:table-cell table:formula="of:=[$'Parcel stats'.Y52]" office:value-type="float" office:value="25.9992" calcext:value-type="float">
            <text:p>25.9992</text:p>
          </table:table-cell>
          <table:table-cell table:formula="of:=[$'Parcel stats'.AA52]" office:value-type="float" office:value="0.02" calcext:value-type="float">
            <text:p>0.02</text:p>
          </table:table-cell>
          <table:table-cell table:formula="of:=[$'Parcel stats'.AB52]" office:value-type="float" office:value="16.8328" calcext:value-type="float">
            <text:p>16.8328</text:p>
          </table:table-cell>
          <table:table-cell table:formula="of:=[$'Parcel stats'.AF52]" office:value-type="float" office:value="0" calcext:value-type="float">
            <text:p>0</text:p>
          </table:table-cell>
          <table:table-cell table:formula="of:=[$'Parcel stats'.AG52]" office:value-type="float" office:value="69.145" calcext:value-type="float">
            <text:p>69.145</text:p>
          </table:table-cell>
          <table:table-cell table:formula="of:=[$'Parcel stats'.AH52]" office:value-type="float" office:value="36.8092" calcext:value-type="float">
            <text:p>36.8092</text:p>
          </table:table-cell>
          <table:table-cell table:formula="of:=[$'Parcel stats'.AJ52]" office:value-type="float" office:value="1.52" calcext:value-type="float">
            <text:p>1.52</text:p>
          </table:table-cell>
          <table:table-cell table:formula="of:=[$'Parcel stats'.AK52]" office:value-type="float" office:value="32.3358" calcext:value-type="float">
            <text:p>32.3358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stats'.E53]" office:value-type="float" office:value="0" calcext:value-type="float">
            <text:p>0</text:p>
          </table:table-cell>
          <table:table-cell table:formula="of:=[$'Parcel stats'.F53]" office:value-type="float" office:value="18.8254" calcext:value-type="float">
            <text:p>18.8254</text:p>
          </table:table-cell>
          <table:table-cell table:formula="of:=[$'Parcel stats'.G53]" office:value-type="float" office:value="17.112" calcext:value-type="float">
            <text:p>17.112</text:p>
          </table:table-cell>
          <table:table-cell table:formula="of:=[$'Parcel stats'.I53]" office:value-type="float" office:value="0" calcext:value-type="float">
            <text:p>0</text:p>
          </table:table-cell>
          <table:table-cell table:formula="of:=[$'Parcel stats'.J53]" office:value-type="float" office:value="1.7134" calcext:value-type="float">
            <text:p>1.7134</text:p>
          </table:table-cell>
          <table:table-cell table:formula="of:=[$'Parcel stats'.N53]" office:value-type="float" office:value="0" calcext:value-type="float">
            <text:p>0</text:p>
          </table:table-cell>
          <table:table-cell table:formula="of:=[$'Parcel stats'.O53]" office:value-type="float" office:value="47.8608" calcext:value-type="float">
            <text:p>47.8608</text:p>
          </table:table-cell>
          <table:table-cell table:formula="of:=[$'Parcel stats'.P53]" office:value-type="float" office:value="35.3924" calcext:value-type="float">
            <text:p>35.3924</text:p>
          </table:table-cell>
          <table:table-cell table:formula="of:=[$'Parcel stats'.R53]" office:value-type="float" office:value="0.03" calcext:value-type="float">
            <text:p>0.03</text:p>
          </table:table-cell>
          <table:table-cell table:formula="of:=[$'Parcel stats'.S53]" office:value-type="float" office:value="12.4684" calcext:value-type="float">
            <text:p>12.4684</text:p>
          </table:table-cell>
          <table:table-cell table:formula="of:=[$'Parcel stats'.W53]" office:value-type="float" office:value="0" calcext:value-type="float">
            <text:p>0</text:p>
          </table:table-cell>
          <table:table-cell table:formula="of:=[$'Parcel stats'.X53]" office:value-type="float" office:value="56.0456" calcext:value-type="float">
            <text:p>56.0456</text:p>
          </table:table-cell>
          <table:table-cell table:formula="of:=[$'Parcel stats'.Y53]" office:value-type="float" office:value="37.9684" calcext:value-type="float">
            <text:p>37.9684</text:p>
          </table:table-cell>
          <table:table-cell table:formula="of:=[$'Parcel stats'.AA53]" office:value-type="float" office:value="0.18" calcext:value-type="float">
            <text:p>0.18</text:p>
          </table:table-cell>
          <table:table-cell table:formula="of:=[$'Parcel stats'.AB53]" office:value-type="float" office:value="18.0772" calcext:value-type="float">
            <text:p>18.0772</text:p>
          </table:table-cell>
          <table:table-cell table:formula="of:=[$'Parcel stats'.AF53]" office:value-type="float" office:value="0" calcext:value-type="float">
            <text:p>0</text:p>
          </table:table-cell>
          <table:table-cell table:formula="of:=[$'Parcel stats'.AG53]" office:value-type="float" office:value="78.5074" calcext:value-type="float">
            <text:p>78.5074</text:p>
          </table:table-cell>
          <table:table-cell table:formula="of:=[$'Parcel stats'.AH53]" office:value-type="float" office:value="57.7944" calcext:value-type="float">
            <text:p>57.7944</text:p>
          </table:table-cell>
          <table:table-cell table:formula="of:=[$'Parcel stats'.AJ53]" office:value-type="float" office:value="2.16" calcext:value-type="float">
            <text:p>2.16</text:p>
          </table:table-cell>
          <table:table-cell table:formula="of:=[$'Parcel stats'.AK53]" office:value-type="float" office:value="20.713" calcext:value-type="float">
            <text:p>20.713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stats'.E54]" office:value-type="float" office:value="0" calcext:value-type="float">
            <text:p>0</text:p>
          </table:table-cell>
          <table:table-cell table:formula="of:=[$'Parcel stats'.F54]" office:value-type="float" office:value="13.2478" calcext:value-type="float">
            <text:p>13.2478</text:p>
          </table:table-cell>
          <table:table-cell table:formula="of:=[$'Parcel stats'.G54]" office:value-type="float" office:value="9.5772" calcext:value-type="float">
            <text:p>9.5772</text:p>
          </table:table-cell>
          <table:table-cell table:formula="of:=[$'Parcel stats'.I54]" office:value-type="float" office:value="0" calcext:value-type="float">
            <text:p>0</text:p>
          </table:table-cell>
          <table:table-cell table:formula="of:=[$'Parcel stats'.J54]" office:value-type="float" office:value="3.6706" calcext:value-type="float">
            <text:p>3.6706</text:p>
          </table:table-cell>
          <table:table-cell table:formula="of:=[$'Parcel stats'.N54]" office:value-type="float" office:value="0" calcext:value-type="float">
            <text:p>0</text:p>
          </table:table-cell>
          <table:table-cell table:formula="of:=[$'Parcel stats'.O54]" office:value-type="float" office:value="31.6094" calcext:value-type="float">
            <text:p>31.6094</text:p>
          </table:table-cell>
          <table:table-cell table:formula="of:=[$'Parcel stats'.P54]" office:value-type="float" office:value="21.8408" calcext:value-type="float">
            <text:p>21.8408</text:p>
          </table:table-cell>
          <table:table-cell table:formula="of:=[$'Parcel stats'.R54]" office:value-type="float" office:value="0" calcext:value-type="float">
            <text:p>0</text:p>
          </table:table-cell>
          <table:table-cell table:formula="of:=[$'Parcel stats'.S54]" office:value-type="float" office:value="9.7686" calcext:value-type="float">
            <text:p>9.7686</text:p>
          </table:table-cell>
          <table:table-cell table:formula="of:=[$'Parcel stats'.W54]" office:value-type="float" office:value="0" calcext:value-type="float">
            <text:p>0</text:p>
          </table:table-cell>
          <table:table-cell table:formula="of:=[$'Parcel stats'.X54]" office:value-type="float" office:value="44.7244" calcext:value-type="float">
            <text:p>44.7244</text:p>
          </table:table-cell>
          <table:table-cell table:formula="of:=[$'Parcel stats'.Y54]" office:value-type="float" office:value="30.4888" calcext:value-type="float">
            <text:p>30.4888</text:p>
          </table:table-cell>
          <table:table-cell table:formula="of:=[$'Parcel stats'.AA54]" office:value-type="float" office:value="0.06" calcext:value-type="float">
            <text:p>0.06</text:p>
          </table:table-cell>
          <table:table-cell table:formula="of:=[$'Parcel stats'.AB54]" office:value-type="float" office:value="14.2356" calcext:value-type="float">
            <text:p>14.2356</text:p>
          </table:table-cell>
          <table:table-cell table:formula="of:=[$'Parcel stats'.AF54]" office:value-type="float" office:value="0" calcext:value-type="float">
            <text:p>0</text:p>
          </table:table-cell>
          <table:table-cell table:formula="of:=[$'Parcel stats'.AG54]" office:value-type="float" office:value="72.8634" calcext:value-type="float">
            <text:p>72.8634</text:p>
          </table:table-cell>
          <table:table-cell table:formula="of:=[$'Parcel stats'.AH54]" office:value-type="float" office:value="46.8832" calcext:value-type="float">
            <text:p>46.8832</text:p>
          </table:table-cell>
          <table:table-cell table:formula="of:=[$'Parcel stats'.AJ54]" office:value-type="float" office:value="1.5" calcext:value-type="float">
            <text:p>1.5</text:p>
          </table:table-cell>
          <table:table-cell table:formula="of:=[$'Parcel stats'.AK54]" office:value-type="float" office:value="25.9802" calcext:value-type="float">
            <text:p>25.9802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stats'.E55]" office:value-type="float" office:value="0" calcext:value-type="float">
            <text:p>0</text:p>
          </table:table-cell>
          <table:table-cell table:formula="of:=[$'Parcel stats'.F55]" office:value-type="float" office:value="0" calcext:value-type="float">
            <text:p>0</text:p>
          </table:table-cell>
          <table:table-cell table:formula="of:=[$'Parcel stats'.G55]" office:value-type="float" office:value="0" calcext:value-type="float">
            <text:p>0</text:p>
          </table:table-cell>
          <table:table-cell table:formula="of:=[$'Parcel stats'.I55]" office:value-type="float" office:value="0" calcext:value-type="float">
            <text:p>0</text:p>
          </table:table-cell>
          <table:table-cell table:formula="of:=[$'Parcel stats'.J55]" office:value-type="float" office:value="0" calcext:value-type="float">
            <text:p>0</text:p>
          </table:table-cell>
          <table:table-cell table:formula="of:=[$'Parcel stats'.N55]" office:value-type="float" office:value="0" calcext:value-type="float">
            <text:p>0</text:p>
          </table:table-cell>
          <table:table-cell table:formula="of:=[$'Parcel stats'.O55]" office:value-type="float" office:value="32.5722" calcext:value-type="float">
            <text:p>32.5722</text:p>
          </table:table-cell>
          <table:table-cell table:formula="of:=[$'Parcel stats'.P55]" office:value-type="float" office:value="24.5916" calcext:value-type="float">
            <text:p>24.5916</text:p>
          </table:table-cell>
          <table:table-cell table:formula="of:=[$'Parcel stats'.R55]" office:value-type="float" office:value="0.02" calcext:value-type="float">
            <text:p>0.02</text:p>
          </table:table-cell>
          <table:table-cell table:formula="of:=[$'Parcel stats'.S55]" office:value-type="float" office:value="7.9806" calcext:value-type="float">
            <text:p>7.9806</text:p>
          </table:table-cell>
          <table:table-cell table:formula="of:=[$'Parcel stats'.W55]" office:value-type="float" office:value="0" calcext:value-type="float">
            <text:p>0</text:p>
          </table:table-cell>
          <table:table-cell table:formula="of:=[$'Parcel stats'.X55]" office:value-type="float" office:value="44.0604" calcext:value-type="float">
            <text:p>44.0604</text:p>
          </table:table-cell>
          <table:table-cell table:formula="of:=[$'Parcel stats'.Y55]" office:value-type="float" office:value="32.0804" calcext:value-type="float">
            <text:p>32.0804</text:p>
          </table:table-cell>
          <table:table-cell table:formula="of:=[$'Parcel stats'.AA55]" office:value-type="float" office:value="0.07" calcext:value-type="float">
            <text:p>0.07</text:p>
          </table:table-cell>
          <table:table-cell table:formula="of:=[$'Parcel stats'.AB55]" office:value-type="float" office:value="11.98" calcext:value-type="float">
            <text:p>11.98</text:p>
          </table:table-cell>
          <table:table-cell table:formula="of:=[$'Parcel stats'.AF55]" office:value-type="float" office:value="0" calcext:value-type="float">
            <text:p>0</text:p>
          </table:table-cell>
          <table:table-cell table:formula="of:=[$'Parcel stats'.AG55]" office:value-type="float" office:value="69.394" calcext:value-type="float">
            <text:p>69.394</text:p>
          </table:table-cell>
          <table:table-cell table:formula="of:=[$'Parcel stats'.AH55]" office:value-type="float" office:value="42.3844" calcext:value-type="float">
            <text:p>42.3844</text:p>
          </table:table-cell>
          <table:table-cell table:formula="of:=[$'Parcel stats'.AJ55]" office:value-type="float" office:value="0.16" calcext:value-type="float">
            <text:p>0.16</text:p>
          </table:table-cell>
          <table:table-cell table:formula="of:=[$'Parcel stats'.AK55]" office:value-type="float" office:value="27.0096" calcext:value-type="float">
            <text:p>27.009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stats'.E56]" office:value-type="float" office:value="0" calcext:value-type="float">
            <text:p>0</text:p>
          </table:table-cell>
          <table:table-cell table:formula="of:=[$'Parcel stats'.F56]" office:value-type="float" office:value="16.9828" calcext:value-type="float">
            <text:p>16.9828</text:p>
          </table:table-cell>
          <table:table-cell table:formula="of:=[$'Parcel stats'.G56]" office:value-type="float" office:value="16.6244" calcext:value-type="float">
            <text:p>16.6244</text:p>
          </table:table-cell>
          <table:table-cell table:formula="of:=[$'Parcel stats'.I56]" office:value-type="float" office:value="0" calcext:value-type="float">
            <text:p>0</text:p>
          </table:table-cell>
          <table:table-cell table:formula="of:=[$'Parcel stats'.J56]" office:value-type="float" office:value="0.3584" calcext:value-type="float">
            <text:p>0.3584</text:p>
          </table:table-cell>
          <table:table-cell table:formula="of:=[$'Parcel stats'.N56]" office:value-type="float" office:value="0" calcext:value-type="float">
            <text:p>0</text:p>
          </table:table-cell>
          <table:table-cell table:formula="of:=[$'Parcel stats'.O56]" office:value-type="float" office:value="32.3886" calcext:value-type="float">
            <text:p>32.3886</text:p>
          </table:table-cell>
          <table:table-cell table:formula="of:=[$'Parcel stats'.P56]" office:value-type="float" office:value="23.6532" calcext:value-type="float">
            <text:p>23.6532</text:p>
          </table:table-cell>
          <table:table-cell table:formula="of:=[$'Parcel stats'.R56]" office:value-type="float" office:value="0" calcext:value-type="float">
            <text:p>0</text:p>
          </table:table-cell>
          <table:table-cell table:formula="of:=[$'Parcel stats'.S56]" office:value-type="float" office:value="8.7354" calcext:value-type="float">
            <text:p>8.7354</text:p>
          </table:table-cell>
          <table:table-cell table:formula="of:=[$'Parcel stats'.W56]" office:value-type="float" office:value="0" calcext:value-type="float">
            <text:p>0</text:p>
          </table:table-cell>
          <table:table-cell table:formula="of:=[$'Parcel stats'.X56]" office:value-type="float" office:value="32.3886" calcext:value-type="float">
            <text:p>32.3886</text:p>
          </table:table-cell>
          <table:table-cell table:formula="of:=[$'Parcel stats'.Y56]" office:value-type="float" office:value="23.6532" calcext:value-type="float">
            <text:p>23.6532</text:p>
          </table:table-cell>
          <table:table-cell table:formula="of:=[$'Parcel stats'.AA56]" office:value-type="float" office:value="0.02" calcext:value-type="float">
            <text:p>0.02</text:p>
          </table:table-cell>
          <table:table-cell table:formula="of:=[$'Parcel stats'.AB56]" office:value-type="float" office:value="8.7354" calcext:value-type="float">
            <text:p>8.7354</text:p>
          </table:table-cell>
          <table:table-cell table:formula="of:=[$'Parcel stats'.AF56]" office:value-type="float" office:value="0" calcext:value-type="float">
            <text:p>0</text:p>
          </table:table-cell>
          <table:table-cell table:formula="of:=[$'Parcel stats'.AG56]" office:value-type="float" office:value="46.6158" calcext:value-type="float">
            <text:p>46.6158</text:p>
          </table:table-cell>
          <table:table-cell table:formula="of:=[$'Parcel stats'.AH56]" office:value-type="float" office:value="27.0112" calcext:value-type="float">
            <text:p>27.0112</text:p>
          </table:table-cell>
          <table:table-cell table:formula="of:=[$'Parcel stats'.AJ56]" office:value-type="float" office:value="0.1" calcext:value-type="float">
            <text:p>0.1</text:p>
          </table:table-cell>
          <table:table-cell table:formula="of:=[$'Parcel stats'.AK56]" office:value-type="float" office:value="19.6046" calcext:value-type="float">
            <text:p>19.6046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stats'.E57]" office:value-type="float" office:value="0" calcext:value-type="float">
            <text:p>0</text:p>
          </table:table-cell>
          <table:table-cell table:formula="of:=[$'Parcel stats'.F57]" office:value-type="float" office:value="0" calcext:value-type="float">
            <text:p>0</text:p>
          </table:table-cell>
          <table:table-cell table:formula="of:=[$'Parcel stats'.G57]" office:value-type="float" office:value="0" calcext:value-type="float">
            <text:p>0</text:p>
          </table:table-cell>
          <table:table-cell table:formula="of:=[$'Parcel stats'.I57]" office:value-type="float" office:value="0" calcext:value-type="float">
            <text:p>0</text:p>
          </table:table-cell>
          <table:table-cell table:formula="of:=[$'Parcel stats'.J57]" office:value-type="float" office:value="0" calcext:value-type="float">
            <text:p>0</text:p>
          </table:table-cell>
          <table:table-cell table:formula="of:=[$'Parcel stats'.N57]" office:value-type="float" office:value="0" calcext:value-type="float">
            <text:p>0</text:p>
          </table:table-cell>
          <table:table-cell table:formula="of:=[$'Parcel stats'.O57]" office:value-type="float" office:value="27.558" calcext:value-type="float">
            <text:p>27.558</text:p>
          </table:table-cell>
          <table:table-cell table:formula="of:=[$'Parcel stats'.P57]" office:value-type="float" office:value="21.4268" calcext:value-type="float">
            <text:p>21.4268</text:p>
          </table:table-cell>
          <table:table-cell table:formula="of:=[$'Parcel stats'.R57]" office:value-type="float" office:value="0.01" calcext:value-type="float">
            <text:p>0.01</text:p>
          </table:table-cell>
          <table:table-cell table:formula="of:=[$'Parcel stats'.S57]" office:value-type="float" office:value="6.1312" calcext:value-type="float">
            <text:p>6.1312</text:p>
          </table:table-cell>
          <table:table-cell table:formula="of:=[$'Parcel stats'.W57]" office:value-type="float" office:value="0" calcext:value-type="float">
            <text:p>0</text:p>
          </table:table-cell>
          <table:table-cell table:formula="of:=[$'Parcel stats'.X57]" office:value-type="float" office:value="56.0456" calcext:value-type="float">
            <text:p>56.0456</text:p>
          </table:table-cell>
          <table:table-cell table:formula="of:=[$'Parcel stats'.Y57]" office:value-type="float" office:value="38.0788" calcext:value-type="float">
            <text:p>38.0788</text:p>
          </table:table-cell>
          <table:table-cell table:formula="of:=[$'Parcel stats'.AA57]" office:value-type="float" office:value="0.01" calcext:value-type="float">
            <text:p>0.01</text:p>
          </table:table-cell>
          <table:table-cell table:formula="of:=[$'Parcel stats'.AB57]" office:value-type="float" office:value="17.9668" calcext:value-type="float">
            <text:p>17.9668</text:p>
          </table:table-cell>
          <table:table-cell table:formula="of:=[$'Parcel stats'.AF57]" office:value-type="float" office:value="0" calcext:value-type="float">
            <text:p>0</text:p>
          </table:table-cell>
          <table:table-cell table:formula="of:=[$'Parcel stats'.AG57]" office:value-type="float" office:value="73.6436" calcext:value-type="float">
            <text:p>73.6436</text:p>
          </table:table-cell>
          <table:table-cell table:formula="of:=[$'Parcel stats'.AH57]" office:value-type="float" office:value="48.2908" calcext:value-type="float">
            <text:p>48.2908</text:p>
          </table:table-cell>
          <table:table-cell table:formula="of:=[$'Parcel stats'.AJ57]" office:value-type="float" office:value="0.01" calcext:value-type="float">
            <text:p>0.01</text:p>
          </table:table-cell>
          <table:table-cell table:formula="of:=[$'Parcel stats'.AK57]" office:value-type="float" office:value="25.3528" calcext:value-type="float">
            <text:p>25.3528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stats'.E58]" office:value-type="float" office:value="0" calcext:value-type="float">
            <text:p>0</text:p>
          </table:table-cell>
          <table:table-cell table:formula="of:=[$'Parcel stats'.F58]" office:value-type="float" office:value="0" calcext:value-type="float">
            <text:p>0</text:p>
          </table:table-cell>
          <table:table-cell table:formula="of:=[$'Parcel stats'.G58]" office:value-type="float" office:value="0" calcext:value-type="float">
            <text:p>0</text:p>
          </table:table-cell>
          <table:table-cell table:formula="of:=[$'Parcel stats'.I58]" office:value-type="float" office:value="0" calcext:value-type="float">
            <text:p>0</text:p>
          </table:table-cell>
          <table:table-cell table:formula="of:=[$'Parcel stats'.J58]" office:value-type="float" office:value="0" calcext:value-type="float">
            <text:p>0</text:p>
          </table:table-cell>
          <table:table-cell table:formula="of:=[$'Parcel stats'.N58]" office:value-type="float" office:value="0" calcext:value-type="float">
            <text:p>0</text:p>
          </table:table-cell>
          <table:table-cell table:formula="of:=[$'Parcel stats'.O58]" office:value-type="float" office:value="41.9346" calcext:value-type="float">
            <text:p>41.9346</text:p>
          </table:table-cell>
          <table:table-cell table:formula="of:=[$'Parcel stats'.P58]" office:value-type="float" office:value="31.9608" calcext:value-type="float">
            <text:p>31.9608</text:p>
          </table:table-cell>
          <table:table-cell table:formula="of:=[$'Parcel stats'.R58]" office:value-type="float" office:value="0.02" calcext:value-type="float">
            <text:p>0.02</text:p>
          </table:table-cell>
          <table:table-cell table:formula="of:=[$'Parcel stats'.S58]" office:value-type="float" office:value="9.9738" calcext:value-type="float">
            <text:p>9.9738</text:p>
          </table:table-cell>
          <table:table-cell table:formula="of:=[$'Parcel stats'.W58]" office:value-type="float" office:value="0" calcext:value-type="float">
            <text:p>0</text:p>
          </table:table-cell>
          <table:table-cell table:formula="of:=[$'Parcel stats'.X58]" office:value-type="float" office:value="51.381" calcext:value-type="float">
            <text:p>51.381</text:p>
          </table:table-cell>
          <table:table-cell table:formula="of:=[$'Parcel stats'.Y58]" office:value-type="float" office:value="40.1856" calcext:value-type="float">
            <text:p>40.1856</text:p>
          </table:table-cell>
          <table:table-cell table:formula="of:=[$'Parcel stats'.AA58]" office:value-type="float" office:value="0.07" calcext:value-type="float">
            <text:p>0.07</text:p>
          </table:table-cell>
          <table:table-cell table:formula="of:=[$'Parcel stats'.AB58]" office:value-type="float" office:value="11.1954" calcext:value-type="float">
            <text:p>11.1954</text:p>
          </table:table-cell>
          <table:table-cell table:formula="of:=[$'Parcel stats'.AF58]" office:value-type="float" office:value="0" calcext:value-type="float">
            <text:p>0</text:p>
          </table:table-cell>
          <table:table-cell table:formula="of:=[$'Parcel stats'.AG58]" office:value-type="float" office:value="77.196" calcext:value-type="float">
            <text:p>77.196</text:p>
          </table:table-cell>
          <table:table-cell table:formula="of:=[$'Parcel stats'.AH58]" office:value-type="float" office:value="46.7544" calcext:value-type="float">
            <text:p>46.7544</text:p>
          </table:table-cell>
          <table:table-cell table:formula="of:=[$'Parcel stats'.AJ58]" office:value-type="float" office:value="0.17" calcext:value-type="float">
            <text:p>0.17</text:p>
          </table:table-cell>
          <table:table-cell table:formula="of:=[$'Parcel stats'.AK58]" office:value-type="float" office:value="30.4416" calcext:value-type="float">
            <text:p>30.4416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stats'.E59]" office:value-type="float" office:value="0" calcext:value-type="float">
            <text:p>0</text:p>
          </table:table-cell>
          <table:table-cell table:formula="of:=[$'Parcel stats'.F59]" office:value-type="float" office:value="0" calcext:value-type="float">
            <text:p>0</text:p>
          </table:table-cell>
          <table:table-cell table:formula="of:=[$'Parcel stats'.G59]" office:value-type="float" office:value="0" calcext:value-type="float">
            <text:p>0</text:p>
          </table:table-cell>
          <table:table-cell table:formula="of:=[$'Parcel stats'.I59]" office:value-type="float" office:value="0" calcext:value-type="float">
            <text:p>0</text:p>
          </table:table-cell>
          <table:table-cell table:formula="of:=[$'Parcel stats'.J59]" office:value-type="float" office:value="0" calcext:value-type="float">
            <text:p>0</text:p>
          </table:table-cell>
          <table:table-cell table:formula="of:=[$'Parcel stats'.N59]" office:value-type="float" office:value="0" calcext:value-type="float">
            <text:p>0</text:p>
          </table:table-cell>
          <table:table-cell table:formula="of:=[$'Parcel stats'.O59]" office:value-type="float" office:value="0" calcext:value-type="float">
            <text:p>0</text:p>
          </table:table-cell>
          <table:table-cell table:formula="of:=[$'Parcel stats'.P59]" office:value-type="float" office:value="0" calcext:value-type="float">
            <text:p>0</text:p>
          </table:table-cell>
          <table:table-cell table:formula="of:=[$'Parcel stats'.R59]" office:value-type="float" office:value="0" calcext:value-type="float">
            <text:p>0</text:p>
          </table:table-cell>
          <table:table-cell table:formula="of:=[$'Parcel stats'.S59]" office:value-type="float" office:value="0" calcext:value-type="float">
            <text:p>0</text:p>
          </table:table-cell>
          <table:table-cell table:formula="of:=[$'Parcel stats'.W59]" office:value-type="float" office:value="0" calcext:value-type="float">
            <text:p>0</text:p>
          </table:table-cell>
          <table:table-cell table:formula="of:=[$'Parcel stats'.X59]" office:value-type="float" office:value="31.3438" calcext:value-type="float">
            <text:p>31.3438</text:p>
          </table:table-cell>
          <table:table-cell table:formula="of:=[$'Parcel stats'.Y59]" office:value-type="float" office:value="24.702" calcext:value-type="float">
            <text:p>24.702</text:p>
          </table:table-cell>
          <table:table-cell table:formula="of:=[$'Parcel stats'.AA59]" office:value-type="float" office:value="0.06" calcext:value-type="float">
            <text:p>0.06</text:p>
          </table:table-cell>
          <table:table-cell table:formula="of:=[$'Parcel stats'.AB59]" office:value-type="float" office:value="6.6418" calcext:value-type="float">
            <text:p>6.6418</text:p>
          </table:table-cell>
          <table:table-cell table:formula="of:=[$'Parcel stats'.AF59]" office:value-type="float" office:value="0" calcext:value-type="float">
            <text:p>0</text:p>
          </table:table-cell>
          <table:table-cell table:formula="of:=[$'Parcel stats'.AG59]" office:value-type="float" office:value="53.125" calcext:value-type="float">
            <text:p>53.125</text:p>
          </table:table-cell>
          <table:table-cell table:formula="of:=[$'Parcel stats'.AH59]" office:value-type="float" office:value="36.6804" calcext:value-type="float">
            <text:p>36.6804</text:p>
          </table:table-cell>
          <table:table-cell table:formula="of:=[$'Parcel stats'.AJ59]" office:value-type="float" office:value="0.22" calcext:value-type="float">
            <text:p>0.22</text:p>
          </table:table-cell>
          <table:table-cell table:formula="of:=[$'Parcel stats'.AK59]" office:value-type="float" office:value="16.4446" calcext:value-type="float">
            <text:p>16.44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stats'.E60]" office:value-type="float" office:value="0" calcext:value-type="float">
            <text:p>0</text:p>
          </table:table-cell>
          <table:table-cell table:formula="of:=[$'Parcel stats'.F60]" office:value-type="float" office:value="8.6828" calcext:value-type="float">
            <text:p>8.6828</text:p>
          </table:table-cell>
          <table:table-cell table:formula="of:=[$'Parcel stats'.G60]" office:value-type="float" office:value="7.8476" calcext:value-type="float">
            <text:p>7.8476</text:p>
          </table:table-cell>
          <table:table-cell table:formula="of:=[$'Parcel stats'.I60]" office:value-type="float" office:value="0" calcext:value-type="float">
            <text:p>0</text:p>
          </table:table-cell>
          <table:table-cell table:formula="of:=[$'Parcel stats'.J60]" office:value-type="float" office:value="0.8352" calcext:value-type="float">
            <text:p>0.8352</text:p>
          </table:table-cell>
          <table:table-cell table:formula="of:=[$'Parcel stats'.N60]" office:value-type="float" office:value="0" calcext:value-type="float">
            <text:p>0</text:p>
          </table:table-cell>
          <table:table-cell table:formula="of:=[$'Parcel stats'.O60]" office:value-type="float" office:value="34.2488" calcext:value-type="float">
            <text:p>34.2488</text:p>
          </table:table-cell>
          <table:table-cell table:formula="of:=[$'Parcel stats'.P60]" office:value-type="float" office:value="26.8456" calcext:value-type="float">
            <text:p>26.8456</text:p>
          </table:table-cell>
          <table:table-cell table:formula="of:=[$'Parcel stats'.R60]" office:value-type="float" office:value="0.01" calcext:value-type="float">
            <text:p>0.01</text:p>
          </table:table-cell>
          <table:table-cell table:formula="of:=[$'Parcel stats'.S60]" office:value-type="float" office:value="7.4032" calcext:value-type="float">
            <text:p>7.4032</text:p>
          </table:table-cell>
          <table:table-cell table:formula="of:=[$'Parcel stats'.W60]" office:value-type="float" office:value="0" calcext:value-type="float">
            <text:p>0</text:p>
          </table:table-cell>
          <table:table-cell table:formula="of:=[$'Parcel stats'.X60]" office:value-type="float" office:value="41.6866" calcext:value-type="float">
            <text:p>41.6866</text:p>
          </table:table-cell>
          <table:table-cell table:formula="of:=[$'Parcel stats'.Y60]" office:value-type="float" office:value="32.614" calcext:value-type="float">
            <text:p>32.614</text:p>
          </table:table-cell>
          <table:table-cell table:formula="of:=[$'Parcel stats'.AA60]" office:value-type="float" office:value="0.02" calcext:value-type="float">
            <text:p>0.02</text:p>
          </table:table-cell>
          <table:table-cell table:formula="of:=[$'Parcel stats'.AB60]" office:value-type="float" office:value="9.0726" calcext:value-type="float">
            <text:p>9.0726</text:p>
          </table:table-cell>
          <table:table-cell table:formula="of:=[$'Parcel stats'.AF60]" office:value-type="float" office:value="0" calcext:value-type="float">
            <text:p>0</text:p>
          </table:table-cell>
          <table:table-cell table:formula="of:=[$'Parcel stats'.AG60]" office:value-type="float" office:value="56.5622" calcext:value-type="float">
            <text:p>56.5622</text:p>
          </table:table-cell>
          <table:table-cell table:formula="of:=[$'Parcel stats'.AH60]" office:value-type="float" office:value="40.71" calcext:value-type="float">
            <text:p>40.71</text:p>
          </table:table-cell>
          <table:table-cell table:formula="of:=[$'Parcel stats'.AJ60]" office:value-type="float" office:value="0.18" calcext:value-type="float">
            <text:p>0.18</text:p>
          </table:table-cell>
          <table:table-cell table:formula="of:=[$'Parcel stats'.AK60]" office:value-type="float" office:value="15.8522" calcext:value-type="float">
            <text:p>15.852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stats'.E61]" office:value-type="float" office:value="0" calcext:value-type="float">
            <text:p>0</text:p>
          </table:table-cell>
          <table:table-cell table:formula="of:=[$'Parcel stats'.F61]" office:value-type="float" office:value="15.688" calcext:value-type="float">
            <text:p>15.688</text:p>
          </table:table-cell>
          <table:table-cell table:formula="of:=[$'Parcel stats'.G61]" office:value-type="float" office:value="10.7548" calcext:value-type="float">
            <text:p>10.7548</text:p>
          </table:table-cell>
          <table:table-cell table:formula="of:=[$'Parcel stats'.I61]" office:value-type="float" office:value="0" calcext:value-type="float">
            <text:p>0</text:p>
          </table:table-cell>
          <table:table-cell table:formula="of:=[$'Parcel stats'.J61]" office:value-type="float" office:value="4.9332" calcext:value-type="float">
            <text:p>4.9332</text:p>
          </table:table-cell>
          <table:table-cell table:formula="of:=[$'Parcel stats'.N61]" office:value-type="float" office:value="0" calcext:value-type="float">
            <text:p>0</text:p>
          </table:table-cell>
          <table:table-cell table:formula="of:=[$'Parcel stats'.O61]" office:value-type="float" office:value="29.384" calcext:value-type="float">
            <text:p>29.384</text:p>
          </table:table-cell>
          <table:table-cell table:formula="of:=[$'Parcel stats'.P61]" office:value-type="float" office:value="17.3972" calcext:value-type="float">
            <text:p>17.3972</text:p>
          </table:table-cell>
          <table:table-cell table:formula="of:=[$'Parcel stats'.R61]" office:value-type="float" office:value="0.01" calcext:value-type="float">
            <text:p>0.01</text:p>
          </table:table-cell>
          <table:table-cell table:formula="of:=[$'Parcel stats'.S61]" office:value-type="float" office:value="11.9868" calcext:value-type="float">
            <text:p>11.9868</text:p>
          </table:table-cell>
          <table:table-cell table:formula="of:=[$'Parcel stats'.W61]" office:value-type="float" office:value="0" calcext:value-type="float">
            <text:p>0</text:p>
          </table:table-cell>
          <table:table-cell table:formula="of:=[$'Parcel stats'.X61]" office:value-type="float" office:value="40.3078" calcext:value-type="float">
            <text:p>40.3078</text:p>
          </table:table-cell>
          <table:table-cell table:formula="of:=[$'Parcel stats'.Y61]" office:value-type="float" office:value="22.8712" calcext:value-type="float">
            <text:p>22.8712</text:p>
          </table:table-cell>
          <table:table-cell table:formula="of:=[$'Parcel stats'.AA61]" office:value-type="float" office:value="0.02" calcext:value-type="float">
            <text:p>0.02</text:p>
          </table:table-cell>
          <table:table-cell table:formula="of:=[$'Parcel stats'.AB61]" office:value-type="float" office:value="17.4366" calcext:value-type="float">
            <text:p>17.4366</text:p>
          </table:table-cell>
          <table:table-cell table:formula="of:=[$'Parcel stats'.AF61]" office:value-type="float" office:value="0" calcext:value-type="float">
            <text:p>0</text:p>
          </table:table-cell>
          <table:table-cell table:formula="of:=[$'Parcel stats'.AG61]" office:value-type="float" office:value="62.7364" calcext:value-type="float">
            <text:p>62.7364</text:p>
          </table:table-cell>
          <table:table-cell table:formula="of:=[$'Parcel stats'.AH61]" office:value-type="float" office:value="32.8992" calcext:value-type="float">
            <text:p>32.8992</text:p>
          </table:table-cell>
          <table:table-cell table:formula="of:=[$'Parcel stats'.AJ61]" office:value-type="float" office:value="0.26" calcext:value-type="float">
            <text:p>0.26</text:p>
          </table:table-cell>
          <table:table-cell table:formula="of:=[$'Parcel stats'.AK61]" office:value-type="float" office:value="29.8372" calcext:value-type="float">
            <text:p>29.8372</text:p>
          </table:table-cell>
        </table:table-row>
        <table:table-row table:style-name="ro2">
          <table:table-cell table:style-name="ce114" office:value-type="string" calcext:value-type="string">
            <text:p>grubhub-15-9.tsp</text:p>
          </table:table-cell>
          <table:table-cell table:formula="of:=[$'Parcel stats'.E62]" office:value-type="float" office:value="0" calcext:value-type="float">
            <text:p>0</text:p>
          </table:table-cell>
          <table:table-cell table:formula="of:=[$'Parcel stats'.F62]" office:value-type="float" office:value="0" calcext:value-type="float">
            <text:p>0</text:p>
          </table:table-cell>
          <table:table-cell table:formula="of:=[$'Parcel stats'.G62]" office:value-type="float" office:value="0" calcext:value-type="float">
            <text:p>0</text:p>
          </table:table-cell>
          <table:table-cell table:formula="of:=[$'Parcel stats'.I62]" office:value-type="float" office:value="0" calcext:value-type="float">
            <text:p>0</text:p>
          </table:table-cell>
          <table:table-cell table:formula="of:=[$'Parcel stats'.J62]" office:value-type="float" office:value="0" calcext:value-type="float">
            <text:p>0</text:p>
          </table:table-cell>
          <table:table-cell table:formula="of:=[$'Parcel stats'.N62]" office:value-type="float" office:value="0" calcext:value-type="float">
            <text:p>0</text:p>
          </table:table-cell>
          <table:table-cell table:formula="of:=[$'Parcel stats'.O62]" office:value-type="float" office:value="37.5356" calcext:value-type="float">
            <text:p>37.5356</text:p>
          </table:table-cell>
          <table:table-cell table:formula="of:=[$'Parcel stats'.P62]" office:value-type="float" office:value="34.0768" calcext:value-type="float">
            <text:p>34.0768</text:p>
          </table:table-cell>
          <table:table-cell table:formula="of:=[$'Parcel stats'.R62]" office:value-type="float" office:value="0.07" calcext:value-type="float">
            <text:p>0.07</text:p>
          </table:table-cell>
          <table:table-cell table:formula="of:=[$'Parcel stats'.S62]" office:value-type="float" office:value="3.4588" calcext:value-type="float">
            <text:p>3.4588</text:p>
          </table:table-cell>
          <table:table-cell table:formula="of:=[$'Parcel stats'.W62]" office:value-type="float" office:value="0" calcext:value-type="float">
            <text:p>0</text:p>
          </table:table-cell>
          <table:table-cell table:formula="of:=[$'Parcel stats'.X62]" office:value-type="float" office:value="37.5356" calcext:value-type="float">
            <text:p>37.5356</text:p>
          </table:table-cell>
          <table:table-cell table:formula="of:=[$'Parcel stats'.Y62]" office:value-type="float" office:value="34.0768" calcext:value-type="float">
            <text:p>34.0768</text:p>
          </table:table-cell>
          <table:table-cell table:formula="of:=[$'Parcel stats'.AA62]" office:value-type="float" office:value="0.09" calcext:value-type="float">
            <text:p>0.09</text:p>
          </table:table-cell>
          <table:table-cell table:formula="of:=[$'Parcel stats'.AB62]" office:value-type="float" office:value="3.4588" calcext:value-type="float">
            <text:p>3.4588</text:p>
          </table:table-cell>
          <table:table-cell table:formula="of:=[$'Parcel stats'.AF62]" office:value-type="float" office:value="0" calcext:value-type="float">
            <text:p>0</text:p>
          </table:table-cell>
          <table:table-cell table:formula="of:=[$'Parcel stats'.AG62]" office:value-type="float" office:value="49.0072" calcext:value-type="float">
            <text:p>49.0072</text:p>
          </table:table-cell>
          <table:table-cell table:formula="of:=[$'Parcel stats'.AH62]" office:value-type="float" office:value="43.5804" calcext:value-type="float">
            <text:p>43.5804</text:p>
          </table:table-cell>
          <table:table-cell table:formula="of:=[$'Parcel stats'.AJ62]" office:value-type="float" office:value="0.16" calcext:value-type="float">
            <text:p>0.16</text:p>
          </table:table-cell>
          <table:table-cell table:formula="of:=[$'Parcel stats'.AK62]" office:value-type="float" office:value="5.4268" calcext:value-type="float">
            <text:p>5.4268</text:p>
          </table:table-cell>
        </table:table-row>
        <table:table-row table:style-name="ro2">
          <table:table-cell table:style-name="ce112"/>
          <table:table-cell table:style-name="ce112" office:value-type="string" calcext:value-type="string" table:number-columns-spanned="5" table:number-rows-spanned="1">
            <text:p>ScSp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ScSp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ScSp</text:p>
          </table:table-cell>
          <table:covered-table-cell table:number-columns-repeated="4" table:style-name="ce112"/>
          <table:table-cell table:style-name="ce112" office:value-type="string" calcext:value-type="string" table:number-columns-spanned="5" table:number-rows-spanned="1">
            <text:p>ScSp</text:p>
          </table:table-cell>
          <table:covered-table-cell table:number-columns-repeated="4" table:style-name="ce112"/>
        </table:table-row>
        <table:table-row table:style-name="ro2">
          <table:table-cell table:style-name="ce115" office:value-type="string" calcext:value-type="string">
            <text:p>Size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  <table:table-cell table:style-name="ce119" office:value-type="string" calcext:value-type="string">
            <text:p>Pc</text:p>
          </table:table-cell>
          <table:table-cell table:style-name="ce119" office:value-type="string" calcext:value-type="string">
            <text:p>Pp</text:p>
          </table:table-cell>
          <table:table-cell table:style-name="ce119" office:value-type="string" calcext:value-type="string">
            <text:p>C</text:p>
          </table:table-cell>
          <table:table-cell table:style-name="ce119" office:value-type="string" calcext:value-type="string">
            <text:p>Stim</text:p>
          </table:table-cell>
          <table:table-cell table:style-name="ce119" office:value-type="string" calcext:value-type="string">
            <text:p>Sval</text:p>
          </table:table-cell>
        </table:table-row>
        <table:table-row table:style-name="ro2">
          <table:table-cell table:style-name="ce116" office:value-type="float" office:value="10" calcext:value-type="float">
            <text:p>10</text:p>
          </table:table-cell>
          <table:table-cell table:style-name="ce120" table:formula="of:=AVERAGE([.B4:.B13])" office:value-type="float" office:value="0" calcext:value-type="float">
            <text:p>0.000</text:p>
          </table:table-cell>
          <table:table-cell table:style-name="ce120" table:formula="of:=AVERAGE([.C4:.C13])" office:value-type="float" office:value="4.64508" calcext:value-type="float">
            <text:p>4.645</text:p>
          </table:table-cell>
          <table:table-cell table:style-name="ce120" table:formula="of:=AVERAGE([.D4:.D13])" office:value-type="float" office:value="3.90908" calcext:value-type="float">
            <text:p>3.909</text:p>
          </table:table-cell>
          <table:table-cell table:style-name="ce120" table:formula="of:=AVERAGE([.E4:.E13])" office:value-type="float" office:value="0" calcext:value-type="float">
            <text:p>0.000</text:p>
          </table:table-cell>
          <table:table-cell table:style-name="ce120" table:formula="of:=AVERAGE([.F4:.F13])" office:value-type="float" office:value="0.736" calcext:value-type="float">
            <text:p>0.736</text:p>
          </table:table-cell>
          <table:table-cell table:style-name="ce120" table:formula="of:=AVERAGE([.G4:.G13])" office:value-type="float" office:value="0" calcext:value-type="float">
            <text:p>0.000</text:p>
          </table:table-cell>
          <table:table-cell table:style-name="ce120" table:formula="of:=AVERAGE([.H4:.H13])" office:value-type="float" office:value="11.17954" calcext:value-type="float">
            <text:p>11.180</text:p>
          </table:table-cell>
          <table:table-cell table:style-name="ce120" table:formula="of:=AVERAGE([.I4:.I13])" office:value-type="float" office:value="9.31132" calcext:value-type="float">
            <text:p>9.311</text:p>
          </table:table-cell>
          <table:table-cell table:style-name="ce120" table:formula="of:=AVERAGE([.J4:.J13])" office:value-type="float" office:value="0" calcext:value-type="float">
            <text:p>0.000</text:p>
          </table:table-cell>
          <table:table-cell table:style-name="ce120" table:formula="of:=AVERAGE([.K4:.K13])" office:value-type="float" office:value="1.86822" calcext:value-type="float">
            <text:p>1.868</text:p>
          </table:table-cell>
          <table:table-cell table:style-name="ce120" table:formula="of:=AVERAGE([.L4:.L13])" office:value-type="float" office:value="0" calcext:value-type="float">
            <text:p>0.000</text:p>
          </table:table-cell>
          <table:table-cell table:style-name="ce120" table:formula="of:=AVERAGE([.M4:.M13])" office:value-type="float" office:value="21.41268" calcext:value-type="float">
            <text:p>21.413</text:p>
          </table:table-cell>
          <table:table-cell table:style-name="ce120" table:formula="of:=AVERAGE([.N4:.N13])" office:value-type="float" office:value="15.85896" calcext:value-type="float">
            <text:p>15.859</text:p>
          </table:table-cell>
          <table:table-cell table:style-name="ce120" table:formula="of:=AVERAGE([.O4:.O13])" office:value-type="float" office:value="0.005" calcext:value-type="float">
            <text:p>0.005</text:p>
          </table:table-cell>
          <table:table-cell table:style-name="ce120" table:formula="of:=AVERAGE([.P4:.P13])" office:value-type="float" office:value="5.55372" calcext:value-type="float">
            <text:p>5.554</text:p>
          </table:table-cell>
          <table:table-cell table:style-name="ce120" table:formula="of:=AVERAGE([.Q4:.Q13])" office:value-type="float" office:value="0" calcext:value-type="float">
            <text:p>0.000</text:p>
          </table:table-cell>
          <table:table-cell table:style-name="ce120" table:formula="of:=AVERAGE([.R4:.R13])" office:value-type="float" office:value="37.99592" calcext:value-type="float">
            <text:p>37.996</text:p>
          </table:table-cell>
          <table:table-cell table:style-name="ce120" table:formula="of:=AVERAGE([.S4:.S13])" office:value-type="float" office:value="28.6442" calcext:value-type="float">
            <text:p>28.644</text:p>
          </table:table-cell>
          <table:table-cell table:style-name="ce120" table:formula="of:=AVERAGE([.T4:.T13])" office:value-type="float" office:value="0.02" calcext:value-type="float">
            <text:p>0.020</text:p>
          </table:table-cell>
          <table:table-cell table:style-name="ce120" table:formula="of:=AVERAGE([.U4:.U13])" office:value-type="float" office:value="9.35172" calcext:value-type="float">
            <text:p>9.352</text:p>
          </table:table-cell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120" table:formula="of:=AVERAGE([.B14:.B23])" office:value-type="float" office:value="0" calcext:value-type="float">
            <text:p>0.000</text:p>
          </table:table-cell>
          <table:table-cell table:style-name="ce120" table:formula="of:=AVERAGE([.C14:.C23])" office:value-type="float" office:value="4.97874" calcext:value-type="float">
            <text:p>4.979</text:p>
          </table:table-cell>
          <table:table-cell table:style-name="ce120" table:formula="of:=AVERAGE([.D14:.D23])" office:value-type="float" office:value="4.14552" calcext:value-type="float">
            <text:p>4.146</text:p>
          </table:table-cell>
          <table:table-cell table:style-name="ce120" table:formula="of:=AVERAGE([.E14:.E23])" office:value-type="float" office:value="0" calcext:value-type="float">
            <text:p>0.000</text:p>
          </table:table-cell>
          <table:table-cell table:style-name="ce120" table:formula="of:=AVERAGE([.F14:.F23])" office:value-type="float" office:value="0.83322" calcext:value-type="float">
            <text:p>0.833</text:p>
          </table:table-cell>
          <table:table-cell table:style-name="ce120" table:formula="of:=AVERAGE([.G14:.G23])" office:value-type="float" office:value="0" calcext:value-type="float">
            <text:p>0.000</text:p>
          </table:table-cell>
          <table:table-cell table:style-name="ce120" table:formula="of:=AVERAGE([.H14:.H23])" office:value-type="float" office:value="12.11402" calcext:value-type="float">
            <text:p>12.114</text:p>
          </table:table-cell>
          <table:table-cell table:style-name="ce120" table:formula="of:=AVERAGE([.I14:.I23])" office:value-type="float" office:value="10.57908" calcext:value-type="float">
            <text:p>10.579</text:p>
          </table:table-cell>
          <table:table-cell table:style-name="ce120" table:formula="of:=AVERAGE([.J14:.J23])" office:value-type="float" office:value="0" calcext:value-type="float">
            <text:p>0.000</text:p>
          </table:table-cell>
          <table:table-cell table:style-name="ce120" table:formula="of:=AVERAGE([.K14:.K23])" office:value-type="float" office:value="1.53494" calcext:value-type="float">
            <text:p>1.535</text:p>
          </table:table-cell>
          <table:table-cell table:style-name="ce120" table:formula="of:=AVERAGE([.L14:.L23])" office:value-type="float" office:value="0" calcext:value-type="float">
            <text:p>0.000</text:p>
          </table:table-cell>
          <table:table-cell table:style-name="ce120" table:formula="of:=AVERAGE([.M14:.M23])" office:value-type="float" office:value="27.28606" calcext:value-type="float">
            <text:p>27.286</text:p>
          </table:table-cell>
          <table:table-cell table:style-name="ce120" table:formula="of:=AVERAGE([.N14:.N23])" office:value-type="float" office:value="23.184" calcext:value-type="float">
            <text:p>23.184</text:p>
          </table:table-cell>
          <table:table-cell table:style-name="ce120" table:formula="of:=AVERAGE([.O14:.O23])" office:value-type="float" office:value="0.019" calcext:value-type="float">
            <text:p>0.019</text:p>
          </table:table-cell>
          <table:table-cell table:style-name="ce120" table:formula="of:=AVERAGE([.P14:.P23])" office:value-type="float" office:value="4.10206" calcext:value-type="float">
            <text:p>4.102</text:p>
          </table:table-cell>
          <table:table-cell table:style-name="ce120" table:formula="of:=AVERAGE([.Q14:.Q23])" office:value-type="float" office:value="0" calcext:value-type="float">
            <text:p>0.000</text:p>
          </table:table-cell>
          <table:table-cell table:style-name="ce120" table:formula="of:=AVERAGE([.R14:.R23])" office:value-type="float" office:value="35.60658" calcext:value-type="float">
            <text:p>35.607</text:p>
          </table:table-cell>
          <table:table-cell table:style-name="ce120" table:formula="of:=AVERAGE([.S14:.S23])" office:value-type="float" office:value="26.81524" calcext:value-type="float">
            <text:p>26.815</text:p>
          </table:table-cell>
          <table:table-cell table:style-name="ce120" table:formula="of:=AVERAGE([.T14:.T23])" office:value-type="float" office:value="0.11" calcext:value-type="float">
            <text:p>0.110</text:p>
          </table:table-cell>
          <table:table-cell table:style-name="ce120" table:formula="of:=AVERAGE([.U14:.U23])" office:value-type="float" office:value="8.79134" calcext:value-type="float">
            <text:p>8.791</text:p>
          </table:table-cell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120" table:formula="of:=AVERAGE([.B24:.B33])" office:value-type="float" office:value="0" calcext:value-type="float">
            <text:p>0.000</text:p>
          </table:table-cell>
          <table:table-cell table:style-name="ce120" table:formula="of:=AVERAGE([.C24:.C33])" office:value-type="float" office:value="0" calcext:value-type="float">
            <text:p>0.000</text:p>
          </table:table-cell>
          <table:table-cell table:style-name="ce120" table:formula="of:=AVERAGE([.D24:.D33])" office:value-type="float" office:value="0" calcext:value-type="float">
            <text:p>0.000</text:p>
          </table:table-cell>
          <table:table-cell table:style-name="ce120" table:formula="of:=AVERAGE([.E24:.E33])" office:value-type="float" office:value="0" calcext:value-type="float">
            <text:p>0.000</text:p>
          </table:table-cell>
          <table:table-cell table:style-name="ce120" table:formula="of:=AVERAGE([.F24:.F33])" office:value-type="float" office:value="0" calcext:value-type="float">
            <text:p>0.000</text:p>
          </table:table-cell>
          <table:table-cell table:style-name="ce120" table:formula="of:=AVERAGE([.G24:.G33])" office:value-type="float" office:value="0" calcext:value-type="float">
            <text:p>0.000</text:p>
          </table:table-cell>
          <table:table-cell table:style-name="ce120" table:formula="of:=AVERAGE([.H24:.H33])" office:value-type="float" office:value="15.48568" calcext:value-type="float">
            <text:p>15.486</text:p>
          </table:table-cell>
          <table:table-cell table:style-name="ce120" table:formula="of:=AVERAGE([.I24:.I33])" office:value-type="float" office:value="13.2572" calcext:value-type="float">
            <text:p>13.257</text:p>
          </table:table-cell>
          <table:table-cell table:style-name="ce120" table:formula="of:=AVERAGE([.J24:.J33])" office:value-type="float" office:value="0" calcext:value-type="float">
            <text:p>0.000</text:p>
          </table:table-cell>
          <table:table-cell table:style-name="ce120" table:formula="of:=AVERAGE([.K24:.K33])" office:value-type="float" office:value="2.22848" calcext:value-type="float">
            <text:p>2.228</text:p>
          </table:table-cell>
          <table:table-cell table:style-name="ce120" table:formula="of:=AVERAGE([.L24:.L33])" office:value-type="float" office:value="0" calcext:value-type="float">
            <text:p>0.000</text:p>
          </table:table-cell>
          <table:table-cell table:style-name="ce120" table:formula="of:=AVERAGE([.M24:.M33])" office:value-type="float" office:value="30.25434" calcext:value-type="float">
            <text:p>30.254</text:p>
          </table:table-cell>
          <table:table-cell table:style-name="ce120" table:formula="of:=AVERAGE([.N24:.N33])" office:value-type="float" office:value="23.65504" calcext:value-type="float">
            <text:p>23.655</text:p>
          </table:table-cell>
          <table:table-cell table:style-name="ce120" table:formula="of:=AVERAGE([.O24:.O33])" office:value-type="float" office:value="0.009" calcext:value-type="float">
            <text:p>0.009</text:p>
          </table:table-cell>
          <table:table-cell table:style-name="ce120" table:formula="of:=AVERAGE([.P24:.P33])" office:value-type="float" office:value="6.5993" calcext:value-type="float">
            <text:p>6.599</text:p>
          </table:table-cell>
          <table:table-cell table:style-name="ce120" table:formula="of:=AVERAGE([.Q24:.Q33])" office:value-type="float" office:value="0" calcext:value-type="float">
            <text:p>0.000</text:p>
          </table:table-cell>
          <table:table-cell table:style-name="ce120" table:formula="of:=AVERAGE([.R24:.R33])" office:value-type="float" office:value="48.68038" calcext:value-type="float">
            <text:p>48.680</text:p>
          </table:table-cell>
          <table:table-cell table:style-name="ce120" table:formula="of:=AVERAGE([.S24:.S33])" office:value-type="float" office:value="34.91676" calcext:value-type="float">
            <text:p>34.917</text:p>
          </table:table-cell>
          <table:table-cell table:style-name="ce120" table:formula="of:=AVERAGE([.T24:.T33])" office:value-type="float" office:value="0.067" calcext:value-type="float">
            <text:p>0.067</text:p>
          </table:table-cell>
          <table:table-cell table:style-name="ce120" table:formula="of:=AVERAGE([.U24:.U33])" office:value-type="float" office:value="13.76362" calcext:value-type="float">
            <text:p>13.764</text:p>
          </table:table-cell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120" table:formula="of:=AVERAGE([.B34:.B43])" office:value-type="float" office:value="0" calcext:value-type="float">
            <text:p>0.000</text:p>
          </table:table-cell>
          <table:table-cell table:style-name="ce120" table:formula="of:=AVERAGE([.C34:.C43])" office:value-type="float" office:value="4.98372" calcext:value-type="float">
            <text:p>4.984</text:p>
          </table:table-cell>
          <table:table-cell table:style-name="ce120" table:formula="of:=AVERAGE([.D34:.D43])" office:value-type="float" office:value="4.48592" calcext:value-type="float">
            <text:p>4.486</text:p>
          </table:table-cell>
          <table:table-cell table:style-name="ce120" table:formula="of:=AVERAGE([.E34:.E43])" office:value-type="float" office:value="0" calcext:value-type="float">
            <text:p>0.000</text:p>
          </table:table-cell>
          <table:table-cell table:style-name="ce120" table:formula="of:=AVERAGE([.F34:.F43])" office:value-type="float" office:value="0.4978" calcext:value-type="float">
            <text:p>0.498</text:p>
          </table:table-cell>
          <table:table-cell table:style-name="ce120" table:formula="of:=AVERAGE([.G34:.G43])" office:value-type="float" office:value="0" calcext:value-type="float">
            <text:p>0.000</text:p>
          </table:table-cell>
          <table:table-cell table:style-name="ce120" table:formula="of:=AVERAGE([.H34:.H43])" office:value-type="float" office:value="11.97126" calcext:value-type="float">
            <text:p>11.971</text:p>
          </table:table-cell>
          <table:table-cell table:style-name="ce120" table:formula="of:=AVERAGE([.I34:.I43])" office:value-type="float" office:value="9.04912" calcext:value-type="float">
            <text:p>9.049</text:p>
          </table:table-cell>
          <table:table-cell table:style-name="ce120" table:formula="of:=AVERAGE([.J34:.J43])" office:value-type="float" office:value="0" calcext:value-type="float">
            <text:p>0.000</text:p>
          </table:table-cell>
          <table:table-cell table:style-name="ce120" table:formula="of:=AVERAGE([.K34:.K43])" office:value-type="float" office:value="2.92214" calcext:value-type="float">
            <text:p>2.922</text:p>
          </table:table-cell>
          <table:table-cell table:style-name="ce120" table:formula="of:=AVERAGE([.L34:.L43])" office:value-type="float" office:value="0" calcext:value-type="float">
            <text:p>0.000</text:p>
          </table:table-cell>
          <table:table-cell table:style-name="ce120" table:formula="of:=AVERAGE([.M34:.M43])" office:value-type="float" office:value="38.35458" calcext:value-type="float">
            <text:p>38.355</text:p>
          </table:table-cell>
          <table:table-cell table:style-name="ce120" table:formula="of:=AVERAGE([.N34:.N43])" office:value-type="float" office:value="30.4382" calcext:value-type="float">
            <text:p>30.438</text:p>
          </table:table-cell>
          <table:table-cell table:style-name="ce120" table:formula="of:=AVERAGE([.O34:.O43])" office:value-type="float" office:value="0.04" calcext:value-type="float">
            <text:p>0.040</text:p>
          </table:table-cell>
          <table:table-cell table:style-name="ce120" table:formula="of:=AVERAGE([.P34:.P43])" office:value-type="float" office:value="7.91638" calcext:value-type="float">
            <text:p>7.916</text:p>
          </table:table-cell>
          <table:table-cell table:style-name="ce120" table:formula="of:=AVERAGE([.Q34:.Q43])" office:value-type="float" office:value="0" calcext:value-type="float">
            <text:p>0.000</text:p>
          </table:table-cell>
          <table:table-cell table:style-name="ce120" table:formula="of:=AVERAGE([.R34:.R43])" office:value-type="float" office:value="52.2864" calcext:value-type="float">
            <text:p>52.286</text:p>
          </table:table-cell>
          <table:table-cell table:style-name="ce120" table:formula="of:=AVERAGE([.S34:.S43])" office:value-type="float" office:value="39.97952" calcext:value-type="float">
            <text:p>39.980</text:p>
          </table:table-cell>
          <table:table-cell table:style-name="ce120" table:formula="of:=AVERAGE([.T34:.T43])" office:value-type="float" office:value="0.103" calcext:value-type="float">
            <text:p>0.103</text:p>
          </table:table-cell>
          <table:table-cell table:style-name="ce120" table:formula="of:=AVERAGE([.U34:.U43])" office:value-type="float" office:value="12.30688" calcext:value-type="float">
            <text:p>12.307</text:p>
          </table:table-cell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120" table:formula="of:=AVERAGE([.B44:.B53])" office:value-type="float" office:value="0" calcext:value-type="float">
            <text:p>0.000</text:p>
          </table:table-cell>
          <table:table-cell table:style-name="ce120" table:formula="of:=AVERAGE([.C44:.C53])" office:value-type="float" office:value="3.94622" calcext:value-type="float">
            <text:p>3.946</text:p>
          </table:table-cell>
          <table:table-cell table:style-name="ce120" table:formula="of:=AVERAGE([.D44:.D53])" office:value-type="float" office:value="3.38928" calcext:value-type="float">
            <text:p>3.389</text:p>
          </table:table-cell>
          <table:table-cell table:style-name="ce120" table:formula="of:=AVERAGE([.E44:.E53])" office:value-type="float" office:value="0" calcext:value-type="float">
            <text:p>0.000</text:p>
          </table:table-cell>
          <table:table-cell table:style-name="ce120" table:formula="of:=AVERAGE([.F44:.F53])" office:value-type="float" office:value="0.55694" calcext:value-type="float">
            <text:p>0.557</text:p>
          </table:table-cell>
          <table:table-cell table:style-name="ce120" table:formula="of:=AVERAGE([.G44:.G53])" office:value-type="float" office:value="0" calcext:value-type="float">
            <text:p>0.000</text:p>
          </table:table-cell>
          <table:table-cell table:style-name="ce120" table:formula="of:=AVERAGE([.H44:.H53])" office:value-type="float" office:value="30.82392" calcext:value-type="float">
            <text:p>30.824</text:p>
          </table:table-cell>
          <table:table-cell table:style-name="ce120" table:formula="of:=AVERAGE([.I44:.I53])" office:value-type="float" office:value="23.1794" calcext:value-type="float">
            <text:p>23.179</text:p>
          </table:table-cell>
          <table:table-cell table:style-name="ce120" table:formula="of:=AVERAGE([.J44:.J53])" office:value-type="float" office:value="0.01" calcext:value-type="float">
            <text:p>0.010</text:p>
          </table:table-cell>
          <table:table-cell table:style-name="ce120" table:formula="of:=AVERAGE([.K44:.K53])" office:value-type="float" office:value="7.64452" calcext:value-type="float">
            <text:p>7.645</text:p>
          </table:table-cell>
          <table:table-cell table:style-name="ce120" table:formula="of:=AVERAGE([.L44:.L53])" office:value-type="float" office:value="0" calcext:value-type="float">
            <text:p>0.000</text:p>
          </table:table-cell>
          <table:table-cell table:style-name="ce120" table:formula="of:=AVERAGE([.M44:.M53])" office:value-type="float" office:value="38.87074" calcext:value-type="float">
            <text:p>38.871</text:p>
          </table:table-cell>
          <table:table-cell table:style-name="ce120" table:formula="of:=AVERAGE([.N44:.N53])" office:value-type="float" office:value="28.52184" calcext:value-type="float">
            <text:p>28.522</text:p>
          </table:table-cell>
          <table:table-cell table:style-name="ce120" table:formula="of:=AVERAGE([.O44:.O53])" office:value-type="float" office:value="0.042" calcext:value-type="float">
            <text:p>0.042</text:p>
          </table:table-cell>
          <table:table-cell table:style-name="ce120" table:formula="of:=AVERAGE([.P44:.P53])" office:value-type="float" office:value="10.3489" calcext:value-type="float">
            <text:p>10.349</text:p>
          </table:table-cell>
          <table:table-cell table:style-name="ce120" table:formula="of:=AVERAGE([.Q44:.Q53])" office:value-type="float" office:value="0" calcext:value-type="float">
            <text:p>0.000</text:p>
          </table:table-cell>
          <table:table-cell table:style-name="ce120" table:formula="of:=AVERAGE([.R44:.R53])" office:value-type="float" office:value="51.9045" calcext:value-type="float">
            <text:p>51.905</text:p>
          </table:table-cell>
          <table:table-cell table:style-name="ce120" table:formula="of:=AVERAGE([.S44:.S53])" office:value-type="float" office:value="32.5404" calcext:value-type="float">
            <text:p>32.540</text:p>
          </table:table-cell>
          <table:table-cell table:style-name="ce120" table:formula="of:=AVERAGE([.T44:.T53])" office:value-type="float" office:value="0.335" calcext:value-type="float">
            <text:p>0.335</text:p>
          </table:table-cell>
          <table:table-cell table:style-name="ce120" table:formula="of:=AVERAGE([.U44:.U53])" office:value-type="float" office:value="19.3641" calcext:value-type="float">
            <text:p>19.364</text:p>
          </table:table-cell>
        </table:table-row>
        <table:table-row table:style-name="ro2">
          <table:table-cell table:style-name="ce117" office:value-type="float" office:value="15" calcext:value-type="float">
            <text:p>15</text:p>
          </table:table-cell>
          <table:table-cell table:style-name="ce121" table:formula="of:=AVERAGE([.B54:.B63])" office:value-type="float" office:value="0" calcext:value-type="float">
            <text:p>0.000</text:p>
          </table:table-cell>
          <table:table-cell table:style-name="ce121" table:formula="of:=AVERAGE([.C54:.C63])" office:value-type="float" office:value="7.34268" calcext:value-type="float">
            <text:p>7.343</text:p>
          </table:table-cell>
          <table:table-cell table:style-name="ce121" table:formula="of:=AVERAGE([.D54:.D63])" office:value-type="float" office:value="6.1916" calcext:value-type="float">
            <text:p>6.192</text:p>
          </table:table-cell>
          <table:table-cell table:style-name="ce121" table:formula="of:=AVERAGE([.E54:.E63])" office:value-type="float" office:value="0" calcext:value-type="float">
            <text:p>0.000</text:p>
          </table:table-cell>
          <table:table-cell table:style-name="ce121" table:formula="of:=AVERAGE([.F54:.F63])" office:value-type="float" office:value="1.15108" calcext:value-type="float">
            <text:p>1.151</text:p>
          </table:table-cell>
          <table:table-cell table:style-name="ce121" table:formula="of:=AVERAGE([.G54:.G63])" office:value-type="float" office:value="0" calcext:value-type="float">
            <text:p>0.000</text:p>
          </table:table-cell>
          <table:table-cell table:style-name="ce121" table:formula="of:=AVERAGE([.H54:.H63])" office:value-type="float" office:value="31.5092" calcext:value-type="float">
            <text:p>31.509</text:p>
          </table:table-cell>
          <table:table-cell table:style-name="ce121" table:formula="of:=AVERAGE([.I54:.I63])" office:value-type="float" office:value="23.71852" calcext:value-type="float">
            <text:p>23.719</text:p>
          </table:table-cell>
          <table:table-cell table:style-name="ce121" table:formula="of:=AVERAGE([.J54:.J63])" office:value-type="float" office:value="0.017" calcext:value-type="float">
            <text:p>0.017</text:p>
          </table:table-cell>
          <table:table-cell table:style-name="ce121" table:formula="of:=AVERAGE([.K54:.K63])" office:value-type="float" office:value="7.79068" calcext:value-type="float">
            <text:p>7.791</text:p>
          </table:table-cell>
          <table:table-cell table:style-name="ce121" table:formula="of:=AVERAGE([.L54:.L63])" office:value-type="float" office:value="0" calcext:value-type="float">
            <text:p>0.000</text:p>
          </table:table-cell>
          <table:table-cell table:style-name="ce121" table:formula="of:=AVERAGE([.M54:.M63])" office:value-type="float" office:value="43.55194" calcext:value-type="float">
            <text:p>43.552</text:p>
          </table:table-cell>
          <table:table-cell table:style-name="ce121" table:formula="of:=AVERAGE([.N54:.N63])" office:value-type="float" office:value="31.67192" calcext:value-type="float">
            <text:p>31.672</text:p>
          </table:table-cell>
          <table:table-cell table:style-name="ce121" table:formula="of:=AVERAGE([.O54:.O63])" office:value-type="float" office:value="0.06" calcext:value-type="float">
            <text:p>0.060</text:p>
          </table:table-cell>
          <table:table-cell table:style-name="ce121" table:formula="of:=AVERAGE([.P54:.P63])" office:value-type="float" office:value="11.88002" calcext:value-type="float">
            <text:p>11.880</text:p>
          </table:table-cell>
          <table:table-cell table:style-name="ce121" table:formula="of:=AVERAGE([.Q54:.Q63])" office:value-type="float" office:value="0" calcext:value-type="float">
            <text:p>0.000</text:p>
          </table:table-cell>
          <table:table-cell table:style-name="ce121" table:formula="of:=AVERAGE([.R54:.R63])" office:value-type="float" office:value="63.9651" calcext:value-type="float">
            <text:p>63.965</text:p>
          </table:table-cell>
          <table:table-cell table:style-name="ce121" table:formula="of:=AVERAGE([.S54:.S63])" office:value-type="float" office:value="42.29884" calcext:value-type="float">
            <text:p>42.299</text:p>
          </table:table-cell>
          <table:table-cell table:style-name="ce121" table:formula="of:=AVERAGE([.T54:.T63])" office:value-type="float" office:value="0.492" calcext:value-type="float">
            <text:p>0.492</text:p>
          </table:table-cell>
          <table:table-cell table:style-name="ce121" table:formula="of:=AVERAGE([.U54:.U63])" office:value-type="float" office:value="21.66626" calcext:value-type="float">
            <text:p>21.666</text:p>
          </table:table-cell>
        </table:table-row>
      </table:table>
      <table:table table:name="Compare Time" table:style-name="ta2">
        <table:table-column table:style-name="co22" table:default-cell-style-name="ce113"/>
        <table:table-column table:style-name="co19" table:default-cell-style-name="ce104"/>
        <table:table-column table:style-name="co43" table:number-columns-repeated="2" table:default-cell-style-name="ce104"/>
        <table:table-column table:style-name="co19" table:default-cell-style-name="ce104"/>
        <table:table-column table:style-name="co44" table:number-columns-repeated="2" table:default-cell-style-name="ce104"/>
        <table:table-column table:style-name="co19" table:default-cell-style-name="ce124"/>
        <table:table-column table:style-name="co43" table:number-columns-repeated="3" table:default-cell-style-name="ce124"/>
        <table:table-column table:style-name="co45" table:default-cell-style-name="ce124"/>
        <table:table-column table:style-name="co18" table:default-cell-style-name="ce124"/>
        <table:table-column table:style-name="co19" table:default-cell-style-name="ce124"/>
        <table:table-column table:style-name="co43" table:number-columns-repeated="3" table:default-cell-style-name="ce124"/>
        <table:table-column table:style-name="co45" table:default-cell-style-name="ce124"/>
        <table:table-column table:style-name="co18" table:default-cell-style-name="ce124"/>
        <table:table-column table:style-name="co26" table:default-cell-style-name="ce124"/>
        <table:table-column table:style-name="co27" table:default-cell-style-name="ce124"/>
        <table:table-column table:style-name="co26" table:default-cell-style-name="ce124"/>
        <table:table-column table:style-name="co43" table:default-cell-style-name="ce124"/>
        <table:table-column table:style-name="co45" table:default-cell-style-name="ce124"/>
        <table:table-column table:style-name="co18" table:default-cell-style-name="ce124"/>
        <table:table-row table:style-name="ro2">
          <table:table-cell table:style-name="Default"/>
          <table:table-cell table:style-name="ce118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118"/>
          <table:table-cell table:style-name="ce118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118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118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112" office:value-type="string" calcext:value-type="string" table:number-columns-spanned="1" table:number-rows-spanned="2">
            <text:p>Instance</text:p>
          </table:table-cell>
          <table:table-cell table:style-name="ce112" office:value-type="string" calcext:value-type="string" table:number-columns-spanned="6" table:number-rows-spanned="1">
            <text:p>Parcel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Parcel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Parcel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Parcel</text:p>
          </table:table-cell>
          <table:covered-table-cell table:number-columns-repeated="4" table:style-name="ce112"/>
          <table:covered-table-cell table:style-name="Default"/>
        </table:table-row>
        <table:table-row table:style-name="ro1">
          <table:covered-table-cell table:style-name="ce112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Time'.I3]" office:value-type="float" office:value="0" calcext:value-type="float">
            <text:p>0.00</text:p>
          </table:table-cell>
          <table:table-cell table:formula="of:=[$'Parcel Time'.J3]" office:value-type="float" office:value="0" calcext:value-type="float">
            <text:p>0.00</text:p>
          </table:table-cell>
          <table:table-cell table:formula="of:=[$'Parcel Time'.K3]" office:value-type="float" office:value="0" calcext:value-type="float">
            <text:p>0.00</text:p>
          </table:table-cell>
          <table:table-cell table:formula="of:=[$'Parcel Time'.L3]" office:value-type="float" office:value="100" calcext:value-type="float">
            <text:p>100.00</text:p>
          </table:table-cell>
          <table:table-cell table:formula="of:=[$'Parcel Time'.M3]" office:value-type="float" office:value="0" calcext:value-type="float">
            <text:p>0.00</text:p>
          </table:table-cell>
          <table:table-cell table:formula="of:=[$'Parcel Time'.N3]" office:value-type="float" office:value="0" calcext:value-type="float">
            <text:p>0.00</text:p>
          </table:table-cell>
          <table:table-cell table:formula="of:=[$'Parcel Time'.V3]" office:value-type="float" office:value="0" calcext:value-type="float">
            <text:p>0.00</text:p>
          </table:table-cell>
          <table:table-cell table:formula="of:=[$'Parcel Time'.W3]" office:value-type="float" office:value="0" calcext:value-type="float">
            <text:p>0.00</text:p>
          </table:table-cell>
          <table:table-cell table:formula="of:=[$'Parcel Time'.X3]" office:value-type="float" office:value="0" calcext:value-type="float">
            <text:p>0.00</text:p>
          </table:table-cell>
          <table:table-cell table:formula="of:=[$'Parcel Time'.Y3]" office:value-type="float" office:value="100" calcext:value-type="float">
            <text:p>100.00</text:p>
          </table:table-cell>
          <table:table-cell table:formula="of:=[$'Parcel Time'.Z3]" office:value-type="float" office:value="0" calcext:value-type="float">
            <text:p>0.00</text:p>
          </table:table-cell>
          <table:table-cell table:formula="of:=[$'Parcel Time'.AA3]" office:value-type="float" office:value="0" calcext:value-type="float">
            <text:p>0.00</text:p>
          </table:table-cell>
          <table:table-cell table:formula="of:=[$'Parcel Time'.AI3]" office:value-type="float" office:value="0" calcext:value-type="float">
            <text:p>0.00</text:p>
          </table:table-cell>
          <table:table-cell table:formula="of:=[$'Parcel Time'.AJ3]" office:value-type="float" office:value="0" calcext:value-type="float">
            <text:p>0.00</text:p>
          </table:table-cell>
          <table:table-cell table:formula="of:=[$'Parcel Time'.AK3]" office:value-type="float" office:value="0" calcext:value-type="float">
            <text:p>0.00</text:p>
          </table:table-cell>
          <table:table-cell table:formula="of:=[$'Parcel Time'.AL3]" office:value-type="float" office:value="100" calcext:value-type="float">
            <text:p>100.00</text:p>
          </table:table-cell>
          <table:table-cell table:formula="of:=[$'Parcel Time'.AM3]" office:value-type="float" office:value="0" calcext:value-type="float">
            <text:p>0.00</text:p>
          </table:table-cell>
          <table:table-cell table:formula="of:=[$'Parcel Time'.AN3]" office:value-type="float" office:value="0" calcext:value-type="float">
            <text:p>0.00</text:p>
          </table:table-cell>
          <table:table-cell table:formula="of:=[$'Parcel Time'.AV3]" office:value-type="float" office:value="0" calcext:value-type="float">
            <text:p>0.00</text:p>
          </table:table-cell>
          <table:table-cell table:formula="of:=[$'Parcel Time'.AW3]" office:value-type="float" office:value="21.5041" calcext:value-type="float">
            <text:p>21.50</text:p>
          </table:table-cell>
          <table:table-cell table:formula="of:=[$'Parcel Time'.AX3]" office:value-type="float" office:value="0" calcext:value-type="float">
            <text:p>0.00</text:p>
          </table:table-cell>
          <table:table-cell table:formula="of:=[$'Parcel Time'.AY3]" office:value-type="float" office:value="12.9817" calcext:value-type="float">
            <text:p>12.98</text:p>
          </table:table-cell>
          <table:table-cell table:formula="of:=[$'Parcel Time'.AZ3]" office:value-type="float" office:value="0" calcext:value-type="float">
            <text:p>0.00</text:p>
          </table:table-cell>
          <table:table-cell table:formula="of:=[$'Parcel Time'.BA3]" office:value-type="float" office:value="65.5142" calcext:value-type="float">
            <text:p>65.51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Time'.I4]" office:value-type="float" office:value="0" calcext:value-type="float">
            <text:p>0.00</text:p>
          </table:table-cell>
          <table:table-cell table:formula="of:=[$'Parcel Time'.J4]" office:value-type="float" office:value="60.3428" calcext:value-type="float">
            <text:p>60.34</text:p>
          </table:table-cell>
          <table:table-cell table:formula="of:=[$'Parcel Time'.K4]" office:value-type="float" office:value="0" calcext:value-type="float">
            <text:p>0.00</text:p>
          </table:table-cell>
          <table:table-cell table:formula="of:=[$'Parcel Time'.L4]" office:value-type="float" office:value="39.6572" calcext:value-type="float">
            <text:p>39.66</text:p>
          </table:table-cell>
          <table:table-cell table:formula="of:=[$'Parcel Time'.M4]" office:value-type="float" office:value="0" calcext:value-type="float">
            <text:p>0.00</text:p>
          </table:table-cell>
          <table:table-cell table:formula="of:=[$'Parcel Time'.N4]" office:value-type="float" office:value="0.0000000000000220435" calcext:value-type="float">
            <text:p>0.00</text:p>
          </table:table-cell>
          <table:table-cell table:formula="of:=[$'Parcel Time'.V4]" office:value-type="float" office:value="0" calcext:value-type="float">
            <text:p>0.00</text:p>
          </table:table-cell>
          <table:table-cell table:formula="of:=[$'Parcel Time'.W4]" office:value-type="float" office:value="60.3428" calcext:value-type="float">
            <text:p>60.34</text:p>
          </table:table-cell>
          <table:table-cell table:formula="of:=[$'Parcel Time'.X4]" office:value-type="float" office:value="0" calcext:value-type="float">
            <text:p>0.00</text:p>
          </table:table-cell>
          <table:table-cell table:formula="of:=[$'Parcel Time'.Y4]" office:value-type="float" office:value="39.6572" calcext:value-type="float">
            <text:p>39.66</text:p>
          </table:table-cell>
          <table:table-cell table:formula="of:=[$'Parcel Time'.Z4]" office:value-type="float" office:value="0" calcext:value-type="float">
            <text:p>0.00</text:p>
          </table:table-cell>
          <table:table-cell table:formula="of:=[$'Parcel Time'.AA4]" office:value-type="float" office:value="0.0000000000000220435" calcext:value-type="float">
            <text:p>0.00</text:p>
          </table:table-cell>
          <table:table-cell table:formula="of:=[$'Parcel Time'.AI4]" office:value-type="float" office:value="0" calcext:value-type="float">
            <text:p>0.00</text:p>
          </table:table-cell>
          <table:table-cell table:formula="of:=[$'Parcel Time'.AJ4]" office:value-type="float" office:value="10.6545" calcext:value-type="float">
            <text:p>10.65</text:p>
          </table:table-cell>
          <table:table-cell table:formula="of:=[$'Parcel Time'.AK4]" office:value-type="float" office:value="0" calcext:value-type="float">
            <text:p>0.00</text:p>
          </table:table-cell>
          <table:table-cell table:formula="of:=[$'Parcel Time'.AL4]" office:value-type="float" office:value="6.95732" calcext:value-type="float">
            <text:p>6.96</text:p>
          </table:table-cell>
          <table:table-cell table:formula="of:=[$'Parcel Time'.AM4]" office:value-type="float" office:value="0" calcext:value-type="float">
            <text:p>0.00</text:p>
          </table:table-cell>
          <table:table-cell table:formula="of:=[$'Parcel Time'.AN4]" office:value-type="float" office:value="82.3882" calcext:value-type="float">
            <text:p>82.39</text:p>
          </table:table-cell>
          <table:table-cell table:formula="of:=[$'Parcel Time'.AV4]" office:value-type="float" office:value="0" calcext:value-type="float">
            <text:p>0.00</text:p>
          </table:table-cell>
          <table:table-cell table:formula="of:=[$'Parcel Time'.AW4]" office:value-type="float" office:value="27.6687" calcext:value-type="float">
            <text:p>27.67</text:p>
          </table:table-cell>
          <table:table-cell table:formula="of:=[$'Parcel Time'.AX4]" office:value-type="float" office:value="0" calcext:value-type="float">
            <text:p>0.00</text:p>
          </table:table-cell>
          <table:table-cell table:formula="of:=[$'Parcel Time'.AY4]" office:value-type="float" office:value="5.68902" calcext:value-type="float">
            <text:p>5.69</text:p>
          </table:table-cell>
          <table:table-cell table:formula="of:=[$'Parcel Time'.AZ4]" office:value-type="float" office:value="0" calcext:value-type="float">
            <text:p>0.00</text:p>
          </table:table-cell>
          <table:table-cell table:formula="of:=[$'Parcel Time'.BA4]" office:value-type="float" office:value="66.6423" calcext:value-type="float">
            <text:p>66.6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Time'.I5]" office:value-type="float" office:value="0" calcext:value-type="float">
            <text:p>0.00</text:p>
          </table:table-cell>
          <table:table-cell table:formula="of:=[$'Parcel Time'.J5]" office:value-type="float" office:value="0" calcext:value-type="float">
            <text:p>0.00</text:p>
          </table:table-cell>
          <table:table-cell table:formula="of:=[$'Parcel Time'.K5]" office:value-type="float" office:value="0" calcext:value-type="float">
            <text:p>0.00</text:p>
          </table:table-cell>
          <table:table-cell table:formula="of:=[$'Parcel Time'.L5]" office:value-type="float" office:value="100" calcext:value-type="float">
            <text:p>100.00</text:p>
          </table:table-cell>
          <table:table-cell table:formula="of:=[$'Parcel Time'.M5]" office:value-type="float" office:value="0" calcext:value-type="float">
            <text:p>0.00</text:p>
          </table:table-cell>
          <table:table-cell table:formula="of:=[$'Parcel Time'.N5]" office:value-type="float" office:value="0" calcext:value-type="float">
            <text:p>0.00</text:p>
          </table:table-cell>
          <table:table-cell table:formula="of:=[$'Parcel Time'.V5]" office:value-type="float" office:value="0" calcext:value-type="float">
            <text:p>0.00</text:p>
          </table:table-cell>
          <table:table-cell table:formula="of:=[$'Parcel Time'.W5]" office:value-type="float" office:value="55.004" calcext:value-type="float">
            <text:p>55.00</text:p>
          </table:table-cell>
          <table:table-cell table:formula="of:=[$'Parcel Time'.X5]" office:value-type="float" office:value="0" calcext:value-type="float">
            <text:p>0.00</text:p>
          </table:table-cell>
          <table:table-cell table:formula="of:=[$'Parcel Time'.Y5]" office:value-type="float" office:value="44.996" calcext:value-type="float">
            <text:p>45.00</text:p>
          </table:table-cell>
          <table:table-cell table:formula="of:=[$'Parcel Time'.Z5]" office:value-type="float" office:value="0" calcext:value-type="float">
            <text:p>0.00</text:p>
          </table:table-cell>
          <table:table-cell table:formula="of:=[$'Parcel Time'.AA5]" office:value-type="float" office:value="0.000000000000610125" calcext:value-type="float">
            <text:p>0.00</text:p>
          </table:table-cell>
          <table:table-cell table:formula="of:=[$'Parcel Time'.AI5]" office:value-type="float" office:value="0" calcext:value-type="float">
            <text:p>0.00</text:p>
          </table:table-cell>
          <table:table-cell table:formula="of:=[$'Parcel Time'.AJ5]" office:value-type="float" office:value="82.0592" calcext:value-type="float">
            <text:p>82.06</text:p>
          </table:table-cell>
          <table:table-cell table:formula="of:=[$'Parcel Time'.AK5]" office:value-type="float" office:value="0" calcext:value-type="float">
            <text:p>0.00</text:p>
          </table:table-cell>
          <table:table-cell table:formula="of:=[$'Parcel Time'.AL5]" office:value-type="float" office:value="17.9408" calcext:value-type="float">
            <text:p>17.94</text:p>
          </table:table-cell>
          <table:table-cell table:formula="of:=[$'Parcel Time'.AM5]" office:value-type="float" office:value="0" calcext:value-type="float">
            <text:p>0.00</text:p>
          </table:table-cell>
          <table:table-cell table:formula="of:=[$'Parcel Time'.AN5]" office:value-type="float" office:value="0.00000000000038909" calcext:value-type="float">
            <text:p>0.00</text:p>
          </table:table-cell>
          <table:table-cell table:formula="of:=[$'Parcel Time'.AV5]" office:value-type="float" office:value="0" calcext:value-type="float">
            <text:p>0.00</text:p>
          </table:table-cell>
          <table:table-cell table:formula="of:=[$'Parcel Time'.AW5]" office:value-type="float" office:value="84.5676" calcext:value-type="float">
            <text:p>84.57</text:p>
          </table:table-cell>
          <table:table-cell table:formula="of:=[$'Parcel Time'.AX5]" office:value-type="float" office:value="0" calcext:value-type="float">
            <text:p>0.00</text:p>
          </table:table-cell>
          <table:table-cell table:formula="of:=[$'Parcel Time'.AY5]" office:value-type="float" office:value="15.4324" calcext:value-type="float">
            <text:p>15.43</text:p>
          </table:table-cell>
          <table:table-cell table:formula="of:=[$'Parcel Time'.AZ5]" office:value-type="float" office:value="0" calcext:value-type="float">
            <text:p>0.00</text:p>
          </table:table-cell>
          <table:table-cell table:formula="of:=[$'Parcel Time'.BA5]" office:value-type="float" office:value="0.00000000000059205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Time'.I6]" office:value-type="float" office:value="0" calcext:value-type="float">
            <text:p>0.00</text:p>
          </table:table-cell>
          <table:table-cell table:formula="of:=[$'Parcel Time'.J6]" office:value-type="float" office:value="0" calcext:value-type="float">
            <text:p>0.00</text:p>
          </table:table-cell>
          <table:table-cell table:formula="of:=[$'Parcel Time'.K6]" office:value-type="float" office:value="0" calcext:value-type="float">
            <text:p>0.00</text:p>
          </table:table-cell>
          <table:table-cell table:formula="of:=[$'Parcel Time'.L6]" office:value-type="float" office:value="100" calcext:value-type="float">
            <text:p>100.00</text:p>
          </table:table-cell>
          <table:table-cell table:formula="of:=[$'Parcel Time'.M6]" office:value-type="float" office:value="0" calcext:value-type="float">
            <text:p>0.00</text:p>
          </table:table-cell>
          <table:table-cell table:formula="of:=[$'Parcel Time'.N6]" office:value-type="float" office:value="0" calcext:value-type="float">
            <text:p>0.00</text:p>
          </table:table-cell>
          <table:table-cell table:formula="of:=[$'Parcel Time'.V6]" office:value-type="float" office:value="0" calcext:value-type="float">
            <text:p>0.00</text:p>
          </table:table-cell>
          <table:table-cell table:formula="of:=[$'Parcel Time'.W6]" office:value-type="float" office:value="61.2843" calcext:value-type="float">
            <text:p>61.28</text:p>
          </table:table-cell>
          <table:table-cell table:formula="of:=[$'Parcel Time'.X6]" office:value-type="float" office:value="0" calcext:value-type="float">
            <text:p>0.00</text:p>
          </table:table-cell>
          <table:table-cell table:formula="of:=[$'Parcel Time'.Y6]" office:value-type="float" office:value="38.7157" calcext:value-type="float">
            <text:p>38.72</text:p>
          </table:table-cell>
          <table:table-cell table:formula="of:=[$'Parcel Time'.Z6]" office:value-type="float" office:value="0" calcext:value-type="float">
            <text:p>0.00</text:p>
          </table:table-cell>
          <table:table-cell table:formula="of:=[$'Parcel Time'.AA6]" office:value-type="float" office:value="-0.000000000000106718" calcext:value-type="float">
            <text:p>0.00</text:p>
          </table:table-cell>
          <table:table-cell table:formula="of:=[$'Parcel Time'.AI6]" office:value-type="float" office:value="0" calcext:value-type="float">
            <text:p>0.00</text:p>
          </table:table-cell>
          <table:table-cell table:formula="of:=[$'Parcel Time'.AJ6]" office:value-type="float" office:value="14.8841" calcext:value-type="float">
            <text:p>14.88</text:p>
          </table:table-cell>
          <table:table-cell table:formula="of:=[$'Parcel Time'.AK6]" office:value-type="float" office:value="0" calcext:value-type="float">
            <text:p>0.00</text:p>
          </table:table-cell>
          <table:table-cell table:formula="of:=[$'Parcel Time'.AL6]" office:value-type="float" office:value="5.09756" calcext:value-type="float">
            <text:p>5.10</text:p>
          </table:table-cell>
          <table:table-cell table:formula="of:=[$'Parcel Time'.AM6]" office:value-type="float" office:value="0" calcext:value-type="float">
            <text:p>0.00</text:p>
          </table:table-cell>
          <table:table-cell table:formula="of:=[$'Parcel Time'.AN6]" office:value-type="float" office:value="80.0183" calcext:value-type="float">
            <text:p>80.02</text:p>
          </table:table-cell>
          <table:table-cell table:formula="of:=[$'Parcel Time'.AV6]" office:value-type="float" office:value="0" calcext:value-type="float">
            <text:p>0.00</text:p>
          </table:table-cell>
          <table:table-cell table:formula="of:=[$'Parcel Time'.AW6]" office:value-type="float" office:value="87.0388" calcext:value-type="float">
            <text:p>87.04</text:p>
          </table:table-cell>
          <table:table-cell table:formula="of:=[$'Parcel Time'.AX6]" office:value-type="float" office:value="0" calcext:value-type="float">
            <text:p>0.00</text:p>
          </table:table-cell>
          <table:table-cell table:formula="of:=[$'Parcel Time'.AY6]" office:value-type="float" office:value="12.9612" calcext:value-type="float">
            <text:p>12.96</text:p>
          </table:table-cell>
          <table:table-cell table:formula="of:=[$'Parcel Time'.AZ6]" office:value-type="float" office:value="0" calcext:value-type="float">
            <text:p>0.00</text:p>
          </table:table-cell>
          <table:table-cell table:formula="of:=[$'Parcel Time'.BA6]" office:value-type="float" office:value="0.00000000000023849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Time'.I7]" office:value-type="float" office:value="0" calcext:value-type="float">
            <text:p>0.00</text:p>
          </table:table-cell>
          <table:table-cell table:formula="of:=[$'Parcel Time'.J7]" office:value-type="float" office:value="0" calcext:value-type="float">
            <text:p>0.00</text:p>
          </table:table-cell>
          <table:table-cell table:formula="of:=[$'Parcel Time'.K7]" office:value-type="float" office:value="0" calcext:value-type="float">
            <text:p>0.00</text:p>
          </table:table-cell>
          <table:table-cell table:formula="of:=[$'Parcel Time'.L7]" office:value-type="float" office:value="100" calcext:value-type="float">
            <text:p>100.00</text:p>
          </table:table-cell>
          <table:table-cell table:formula="of:=[$'Parcel Time'.M7]" office:value-type="float" office:value="0" calcext:value-type="float">
            <text:p>0.00</text:p>
          </table:table-cell>
          <table:table-cell table:formula="of:=[$'Parcel Time'.N7]" office:value-type="float" office:value="0" calcext:value-type="float">
            <text:p>0.00</text:p>
          </table:table-cell>
          <table:table-cell table:formula="of:=[$'Parcel Time'.V7]" office:value-type="float" office:value="0" calcext:value-type="float">
            <text:p>0.00</text:p>
          </table:table-cell>
          <table:table-cell table:formula="of:=[$'Parcel Time'.W7]" office:value-type="float" office:value="0" calcext:value-type="float">
            <text:p>0.00</text:p>
          </table:table-cell>
          <table:table-cell table:formula="of:=[$'Parcel Time'.X7]" office:value-type="float" office:value="0" calcext:value-type="float">
            <text:p>0.00</text:p>
          </table:table-cell>
          <table:table-cell table:formula="of:=[$'Parcel Time'.Y7]" office:value-type="float" office:value="100" calcext:value-type="float">
            <text:p>100.00</text:p>
          </table:table-cell>
          <table:table-cell table:formula="of:=[$'Parcel Time'.Z7]" office:value-type="float" office:value="0" calcext:value-type="float">
            <text:p>0.00</text:p>
          </table:table-cell>
          <table:table-cell table:formula="of:=[$'Parcel Time'.AA7]" office:value-type="float" office:value="0" calcext:value-type="float">
            <text:p>0.00</text:p>
          </table:table-cell>
          <table:table-cell table:formula="of:=[$'Parcel Time'.AI7]" office:value-type="float" office:value="0" calcext:value-type="float">
            <text:p>0.00</text:p>
          </table:table-cell>
          <table:table-cell table:formula="of:=[$'Parcel Time'.AJ7]" office:value-type="float" office:value="0" calcext:value-type="float">
            <text:p>0.00</text:p>
          </table:table-cell>
          <table:table-cell table:formula="of:=[$'Parcel Time'.AK7]" office:value-type="float" office:value="0" calcext:value-type="float">
            <text:p>0.00</text:p>
          </table:table-cell>
          <table:table-cell table:formula="of:=[$'Parcel Time'.AL7]" office:value-type="float" office:value="100" calcext:value-type="float">
            <text:p>100.00</text:p>
          </table:table-cell>
          <table:table-cell table:formula="of:=[$'Parcel Time'.AM7]" office:value-type="float" office:value="0" calcext:value-type="float">
            <text:p>0.00</text:p>
          </table:table-cell>
          <table:table-cell table:formula="of:=[$'Parcel Time'.AN7]" office:value-type="float" office:value="0" calcext:value-type="float">
            <text:p>0.00</text:p>
          </table:table-cell>
          <table:table-cell table:formula="of:=[$'Parcel Time'.AV7]" office:value-type="float" office:value="0" calcext:value-type="float">
            <text:p>0.00</text:p>
          </table:table-cell>
          <table:table-cell table:formula="of:=[$'Parcel Time'.AW7]" office:value-type="float" office:value="63.2364" calcext:value-type="float">
            <text:p>63.24</text:p>
          </table:table-cell>
          <table:table-cell table:formula="of:=[$'Parcel Time'.AX7]" office:value-type="float" office:value="0" calcext:value-type="float">
            <text:p>0.00</text:p>
          </table:table-cell>
          <table:table-cell table:formula="of:=[$'Parcel Time'.AY7]" office:value-type="float" office:value="36.7636" calcext:value-type="float">
            <text:p>36.76</text:p>
          </table:table-cell>
          <table:table-cell table:formula="of:=[$'Parcel Time'.AZ7]" office:value-type="float" office:value="0" calcext:value-type="float">
            <text:p>0.00</text:p>
          </table:table-cell>
          <table:table-cell table:formula="of:=[$'Parcel Time'.BA7]" office:value-type="float" office:value="-0.00000000000070730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Time'.I8]" office:value-type="float" office:value="0" calcext:value-type="float">
            <text:p>0.00</text:p>
          </table:table-cell>
          <table:table-cell table:formula="of:=[$'Parcel Time'.J8]" office:value-type="float" office:value="58.0297" calcext:value-type="float">
            <text:p>58.03</text:p>
          </table:table-cell>
          <table:table-cell table:formula="of:=[$'Parcel Time'.K8]" office:value-type="float" office:value="0" calcext:value-type="float">
            <text:p>0.00</text:p>
          </table:table-cell>
          <table:table-cell table:formula="of:=[$'Parcel Time'.L8]" office:value-type="float" office:value="41.9703" calcext:value-type="float">
            <text:p>41.97</text:p>
          </table:table-cell>
          <table:table-cell table:formula="of:=[$'Parcel Time'.M8]" office:value-type="float" office:value="0" calcext:value-type="float">
            <text:p>0.00</text:p>
          </table:table-cell>
          <table:table-cell table:formula="of:=[$'Parcel Time'.N8]" office:value-type="float" office:value="-7.54761E-015" calcext:value-type="float">
            <text:p>0.00</text:p>
          </table:table-cell>
          <table:table-cell table:formula="of:=[$'Parcel Time'.V8]" office:value-type="float" office:value="0" calcext:value-type="float">
            <text:p>0.00</text:p>
          </table:table-cell>
          <table:table-cell table:formula="of:=[$'Parcel Time'.W8]" office:value-type="float" office:value="73.75" calcext:value-type="float">
            <text:p>73.75</text:p>
          </table:table-cell>
          <table:table-cell table:formula="of:=[$'Parcel Time'.X8]" office:value-type="float" office:value="0" calcext:value-type="float">
            <text:p>0.00</text:p>
          </table:table-cell>
          <table:table-cell table:formula="of:=[$'Parcel Time'.Y8]" office:value-type="float" office:value="26.25" calcext:value-type="float">
            <text:p>26.25</text:p>
          </table:table-cell>
          <table:table-cell table:formula="of:=[$'Parcel Time'.Z8]" office:value-type="float" office:value="0" calcext:value-type="float">
            <text:p>0.00</text:p>
          </table:table-cell>
          <table:table-cell table:formula="of:=[$'Parcel Time'.AA8]" office:value-type="float" office:value="-0.000000000000235086" calcext:value-type="float">
            <text:p>0.00</text:p>
          </table:table-cell>
          <table:table-cell table:formula="of:=[$'Parcel Time'.AI8]" office:value-type="float" office:value="0" calcext:value-type="float">
            <text:p>0.00</text:p>
          </table:table-cell>
          <table:table-cell table:formula="of:=[$'Parcel Time'.AJ8]" office:value-type="float" office:value="17.6159" calcext:value-type="float">
            <text:p>17.62</text:p>
          </table:table-cell>
          <table:table-cell table:formula="of:=[$'Parcel Time'.AK8]" office:value-type="float" office:value="0" calcext:value-type="float">
            <text:p>0.00</text:p>
          </table:table-cell>
          <table:table-cell table:formula="of:=[$'Parcel Time'.AL8]" office:value-type="float" office:value="4.82317" calcext:value-type="float">
            <text:p>4.82</text:p>
          </table:table-cell>
          <table:table-cell table:formula="of:=[$'Parcel Time'.AM8]" office:value-type="float" office:value="0" calcext:value-type="float">
            <text:p>0.00</text:p>
          </table:table-cell>
          <table:table-cell table:formula="of:=[$'Parcel Time'.AN8]" office:value-type="float" office:value="77.561" calcext:value-type="float">
            <text:p>77.56</text:p>
          </table:table-cell>
          <table:table-cell table:formula="of:=[$'Parcel Time'.AV8]" office:value-type="float" office:value="0" calcext:value-type="float">
            <text:p>0.00</text:p>
          </table:table-cell>
          <table:table-cell table:formula="of:=[$'Parcel Time'.AW8]" office:value-type="float" office:value="21.9187" calcext:value-type="float">
            <text:p>21.92</text:p>
          </table:table-cell>
          <table:table-cell table:formula="of:=[$'Parcel Time'.AX8]" office:value-type="float" office:value="0" calcext:value-type="float">
            <text:p>0.00</text:p>
          </table:table-cell>
          <table:table-cell table:formula="of:=[$'Parcel Time'.AY8]" office:value-type="float" office:value="8.14024" calcext:value-type="float">
            <text:p>8.14</text:p>
          </table:table-cell>
          <table:table-cell table:formula="of:=[$'Parcel Time'.AZ8]" office:value-type="float" office:value="0" calcext:value-type="float">
            <text:p>0.00</text:p>
          </table:table-cell>
          <table:table-cell table:formula="of:=[$'Parcel Time'.BA8]" office:value-type="float" office:value="69.9411" calcext:value-type="float">
            <text:p>69.94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Time'.I9]" office:value-type="float" office:value="0" calcext:value-type="float">
            <text:p>0.00</text:p>
          </table:table-cell>
          <table:table-cell table:formula="of:=[$'Parcel Time'.J9]" office:value-type="float" office:value="64.636" calcext:value-type="float">
            <text:p>64.64</text:p>
          </table:table-cell>
          <table:table-cell table:formula="of:=[$'Parcel Time'.K9]" office:value-type="float" office:value="0" calcext:value-type="float">
            <text:p>0.00</text:p>
          </table:table-cell>
          <table:table-cell table:formula="of:=[$'Parcel Time'.L9]" office:value-type="float" office:value="35.364" calcext:value-type="float">
            <text:p>35.36</text:p>
          </table:table-cell>
          <table:table-cell table:formula="of:=[$'Parcel Time'.M9]" office:value-type="float" office:value="0" calcext:value-type="float">
            <text:p>0.00</text:p>
          </table:table-cell>
          <table:table-cell table:formula="of:=[$'Parcel Time'.N9]" office:value-type="float" office:value="-0.000000000000932882" calcext:value-type="float">
            <text:p>0.00</text:p>
          </table:table-cell>
          <table:table-cell table:formula="of:=[$'Parcel Time'.V9]" office:value-type="float" office:value="0" calcext:value-type="float">
            <text:p>0.00</text:p>
          </table:table-cell>
          <table:table-cell table:formula="of:=[$'Parcel Time'.W9]" office:value-type="float" office:value="65.9931" calcext:value-type="float">
            <text:p>65.99</text:p>
          </table:table-cell>
          <table:table-cell table:formula="of:=[$'Parcel Time'.X9]" office:value-type="float" office:value="0" calcext:value-type="float">
            <text:p>0.00</text:p>
          </table:table-cell>
          <table:table-cell table:formula="of:=[$'Parcel Time'.Y9]" office:value-type="float" office:value="34.0069" calcext:value-type="float">
            <text:p>34.01</text:p>
          </table:table-cell>
          <table:table-cell table:formula="of:=[$'Parcel Time'.Z9]" office:value-type="float" office:value="0" calcext:value-type="float">
            <text:p>0.00</text:p>
          </table:table-cell>
          <table:table-cell table:formula="of:=[$'Parcel Time'.AA9]" office:value-type="float" office:value="-0.00000000000103363" calcext:value-type="float">
            <text:p>0.00</text:p>
          </table:table-cell>
          <table:table-cell table:formula="of:=[$'Parcel Time'.AI9]" office:value-type="float" office:value="0" calcext:value-type="float">
            <text:p>0.00</text:p>
          </table:table-cell>
          <table:table-cell table:formula="of:=[$'Parcel Time'.AJ9]" office:value-type="float" office:value="82.4205" calcext:value-type="float">
            <text:p>82.42</text:p>
          </table:table-cell>
          <table:table-cell table:formula="of:=[$'Parcel Time'.AK9]" office:value-type="float" office:value="0" calcext:value-type="float">
            <text:p>0.00</text:p>
          </table:table-cell>
          <table:table-cell table:formula="of:=[$'Parcel Time'.AL9]" office:value-type="float" office:value="17.5795" calcext:value-type="float">
            <text:p>17.58</text:p>
          </table:table-cell>
          <table:table-cell table:formula="of:=[$'Parcel Time'.AM9]" office:value-type="float" office:value="0" calcext:value-type="float">
            <text:p>0.00</text:p>
          </table:table-cell>
          <table:table-cell table:formula="of:=[$'Parcel Time'.AN9]" office:value-type="float" office:value="-0.00000000000026686" calcext:value-type="float">
            <text:p>0.00</text:p>
          </table:table-cell>
          <table:table-cell table:formula="of:=[$'Parcel Time'.AV9]" office:value-type="float" office:value="0" calcext:value-type="float">
            <text:p>0.00</text:p>
          </table:table-cell>
          <table:table-cell table:formula="of:=[$'Parcel Time'.AW9]" office:value-type="float" office:value="78.2815" calcext:value-type="float">
            <text:p>78.28</text:p>
          </table:table-cell>
          <table:table-cell table:formula="of:=[$'Parcel Time'.AX9]" office:value-type="float" office:value="0" calcext:value-type="float">
            <text:p>0.00</text:p>
          </table:table-cell>
          <table:table-cell table:formula="of:=[$'Parcel Time'.AY9]" office:value-type="float" office:value="21.7185" calcext:value-type="float">
            <text:p>21.72</text:p>
          </table:table-cell>
          <table:table-cell table:formula="of:=[$'Parcel Time'.AZ9]" office:value-type="float" office:value="0" calcext:value-type="float">
            <text:p>0.00</text:p>
          </table:table-cell>
          <table:table-cell table:formula="of:=[$'Parcel Time'.BA9]" office:value-type="float" office:value="-0.000000000000211421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Time'.I10]" office:value-type="float" office:value="0" calcext:value-type="float">
            <text:p>0.00</text:p>
          </table:table-cell>
          <table:table-cell table:formula="of:=[$'Parcel Time'.J10]" office:value-type="float" office:value="0" calcext:value-type="float">
            <text:p>0.00</text:p>
          </table:table-cell>
          <table:table-cell table:formula="of:=[$'Parcel Time'.K10]" office:value-type="float" office:value="0" calcext:value-type="float">
            <text:p>0.00</text:p>
          </table:table-cell>
          <table:table-cell table:formula="of:=[$'Parcel Time'.L10]" office:value-type="float" office:value="100" calcext:value-type="float">
            <text:p>100.00</text:p>
          </table:table-cell>
          <table:table-cell table:formula="of:=[$'Parcel Time'.M10]" office:value-type="float" office:value="0" calcext:value-type="float">
            <text:p>0.00</text:p>
          </table:table-cell>
          <table:table-cell table:formula="of:=[$'Parcel Time'.N10]" office:value-type="float" office:value="0" calcext:value-type="float">
            <text:p>0.00</text:p>
          </table:table-cell>
          <table:table-cell table:formula="of:=[$'Parcel Time'.V10]" office:value-type="float" office:value="0" calcext:value-type="float">
            <text:p>0.00</text:p>
          </table:table-cell>
          <table:table-cell table:formula="of:=[$'Parcel Time'.W10]" office:value-type="float" office:value="57.6509" calcext:value-type="float">
            <text:p>57.65</text:p>
          </table:table-cell>
          <table:table-cell table:formula="of:=[$'Parcel Time'.X10]" office:value-type="float" office:value="0" calcext:value-type="float">
            <text:p>0.00</text:p>
          </table:table-cell>
          <table:table-cell table:formula="of:=[$'Parcel Time'.Y10]" office:value-type="float" office:value="42.3491" calcext:value-type="float">
            <text:p>42.35</text:p>
          </table:table-cell>
          <table:table-cell table:formula="of:=[$'Parcel Time'.Z10]" office:value-type="float" office:value="0" calcext:value-type="float">
            <text:p>0.00</text:p>
          </table:table-cell>
          <table:table-cell table:formula="of:=[$'Parcel Time'.AA10]" office:value-type="float" office:value="0.000000000000086452" calcext:value-type="float">
            <text:p>0.00</text:p>
          </table:table-cell>
          <table:table-cell table:formula="of:=[$'Parcel Time'.AI10]" office:value-type="float" office:value="0" calcext:value-type="float">
            <text:p>0.00</text:p>
          </table:table-cell>
          <table:table-cell table:formula="of:=[$'Parcel Time'.AJ10]" office:value-type="float" office:value="57.6509" calcext:value-type="float">
            <text:p>57.65</text:p>
          </table:table-cell>
          <table:table-cell table:formula="of:=[$'Parcel Time'.AK10]" office:value-type="float" office:value="0" calcext:value-type="float">
            <text:p>0.00</text:p>
          </table:table-cell>
          <table:table-cell table:formula="of:=[$'Parcel Time'.AL10]" office:value-type="float" office:value="42.3491" calcext:value-type="float">
            <text:p>42.35</text:p>
          </table:table-cell>
          <table:table-cell table:formula="of:=[$'Parcel Time'.AM10]" office:value-type="float" office:value="0" calcext:value-type="float">
            <text:p>0.00</text:p>
          </table:table-cell>
          <table:table-cell table:formula="of:=[$'Parcel Time'.AN10]" office:value-type="float" office:value="0.000000000000086452" calcext:value-type="float">
            <text:p>0.00</text:p>
          </table:table-cell>
          <table:table-cell table:formula="of:=[$'Parcel Time'.AV10]" office:value-type="float" office:value="0" calcext:value-type="float">
            <text:p>0.00</text:p>
          </table:table-cell>
          <table:table-cell table:formula="of:=[$'Parcel Time'.AW10]" office:value-type="float" office:value="57.6509" calcext:value-type="float">
            <text:p>57.65</text:p>
          </table:table-cell>
          <table:table-cell table:formula="of:=[$'Parcel Time'.AX10]" office:value-type="float" office:value="0" calcext:value-type="float">
            <text:p>0.00</text:p>
          </table:table-cell>
          <table:table-cell table:formula="of:=[$'Parcel Time'.AY10]" office:value-type="float" office:value="42.3491" calcext:value-type="float">
            <text:p>42.35</text:p>
          </table:table-cell>
          <table:table-cell table:formula="of:=[$'Parcel Time'.AZ10]" office:value-type="float" office:value="0" calcext:value-type="float">
            <text:p>0.00</text:p>
          </table:table-cell>
          <table:table-cell table:formula="of:=[$'Parcel Time'.BA10]" office:value-type="float" office:value="0.00000000000008645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Time'.I11]" office:value-type="float" office:value="0" calcext:value-type="float">
            <text:p>0.00</text:p>
          </table:table-cell>
          <table:table-cell table:formula="of:=[$'Parcel Time'.J11]" office:value-type="float" office:value="72.2245" calcext:value-type="float">
            <text:p>72.22</text:p>
          </table:table-cell>
          <table:table-cell table:formula="of:=[$'Parcel Time'.K11]" office:value-type="float" office:value="0" calcext:value-type="float">
            <text:p>0.00</text:p>
          </table:table-cell>
          <table:table-cell table:formula="of:=[$'Parcel Time'.L11]" office:value-type="float" office:value="27.7755" calcext:value-type="float">
            <text:p>27.78</text:p>
          </table:table-cell>
          <table:table-cell table:formula="of:=[$'Parcel Time'.M11]" office:value-type="float" office:value="0" calcext:value-type="float">
            <text:p>0.00</text:p>
          </table:table-cell>
          <table:table-cell table:formula="of:=[$'Parcel Time'.N11]" office:value-type="float" office:value="-0.0000000000000250289" calcext:value-type="float">
            <text:p>0.00</text:p>
          </table:table-cell>
          <table:table-cell table:formula="of:=[$'Parcel Time'.V11]" office:value-type="float" office:value="0" calcext:value-type="float">
            <text:p>0.00</text:p>
          </table:table-cell>
          <table:table-cell table:formula="of:=[$'Parcel Time'.W11]" office:value-type="float" office:value="64.9865" calcext:value-type="float">
            <text:p>64.99</text:p>
          </table:table-cell>
          <table:table-cell table:formula="of:=[$'Parcel Time'.X11]" office:value-type="float" office:value="0" calcext:value-type="float">
            <text:p>0.00</text:p>
          </table:table-cell>
          <table:table-cell table:formula="of:=[$'Parcel Time'.Y11]" office:value-type="float" office:value="35.0135" calcext:value-type="float">
            <text:p>35.01</text:p>
          </table:table-cell>
          <table:table-cell table:formula="of:=[$'Parcel Time'.Z11]" office:value-type="float" office:value="0" calcext:value-type="float">
            <text:p>0.00</text:p>
          </table:table-cell>
          <table:table-cell table:formula="of:=[$'Parcel Time'.AA11]" office:value-type="float" office:value="0.000000000000538771" calcext:value-type="float">
            <text:p>0.00</text:p>
          </table:table-cell>
          <table:table-cell table:formula="of:=[$'Parcel Time'.AI11]" office:value-type="float" office:value="0" calcext:value-type="float">
            <text:p>0.00</text:p>
          </table:table-cell>
          <table:table-cell table:formula="of:=[$'Parcel Time'.AJ11]" office:value-type="float" office:value="79.7895" calcext:value-type="float">
            <text:p>79.79</text:p>
          </table:table-cell>
          <table:table-cell table:formula="of:=[$'Parcel Time'.AK11]" office:value-type="float" office:value="0" calcext:value-type="float">
            <text:p>0.00</text:p>
          </table:table-cell>
          <table:table-cell table:formula="of:=[$'Parcel Time'.AL11]" office:value-type="float" office:value="20.2105" calcext:value-type="float">
            <text:p>20.21</text:p>
          </table:table-cell>
          <table:table-cell table:formula="of:=[$'Parcel Time'.AM11]" office:value-type="float" office:value="0" calcext:value-type="float">
            <text:p>0.00</text:p>
          </table:table-cell>
          <table:table-cell table:formula="of:=[$'Parcel Time'.AN11]" office:value-type="float" office:value="-0.000000000000413266" calcext:value-type="float">
            <text:p>0.00</text:p>
          </table:table-cell>
          <table:table-cell table:formula="of:=[$'Parcel Time'.AV11]" office:value-type="float" office:value="0" calcext:value-type="float">
            <text:p>0.00</text:p>
          </table:table-cell>
          <table:table-cell table:formula="of:=[$'Parcel Time'.AW11]" office:value-type="float" office:value="79.7895" calcext:value-type="float">
            <text:p>79.79</text:p>
          </table:table-cell>
          <table:table-cell table:formula="of:=[$'Parcel Time'.AX11]" office:value-type="float" office:value="0" calcext:value-type="float">
            <text:p>0.00</text:p>
          </table:table-cell>
          <table:table-cell table:formula="of:=[$'Parcel Time'.AY11]" office:value-type="float" office:value="20.2105" calcext:value-type="float">
            <text:p>20.21</text:p>
          </table:table-cell>
          <table:table-cell table:formula="of:=[$'Parcel Time'.AZ11]" office:value-type="float" office:value="0" calcext:value-type="float">
            <text:p>0.00</text:p>
          </table:table-cell>
          <table:table-cell table:formula="of:=[$'Parcel Time'.BA11]" office:value-type="float" office:value="-0.000000000000413266" calcext:value-type="float">
            <text:p>0.00</text:p>
          </table:table-cell>
        </table:table-row>
        <table:table-row table:style-name="ro2">
          <table:table-cell table:style-name="ce114" office:value-type="string" calcext:value-type="string">
            <text:p>grubhub-10-9.tsp</text:p>
          </table:table-cell>
          <table:table-cell table:formula="of:=[$'Parcel Time'.I12]" office:value-type="float" office:value="0" calcext:value-type="float">
            <text:p>0.00</text:p>
          </table:table-cell>
          <table:table-cell table:formula="of:=[$'Parcel Time'.J12]" office:value-type="float" office:value="0" calcext:value-type="float">
            <text:p>0.00</text:p>
          </table:table-cell>
          <table:table-cell table:formula="of:=[$'Parcel Time'.K12]" office:value-type="float" office:value="0" calcext:value-type="float">
            <text:p>0.00</text:p>
          </table:table-cell>
          <table:table-cell table:formula="of:=[$'Parcel Time'.L12]" office:value-type="float" office:value="100" calcext:value-type="float">
            <text:p>100.00</text:p>
          </table:table-cell>
          <table:table-cell table:formula="of:=[$'Parcel Time'.M12]" office:value-type="float" office:value="0" calcext:value-type="float">
            <text:p>0.00</text:p>
          </table:table-cell>
          <table:table-cell table:formula="of:=[$'Parcel Time'.N12]" office:value-type="float" office:value="0" calcext:value-type="float">
            <text:p>0.00</text:p>
          </table:table-cell>
          <table:table-cell table:formula="of:=[$'Parcel Time'.V12]" office:value-type="float" office:value="0" calcext:value-type="float">
            <text:p>0.00</text:p>
          </table:table-cell>
          <table:table-cell table:formula="of:=[$'Parcel Time'.W12]" office:value-type="float" office:value="0" calcext:value-type="float">
            <text:p>0.00</text:p>
          </table:table-cell>
          <table:table-cell table:formula="of:=[$'Parcel Time'.X12]" office:value-type="float" office:value="0" calcext:value-type="float">
            <text:p>0.00</text:p>
          </table:table-cell>
          <table:table-cell table:formula="of:=[$'Parcel Time'.Y12]" office:value-type="float" office:value="100" calcext:value-type="float">
            <text:p>100.00</text:p>
          </table:table-cell>
          <table:table-cell table:formula="of:=[$'Parcel Time'.Z12]" office:value-type="float" office:value="0" calcext:value-type="float">
            <text:p>0.00</text:p>
          </table:table-cell>
          <table:table-cell table:formula="of:=[$'Parcel Time'.AA12]" office:value-type="float" office:value="0" calcext:value-type="float">
            <text:p>0.00</text:p>
          </table:table-cell>
          <table:table-cell table:formula="of:=[$'Parcel Time'.AI12]" office:value-type="float" office:value="0" calcext:value-type="float">
            <text:p>0.00</text:p>
          </table:table-cell>
          <table:table-cell table:formula="of:=[$'Parcel Time'.AJ12]" office:value-type="float" office:value="63.5819" calcext:value-type="float">
            <text:p>63.58</text:p>
          </table:table-cell>
          <table:table-cell table:formula="of:=[$'Parcel Time'.AK12]" office:value-type="float" office:value="0" calcext:value-type="float">
            <text:p>0.00</text:p>
          </table:table-cell>
          <table:table-cell table:formula="of:=[$'Parcel Time'.AL12]" office:value-type="float" office:value="36.4181" calcext:value-type="float">
            <text:p>36.42</text:p>
          </table:table-cell>
          <table:table-cell table:formula="of:=[$'Parcel Time'.AM12]" office:value-type="float" office:value="0" calcext:value-type="float">
            <text:p>0.00</text:p>
          </table:table-cell>
          <table:table-cell table:formula="of:=[$'Parcel Time'.AN12]" office:value-type="float" office:value="-0.000000000000350155" calcext:value-type="float">
            <text:p>0.00</text:p>
          </table:table-cell>
          <table:table-cell table:formula="of:=[$'Parcel Time'.AV12]" office:value-type="float" office:value="0" calcext:value-type="float">
            <text:p>0.00</text:p>
          </table:table-cell>
          <table:table-cell table:formula="of:=[$'Parcel Time'.AW12]" office:value-type="float" office:value="18.5285" calcext:value-type="float">
            <text:p>18.53</text:p>
          </table:table-cell>
          <table:table-cell table:formula="of:=[$'Parcel Time'.AX12]" office:value-type="float" office:value="0" calcext:value-type="float">
            <text:p>0.00</text:p>
          </table:table-cell>
          <table:table-cell table:formula="of:=[$'Parcel Time'.AY12]" office:value-type="float" office:value="6.98171" calcext:value-type="float">
            <text:p>6.98</text:p>
          </table:table-cell>
          <table:table-cell table:formula="of:=[$'Parcel Time'.AZ12]" office:value-type="float" office:value="0" calcext:value-type="float">
            <text:p>0.00</text:p>
          </table:table-cell>
          <table:table-cell table:formula="of:=[$'Parcel Time'.BA12]" office:value-type="float" office:value="74.4898" calcext:value-type="float">
            <text:p>74.49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Time'.I13]" office:value-type="float" office:value="0" calcext:value-type="float">
            <text:p>0.00</text:p>
          </table:table-cell>
          <table:table-cell table:formula="of:=[$'Parcel Time'.J13]" office:value-type="float" office:value="0" calcext:value-type="float">
            <text:p>0.00</text:p>
          </table:table-cell>
          <table:table-cell table:formula="of:=[$'Parcel Time'.K13]" office:value-type="float" office:value="0" calcext:value-type="float">
            <text:p>0.00</text:p>
          </table:table-cell>
          <table:table-cell table:formula="of:=[$'Parcel Time'.L13]" office:value-type="float" office:value="100" calcext:value-type="float">
            <text:p>100.00</text:p>
          </table:table-cell>
          <table:table-cell table:formula="of:=[$'Parcel Time'.M13]" office:value-type="float" office:value="0" calcext:value-type="float">
            <text:p>0.00</text:p>
          </table:table-cell>
          <table:table-cell table:formula="of:=[$'Parcel Time'.N13]" office:value-type="float" office:value="0" calcext:value-type="float">
            <text:p>0.00</text:p>
          </table:table-cell>
          <table:table-cell table:formula="of:=[$'Parcel Time'.V13]" office:value-type="float" office:value="0" calcext:value-type="float">
            <text:p>0.00</text:p>
          </table:table-cell>
          <table:table-cell table:formula="of:=[$'Parcel Time'.W13]" office:value-type="float" office:value="70.1218" calcext:value-type="float">
            <text:p>70.12</text:p>
          </table:table-cell>
          <table:table-cell table:formula="of:=[$'Parcel Time'.X13]" office:value-type="float" office:value="0" calcext:value-type="float">
            <text:p>0.00</text:p>
          </table:table-cell>
          <table:table-cell table:formula="of:=[$'Parcel Time'.Y13]" office:value-type="float" office:value="29.8782" calcext:value-type="float">
            <text:p>29.88</text:p>
          </table:table-cell>
          <table:table-cell table:formula="of:=[$'Parcel Time'.Z13]" office:value-type="float" office:value="0" calcext:value-type="float">
            <text:p>0.00</text:p>
          </table:table-cell>
          <table:table-cell table:formula="of:=[$'Parcel Time'.AA13]" office:value-type="float" office:value="0.000000000000037962" calcext:value-type="float">
            <text:p>0.00</text:p>
          </table:table-cell>
          <table:table-cell table:formula="of:=[$'Parcel Time'.AI13]" office:value-type="float" office:value="0" calcext:value-type="float">
            <text:p>0.00</text:p>
          </table:table-cell>
          <table:table-cell table:formula="of:=[$'Parcel Time'.AJ13]" office:value-type="float" office:value="70.1218" calcext:value-type="float">
            <text:p>70.12</text:p>
          </table:table-cell>
          <table:table-cell table:formula="of:=[$'Parcel Time'.AK13]" office:value-type="float" office:value="0" calcext:value-type="float">
            <text:p>0.00</text:p>
          </table:table-cell>
          <table:table-cell table:formula="of:=[$'Parcel Time'.AL13]" office:value-type="float" office:value="29.8782" calcext:value-type="float">
            <text:p>29.88</text:p>
          </table:table-cell>
          <table:table-cell table:formula="of:=[$'Parcel Time'.AM13]" office:value-type="float" office:value="0" calcext:value-type="float">
            <text:p>0.00</text:p>
          </table:table-cell>
          <table:table-cell table:formula="of:=[$'Parcel Time'.AN13]" office:value-type="float" office:value="0.000000000000037962" calcext:value-type="float">
            <text:p>0.00</text:p>
          </table:table-cell>
          <table:table-cell table:formula="of:=[$'Parcel Time'.AV13]" office:value-type="float" office:value="0" calcext:value-type="float">
            <text:p>0.00</text:p>
          </table:table-cell>
          <table:table-cell table:formula="of:=[$'Parcel Time'.AW13]" office:value-type="float" office:value="70.1218" calcext:value-type="float">
            <text:p>70.12</text:p>
          </table:table-cell>
          <table:table-cell table:formula="of:=[$'Parcel Time'.AX13]" office:value-type="float" office:value="0" calcext:value-type="float">
            <text:p>0.00</text:p>
          </table:table-cell>
          <table:table-cell table:formula="of:=[$'Parcel Time'.AY13]" office:value-type="float" office:value="29.8782" calcext:value-type="float">
            <text:p>29.88</text:p>
          </table:table-cell>
          <table:table-cell table:formula="of:=[$'Parcel Time'.AZ13]" office:value-type="float" office:value="0" calcext:value-type="float">
            <text:p>0.00</text:p>
          </table:table-cell>
          <table:table-cell table:formula="of:=[$'Parcel Time'.BA13]" office:value-type="float" office:value="0.00000000000003796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Time'.I14]" office:value-type="float" office:value="0" calcext:value-type="float">
            <text:p>0.00</text:p>
          </table:table-cell>
          <table:table-cell table:formula="of:=[$'Parcel Time'.J14]" office:value-type="float" office:value="0" calcext:value-type="float">
            <text:p>0.00</text:p>
          </table:table-cell>
          <table:table-cell table:formula="of:=[$'Parcel Time'.K14]" office:value-type="float" office:value="0" calcext:value-type="float">
            <text:p>0.00</text:p>
          </table:table-cell>
          <table:table-cell table:formula="of:=[$'Parcel Time'.L14]" office:value-type="float" office:value="100" calcext:value-type="float">
            <text:p>100.00</text:p>
          </table:table-cell>
          <table:table-cell table:formula="of:=[$'Parcel Time'.M14]" office:value-type="float" office:value="0" calcext:value-type="float">
            <text:p>0.00</text:p>
          </table:table-cell>
          <table:table-cell table:formula="of:=[$'Parcel Time'.N14]" office:value-type="float" office:value="0" calcext:value-type="float">
            <text:p>0.00</text:p>
          </table:table-cell>
          <table:table-cell table:formula="of:=[$'Parcel Time'.V14]" office:value-type="float" office:value="0" calcext:value-type="float">
            <text:p>0.00</text:p>
          </table:table-cell>
          <table:table-cell table:formula="of:=[$'Parcel Time'.W14]" office:value-type="float" office:value="0" calcext:value-type="float">
            <text:p>0.00</text:p>
          </table:table-cell>
          <table:table-cell table:formula="of:=[$'Parcel Time'.X14]" office:value-type="float" office:value="0" calcext:value-type="float">
            <text:p>0.00</text:p>
          </table:table-cell>
          <table:table-cell table:formula="of:=[$'Parcel Time'.Y14]" office:value-type="float" office:value="100" calcext:value-type="float">
            <text:p>100.00</text:p>
          </table:table-cell>
          <table:table-cell table:formula="of:=[$'Parcel Time'.Z14]" office:value-type="float" office:value="0" calcext:value-type="float">
            <text:p>0.00</text:p>
          </table:table-cell>
          <table:table-cell table:formula="of:=[$'Parcel Time'.AA14]" office:value-type="float" office:value="0" calcext:value-type="float">
            <text:p>0.00</text:p>
          </table:table-cell>
          <table:table-cell table:formula="of:=[$'Parcel Time'.AI14]" office:value-type="float" office:value="0" calcext:value-type="float">
            <text:p>0.00</text:p>
          </table:table-cell>
          <table:table-cell table:formula="of:=[$'Parcel Time'.AJ14]" office:value-type="float" office:value="15.1098" calcext:value-type="float">
            <text:p>15.11</text:p>
          </table:table-cell>
          <table:table-cell table:formula="of:=[$'Parcel Time'.AK14]" office:value-type="float" office:value="0" calcext:value-type="float">
            <text:p>0.00</text:p>
          </table:table-cell>
          <table:table-cell table:formula="of:=[$'Parcel Time'.AL14]" office:value-type="float" office:value="7.9939" calcext:value-type="float">
            <text:p>7.99</text:p>
          </table:table-cell>
          <table:table-cell table:formula="of:=[$'Parcel Time'.AM14]" office:value-type="float" office:value="0" calcext:value-type="float">
            <text:p>0.00</text:p>
          </table:table-cell>
          <table:table-cell table:formula="of:=[$'Parcel Time'.AN14]" office:value-type="float" office:value="76.8963" calcext:value-type="float">
            <text:p>76.90</text:p>
          </table:table-cell>
          <table:table-cell table:formula="of:=[$'Parcel Time'.AV14]" office:value-type="float" office:value="0" calcext:value-type="float">
            <text:p>0.00</text:p>
          </table:table-cell>
          <table:table-cell table:formula="of:=[$'Parcel Time'.AW14]" office:value-type="float" office:value="68.4575" calcext:value-type="float">
            <text:p>68.46</text:p>
          </table:table-cell>
          <table:table-cell table:formula="of:=[$'Parcel Time'.AX14]" office:value-type="float" office:value="0" calcext:value-type="float">
            <text:p>0.00</text:p>
          </table:table-cell>
          <table:table-cell table:formula="of:=[$'Parcel Time'.AY14]" office:value-type="float" office:value="31.5425" calcext:value-type="float">
            <text:p>31.54</text:p>
          </table:table-cell>
          <table:table-cell table:formula="of:=[$'Parcel Time'.AZ14]" office:value-type="float" office:value="0" calcext:value-type="float">
            <text:p>0.00</text:p>
          </table:table-cell>
          <table:table-cell table:formula="of:=[$'Parcel Time'.BA14]" office:value-type="float" office:value="0.00000000000032471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Time'.I15]" office:value-type="float" office:value="0" calcext:value-type="float">
            <text:p>0.00</text:p>
          </table:table-cell>
          <table:table-cell table:formula="of:=[$'Parcel Time'.J15]" office:value-type="float" office:value="0" calcext:value-type="float">
            <text:p>0.00</text:p>
          </table:table-cell>
          <table:table-cell table:formula="of:=[$'Parcel Time'.K15]" office:value-type="float" office:value="0" calcext:value-type="float">
            <text:p>0.00</text:p>
          </table:table-cell>
          <table:table-cell table:formula="of:=[$'Parcel Time'.L15]" office:value-type="float" office:value="100" calcext:value-type="float">
            <text:p>100.00</text:p>
          </table:table-cell>
          <table:table-cell table:formula="of:=[$'Parcel Time'.M15]" office:value-type="float" office:value="0" calcext:value-type="float">
            <text:p>0.00</text:p>
          </table:table-cell>
          <table:table-cell table:formula="of:=[$'Parcel Time'.N15]" office:value-type="float" office:value="0" calcext:value-type="float">
            <text:p>0.00</text:p>
          </table:table-cell>
          <table:table-cell table:formula="of:=[$'Parcel Time'.V15]" office:value-type="float" office:value="0" calcext:value-type="float">
            <text:p>0.00</text:p>
          </table:table-cell>
          <table:table-cell table:formula="of:=[$'Parcel Time'.W15]" office:value-type="float" office:value="55.9846" calcext:value-type="float">
            <text:p>55.98</text:p>
          </table:table-cell>
          <table:table-cell table:formula="of:=[$'Parcel Time'.X15]" office:value-type="float" office:value="0" calcext:value-type="float">
            <text:p>0.00</text:p>
          </table:table-cell>
          <table:table-cell table:formula="of:=[$'Parcel Time'.Y15]" office:value-type="float" office:value="44.0154" calcext:value-type="float">
            <text:p>44.02</text:p>
          </table:table-cell>
          <table:table-cell table:formula="of:=[$'Parcel Time'.Z15]" office:value-type="float" office:value="0" calcext:value-type="float">
            <text:p>0.00</text:p>
          </table:table-cell>
          <table:table-cell table:formula="of:=[$'Parcel Time'.AA15]" office:value-type="float" office:value="-0.000000000000109605" calcext:value-type="float">
            <text:p>0.00</text:p>
          </table:table-cell>
          <table:table-cell table:formula="of:=[$'Parcel Time'.AI15]" office:value-type="float" office:value="0" calcext:value-type="float">
            <text:p>0.00</text:p>
          </table:table-cell>
          <table:table-cell table:formula="of:=[$'Parcel Time'.AJ15]" office:value-type="float" office:value="18.6646" calcext:value-type="float">
            <text:p>18.66</text:p>
          </table:table-cell>
          <table:table-cell table:formula="of:=[$'Parcel Time'.AK15]" office:value-type="float" office:value="0" calcext:value-type="float">
            <text:p>0.00</text:p>
          </table:table-cell>
          <table:table-cell table:formula="of:=[$'Parcel Time'.AL15]" office:value-type="float" office:value="9.53659" calcext:value-type="float">
            <text:p>9.54</text:p>
          </table:table-cell>
          <table:table-cell table:formula="of:=[$'Parcel Time'.AM15]" office:value-type="float" office:value="0" calcext:value-type="float">
            <text:p>0.00</text:p>
          </table:table-cell>
          <table:table-cell table:formula="of:=[$'Parcel Time'.AN15]" office:value-type="float" office:value="71.7988" calcext:value-type="float">
            <text:p>71.80</text:p>
          </table:table-cell>
          <table:table-cell table:formula="of:=[$'Parcel Time'.AV15]" office:value-type="float" office:value="0" calcext:value-type="float">
            <text:p>0.00</text:p>
          </table:table-cell>
          <table:table-cell table:formula="of:=[$'Parcel Time'.AW15]" office:value-type="float" office:value="73.5885" calcext:value-type="float">
            <text:p>73.59</text:p>
          </table:table-cell>
          <table:table-cell table:formula="of:=[$'Parcel Time'.AX15]" office:value-type="float" office:value="0" calcext:value-type="float">
            <text:p>0.00</text:p>
          </table:table-cell>
          <table:table-cell table:formula="of:=[$'Parcel Time'.AY15]" office:value-type="float" office:value="26.4115" calcext:value-type="float">
            <text:p>26.41</text:p>
          </table:table-cell>
          <table:table-cell table:formula="of:=[$'Parcel Time'.AZ15]" office:value-type="float" office:value="0" calcext:value-type="float">
            <text:p>0.00</text:p>
          </table:table-cell>
          <table:table-cell table:formula="of:=[$'Parcel Time'.BA15]" office:value-type="float" office:value="0.00000000000022868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Time'.I16]" office:value-type="float" office:value="0" calcext:value-type="float">
            <text:p>0.00</text:p>
          </table:table-cell>
          <table:table-cell table:formula="of:=[$'Parcel Time'.J16]" office:value-type="float" office:value="65.0337" calcext:value-type="float">
            <text:p>65.03</text:p>
          </table:table-cell>
          <table:table-cell table:formula="of:=[$'Parcel Time'.K16]" office:value-type="float" office:value="0" calcext:value-type="float">
            <text:p>0.00</text:p>
          </table:table-cell>
          <table:table-cell table:formula="of:=[$'Parcel Time'.L16]" office:value-type="float" office:value="34.9663" calcext:value-type="float">
            <text:p>34.97</text:p>
          </table:table-cell>
          <table:table-cell table:formula="of:=[$'Parcel Time'.M16]" office:value-type="float" office:value="0" calcext:value-type="float">
            <text:p>0.00</text:p>
          </table:table-cell>
          <table:table-cell table:formula="of:=[$'Parcel Time'.N16]" office:value-type="float" office:value="0.0000000000000336875" calcext:value-type="float">
            <text:p>0.00</text:p>
          </table:table-cell>
          <table:table-cell table:formula="of:=[$'Parcel Time'.V16]" office:value-type="float" office:value="0" calcext:value-type="float">
            <text:p>0.00</text:p>
          </table:table-cell>
          <table:table-cell table:formula="of:=[$'Parcel Time'.W16]" office:value-type="float" office:value="65.0337" calcext:value-type="float">
            <text:p>65.03</text:p>
          </table:table-cell>
          <table:table-cell table:formula="of:=[$'Parcel Time'.X16]" office:value-type="float" office:value="0" calcext:value-type="float">
            <text:p>0.00</text:p>
          </table:table-cell>
          <table:table-cell table:formula="of:=[$'Parcel Time'.Y16]" office:value-type="float" office:value="34.9663" calcext:value-type="float">
            <text:p>34.97</text:p>
          </table:table-cell>
          <table:table-cell table:formula="of:=[$'Parcel Time'.Z16]" office:value-type="float" office:value="0" calcext:value-type="float">
            <text:p>0.00</text:p>
          </table:table-cell>
          <table:table-cell table:formula="of:=[$'Parcel Time'.AA16]" office:value-type="float" office:value="0.0000000000000336875" calcext:value-type="float">
            <text:p>0.00</text:p>
          </table:table-cell>
          <table:table-cell table:formula="of:=[$'Parcel Time'.AI16]" office:value-type="float" office:value="0" calcext:value-type="float">
            <text:p>0.00</text:p>
          </table:table-cell>
          <table:table-cell table:formula="of:=[$'Parcel Time'.AJ16]" office:value-type="float" office:value="65.0337" calcext:value-type="float">
            <text:p>65.03</text:p>
          </table:table-cell>
          <table:table-cell table:formula="of:=[$'Parcel Time'.AK16]" office:value-type="float" office:value="0" calcext:value-type="float">
            <text:p>0.00</text:p>
          </table:table-cell>
          <table:table-cell table:formula="of:=[$'Parcel Time'.AL16]" office:value-type="float" office:value="34.9663" calcext:value-type="float">
            <text:p>34.97</text:p>
          </table:table-cell>
          <table:table-cell table:formula="of:=[$'Parcel Time'.AM16]" office:value-type="float" office:value="0" calcext:value-type="float">
            <text:p>0.00</text:p>
          </table:table-cell>
          <table:table-cell table:formula="of:=[$'Parcel Time'.AN16]" office:value-type="float" office:value="0.0000000000000336875" calcext:value-type="float">
            <text:p>0.00</text:p>
          </table:table-cell>
          <table:table-cell table:formula="of:=[$'Parcel Time'.AV16]" office:value-type="float" office:value="0" calcext:value-type="float">
            <text:p>0.00</text:p>
          </table:table-cell>
          <table:table-cell table:formula="of:=[$'Parcel Time'.AW16]" office:value-type="float" office:value="11.3374" calcext:value-type="float">
            <text:p>11.34</text:p>
          </table:table-cell>
          <table:table-cell table:formula="of:=[$'Parcel Time'.AX16]" office:value-type="float" office:value="0" calcext:value-type="float">
            <text:p>0.00</text:p>
          </table:table-cell>
          <table:table-cell table:formula="of:=[$'Parcel Time'.AY16]" office:value-type="float" office:value="3.72561" calcext:value-type="float">
            <text:p>3.73</text:p>
          </table:table-cell>
          <table:table-cell table:formula="of:=[$'Parcel Time'.AZ16]" office:value-type="float" office:value="0" calcext:value-type="float">
            <text:p>0.00</text:p>
          </table:table-cell>
          <table:table-cell table:formula="of:=[$'Parcel Time'.BA16]" office:value-type="float" office:value="84.937" calcext:value-type="float">
            <text:p>84.9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Time'.I17]" office:value-type="float" office:value="0" calcext:value-type="float">
            <text:p>0.00</text:p>
          </table:table-cell>
          <table:table-cell table:formula="of:=[$'Parcel Time'.J17]" office:value-type="float" office:value="61.8536" calcext:value-type="float">
            <text:p>61.85</text:p>
          </table:table-cell>
          <table:table-cell table:formula="of:=[$'Parcel Time'.K17]" office:value-type="float" office:value="0" calcext:value-type="float">
            <text:p>0.00</text:p>
          </table:table-cell>
          <table:table-cell table:formula="of:=[$'Parcel Time'.L17]" office:value-type="float" office:value="38.1464" calcext:value-type="float">
            <text:p>38.15</text:p>
          </table:table-cell>
          <table:table-cell table:formula="of:=[$'Parcel Time'.M17]" office:value-type="float" office:value="0" calcext:value-type="float">
            <text:p>0.00</text:p>
          </table:table-cell>
          <table:table-cell table:formula="of:=[$'Parcel Time'.N17]" office:value-type="float" office:value="0.0000000000000328862" calcext:value-type="float">
            <text:p>0.00</text:p>
          </table:table-cell>
          <table:table-cell table:formula="of:=[$'Parcel Time'.V17]" office:value-type="float" office:value="0" calcext:value-type="float">
            <text:p>0.00</text:p>
          </table:table-cell>
          <table:table-cell table:formula="of:=[$'Parcel Time'.W17]" office:value-type="float" office:value="61.8536" calcext:value-type="float">
            <text:p>61.85</text:p>
          </table:table-cell>
          <table:table-cell table:formula="of:=[$'Parcel Time'.X17]" office:value-type="float" office:value="0" calcext:value-type="float">
            <text:p>0.00</text:p>
          </table:table-cell>
          <table:table-cell table:formula="of:=[$'Parcel Time'.Y17]" office:value-type="float" office:value="38.1464" calcext:value-type="float">
            <text:p>38.15</text:p>
          </table:table-cell>
          <table:table-cell table:formula="of:=[$'Parcel Time'.Z17]" office:value-type="float" office:value="0" calcext:value-type="float">
            <text:p>0.00</text:p>
          </table:table-cell>
          <table:table-cell table:formula="of:=[$'Parcel Time'.AA17]" office:value-type="float" office:value="0.0000000000000328862" calcext:value-type="float">
            <text:p>0.00</text:p>
          </table:table-cell>
          <table:table-cell table:formula="of:=[$'Parcel Time'.AI17]" office:value-type="float" office:value="0" calcext:value-type="float">
            <text:p>0.00</text:p>
          </table:table-cell>
          <table:table-cell table:formula="of:=[$'Parcel Time'.AJ17]" office:value-type="float" office:value="71.9949" calcext:value-type="float">
            <text:p>71.99</text:p>
          </table:table-cell>
          <table:table-cell table:formula="of:=[$'Parcel Time'.AK17]" office:value-type="float" office:value="0" calcext:value-type="float">
            <text:p>0.00</text:p>
          </table:table-cell>
          <table:table-cell table:formula="of:=[$'Parcel Time'.AL17]" office:value-type="float" office:value="28.0051" calcext:value-type="float">
            <text:p>28.01</text:p>
          </table:table-cell>
          <table:table-cell table:formula="of:=[$'Parcel Time'.AM17]" office:value-type="float" office:value="0" calcext:value-type="float">
            <text:p>0.00</text:p>
          </table:table-cell>
          <table:table-cell table:formula="of:=[$'Parcel Time'.AN17]" office:value-type="float" office:value="0.000000000000033443" calcext:value-type="float">
            <text:p>0.00</text:p>
          </table:table-cell>
          <table:table-cell table:formula="of:=[$'Parcel Time'.AV17]" office:value-type="float" office:value="0" calcext:value-type="float">
            <text:p>0.00</text:p>
          </table:table-cell>
          <table:table-cell table:formula="of:=[$'Parcel Time'.AW17]" office:value-type="float" office:value="71.9949" calcext:value-type="float">
            <text:p>71.99</text:p>
          </table:table-cell>
          <table:table-cell table:formula="of:=[$'Parcel Time'.AX17]" office:value-type="float" office:value="0" calcext:value-type="float">
            <text:p>0.00</text:p>
          </table:table-cell>
          <table:table-cell table:formula="of:=[$'Parcel Time'.AY17]" office:value-type="float" office:value="28.0051" calcext:value-type="float">
            <text:p>28.01</text:p>
          </table:table-cell>
          <table:table-cell table:formula="of:=[$'Parcel Time'.AZ17]" office:value-type="float" office:value="0" calcext:value-type="float">
            <text:p>0.00</text:p>
          </table:table-cell>
          <table:table-cell table:formula="of:=[$'Parcel Time'.BA17]" office:value-type="float" office:value="0.00000000000003344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Time'.I18]" office:value-type="float" office:value="0" calcext:value-type="float">
            <text:p>0.00</text:p>
          </table:table-cell>
          <table:table-cell table:formula="of:=[$'Parcel Time'.J18]" office:value-type="float" office:value="0" calcext:value-type="float">
            <text:p>0.00</text:p>
          </table:table-cell>
          <table:table-cell table:formula="of:=[$'Parcel Time'.K18]" office:value-type="float" office:value="0" calcext:value-type="float">
            <text:p>0.00</text:p>
          </table:table-cell>
          <table:table-cell table:formula="of:=[$'Parcel Time'.L18]" office:value-type="float" office:value="100" calcext:value-type="float">
            <text:p>100.00</text:p>
          </table:table-cell>
          <table:table-cell table:formula="of:=[$'Parcel Time'.M18]" office:value-type="float" office:value="0" calcext:value-type="float">
            <text:p>0.00</text:p>
          </table:table-cell>
          <table:table-cell table:formula="of:=[$'Parcel Time'.N18]" office:value-type="float" office:value="0" calcext:value-type="float">
            <text:p>0.00</text:p>
          </table:table-cell>
          <table:table-cell table:formula="of:=[$'Parcel Time'.V18]" office:value-type="float" office:value="0" calcext:value-type="float">
            <text:p>0.00</text:p>
          </table:table-cell>
          <table:table-cell table:formula="of:=[$'Parcel Time'.W18]" office:value-type="float" office:value="0" calcext:value-type="float">
            <text:p>0.00</text:p>
          </table:table-cell>
          <table:table-cell table:formula="of:=[$'Parcel Time'.X18]" office:value-type="float" office:value="0" calcext:value-type="float">
            <text:p>0.00</text:p>
          </table:table-cell>
          <table:table-cell table:formula="of:=[$'Parcel Time'.Y18]" office:value-type="float" office:value="100" calcext:value-type="float">
            <text:p>100.00</text:p>
          </table:table-cell>
          <table:table-cell table:formula="of:=[$'Parcel Time'.Z18]" office:value-type="float" office:value="0" calcext:value-type="float">
            <text:p>0.00</text:p>
          </table:table-cell>
          <table:table-cell table:formula="of:=[$'Parcel Time'.AA18]" office:value-type="float" office:value="0" calcext:value-type="float">
            <text:p>0.00</text:p>
          </table:table-cell>
          <table:table-cell table:formula="of:=[$'Parcel Time'.AI18]" office:value-type="float" office:value="0" calcext:value-type="float">
            <text:p>0.00</text:p>
          </table:table-cell>
          <table:table-cell table:formula="of:=[$'Parcel Time'.AJ18]" office:value-type="float" office:value="55.503" calcext:value-type="float">
            <text:p>55.50</text:p>
          </table:table-cell>
          <table:table-cell table:formula="of:=[$'Parcel Time'.AK18]" office:value-type="float" office:value="0" calcext:value-type="float">
            <text:p>0.00</text:p>
          </table:table-cell>
          <table:table-cell table:formula="of:=[$'Parcel Time'.AL18]" office:value-type="float" office:value="44.497" calcext:value-type="float">
            <text:p>44.50</text:p>
          </table:table-cell>
          <table:table-cell table:formula="of:=[$'Parcel Time'.AM18]" office:value-type="float" office:value="0" calcext:value-type="float">
            <text:p>0.00</text:p>
          </table:table-cell>
          <table:table-cell table:formula="of:=[$'Parcel Time'.AN18]" office:value-type="float" office:value="-0.000000000000141494" calcext:value-type="float">
            <text:p>0.00</text:p>
          </table:table-cell>
          <table:table-cell table:formula="of:=[$'Parcel Time'.AV18]" office:value-type="float" office:value="0" calcext:value-type="float">
            <text:p>0.00</text:p>
          </table:table-cell>
          <table:table-cell table:formula="of:=[$'Parcel Time'.AW18]" office:value-type="float" office:value="26.7724" calcext:value-type="float">
            <text:p>26.77</text:p>
          </table:table-cell>
          <table:table-cell table:formula="of:=[$'Parcel Time'.AX18]" office:value-type="float" office:value="0" calcext:value-type="float">
            <text:p>0.00</text:p>
          </table:table-cell>
          <table:table-cell table:formula="of:=[$'Parcel Time'.AY18]" office:value-type="float" office:value="11.311" calcext:value-type="float">
            <text:p>11.31</text:p>
          </table:table-cell>
          <table:table-cell table:formula="of:=[$'Parcel Time'.AZ18]" office:value-type="float" office:value="0" calcext:value-type="float">
            <text:p>0.00</text:p>
          </table:table-cell>
          <table:table-cell table:formula="of:=[$'Parcel Time'.BA18]" office:value-type="float" office:value="61.9167" calcext:value-type="float">
            <text:p>61.9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Time'.I19]" office:value-type="float" office:value="0" calcext:value-type="float">
            <text:p>0.00</text:p>
          </table:table-cell>
          <table:table-cell table:formula="of:=[$'Parcel Time'.J19]" office:value-type="float" office:value="0" calcext:value-type="float">
            <text:p>0.00</text:p>
          </table:table-cell>
          <table:table-cell table:formula="of:=[$'Parcel Time'.K19]" office:value-type="float" office:value="0" calcext:value-type="float">
            <text:p>0.00</text:p>
          </table:table-cell>
          <table:table-cell table:formula="of:=[$'Parcel Time'.L19]" office:value-type="float" office:value="100" calcext:value-type="float">
            <text:p>100.00</text:p>
          </table:table-cell>
          <table:table-cell table:formula="of:=[$'Parcel Time'.M19]" office:value-type="float" office:value="0" calcext:value-type="float">
            <text:p>0.00</text:p>
          </table:table-cell>
          <table:table-cell table:formula="of:=[$'Parcel Time'.N19]" office:value-type="float" office:value="0" calcext:value-type="float">
            <text:p>0.00</text:p>
          </table:table-cell>
          <table:table-cell table:formula="of:=[$'Parcel Time'.V19]" office:value-type="float" office:value="0" calcext:value-type="float">
            <text:p>0.00</text:p>
          </table:table-cell>
          <table:table-cell table:formula="of:=[$'Parcel Time'.W19]" office:value-type="float" office:value="54.5757" calcext:value-type="float">
            <text:p>54.58</text:p>
          </table:table-cell>
          <table:table-cell table:formula="of:=[$'Parcel Time'.X19]" office:value-type="float" office:value="0" calcext:value-type="float">
            <text:p>0.00</text:p>
          </table:table-cell>
          <table:table-cell table:formula="of:=[$'Parcel Time'.Y19]" office:value-type="float" office:value="45.4243" calcext:value-type="float">
            <text:p>45.42</text:p>
          </table:table-cell>
          <table:table-cell table:formula="of:=[$'Parcel Time'.Z19]" office:value-type="float" office:value="0" calcext:value-type="float">
            <text:p>0.00</text:p>
          </table:table-cell>
          <table:table-cell table:formula="of:=[$'Parcel Time'.AA19]" office:value-type="float" office:value="0.0000000000000294945" calcext:value-type="float">
            <text:p>0.00</text:p>
          </table:table-cell>
          <table:table-cell table:formula="of:=[$'Parcel Time'.AI19]" office:value-type="float" office:value="0" calcext:value-type="float">
            <text:p>0.00</text:p>
          </table:table-cell>
          <table:table-cell table:formula="of:=[$'Parcel Time'.AJ19]" office:value-type="float" office:value="55.5001" calcext:value-type="float">
            <text:p>55.50</text:p>
          </table:table-cell>
          <table:table-cell table:formula="of:=[$'Parcel Time'.AK19]" office:value-type="float" office:value="0" calcext:value-type="float">
            <text:p>0.00</text:p>
          </table:table-cell>
          <table:table-cell table:formula="of:=[$'Parcel Time'.AL19]" office:value-type="float" office:value="44.4999" calcext:value-type="float">
            <text:p>44.50</text:p>
          </table:table-cell>
          <table:table-cell table:formula="of:=[$'Parcel Time'.AM19]" office:value-type="float" office:value="0" calcext:value-type="float">
            <text:p>0.00</text:p>
          </table:table-cell>
          <table:table-cell table:formula="of:=[$'Parcel Time'.AN19]" office:value-type="float" office:value="-0.000000000000208419" calcext:value-type="float">
            <text:p>0.00</text:p>
          </table:table-cell>
          <table:table-cell table:formula="of:=[$'Parcel Time'.AV19]" office:value-type="float" office:value="0" calcext:value-type="float">
            <text:p>0.00</text:p>
          </table:table-cell>
          <table:table-cell table:formula="of:=[$'Parcel Time'.AW19]" office:value-type="float" office:value="16.2134" calcext:value-type="float">
            <text:p>16.21</text:p>
          </table:table-cell>
          <table:table-cell table:formula="of:=[$'Parcel Time'.AX19]" office:value-type="float" office:value="0" calcext:value-type="float">
            <text:p>0.00</text:p>
          </table:table-cell>
          <table:table-cell table:formula="of:=[$'Parcel Time'.AY19]" office:value-type="float" office:value="4.96951" calcext:value-type="float">
            <text:p>4.97</text:p>
          </table:table-cell>
          <table:table-cell table:formula="of:=[$'Parcel Time'.AZ19]" office:value-type="float" office:value="0" calcext:value-type="float">
            <text:p>0.00</text:p>
          </table:table-cell>
          <table:table-cell table:formula="of:=[$'Parcel Time'.BA19]" office:value-type="float" office:value="78.8171" calcext:value-type="float">
            <text:p>78.8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Time'.I20]" office:value-type="float" office:value="0" calcext:value-type="float">
            <text:p>0.00</text:p>
          </table:table-cell>
          <table:table-cell table:formula="of:=[$'Parcel Time'.J20]" office:value-type="float" office:value="62.0525" calcext:value-type="float">
            <text:p>62.05</text:p>
          </table:table-cell>
          <table:table-cell table:formula="of:=[$'Parcel Time'.K20]" office:value-type="float" office:value="0" calcext:value-type="float">
            <text:p>0.00</text:p>
          </table:table-cell>
          <table:table-cell table:formula="of:=[$'Parcel Time'.L20]" office:value-type="float" office:value="37.9475" calcext:value-type="float">
            <text:p>37.95</text:p>
          </table:table-cell>
          <table:table-cell table:formula="of:=[$'Parcel Time'.M20]" office:value-type="float" office:value="0" calcext:value-type="float">
            <text:p>0.00</text:p>
          </table:table-cell>
          <table:table-cell table:formula="of:=[$'Parcel Time'.N20]" office:value-type="float" office:value="-0.000000000000564236" calcext:value-type="float">
            <text:p>0.00</text:p>
          </table:table-cell>
          <table:table-cell table:formula="of:=[$'Parcel Time'.V20]" office:value-type="float" office:value="0" calcext:value-type="float">
            <text:p>0.00</text:p>
          </table:table-cell>
          <table:table-cell table:formula="of:=[$'Parcel Time'.W20]" office:value-type="float" office:value="62.0525" calcext:value-type="float">
            <text:p>62.05</text:p>
          </table:table-cell>
          <table:table-cell table:formula="of:=[$'Parcel Time'.X20]" office:value-type="float" office:value="0" calcext:value-type="float">
            <text:p>0.00</text:p>
          </table:table-cell>
          <table:table-cell table:formula="of:=[$'Parcel Time'.Y20]" office:value-type="float" office:value="37.9475" calcext:value-type="float">
            <text:p>37.95</text:p>
          </table:table-cell>
          <table:table-cell table:formula="of:=[$'Parcel Time'.Z20]" office:value-type="float" office:value="0" calcext:value-type="float">
            <text:p>0.00</text:p>
          </table:table-cell>
          <table:table-cell table:formula="of:=[$'Parcel Time'.AA20]" office:value-type="float" office:value="-0.000000000000564236" calcext:value-type="float">
            <text:p>0.00</text:p>
          </table:table-cell>
          <table:table-cell table:formula="of:=[$'Parcel Time'.AI20]" office:value-type="float" office:value="0" calcext:value-type="float">
            <text:p>0.00</text:p>
          </table:table-cell>
          <table:table-cell table:formula="of:=[$'Parcel Time'.AJ20]" office:value-type="float" office:value="77.9931" calcext:value-type="float">
            <text:p>77.99</text:p>
          </table:table-cell>
          <table:table-cell table:formula="of:=[$'Parcel Time'.AK20]" office:value-type="float" office:value="0" calcext:value-type="float">
            <text:p>0.00</text:p>
          </table:table-cell>
          <table:table-cell table:formula="of:=[$'Parcel Time'.AL20]" office:value-type="float" office:value="22.0069" calcext:value-type="float">
            <text:p>22.01</text:p>
          </table:table-cell>
          <table:table-cell table:formula="of:=[$'Parcel Time'.AM20]" office:value-type="float" office:value="0" calcext:value-type="float">
            <text:p>0.00</text:p>
          </table:table-cell>
          <table:table-cell table:formula="of:=[$'Parcel Time'.AN20]" office:value-type="float" office:value="-0.000000000000428809" calcext:value-type="float">
            <text:p>0.00</text:p>
          </table:table-cell>
          <table:table-cell table:formula="of:=[$'Parcel Time'.AV20]" office:value-type="float" office:value="0" calcext:value-type="float">
            <text:p>0.00</text:p>
          </table:table-cell>
          <table:table-cell table:formula="of:=[$'Parcel Time'.AW20]" office:value-type="float" office:value="10.0203" calcext:value-type="float">
            <text:p>10.02</text:p>
          </table:table-cell>
          <table:table-cell table:formula="of:=[$'Parcel Time'.AX20]" office:value-type="float" office:value="0" calcext:value-type="float">
            <text:p>0.00</text:p>
          </table:table-cell>
          <table:table-cell table:formula="of:=[$'Parcel Time'.AY20]" office:value-type="float" office:value="3.23171" calcext:value-type="float">
            <text:p>3.23</text:p>
          </table:table-cell>
          <table:table-cell table:formula="of:=[$'Parcel Time'.AZ20]" office:value-type="float" office:value="0" calcext:value-type="float">
            <text:p>0.00</text:p>
          </table:table-cell>
          <table:table-cell table:formula="of:=[$'Parcel Time'.BA20]" office:value-type="float" office:value="86.748" calcext:value-type="float">
            <text:p>86.75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Time'.I21]" office:value-type="float" office:value="0" calcext:value-type="float">
            <text:p>0.00</text:p>
          </table:table-cell>
          <table:table-cell table:formula="of:=[$'Parcel Time'.J21]" office:value-type="float" office:value="0" calcext:value-type="float">
            <text:p>0.00</text:p>
          </table:table-cell>
          <table:table-cell table:formula="of:=[$'Parcel Time'.K21]" office:value-type="float" office:value="0" calcext:value-type="float">
            <text:p>0.00</text:p>
          </table:table-cell>
          <table:table-cell table:formula="of:=[$'Parcel Time'.L21]" office:value-type="float" office:value="100" calcext:value-type="float">
            <text:p>100.00</text:p>
          </table:table-cell>
          <table:table-cell table:formula="of:=[$'Parcel Time'.M21]" office:value-type="float" office:value="0" calcext:value-type="float">
            <text:p>0.00</text:p>
          </table:table-cell>
          <table:table-cell table:formula="of:=[$'Parcel Time'.N21]" office:value-type="float" office:value="0" calcext:value-type="float">
            <text:p>0.00</text:p>
          </table:table-cell>
          <table:table-cell table:formula="of:=[$'Parcel Time'.V21]" office:value-type="float" office:value="0" calcext:value-type="float">
            <text:p>0.00</text:p>
          </table:table-cell>
          <table:table-cell table:formula="of:=[$'Parcel Time'.W21]" office:value-type="float" office:value="73.2407" calcext:value-type="float">
            <text:p>73.24</text:p>
          </table:table-cell>
          <table:table-cell table:formula="of:=[$'Parcel Time'.X21]" office:value-type="float" office:value="0" calcext:value-type="float">
            <text:p>0.00</text:p>
          </table:table-cell>
          <table:table-cell table:formula="of:=[$'Parcel Time'.Y21]" office:value-type="float" office:value="26.7593" calcext:value-type="float">
            <text:p>26.76</text:p>
          </table:table-cell>
          <table:table-cell table:formula="of:=[$'Parcel Time'.Z21]" office:value-type="float" office:value="0" calcext:value-type="float">
            <text:p>0.00</text:p>
          </table:table-cell>
          <table:table-cell table:formula="of:=[$'Parcel Time'.AA21]" office:value-type="float" office:value="-0.00000000000149962" calcext:value-type="float">
            <text:p>0.00</text:p>
          </table:table-cell>
          <table:table-cell table:formula="of:=[$'Parcel Time'.AI21]" office:value-type="float" office:value="0" calcext:value-type="float">
            <text:p>0.00</text:p>
          </table:table-cell>
          <table:table-cell table:formula="of:=[$'Parcel Time'.AJ21]" office:value-type="float" office:value="69.0308" calcext:value-type="float">
            <text:p>69.03</text:p>
          </table:table-cell>
          <table:table-cell table:formula="of:=[$'Parcel Time'.AK21]" office:value-type="float" office:value="0" calcext:value-type="float">
            <text:p>0.00</text:p>
          </table:table-cell>
          <table:table-cell table:formula="of:=[$'Parcel Time'.AL21]" office:value-type="float" office:value="30.9692" calcext:value-type="float">
            <text:p>30.97</text:p>
          </table:table-cell>
          <table:table-cell table:formula="of:=[$'Parcel Time'.AM21]" office:value-type="float" office:value="0" calcext:value-type="float">
            <text:p>0.00</text:p>
          </table:table-cell>
          <table:table-cell table:formula="of:=[$'Parcel Time'.AN21]" office:value-type="float" office:value="-0.00000000000034545" calcext:value-type="float">
            <text:p>0.00</text:p>
          </table:table-cell>
          <table:table-cell table:formula="of:=[$'Parcel Time'.AV21]" office:value-type="float" office:value="0" calcext:value-type="float">
            <text:p>0.00</text:p>
          </table:table-cell>
          <table:table-cell table:formula="of:=[$'Parcel Time'.AW21]" office:value-type="float" office:value="18.2297" calcext:value-type="float">
            <text:p>18.23</text:p>
          </table:table-cell>
          <table:table-cell table:formula="of:=[$'Parcel Time'.AX21]" office:value-type="float" office:value="0" calcext:value-type="float">
            <text:p>0.00</text:p>
          </table:table-cell>
          <table:table-cell table:formula="of:=[$'Parcel Time'.AY21]" office:value-type="float" office:value="8.5061" calcext:value-type="float">
            <text:p>8.51</text:p>
          </table:table-cell>
          <table:table-cell table:formula="of:=[$'Parcel Time'.AZ21]" office:value-type="float" office:value="0" calcext:value-type="float">
            <text:p>0.00</text:p>
          </table:table-cell>
          <table:table-cell table:formula="of:=[$'Parcel Time'.BA21]" office:value-type="float" office:value="73.2642" calcext:value-type="float">
            <text:p>73.26</text:p>
          </table:table-cell>
        </table:table-row>
        <table:table-row table:style-name="ro2">
          <table:table-cell table:style-name="ce114" office:value-type="string" calcext:value-type="string">
            <text:p>grubhub-11-9.tsp</text:p>
          </table:table-cell>
          <table:table-cell table:formula="of:=[$'Parcel Time'.I22]" office:value-type="float" office:value="0" calcext:value-type="float">
            <text:p>0.00</text:p>
          </table:table-cell>
          <table:table-cell table:formula="of:=[$'Parcel Time'.J22]" office:value-type="float" office:value="63.6277" calcext:value-type="float">
            <text:p>63.63</text:p>
          </table:table-cell>
          <table:table-cell table:formula="of:=[$'Parcel Time'.K22]" office:value-type="float" office:value="0" calcext:value-type="float">
            <text:p>0.00</text:p>
          </table:table-cell>
          <table:table-cell table:formula="of:=[$'Parcel Time'.L22]" office:value-type="float" office:value="36.3723" calcext:value-type="float">
            <text:p>36.37</text:p>
          </table:table-cell>
          <table:table-cell table:formula="of:=[$'Parcel Time'.M22]" office:value-type="float" office:value="0" calcext:value-type="float">
            <text:p>0.00</text:p>
          </table:table-cell>
          <table:table-cell table:formula="of:=[$'Parcel Time'.N22]" office:value-type="float" office:value="0.000000000000478684" calcext:value-type="float">
            <text:p>0.00</text:p>
          </table:table-cell>
          <table:table-cell table:formula="of:=[$'Parcel Time'.V22]" office:value-type="float" office:value="0" calcext:value-type="float">
            <text:p>0.00</text:p>
          </table:table-cell>
          <table:table-cell table:formula="of:=[$'Parcel Time'.W22]" office:value-type="float" office:value="63.6277" calcext:value-type="float">
            <text:p>63.63</text:p>
          </table:table-cell>
          <table:table-cell table:formula="of:=[$'Parcel Time'.X22]" office:value-type="float" office:value="0" calcext:value-type="float">
            <text:p>0.00</text:p>
          </table:table-cell>
          <table:table-cell table:formula="of:=[$'Parcel Time'.Y22]" office:value-type="float" office:value="36.3723" calcext:value-type="float">
            <text:p>36.37</text:p>
          </table:table-cell>
          <table:table-cell table:formula="of:=[$'Parcel Time'.Z22]" office:value-type="float" office:value="0" calcext:value-type="float">
            <text:p>0.00</text:p>
          </table:table-cell>
          <table:table-cell table:formula="of:=[$'Parcel Time'.AA22]" office:value-type="float" office:value="0.000000000000478684" calcext:value-type="float">
            <text:p>0.00</text:p>
          </table:table-cell>
          <table:table-cell table:formula="of:=[$'Parcel Time'.AI22]" office:value-type="float" office:value="0" calcext:value-type="float">
            <text:p>0.00</text:p>
          </table:table-cell>
          <table:table-cell table:formula="of:=[$'Parcel Time'.AJ22]" office:value-type="float" office:value="68.0094" calcext:value-type="float">
            <text:p>68.01</text:p>
          </table:table-cell>
          <table:table-cell table:formula="of:=[$'Parcel Time'.AK22]" office:value-type="float" office:value="0" calcext:value-type="float">
            <text:p>0.00</text:p>
          </table:table-cell>
          <table:table-cell table:formula="of:=[$'Parcel Time'.AL22]" office:value-type="float" office:value="31.9906" calcext:value-type="float">
            <text:p>31.99</text:p>
          </table:table-cell>
          <table:table-cell table:formula="of:=[$'Parcel Time'.AM22]" office:value-type="float" office:value="0" calcext:value-type="float">
            <text:p>0.00</text:p>
          </table:table-cell>
          <table:table-cell table:formula="of:=[$'Parcel Time'.AN22]" office:value-type="float" office:value="0.000000000000220101" calcext:value-type="float">
            <text:p>0.00</text:p>
          </table:table-cell>
          <table:table-cell table:formula="of:=[$'Parcel Time'.AV22]" office:value-type="float" office:value="0" calcext:value-type="float">
            <text:p>0.00</text:p>
          </table:table-cell>
          <table:table-cell table:formula="of:=[$'Parcel Time'.AW22]" office:value-type="float" office:value="85.2509" calcext:value-type="float">
            <text:p>85.25</text:p>
          </table:table-cell>
          <table:table-cell table:formula="of:=[$'Parcel Time'.AX22]" office:value-type="float" office:value="0" calcext:value-type="float">
            <text:p>0.00</text:p>
          </table:table-cell>
          <table:table-cell table:formula="of:=[$'Parcel Time'.AY22]" office:value-type="float" office:value="14.7491" calcext:value-type="float">
            <text:p>14.75</text:p>
          </table:table-cell>
          <table:table-cell table:formula="of:=[$'Parcel Time'.AZ22]" office:value-type="float" office:value="0" calcext:value-type="float">
            <text:p>0.00</text:p>
          </table:table-cell>
          <table:table-cell table:formula="of:=[$'Parcel Time'.BA22]" office:value-type="float" office:value="-0.00000000000029943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Time'.I23]" office:value-type="float" office:value="0" calcext:value-type="float">
            <text:p>0.00</text:p>
          </table:table-cell>
          <table:table-cell table:formula="of:=[$'Parcel Time'.J23]" office:value-type="float" office:value="0" calcext:value-type="float">
            <text:p>0.00</text:p>
          </table:table-cell>
          <table:table-cell table:formula="of:=[$'Parcel Time'.K23]" office:value-type="float" office:value="0" calcext:value-type="float">
            <text:p>0.00</text:p>
          </table:table-cell>
          <table:table-cell table:formula="of:=[$'Parcel Time'.L23]" office:value-type="float" office:value="100" calcext:value-type="float">
            <text:p>100.00</text:p>
          </table:table-cell>
          <table:table-cell table:formula="of:=[$'Parcel Time'.M23]" office:value-type="float" office:value="0" calcext:value-type="float">
            <text:p>0.00</text:p>
          </table:table-cell>
          <table:table-cell table:formula="of:=[$'Parcel Time'.N23]" office:value-type="float" office:value="0" calcext:value-type="float">
            <text:p>0.00</text:p>
          </table:table-cell>
          <table:table-cell table:formula="of:=[$'Parcel Time'.V23]" office:value-type="float" office:value="0" calcext:value-type="float">
            <text:p>0.00</text:p>
          </table:table-cell>
          <table:table-cell table:formula="of:=[$'Parcel Time'.W23]" office:value-type="float" office:value="0" calcext:value-type="float">
            <text:p>0.00</text:p>
          </table:table-cell>
          <table:table-cell table:formula="of:=[$'Parcel Time'.X23]" office:value-type="float" office:value="0" calcext:value-type="float">
            <text:p>0.00</text:p>
          </table:table-cell>
          <table:table-cell table:formula="of:=[$'Parcel Time'.Y23]" office:value-type="float" office:value="100" calcext:value-type="float">
            <text:p>100.00</text:p>
          </table:table-cell>
          <table:table-cell table:formula="of:=[$'Parcel Time'.Z23]" office:value-type="float" office:value="0" calcext:value-type="float">
            <text:p>0.00</text:p>
          </table:table-cell>
          <table:table-cell table:formula="of:=[$'Parcel Time'.AA23]" office:value-type="float" office:value="0" calcext:value-type="float">
            <text:p>0.00</text:p>
          </table:table-cell>
          <table:table-cell table:formula="of:=[$'Parcel Time'.AI23]" office:value-type="float" office:value="0" calcext:value-type="float">
            <text:p>0.00</text:p>
          </table:table-cell>
          <table:table-cell table:formula="of:=[$'Parcel Time'.AJ23]" office:value-type="float" office:value="13.5976" calcext:value-type="float">
            <text:p>13.60</text:p>
          </table:table-cell>
          <table:table-cell table:formula="of:=[$'Parcel Time'.AK23]" office:value-type="float" office:value="0" calcext:value-type="float">
            <text:p>0.00</text:p>
          </table:table-cell>
          <table:table-cell table:formula="of:=[$'Parcel Time'.AL23]" office:value-type="float" office:value="8.68902" calcext:value-type="float">
            <text:p>8.69</text:p>
          </table:table-cell>
          <table:table-cell table:formula="of:=[$'Parcel Time'.AM23]" office:value-type="float" office:value="0" calcext:value-type="float">
            <text:p>0.00</text:p>
          </table:table-cell>
          <table:table-cell table:formula="of:=[$'Parcel Time'.AN23]" office:value-type="float" office:value="77.7134" calcext:value-type="float">
            <text:p>77.71</text:p>
          </table:table-cell>
          <table:table-cell table:formula="of:=[$'Parcel Time'.AV23]" office:value-type="float" office:value="0" calcext:value-type="float">
            <text:p>0.00</text:p>
          </table:table-cell>
          <table:table-cell table:formula="of:=[$'Parcel Time'.AW23]" office:value-type="float" office:value="63.2202" calcext:value-type="float">
            <text:p>63.22</text:p>
          </table:table-cell>
          <table:table-cell table:formula="of:=[$'Parcel Time'.AX23]" office:value-type="float" office:value="0" calcext:value-type="float">
            <text:p>0.00</text:p>
          </table:table-cell>
          <table:table-cell table:formula="of:=[$'Parcel Time'.AY23]" office:value-type="float" office:value="36.7798" calcext:value-type="float">
            <text:p>36.78</text:p>
          </table:table-cell>
          <table:table-cell table:formula="of:=[$'Parcel Time'.AZ23]" office:value-type="float" office:value="0" calcext:value-type="float">
            <text:p>0.00</text:p>
          </table:table-cell>
          <table:table-cell table:formula="of:=[$'Parcel Time'.BA23]" office:value-type="float" office:value="-0.00000000000013955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Time'.I24]" office:value-type="float" office:value="0" calcext:value-type="float">
            <text:p>0.00</text:p>
          </table:table-cell>
          <table:table-cell table:formula="of:=[$'Parcel Time'.J24]" office:value-type="float" office:value="0" calcext:value-type="float">
            <text:p>0.00</text:p>
          </table:table-cell>
          <table:table-cell table:formula="of:=[$'Parcel Time'.K24]" office:value-type="float" office:value="0" calcext:value-type="float">
            <text:p>0.00</text:p>
          </table:table-cell>
          <table:table-cell table:formula="of:=[$'Parcel Time'.L24]" office:value-type="float" office:value="100" calcext:value-type="float">
            <text:p>100.00</text:p>
          </table:table-cell>
          <table:table-cell table:formula="of:=[$'Parcel Time'.M24]" office:value-type="float" office:value="0" calcext:value-type="float">
            <text:p>0.00</text:p>
          </table:table-cell>
          <table:table-cell table:formula="of:=[$'Parcel Time'.N24]" office:value-type="float" office:value="0" calcext:value-type="float">
            <text:p>0.00</text:p>
          </table:table-cell>
          <table:table-cell table:formula="of:=[$'Parcel Time'.V24]" office:value-type="float" office:value="0" calcext:value-type="float">
            <text:p>0.00</text:p>
          </table:table-cell>
          <table:table-cell table:formula="of:=[$'Parcel Time'.W24]" office:value-type="float" office:value="75.0746" calcext:value-type="float">
            <text:p>75.07</text:p>
          </table:table-cell>
          <table:table-cell table:formula="of:=[$'Parcel Time'.X24]" office:value-type="float" office:value="0" calcext:value-type="float">
            <text:p>0.00</text:p>
          </table:table-cell>
          <table:table-cell table:formula="of:=[$'Parcel Time'.Y24]" office:value-type="float" office:value="24.9254" calcext:value-type="float">
            <text:p>24.93</text:p>
          </table:table-cell>
          <table:table-cell table:formula="of:=[$'Parcel Time'.Z24]" office:value-type="float" office:value="0" calcext:value-type="float">
            <text:p>0.00</text:p>
          </table:table-cell>
          <table:table-cell table:formula="of:=[$'Parcel Time'.AA24]" office:value-type="float" office:value="0.000000000000622837" calcext:value-type="float">
            <text:p>0.00</text:p>
          </table:table-cell>
          <table:table-cell table:formula="of:=[$'Parcel Time'.AI24]" office:value-type="float" office:value="0" calcext:value-type="float">
            <text:p>0.00</text:p>
          </table:table-cell>
          <table:table-cell table:formula="of:=[$'Parcel Time'.AJ24]" office:value-type="float" office:value="79.7275" calcext:value-type="float">
            <text:p>79.73</text:p>
          </table:table-cell>
          <table:table-cell table:formula="of:=[$'Parcel Time'.AK24]" office:value-type="float" office:value="0" calcext:value-type="float">
            <text:p>0.00</text:p>
          </table:table-cell>
          <table:table-cell table:formula="of:=[$'Parcel Time'.AL24]" office:value-type="float" office:value="20.2725" calcext:value-type="float">
            <text:p>20.27</text:p>
          </table:table-cell>
          <table:table-cell table:formula="of:=[$'Parcel Time'.AM24]" office:value-type="float" office:value="0" calcext:value-type="float">
            <text:p>0.00</text:p>
          </table:table-cell>
          <table:table-cell table:formula="of:=[$'Parcel Time'.AN24]" office:value-type="float" office:value="0.000000000000633547" calcext:value-type="float">
            <text:p>0.00</text:p>
          </table:table-cell>
          <table:table-cell table:formula="of:=[$'Parcel Time'.AV24]" office:value-type="float" office:value="0" calcext:value-type="float">
            <text:p>0.00</text:p>
          </table:table-cell>
          <table:table-cell table:formula="of:=[$'Parcel Time'.AW24]" office:value-type="float" office:value="75.2137" calcext:value-type="float">
            <text:p>75.21</text:p>
          </table:table-cell>
          <table:table-cell table:formula="of:=[$'Parcel Time'.AX24]" office:value-type="float" office:value="0" calcext:value-type="float">
            <text:p>0.00</text:p>
          </table:table-cell>
          <table:table-cell table:formula="of:=[$'Parcel Time'.AY24]" office:value-type="float" office:value="24.7863" calcext:value-type="float">
            <text:p>24.79</text:p>
          </table:table-cell>
          <table:table-cell table:formula="of:=[$'Parcel Time'.AZ24]" office:value-type="float" office:value="0" calcext:value-type="float">
            <text:p>0.00</text:p>
          </table:table-cell>
          <table:table-cell table:formula="of:=[$'Parcel Time'.BA24]" office:value-type="float" office:value="0.00000000000073292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Time'.I25]" office:value-type="float" office:value="0" calcext:value-type="float">
            <text:p>0.00</text:p>
          </table:table-cell>
          <table:table-cell table:formula="of:=[$'Parcel Time'.J25]" office:value-type="float" office:value="0" calcext:value-type="float">
            <text:p>0.00</text:p>
          </table:table-cell>
          <table:table-cell table:formula="of:=[$'Parcel Time'.K25]" office:value-type="float" office:value="0" calcext:value-type="float">
            <text:p>0.00</text:p>
          </table:table-cell>
          <table:table-cell table:formula="of:=[$'Parcel Time'.L25]" office:value-type="float" office:value="100" calcext:value-type="float">
            <text:p>100.00</text:p>
          </table:table-cell>
          <table:table-cell table:formula="of:=[$'Parcel Time'.M25]" office:value-type="float" office:value="0" calcext:value-type="float">
            <text:p>0.00</text:p>
          </table:table-cell>
          <table:table-cell table:formula="of:=[$'Parcel Time'.N25]" office:value-type="float" office:value="0" calcext:value-type="float">
            <text:p>0.00</text:p>
          </table:table-cell>
          <table:table-cell table:formula="of:=[$'Parcel Time'.V25]" office:value-type="float" office:value="0" calcext:value-type="float">
            <text:p>0.00</text:p>
          </table:table-cell>
          <table:table-cell table:formula="of:=[$'Parcel Time'.W25]" office:value-type="float" office:value="12.1606" calcext:value-type="float">
            <text:p>12.16</text:p>
          </table:table-cell>
          <table:table-cell table:formula="of:=[$'Parcel Time'.X25]" office:value-type="float" office:value="0" calcext:value-type="float">
            <text:p>0.00</text:p>
          </table:table-cell>
          <table:table-cell table:formula="of:=[$'Parcel Time'.Y25]" office:value-type="float" office:value="2.57317" calcext:value-type="float">
            <text:p>2.57</text:p>
          </table:table-cell>
          <table:table-cell table:formula="of:=[$'Parcel Time'.Z25]" office:value-type="float" office:value="0" calcext:value-type="float">
            <text:p>0.00</text:p>
          </table:table-cell>
          <table:table-cell table:formula="of:=[$'Parcel Time'.AA25]" office:value-type="float" office:value="85.2663" calcext:value-type="float">
            <text:p>85.27</text:p>
          </table:table-cell>
          <table:table-cell table:formula="of:=[$'Parcel Time'.AI25]" office:value-type="float" office:value="0" calcext:value-type="float">
            <text:p>0.00</text:p>
          </table:table-cell>
          <table:table-cell table:formula="of:=[$'Parcel Time'.AJ25]" office:value-type="float" office:value="87.0512" calcext:value-type="float">
            <text:p>87.05</text:p>
          </table:table-cell>
          <table:table-cell table:formula="of:=[$'Parcel Time'.AK25]" office:value-type="float" office:value="0" calcext:value-type="float">
            <text:p>0.00</text:p>
          </table:table-cell>
          <table:table-cell table:formula="of:=[$'Parcel Time'.AL25]" office:value-type="float" office:value="12.9488" calcext:value-type="float">
            <text:p>12.95</text:p>
          </table:table-cell>
          <table:table-cell table:formula="of:=[$'Parcel Time'.AM25]" office:value-type="float" office:value="0" calcext:value-type="float">
            <text:p>0.00</text:p>
          </table:table-cell>
          <table:table-cell table:formula="of:=[$'Parcel Time'.AN25]" office:value-type="float" office:value="-0.000000000000337832" calcext:value-type="float">
            <text:p>0.00</text:p>
          </table:table-cell>
          <table:table-cell table:formula="of:=[$'Parcel Time'.AV25]" office:value-type="float" office:value="0" calcext:value-type="float">
            <text:p>0.00</text:p>
          </table:table-cell>
          <table:table-cell table:formula="of:=[$'Parcel Time'.AW25]" office:value-type="float" office:value="88.0876" calcext:value-type="float">
            <text:p>88.09</text:p>
          </table:table-cell>
          <table:table-cell table:formula="of:=[$'Parcel Time'.AX25]" office:value-type="float" office:value="0" calcext:value-type="float">
            <text:p>0.00</text:p>
          </table:table-cell>
          <table:table-cell table:formula="of:=[$'Parcel Time'.AY25]" office:value-type="float" office:value="11.9124" calcext:value-type="float">
            <text:p>11.91</text:p>
          </table:table-cell>
          <table:table-cell table:formula="of:=[$'Parcel Time'.AZ25]" office:value-type="float" office:value="0" calcext:value-type="float">
            <text:p>0.00</text:p>
          </table:table-cell>
          <table:table-cell table:formula="of:=[$'Parcel Time'.BA25]" office:value-type="float" office:value="0.00000000000038076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Time'.I26]" office:value-type="float" office:value="0" calcext:value-type="float">
            <text:p>0.00</text:p>
          </table:table-cell>
          <table:table-cell table:formula="of:=[$'Parcel Time'.J26]" office:value-type="float" office:value="0" calcext:value-type="float">
            <text:p>0.00</text:p>
          </table:table-cell>
          <table:table-cell table:formula="of:=[$'Parcel Time'.K26]" office:value-type="float" office:value="0" calcext:value-type="float">
            <text:p>0.00</text:p>
          </table:table-cell>
          <table:table-cell table:formula="of:=[$'Parcel Time'.L26]" office:value-type="float" office:value="100" calcext:value-type="float">
            <text:p>100.00</text:p>
          </table:table-cell>
          <table:table-cell table:formula="of:=[$'Parcel Time'.M26]" office:value-type="float" office:value="0" calcext:value-type="float">
            <text:p>0.00</text:p>
          </table:table-cell>
          <table:table-cell table:formula="of:=[$'Parcel Time'.N26]" office:value-type="float" office:value="0" calcext:value-type="float">
            <text:p>0.00</text:p>
          </table:table-cell>
          <table:table-cell table:formula="of:=[$'Parcel Time'.V26]" office:value-type="float" office:value="0" calcext:value-type="float">
            <text:p>0.00</text:p>
          </table:table-cell>
          <table:table-cell table:formula="of:=[$'Parcel Time'.W26]" office:value-type="float" office:value="0" calcext:value-type="float">
            <text:p>0.00</text:p>
          </table:table-cell>
          <table:table-cell table:formula="of:=[$'Parcel Time'.X26]" office:value-type="float" office:value="0" calcext:value-type="float">
            <text:p>0.00</text:p>
          </table:table-cell>
          <table:table-cell table:formula="of:=[$'Parcel Time'.Y26]" office:value-type="float" office:value="100" calcext:value-type="float">
            <text:p>100.00</text:p>
          </table:table-cell>
          <table:table-cell table:formula="of:=[$'Parcel Time'.Z26]" office:value-type="float" office:value="0" calcext:value-type="float">
            <text:p>0.00</text:p>
          </table:table-cell>
          <table:table-cell table:formula="of:=[$'Parcel Time'.AA26]" office:value-type="float" office:value="0" calcext:value-type="float">
            <text:p>0.00</text:p>
          </table:table-cell>
          <table:table-cell table:formula="of:=[$'Parcel Time'.AI26]" office:value-type="float" office:value="0" calcext:value-type="float">
            <text:p>0.00</text:p>
          </table:table-cell>
          <table:table-cell table:formula="of:=[$'Parcel Time'.AJ26]" office:value-type="float" office:value="16.1463" calcext:value-type="float">
            <text:p>16.15</text:p>
          </table:table-cell>
          <table:table-cell table:formula="of:=[$'Parcel Time'.AK26]" office:value-type="float" office:value="0" calcext:value-type="float">
            <text:p>0.00</text:p>
          </table:table-cell>
          <table:table-cell table:formula="of:=[$'Parcel Time'.AL26]" office:value-type="float" office:value="8.72561" calcext:value-type="float">
            <text:p>8.73</text:p>
          </table:table-cell>
          <table:table-cell table:formula="of:=[$'Parcel Time'.AM26]" office:value-type="float" office:value="0" calcext:value-type="float">
            <text:p>0.00</text:p>
          </table:table-cell>
          <table:table-cell table:formula="of:=[$'Parcel Time'.AN26]" office:value-type="float" office:value="75.128" calcext:value-type="float">
            <text:p>75.13</text:p>
          </table:table-cell>
          <table:table-cell table:formula="of:=[$'Parcel Time'.AV26]" office:value-type="float" office:value="0" calcext:value-type="float">
            <text:p>0.00</text:p>
          </table:table-cell>
          <table:table-cell table:formula="of:=[$'Parcel Time'.AW26]" office:value-type="float" office:value="26.8618" calcext:value-type="float">
            <text:p>26.86</text:p>
          </table:table-cell>
          <table:table-cell table:formula="of:=[$'Parcel Time'.AX26]" office:value-type="float" office:value="0" calcext:value-type="float">
            <text:p>0.00</text:p>
          </table:table-cell>
          <table:table-cell table:formula="of:=[$'Parcel Time'.AY26]" office:value-type="float" office:value="6.53049" calcext:value-type="float">
            <text:p>6.53</text:p>
          </table:table-cell>
          <table:table-cell table:formula="of:=[$'Parcel Time'.AZ26]" office:value-type="float" office:value="0" calcext:value-type="float">
            <text:p>0.00</text:p>
          </table:table-cell>
          <table:table-cell table:formula="of:=[$'Parcel Time'.BA26]" office:value-type="float" office:value="66.6077" calcext:value-type="float">
            <text:p>66.61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Time'.I27]" office:value-type="float" office:value="0" calcext:value-type="float">
            <text:p>0.00</text:p>
          </table:table-cell>
          <table:table-cell table:formula="of:=[$'Parcel Time'.J27]" office:value-type="float" office:value="0" calcext:value-type="float">
            <text:p>0.00</text:p>
          </table:table-cell>
          <table:table-cell table:formula="of:=[$'Parcel Time'.K27]" office:value-type="float" office:value="0" calcext:value-type="float">
            <text:p>0.00</text:p>
          </table:table-cell>
          <table:table-cell table:formula="of:=[$'Parcel Time'.L27]" office:value-type="float" office:value="100" calcext:value-type="float">
            <text:p>100.00</text:p>
          </table:table-cell>
          <table:table-cell table:formula="of:=[$'Parcel Time'.M27]" office:value-type="float" office:value="0" calcext:value-type="float">
            <text:p>0.00</text:p>
          </table:table-cell>
          <table:table-cell table:formula="of:=[$'Parcel Time'.N27]" office:value-type="float" office:value="0" calcext:value-type="float">
            <text:p>0.00</text:p>
          </table:table-cell>
          <table:table-cell table:formula="of:=[$'Parcel Time'.V27]" office:value-type="float" office:value="0" calcext:value-type="float">
            <text:p>0.00</text:p>
          </table:table-cell>
          <table:table-cell table:formula="of:=[$'Parcel Time'.W27]" office:value-type="float" office:value="0" calcext:value-type="float">
            <text:p>0.00</text:p>
          </table:table-cell>
          <table:table-cell table:formula="of:=[$'Parcel Time'.X27]" office:value-type="float" office:value="0" calcext:value-type="float">
            <text:p>0.00</text:p>
          </table:table-cell>
          <table:table-cell table:formula="of:=[$'Parcel Time'.Y27]" office:value-type="float" office:value="100" calcext:value-type="float">
            <text:p>100.00</text:p>
          </table:table-cell>
          <table:table-cell table:formula="of:=[$'Parcel Time'.Z27]" office:value-type="float" office:value="0" calcext:value-type="float">
            <text:p>0.00</text:p>
          </table:table-cell>
          <table:table-cell table:formula="of:=[$'Parcel Time'.AA27]" office:value-type="float" office:value="0" calcext:value-type="float">
            <text:p>0.00</text:p>
          </table:table-cell>
          <table:table-cell table:formula="of:=[$'Parcel Time'.AI27]" office:value-type="float" office:value="0" calcext:value-type="float">
            <text:p>0.00</text:p>
          </table:table-cell>
          <table:table-cell table:formula="of:=[$'Parcel Time'.AJ27]" office:value-type="float" office:value="69.1301" calcext:value-type="float">
            <text:p>69.13</text:p>
          </table:table-cell>
          <table:table-cell table:formula="of:=[$'Parcel Time'.AK27]" office:value-type="float" office:value="0" calcext:value-type="float">
            <text:p>0.00</text:p>
          </table:table-cell>
          <table:table-cell table:formula="of:=[$'Parcel Time'.AL27]" office:value-type="float" office:value="30.8699" calcext:value-type="float">
            <text:p>30.87</text:p>
          </table:table-cell>
          <table:table-cell table:formula="of:=[$'Parcel Time'.AM27]" office:value-type="float" office:value="0" calcext:value-type="float">
            <text:p>0.00</text:p>
          </table:table-cell>
          <table:table-cell table:formula="of:=[$'Parcel Time'.AN27]" office:value-type="float" office:value="0.000000000000299706" calcext:value-type="float">
            <text:p>0.00</text:p>
          </table:table-cell>
          <table:table-cell table:formula="of:=[$'Parcel Time'.AV27]" office:value-type="float" office:value="0" calcext:value-type="float">
            <text:p>0.00</text:p>
          </table:table-cell>
          <table:table-cell table:formula="of:=[$'Parcel Time'.AW27]" office:value-type="float" office:value="76.0483" calcext:value-type="float">
            <text:p>76.05</text:p>
          </table:table-cell>
          <table:table-cell table:formula="of:=[$'Parcel Time'.AX27]" office:value-type="float" office:value="0" calcext:value-type="float">
            <text:p>0.00</text:p>
          </table:table-cell>
          <table:table-cell table:formula="of:=[$'Parcel Time'.AY27]" office:value-type="float" office:value="23.9517" calcext:value-type="float">
            <text:p>23.95</text:p>
          </table:table-cell>
          <table:table-cell table:formula="of:=[$'Parcel Time'.AZ27]" office:value-type="float" office:value="0" calcext:value-type="float">
            <text:p>0.00</text:p>
          </table:table-cell>
          <table:table-cell table:formula="of:=[$'Parcel Time'.BA27]" office:value-type="float" office:value="0.00000000000040160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Time'.I28]" office:value-type="float" office:value="0" calcext:value-type="float">
            <text:p>0.00</text:p>
          </table:table-cell>
          <table:table-cell table:formula="of:=[$'Parcel Time'.J28]" office:value-type="float" office:value="0" calcext:value-type="float">
            <text:p>0.00</text:p>
          </table:table-cell>
          <table:table-cell table:formula="of:=[$'Parcel Time'.K28]" office:value-type="float" office:value="0" calcext:value-type="float">
            <text:p>0.00</text:p>
          </table:table-cell>
          <table:table-cell table:formula="of:=[$'Parcel Time'.L28]" office:value-type="float" office:value="100" calcext:value-type="float">
            <text:p>100.00</text:p>
          </table:table-cell>
          <table:table-cell table:formula="of:=[$'Parcel Time'.M28]" office:value-type="float" office:value="0" calcext:value-type="float">
            <text:p>0.00</text:p>
          </table:table-cell>
          <table:table-cell table:formula="of:=[$'Parcel Time'.N28]" office:value-type="float" office:value="0" calcext:value-type="float">
            <text:p>0.00</text:p>
          </table:table-cell>
          <table:table-cell table:formula="of:=[$'Parcel Time'.V28]" office:value-type="float" office:value="0" calcext:value-type="float">
            <text:p>0.00</text:p>
          </table:table-cell>
          <table:table-cell table:formula="of:=[$'Parcel Time'.W28]" office:value-type="float" office:value="0" calcext:value-type="float">
            <text:p>0.00</text:p>
          </table:table-cell>
          <table:table-cell table:formula="of:=[$'Parcel Time'.X28]" office:value-type="float" office:value="0" calcext:value-type="float">
            <text:p>0.00</text:p>
          </table:table-cell>
          <table:table-cell table:formula="of:=[$'Parcel Time'.Y28]" office:value-type="float" office:value="100" calcext:value-type="float">
            <text:p>100.00</text:p>
          </table:table-cell>
          <table:table-cell table:formula="of:=[$'Parcel Time'.Z28]" office:value-type="float" office:value="0" calcext:value-type="float">
            <text:p>0.00</text:p>
          </table:table-cell>
          <table:table-cell table:formula="of:=[$'Parcel Time'.AA28]" office:value-type="float" office:value="0" calcext:value-type="float">
            <text:p>0.00</text:p>
          </table:table-cell>
          <table:table-cell table:formula="of:=[$'Parcel Time'.AI28]" office:value-type="float" office:value="0" calcext:value-type="float">
            <text:p>0.00</text:p>
          </table:table-cell>
          <table:table-cell table:formula="of:=[$'Parcel Time'.AJ28]" office:value-type="float" office:value="0" calcext:value-type="float">
            <text:p>0.00</text:p>
          </table:table-cell>
          <table:table-cell table:formula="of:=[$'Parcel Time'.AK28]" office:value-type="float" office:value="0" calcext:value-type="float">
            <text:p>0.00</text:p>
          </table:table-cell>
          <table:table-cell table:formula="of:=[$'Parcel Time'.AL28]" office:value-type="float" office:value="100" calcext:value-type="float">
            <text:p>100.00</text:p>
          </table:table-cell>
          <table:table-cell table:formula="of:=[$'Parcel Time'.AM28]" office:value-type="float" office:value="0" calcext:value-type="float">
            <text:p>0.00</text:p>
          </table:table-cell>
          <table:table-cell table:formula="of:=[$'Parcel Time'.AN28]" office:value-type="float" office:value="0" calcext:value-type="float">
            <text:p>0.00</text:p>
          </table:table-cell>
          <table:table-cell table:formula="of:=[$'Parcel Time'.AV28]" office:value-type="float" office:value="0" calcext:value-type="float">
            <text:p>0.00</text:p>
          </table:table-cell>
          <table:table-cell table:formula="of:=[$'Parcel Time'.AW28]" office:value-type="float" office:value="17.5915" calcext:value-type="float">
            <text:p>17.59</text:p>
          </table:table-cell>
          <table:table-cell table:formula="of:=[$'Parcel Time'.AX28]" office:value-type="float" office:value="0" calcext:value-type="float">
            <text:p>0.00</text:p>
          </table:table-cell>
          <table:table-cell table:formula="of:=[$'Parcel Time'.AY28]" office:value-type="float" office:value="9.21951" calcext:value-type="float">
            <text:p>9.22</text:p>
          </table:table-cell>
          <table:table-cell table:formula="of:=[$'Parcel Time'.AZ28]" office:value-type="float" office:value="0" calcext:value-type="float">
            <text:p>0.00</text:p>
          </table:table-cell>
          <table:table-cell table:formula="of:=[$'Parcel Time'.BA28]" office:value-type="float" office:value="73.189" calcext:value-type="float">
            <text:p>73.19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Time'.I29]" office:value-type="float" office:value="0" calcext:value-type="float">
            <text:p>0.00</text:p>
          </table:table-cell>
          <table:table-cell table:formula="of:=[$'Parcel Time'.J29]" office:value-type="float" office:value="0" calcext:value-type="float">
            <text:p>0.00</text:p>
          </table:table-cell>
          <table:table-cell table:formula="of:=[$'Parcel Time'.K29]" office:value-type="float" office:value="0" calcext:value-type="float">
            <text:p>0.00</text:p>
          </table:table-cell>
          <table:table-cell table:formula="of:=[$'Parcel Time'.L29]" office:value-type="float" office:value="100" calcext:value-type="float">
            <text:p>100.00</text:p>
          </table:table-cell>
          <table:table-cell table:formula="of:=[$'Parcel Time'.M29]" office:value-type="float" office:value="0" calcext:value-type="float">
            <text:p>0.00</text:p>
          </table:table-cell>
          <table:table-cell table:formula="of:=[$'Parcel Time'.N29]" office:value-type="float" office:value="0" calcext:value-type="float">
            <text:p>0.00</text:p>
          </table:table-cell>
          <table:table-cell table:formula="of:=[$'Parcel Time'.V29]" office:value-type="float" office:value="0" calcext:value-type="float">
            <text:p>0.00</text:p>
          </table:table-cell>
          <table:table-cell table:formula="of:=[$'Parcel Time'.W29]" office:value-type="float" office:value="54.6738" calcext:value-type="float">
            <text:p>54.67</text:p>
          </table:table-cell>
          <table:table-cell table:formula="of:=[$'Parcel Time'.X29]" office:value-type="float" office:value="0" calcext:value-type="float">
            <text:p>0.00</text:p>
          </table:table-cell>
          <table:table-cell table:formula="of:=[$'Parcel Time'.Y29]" office:value-type="float" office:value="45.3262" calcext:value-type="float">
            <text:p>45.33</text:p>
          </table:table-cell>
          <table:table-cell table:formula="of:=[$'Parcel Time'.Z29]" office:value-type="float" office:value="0" calcext:value-type="float">
            <text:p>0.00</text:p>
          </table:table-cell>
          <table:table-cell table:formula="of:=[$'Parcel Time'.AA29]" office:value-type="float" office:value="-0.000000000000122434" calcext:value-type="float">
            <text:p>0.00</text:p>
          </table:table-cell>
          <table:table-cell table:formula="of:=[$'Parcel Time'.AI29]" office:value-type="float" office:value="0" calcext:value-type="float">
            <text:p>0.00</text:p>
          </table:table-cell>
          <table:table-cell table:formula="of:=[$'Parcel Time'.AJ29]" office:value-type="float" office:value="54.6738" calcext:value-type="float">
            <text:p>54.67</text:p>
          </table:table-cell>
          <table:table-cell table:formula="of:=[$'Parcel Time'.AK29]" office:value-type="float" office:value="0" calcext:value-type="float">
            <text:p>0.00</text:p>
          </table:table-cell>
          <table:table-cell table:formula="of:=[$'Parcel Time'.AL29]" office:value-type="float" office:value="45.3262" calcext:value-type="float">
            <text:p>45.33</text:p>
          </table:table-cell>
          <table:table-cell table:formula="of:=[$'Parcel Time'.AM29]" office:value-type="float" office:value="0" calcext:value-type="float">
            <text:p>0.00</text:p>
          </table:table-cell>
          <table:table-cell table:formula="of:=[$'Parcel Time'.AN29]" office:value-type="float" office:value="-0.000000000000122434" calcext:value-type="float">
            <text:p>0.00</text:p>
          </table:table-cell>
          <table:table-cell table:formula="of:=[$'Parcel Time'.AV29]" office:value-type="float" office:value="0" calcext:value-type="float">
            <text:p>0.00</text:p>
          </table:table-cell>
          <table:table-cell table:formula="of:=[$'Parcel Time'.AW29]" office:value-type="float" office:value="72.3596" calcext:value-type="float">
            <text:p>72.36</text:p>
          </table:table-cell>
          <table:table-cell table:formula="of:=[$'Parcel Time'.AX29]" office:value-type="float" office:value="0" calcext:value-type="float">
            <text:p>0.00</text:p>
          </table:table-cell>
          <table:table-cell table:formula="of:=[$'Parcel Time'.AY29]" office:value-type="float" office:value="27.6404" calcext:value-type="float">
            <text:p>27.64</text:p>
          </table:table-cell>
          <table:table-cell table:formula="of:=[$'Parcel Time'.AZ29]" office:value-type="float" office:value="0" calcext:value-type="float">
            <text:p>0.00</text:p>
          </table:table-cell>
          <table:table-cell table:formula="of:=[$'Parcel Time'.BA29]" office:value-type="float" office:value="0.000000000000052760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Time'.I30]" office:value-type="float" office:value="0" calcext:value-type="float">
            <text:p>0.00</text:p>
          </table:table-cell>
          <table:table-cell table:formula="of:=[$'Parcel Time'.J30]" office:value-type="float" office:value="0" calcext:value-type="float">
            <text:p>0.00</text:p>
          </table:table-cell>
          <table:table-cell table:formula="of:=[$'Parcel Time'.K30]" office:value-type="float" office:value="0" calcext:value-type="float">
            <text:p>0.00</text:p>
          </table:table-cell>
          <table:table-cell table:formula="of:=[$'Parcel Time'.L30]" office:value-type="float" office:value="100" calcext:value-type="float">
            <text:p>100.00</text:p>
          </table:table-cell>
          <table:table-cell table:formula="of:=[$'Parcel Time'.M30]" office:value-type="float" office:value="0" calcext:value-type="float">
            <text:p>0.00</text:p>
          </table:table-cell>
          <table:table-cell table:formula="of:=[$'Parcel Time'.N30]" office:value-type="float" office:value="0" calcext:value-type="float">
            <text:p>0.00</text:p>
          </table:table-cell>
          <table:table-cell table:formula="of:=[$'Parcel Time'.V30]" office:value-type="float" office:value="0" calcext:value-type="float">
            <text:p>0.00</text:p>
          </table:table-cell>
          <table:table-cell table:formula="of:=[$'Parcel Time'.W30]" office:value-type="float" office:value="75.4362" calcext:value-type="float">
            <text:p>75.44</text:p>
          </table:table-cell>
          <table:table-cell table:formula="of:=[$'Parcel Time'.X30]" office:value-type="float" office:value="0" calcext:value-type="float">
            <text:p>0.00</text:p>
          </table:table-cell>
          <table:table-cell table:formula="of:=[$'Parcel Time'.Y30]" office:value-type="float" office:value="24.5638" calcext:value-type="float">
            <text:p>24.56</text:p>
          </table:table-cell>
          <table:table-cell table:formula="of:=[$'Parcel Time'.Z30]" office:value-type="float" office:value="0" calcext:value-type="float">
            <text:p>0.00</text:p>
          </table:table-cell>
          <table:table-cell table:formula="of:=[$'Parcel Time'.AA30]" office:value-type="float" office:value="0.0000000000000977446" calcext:value-type="float">
            <text:p>0.00</text:p>
          </table:table-cell>
          <table:table-cell table:formula="of:=[$'Parcel Time'.AI30]" office:value-type="float" office:value="0" calcext:value-type="float">
            <text:p>0.00</text:p>
          </table:table-cell>
          <table:table-cell table:formula="of:=[$'Parcel Time'.AJ30]" office:value-type="float" office:value="73.5239" calcext:value-type="float">
            <text:p>73.52</text:p>
          </table:table-cell>
          <table:table-cell table:formula="of:=[$'Parcel Time'.AK30]" office:value-type="float" office:value="0" calcext:value-type="float">
            <text:p>0.00</text:p>
          </table:table-cell>
          <table:table-cell table:formula="of:=[$'Parcel Time'.AL30]" office:value-type="float" office:value="26.4761" calcext:value-type="float">
            <text:p>26.48</text:p>
          </table:table-cell>
          <table:table-cell table:formula="of:=[$'Parcel Time'.AM30]" office:value-type="float" office:value="0" calcext:value-type="float">
            <text:p>0.00</text:p>
          </table:table-cell>
          <table:table-cell table:formula="of:=[$'Parcel Time'.AN30]" office:value-type="float" office:value="0.000000000000106165" calcext:value-type="float">
            <text:p>0.00</text:p>
          </table:table-cell>
          <table:table-cell table:formula="of:=[$'Parcel Time'.AV30]" office:value-type="float" office:value="0" calcext:value-type="float">
            <text:p>0.00</text:p>
          </table:table-cell>
          <table:table-cell table:formula="of:=[$'Parcel Time'.AW30]" office:value-type="float" office:value="79.2779" calcext:value-type="float">
            <text:p>79.28</text:p>
          </table:table-cell>
          <table:table-cell table:formula="of:=[$'Parcel Time'.AX30]" office:value-type="float" office:value="0" calcext:value-type="float">
            <text:p>0.00</text:p>
          </table:table-cell>
          <table:table-cell table:formula="of:=[$'Parcel Time'.AY30]" office:value-type="float" office:value="20.7221" calcext:value-type="float">
            <text:p>20.72</text:p>
          </table:table-cell>
          <table:table-cell table:formula="of:=[$'Parcel Time'.AZ30]" office:value-type="float" office:value="0" calcext:value-type="float">
            <text:p>0.00</text:p>
          </table:table-cell>
          <table:table-cell table:formula="of:=[$'Parcel Time'.BA30]" office:value-type="float" office:value="0.00000000000032820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Time'.I31]" office:value-type="float" office:value="0" calcext:value-type="float">
            <text:p>0.00</text:p>
          </table:table-cell>
          <table:table-cell table:formula="of:=[$'Parcel Time'.J31]" office:value-type="float" office:value="0" calcext:value-type="float">
            <text:p>0.00</text:p>
          </table:table-cell>
          <table:table-cell table:formula="of:=[$'Parcel Time'.K31]" office:value-type="float" office:value="0" calcext:value-type="float">
            <text:p>0.00</text:p>
          </table:table-cell>
          <table:table-cell table:formula="of:=[$'Parcel Time'.L31]" office:value-type="float" office:value="100" calcext:value-type="float">
            <text:p>100.00</text:p>
          </table:table-cell>
          <table:table-cell table:formula="of:=[$'Parcel Time'.M31]" office:value-type="float" office:value="0" calcext:value-type="float">
            <text:p>0.00</text:p>
          </table:table-cell>
          <table:table-cell table:formula="of:=[$'Parcel Time'.N31]" office:value-type="float" office:value="0" calcext:value-type="float">
            <text:p>0.00</text:p>
          </table:table-cell>
          <table:table-cell table:formula="of:=[$'Parcel Time'.V31]" office:value-type="float" office:value="0" calcext:value-type="float">
            <text:p>0.00</text:p>
          </table:table-cell>
          <table:table-cell table:formula="of:=[$'Parcel Time'.W31]" office:value-type="float" office:value="80.6947" calcext:value-type="float">
            <text:p>80.69</text:p>
          </table:table-cell>
          <table:table-cell table:formula="of:=[$'Parcel Time'.X31]" office:value-type="float" office:value="0" calcext:value-type="float">
            <text:p>0.00</text:p>
          </table:table-cell>
          <table:table-cell table:formula="of:=[$'Parcel Time'.Y31]" office:value-type="float" office:value="19.3053" calcext:value-type="float">
            <text:p>19.31</text:p>
          </table:table-cell>
          <table:table-cell table:formula="of:=[$'Parcel Time'.Z31]" office:value-type="float" office:value="0" calcext:value-type="float">
            <text:p>0.00</text:p>
          </table:table-cell>
          <table:table-cell table:formula="of:=[$'Parcel Time'.AA31]" office:value-type="float" office:value="0.000000000000149944" calcext:value-type="float">
            <text:p>0.00</text:p>
          </table:table-cell>
          <table:table-cell table:formula="of:=[$'Parcel Time'.AI31]" office:value-type="float" office:value="0" calcext:value-type="float">
            <text:p>0.00</text:p>
          </table:table-cell>
          <table:table-cell table:formula="of:=[$'Parcel Time'.AJ31]" office:value-type="float" office:value="86.8513" calcext:value-type="float">
            <text:p>86.85</text:p>
          </table:table-cell>
          <table:table-cell table:formula="of:=[$'Parcel Time'.AK31]" office:value-type="float" office:value="0" calcext:value-type="float">
            <text:p>0.00</text:p>
          </table:table-cell>
          <table:table-cell table:formula="of:=[$'Parcel Time'.AL31]" office:value-type="float" office:value="13.1487" calcext:value-type="float">
            <text:p>13.15</text:p>
          </table:table-cell>
          <table:table-cell table:formula="of:=[$'Parcel Time'.AM31]" office:value-type="float" office:value="0" calcext:value-type="float">
            <text:p>0.00</text:p>
          </table:table-cell>
          <table:table-cell table:formula="of:=[$'Parcel Time'.AN31]" office:value-type="float" office:value="0.0000000000000811174" calcext:value-type="float">
            <text:p>0.00</text:p>
          </table:table-cell>
          <table:table-cell table:formula="of:=[$'Parcel Time'.AV31]" office:value-type="float" office:value="0" calcext:value-type="float">
            <text:p>0.00</text:p>
          </table:table-cell>
          <table:table-cell table:formula="of:=[$'Parcel Time'.AW31]" office:value-type="float" office:value="34.7093" calcext:value-type="float">
            <text:p>34.71</text:p>
          </table:table-cell>
          <table:table-cell table:formula="of:=[$'Parcel Time'.AX31]" office:value-type="float" office:value="0" calcext:value-type="float">
            <text:p>0.00</text:p>
          </table:table-cell>
          <table:table-cell table:formula="of:=[$'Parcel Time'.AY31]" office:value-type="float" office:value="4.62805" calcext:value-type="float">
            <text:p>4.63</text:p>
          </table:table-cell>
          <table:table-cell table:formula="of:=[$'Parcel Time'.AZ31]" office:value-type="float" office:value="0" calcext:value-type="float">
            <text:p>0.00</text:p>
          </table:table-cell>
          <table:table-cell table:formula="of:=[$'Parcel Time'.BA31]" office:value-type="float" office:value="60.6626" calcext:value-type="float">
            <text:p>60.66</text:p>
          </table:table-cell>
        </table:table-row>
        <table:table-row table:style-name="ro2">
          <table:table-cell table:style-name="ce114" office:value-type="string" calcext:value-type="string">
            <text:p>grubhub-12-9.tsp</text:p>
          </table:table-cell>
          <table:table-cell table:formula="of:=[$'Parcel Time'.I32]" office:value-type="float" office:value="0" calcext:value-type="float">
            <text:p>0.00</text:p>
          </table:table-cell>
          <table:table-cell table:formula="of:=[$'Parcel Time'.J32]" office:value-type="float" office:value="0" calcext:value-type="float">
            <text:p>0.00</text:p>
          </table:table-cell>
          <table:table-cell table:formula="of:=[$'Parcel Time'.K32]" office:value-type="float" office:value="0" calcext:value-type="float">
            <text:p>0.00</text:p>
          </table:table-cell>
          <table:table-cell table:formula="of:=[$'Parcel Time'.L32]" office:value-type="float" office:value="100" calcext:value-type="float">
            <text:p>100.00</text:p>
          </table:table-cell>
          <table:table-cell table:formula="of:=[$'Parcel Time'.M32]" office:value-type="float" office:value="0" calcext:value-type="float">
            <text:p>0.00</text:p>
          </table:table-cell>
          <table:table-cell table:formula="of:=[$'Parcel Time'.N32]" office:value-type="float" office:value="0" calcext:value-type="float">
            <text:p>0.00</text:p>
          </table:table-cell>
          <table:table-cell table:formula="of:=[$'Parcel Time'.V32]" office:value-type="float" office:value="0" calcext:value-type="float">
            <text:p>0.00</text:p>
          </table:table-cell>
          <table:table-cell table:formula="of:=[$'Parcel Time'.W32]" office:value-type="float" office:value="58.2546" calcext:value-type="float">
            <text:p>58.25</text:p>
          </table:table-cell>
          <table:table-cell table:formula="of:=[$'Parcel Time'.X32]" office:value-type="float" office:value="0" calcext:value-type="float">
            <text:p>0.00</text:p>
          </table:table-cell>
          <table:table-cell table:formula="of:=[$'Parcel Time'.Y32]" office:value-type="float" office:value="41.7454" calcext:value-type="float">
            <text:p>41.75</text:p>
          </table:table-cell>
          <table:table-cell table:formula="of:=[$'Parcel Time'.Z32]" office:value-type="float" office:value="0" calcext:value-type="float">
            <text:p>0.00</text:p>
          </table:table-cell>
          <table:table-cell table:formula="of:=[$'Parcel Time'.AA32]" office:value-type="float" office:value="-0.000000000000150171" calcext:value-type="float">
            <text:p>0.00</text:p>
          </table:table-cell>
          <table:table-cell table:formula="of:=[$'Parcel Time'.AI32]" office:value-type="float" office:value="0" calcext:value-type="float">
            <text:p>0.00</text:p>
          </table:table-cell>
          <table:table-cell table:formula="of:=[$'Parcel Time'.AJ32]" office:value-type="float" office:value="18.4451" calcext:value-type="float">
            <text:p>18.45</text:p>
          </table:table-cell>
          <table:table-cell table:formula="of:=[$'Parcel Time'.AK32]" office:value-type="float" office:value="0" calcext:value-type="float">
            <text:p>0.00</text:p>
          </table:table-cell>
          <table:table-cell table:formula="of:=[$'Parcel Time'.AL32]" office:value-type="float" office:value="7.70732" calcext:value-type="float">
            <text:p>7.71</text:p>
          </table:table-cell>
          <table:table-cell table:formula="of:=[$'Parcel Time'.AM32]" office:value-type="float" office:value="0" calcext:value-type="float">
            <text:p>0.00</text:p>
          </table:table-cell>
          <table:table-cell table:formula="of:=[$'Parcel Time'.AN32]" office:value-type="float" office:value="73.8476" calcext:value-type="float">
            <text:p>73.85</text:p>
          </table:table-cell>
          <table:table-cell table:formula="of:=[$'Parcel Time'.AV32]" office:value-type="float" office:value="0" calcext:value-type="float">
            <text:p>0.00</text:p>
          </table:table-cell>
          <table:table-cell table:formula="of:=[$'Parcel Time'.AW32]" office:value-type="float" office:value="28.1199" calcext:value-type="float">
            <text:p>28.12</text:p>
          </table:table-cell>
          <table:table-cell table:formula="of:=[$'Parcel Time'.AX32]" office:value-type="float" office:value="0" calcext:value-type="float">
            <text:p>0.00</text:p>
          </table:table-cell>
          <table:table-cell table:formula="of:=[$'Parcel Time'.AY32]" office:value-type="float" office:value="2.98171" calcext:value-type="float">
            <text:p>2.98</text:p>
          </table:table-cell>
          <table:table-cell table:formula="of:=[$'Parcel Time'.AZ32]" office:value-type="float" office:value="0" calcext:value-type="float">
            <text:p>0.00</text:p>
          </table:table-cell>
          <table:table-cell table:formula="of:=[$'Parcel Time'.BA32]" office:value-type="float" office:value="68.8984" calcext:value-type="float">
            <text:p>68.9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Time'.I33]" office:value-type="float" office:value="0" calcext:value-type="float">
            <text:p>0.00</text:p>
          </table:table-cell>
          <table:table-cell table:formula="of:=[$'Parcel Time'.J33]" office:value-type="float" office:value="0" calcext:value-type="float">
            <text:p>0.00</text:p>
          </table:table-cell>
          <table:table-cell table:formula="of:=[$'Parcel Time'.K33]" office:value-type="float" office:value="0" calcext:value-type="float">
            <text:p>0.00</text:p>
          </table:table-cell>
          <table:table-cell table:formula="of:=[$'Parcel Time'.L33]" office:value-type="float" office:value="100" calcext:value-type="float">
            <text:p>100.00</text:p>
          </table:table-cell>
          <table:table-cell table:formula="of:=[$'Parcel Time'.M33]" office:value-type="float" office:value="0" calcext:value-type="float">
            <text:p>0.00</text:p>
          </table:table-cell>
          <table:table-cell table:formula="of:=[$'Parcel Time'.N33]" office:value-type="float" office:value="0" calcext:value-type="float">
            <text:p>0.00</text:p>
          </table:table-cell>
          <table:table-cell table:formula="of:=[$'Parcel Time'.V33]" office:value-type="float" office:value="0" calcext:value-type="float">
            <text:p>0.00</text:p>
          </table:table-cell>
          <table:table-cell table:formula="of:=[$'Parcel Time'.W33]" office:value-type="float" office:value="69.6247" calcext:value-type="float">
            <text:p>69.62</text:p>
          </table:table-cell>
          <table:table-cell table:formula="of:=[$'Parcel Time'.X33]" office:value-type="float" office:value="0" calcext:value-type="float">
            <text:p>0.00</text:p>
          </table:table-cell>
          <table:table-cell table:formula="of:=[$'Parcel Time'.Y33]" office:value-type="float" office:value="30.3753" calcext:value-type="float">
            <text:p>30.38</text:p>
          </table:table-cell>
          <table:table-cell table:formula="of:=[$'Parcel Time'.Z33]" office:value-type="float" office:value="0" calcext:value-type="float">
            <text:p>0.00</text:p>
          </table:table-cell>
          <table:table-cell table:formula="of:=[$'Parcel Time'.AA33]" office:value-type="float" office:value="0.000000000000171342" calcext:value-type="float">
            <text:p>0.00</text:p>
          </table:table-cell>
          <table:table-cell table:formula="of:=[$'Parcel Time'.AI33]" office:value-type="float" office:value="0" calcext:value-type="float">
            <text:p>0.00</text:p>
          </table:table-cell>
          <table:table-cell table:formula="of:=[$'Parcel Time'.AJ33]" office:value-type="float" office:value="17.9736" calcext:value-type="float">
            <text:p>17.97</text:p>
          </table:table-cell>
          <table:table-cell table:formula="of:=[$'Parcel Time'.AK33]" office:value-type="float" office:value="0" calcext:value-type="float">
            <text:p>0.00</text:p>
          </table:table-cell>
          <table:table-cell table:formula="of:=[$'Parcel Time'.AL33]" office:value-type="float" office:value="12.1707" calcext:value-type="float">
            <text:p>12.17</text:p>
          </table:table-cell>
          <table:table-cell table:formula="of:=[$'Parcel Time'.AM33]" office:value-type="float" office:value="0" calcext:value-type="float">
            <text:p>0.00</text:p>
          </table:table-cell>
          <table:table-cell table:formula="of:=[$'Parcel Time'.AN33]" office:value-type="float" office:value="69.8557" calcext:value-type="float">
            <text:p>69.86</text:p>
          </table:table-cell>
          <table:table-cell table:formula="of:=[$'Parcel Time'.AV33]" office:value-type="float" office:value="0" calcext:value-type="float">
            <text:p>0.00</text:p>
          </table:table-cell>
          <table:table-cell table:formula="of:=[$'Parcel Time'.AW33]" office:value-type="float" office:value="22.9045" calcext:value-type="float">
            <text:p>22.90</text:p>
          </table:table-cell>
          <table:table-cell table:formula="of:=[$'Parcel Time'.AX33]" office:value-type="float" office:value="0" calcext:value-type="float">
            <text:p>0.00</text:p>
          </table:table-cell>
          <table:table-cell table:formula="of:=[$'Parcel Time'.AY33]" office:value-type="float" office:value="12.1707" calcext:value-type="float">
            <text:p>12.17</text:p>
          </table:table-cell>
          <table:table-cell table:formula="of:=[$'Parcel Time'.AZ33]" office:value-type="float" office:value="0" calcext:value-type="float">
            <text:p>0.00</text:p>
          </table:table-cell>
          <table:table-cell table:formula="of:=[$'Parcel Time'.BA33]" office:value-type="float" office:value="64.9248" calcext:value-type="float">
            <text:p>64.9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Time'.I34]" office:value-type="float" office:value="0" calcext:value-type="float">
            <text:p>0.00</text:p>
          </table:table-cell>
          <table:table-cell table:formula="of:=[$'Parcel Time'.J34]" office:value-type="float" office:value="0" calcext:value-type="float">
            <text:p>0.00</text:p>
          </table:table-cell>
          <table:table-cell table:formula="of:=[$'Parcel Time'.K34]" office:value-type="float" office:value="0" calcext:value-type="float">
            <text:p>0.00</text:p>
          </table:table-cell>
          <table:table-cell table:formula="of:=[$'Parcel Time'.L34]" office:value-type="float" office:value="100" calcext:value-type="float">
            <text:p>100.00</text:p>
          </table:table-cell>
          <table:table-cell table:formula="of:=[$'Parcel Time'.M34]" office:value-type="float" office:value="0" calcext:value-type="float">
            <text:p>0.00</text:p>
          </table:table-cell>
          <table:table-cell table:formula="of:=[$'Parcel Time'.N34]" office:value-type="float" office:value="0" calcext:value-type="float">
            <text:p>0.00</text:p>
          </table:table-cell>
          <table:table-cell table:formula="of:=[$'Parcel Time'.V34]" office:value-type="float" office:value="0" calcext:value-type="float">
            <text:p>0.00</text:p>
          </table:table-cell>
          <table:table-cell table:formula="of:=[$'Parcel Time'.W34]" office:value-type="float" office:value="0" calcext:value-type="float">
            <text:p>0.00</text:p>
          </table:table-cell>
          <table:table-cell table:formula="of:=[$'Parcel Time'.X34]" office:value-type="float" office:value="0" calcext:value-type="float">
            <text:p>0.00</text:p>
          </table:table-cell>
          <table:table-cell table:formula="of:=[$'Parcel Time'.Y34]" office:value-type="float" office:value="100" calcext:value-type="float">
            <text:p>100.00</text:p>
          </table:table-cell>
          <table:table-cell table:formula="of:=[$'Parcel Time'.Z34]" office:value-type="float" office:value="0" calcext:value-type="float">
            <text:p>0.00</text:p>
          </table:table-cell>
          <table:table-cell table:formula="of:=[$'Parcel Time'.AA34]" office:value-type="float" office:value="0" calcext:value-type="float">
            <text:p>0.00</text:p>
          </table:table-cell>
          <table:table-cell table:formula="of:=[$'Parcel Time'.AI34]" office:value-type="float" office:value="0" calcext:value-type="float">
            <text:p>0.00</text:p>
          </table:table-cell>
          <table:table-cell table:formula="of:=[$'Parcel Time'.AJ34]" office:value-type="float" office:value="90.2845" calcext:value-type="float">
            <text:p>90.28</text:p>
          </table:table-cell>
          <table:table-cell table:formula="of:=[$'Parcel Time'.AK34]" office:value-type="float" office:value="0" calcext:value-type="float">
            <text:p>0.00</text:p>
          </table:table-cell>
          <table:table-cell table:formula="of:=[$'Parcel Time'.AL34]" office:value-type="float" office:value="9.71549" calcext:value-type="float">
            <text:p>9.72</text:p>
          </table:table-cell>
          <table:table-cell table:formula="of:=[$'Parcel Time'.AM34]" office:value-type="float" office:value="0" calcext:value-type="float">
            <text:p>0.00</text:p>
          </table:table-cell>
          <table:table-cell table:formula="of:=[$'Parcel Time'.AN34]" office:value-type="float" office:value="0.000000000000119314" calcext:value-type="float">
            <text:p>0.00</text:p>
          </table:table-cell>
          <table:table-cell table:formula="of:=[$'Parcel Time'.AV34]" office:value-type="float" office:value="0" calcext:value-type="float">
            <text:p>0.00</text:p>
          </table:table-cell>
          <table:table-cell table:formula="of:=[$'Parcel Time'.AW34]" office:value-type="float" office:value="83.7415" calcext:value-type="float">
            <text:p>83.74</text:p>
          </table:table-cell>
          <table:table-cell table:formula="of:=[$'Parcel Time'.AX34]" office:value-type="float" office:value="0" calcext:value-type="float">
            <text:p>0.00</text:p>
          </table:table-cell>
          <table:table-cell table:formula="of:=[$'Parcel Time'.AY34]" office:value-type="float" office:value="16.2585" calcext:value-type="float">
            <text:p>16.26</text:p>
          </table:table-cell>
          <table:table-cell table:formula="of:=[$'Parcel Time'.AZ34]" office:value-type="float" office:value="0" calcext:value-type="float">
            <text:p>0.00</text:p>
          </table:table-cell>
          <table:table-cell table:formula="of:=[$'Parcel Time'.BA34]" office:value-type="float" office:value="-0.000000000000349693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Time'.I35]" office:value-type="float" office:value="0" calcext:value-type="float">
            <text:p>0.00</text:p>
          </table:table-cell>
          <table:table-cell table:formula="of:=[$'Parcel Time'.J35]" office:value-type="float" office:value="0" calcext:value-type="float">
            <text:p>0.00</text:p>
          </table:table-cell>
          <table:table-cell table:formula="of:=[$'Parcel Time'.K35]" office:value-type="float" office:value="0" calcext:value-type="float">
            <text:p>0.00</text:p>
          </table:table-cell>
          <table:table-cell table:formula="of:=[$'Parcel Time'.L35]" office:value-type="float" office:value="100" calcext:value-type="float">
            <text:p>100.00</text:p>
          </table:table-cell>
          <table:table-cell table:formula="of:=[$'Parcel Time'.M35]" office:value-type="float" office:value="0" calcext:value-type="float">
            <text:p>0.00</text:p>
          </table:table-cell>
          <table:table-cell table:formula="of:=[$'Parcel Time'.N35]" office:value-type="float" office:value="0" calcext:value-type="float">
            <text:p>0.00</text:p>
          </table:table-cell>
          <table:table-cell table:formula="of:=[$'Parcel Time'.V35]" office:value-type="float" office:value="0" calcext:value-type="float">
            <text:p>0.00</text:p>
          </table:table-cell>
          <table:table-cell table:formula="of:=[$'Parcel Time'.W35]" office:value-type="float" office:value="13.1362" calcext:value-type="float">
            <text:p>13.14</text:p>
          </table:table-cell>
          <table:table-cell table:formula="of:=[$'Parcel Time'.X35]" office:value-type="float" office:value="0" calcext:value-type="float">
            <text:p>0.00</text:p>
          </table:table-cell>
          <table:table-cell table:formula="of:=[$'Parcel Time'.Y35]" office:value-type="float" office:value="3.26829" calcext:value-type="float">
            <text:p>3.27</text:p>
          </table:table-cell>
          <table:table-cell table:formula="of:=[$'Parcel Time'.Z35]" office:value-type="float" office:value="0" calcext:value-type="float">
            <text:p>0.00</text:p>
          </table:table-cell>
          <table:table-cell table:formula="of:=[$'Parcel Time'.AA35]" office:value-type="float" office:value="83.5955" calcext:value-type="float">
            <text:p>83.60</text:p>
          </table:table-cell>
          <table:table-cell table:formula="of:=[$'Parcel Time'.AI35]" office:value-type="float" office:value="0" calcext:value-type="float">
            <text:p>0.00</text:p>
          </table:table-cell>
          <table:table-cell table:formula="of:=[$'Parcel Time'.AJ35]" office:value-type="float" office:value="81.7972" calcext:value-type="float">
            <text:p>81.80</text:p>
          </table:table-cell>
          <table:table-cell table:formula="of:=[$'Parcel Time'.AK35]" office:value-type="float" office:value="0" calcext:value-type="float">
            <text:p>0.00</text:p>
          </table:table-cell>
          <table:table-cell table:formula="of:=[$'Parcel Time'.AL35]" office:value-type="float" office:value="18.2028" calcext:value-type="float">
            <text:p>18.20</text:p>
          </table:table-cell>
          <table:table-cell table:formula="of:=[$'Parcel Time'.AM35]" office:value-type="float" office:value="0" calcext:value-type="float">
            <text:p>0.00</text:p>
          </table:table-cell>
          <table:table-cell table:formula="of:=[$'Parcel Time'.AN35]" office:value-type="float" office:value="-0.000000000000450804" calcext:value-type="float">
            <text:p>0.00</text:p>
          </table:table-cell>
          <table:table-cell table:formula="of:=[$'Parcel Time'.AV35]" office:value-type="float" office:value="0" calcext:value-type="float">
            <text:p>0.00</text:p>
          </table:table-cell>
          <table:table-cell table:formula="of:=[$'Parcel Time'.AW35]" office:value-type="float" office:value="84.8733" calcext:value-type="float">
            <text:p>84.87</text:p>
          </table:table-cell>
          <table:table-cell table:formula="of:=[$'Parcel Time'.AX35]" office:value-type="float" office:value="0" calcext:value-type="float">
            <text:p>0.00</text:p>
          </table:table-cell>
          <table:table-cell table:formula="of:=[$'Parcel Time'.AY35]" office:value-type="float" office:value="15.1267" calcext:value-type="float">
            <text:p>15.13</text:p>
          </table:table-cell>
          <table:table-cell table:formula="of:=[$'Parcel Time'.AZ35]" office:value-type="float" office:value="0" calcext:value-type="float">
            <text:p>0.00</text:p>
          </table:table-cell>
          <table:table-cell table:formula="of:=[$'Parcel Time'.BA35]" office:value-type="float" office:value="0.000000000000078202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Time'.I36]" office:value-type="float" office:value="0" calcext:value-type="float">
            <text:p>0.00</text:p>
          </table:table-cell>
          <table:table-cell table:formula="of:=[$'Parcel Time'.J36]" office:value-type="float" office:value="55.5227" calcext:value-type="float">
            <text:p>55.52</text:p>
          </table:table-cell>
          <table:table-cell table:formula="of:=[$'Parcel Time'.K36]" office:value-type="float" office:value="0" calcext:value-type="float">
            <text:p>0.00</text:p>
          </table:table-cell>
          <table:table-cell table:formula="of:=[$'Parcel Time'.L36]" office:value-type="float" office:value="44.4773" calcext:value-type="float">
            <text:p>44.48</text:p>
          </table:table-cell>
          <table:table-cell table:formula="of:=[$'Parcel Time'.M36]" office:value-type="float" office:value="0" calcext:value-type="float">
            <text:p>0.00</text:p>
          </table:table-cell>
          <table:table-cell table:formula="of:=[$'Parcel Time'.N36]" office:value-type="float" office:value="-0.00000000000103598" calcext:value-type="float">
            <text:p>0.00</text:p>
          </table:table-cell>
          <table:table-cell table:formula="of:=[$'Parcel Time'.V36]" office:value-type="float" office:value="0" calcext:value-type="float">
            <text:p>0.00</text:p>
          </table:table-cell>
          <table:table-cell table:formula="of:=[$'Parcel Time'.W36]" office:value-type="float" office:value="7.52033" calcext:value-type="float">
            <text:p>7.52</text:p>
          </table:table-cell>
          <table:table-cell table:formula="of:=[$'Parcel Time'.X36]" office:value-type="float" office:value="0" calcext:value-type="float">
            <text:p>0.00</text:p>
          </table:table-cell>
          <table:table-cell table:formula="of:=[$'Parcel Time'.Y36]" office:value-type="float" office:value="3.06098" calcext:value-type="float">
            <text:p>3.06</text:p>
          </table:table-cell>
          <table:table-cell table:formula="of:=[$'Parcel Time'.Z36]" office:value-type="float" office:value="0" calcext:value-type="float">
            <text:p>0.00</text:p>
          </table:table-cell>
          <table:table-cell table:formula="of:=[$'Parcel Time'.AA36]" office:value-type="float" office:value="89.4187" calcext:value-type="float">
            <text:p>89.42</text:p>
          </table:table-cell>
          <table:table-cell table:formula="of:=[$'Parcel Time'.AI36]" office:value-type="float" office:value="0" calcext:value-type="float">
            <text:p>0.00</text:p>
          </table:table-cell>
          <table:table-cell table:formula="of:=[$'Parcel Time'.AJ36]" office:value-type="float" office:value="61.8886" calcext:value-type="float">
            <text:p>61.89</text:p>
          </table:table-cell>
          <table:table-cell table:formula="of:=[$'Parcel Time'.AK36]" office:value-type="float" office:value="0" calcext:value-type="float">
            <text:p>0.00</text:p>
          </table:table-cell>
          <table:table-cell table:formula="of:=[$'Parcel Time'.AL36]" office:value-type="float" office:value="38.1114" calcext:value-type="float">
            <text:p>38.11</text:p>
          </table:table-cell>
          <table:table-cell table:formula="of:=[$'Parcel Time'.AM36]" office:value-type="float" office:value="0" calcext:value-type="float">
            <text:p>0.00</text:p>
          </table:table-cell>
          <table:table-cell table:formula="of:=[$'Parcel Time'.AN36]" office:value-type="float" office:value="0.0000000000000529502" calcext:value-type="float">
            <text:p>0.00</text:p>
          </table:table-cell>
          <table:table-cell table:formula="of:=[$'Parcel Time'.AV36]" office:value-type="float" office:value="0" calcext:value-type="float">
            <text:p>0.00</text:p>
          </table:table-cell>
          <table:table-cell table:formula="of:=[$'Parcel Time'.AW36]" office:value-type="float" office:value="23.0142" calcext:value-type="float">
            <text:p>23.01</text:p>
          </table:table-cell>
          <table:table-cell table:formula="of:=[$'Parcel Time'.AX36]" office:value-type="float" office:value="0" calcext:value-type="float">
            <text:p>0.00</text:p>
          </table:table-cell>
          <table:table-cell table:formula="of:=[$'Parcel Time'.AY36]" office:value-type="float" office:value="14.6463" calcext:value-type="float">
            <text:p>14.65</text:p>
          </table:table-cell>
          <table:table-cell table:formula="of:=[$'Parcel Time'.AZ36]" office:value-type="float" office:value="0" calcext:value-type="float">
            <text:p>0.00</text:p>
          </table:table-cell>
          <table:table-cell table:formula="of:=[$'Parcel Time'.BA36]" office:value-type="float" office:value="62.3394" calcext:value-type="float">
            <text:p>62.34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Time'.I37]" office:value-type="float" office:value="0" calcext:value-type="float">
            <text:p>0.00</text:p>
          </table:table-cell>
          <table:table-cell table:formula="of:=[$'Parcel Time'.J37]" office:value-type="float" office:value="56.438" calcext:value-type="float">
            <text:p>56.44</text:p>
          </table:table-cell>
          <table:table-cell table:formula="of:=[$'Parcel Time'.K37]" office:value-type="float" office:value="0" calcext:value-type="float">
            <text:p>0.00</text:p>
          </table:table-cell>
          <table:table-cell table:formula="of:=[$'Parcel Time'.L37]" office:value-type="float" office:value="43.562" calcext:value-type="float">
            <text:p>43.56</text:p>
          </table:table-cell>
          <table:table-cell table:formula="of:=[$'Parcel Time'.M37]" office:value-type="float" office:value="0" calcext:value-type="float">
            <text:p>0.00</text:p>
          </table:table-cell>
          <table:table-cell table:formula="of:=[$'Parcel Time'.N37]" office:value-type="float" office:value="0.0000000000000902415" calcext:value-type="float">
            <text:p>0.00</text:p>
          </table:table-cell>
          <table:table-cell table:formula="of:=[$'Parcel Time'.V37]" office:value-type="float" office:value="0" calcext:value-type="float">
            <text:p>0.00</text:p>
          </table:table-cell>
          <table:table-cell table:formula="of:=[$'Parcel Time'.W37]" office:value-type="float" office:value="77.9789" calcext:value-type="float">
            <text:p>77.98</text:p>
          </table:table-cell>
          <table:table-cell table:formula="of:=[$'Parcel Time'.X37]" office:value-type="float" office:value="0" calcext:value-type="float">
            <text:p>0.00</text:p>
          </table:table-cell>
          <table:table-cell table:formula="of:=[$'Parcel Time'.Y37]" office:value-type="float" office:value="22.0211" calcext:value-type="float">
            <text:p>22.02</text:p>
          </table:table-cell>
          <table:table-cell table:formula="of:=[$'Parcel Time'.Z37]" office:value-type="float" office:value="0" calcext:value-type="float">
            <text:p>0.00</text:p>
          </table:table-cell>
          <table:table-cell table:formula="of:=[$'Parcel Time'.AA37]" office:value-type="float" office:value="0.000000000000623678" calcext:value-type="float">
            <text:p>0.00</text:p>
          </table:table-cell>
          <table:table-cell table:formula="of:=[$'Parcel Time'.AI37]" office:value-type="float" office:value="0" calcext:value-type="float">
            <text:p>0.00</text:p>
          </table:table-cell>
          <table:table-cell table:formula="of:=[$'Parcel Time'.AJ37]" office:value-type="float" office:value="63.0543" calcext:value-type="float">
            <text:p>63.05</text:p>
          </table:table-cell>
          <table:table-cell table:formula="of:=[$'Parcel Time'.AK37]" office:value-type="float" office:value="0" calcext:value-type="float">
            <text:p>0.00</text:p>
          </table:table-cell>
          <table:table-cell table:formula="of:=[$'Parcel Time'.AL37]" office:value-type="float" office:value="36.9457" calcext:value-type="float">
            <text:p>36.95</text:p>
          </table:table-cell>
          <table:table-cell table:formula="of:=[$'Parcel Time'.AM37]" office:value-type="float" office:value="0" calcext:value-type="float">
            <text:p>0.00</text:p>
          </table:table-cell>
          <table:table-cell table:formula="of:=[$'Parcel Time'.AN37]" office:value-type="float" office:value="0.000000000000154548" calcext:value-type="float">
            <text:p>0.00</text:p>
          </table:table-cell>
          <table:table-cell table:formula="of:=[$'Parcel Time'.AV37]" office:value-type="float" office:value="0" calcext:value-type="float">
            <text:p>0.00</text:p>
          </table:table-cell>
          <table:table-cell table:formula="of:=[$'Parcel Time'.AW37]" office:value-type="float" office:value="64.6538" calcext:value-type="float">
            <text:p>64.65</text:p>
          </table:table-cell>
          <table:table-cell table:formula="of:=[$'Parcel Time'.AX37]" office:value-type="float" office:value="0" calcext:value-type="float">
            <text:p>0.00</text:p>
          </table:table-cell>
          <table:table-cell table:formula="of:=[$'Parcel Time'.AY37]" office:value-type="float" office:value="35.3462" calcext:value-type="float">
            <text:p>35.35</text:p>
          </table:table-cell>
          <table:table-cell table:formula="of:=[$'Parcel Time'.AZ37]" office:value-type="float" office:value="0" calcext:value-type="float">
            <text:p>0.00</text:p>
          </table:table-cell>
          <table:table-cell table:formula="of:=[$'Parcel Time'.BA37]" office:value-type="float" office:value="0.00000000000010541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Time'.I38]" office:value-type="float" office:value="0" calcext:value-type="float">
            <text:p>0.00</text:p>
          </table:table-cell>
          <table:table-cell table:formula="of:=[$'Parcel Time'.J38]" office:value-type="float" office:value="64.6298" calcext:value-type="float">
            <text:p>64.63</text:p>
          </table:table-cell>
          <table:table-cell table:formula="of:=[$'Parcel Time'.K38]" office:value-type="float" office:value="0" calcext:value-type="float">
            <text:p>0.00</text:p>
          </table:table-cell>
          <table:table-cell table:formula="of:=[$'Parcel Time'.L38]" office:value-type="float" office:value="35.3702" calcext:value-type="float">
            <text:p>35.37</text:p>
          </table:table-cell>
          <table:table-cell table:formula="of:=[$'Parcel Time'.M38]" office:value-type="float" office:value="0" calcext:value-type="float">
            <text:p>0.00</text:p>
          </table:table-cell>
          <table:table-cell table:formula="of:=[$'Parcel Time'.N38]" office:value-type="float" office:value="-0.000000000000111978" calcext:value-type="float">
            <text:p>0.00</text:p>
          </table:table-cell>
          <table:table-cell table:formula="of:=[$'Parcel Time'.V38]" office:value-type="float" office:value="0" calcext:value-type="float">
            <text:p>0.00</text:p>
          </table:table-cell>
          <table:table-cell table:formula="of:=[$'Parcel Time'.W38]" office:value-type="float" office:value="64.6298" calcext:value-type="float">
            <text:p>64.63</text:p>
          </table:table-cell>
          <table:table-cell table:formula="of:=[$'Parcel Time'.X38]" office:value-type="float" office:value="0" calcext:value-type="float">
            <text:p>0.00</text:p>
          </table:table-cell>
          <table:table-cell table:formula="of:=[$'Parcel Time'.Y38]" office:value-type="float" office:value="35.3702" calcext:value-type="float">
            <text:p>35.37</text:p>
          </table:table-cell>
          <table:table-cell table:formula="of:=[$'Parcel Time'.Z38]" office:value-type="float" office:value="0" calcext:value-type="float">
            <text:p>0.00</text:p>
          </table:table-cell>
          <table:table-cell table:formula="of:=[$'Parcel Time'.AA38]" office:value-type="float" office:value="-0.000000000000111978" calcext:value-type="float">
            <text:p>0.00</text:p>
          </table:table-cell>
          <table:table-cell table:formula="of:=[$'Parcel Time'.AI38]" office:value-type="float" office:value="0" calcext:value-type="float">
            <text:p>0.00</text:p>
          </table:table-cell>
          <table:table-cell table:formula="of:=[$'Parcel Time'.AJ38]" office:value-type="float" office:value="86.1486" calcext:value-type="float">
            <text:p>86.15</text:p>
          </table:table-cell>
          <table:table-cell table:formula="of:=[$'Parcel Time'.AK38]" office:value-type="float" office:value="0" calcext:value-type="float">
            <text:p>0.00</text:p>
          </table:table-cell>
          <table:table-cell table:formula="of:=[$'Parcel Time'.AL38]" office:value-type="float" office:value="13.8514" calcext:value-type="float">
            <text:p>13.85</text:p>
          </table:table-cell>
          <table:table-cell table:formula="of:=[$'Parcel Time'.AM38]" office:value-type="float" office:value="0" calcext:value-type="float">
            <text:p>0.00</text:p>
          </table:table-cell>
          <table:table-cell table:formula="of:=[$'Parcel Time'.AN38]" office:value-type="float" office:value="-0.0000000000000138163" calcext:value-type="float">
            <text:p>0.00</text:p>
          </table:table-cell>
          <table:table-cell table:formula="of:=[$'Parcel Time'.AV38]" office:value-type="float" office:value="0" calcext:value-type="float">
            <text:p>0.00</text:p>
          </table:table-cell>
          <table:table-cell table:formula="of:=[$'Parcel Time'.AW38]" office:value-type="float" office:value="32.0833" calcext:value-type="float">
            <text:p>32.08</text:p>
          </table:table-cell>
          <table:table-cell table:formula="of:=[$'Parcel Time'.AX38]" office:value-type="float" office:value="0" calcext:value-type="float">
            <text:p>0.00</text:p>
          </table:table-cell>
          <table:table-cell table:formula="of:=[$'Parcel Time'.AY38]" office:value-type="float" office:value="4" calcext:value-type="float">
            <text:p>4.00</text:p>
          </table:table-cell>
          <table:table-cell table:formula="of:=[$'Parcel Time'.AZ38]" office:value-type="float" office:value="0" calcext:value-type="float">
            <text:p>0.00</text:p>
          </table:table-cell>
          <table:table-cell table:formula="of:=[$'Parcel Time'.BA38]" office:value-type="float" office:value="63.9167" calcext:value-type="float">
            <text:p>63.92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Time'.I39]" office:value-type="float" office:value="0" calcext:value-type="float">
            <text:p>0.00</text:p>
          </table:table-cell>
          <table:table-cell table:formula="of:=[$'Parcel Time'.J39]" office:value-type="float" office:value="58.8193" calcext:value-type="float">
            <text:p>58.82</text:p>
          </table:table-cell>
          <table:table-cell table:formula="of:=[$'Parcel Time'.K39]" office:value-type="float" office:value="0" calcext:value-type="float">
            <text:p>0.00</text:p>
          </table:table-cell>
          <table:table-cell table:formula="of:=[$'Parcel Time'.L39]" office:value-type="float" office:value="41.1807" calcext:value-type="float">
            <text:p>41.18</text:p>
          </table:table-cell>
          <table:table-cell table:formula="of:=[$'Parcel Time'.M39]" office:value-type="float" office:value="0" calcext:value-type="float">
            <text:p>0.00</text:p>
          </table:table-cell>
          <table:table-cell table:formula="of:=[$'Parcel Time'.N39]" office:value-type="float" office:value="-0.000000000000205566" calcext:value-type="float">
            <text:p>0.00</text:p>
          </table:table-cell>
          <table:table-cell table:formula="of:=[$'Parcel Time'.V39]" office:value-type="float" office:value="0" calcext:value-type="float">
            <text:p>0.00</text:p>
          </table:table-cell>
          <table:table-cell table:formula="of:=[$'Parcel Time'.W39]" office:value-type="float" office:value="58.4393" calcext:value-type="float">
            <text:p>58.44</text:p>
          </table:table-cell>
          <table:table-cell table:formula="of:=[$'Parcel Time'.X39]" office:value-type="float" office:value="0" calcext:value-type="float">
            <text:p>0.00</text:p>
          </table:table-cell>
          <table:table-cell table:formula="of:=[$'Parcel Time'.Y39]" office:value-type="float" office:value="41.5607" calcext:value-type="float">
            <text:p>41.56</text:p>
          </table:table-cell>
          <table:table-cell table:formula="of:=[$'Parcel Time'.Z39]" office:value-type="float" office:value="0" calcext:value-type="float">
            <text:p>0.00</text:p>
          </table:table-cell>
          <table:table-cell table:formula="of:=[$'Parcel Time'.AA39]" office:value-type="float" office:value="0.000000000000149678" calcext:value-type="float">
            <text:p>0.00</text:p>
          </table:table-cell>
          <table:table-cell table:formula="of:=[$'Parcel Time'.AI39]" office:value-type="float" office:value="0" calcext:value-type="float">
            <text:p>0.00</text:p>
          </table:table-cell>
          <table:table-cell table:formula="of:=[$'Parcel Time'.AJ39]" office:value-type="float" office:value="73.2665" calcext:value-type="float">
            <text:p>73.27</text:p>
          </table:table-cell>
          <table:table-cell table:formula="of:=[$'Parcel Time'.AK39]" office:value-type="float" office:value="0" calcext:value-type="float">
            <text:p>0.00</text:p>
          </table:table-cell>
          <table:table-cell table:formula="of:=[$'Parcel Time'.AL39]" office:value-type="float" office:value="26.7335" calcext:value-type="float">
            <text:p>26.73</text:p>
          </table:table-cell>
          <table:table-cell table:formula="of:=[$'Parcel Time'.AM39]" office:value-type="float" office:value="0" calcext:value-type="float">
            <text:p>0.00</text:p>
          </table:table-cell>
          <table:table-cell table:formula="of:=[$'Parcel Time'.AN39]" office:value-type="float" office:value="-0.000000000000116237" calcext:value-type="float">
            <text:p>0.00</text:p>
          </table:table-cell>
          <table:table-cell table:formula="of:=[$'Parcel Time'.AV39]" office:value-type="float" office:value="0" calcext:value-type="float">
            <text:p>0.00</text:p>
          </table:table-cell>
          <table:table-cell table:formula="of:=[$'Parcel Time'.AW39]" office:value-type="float" office:value="77.3204" calcext:value-type="float">
            <text:p>77.32</text:p>
          </table:table-cell>
          <table:table-cell table:formula="of:=[$'Parcel Time'.AX39]" office:value-type="float" office:value="0" calcext:value-type="float">
            <text:p>0.00</text:p>
          </table:table-cell>
          <table:table-cell table:formula="of:=[$'Parcel Time'.AY39]" office:value-type="float" office:value="22.6796" calcext:value-type="float">
            <text:p>22.68</text:p>
          </table:table-cell>
          <table:table-cell table:formula="of:=[$'Parcel Time'.AZ39]" office:value-type="float" office:value="0" calcext:value-type="float">
            <text:p>0.00</text:p>
          </table:table-cell>
          <table:table-cell table:formula="of:=[$'Parcel Time'.BA39]" office:value-type="float" office:value="0.0000000000000366302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Time'.I40]" office:value-type="float" office:value="0" calcext:value-type="float">
            <text:p>0.00</text:p>
          </table:table-cell>
          <table:table-cell table:formula="of:=[$'Parcel Time'.J40]" office:value-type="float" office:value="0" calcext:value-type="float">
            <text:p>0.00</text:p>
          </table:table-cell>
          <table:table-cell table:formula="of:=[$'Parcel Time'.K40]" office:value-type="float" office:value="0" calcext:value-type="float">
            <text:p>0.00</text:p>
          </table:table-cell>
          <table:table-cell table:formula="of:=[$'Parcel Time'.L40]" office:value-type="float" office:value="100" calcext:value-type="float">
            <text:p>100.00</text:p>
          </table:table-cell>
          <table:table-cell table:formula="of:=[$'Parcel Time'.M40]" office:value-type="float" office:value="0" calcext:value-type="float">
            <text:p>0.00</text:p>
          </table:table-cell>
          <table:table-cell table:formula="of:=[$'Parcel Time'.N40]" office:value-type="float" office:value="0" calcext:value-type="float">
            <text:p>0.00</text:p>
          </table:table-cell>
          <table:table-cell table:formula="of:=[$'Parcel Time'.V40]" office:value-type="float" office:value="0" calcext:value-type="float">
            <text:p>0.00</text:p>
          </table:table-cell>
          <table:table-cell table:formula="of:=[$'Parcel Time'.W40]" office:value-type="float" office:value="0" calcext:value-type="float">
            <text:p>0.00</text:p>
          </table:table-cell>
          <table:table-cell table:formula="of:=[$'Parcel Time'.X40]" office:value-type="float" office:value="0" calcext:value-type="float">
            <text:p>0.00</text:p>
          </table:table-cell>
          <table:table-cell table:formula="of:=[$'Parcel Time'.Y40]" office:value-type="float" office:value="100" calcext:value-type="float">
            <text:p>100.00</text:p>
          </table:table-cell>
          <table:table-cell table:formula="of:=[$'Parcel Time'.Z40]" office:value-type="float" office:value="0" calcext:value-type="float">
            <text:p>0.00</text:p>
          </table:table-cell>
          <table:table-cell table:formula="of:=[$'Parcel Time'.AA40]" office:value-type="float" office:value="0" calcext:value-type="float">
            <text:p>0.00</text:p>
          </table:table-cell>
          <table:table-cell table:formula="of:=[$'Parcel Time'.AI40]" office:value-type="float" office:value="0" calcext:value-type="float">
            <text:p>0.00</text:p>
          </table:table-cell>
          <table:table-cell table:formula="of:=[$'Parcel Time'.AJ40]" office:value-type="float" office:value="81.4955" calcext:value-type="float">
            <text:p>81.50</text:p>
          </table:table-cell>
          <table:table-cell table:formula="of:=[$'Parcel Time'.AK40]" office:value-type="float" office:value="0" calcext:value-type="float">
            <text:p>0.00</text:p>
          </table:table-cell>
          <table:table-cell table:formula="of:=[$'Parcel Time'.AL40]" office:value-type="float" office:value="18.5045" calcext:value-type="float">
            <text:p>18.50</text:p>
          </table:table-cell>
          <table:table-cell table:formula="of:=[$'Parcel Time'.AM40]" office:value-type="float" office:value="0" calcext:value-type="float">
            <text:p>0.00</text:p>
          </table:table-cell>
          <table:table-cell table:formula="of:=[$'Parcel Time'.AN40]" office:value-type="float" office:value="0.000000000000129475" calcext:value-type="float">
            <text:p>0.00</text:p>
          </table:table-cell>
          <table:table-cell table:formula="of:=[$'Parcel Time'.AV40]" office:value-type="float" office:value="0" calcext:value-type="float">
            <text:p>0.00</text:p>
          </table:table-cell>
          <table:table-cell table:formula="of:=[$'Parcel Time'.AW40]" office:value-type="float" office:value="26.374" calcext:value-type="float">
            <text:p>26.37</text:p>
          </table:table-cell>
          <table:table-cell table:formula="of:=[$'Parcel Time'.AX40]" office:value-type="float" office:value="0" calcext:value-type="float">
            <text:p>0.00</text:p>
          </table:table-cell>
          <table:table-cell table:formula="of:=[$'Parcel Time'.AY40]" office:value-type="float" office:value="4.88415" calcext:value-type="float">
            <text:p>4.88</text:p>
          </table:table-cell>
          <table:table-cell table:formula="of:=[$'Parcel Time'.AZ40]" office:value-type="float" office:value="0" calcext:value-type="float">
            <text:p>0.00</text:p>
          </table:table-cell>
          <table:table-cell table:formula="of:=[$'Parcel Time'.BA40]" office:value-type="float" office:value="68.7419" calcext:value-type="float">
            <text:p>68.74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Time'.I41]" office:value-type="float" office:value="0" calcext:value-type="float">
            <text:p>0.00</text:p>
          </table:table-cell>
          <table:table-cell table:formula="of:=[$'Parcel Time'.J41]" office:value-type="float" office:value="0" calcext:value-type="float">
            <text:p>0.00</text:p>
          </table:table-cell>
          <table:table-cell table:formula="of:=[$'Parcel Time'.K41]" office:value-type="float" office:value="0" calcext:value-type="float">
            <text:p>0.00</text:p>
          </table:table-cell>
          <table:table-cell table:formula="of:=[$'Parcel Time'.L41]" office:value-type="float" office:value="100" calcext:value-type="float">
            <text:p>100.00</text:p>
          </table:table-cell>
          <table:table-cell table:formula="of:=[$'Parcel Time'.M41]" office:value-type="float" office:value="0" calcext:value-type="float">
            <text:p>0.00</text:p>
          </table:table-cell>
          <table:table-cell table:formula="of:=[$'Parcel Time'.N41]" office:value-type="float" office:value="0" calcext:value-type="float">
            <text:p>0.00</text:p>
          </table:table-cell>
          <table:table-cell table:formula="of:=[$'Parcel Time'.V41]" office:value-type="float" office:value="0" calcext:value-type="float">
            <text:p>0.00</text:p>
          </table:table-cell>
          <table:table-cell table:formula="of:=[$'Parcel Time'.W41]" office:value-type="float" office:value="0" calcext:value-type="float">
            <text:p>0.00</text:p>
          </table:table-cell>
          <table:table-cell table:formula="of:=[$'Parcel Time'.X41]" office:value-type="float" office:value="0" calcext:value-type="float">
            <text:p>0.00</text:p>
          </table:table-cell>
          <table:table-cell table:formula="of:=[$'Parcel Time'.Y41]" office:value-type="float" office:value="100" calcext:value-type="float">
            <text:p>100.00</text:p>
          </table:table-cell>
          <table:table-cell table:formula="of:=[$'Parcel Time'.Z41]" office:value-type="float" office:value="0" calcext:value-type="float">
            <text:p>0.00</text:p>
          </table:table-cell>
          <table:table-cell table:formula="of:=[$'Parcel Time'.AA41]" office:value-type="float" office:value="0" calcext:value-type="float">
            <text:p>0.00</text:p>
          </table:table-cell>
          <table:table-cell table:formula="of:=[$'Parcel Time'.AI41]" office:value-type="float" office:value="0" calcext:value-type="float">
            <text:p>0.00</text:p>
          </table:table-cell>
          <table:table-cell table:formula="of:=[$'Parcel Time'.AJ41]" office:value-type="float" office:value="67.8911" calcext:value-type="float">
            <text:p>67.89</text:p>
          </table:table-cell>
          <table:table-cell table:formula="of:=[$'Parcel Time'.AK41]" office:value-type="float" office:value="0" calcext:value-type="float">
            <text:p>0.00</text:p>
          </table:table-cell>
          <table:table-cell table:formula="of:=[$'Parcel Time'.AL41]" office:value-type="float" office:value="32.1089" calcext:value-type="float">
            <text:p>32.11</text:p>
          </table:table-cell>
          <table:table-cell table:formula="of:=[$'Parcel Time'.AM41]" office:value-type="float" office:value="0" calcext:value-type="float">
            <text:p>0.00</text:p>
          </table:table-cell>
          <table:table-cell table:formula="of:=[$'Parcel Time'.AN41]" office:value-type="float" office:value="0.000000000000190091" calcext:value-type="float">
            <text:p>0.00</text:p>
          </table:table-cell>
          <table:table-cell table:formula="of:=[$'Parcel Time'.AV41]" office:value-type="float" office:value="0" calcext:value-type="float">
            <text:p>0.00</text:p>
          </table:table-cell>
          <table:table-cell table:formula="of:=[$'Parcel Time'.AW41]" office:value-type="float" office:value="74.603" calcext:value-type="float">
            <text:p>74.60</text:p>
          </table:table-cell>
          <table:table-cell table:formula="of:=[$'Parcel Time'.AX41]" office:value-type="float" office:value="0" calcext:value-type="float">
            <text:p>0.00</text:p>
          </table:table-cell>
          <table:table-cell table:formula="of:=[$'Parcel Time'.AY41]" office:value-type="float" office:value="25.397" calcext:value-type="float">
            <text:p>25.40</text:p>
          </table:table-cell>
          <table:table-cell table:formula="of:=[$'Parcel Time'.AZ41]" office:value-type="float" office:value="0" calcext:value-type="float">
            <text:p>0.00</text:p>
          </table:table-cell>
          <table:table-cell table:formula="of:=[$'Parcel Time'.BA41]" office:value-type="float" office:value="-0.000000000000116577" calcext:value-type="float">
            <text:p>0.00</text:p>
          </table:table-cell>
        </table:table-row>
        <table:table-row table:style-name="ro2">
          <table:table-cell table:style-name="ce114" office:value-type="string" calcext:value-type="string">
            <text:p>grubhub-13-9.tsp</text:p>
          </table:table-cell>
          <table:table-cell table:formula="of:=[$'Parcel Time'.I42]" office:value-type="float" office:value="0" calcext:value-type="float">
            <text:p>0.00</text:p>
          </table:table-cell>
          <table:table-cell table:formula="of:=[$'Parcel Time'.J42]" office:value-type="float" office:value="0" calcext:value-type="float">
            <text:p>0.00</text:p>
          </table:table-cell>
          <table:table-cell table:formula="of:=[$'Parcel Time'.K42]" office:value-type="float" office:value="0" calcext:value-type="float">
            <text:p>0.00</text:p>
          </table:table-cell>
          <table:table-cell table:formula="of:=[$'Parcel Time'.L42]" office:value-type="float" office:value="100" calcext:value-type="float">
            <text:p>100.00</text:p>
          </table:table-cell>
          <table:table-cell table:formula="of:=[$'Parcel Time'.M42]" office:value-type="float" office:value="0" calcext:value-type="float">
            <text:p>0.00</text:p>
          </table:table-cell>
          <table:table-cell table:formula="of:=[$'Parcel Time'.N42]" office:value-type="float" office:value="0" calcext:value-type="float">
            <text:p>0.00</text:p>
          </table:table-cell>
          <table:table-cell table:formula="of:=[$'Parcel Time'.V42]" office:value-type="float" office:value="0" calcext:value-type="float">
            <text:p>0.00</text:p>
          </table:table-cell>
          <table:table-cell table:formula="of:=[$'Parcel Time'.W42]" office:value-type="float" office:value="71.8417" calcext:value-type="float">
            <text:p>71.84</text:p>
          </table:table-cell>
          <table:table-cell table:formula="of:=[$'Parcel Time'.X42]" office:value-type="float" office:value="0" calcext:value-type="float">
            <text:p>0.00</text:p>
          </table:table-cell>
          <table:table-cell table:formula="of:=[$'Parcel Time'.Y42]" office:value-type="float" office:value="28.1583" calcext:value-type="float">
            <text:p>28.16</text:p>
          </table:table-cell>
          <table:table-cell table:formula="of:=[$'Parcel Time'.Z42]" office:value-type="float" office:value="0" calcext:value-type="float">
            <text:p>0.00</text:p>
          </table:table-cell>
          <table:table-cell table:formula="of:=[$'Parcel Time'.AA42]" office:value-type="float" office:value="-0.000000000000733554" calcext:value-type="float">
            <text:p>0.00</text:p>
          </table:table-cell>
          <table:table-cell table:formula="of:=[$'Parcel Time'.AI42]" office:value-type="float" office:value="0" calcext:value-type="float">
            <text:p>0.00</text:p>
          </table:table-cell>
          <table:table-cell table:formula="of:=[$'Parcel Time'.AJ42]" office:value-type="float" office:value="64.0717" calcext:value-type="float">
            <text:p>64.07</text:p>
          </table:table-cell>
          <table:table-cell table:formula="of:=[$'Parcel Time'.AK42]" office:value-type="float" office:value="0" calcext:value-type="float">
            <text:p>0.00</text:p>
          </table:table-cell>
          <table:table-cell table:formula="of:=[$'Parcel Time'.AL42]" office:value-type="float" office:value="35.9283" calcext:value-type="float">
            <text:p>35.93</text:p>
          </table:table-cell>
          <table:table-cell table:formula="of:=[$'Parcel Time'.AM42]" office:value-type="float" office:value="0" calcext:value-type="float">
            <text:p>0.00</text:p>
          </table:table-cell>
          <table:table-cell table:formula="of:=[$'Parcel Time'.AN42]" office:value-type="float" office:value="-0.00000000000048466" calcext:value-type="float">
            <text:p>0.00</text:p>
          </table:table-cell>
          <table:table-cell table:formula="of:=[$'Parcel Time'.AV42]" office:value-type="float" office:value="0" calcext:value-type="float">
            <text:p>0.00</text:p>
          </table:table-cell>
          <table:table-cell table:formula="of:=[$'Parcel Time'.AW42]" office:value-type="float" office:value="25.5325" calcext:value-type="float">
            <text:p>25.53</text:p>
          </table:table-cell>
          <table:table-cell table:formula="of:=[$'Parcel Time'.AX42]" office:value-type="float" office:value="0" calcext:value-type="float">
            <text:p>0.00</text:p>
          </table:table-cell>
          <table:table-cell table:formula="of:=[$'Parcel Time'.AY42]" office:value-type="float" office:value="14.9207" calcext:value-type="float">
            <text:p>14.92</text:p>
          </table:table-cell>
          <table:table-cell table:formula="of:=[$'Parcel Time'.AZ42]" office:value-type="float" office:value="0" calcext:value-type="float">
            <text:p>0.00</text:p>
          </table:table-cell>
          <table:table-cell table:formula="of:=[$'Parcel Time'.BA42]" office:value-type="float" office:value="59.5467" calcext:value-type="float">
            <text:p>59.55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Time'.I43]" office:value-type="float" office:value="0" calcext:value-type="float">
            <text:p>0.00</text:p>
          </table:table-cell>
          <table:table-cell table:formula="of:=[$'Parcel Time'.J43]" office:value-type="float" office:value="0" calcext:value-type="float">
            <text:p>0.00</text:p>
          </table:table-cell>
          <table:table-cell table:formula="of:=[$'Parcel Time'.K43]" office:value-type="float" office:value="0" calcext:value-type="float">
            <text:p>0.00</text:p>
          </table:table-cell>
          <table:table-cell table:formula="of:=[$'Parcel Time'.L43]" office:value-type="float" office:value="100" calcext:value-type="float">
            <text:p>100.00</text:p>
          </table:table-cell>
          <table:table-cell table:formula="of:=[$'Parcel Time'.M43]" office:value-type="float" office:value="0" calcext:value-type="float">
            <text:p>0.00</text:p>
          </table:table-cell>
          <table:table-cell table:formula="of:=[$'Parcel Time'.N43]" office:value-type="float" office:value="0" calcext:value-type="float">
            <text:p>0.00</text:p>
          </table:table-cell>
          <table:table-cell table:formula="of:=[$'Parcel Time'.V43]" office:value-type="float" office:value="0" calcext:value-type="float">
            <text:p>0.00</text:p>
          </table:table-cell>
          <table:table-cell table:formula="of:=[$'Parcel Time'.W43]" office:value-type="float" office:value="77.568" calcext:value-type="float">
            <text:p>77.57</text:p>
          </table:table-cell>
          <table:table-cell table:formula="of:=[$'Parcel Time'.X43]" office:value-type="float" office:value="0" calcext:value-type="float">
            <text:p>0.00</text:p>
          </table:table-cell>
          <table:table-cell table:formula="of:=[$'Parcel Time'.Y43]" office:value-type="float" office:value="22.432" calcext:value-type="float">
            <text:p>22.43</text:p>
          </table:table-cell>
          <table:table-cell table:formula="of:=[$'Parcel Time'.Z43]" office:value-type="float" office:value="0" calcext:value-type="float">
            <text:p>0.00</text:p>
          </table:table-cell>
          <table:table-cell table:formula="of:=[$'Parcel Time'.AA43]" office:value-type="float" office:value="-0.000000000000364075" calcext:value-type="float">
            <text:p>0.00</text:p>
          </table:table-cell>
          <table:table-cell table:formula="of:=[$'Parcel Time'.AI43]" office:value-type="float" office:value="0" calcext:value-type="float">
            <text:p>0.00</text:p>
          </table:table-cell>
          <table:table-cell table:formula="of:=[$'Parcel Time'.AJ43]" office:value-type="float" office:value="79.6425" calcext:value-type="float">
            <text:p>79.64</text:p>
          </table:table-cell>
          <table:table-cell table:formula="of:=[$'Parcel Time'.AK43]" office:value-type="float" office:value="0" calcext:value-type="float">
            <text:p>0.00</text:p>
          </table:table-cell>
          <table:table-cell table:formula="of:=[$'Parcel Time'.AL43]" office:value-type="float" office:value="20.3575" calcext:value-type="float">
            <text:p>20.36</text:p>
          </table:table-cell>
          <table:table-cell table:formula="of:=[$'Parcel Time'.AM43]" office:value-type="float" office:value="0" calcext:value-type="float">
            <text:p>0.00</text:p>
          </table:table-cell>
          <table:table-cell table:formula="of:=[$'Parcel Time'.AN43]" office:value-type="float" office:value="-0.000000000000315847" calcext:value-type="float">
            <text:p>0.00</text:p>
          </table:table-cell>
          <table:table-cell table:formula="of:=[$'Parcel Time'.AV43]" office:value-type="float" office:value="0" calcext:value-type="float">
            <text:p>0.00</text:p>
          </table:table-cell>
          <table:table-cell table:formula="of:=[$'Parcel Time'.AW43]" office:value-type="float" office:value="25.8618" calcext:value-type="float">
            <text:p>25.86</text:p>
          </table:table-cell>
          <table:table-cell table:formula="of:=[$'Parcel Time'.AX43]" office:value-type="float" office:value="0" calcext:value-type="float">
            <text:p>0.00</text:p>
          </table:table-cell>
          <table:table-cell table:formula="of:=[$'Parcel Time'.AY43]" office:value-type="float" office:value="5.57927" calcext:value-type="float">
            <text:p>5.58</text:p>
          </table:table-cell>
          <table:table-cell table:formula="of:=[$'Parcel Time'.AZ43]" office:value-type="float" office:value="0" calcext:value-type="float">
            <text:p>0.00</text:p>
          </table:table-cell>
          <table:table-cell table:formula="of:=[$'Parcel Time'.BA43]" office:value-type="float" office:value="68.5589" calcext:value-type="float">
            <text:p>68.5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Time'.I44]" office:value-type="float" office:value="0" calcext:value-type="float">
            <text:p>0.00</text:p>
          </table:table-cell>
          <table:table-cell table:formula="of:=[$'Parcel Time'.J44]" office:value-type="float" office:value="0" calcext:value-type="float">
            <text:p>0.00</text:p>
          </table:table-cell>
          <table:table-cell table:formula="of:=[$'Parcel Time'.K44]" office:value-type="float" office:value="0" calcext:value-type="float">
            <text:p>0.00</text:p>
          </table:table-cell>
          <table:table-cell table:formula="of:=[$'Parcel Time'.L44]" office:value-type="float" office:value="100" calcext:value-type="float">
            <text:p>100.00</text:p>
          </table:table-cell>
          <table:table-cell table:formula="of:=[$'Parcel Time'.M44]" office:value-type="float" office:value="0" calcext:value-type="float">
            <text:p>0.00</text:p>
          </table:table-cell>
          <table:table-cell table:formula="of:=[$'Parcel Time'.N44]" office:value-type="float" office:value="0" calcext:value-type="float">
            <text:p>0.00</text:p>
          </table:table-cell>
          <table:table-cell table:formula="of:=[$'Parcel Time'.V44]" office:value-type="float" office:value="0" calcext:value-type="float">
            <text:p>0.00</text:p>
          </table:table-cell>
          <table:table-cell table:formula="of:=[$'Parcel Time'.W44]" office:value-type="float" office:value="81.4148" calcext:value-type="float">
            <text:p>81.41</text:p>
          </table:table-cell>
          <table:table-cell table:formula="of:=[$'Parcel Time'.X44]" office:value-type="float" office:value="0" calcext:value-type="float">
            <text:p>0.00</text:p>
          </table:table-cell>
          <table:table-cell table:formula="of:=[$'Parcel Time'.Y44]" office:value-type="float" office:value="18.5852" calcext:value-type="float">
            <text:p>18.59</text:p>
          </table:table-cell>
          <table:table-cell table:formula="of:=[$'Parcel Time'.Z44]" office:value-type="float" office:value="0" calcext:value-type="float">
            <text:p>0.00</text:p>
          </table:table-cell>
          <table:table-cell table:formula="of:=[$'Parcel Time'.AA44]" office:value-type="float" office:value="0.000000000000191546" calcext:value-type="float">
            <text:p>0.00</text:p>
          </table:table-cell>
          <table:table-cell table:formula="of:=[$'Parcel Time'.AI44]" office:value-type="float" office:value="0" calcext:value-type="float">
            <text:p>0.00</text:p>
          </table:table-cell>
          <table:table-cell table:formula="of:=[$'Parcel Time'.AJ44]" office:value-type="float" office:value="82.0682" calcext:value-type="float">
            <text:p>82.07</text:p>
          </table:table-cell>
          <table:table-cell table:formula="of:=[$'Parcel Time'.AK44]" office:value-type="float" office:value="0" calcext:value-type="float">
            <text:p>0.00</text:p>
          </table:table-cell>
          <table:table-cell table:formula="of:=[$'Parcel Time'.AL44]" office:value-type="float" office:value="17.9318" calcext:value-type="float">
            <text:p>17.93</text:p>
          </table:table-cell>
          <table:table-cell table:formula="of:=[$'Parcel Time'.AM44]" office:value-type="float" office:value="0" calcext:value-type="float">
            <text:p>0.00</text:p>
          </table:table-cell>
          <table:table-cell table:formula="of:=[$'Parcel Time'.AN44]" office:value-type="float" office:value="0.000000000000573754" calcext:value-type="float">
            <text:p>0.00</text:p>
          </table:table-cell>
          <table:table-cell table:formula="of:=[$'Parcel Time'.AV44]" office:value-type="float" office:value="0" calcext:value-type="float">
            <text:p>0.00</text:p>
          </table:table-cell>
          <table:table-cell table:formula="of:=[$'Parcel Time'.AW44]" office:value-type="float" office:value="30.0549" calcext:value-type="float">
            <text:p>30.05</text:p>
          </table:table-cell>
          <table:table-cell table:formula="of:=[$'Parcel Time'.AX44]" office:value-type="float" office:value="0" calcext:value-type="float">
            <text:p>0.00</text:p>
          </table:table-cell>
          <table:table-cell table:formula="of:=[$'Parcel Time'.AY44]" office:value-type="float" office:value="6.48171" calcext:value-type="float">
            <text:p>6.48</text:p>
          </table:table-cell>
          <table:table-cell table:formula="of:=[$'Parcel Time'.AZ44]" office:value-type="float" office:value="0" calcext:value-type="float">
            <text:p>0.00</text:p>
          </table:table-cell>
          <table:table-cell table:formula="of:=[$'Parcel Time'.BA44]" office:value-type="float" office:value="63.4634" calcext:value-type="float">
            <text:p>63.46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Time'.I45]" office:value-type="float" office:value="0" calcext:value-type="float">
            <text:p>0.00</text:p>
          </table:table-cell>
          <table:table-cell table:formula="of:=[$'Parcel Time'.J45]" office:value-type="float" office:value="0" calcext:value-type="float">
            <text:p>0.00</text:p>
          </table:table-cell>
          <table:table-cell table:formula="of:=[$'Parcel Time'.K45]" office:value-type="float" office:value="0" calcext:value-type="float">
            <text:p>0.00</text:p>
          </table:table-cell>
          <table:table-cell table:formula="of:=[$'Parcel Time'.L45]" office:value-type="float" office:value="100" calcext:value-type="float">
            <text:p>100.00</text:p>
          </table:table-cell>
          <table:table-cell table:formula="of:=[$'Parcel Time'.M45]" office:value-type="float" office:value="0" calcext:value-type="float">
            <text:p>0.00</text:p>
          </table:table-cell>
          <table:table-cell table:formula="of:=[$'Parcel Time'.N45]" office:value-type="float" office:value="0" calcext:value-type="float">
            <text:p>0.00</text:p>
          </table:table-cell>
          <table:table-cell table:formula="of:=[$'Parcel Time'.V45]" office:value-type="float" office:value="0" calcext:value-type="float">
            <text:p>0.00</text:p>
          </table:table-cell>
          <table:table-cell table:formula="of:=[$'Parcel Time'.W45]" office:value-type="float" office:value="57.416" calcext:value-type="float">
            <text:p>57.42</text:p>
          </table:table-cell>
          <table:table-cell table:formula="of:=[$'Parcel Time'.X45]" office:value-type="float" office:value="0" calcext:value-type="float">
            <text:p>0.00</text:p>
          </table:table-cell>
          <table:table-cell table:formula="of:=[$'Parcel Time'.Y45]" office:value-type="float" office:value="42.584" calcext:value-type="float">
            <text:p>42.58</text:p>
          </table:table-cell>
          <table:table-cell table:formula="of:=[$'Parcel Time'.Z45]" office:value-type="float" office:value="0" calcext:value-type="float">
            <text:p>0.00</text:p>
          </table:table-cell>
          <table:table-cell table:formula="of:=[$'Parcel Time'.AA45]" office:value-type="float" office:value="0.000000000000536048" calcext:value-type="float">
            <text:p>0.00</text:p>
          </table:table-cell>
          <table:table-cell table:formula="of:=[$'Parcel Time'.AI45]" office:value-type="float" office:value="0" calcext:value-type="float">
            <text:p>0.00</text:p>
          </table:table-cell>
          <table:table-cell table:formula="of:=[$'Parcel Time'.AJ45]" office:value-type="float" office:value="57.6519" calcext:value-type="float">
            <text:p>57.65</text:p>
          </table:table-cell>
          <table:table-cell table:formula="of:=[$'Parcel Time'.AK45]" office:value-type="float" office:value="0" calcext:value-type="float">
            <text:p>0.00</text:p>
          </table:table-cell>
          <table:table-cell table:formula="of:=[$'Parcel Time'.AL45]" office:value-type="float" office:value="42.3481" calcext:value-type="float">
            <text:p>42.35</text:p>
          </table:table-cell>
          <table:table-cell table:formula="of:=[$'Parcel Time'.AM45]" office:value-type="float" office:value="0" calcext:value-type="float">
            <text:p>0.00</text:p>
          </table:table-cell>
          <table:table-cell table:formula="of:=[$'Parcel Time'.AN45]" office:value-type="float" office:value="0.000000000000660939" calcext:value-type="float">
            <text:p>0.00</text:p>
          </table:table-cell>
          <table:table-cell table:formula="of:=[$'Parcel Time'.AV45]" office:value-type="float" office:value="0" calcext:value-type="float">
            <text:p>0.00</text:p>
          </table:table-cell>
          <table:table-cell table:formula="of:=[$'Parcel Time'.AW45]" office:value-type="float" office:value="68.1994" calcext:value-type="float">
            <text:p>68.20</text:p>
          </table:table-cell>
          <table:table-cell table:formula="of:=[$'Parcel Time'.AX45]" office:value-type="float" office:value="0" calcext:value-type="float">
            <text:p>0.00</text:p>
          </table:table-cell>
          <table:table-cell table:formula="of:=[$'Parcel Time'.AY45]" office:value-type="float" office:value="31.8006" calcext:value-type="float">
            <text:p>31.80</text:p>
          </table:table-cell>
          <table:table-cell table:formula="of:=[$'Parcel Time'.AZ45]" office:value-type="float" office:value="0" calcext:value-type="float">
            <text:p>0.00</text:p>
          </table:table-cell>
          <table:table-cell table:formula="of:=[$'Parcel Time'.BA45]" office:value-type="float" office:value="0.00000000000057218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Time'.I46]" office:value-type="float" office:value="0" calcext:value-type="float">
            <text:p>0.00</text:p>
          </table:table-cell>
          <table:table-cell table:formula="of:=[$'Parcel Time'.J46]" office:value-type="float" office:value="0" calcext:value-type="float">
            <text:p>0.00</text:p>
          </table:table-cell>
          <table:table-cell table:formula="of:=[$'Parcel Time'.K46]" office:value-type="float" office:value="0" calcext:value-type="float">
            <text:p>0.00</text:p>
          </table:table-cell>
          <table:table-cell table:formula="of:=[$'Parcel Time'.L46]" office:value-type="float" office:value="100" calcext:value-type="float">
            <text:p>100.00</text:p>
          </table:table-cell>
          <table:table-cell table:formula="of:=[$'Parcel Time'.M46]" office:value-type="float" office:value="0" calcext:value-type="float">
            <text:p>0.00</text:p>
          </table:table-cell>
          <table:table-cell table:formula="of:=[$'Parcel Time'.N46]" office:value-type="float" office:value="0" calcext:value-type="float">
            <text:p>0.00</text:p>
          </table:table-cell>
          <table:table-cell table:formula="of:=[$'Parcel Time'.V46]" office:value-type="float" office:value="0" calcext:value-type="float">
            <text:p>0.00</text:p>
          </table:table-cell>
          <table:table-cell table:formula="of:=[$'Parcel Time'.W46]" office:value-type="float" office:value="20.7378" calcext:value-type="float">
            <text:p>20.74</text:p>
          </table:table-cell>
          <table:table-cell table:formula="of:=[$'Parcel Time'.X46]" office:value-type="float" office:value="0" calcext:value-type="float">
            <text:p>0.00</text:p>
          </table:table-cell>
          <table:table-cell table:formula="of:=[$'Parcel Time'.Y46]" office:value-type="float" office:value="4.57927" calcext:value-type="float">
            <text:p>4.58</text:p>
          </table:table-cell>
          <table:table-cell table:formula="of:=[$'Parcel Time'.Z46]" office:value-type="float" office:value="0" calcext:value-type="float">
            <text:p>0.00</text:p>
          </table:table-cell>
          <table:table-cell table:formula="of:=[$'Parcel Time'.AA46]" office:value-type="float" office:value="74.6829" calcext:value-type="float">
            <text:p>74.68</text:p>
          </table:table-cell>
          <table:table-cell table:formula="of:=[$'Parcel Time'.AI46]" office:value-type="float" office:value="0" calcext:value-type="float">
            <text:p>0.00</text:p>
          </table:table-cell>
          <table:table-cell table:formula="of:=[$'Parcel Time'.AJ46]" office:value-type="float" office:value="71.9646" calcext:value-type="float">
            <text:p>71.96</text:p>
          </table:table-cell>
          <table:table-cell table:formula="of:=[$'Parcel Time'.AK46]" office:value-type="float" office:value="0" calcext:value-type="float">
            <text:p>0.00</text:p>
          </table:table-cell>
          <table:table-cell table:formula="of:=[$'Parcel Time'.AL46]" office:value-type="float" office:value="28.0354" calcext:value-type="float">
            <text:p>28.04</text:p>
          </table:table-cell>
          <table:table-cell table:formula="of:=[$'Parcel Time'.AM46]" office:value-type="float" office:value="0" calcext:value-type="float">
            <text:p>0.00</text:p>
          </table:table-cell>
          <table:table-cell table:formula="of:=[$'Parcel Time'.AN46]" office:value-type="float" office:value="0.00000000000131322" calcext:value-type="float">
            <text:p>0.00</text:p>
          </table:table-cell>
          <table:table-cell table:formula="of:=[$'Parcel Time'.AV46]" office:value-type="float" office:value="0" calcext:value-type="float">
            <text:p>0.00</text:p>
          </table:table-cell>
          <table:table-cell table:formula="of:=[$'Parcel Time'.AW46]" office:value-type="float" office:value="26.1789" calcext:value-type="float">
            <text:p>26.18</text:p>
          </table:table-cell>
          <table:table-cell table:formula="of:=[$'Parcel Time'.AX46]" office:value-type="float" office:value="0" calcext:value-type="float">
            <text:p>0.00</text:p>
          </table:table-cell>
          <table:table-cell table:formula="of:=[$'Parcel Time'.AY46]" office:value-type="float" office:value="8.0061" calcext:value-type="float">
            <text:p>8.01</text:p>
          </table:table-cell>
          <table:table-cell table:formula="of:=[$'Parcel Time'.AZ46]" office:value-type="float" office:value="0" calcext:value-type="float">
            <text:p>0.00</text:p>
          </table:table-cell>
          <table:table-cell table:formula="of:=[$'Parcel Time'.BA46]" office:value-type="float" office:value="65.815" calcext:value-type="float">
            <text:p>65.82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Time'.I47]" office:value-type="float" office:value="0" calcext:value-type="float">
            <text:p>0.00</text:p>
          </table:table-cell>
          <table:table-cell table:formula="of:=[$'Parcel Time'.J47]" office:value-type="float" office:value="0" calcext:value-type="float">
            <text:p>0.00</text:p>
          </table:table-cell>
          <table:table-cell table:formula="of:=[$'Parcel Time'.K47]" office:value-type="float" office:value="0" calcext:value-type="float">
            <text:p>0.00</text:p>
          </table:table-cell>
          <table:table-cell table:formula="of:=[$'Parcel Time'.L47]" office:value-type="float" office:value="100" calcext:value-type="float">
            <text:p>100.00</text:p>
          </table:table-cell>
          <table:table-cell table:formula="of:=[$'Parcel Time'.M47]" office:value-type="float" office:value="0" calcext:value-type="float">
            <text:p>0.00</text:p>
          </table:table-cell>
          <table:table-cell table:formula="of:=[$'Parcel Time'.N47]" office:value-type="float" office:value="0" calcext:value-type="float">
            <text:p>0.00</text:p>
          </table:table-cell>
          <table:table-cell table:formula="of:=[$'Parcel Time'.V47]" office:value-type="float" office:value="0" calcext:value-type="float">
            <text:p>0.00</text:p>
          </table:table-cell>
          <table:table-cell table:formula="of:=[$'Parcel Time'.W47]" office:value-type="float" office:value="72.4749" calcext:value-type="float">
            <text:p>72.47</text:p>
          </table:table-cell>
          <table:table-cell table:formula="of:=[$'Parcel Time'.X47]" office:value-type="float" office:value="0" calcext:value-type="float">
            <text:p>0.00</text:p>
          </table:table-cell>
          <table:table-cell table:formula="of:=[$'Parcel Time'.Y47]" office:value-type="float" office:value="27.5251" calcext:value-type="float">
            <text:p>27.53</text:p>
          </table:table-cell>
          <table:table-cell table:formula="of:=[$'Parcel Time'.Z47]" office:value-type="float" office:value="0" calcext:value-type="float">
            <text:p>0.00</text:p>
          </table:table-cell>
          <table:table-cell table:formula="of:=[$'Parcel Time'.AA47]" office:value-type="float" office:value="0.0000000000000242573" calcext:value-type="float">
            <text:p>0.00</text:p>
          </table:table-cell>
          <table:table-cell table:formula="of:=[$'Parcel Time'.AI47]" office:value-type="float" office:value="0" calcext:value-type="float">
            <text:p>0.00</text:p>
          </table:table-cell>
          <table:table-cell table:formula="of:=[$'Parcel Time'.AJ47]" office:value-type="float" office:value="27.6138" calcext:value-type="float">
            <text:p>27.61</text:p>
          </table:table-cell>
          <table:table-cell table:formula="of:=[$'Parcel Time'.AK47]" office:value-type="float" office:value="0" calcext:value-type="float">
            <text:p>0.00</text:p>
          </table:table-cell>
          <table:table-cell table:formula="of:=[$'Parcel Time'.AL47]" office:value-type="float" office:value="7.67683" calcext:value-type="float">
            <text:p>7.68</text:p>
          </table:table-cell>
          <table:table-cell table:formula="of:=[$'Parcel Time'.AM47]" office:value-type="float" office:value="0" calcext:value-type="float">
            <text:p>0.00</text:p>
          </table:table-cell>
          <table:table-cell table:formula="of:=[$'Parcel Time'.AN47]" office:value-type="float" office:value="64.7093" calcext:value-type="float">
            <text:p>64.71</text:p>
          </table:table-cell>
          <table:table-cell table:formula="of:=[$'Parcel Time'.AV47]" office:value-type="float" office:value="0" calcext:value-type="float">
            <text:p>0.00</text:p>
          </table:table-cell>
          <table:table-cell table:formula="of:=[$'Parcel Time'.AW47]" office:value-type="float" office:value="41.5976" calcext:value-type="float">
            <text:p>41.60</text:p>
          </table:table-cell>
          <table:table-cell table:formula="of:=[$'Parcel Time'.AX47]" office:value-type="float" office:value="0" calcext:value-type="float">
            <text:p>0.00</text:p>
          </table:table-cell>
          <table:table-cell table:formula="of:=[$'Parcel Time'.AY47]" office:value-type="float" office:value="5.86585" calcext:value-type="float">
            <text:p>5.87</text:p>
          </table:table-cell>
          <table:table-cell table:formula="of:=[$'Parcel Time'.AZ47]" office:value-type="float" office:value="0" calcext:value-type="float">
            <text:p>0.00</text:p>
          </table:table-cell>
          <table:table-cell table:formula="of:=[$'Parcel Time'.BA47]" office:value-type="float" office:value="52.5366" calcext:value-type="float">
            <text:p>52.54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Time'.I48]" office:value-type="float" office:value="0" calcext:value-type="float">
            <text:p>0.00</text:p>
          </table:table-cell>
          <table:table-cell table:formula="of:=[$'Parcel Time'.J48]" office:value-type="float" office:value="0" calcext:value-type="float">
            <text:p>0.00</text:p>
          </table:table-cell>
          <table:table-cell table:formula="of:=[$'Parcel Time'.K48]" office:value-type="float" office:value="0" calcext:value-type="float">
            <text:p>0.00</text:p>
          </table:table-cell>
          <table:table-cell table:formula="of:=[$'Parcel Time'.L48]" office:value-type="float" office:value="100" calcext:value-type="float">
            <text:p>100.00</text:p>
          </table:table-cell>
          <table:table-cell table:formula="of:=[$'Parcel Time'.M48]" office:value-type="float" office:value="0" calcext:value-type="float">
            <text:p>0.00</text:p>
          </table:table-cell>
          <table:table-cell table:formula="of:=[$'Parcel Time'.N48]" office:value-type="float" office:value="0" calcext:value-type="float">
            <text:p>0.00</text:p>
          </table:table-cell>
          <table:table-cell table:formula="of:=[$'Parcel Time'.V48]" office:value-type="float" office:value="0" calcext:value-type="float">
            <text:p>0.00</text:p>
          </table:table-cell>
          <table:table-cell table:formula="of:=[$'Parcel Time'.W48]" office:value-type="float" office:value="86.0172" calcext:value-type="float">
            <text:p>86.02</text:p>
          </table:table-cell>
          <table:table-cell table:formula="of:=[$'Parcel Time'.X48]" office:value-type="float" office:value="0" calcext:value-type="float">
            <text:p>0.00</text:p>
          </table:table-cell>
          <table:table-cell table:formula="of:=[$'Parcel Time'.Y48]" office:value-type="float" office:value="13.9828" calcext:value-type="float">
            <text:p>13.98</text:p>
          </table:table-cell>
          <table:table-cell table:formula="of:=[$'Parcel Time'.Z48]" office:value-type="float" office:value="0" calcext:value-type="float">
            <text:p>0.00</text:p>
          </table:table-cell>
          <table:table-cell table:formula="of:=[$'Parcel Time'.AA48]" office:value-type="float" office:value="-0.0000000000017737" calcext:value-type="float">
            <text:p>0.00</text:p>
          </table:table-cell>
          <table:table-cell table:formula="of:=[$'Parcel Time'.AI48]" office:value-type="float" office:value="0" calcext:value-type="float">
            <text:p>0.00</text:p>
          </table:table-cell>
          <table:table-cell table:formula="of:=[$'Parcel Time'.AJ48]" office:value-type="float" office:value="26.9309" calcext:value-type="float">
            <text:p>26.93</text:p>
          </table:table-cell>
          <table:table-cell table:formula="of:=[$'Parcel Time'.AK48]" office:value-type="float" office:value="0" calcext:value-type="float">
            <text:p>0.00</text:p>
          </table:table-cell>
          <table:table-cell table:formula="of:=[$'Parcel Time'.AL48]" office:value-type="float" office:value="3.17683" calcext:value-type="float">
            <text:p>3.18</text:p>
          </table:table-cell>
          <table:table-cell table:formula="of:=[$'Parcel Time'.AM48]" office:value-type="float" office:value="0" calcext:value-type="float">
            <text:p>0.00</text:p>
          </table:table-cell>
          <table:table-cell table:formula="of:=[$'Parcel Time'.AN48]" office:value-type="float" office:value="69.8923" calcext:value-type="float">
            <text:p>69.89</text:p>
          </table:table-cell>
          <table:table-cell table:formula="of:=[$'Parcel Time'.AV48]" office:value-type="float" office:value="0" calcext:value-type="float">
            <text:p>0.00</text:p>
          </table:table-cell>
          <table:table-cell table:formula="of:=[$'Parcel Time'.AW48]" office:value-type="float" office:value="37.4024" calcext:value-type="float">
            <text:p>37.40</text:p>
          </table:table-cell>
          <table:table-cell table:formula="of:=[$'Parcel Time'.AX48]" office:value-type="float" office:value="0" calcext:value-type="float">
            <text:p>0.00</text:p>
          </table:table-cell>
          <table:table-cell table:formula="of:=[$'Parcel Time'.AY48]" office:value-type="float" office:value="4.09146" calcext:value-type="float">
            <text:p>4.09</text:p>
          </table:table-cell>
          <table:table-cell table:formula="of:=[$'Parcel Time'.AZ48]" office:value-type="float" office:value="0" calcext:value-type="float">
            <text:p>0.00</text:p>
          </table:table-cell>
          <table:table-cell table:formula="of:=[$'Parcel Time'.BA48]" office:value-type="float" office:value="58.5061" calcext:value-type="float">
            <text:p>58.5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Time'.I49]" office:value-type="float" office:value="0" calcext:value-type="float">
            <text:p>0.00</text:p>
          </table:table-cell>
          <table:table-cell table:formula="of:=[$'Parcel Time'.J49]" office:value-type="float" office:value="58.3718" calcext:value-type="float">
            <text:p>58.37</text:p>
          </table:table-cell>
          <table:table-cell table:formula="of:=[$'Parcel Time'.K49]" office:value-type="float" office:value="0" calcext:value-type="float">
            <text:p>0.00</text:p>
          </table:table-cell>
          <table:table-cell table:formula="of:=[$'Parcel Time'.L49]" office:value-type="float" office:value="41.6282" calcext:value-type="float">
            <text:p>41.63</text:p>
          </table:table-cell>
          <table:table-cell table:formula="of:=[$'Parcel Time'.M49]" office:value-type="float" office:value="0" calcext:value-type="float">
            <text:p>0.00</text:p>
          </table:table-cell>
          <table:table-cell table:formula="of:=[$'Parcel Time'.N49]" office:value-type="float" office:value="0.0000000000000186667" calcext:value-type="float">
            <text:p>0.00</text:p>
          </table:table-cell>
          <table:table-cell table:formula="of:=[$'Parcel Time'.V49]" office:value-type="float" office:value="0" calcext:value-type="float">
            <text:p>0.00</text:p>
          </table:table-cell>
          <table:table-cell table:formula="of:=[$'Parcel Time'.W49]" office:value-type="float" office:value="65.4378" calcext:value-type="float">
            <text:p>65.44</text:p>
          </table:table-cell>
          <table:table-cell table:formula="of:=[$'Parcel Time'.X49]" office:value-type="float" office:value="0" calcext:value-type="float">
            <text:p>0.00</text:p>
          </table:table-cell>
          <table:table-cell table:formula="of:=[$'Parcel Time'.Y49]" office:value-type="float" office:value="34.5622" calcext:value-type="float">
            <text:p>34.56</text:p>
          </table:table-cell>
          <table:table-cell table:formula="of:=[$'Parcel Time'.Z49]" office:value-type="float" office:value="0" calcext:value-type="float">
            <text:p>0.00</text:p>
          </table:table-cell>
          <table:table-cell table:formula="of:=[$'Parcel Time'.AA49]" office:value-type="float" office:value="0.000000000000126273" calcext:value-type="float">
            <text:p>0.00</text:p>
          </table:table-cell>
          <table:table-cell table:formula="of:=[$'Parcel Time'.AI49]" office:value-type="float" office:value="0" calcext:value-type="float">
            <text:p>0.00</text:p>
          </table:table-cell>
          <table:table-cell table:formula="of:=[$'Parcel Time'.AJ49]" office:value-type="float" office:value="66.125" calcext:value-type="float">
            <text:p>66.13</text:p>
          </table:table-cell>
          <table:table-cell table:formula="of:=[$'Parcel Time'.AK49]" office:value-type="float" office:value="0" calcext:value-type="float">
            <text:p>0.00</text:p>
          </table:table-cell>
          <table:table-cell table:formula="of:=[$'Parcel Time'.AL49]" office:value-type="float" office:value="33.875" calcext:value-type="float">
            <text:p>33.88</text:p>
          </table:table-cell>
          <table:table-cell table:formula="of:=[$'Parcel Time'.AM49]" office:value-type="float" office:value="0" calcext:value-type="float">
            <text:p>0.00</text:p>
          </table:table-cell>
          <table:table-cell table:formula="of:=[$'Parcel Time'.AN49]" office:value-type="float" office:value="-0.000000000000893098" calcext:value-type="float">
            <text:p>0.00</text:p>
          </table:table-cell>
          <table:table-cell table:formula="of:=[$'Parcel Time'.AV49]" office:value-type="float" office:value="0" calcext:value-type="float">
            <text:p>0.00</text:p>
          </table:table-cell>
          <table:table-cell table:formula="of:=[$'Parcel Time'.AW49]" office:value-type="float" office:value="34.3049" calcext:value-type="float">
            <text:p>34.30</text:p>
          </table:table-cell>
          <table:table-cell table:formula="of:=[$'Parcel Time'.AX49]" office:value-type="float" office:value="0" calcext:value-type="float">
            <text:p>0.00</text:p>
          </table:table-cell>
          <table:table-cell table:formula="of:=[$'Parcel Time'.AY49]" office:value-type="float" office:value="7.48171" calcext:value-type="float">
            <text:p>7.48</text:p>
          </table:table-cell>
          <table:table-cell table:formula="of:=[$'Parcel Time'.AZ49]" office:value-type="float" office:value="0" calcext:value-type="float">
            <text:p>0.00</text:p>
          </table:table-cell>
          <table:table-cell table:formula="of:=[$'Parcel Time'.BA49]" office:value-type="float" office:value="58.2134" calcext:value-type="float">
            <text:p>58.21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Time'.I50]" office:value-type="float" office:value="0" calcext:value-type="float">
            <text:p>0.00</text:p>
          </table:table-cell>
          <table:table-cell table:formula="of:=[$'Parcel Time'.J50]" office:value-type="float" office:value="58.4786" calcext:value-type="float">
            <text:p>58.48</text:p>
          </table:table-cell>
          <table:table-cell table:formula="of:=[$'Parcel Time'.K50]" office:value-type="float" office:value="0" calcext:value-type="float">
            <text:p>0.00</text:p>
          </table:table-cell>
          <table:table-cell table:formula="of:=[$'Parcel Time'.L50]" office:value-type="float" office:value="41.5214" calcext:value-type="float">
            <text:p>41.52</text:p>
          </table:table-cell>
          <table:table-cell table:formula="of:=[$'Parcel Time'.M50]" office:value-type="float" office:value="0" calcext:value-type="float">
            <text:p>0.00</text:p>
          </table:table-cell>
          <table:table-cell table:formula="of:=[$'Parcel Time'.N50]" office:value-type="float" office:value="0.000000000000145252" calcext:value-type="float">
            <text:p>0.00</text:p>
          </table:table-cell>
          <table:table-cell table:formula="of:=[$'Parcel Time'.V50]" office:value-type="float" office:value="0" calcext:value-type="float">
            <text:p>0.00</text:p>
          </table:table-cell>
          <table:table-cell table:formula="of:=[$'Parcel Time'.W50]" office:value-type="float" office:value="14.3841" calcext:value-type="float">
            <text:p>14.38</text:p>
          </table:table-cell>
          <table:table-cell table:formula="of:=[$'Parcel Time'.X50]" office:value-type="float" office:value="0" calcext:value-type="float">
            <text:p>0.00</text:p>
          </table:table-cell>
          <table:table-cell table:formula="of:=[$'Parcel Time'.Y50]" office:value-type="float" office:value="9.4878" calcext:value-type="float">
            <text:p>9.49</text:p>
          </table:table-cell>
          <table:table-cell table:formula="of:=[$'Parcel Time'.Z50]" office:value-type="float" office:value="0" calcext:value-type="float">
            <text:p>0.00</text:p>
          </table:table-cell>
          <table:table-cell table:formula="of:=[$'Parcel Time'.AA50]" office:value-type="float" office:value="76.128" calcext:value-type="float">
            <text:p>76.13</text:p>
          </table:table-cell>
          <table:table-cell table:formula="of:=[$'Parcel Time'.AI50]" office:value-type="float" office:value="0" calcext:value-type="float">
            <text:p>0.00</text:p>
          </table:table-cell>
          <table:table-cell table:formula="of:=[$'Parcel Time'.AJ50]" office:value-type="float" office:value="60.2554" calcext:value-type="float">
            <text:p>60.26</text:p>
          </table:table-cell>
          <table:table-cell table:formula="of:=[$'Parcel Time'.AK50]" office:value-type="float" office:value="0" calcext:value-type="float">
            <text:p>0.00</text:p>
          </table:table-cell>
          <table:table-cell table:formula="of:=[$'Parcel Time'.AL50]" office:value-type="float" office:value="39.7446" calcext:value-type="float">
            <text:p>39.74</text:p>
          </table:table-cell>
          <table:table-cell table:formula="of:=[$'Parcel Time'.AM50]" office:value-type="float" office:value="0" calcext:value-type="float">
            <text:p>0.00</text:p>
          </table:table-cell>
          <table:table-cell table:formula="of:=[$'Parcel Time'.AN50]" office:value-type="float" office:value="0.0000000000000821147" calcext:value-type="float">
            <text:p>0.00</text:p>
          </table:table-cell>
          <table:table-cell table:formula="of:=[$'Parcel Time'.AV50]" office:value-type="float" office:value="0" calcext:value-type="float">
            <text:p>0.00</text:p>
          </table:table-cell>
          <table:table-cell table:formula="of:=[$'Parcel Time'.AW50]" office:value-type="float" office:value="20.2907" calcext:value-type="float">
            <text:p>20.29</text:p>
          </table:table-cell>
          <table:table-cell table:formula="of:=[$'Parcel Time'.AX50]" office:value-type="float" office:value="0" calcext:value-type="float">
            <text:p>0.00</text:p>
          </table:table-cell>
          <table:table-cell table:formula="of:=[$'Parcel Time'.AY50]" office:value-type="float" office:value="9.58537" calcext:value-type="float">
            <text:p>9.59</text:p>
          </table:table-cell>
          <table:table-cell table:formula="of:=[$'Parcel Time'.AZ50]" office:value-type="float" office:value="0" calcext:value-type="float">
            <text:p>0.00</text:p>
          </table:table-cell>
          <table:table-cell table:formula="of:=[$'Parcel Time'.BA50]" office:value-type="float" office:value="70.124" calcext:value-type="float">
            <text:p>70.12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Time'.I51]" office:value-type="float" office:value="0" calcext:value-type="float">
            <text:p>0.00</text:p>
          </table:table-cell>
          <table:table-cell table:formula="of:=[$'Parcel Time'.J51]" office:value-type="float" office:value="63.6241" calcext:value-type="float">
            <text:p>63.62</text:p>
          </table:table-cell>
          <table:table-cell table:formula="of:=[$'Parcel Time'.K51]" office:value-type="float" office:value="0" calcext:value-type="float">
            <text:p>0.00</text:p>
          </table:table-cell>
          <table:table-cell table:formula="of:=[$'Parcel Time'.L51]" office:value-type="float" office:value="36.3759" calcext:value-type="float">
            <text:p>36.38</text:p>
          </table:table-cell>
          <table:table-cell table:formula="of:=[$'Parcel Time'.M51]" office:value-type="float" office:value="0" calcext:value-type="float">
            <text:p>0.00</text:p>
          </table:table-cell>
          <table:table-cell table:formula="of:=[$'Parcel Time'.N51]" office:value-type="float" office:value="-0.000000000000186852" calcext:value-type="float">
            <text:p>0.00</text:p>
          </table:table-cell>
          <table:table-cell table:formula="of:=[$'Parcel Time'.V51]" office:value-type="float" office:value="0" calcext:value-type="float">
            <text:p>0.00</text:p>
          </table:table-cell>
          <table:table-cell table:formula="of:=[$'Parcel Time'.W51]" office:value-type="float" office:value="63.6241" calcext:value-type="float">
            <text:p>63.62</text:p>
          </table:table-cell>
          <table:table-cell table:formula="of:=[$'Parcel Time'.X51]" office:value-type="float" office:value="0" calcext:value-type="float">
            <text:p>0.00</text:p>
          </table:table-cell>
          <table:table-cell table:formula="of:=[$'Parcel Time'.Y51]" office:value-type="float" office:value="36.3759" calcext:value-type="float">
            <text:p>36.38</text:p>
          </table:table-cell>
          <table:table-cell table:formula="of:=[$'Parcel Time'.Z51]" office:value-type="float" office:value="0" calcext:value-type="float">
            <text:p>0.00</text:p>
          </table:table-cell>
          <table:table-cell table:formula="of:=[$'Parcel Time'.AA51]" office:value-type="float" office:value="-0.000000000000186852" calcext:value-type="float">
            <text:p>0.00</text:p>
          </table:table-cell>
          <table:table-cell table:formula="of:=[$'Parcel Time'.AI51]" office:value-type="float" office:value="0" calcext:value-type="float">
            <text:p>0.00</text:p>
          </table:table-cell>
          <table:table-cell table:formula="of:=[$'Parcel Time'.AJ51]" office:value-type="float" office:value="63.6241" calcext:value-type="float">
            <text:p>63.62</text:p>
          </table:table-cell>
          <table:table-cell table:formula="of:=[$'Parcel Time'.AK51]" office:value-type="float" office:value="0" calcext:value-type="float">
            <text:p>0.00</text:p>
          </table:table-cell>
          <table:table-cell table:formula="of:=[$'Parcel Time'.AL51]" office:value-type="float" office:value="36.3759" calcext:value-type="float">
            <text:p>36.38</text:p>
          </table:table-cell>
          <table:table-cell table:formula="of:=[$'Parcel Time'.AM51]" office:value-type="float" office:value="0" calcext:value-type="float">
            <text:p>0.00</text:p>
          </table:table-cell>
          <table:table-cell table:formula="of:=[$'Parcel Time'.AN51]" office:value-type="float" office:value="-0.000000000000186852" calcext:value-type="float">
            <text:p>0.00</text:p>
          </table:table-cell>
          <table:table-cell table:formula="of:=[$'Parcel Time'.AV51]" office:value-type="float" office:value="0" calcext:value-type="float">
            <text:p>0.00</text:p>
          </table:table-cell>
          <table:table-cell table:formula="of:=[$'Parcel Time'.AW51]" office:value-type="float" office:value="63.6241" calcext:value-type="float">
            <text:p>63.62</text:p>
          </table:table-cell>
          <table:table-cell table:formula="of:=[$'Parcel Time'.AX51]" office:value-type="float" office:value="0" calcext:value-type="float">
            <text:p>0.00</text:p>
          </table:table-cell>
          <table:table-cell table:formula="of:=[$'Parcel Time'.AY51]" office:value-type="float" office:value="36.3759" calcext:value-type="float">
            <text:p>36.38</text:p>
          </table:table-cell>
          <table:table-cell table:formula="of:=[$'Parcel Time'.AZ51]" office:value-type="float" office:value="0" calcext:value-type="float">
            <text:p>0.00</text:p>
          </table:table-cell>
          <table:table-cell table:formula="of:=[$'Parcel Time'.BA51]" office:value-type="float" office:value="-0.000000000000186852" calcext:value-type="float">
            <text:p>0.00</text:p>
          </table:table-cell>
        </table:table-row>
        <table:table-row table:style-name="ro2">
          <table:table-cell table:style-name="ce114" office:value-type="string" calcext:value-type="string">
            <text:p>grubhub-14-9.tsp</text:p>
          </table:table-cell>
          <table:table-cell table:formula="of:=[$'Parcel Time'.I52]" office:value-type="float" office:value="0" calcext:value-type="float">
            <text:p>0.00</text:p>
          </table:table-cell>
          <table:table-cell table:formula="of:=[$'Parcel Time'.J52]" office:value-type="float" office:value="66.0608" calcext:value-type="float">
            <text:p>66.06</text:p>
          </table:table-cell>
          <table:table-cell table:formula="of:=[$'Parcel Time'.K52]" office:value-type="float" office:value="0" calcext:value-type="float">
            <text:p>0.00</text:p>
          </table:table-cell>
          <table:table-cell table:formula="of:=[$'Parcel Time'.L52]" office:value-type="float" office:value="33.9392" calcext:value-type="float">
            <text:p>33.94</text:p>
          </table:table-cell>
          <table:table-cell table:formula="of:=[$'Parcel Time'.M52]" office:value-type="float" office:value="0" calcext:value-type="float">
            <text:p>0.00</text:p>
          </table:table-cell>
          <table:table-cell table:formula="of:=[$'Parcel Time'.N52]" office:value-type="float" office:value="0.00000000000035038" calcext:value-type="float">
            <text:p>0.00</text:p>
          </table:table-cell>
          <table:table-cell table:formula="of:=[$'Parcel Time'.V52]" office:value-type="float" office:value="0" calcext:value-type="float">
            <text:p>0.00</text:p>
          </table:table-cell>
          <table:table-cell table:formula="of:=[$'Parcel Time'.W52]" office:value-type="float" office:value="16.872" calcext:value-type="float">
            <text:p>16.87</text:p>
          </table:table-cell>
          <table:table-cell table:formula="of:=[$'Parcel Time'.X52]" office:value-type="float" office:value="0" calcext:value-type="float">
            <text:p>0.00</text:p>
          </table:table-cell>
          <table:table-cell table:formula="of:=[$'Parcel Time'.Y52]" office:value-type="float" office:value="2.20122" calcext:value-type="float">
            <text:p>2.20</text:p>
          </table:table-cell>
          <table:table-cell table:formula="of:=[$'Parcel Time'.Z52]" office:value-type="float" office:value="0" calcext:value-type="float">
            <text:p>0.00</text:p>
          </table:table-cell>
          <table:table-cell table:formula="of:=[$'Parcel Time'.AA52]" office:value-type="float" office:value="80.9268" calcext:value-type="float">
            <text:p>80.93</text:p>
          </table:table-cell>
          <table:table-cell table:formula="of:=[$'Parcel Time'.AI52]" office:value-type="float" office:value="0" calcext:value-type="float">
            <text:p>0.00</text:p>
          </table:table-cell>
          <table:table-cell table:formula="of:=[$'Parcel Time'.AJ52]" office:value-type="float" office:value="20.565" calcext:value-type="float">
            <text:p>20.57</text:p>
          </table:table-cell>
          <table:table-cell table:formula="of:=[$'Parcel Time'.AK52]" office:value-type="float" office:value="0" calcext:value-type="float">
            <text:p>0.00</text:p>
          </table:table-cell>
          <table:table-cell table:formula="of:=[$'Parcel Time'.AL52]" office:value-type="float" office:value="5" calcext:value-type="float">
            <text:p>5.00</text:p>
          </table:table-cell>
          <table:table-cell table:formula="of:=[$'Parcel Time'.AM52]" office:value-type="float" office:value="0" calcext:value-type="float">
            <text:p>0.00</text:p>
          </table:table-cell>
          <table:table-cell table:formula="of:=[$'Parcel Time'.AN52]" office:value-type="float" office:value="74.435" calcext:value-type="float">
            <text:p>74.44</text:p>
          </table:table-cell>
          <table:table-cell table:formula="of:=[$'Parcel Time'.AV52]" office:value-type="float" office:value="0" calcext:value-type="float">
            <text:p>0.00</text:p>
          </table:table-cell>
          <table:table-cell table:formula="of:=[$'Parcel Time'.AW52]" office:value-type="float" office:value="32.7317" calcext:value-type="float">
            <text:p>32.73</text:p>
          </table:table-cell>
          <table:table-cell table:formula="of:=[$'Parcel Time'.AX52]" office:value-type="float" office:value="0" calcext:value-type="float">
            <text:p>0.00</text:p>
          </table:table-cell>
          <table:table-cell table:formula="of:=[$'Parcel Time'.AY52]" office:value-type="float" office:value="4.16463" calcext:value-type="float">
            <text:p>4.16</text:p>
          </table:table-cell>
          <table:table-cell table:formula="of:=[$'Parcel Time'.AZ52]" office:value-type="float" office:value="0" calcext:value-type="float">
            <text:p>0.00</text:p>
          </table:table-cell>
          <table:table-cell table:formula="of:=[$'Parcel Time'.BA52]" office:value-type="float" office:value="63.1037" calcext:value-type="float">
            <text:p>63.1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Time'.I53]" office:value-type="float" office:value="0" calcext:value-type="float">
            <text:p>0.00</text:p>
          </table:table-cell>
          <table:table-cell table:formula="of:=[$'Parcel Time'.J53]" office:value-type="float" office:value="59.5307" calcext:value-type="float">
            <text:p>59.53</text:p>
          </table:table-cell>
          <table:table-cell table:formula="of:=[$'Parcel Time'.K53]" office:value-type="float" office:value="0" calcext:value-type="float">
            <text:p>0.00</text:p>
          </table:table-cell>
          <table:table-cell table:formula="of:=[$'Parcel Time'.L53]" office:value-type="float" office:value="40.4693" calcext:value-type="float">
            <text:p>40.47</text:p>
          </table:table-cell>
          <table:table-cell table:formula="of:=[$'Parcel Time'.M53]" office:value-type="float" office:value="0" calcext:value-type="float">
            <text:p>0.00</text:p>
          </table:table-cell>
          <table:table-cell table:formula="of:=[$'Parcel Time'.N53]" office:value-type="float" office:value="0.000000000000133094" calcext:value-type="float">
            <text:p>0.00</text:p>
          </table:table-cell>
          <table:table-cell table:formula="of:=[$'Parcel Time'.V53]" office:value-type="float" office:value="0" calcext:value-type="float">
            <text:p>0.00</text:p>
          </table:table-cell>
          <table:table-cell table:formula="of:=[$'Parcel Time'.W53]" office:value-type="float" office:value="20.811" calcext:value-type="float">
            <text:p>20.81</text:p>
          </table:table-cell>
          <table:table-cell table:formula="of:=[$'Parcel Time'.X53]" office:value-type="float" office:value="0" calcext:value-type="float">
            <text:p>0.00</text:p>
          </table:table-cell>
          <table:table-cell table:formula="of:=[$'Parcel Time'.Y53]" office:value-type="float" office:value="8.89634" calcext:value-type="float">
            <text:p>8.90</text:p>
          </table:table-cell>
          <table:table-cell table:formula="of:=[$'Parcel Time'.Z53]" office:value-type="float" office:value="0" calcext:value-type="float">
            <text:p>0.00</text:p>
          </table:table-cell>
          <table:table-cell table:formula="of:=[$'Parcel Time'.AA53]" office:value-type="float" office:value="70.2927" calcext:value-type="float">
            <text:p>70.29</text:p>
          </table:table-cell>
          <table:table-cell table:formula="of:=[$'Parcel Time'.AI53]" office:value-type="float" office:value="0" calcext:value-type="float">
            <text:p>0.00</text:p>
          </table:table-cell>
          <table:table-cell table:formula="of:=[$'Parcel Time'.AJ53]" office:value-type="float" office:value="26.3943" calcext:value-type="float">
            <text:p>26.39</text:p>
          </table:table-cell>
          <table:table-cell table:formula="of:=[$'Parcel Time'.AK53]" office:value-type="float" office:value="0" calcext:value-type="float">
            <text:p>0.00</text:p>
          </table:table-cell>
          <table:table-cell table:formula="of:=[$'Parcel Time'.AL53]" office:value-type="float" office:value="7.10366" calcext:value-type="float">
            <text:p>7.10</text:p>
          </table:table-cell>
          <table:table-cell table:formula="of:=[$'Parcel Time'.AM53]" office:value-type="float" office:value="0" calcext:value-type="float">
            <text:p>0.00</text:p>
          </table:table-cell>
          <table:table-cell table:formula="of:=[$'Parcel Time'.AN53]" office:value-type="float" office:value="66.502" calcext:value-type="float">
            <text:p>66.50</text:p>
          </table:table-cell>
          <table:table-cell table:formula="of:=[$'Parcel Time'.AV53]" office:value-type="float" office:value="0" calcext:value-type="float">
            <text:p>0.00</text:p>
          </table:table-cell>
          <table:table-cell table:formula="of:=[$'Parcel Time'.AW53]" office:value-type="float" office:value="36.7988" calcext:value-type="float">
            <text:p>36.80</text:p>
          </table:table-cell>
          <table:table-cell table:formula="of:=[$'Parcel Time'.AX53]" office:value-type="float" office:value="0" calcext:value-type="float">
            <text:p>0.00</text:p>
          </table:table-cell>
          <table:table-cell table:formula="of:=[$'Parcel Time'.AY53]" office:value-type="float" office:value="14.0061" calcext:value-type="float">
            <text:p>14.01</text:p>
          </table:table-cell>
          <table:table-cell table:formula="of:=[$'Parcel Time'.AZ53]" office:value-type="float" office:value="0" calcext:value-type="float">
            <text:p>0.00</text:p>
          </table:table-cell>
          <table:table-cell table:formula="of:=[$'Parcel Time'.BA53]" office:value-type="float" office:value="49.1951" calcext:value-type="float">
            <text:p>49.2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Time'.I54]" office:value-type="float" office:value="0" calcext:value-type="float">
            <text:p>0.00</text:p>
          </table:table-cell>
          <table:table-cell table:formula="of:=[$'Parcel Time'.J54]" office:value-type="float" office:value="70.4918" calcext:value-type="float">
            <text:p>70.49</text:p>
          </table:table-cell>
          <table:table-cell table:formula="of:=[$'Parcel Time'.K54]" office:value-type="float" office:value="0" calcext:value-type="float">
            <text:p>0.00</text:p>
          </table:table-cell>
          <table:table-cell table:formula="of:=[$'Parcel Time'.L54]" office:value-type="float" office:value="29.5082" calcext:value-type="float">
            <text:p>29.51</text:p>
          </table:table-cell>
          <table:table-cell table:formula="of:=[$'Parcel Time'.M54]" office:value-type="float" office:value="0" calcext:value-type="float">
            <text:p>0.00</text:p>
          </table:table-cell>
          <table:table-cell table:formula="of:=[$'Parcel Time'.N54]" office:value-type="float" office:value="-0.000000000000701635" calcext:value-type="float">
            <text:p>0.00</text:p>
          </table:table-cell>
          <table:table-cell table:formula="of:=[$'Parcel Time'.V54]" office:value-type="float" office:value="0" calcext:value-type="float">
            <text:p>0.00</text:p>
          </table:table-cell>
          <table:table-cell table:formula="of:=[$'Parcel Time'.W54]" office:value-type="float" office:value="78.7879" calcext:value-type="float">
            <text:p>78.79</text:p>
          </table:table-cell>
          <table:table-cell table:formula="of:=[$'Parcel Time'.X54]" office:value-type="float" office:value="0" calcext:value-type="float">
            <text:p>0.00</text:p>
          </table:table-cell>
          <table:table-cell table:formula="of:=[$'Parcel Time'.Y54]" office:value-type="float" office:value="21.2121" calcext:value-type="float">
            <text:p>21.21</text:p>
          </table:table-cell>
          <table:table-cell table:formula="of:=[$'Parcel Time'.Z54]" office:value-type="float" office:value="0" calcext:value-type="float">
            <text:p>0.00</text:p>
          </table:table-cell>
          <table:table-cell table:formula="of:=[$'Parcel Time'.AA54]" office:value-type="float" office:value="0.0000000000000276208" calcext:value-type="float">
            <text:p>0.00</text:p>
          </table:table-cell>
          <table:table-cell table:formula="of:=[$'Parcel Time'.AI54]" office:value-type="float" office:value="0" calcext:value-type="float">
            <text:p>0.00</text:p>
          </table:table-cell>
          <table:table-cell table:formula="of:=[$'Parcel Time'.AJ54]" office:value-type="float" office:value="77.8664" calcext:value-type="float">
            <text:p>77.87</text:p>
          </table:table-cell>
          <table:table-cell table:formula="of:=[$'Parcel Time'.AK54]" office:value-type="float" office:value="0" calcext:value-type="float">
            <text:p>0.00</text:p>
          </table:table-cell>
          <table:table-cell table:formula="of:=[$'Parcel Time'.AL54]" office:value-type="float" office:value="22.1336" calcext:value-type="float">
            <text:p>22.13</text:p>
          </table:table-cell>
          <table:table-cell table:formula="of:=[$'Parcel Time'.AM54]" office:value-type="float" office:value="0" calcext:value-type="float">
            <text:p>0.00</text:p>
          </table:table-cell>
          <table:table-cell table:formula="of:=[$'Parcel Time'.AN54]" office:value-type="float" office:value="0.00000000000106306" calcext:value-type="float">
            <text:p>0.00</text:p>
          </table:table-cell>
          <table:table-cell table:formula="of:=[$'Parcel Time'.AV54]" office:value-type="float" office:value="0" calcext:value-type="float">
            <text:p>0.00</text:p>
          </table:table-cell>
          <table:table-cell table:formula="of:=[$'Parcel Time'.AW54]" office:value-type="float" office:value="89.9104" calcext:value-type="float">
            <text:p>89.91</text:p>
          </table:table-cell>
          <table:table-cell table:formula="of:=[$'Parcel Time'.AX54]" office:value-type="float" office:value="0" calcext:value-type="float">
            <text:p>0.00</text:p>
          </table:table-cell>
          <table:table-cell table:formula="of:=[$'Parcel Time'.AY54]" office:value-type="float" office:value="10.0896" calcext:value-type="float">
            <text:p>10.09</text:p>
          </table:table-cell>
          <table:table-cell table:formula="of:=[$'Parcel Time'.AZ54]" office:value-type="float" office:value="0" calcext:value-type="float">
            <text:p>0.00</text:p>
          </table:table-cell>
          <table:table-cell table:formula="of:=[$'Parcel Time'.BA54]" office:value-type="float" office:value="0.000000000000097936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Time'.I55]" office:value-type="float" office:value="0" calcext:value-type="float">
            <text:p>0.00</text:p>
          </table:table-cell>
          <table:table-cell table:formula="of:=[$'Parcel Time'.J55]" office:value-type="float" office:value="0" calcext:value-type="float">
            <text:p>0.00</text:p>
          </table:table-cell>
          <table:table-cell table:formula="of:=[$'Parcel Time'.K55]" office:value-type="float" office:value="0" calcext:value-type="float">
            <text:p>0.00</text:p>
          </table:table-cell>
          <table:table-cell table:formula="of:=[$'Parcel Time'.L55]" office:value-type="float" office:value="100" calcext:value-type="float">
            <text:p>100.00</text:p>
          </table:table-cell>
          <table:table-cell table:formula="of:=[$'Parcel Time'.M55]" office:value-type="float" office:value="0" calcext:value-type="float">
            <text:p>0.00</text:p>
          </table:table-cell>
          <table:table-cell table:formula="of:=[$'Parcel Time'.N55]" office:value-type="float" office:value="0" calcext:value-type="float">
            <text:p>0.00</text:p>
          </table:table-cell>
          <table:table-cell table:formula="of:=[$'Parcel Time'.V55]" office:value-type="float" office:value="0" calcext:value-type="float">
            <text:p>0.00</text:p>
          </table:table-cell>
          <table:table-cell table:formula="of:=[$'Parcel Time'.W55]" office:value-type="float" office:value="73.5262" calcext:value-type="float">
            <text:p>73.53</text:p>
          </table:table-cell>
          <table:table-cell table:formula="of:=[$'Parcel Time'.X55]" office:value-type="float" office:value="0" calcext:value-type="float">
            <text:p>0.00</text:p>
          </table:table-cell>
          <table:table-cell table:formula="of:=[$'Parcel Time'.Y55]" office:value-type="float" office:value="26.4738" calcext:value-type="float">
            <text:p>26.47</text:p>
          </table:table-cell>
          <table:table-cell table:formula="of:=[$'Parcel Time'.Z55]" office:value-type="float" office:value="0" calcext:value-type="float">
            <text:p>0.00</text:p>
          </table:table-cell>
          <table:table-cell table:formula="of:=[$'Parcel Time'.AA55]" office:value-type="float" office:value="-0.0000000000000884718" calcext:value-type="float">
            <text:p>0.00</text:p>
          </table:table-cell>
          <table:table-cell table:formula="of:=[$'Parcel Time'.AI55]" office:value-type="float" office:value="0" calcext:value-type="float">
            <text:p>0.00</text:p>
          </table:table-cell>
          <table:table-cell table:formula="of:=[$'Parcel Time'.AJ55]" office:value-type="float" office:value="79.8297" calcext:value-type="float">
            <text:p>79.83</text:p>
          </table:table-cell>
          <table:table-cell table:formula="of:=[$'Parcel Time'.AK55]" office:value-type="float" office:value="0" calcext:value-type="float">
            <text:p>0.00</text:p>
          </table:table-cell>
          <table:table-cell table:formula="of:=[$'Parcel Time'.AL55]" office:value-type="float" office:value="20.1703" calcext:value-type="float">
            <text:p>20.17</text:p>
          </table:table-cell>
          <table:table-cell table:formula="of:=[$'Parcel Time'.AM55]" office:value-type="float" office:value="0" calcext:value-type="float">
            <text:p>0.00</text:p>
          </table:table-cell>
          <table:table-cell table:formula="of:=[$'Parcel Time'.AN55]" office:value-type="float" office:value="0.000000000000223321" calcext:value-type="float">
            <text:p>0.00</text:p>
          </table:table-cell>
          <table:table-cell table:formula="of:=[$'Parcel Time'.AV55]" office:value-type="float" office:value="0" calcext:value-type="float">
            <text:p>0.00</text:p>
          </table:table-cell>
          <table:table-cell table:formula="of:=[$'Parcel Time'.AW55]" office:value-type="float" office:value="37.0488" calcext:value-type="float">
            <text:p>37.05</text:p>
          </table:table-cell>
          <table:table-cell table:formula="of:=[$'Parcel Time'.AX55]" office:value-type="float" office:value="0" calcext:value-type="float">
            <text:p>0.00</text:p>
          </table:table-cell>
          <table:table-cell table:formula="of:=[$'Parcel Time'.AY55]" office:value-type="float" office:value="3.54268" calcext:value-type="float">
            <text:p>3.54</text:p>
          </table:table-cell>
          <table:table-cell table:formula="of:=[$'Parcel Time'.AZ55]" office:value-type="float" office:value="0" calcext:value-type="float">
            <text:p>0.00</text:p>
          </table:table-cell>
          <table:table-cell table:formula="of:=[$'Parcel Time'.BA55]" office:value-type="float" office:value="59.4085" calcext:value-type="float">
            <text:p>59.41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Time'.I56]" office:value-type="float" office:value="0" calcext:value-type="float">
            <text:p>0.00</text:p>
          </table:table-cell>
          <table:table-cell table:formula="of:=[$'Parcel Time'.J56]" office:value-type="float" office:value="55.8331" calcext:value-type="float">
            <text:p>55.83</text:p>
          </table:table-cell>
          <table:table-cell table:formula="of:=[$'Parcel Time'.K56]" office:value-type="float" office:value="0" calcext:value-type="float">
            <text:p>0.00</text:p>
          </table:table-cell>
          <table:table-cell table:formula="of:=[$'Parcel Time'.L56]" office:value-type="float" office:value="44.1669" calcext:value-type="float">
            <text:p>44.17</text:p>
          </table:table-cell>
          <table:table-cell table:formula="of:=[$'Parcel Time'.M56]" office:value-type="float" office:value="0" calcext:value-type="float">
            <text:p>0.00</text:p>
          </table:table-cell>
          <table:table-cell table:formula="of:=[$'Parcel Time'.N56]" office:value-type="float" office:value="-0.000000000000334985" calcext:value-type="float">
            <text:p>0.00</text:p>
          </table:table-cell>
          <table:table-cell table:formula="of:=[$'Parcel Time'.V56]" office:value-type="float" office:value="0" calcext:value-type="float">
            <text:p>0.00</text:p>
          </table:table-cell>
          <table:table-cell table:formula="of:=[$'Parcel Time'.W56]" office:value-type="float" office:value="70.8389" calcext:value-type="float">
            <text:p>70.84</text:p>
          </table:table-cell>
          <table:table-cell table:formula="of:=[$'Parcel Time'.X56]" office:value-type="float" office:value="0" calcext:value-type="float">
            <text:p>0.00</text:p>
          </table:table-cell>
          <table:table-cell table:formula="of:=[$'Parcel Time'.Y56]" office:value-type="float" office:value="29.1611" calcext:value-type="float">
            <text:p>29.16</text:p>
          </table:table-cell>
          <table:table-cell table:formula="of:=[$'Parcel Time'.Z56]" office:value-type="float" office:value="0" calcext:value-type="float">
            <text:p>0.00</text:p>
          </table:table-cell>
          <table:table-cell table:formula="of:=[$'Parcel Time'.AA56]" office:value-type="float" office:value="-0.000000000000236909" calcext:value-type="float">
            <text:p>0.00</text:p>
          </table:table-cell>
          <table:table-cell table:formula="of:=[$'Parcel Time'.AI56]" office:value-type="float" office:value="0" calcext:value-type="float">
            <text:p>0.00</text:p>
          </table:table-cell>
          <table:table-cell table:formula="of:=[$'Parcel Time'.AJ56]" office:value-type="float" office:value="70.8389" calcext:value-type="float">
            <text:p>70.84</text:p>
          </table:table-cell>
          <table:table-cell table:formula="of:=[$'Parcel Time'.AK56]" office:value-type="float" office:value="0" calcext:value-type="float">
            <text:p>0.00</text:p>
          </table:table-cell>
          <table:table-cell table:formula="of:=[$'Parcel Time'.AL56]" office:value-type="float" office:value="29.1611" calcext:value-type="float">
            <text:p>29.16</text:p>
          </table:table-cell>
          <table:table-cell table:formula="of:=[$'Parcel Time'.AM56]" office:value-type="float" office:value="0" calcext:value-type="float">
            <text:p>0.00</text:p>
          </table:table-cell>
          <table:table-cell table:formula="of:=[$'Parcel Time'.AN56]" office:value-type="float" office:value="-0.000000000000306845" calcext:value-type="float">
            <text:p>0.00</text:p>
          </table:table-cell>
          <table:table-cell table:formula="of:=[$'Parcel Time'.AV56]" office:value-type="float" office:value="0" calcext:value-type="float">
            <text:p>0.00</text:p>
          </table:table-cell>
          <table:table-cell table:formula="of:=[$'Parcel Time'.AW56]" office:value-type="float" office:value="76.0414" calcext:value-type="float">
            <text:p>76.04</text:p>
          </table:table-cell>
          <table:table-cell table:formula="of:=[$'Parcel Time'.AX56]" office:value-type="float" office:value="0" calcext:value-type="float">
            <text:p>0.00</text:p>
          </table:table-cell>
          <table:table-cell table:formula="of:=[$'Parcel Time'.AY56]" office:value-type="float" office:value="23.9586" calcext:value-type="float">
            <text:p>23.96</text:p>
          </table:table-cell>
          <table:table-cell table:formula="of:=[$'Parcel Time'.AZ56]" office:value-type="float" office:value="0" calcext:value-type="float">
            <text:p>0.00</text:p>
          </table:table-cell>
          <table:table-cell table:formula="of:=[$'Parcel Time'.BA56]" office:value-type="float" office:value="-0.00000000000024276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Time'.I57]" office:value-type="float" office:value="0" calcext:value-type="float">
            <text:p>0.00</text:p>
          </table:table-cell>
          <table:table-cell table:formula="of:=[$'Parcel Time'.J57]" office:value-type="float" office:value="0" calcext:value-type="float">
            <text:p>0.00</text:p>
          </table:table-cell>
          <table:table-cell table:formula="of:=[$'Parcel Time'.K57]" office:value-type="float" office:value="0" calcext:value-type="float">
            <text:p>0.00</text:p>
          </table:table-cell>
          <table:table-cell table:formula="of:=[$'Parcel Time'.L57]" office:value-type="float" office:value="100" calcext:value-type="float">
            <text:p>100.00</text:p>
          </table:table-cell>
          <table:table-cell table:formula="of:=[$'Parcel Time'.M57]" office:value-type="float" office:value="0" calcext:value-type="float">
            <text:p>0.00</text:p>
          </table:table-cell>
          <table:table-cell table:formula="of:=[$'Parcel Time'.N57]" office:value-type="float" office:value="0" calcext:value-type="float">
            <text:p>0.00</text:p>
          </table:table-cell>
          <table:table-cell table:formula="of:=[$'Parcel Time'.V57]" office:value-type="float" office:value="0" calcext:value-type="float">
            <text:p>0.00</text:p>
          </table:table-cell>
          <table:table-cell table:formula="of:=[$'Parcel Time'.W57]" office:value-type="float" office:value="70.0232" calcext:value-type="float">
            <text:p>70.02</text:p>
          </table:table-cell>
          <table:table-cell table:formula="of:=[$'Parcel Time'.X57]" office:value-type="float" office:value="0" calcext:value-type="float">
            <text:p>0.00</text:p>
          </table:table-cell>
          <table:table-cell table:formula="of:=[$'Parcel Time'.Y57]" office:value-type="float" office:value="29.9768" calcext:value-type="float">
            <text:p>29.98</text:p>
          </table:table-cell>
          <table:table-cell table:formula="of:=[$'Parcel Time'.Z57]" office:value-type="float" office:value="0" calcext:value-type="float">
            <text:p>0.00</text:p>
          </table:table-cell>
          <table:table-cell table:formula="of:=[$'Parcel Time'.AA57]" office:value-type="float" office:value="0.0000000000000424995" calcext:value-type="float">
            <text:p>0.00</text:p>
          </table:table-cell>
          <table:table-cell table:formula="of:=[$'Parcel Time'.AI57]" office:value-type="float" office:value="0" calcext:value-type="float">
            <text:p>0.00</text:p>
          </table:table-cell>
          <table:table-cell table:formula="of:=[$'Parcel Time'.AJ57]" office:value-type="float" office:value="72.4466" calcext:value-type="float">
            <text:p>72.45</text:p>
          </table:table-cell>
          <table:table-cell table:formula="of:=[$'Parcel Time'.AK57]" office:value-type="float" office:value="0" calcext:value-type="float">
            <text:p>0.00</text:p>
          </table:table-cell>
          <table:table-cell table:formula="of:=[$'Parcel Time'.AL57]" office:value-type="float" office:value="27.5534" calcext:value-type="float">
            <text:p>27.55</text:p>
          </table:table-cell>
          <table:table-cell table:formula="of:=[$'Parcel Time'.AM57]" office:value-type="float" office:value="0" calcext:value-type="float">
            <text:p>0.00</text:p>
          </table:table-cell>
          <table:table-cell table:formula="of:=[$'Parcel Time'.AN57]" office:value-type="float" office:value="-0.0000000000000284202" calcext:value-type="float">
            <text:p>0.00</text:p>
          </table:table-cell>
          <table:table-cell table:formula="of:=[$'Parcel Time'.AV57]" office:value-type="float" office:value="0" calcext:value-type="float">
            <text:p>0.00</text:p>
          </table:table-cell>
          <table:table-cell table:formula="of:=[$'Parcel Time'.AW57]" office:value-type="float" office:value="32.939" calcext:value-type="float">
            <text:p>32.94</text:p>
          </table:table-cell>
          <table:table-cell table:formula="of:=[$'Parcel Time'.AX57]" office:value-type="float" office:value="0" calcext:value-type="float">
            <text:p>0.00</text:p>
          </table:table-cell>
          <table:table-cell table:formula="of:=[$'Parcel Time'.AY57]" office:value-type="float" office:value="11.5671" calcext:value-type="float">
            <text:p>11.57</text:p>
          </table:table-cell>
          <table:table-cell table:formula="of:=[$'Parcel Time'.AZ57]" office:value-type="float" office:value="0" calcext:value-type="float">
            <text:p>0.00</text:p>
          </table:table-cell>
          <table:table-cell table:formula="of:=[$'Parcel Time'.BA57]" office:value-type="float" office:value="55.4939" calcext:value-type="float">
            <text:p>55.49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Time'.I58]" office:value-type="float" office:value="0" calcext:value-type="float">
            <text:p>0.00</text:p>
          </table:table-cell>
          <table:table-cell table:formula="of:=[$'Parcel Time'.J58]" office:value-type="float" office:value="0" calcext:value-type="float">
            <text:p>0.00</text:p>
          </table:table-cell>
          <table:table-cell table:formula="of:=[$'Parcel Time'.K58]" office:value-type="float" office:value="0" calcext:value-type="float">
            <text:p>0.00</text:p>
          </table:table-cell>
          <table:table-cell table:formula="of:=[$'Parcel Time'.L58]" office:value-type="float" office:value="100" calcext:value-type="float">
            <text:p>100.00</text:p>
          </table:table-cell>
          <table:table-cell table:formula="of:=[$'Parcel Time'.M58]" office:value-type="float" office:value="0" calcext:value-type="float">
            <text:p>0.00</text:p>
          </table:table-cell>
          <table:table-cell table:formula="of:=[$'Parcel Time'.N58]" office:value-type="float" office:value="0" calcext:value-type="float">
            <text:p>0.00</text:p>
          </table:table-cell>
          <table:table-cell table:formula="of:=[$'Parcel Time'.V58]" office:value-type="float" office:value="0" calcext:value-type="float">
            <text:p>0.00</text:p>
          </table:table-cell>
          <table:table-cell table:formula="of:=[$'Parcel Time'.W58]" office:value-type="float" office:value="72.5717" calcext:value-type="float">
            <text:p>72.57</text:p>
          </table:table-cell>
          <table:table-cell table:formula="of:=[$'Parcel Time'.X58]" office:value-type="float" office:value="0" calcext:value-type="float">
            <text:p>0.00</text:p>
          </table:table-cell>
          <table:table-cell table:formula="of:=[$'Parcel Time'.Y58]" office:value-type="float" office:value="27.4283" calcext:value-type="float">
            <text:p>27.43</text:p>
          </table:table-cell>
          <table:table-cell table:formula="of:=[$'Parcel Time'.Z58]" office:value-type="float" office:value="0" calcext:value-type="float">
            <text:p>0.00</text:p>
          </table:table-cell>
          <table:table-cell table:formula="of:=[$'Parcel Time'.AA58]" office:value-type="float" office:value="-0.0000000000000796762" calcext:value-type="float">
            <text:p>0.00</text:p>
          </table:table-cell>
          <table:table-cell table:formula="of:=[$'Parcel Time'.AI58]" office:value-type="float" office:value="0" calcext:value-type="float">
            <text:p>0.00</text:p>
          </table:table-cell>
          <table:table-cell table:formula="of:=[$'Parcel Time'.AJ58]" office:value-type="float" office:value="69.9372" calcext:value-type="float">
            <text:p>69.94</text:p>
          </table:table-cell>
          <table:table-cell table:formula="of:=[$'Parcel Time'.AK58]" office:value-type="float" office:value="0" calcext:value-type="float">
            <text:p>0.00</text:p>
          </table:table-cell>
          <table:table-cell table:formula="of:=[$'Parcel Time'.AL58]" office:value-type="float" office:value="30.0628" calcext:value-type="float">
            <text:p>30.06</text:p>
          </table:table-cell>
          <table:table-cell table:formula="of:=[$'Parcel Time'.AM58]" office:value-type="float" office:value="0" calcext:value-type="float">
            <text:p>0.00</text:p>
          </table:table-cell>
          <table:table-cell table:formula="of:=[$'Parcel Time'.AN58]" office:value-type="float" office:value="-0.000000000000102196" calcext:value-type="float">
            <text:p>0.00</text:p>
          </table:table-cell>
          <table:table-cell table:formula="of:=[$'Parcel Time'.AV58]" office:value-type="float" office:value="0" calcext:value-type="float">
            <text:p>0.00</text:p>
          </table:table-cell>
          <table:table-cell table:formula="of:=[$'Parcel Time'.AW58]" office:value-type="float" office:value="42.4024" calcext:value-type="float">
            <text:p>42.40</text:p>
          </table:table-cell>
          <table:table-cell table:formula="of:=[$'Parcel Time'.AX58]" office:value-type="float" office:value="0" calcext:value-type="float">
            <text:p>0.00</text:p>
          </table:table-cell>
          <table:table-cell table:formula="of:=[$'Parcel Time'.AY58]" office:value-type="float" office:value="1.08537" calcext:value-type="float">
            <text:p>1.09</text:p>
          </table:table-cell>
          <table:table-cell table:formula="of:=[$'Parcel Time'.AZ58]" office:value-type="float" office:value="0" calcext:value-type="float">
            <text:p>0.00</text:p>
          </table:table-cell>
          <table:table-cell table:formula="of:=[$'Parcel Time'.BA58]" office:value-type="float" office:value="56.5122" calcext:value-type="float">
            <text:p>56.51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Time'.I59]" office:value-type="float" office:value="0" calcext:value-type="float">
            <text:p>0.00</text:p>
          </table:table-cell>
          <table:table-cell table:formula="of:=[$'Parcel Time'.J59]" office:value-type="float" office:value="0" calcext:value-type="float">
            <text:p>0.00</text:p>
          </table:table-cell>
          <table:table-cell table:formula="of:=[$'Parcel Time'.K59]" office:value-type="float" office:value="0" calcext:value-type="float">
            <text:p>0.00</text:p>
          </table:table-cell>
          <table:table-cell table:formula="of:=[$'Parcel Time'.L59]" office:value-type="float" office:value="100" calcext:value-type="float">
            <text:p>100.00</text:p>
          </table:table-cell>
          <table:table-cell table:formula="of:=[$'Parcel Time'.M59]" office:value-type="float" office:value="0" calcext:value-type="float">
            <text:p>0.00</text:p>
          </table:table-cell>
          <table:table-cell table:formula="of:=[$'Parcel Time'.N59]" office:value-type="float" office:value="0" calcext:value-type="float">
            <text:p>0.00</text:p>
          </table:table-cell>
          <table:table-cell table:formula="of:=[$'Parcel Time'.V59]" office:value-type="float" office:value="0" calcext:value-type="float">
            <text:p>0.00</text:p>
          </table:table-cell>
          <table:table-cell table:formula="of:=[$'Parcel Time'.W59]" office:value-type="float" office:value="0" calcext:value-type="float">
            <text:p>0.00</text:p>
          </table:table-cell>
          <table:table-cell table:formula="of:=[$'Parcel Time'.X59]" office:value-type="float" office:value="0" calcext:value-type="float">
            <text:p>0.00</text:p>
          </table:table-cell>
          <table:table-cell table:formula="of:=[$'Parcel Time'.Y59]" office:value-type="float" office:value="100" calcext:value-type="float">
            <text:p>100.00</text:p>
          </table:table-cell>
          <table:table-cell table:formula="of:=[$'Parcel Time'.Z59]" office:value-type="float" office:value="0" calcext:value-type="float">
            <text:p>0.00</text:p>
          </table:table-cell>
          <table:table-cell table:formula="of:=[$'Parcel Time'.AA59]" office:value-type="float" office:value="0" calcext:value-type="float">
            <text:p>0.00</text:p>
          </table:table-cell>
          <table:table-cell table:formula="of:=[$'Parcel Time'.AI59]" office:value-type="float" office:value="0" calcext:value-type="float">
            <text:p>0.00</text:p>
          </table:table-cell>
          <table:table-cell table:formula="of:=[$'Parcel Time'.AJ59]" office:value-type="float" office:value="16.128" calcext:value-type="float">
            <text:p>16.13</text:p>
          </table:table-cell>
          <table:table-cell table:formula="of:=[$'Parcel Time'.AK59]" office:value-type="float" office:value="0" calcext:value-type="float">
            <text:p>0.00</text:p>
          </table:table-cell>
          <table:table-cell table:formula="of:=[$'Parcel Time'.AL59]" office:value-type="float" office:value="6.4939" calcext:value-type="float">
            <text:p>6.49</text:p>
          </table:table-cell>
          <table:table-cell table:formula="of:=[$'Parcel Time'.AM59]" office:value-type="float" office:value="0" calcext:value-type="float">
            <text:p>0.00</text:p>
          </table:table-cell>
          <table:table-cell table:formula="of:=[$'Parcel Time'.AN59]" office:value-type="float" office:value="77.378" calcext:value-type="float">
            <text:p>77.38</text:p>
          </table:table-cell>
          <table:table-cell table:formula="of:=[$'Parcel Time'.AV59]" office:value-type="float" office:value="0" calcext:value-type="float">
            <text:p>0.00</text:p>
          </table:table-cell>
          <table:table-cell table:formula="of:=[$'Parcel Time'.AW59]" office:value-type="float" office:value="26.8069" calcext:value-type="float">
            <text:p>26.81</text:p>
          </table:table-cell>
          <table:table-cell table:formula="of:=[$'Parcel Time'.AX59]" office:value-type="float" office:value="0" calcext:value-type="float">
            <text:p>0.00</text:p>
          </table:table-cell>
          <table:table-cell table:formula="of:=[$'Parcel Time'.AY59]" office:value-type="float" office:value="7.92073" calcext:value-type="float">
            <text:p>7.92</text:p>
          </table:table-cell>
          <table:table-cell table:formula="of:=[$'Parcel Time'.AZ59]" office:value-type="float" office:value="0" calcext:value-type="float">
            <text:p>0.00</text:p>
          </table:table-cell>
          <table:table-cell table:formula="of:=[$'Parcel Time'.BA59]" office:value-type="float" office:value="65.2724" calcext:value-type="float">
            <text:p>65.27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Time'.I60]" office:value-type="float" office:value="0" calcext:value-type="float">
            <text:p>0.00</text:p>
          </table:table-cell>
          <table:table-cell table:formula="of:=[$'Parcel Time'.J60]" office:value-type="float" office:value="58.5658" calcext:value-type="float">
            <text:p>58.57</text:p>
          </table:table-cell>
          <table:table-cell table:formula="of:=[$'Parcel Time'.K60]" office:value-type="float" office:value="0" calcext:value-type="float">
            <text:p>0.00</text:p>
          </table:table-cell>
          <table:table-cell table:formula="of:=[$'Parcel Time'.L60]" office:value-type="float" office:value="41.4342" calcext:value-type="float">
            <text:p>41.43</text:p>
          </table:table-cell>
          <table:table-cell table:formula="of:=[$'Parcel Time'.M60]" office:value-type="float" office:value="0" calcext:value-type="float">
            <text:p>0.00</text:p>
          </table:table-cell>
          <table:table-cell table:formula="of:=[$'Parcel Time'.N60]" office:value-type="float" office:value="0.000000000000083348" calcext:value-type="float">
            <text:p>0.00</text:p>
          </table:table-cell>
          <table:table-cell table:formula="of:=[$'Parcel Time'.V60]" office:value-type="float" office:value="0" calcext:value-type="float">
            <text:p>0.00</text:p>
          </table:table-cell>
          <table:table-cell table:formula="of:=[$'Parcel Time'.W60]" office:value-type="float" office:value="65.7621" calcext:value-type="float">
            <text:p>65.76</text:p>
          </table:table-cell>
          <table:table-cell table:formula="of:=[$'Parcel Time'.X60]" office:value-type="float" office:value="0" calcext:value-type="float">
            <text:p>0.00</text:p>
          </table:table-cell>
          <table:table-cell table:formula="of:=[$'Parcel Time'.Y60]" office:value-type="float" office:value="34.2379" calcext:value-type="float">
            <text:p>34.24</text:p>
          </table:table-cell>
          <table:table-cell table:formula="of:=[$'Parcel Time'.Z60]" office:value-type="float" office:value="0" calcext:value-type="float">
            <text:p>0.00</text:p>
          </table:table-cell>
          <table:table-cell table:formula="of:=[$'Parcel Time'.AA60]" office:value-type="float" office:value="-0.000000000000195531" calcext:value-type="float">
            <text:p>0.00</text:p>
          </table:table-cell>
          <table:table-cell table:formula="of:=[$'Parcel Time'.AI60]" office:value-type="float" office:value="0" calcext:value-type="float">
            <text:p>0.00</text:p>
          </table:table-cell>
          <table:table-cell table:formula="of:=[$'Parcel Time'.AJ60]" office:value-type="float" office:value="80.3325" calcext:value-type="float">
            <text:p>80.33</text:p>
          </table:table-cell>
          <table:table-cell table:formula="of:=[$'Parcel Time'.AK60]" office:value-type="float" office:value="0" calcext:value-type="float">
            <text:p>0.00</text:p>
          </table:table-cell>
          <table:table-cell table:formula="of:=[$'Parcel Time'.AL60]" office:value-type="float" office:value="19.6675" calcext:value-type="float">
            <text:p>19.67</text:p>
          </table:table-cell>
          <table:table-cell table:formula="of:=[$'Parcel Time'.AM60]" office:value-type="float" office:value="0" calcext:value-type="float">
            <text:p>0.00</text:p>
          </table:table-cell>
          <table:table-cell table:formula="of:=[$'Parcel Time'.AN60]" office:value-type="float" office:value="-0.000000000000300616" calcext:value-type="float">
            <text:p>0.00</text:p>
          </table:table-cell>
          <table:table-cell table:formula="of:=[$'Parcel Time'.AV60]" office:value-type="float" office:value="0" calcext:value-type="float">
            <text:p>0.00</text:p>
          </table:table-cell>
          <table:table-cell table:formula="of:=[$'Parcel Time'.AW60]" office:value-type="float" office:value="31.8841" calcext:value-type="float">
            <text:p>31.88</text:p>
          </table:table-cell>
          <table:table-cell table:formula="of:=[$'Parcel Time'.AX60]" office:value-type="float" office:value="0" calcext:value-type="float">
            <text:p>0.00</text:p>
          </table:table-cell>
          <table:table-cell table:formula="of:=[$'Parcel Time'.AY60]" office:value-type="float" office:value="7.59756" calcext:value-type="float">
            <text:p>7.60</text:p>
          </table:table-cell>
          <table:table-cell table:formula="of:=[$'Parcel Time'.AZ60]" office:value-type="float" office:value="0" calcext:value-type="float">
            <text:p>0.00</text:p>
          </table:table-cell>
          <table:table-cell table:formula="of:=[$'Parcel Time'.BA60]" office:value-type="float" office:value="60.5183" calcext:value-type="float">
            <text:p>60.52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Time'.I61]" office:value-type="float" office:value="0" calcext:value-type="float">
            <text:p>0.00</text:p>
          </table:table-cell>
          <table:table-cell table:formula="of:=[$'Parcel Time'.J61]" office:value-type="float" office:value="74.2498" calcext:value-type="float">
            <text:p>74.25</text:p>
          </table:table-cell>
          <table:table-cell table:formula="of:=[$'Parcel Time'.K61]" office:value-type="float" office:value="0" calcext:value-type="float">
            <text:p>0.00</text:p>
          </table:table-cell>
          <table:table-cell table:formula="of:=[$'Parcel Time'.L61]" office:value-type="float" office:value="25.7502" calcext:value-type="float">
            <text:p>25.75</text:p>
          </table:table-cell>
          <table:table-cell table:formula="of:=[$'Parcel Time'.M61]" office:value-type="float" office:value="0" calcext:value-type="float">
            <text:p>0.00</text:p>
          </table:table-cell>
          <table:table-cell table:formula="of:=[$'Parcel Time'.N61]" office:value-type="float" office:value="-0.000000000000634652" calcext:value-type="float">
            <text:p>0.00</text:p>
          </table:table-cell>
          <table:table-cell table:formula="of:=[$'Parcel Time'.V61]" office:value-type="float" office:value="0" calcext:value-type="float">
            <text:p>0.00</text:p>
          </table:table-cell>
          <table:table-cell table:formula="of:=[$'Parcel Time'.W61]" office:value-type="float" office:value="13.3252" calcext:value-type="float">
            <text:p>13.33</text:p>
          </table:table-cell>
          <table:table-cell table:formula="of:=[$'Parcel Time'.X61]" office:value-type="float" office:value="0" calcext:value-type="float">
            <text:p>0.00</text:p>
          </table:table-cell>
          <table:table-cell table:formula="of:=[$'Parcel Time'.Y61]" office:value-type="float" office:value="2.37195" calcext:value-type="float">
            <text:p>2.37</text:p>
          </table:table-cell>
          <table:table-cell table:formula="of:=[$'Parcel Time'.Z61]" office:value-type="float" office:value="0" calcext:value-type="float">
            <text:p>0.00</text:p>
          </table:table-cell>
          <table:table-cell table:formula="of:=[$'Parcel Time'.AA61]" office:value-type="float" office:value="84.3028" calcext:value-type="float">
            <text:p>84.30</text:p>
          </table:table-cell>
          <table:table-cell table:formula="of:=[$'Parcel Time'.AI61]" office:value-type="float" office:value="0" calcext:value-type="float">
            <text:p>0.00</text:p>
          </table:table-cell>
          <table:table-cell table:formula="of:=[$'Parcel Time'.AJ61]" office:value-type="float" office:value="19.8902" calcext:value-type="float">
            <text:p>19.89</text:p>
          </table:table-cell>
          <table:table-cell table:formula="of:=[$'Parcel Time'.AK61]" office:value-type="float" office:value="0" calcext:value-type="float">
            <text:p>0.00</text:p>
          </table:table-cell>
          <table:table-cell table:formula="of:=[$'Parcel Time'.AL61]" office:value-type="float" office:value="1.51829" calcext:value-type="float">
            <text:p>1.52</text:p>
          </table:table-cell>
          <table:table-cell table:formula="of:=[$'Parcel Time'.AM61]" office:value-type="float" office:value="0" calcext:value-type="float">
            <text:p>0.00</text:p>
          </table:table-cell>
          <table:table-cell table:formula="of:=[$'Parcel Time'.AN61]" office:value-type="float" office:value="78.5915" calcext:value-type="float">
            <text:p>78.59</text:p>
          </table:table-cell>
          <table:table-cell table:formula="of:=[$'Parcel Time'.AV61]" office:value-type="float" office:value="0" calcext:value-type="float">
            <text:p>0.00</text:p>
          </table:table-cell>
          <table:table-cell table:formula="of:=[$'Parcel Time'.AW61]" office:value-type="float" office:value="95.288" calcext:value-type="float">
            <text:p>95.29</text:p>
          </table:table-cell>
          <table:table-cell table:formula="of:=[$'Parcel Time'.AX61]" office:value-type="float" office:value="0" calcext:value-type="float">
            <text:p>0.00</text:p>
          </table:table-cell>
          <table:table-cell table:formula="of:=[$'Parcel Time'.AY61]" office:value-type="float" office:value="4.71204" calcext:value-type="float">
            <text:p>4.71</text:p>
          </table:table-cell>
          <table:table-cell table:formula="of:=[$'Parcel Time'.AZ61]" office:value-type="float" office:value="0" calcext:value-type="float">
            <text:p>0.00</text:p>
          </table:table-cell>
          <table:table-cell table:formula="of:=[$'Parcel Time'.BA61]" office:value-type="float" office:value="-0.0000000000000786026" calcext:value-type="float">
            <text:p>0.00</text:p>
          </table:table-cell>
        </table:table-row>
        <table:table-row table:style-name="ro2">
          <table:table-cell table:style-name="ce114" office:value-type="string" calcext:value-type="string">
            <text:p>grubhub-15-9.tsp</text:p>
          </table:table-cell>
          <table:table-cell table:formula="of:=[$'Parcel Time'.I62]" office:value-type="float" office:value="0" calcext:value-type="float">
            <text:p>0.00</text:p>
          </table:table-cell>
          <table:table-cell table:formula="of:=[$'Parcel Time'.J62]" office:value-type="float" office:value="0" calcext:value-type="float">
            <text:p>0.00</text:p>
          </table:table-cell>
          <table:table-cell table:formula="of:=[$'Parcel Time'.K62]" office:value-type="float" office:value="0" calcext:value-type="float">
            <text:p>0.00</text:p>
          </table:table-cell>
          <table:table-cell table:formula="of:=[$'Parcel Time'.L62]" office:value-type="float" office:value="100" calcext:value-type="float">
            <text:p>100.00</text:p>
          </table:table-cell>
          <table:table-cell table:formula="of:=[$'Parcel Time'.M62]" office:value-type="float" office:value="0" calcext:value-type="float">
            <text:p>0.00</text:p>
          </table:table-cell>
          <table:table-cell table:formula="of:=[$'Parcel Time'.N62]" office:value-type="float" office:value="0" calcext:value-type="float">
            <text:p>0.00</text:p>
          </table:table-cell>
          <table:table-cell table:formula="of:=[$'Parcel Time'.V62]" office:value-type="float" office:value="0" calcext:value-type="float">
            <text:p>0.00</text:p>
          </table:table-cell>
          <table:table-cell table:formula="of:=[$'Parcel Time'.W62]" office:value-type="float" office:value="64.1573" calcext:value-type="float">
            <text:p>64.16</text:p>
          </table:table-cell>
          <table:table-cell table:formula="of:=[$'Parcel Time'.X62]" office:value-type="float" office:value="0" calcext:value-type="float">
            <text:p>0.00</text:p>
          </table:table-cell>
          <table:table-cell table:formula="of:=[$'Parcel Time'.Y62]" office:value-type="float" office:value="35.8427" calcext:value-type="float">
            <text:p>35.84</text:p>
          </table:table-cell>
          <table:table-cell table:formula="of:=[$'Parcel Time'.Z62]" office:value-type="float" office:value="0" calcext:value-type="float">
            <text:p>0.00</text:p>
          </table:table-cell>
          <table:table-cell table:formula="of:=[$'Parcel Time'.AA62]" office:value-type="float" office:value="-0.000000000000189503" calcext:value-type="float">
            <text:p>0.00</text:p>
          </table:table-cell>
          <table:table-cell table:formula="of:=[$'Parcel Time'.AI62]" office:value-type="float" office:value="0" calcext:value-type="float">
            <text:p>0.00</text:p>
          </table:table-cell>
          <table:table-cell table:formula="of:=[$'Parcel Time'.AJ62]" office:value-type="float" office:value="18.5" calcext:value-type="float">
            <text:p>18.50</text:p>
          </table:table-cell>
          <table:table-cell table:formula="of:=[$'Parcel Time'.AK62]" office:value-type="float" office:value="0" calcext:value-type="float">
            <text:p>0.00</text:p>
          </table:table-cell>
          <table:table-cell table:formula="of:=[$'Parcel Time'.AL62]" office:value-type="float" office:value="10.3354" calcext:value-type="float">
            <text:p>10.34</text:p>
          </table:table-cell>
          <table:table-cell table:formula="of:=[$'Parcel Time'.AM62]" office:value-type="float" office:value="0" calcext:value-type="float">
            <text:p>0.00</text:p>
          </table:table-cell>
          <table:table-cell table:formula="of:=[$'Parcel Time'.AN62]" office:value-type="float" office:value="71.1646" calcext:value-type="float">
            <text:p>71.16</text:p>
          </table:table-cell>
          <table:table-cell table:formula="of:=[$'Parcel Time'.AV62]" office:value-type="float" office:value="0" calcext:value-type="float">
            <text:p>0.00</text:p>
          </table:table-cell>
          <table:table-cell table:formula="of:=[$'Parcel Time'.AW62]" office:value-type="float" office:value="60.5319" calcext:value-type="float">
            <text:p>60.53</text:p>
          </table:table-cell>
          <table:table-cell table:formula="of:=[$'Parcel Time'.AX62]" office:value-type="float" office:value="0" calcext:value-type="float">
            <text:p>0.00</text:p>
          </table:table-cell>
          <table:table-cell table:formula="of:=[$'Parcel Time'.AY62]" office:value-type="float" office:value="39.4681" calcext:value-type="float">
            <text:p>39.47</text:p>
          </table:table-cell>
          <table:table-cell table:formula="of:=[$'Parcel Time'.AZ62]" office:value-type="float" office:value="0" calcext:value-type="float">
            <text:p>0.00</text:p>
          </table:table-cell>
          <table:table-cell table:formula="of:=[$'Parcel Time'.BA62]" office:value-type="float" office:value="-0.000000000000103009" calcext:value-type="float">
            <text:p>0.00</text:p>
          </table:table-cell>
        </table:table-row>
        <table:table-row table:style-name="ro2">
          <table:table-cell table:style-name="ce112"/>
          <table:table-cell table:style-name="ce112" office:value-type="string" calcext:value-type="string" table:number-columns-spanned="6" table:number-rows-spanned="1">
            <text:p>ScSp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ScSp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ScSp</text:p>
          </table:table-cell>
          <table:covered-table-cell table:number-columns-repeated="4" table:style-name="ce112"/>
          <table:covered-table-cell table:style-name="Default"/>
          <table:table-cell table:style-name="ce112" office:value-type="string" calcext:value-type="string" table:number-columns-spanned="6" table:number-rows-spanned="1">
            <text:p>ScSp</text:p>
          </table:table-cell>
          <table:covered-table-cell table:number-columns-repeated="4" table:style-name="ce112"/>
          <table:covered-table-cell table:style-name="Default"/>
        </table:table-row>
        <table:table-row table:style-name="ro2">
          <table:table-cell table:style-name="ce11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116" office:value-type="float" office:value="10" calcext:value-type="float">
            <text:p>10</text:p>
          </table:table-cell>
          <table:table-cell table:style-name="ce122" table:formula="of:=AVERAGE([.B4:.B13])" office:value-type="float" office:value="0" calcext:value-type="float">
            <text:p>0.00</text:p>
          </table:table-cell>
          <table:table-cell table:style-name="ce122" table:formula="of:=AVERAGE([.C4:.C13])" office:value-type="float" office:value="25.5233" calcext:value-type="float">
            <text:p>25.52</text:p>
          </table:table-cell>
          <table:table-cell table:style-name="ce122" table:formula="of:=AVERAGE([.D4:.D13])" office:value-type="float" office:value="0" calcext:value-type="float">
            <text:p>0.00</text:p>
          </table:table-cell>
          <table:table-cell table:style-name="ce122" table:formula="of:=AVERAGE([.E4:.E13])" office:value-type="float" office:value="74.4767" calcext:value-type="float">
            <text:p>74.48</text:p>
          </table:table-cell>
          <table:table-cell table:style-name="ce122" table:formula="of:=AVERAGE([.F4:.F13])" office:value-type="float" office:value="0" calcext:value-type="float">
            <text:p>0.00</text:p>
          </table:table-cell>
          <table:table-cell table:style-name="ce122" table:formula="of:=AVERAGE([.G4:.G13])" office:value-type="float" office:value="-0.000000000000094341501" calcext:value-type="float">
            <text:p>0.00</text:p>
          </table:table-cell>
          <table:table-cell table:style-name="ce122" table:formula="of:=AVERAGE([.H4:.H13])" office:value-type="float" office:value="0" calcext:value-type="float">
            <text:p>0.00</text:p>
          </table:table-cell>
          <table:table-cell table:style-name="ce122" table:formula="of:=AVERAGE([.I4:.I13])" office:value-type="float" office:value="43.90116" calcext:value-type="float">
            <text:p>43.90</text:p>
          </table:table-cell>
          <table:table-cell table:style-name="ce122" table:formula="of:=AVERAGE([.J4:.J13])" office:value-type="float" office:value="0" calcext:value-type="float">
            <text:p>0.00</text:p>
          </table:table-cell>
          <table:table-cell table:style-name="ce122" table:formula="of:=AVERAGE([.K4:.K13])" office:value-type="float" office:value="56.09884" calcext:value-type="float">
            <text:p>56.10</text:p>
          </table:table-cell>
          <table:table-cell table:style-name="ce122" table:formula="of:=AVERAGE([.L4:.L13])" office:value-type="float" office:value="0" calcext:value-type="float">
            <text:p>0.00</text:p>
          </table:table-cell>
          <table:table-cell table:style-name="ce122" table:formula="of:=AVERAGE([.M4:.M13])" office:value-type="float" office:value="-0.00000000000001180425" calcext:value-type="float">
            <text:p>0.00</text:p>
          </table:table-cell>
          <table:table-cell table:style-name="ce122" table:formula="of:=AVERAGE([.N4:.N13])" office:value-type="float" office:value="0" calcext:value-type="float">
            <text:p>0.00</text:p>
          </table:table-cell>
          <table:table-cell table:style-name="ce122" table:formula="of:=AVERAGE([.O4:.O13])" office:value-type="float" office:value="40.86565" calcext:value-type="float">
            <text:p>40.87</text:p>
          </table:table-cell>
          <table:table-cell table:style-name="ce122" table:formula="of:=AVERAGE([.P4:.P13])" office:value-type="float" office:value="0" calcext:value-type="float">
            <text:p>0.00</text:p>
          </table:table-cell>
          <table:table-cell table:style-name="ce122" table:formula="of:=AVERAGE([.Q4:.Q13])" office:value-type="float" office:value="35.137605" calcext:value-type="float">
            <text:p>35.14</text:p>
          </table:table-cell>
          <table:table-cell table:style-name="ce122" table:formula="of:=AVERAGE([.R4:.R13])" office:value-type="float" office:value="0" calcext:value-type="float">
            <text:p>0.00</text:p>
          </table:table-cell>
          <table:table-cell table:style-name="ce122" table:formula="of:=AVERAGE([.S4:.S13])" office:value-type="float" office:value="23.9967499999999" calcext:value-type="float">
            <text:p>24.00</text:p>
          </table:table-cell>
          <table:table-cell table:style-name="ce122" table:formula="of:=AVERAGE([.T4:.T13])" office:value-type="float" office:value="0" calcext:value-type="float">
            <text:p>0.00</text:p>
          </table:table-cell>
          <table:table-cell table:style-name="ce122" table:formula="of:=AVERAGE([.U4:.U13])" office:value-type="float" office:value="54.01847" calcext:value-type="float">
            <text:p>54.02</text:p>
          </table:table-cell>
          <table:table-cell table:style-name="ce122" table:formula="of:=AVERAGE([.V4:.V13])" office:value-type="float" office:value="0" calcext:value-type="float">
            <text:p>0.00</text:p>
          </table:table-cell>
          <table:table-cell table:style-name="ce122" table:formula="of:=AVERAGE([.W4:.W13])" office:value-type="float" office:value="18.322797" calcext:value-type="float">
            <text:p>18.32</text:p>
          </table:table-cell>
          <table:table-cell table:style-name="ce122" table:formula="of:=AVERAGE([.X4:.X13])" office:value-type="float" office:value="0" calcext:value-type="float">
            <text:p>0.00</text:p>
          </table:table-cell>
          <table:table-cell table:style-name="ce122" table:formula="of:=AVERAGE([.Y4:.Y13])" office:value-type="float" office:value="27.65874" calcext:value-type="float">
            <text:p>27.66</text:p>
          </table:table-cell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122" table:formula="of:=AVERAGE([.B14:.B23])" office:value-type="float" office:value="0" calcext:value-type="float">
            <text:p>0.00</text:p>
          </table:table-cell>
          <table:table-cell table:style-name="ce122" table:formula="of:=AVERAGE([.C14:.C23])" office:value-type="float" office:value="25.25675" calcext:value-type="float">
            <text:p>25.26</text:p>
          </table:table-cell>
          <table:table-cell table:style-name="ce122" table:formula="of:=AVERAGE([.D14:.D23])" office:value-type="float" office:value="0" calcext:value-type="float">
            <text:p>0.00</text:p>
          </table:table-cell>
          <table:table-cell table:style-name="ce122" table:formula="of:=AVERAGE([.E14:.E23])" office:value-type="float" office:value="74.74325" calcext:value-type="float">
            <text:p>74.74</text:p>
          </table:table-cell>
          <table:table-cell table:style-name="ce122" table:formula="of:=AVERAGE([.F14:.F23])" office:value-type="float" office:value="0" calcext:value-type="float">
            <text:p>0.00</text:p>
          </table:table-cell>
          <table:table-cell table:style-name="ce122" table:formula="of:=AVERAGE([.G14:.G23])" office:value-type="float" office:value="-1.89783E-015" calcext:value-type="float">
            <text:p>0.00</text:p>
          </table:table-cell>
          <table:table-cell table:style-name="ce122" table:formula="of:=AVERAGE([.H14:.H23])" office:value-type="float" office:value="0" calcext:value-type="float">
            <text:p>0.00</text:p>
          </table:table-cell>
          <table:table-cell table:style-name="ce122" table:formula="of:=AVERAGE([.I14:.I23])" office:value-type="float" office:value="50.64903" calcext:value-type="float">
            <text:p>50.65</text:p>
          </table:table-cell>
          <table:table-cell table:style-name="ce122" table:formula="of:=AVERAGE([.J14:.J23])" office:value-type="float" office:value="0" calcext:value-type="float">
            <text:p>0.00</text:p>
          </table:table-cell>
          <table:table-cell table:style-name="ce122" table:formula="of:=AVERAGE([.K14:.K23])" office:value-type="float" office:value="49.35097" calcext:value-type="float">
            <text:p>49.35</text:p>
          </table:table-cell>
          <table:table-cell table:style-name="ce122" table:formula="of:=AVERAGE([.L14:.L23])" office:value-type="float" office:value="0" calcext:value-type="float">
            <text:p>0.00</text:p>
          </table:table-cell>
          <table:table-cell table:style-name="ce122" table:formula="of:=AVERAGE([.M14:.M23])" office:value-type="float" office:value="-0.00000000000015607468" calcext:value-type="float">
            <text:p>0.00</text:p>
          </table:table-cell>
          <table:table-cell table:style-name="ce122" table:formula="of:=AVERAGE([.N14:.N23])" office:value-type="float" office:value="0" calcext:value-type="float">
            <text:p>0.00</text:p>
          </table:table-cell>
          <table:table-cell table:style-name="ce122" table:formula="of:=AVERAGE([.O14:.O23])" office:value-type="float" office:value="56.69612" calcext:value-type="float">
            <text:p>56.70</text:p>
          </table:table-cell>
          <table:table-cell table:style-name="ce122" table:formula="of:=AVERAGE([.P14:.P23])" office:value-type="float" office:value="0" calcext:value-type="float">
            <text:p>0.00</text:p>
          </table:table-cell>
          <table:table-cell table:style-name="ce122" table:formula="of:=AVERAGE([.Q14:.Q23])" office:value-type="float" office:value="28.434369" calcext:value-type="float">
            <text:p>28.43</text:p>
          </table:table-cell>
          <table:table-cell table:style-name="ce122" table:formula="of:=AVERAGE([.R14:.R23])" office:value-type="float" office:value="0" calcext:value-type="float">
            <text:p>0.00</text:p>
          </table:table-cell>
          <table:table-cell table:style-name="ce122" table:formula="of:=AVERAGE([.S14:.S23])" office:value-type="float" office:value="14.8695099999999" calcext:value-type="float">
            <text:p>14.87</text:p>
          </table:table-cell>
          <table:table-cell table:style-name="ce122" table:formula="of:=AVERAGE([.T14:.T23])" office:value-type="float" office:value="0" calcext:value-type="float">
            <text:p>0.00</text:p>
          </table:table-cell>
          <table:table-cell table:style-name="ce122" table:formula="of:=AVERAGE([.U14:.U23])" office:value-type="float" office:value="45.19868" calcext:value-type="float">
            <text:p>45.20</text:p>
          </table:table-cell>
          <table:table-cell table:style-name="ce122" table:formula="of:=AVERAGE([.V14:.V23])" office:value-type="float" office:value="0" calcext:value-type="float">
            <text:p>0.00</text:p>
          </table:table-cell>
          <table:table-cell table:style-name="ce122" table:formula="of:=AVERAGE([.W14:.W23])" office:value-type="float" office:value="16.233033" calcext:value-type="float">
            <text:p>16.23</text:p>
          </table:table-cell>
          <table:table-cell table:style-name="ce122" table:formula="of:=AVERAGE([.X14:.X23])" office:value-type="float" office:value="0" calcext:value-type="float">
            <text:p>0.00</text:p>
          </table:table-cell>
          <table:table-cell table:style-name="ce122" table:formula="of:=AVERAGE([.Y14:.Y23])" office:value-type="float" office:value="38.5683" calcext:value-type="float">
            <text:p>38.57</text:p>
          </table:table-cell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122" table:formula="of:=AVERAGE([.B24:.B33])" office:value-type="float" office:value="0" calcext:value-type="float">
            <text:p>0.00</text:p>
          </table:table-cell>
          <table:table-cell table:style-name="ce122" table:formula="of:=AVERAGE([.C24:.C33])" office:value-type="float" office:value="0" calcext:value-type="float">
            <text:p>0.00</text:p>
          </table:table-cell>
          <table:table-cell table:style-name="ce122" table:formula="of:=AVERAGE([.D24:.D33])" office:value-type="float" office:value="0" calcext:value-type="float">
            <text:p>0.00</text:p>
          </table:table-cell>
          <table:table-cell table:style-name="ce122" table:formula="of:=AVERAGE([.E24:.E33])" office:value-type="float" office:value="100" calcext:value-type="float">
            <text:p>100.00</text:p>
          </table:table-cell>
          <table:table-cell table:style-name="ce122" table:formula="of:=AVERAGE([.F24:.F33])" office:value-type="float" office:value="0" calcext:value-type="float">
            <text:p>0.00</text:p>
          </table:table-cell>
          <table:table-cell table:style-name="ce122" table:formula="of:=AVERAGE([.G24:.G33])" office:value-type="float" office:value="0" calcext:value-type="float">
            <text:p>0.00</text:p>
          </table:table-cell>
          <table:table-cell table:style-name="ce122" table:formula="of:=AVERAGE([.H24:.H33])" office:value-type="float" office:value="0" calcext:value-type="float">
            <text:p>0.00</text:p>
          </table:table-cell>
          <table:table-cell table:style-name="ce122" table:formula="of:=AVERAGE([.I24:.I33])" office:value-type="float" office:value="35.62945" calcext:value-type="float">
            <text:p>35.63</text:p>
          </table:table-cell>
          <table:table-cell table:style-name="ce122" table:formula="of:=AVERAGE([.J24:.J33])" office:value-type="float" office:value="0" calcext:value-type="float">
            <text:p>0.00</text:p>
          </table:table-cell>
          <table:table-cell table:style-name="ce122" table:formula="of:=AVERAGE([.K24:.K33])" office:value-type="float" office:value="55.843927" calcext:value-type="float">
            <text:p>55.84</text:p>
          </table:table-cell>
          <table:table-cell table:style-name="ce122" table:formula="of:=AVERAGE([.L24:.L33])" office:value-type="float" office:value="0" calcext:value-type="float">
            <text:p>0.00</text:p>
          </table:table-cell>
          <table:table-cell table:style-name="ce122" table:formula="of:=AVERAGE([.M24:.M33])" office:value-type="float" office:value="8.52663000000006" calcext:value-type="float">
            <text:p>8.53</text:p>
          </table:table-cell>
          <table:table-cell table:style-name="ce122" table:formula="of:=AVERAGE([.N24:.N33])" office:value-type="float" office:value="0" calcext:value-type="float">
            <text:p>0.00</text:p>
          </table:table-cell>
          <table:table-cell table:style-name="ce122" table:formula="of:=AVERAGE([.O24:.O33])" office:value-type="float" office:value="49.91468" calcext:value-type="float">
            <text:p>49.91</text:p>
          </table:table-cell>
          <table:table-cell table:style-name="ce122" table:formula="of:=AVERAGE([.P24:.P33])" office:value-type="float" office:value="0" calcext:value-type="float">
            <text:p>0.00</text:p>
          </table:table-cell>
          <table:table-cell table:style-name="ce122" table:formula="of:=AVERAGE([.Q24:.Q33])" office:value-type="float" office:value="27.416415" calcext:value-type="float">
            <text:p>27.42</text:p>
          </table:table-cell>
          <table:table-cell table:style-name="ce122" table:formula="of:=AVERAGE([.R24:.R33])" office:value-type="float" office:value="0" calcext:value-type="float">
            <text:p>0.00</text:p>
          </table:table-cell>
          <table:table-cell table:style-name="ce122" table:formula="of:=AVERAGE([.S24:.S33])" office:value-type="float" office:value="22.6689000000001" calcext:value-type="float">
            <text:p>22.67</text:p>
          </table:table-cell>
          <table:table-cell table:style-name="ce122" table:formula="of:=AVERAGE([.T24:.T33])" office:value-type="float" office:value="0" calcext:value-type="float">
            <text:p>0.00</text:p>
          </table:table-cell>
          <table:table-cell table:style-name="ce122" table:formula="of:=AVERAGE([.U24:.U33])" office:value-type="float" office:value="56.14898" calcext:value-type="float">
            <text:p>56.15</text:p>
          </table:table-cell>
          <table:table-cell table:style-name="ce122" table:formula="of:=AVERAGE([.V24:.V33])" office:value-type="float" office:value="0" calcext:value-type="float">
            <text:p>0.00</text:p>
          </table:table-cell>
          <table:table-cell table:style-name="ce122" table:formula="of:=AVERAGE([.W24:.W33])" office:value-type="float" office:value="16.915246" calcext:value-type="float">
            <text:p>16.92</text:p>
          </table:table-cell>
          <table:table-cell table:style-name="ce122" table:formula="of:=AVERAGE([.X24:.X33])" office:value-type="float" office:value="0" calcext:value-type="float">
            <text:p>0.00</text:p>
          </table:table-cell>
          <table:table-cell table:style-name="ce122" table:formula="of:=AVERAGE([.Y24:.Y33])" office:value-type="float" office:value="26.9357700000002" calcext:value-type="float">
            <text:p>26.94</text:p>
          </table:table-cell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122" table:formula="of:=AVERAGE([.B34:.B43])" office:value-type="float" office:value="0" calcext:value-type="float">
            <text:p>0.00</text:p>
          </table:table-cell>
          <table:table-cell table:style-name="ce122" table:formula="of:=AVERAGE([.C34:.C43])" office:value-type="float" office:value="23.54098" calcext:value-type="float">
            <text:p>23.54</text:p>
          </table:table-cell>
          <table:table-cell table:style-name="ce122" table:formula="of:=AVERAGE([.D34:.D43])" office:value-type="float" office:value="0" calcext:value-type="float">
            <text:p>0.00</text:p>
          </table:table-cell>
          <table:table-cell table:style-name="ce122" table:formula="of:=AVERAGE([.E34:.E43])" office:value-type="float" office:value="76.45902" calcext:value-type="float">
            <text:p>76.46</text:p>
          </table:table-cell>
          <table:table-cell table:style-name="ce122" table:formula="of:=AVERAGE([.F34:.F43])" office:value-type="float" office:value="0" calcext:value-type="float">
            <text:p>0.00</text:p>
          </table:table-cell>
          <table:table-cell table:style-name="ce122" table:formula="of:=AVERAGE([.G34:.G43])" office:value-type="float" office:value="-0.00000000000012632825" calcext:value-type="float">
            <text:p>0.00</text:p>
          </table:table-cell>
          <table:table-cell table:style-name="ce122" table:formula="of:=AVERAGE([.H34:.H43])" office:value-type="float" office:value="0" calcext:value-type="float">
            <text:p>0.00</text:p>
          </table:table-cell>
          <table:table-cell table:style-name="ce122" table:formula="of:=AVERAGE([.I34:.I43])" office:value-type="float" office:value="36.317093" calcext:value-type="float">
            <text:p>36.32</text:p>
          </table:table-cell>
          <table:table-cell table:style-name="ce122" table:formula="of:=AVERAGE([.J34:.J43])" office:value-type="float" office:value="0" calcext:value-type="float">
            <text:p>0.00</text:p>
          </table:table-cell>
          <table:table-cell table:style-name="ce122" table:formula="of:=AVERAGE([.K34:.K43])" office:value-type="float" office:value="46.381487" calcext:value-type="float">
            <text:p>46.38</text:p>
          </table:table-cell>
          <table:table-cell table:style-name="ce122" table:formula="of:=AVERAGE([.L34:.L43])" office:value-type="float" office:value="0" calcext:value-type="float">
            <text:p>0.00</text:p>
          </table:table-cell>
          <table:table-cell table:style-name="ce122" table:formula="of:=AVERAGE([.M34:.M43])" office:value-type="float" office:value="17.30142" calcext:value-type="float">
            <text:p>17.30</text:p>
          </table:table-cell>
          <table:table-cell table:style-name="ce122" table:formula="of:=AVERAGE([.N34:.N43])" office:value-type="float" office:value="0" calcext:value-type="float">
            <text:p>0.00</text:p>
          </table:table-cell>
          <table:table-cell table:style-name="ce122" table:formula="of:=AVERAGE([.O34:.O43])" office:value-type="float" office:value="68.78716" calcext:value-type="float">
            <text:p>68.79</text:p>
          </table:table-cell>
          <table:table-cell table:style-name="ce122" table:formula="of:=AVERAGE([.P34:.P43])" office:value-type="float" office:value="0" calcext:value-type="float">
            <text:p>0.00</text:p>
          </table:table-cell>
          <table:table-cell table:style-name="ce122" table:formula="of:=AVERAGE([.Q34:.Q43])" office:value-type="float" office:value="24.227269" calcext:value-type="float">
            <text:p>24.23</text:p>
          </table:table-cell>
          <table:table-cell table:style-name="ce122" table:formula="of:=AVERAGE([.R34:.R43])" office:value-type="float" office:value="0" calcext:value-type="float">
            <text:p>0.00</text:p>
          </table:table-cell>
          <table:table-cell table:style-name="ce122" table:formula="of:=AVERAGE([.S34:.S43])" office:value-type="float" office:value="6.98556999999996" calcext:value-type="float">
            <text:p>6.99</text:p>
          </table:table-cell>
          <table:table-cell table:style-name="ce122" table:formula="of:=AVERAGE([.T34:.T43])" office:value-type="float" office:value="0" calcext:value-type="float">
            <text:p>0.00</text:p>
          </table:table-cell>
          <table:table-cell table:style-name="ce122" table:formula="of:=AVERAGE([.U34:.U43])" office:value-type="float" office:value="51.51005" calcext:value-type="float">
            <text:p>51.51</text:p>
          </table:table-cell>
          <table:table-cell table:style-name="ce122" table:formula="of:=AVERAGE([.V34:.V43])" office:value-type="float" office:value="0" calcext:value-type="float">
            <text:p>0.00</text:p>
          </table:table-cell>
          <table:table-cell table:style-name="ce122" table:formula="of:=AVERAGE([.W34:.W43])" office:value-type="float" office:value="16.542985" calcext:value-type="float">
            <text:p>16.54</text:p>
          </table:table-cell>
          <table:table-cell table:style-name="ce122" table:formula="of:=AVERAGE([.X34:.X43])" office:value-type="float" office:value="0" calcext:value-type="float">
            <text:p>0.00</text:p>
          </table:table-cell>
          <table:table-cell table:style-name="ce122" table:formula="of:=AVERAGE([.Y34:.Y43])" office:value-type="float" office:value="31.94695" calcext:value-type="float">
            <text:p>31.95</text:p>
          </table:table-cell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122" table:formula="of:=AVERAGE([.B44:.B53])" office:value-type="float" office:value="0" calcext:value-type="float">
            <text:p>0.00</text:p>
          </table:table-cell>
          <table:table-cell table:style-name="ce122" table:formula="of:=AVERAGE([.C44:.C53])" office:value-type="float" office:value="24.65353" calcext:value-type="float">
            <text:p>24.65</text:p>
          </table:table-cell>
          <table:table-cell table:style-name="ce122" table:formula="of:=AVERAGE([.D44:.D53])" office:value-type="float" office:value="0" calcext:value-type="float">
            <text:p>0.00</text:p>
          </table:table-cell>
          <table:table-cell table:style-name="ce122" table:formula="of:=AVERAGE([.E44:.E53])" office:value-type="float" office:value="75.34647" calcext:value-type="float">
            <text:p>75.35</text:p>
          </table:table-cell>
          <table:table-cell table:style-name="ce122" table:formula="of:=AVERAGE([.F44:.F53])" office:value-type="float" office:value="0" calcext:value-type="float">
            <text:p>0.00</text:p>
          </table:table-cell>
          <table:table-cell table:style-name="ce122" table:formula="of:=AVERAGE([.G44:.G53])" office:value-type="float" office:value="0.00000000000003274467" calcext:value-type="float">
            <text:p>0.00</text:p>
          </table:table-cell>
          <table:table-cell table:style-name="ce122" table:formula="of:=AVERAGE([.H44:.H53])" office:value-type="float" office:value="0" calcext:value-type="float">
            <text:p>0.00</text:p>
          </table:table-cell>
          <table:table-cell table:style-name="ce122" table:formula="of:=AVERAGE([.I44:.I53])" office:value-type="float" office:value="55.59467" calcext:value-type="float">
            <text:p>55.59</text:p>
          </table:table-cell>
          <table:table-cell table:style-name="ce122" table:formula="of:=AVERAGE([.J44:.J53])" office:value-type="float" office:value="0" calcext:value-type="float">
            <text:p>0.00</text:p>
          </table:table-cell>
          <table:table-cell table:style-name="ce122" table:formula="of:=AVERAGE([.K44:.K53])" office:value-type="float" office:value="21.231549" calcext:value-type="float">
            <text:p>21.23</text:p>
          </table:table-cell>
          <table:table-cell table:style-name="ce122" table:formula="of:=AVERAGE([.L44:.L53])" office:value-type="float" office:value="0" calcext:value-type="float">
            <text:p>0.00</text:p>
          </table:table-cell>
          <table:table-cell table:style-name="ce122" table:formula="of:=AVERAGE([.M44:.M53])" office:value-type="float" office:value="23.1737699999999" calcext:value-type="float">
            <text:p>23.17</text:p>
          </table:table-cell>
          <table:table-cell table:style-name="ce122" table:formula="of:=AVERAGE([.N44:.N53])" office:value-type="float" office:value="0" calcext:value-type="float">
            <text:p>0.00</text:p>
          </table:table-cell>
          <table:table-cell table:style-name="ce122" table:formula="of:=AVERAGE([.O44:.O53])" office:value-type="float" office:value="55.64414" calcext:value-type="float">
            <text:p>55.64</text:p>
          </table:table-cell>
          <table:table-cell table:style-name="ce122" table:formula="of:=AVERAGE([.P44:.P53])" office:value-type="float" office:value="0" calcext:value-type="float">
            <text:p>0.00</text:p>
          </table:table-cell>
          <table:table-cell table:style-name="ce122" table:formula="of:=AVERAGE([.Q44:.Q53])" office:value-type="float" office:value="23.452196" calcext:value-type="float">
            <text:p>23.45</text:p>
          </table:table-cell>
          <table:table-cell table:style-name="ce122" table:formula="of:=AVERAGE([.R44:.R53])" office:value-type="float" office:value="0" calcext:value-type="float">
            <text:p>0.00</text:p>
          </table:table-cell>
          <table:table-cell table:style-name="ce122" table:formula="of:=AVERAGE([.S44:.S53])" office:value-type="float" office:value="20.9036600000001" calcext:value-type="float">
            <text:p>20.90</text:p>
          </table:table-cell>
          <table:table-cell table:style-name="ce122" table:formula="of:=AVERAGE([.T44:.T53])" office:value-type="float" office:value="0" calcext:value-type="float">
            <text:p>0.00</text:p>
          </table:table-cell>
          <table:table-cell table:style-name="ce122" table:formula="of:=AVERAGE([.U44:.U53])" office:value-type="float" office:value="38.02464" calcext:value-type="float">
            <text:p>38.02</text:p>
          </table:table-cell>
          <table:table-cell table:style-name="ce122" table:formula="of:=AVERAGE([.V44:.V53])" office:value-type="float" office:value="0" calcext:value-type="float">
            <text:p>0.00</text:p>
          </table:table-cell>
          <table:table-cell table:style-name="ce122" table:formula="of:=AVERAGE([.W44:.W53])" office:value-type="float" office:value="11.94326" calcext:value-type="float">
            <text:p>11.94</text:p>
          </table:table-cell>
          <table:table-cell table:style-name="ce122" table:formula="of:=AVERAGE([.X44:.X53])" office:value-type="float" office:value="0" calcext:value-type="float">
            <text:p>0.00</text:p>
          </table:table-cell>
          <table:table-cell table:style-name="ce122" table:formula="of:=AVERAGE([.Y44:.Y53])" office:value-type="float" office:value="50.03211" calcext:value-type="float">
            <text:p>50.03</text:p>
          </table:table-cell>
        </table:table-row>
        <table:table-row table:style-name="ro2">
          <table:table-cell table:style-name="ce117" office:value-type="float" office:value="15" calcext:value-type="float">
            <text:p>15</text:p>
          </table:table-cell>
          <table:table-cell table:style-name="ce123" table:formula="of:=AVERAGE([.B54:.B63])" office:value-type="float" office:value="0" calcext:value-type="float">
            <text:p>0.00</text:p>
          </table:table-cell>
          <table:table-cell table:style-name="ce123" table:formula="of:=AVERAGE([.C54:.C63])" office:value-type="float" office:value="31.86712" calcext:value-type="float">
            <text:p>31.87</text:p>
          </table:table-cell>
          <table:table-cell table:style-name="ce123" table:formula="of:=AVERAGE([.D54:.D63])" office:value-type="float" office:value="0" calcext:value-type="float">
            <text:p>0.00</text:p>
          </table:table-cell>
          <table:table-cell table:style-name="ce123" table:formula="of:=AVERAGE([.E54:.E63])" office:value-type="float" office:value="68.13288" calcext:value-type="float">
            <text:p>68.13</text:p>
          </table:table-cell>
          <table:table-cell table:style-name="ce123" table:formula="of:=AVERAGE([.F54:.F63])" office:value-type="float" office:value="0" calcext:value-type="float">
            <text:p>0.00</text:p>
          </table:table-cell>
          <table:table-cell table:style-name="ce123" table:formula="of:=AVERAGE([.G54:.G63])" office:value-type="float" office:value="-0.000000000000145483" calcext:value-type="float">
            <text:p>0.00</text:p>
          </table:table-cell>
          <table:table-cell table:style-name="ce123" table:formula="of:=AVERAGE([.H54:.H63])" office:value-type="float" office:value="0" calcext:value-type="float">
            <text:p>0.00</text:p>
          </table:table-cell>
          <table:table-cell table:style-name="ce123" table:formula="of:=AVERAGE([.I54:.I63])" office:value-type="float" office:value="52.98035" calcext:value-type="float">
            <text:p>52.98</text:p>
          </table:table-cell>
          <table:table-cell table:style-name="ce123" table:formula="of:=AVERAGE([.J54:.J63])" office:value-type="float" office:value="0" calcext:value-type="float">
            <text:p>0.00</text:p>
          </table:table-cell>
          <table:table-cell table:style-name="ce123" table:formula="of:=AVERAGE([.K54:.K63])" office:value-type="float" office:value="31.560099" calcext:value-type="float">
            <text:p>31.56</text:p>
          </table:table-cell>
          <table:table-cell table:style-name="ce123" table:formula="of:=AVERAGE([.L54:.L63])" office:value-type="float" office:value="0" calcext:value-type="float">
            <text:p>0.00</text:p>
          </table:table-cell>
          <table:table-cell table:style-name="ce123" table:formula="of:=AVERAGE([.M54:.M63])" office:value-type="float" office:value="15.4595499999999" calcext:value-type="float">
            <text:p>15.46</text:p>
          </table:table-cell>
          <table:table-cell table:style-name="ce123" table:formula="of:=AVERAGE([.N54:.N63])" office:value-type="float" office:value="0" calcext:value-type="float">
            <text:p>0.00</text:p>
          </table:table-cell>
          <table:table-cell table:style-name="ce123" table:formula="of:=AVERAGE([.O54:.O63])" office:value-type="float" office:value="53.21638" calcext:value-type="float">
            <text:p>53.22</text:p>
          </table:table-cell>
          <table:table-cell table:style-name="ce123" table:formula="of:=AVERAGE([.P54:.P63])" office:value-type="float" office:value="0" calcext:value-type="float">
            <text:p>0.00</text:p>
          </table:table-cell>
          <table:table-cell table:style-name="ce123" table:formula="of:=AVERAGE([.Q54:.Q63])" office:value-type="float" office:value="17.419995" calcext:value-type="float">
            <text:p>17.42</text:p>
          </table:table-cell>
          <table:table-cell table:style-name="ce123" table:formula="of:=AVERAGE([.R54:.R63])" office:value-type="float" office:value="0" calcext:value-type="float">
            <text:p>0.00</text:p>
          </table:table-cell>
          <table:table-cell table:style-name="ce123" table:formula="of:=AVERAGE([.S54:.S63])" office:value-type="float" office:value="29.3636100000001" calcext:value-type="float">
            <text:p>29.36</text:p>
          </table:table-cell>
          <table:table-cell table:style-name="ce123" table:formula="of:=AVERAGE([.T54:.T63])" office:value-type="float" office:value="0" calcext:value-type="float">
            <text:p>0.00</text:p>
          </table:table-cell>
          <table:table-cell table:style-name="ce123" table:formula="of:=AVERAGE([.U54:.U63])" office:value-type="float" office:value="52.96517" calcext:value-type="float">
            <text:p>52.97</text:p>
          </table:table-cell>
          <table:table-cell table:style-name="ce123" table:formula="of:=AVERAGE([.V54:.V63])" office:value-type="float" office:value="0" calcext:value-type="float">
            <text:p>0.00</text:p>
          </table:table-cell>
          <table:table-cell table:style-name="ce123" table:formula="of:=AVERAGE([.W54:.W63])" office:value-type="float" office:value="12.394788" calcext:value-type="float">
            <text:p>12.39</text:p>
          </table:table-cell>
          <table:table-cell table:style-name="ce123" table:formula="of:=AVERAGE([.X54:.X63])" office:value-type="float" office:value="0" calcext:value-type="float">
            <text:p>0.00</text:p>
          </table:table-cell>
          <table:table-cell table:style-name="ce123" table:formula="of:=AVERAGE([.Y54:.Y63])" office:value-type="float" office:value="34.64004" calcext:value-type="float">
            <text:p>34.64</text:p>
          </table:table-cell>
        </table:table-row>
      </table:table>
      <table:table table:name="Compare Dist" table:style-name="ta2">
        <table:table-column table:style-name="co22" table:default-cell-style-name="ce113"/>
        <table:table-column table:style-name="co19" table:default-cell-style-name="ce104"/>
        <table:table-column table:style-name="co27" table:default-cell-style-name="ce104"/>
        <table:table-column table:style-name="co26" table:default-cell-style-name="ce104"/>
        <table:table-column table:style-name="co19" table:default-cell-style-name="ce104"/>
        <table:table-column table:style-name="co19" table:number-columns-repeated="2" table:default-cell-style-name="ce124"/>
        <table:table-column table:style-name="co26" table:default-cell-style-name="ce124"/>
        <table:table-column table:style-name="co19" table:default-cell-style-name="ce124"/>
        <table:table-column table:style-name="co19" table:default-cell-style-name="ce132"/>
        <table:table-column table:style-name="co19" table:number-columns-repeated="7" table:default-cell-style-name="ce124"/>
        <table:table-row table:style-name="ro2">
          <table:table-cell table:style-name="Default"/>
          <table:table-cell table:style-name="ce118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118"/>
          <table:table-cell table:style-name="ce118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131"/>
          <table:table-cell table:style-name="ce118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118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112" office:value-type="string" calcext:value-type="string" table:number-columns-spanned="1" table:number-rows-spanned="2">
            <text:p>Instance</text:p>
          </table:table-cell>
          <table:table-cell table:style-name="ce112" office:value-type="string" calcext:value-type="string" table:number-columns-spanned="4" table:number-rows-spanned="1">
            <text:p>Parcel</text:p>
          </table:table-cell>
          <table:covered-table-cell table:number-columns-repeated="3" table:style-name="ce112"/>
          <table:table-cell table:style-name="ce112" office:value-type="string" calcext:value-type="string" table:number-columns-spanned="4" table:number-rows-spanned="1">
            <text:p>Parcel</text:p>
          </table:table-cell>
          <table:covered-table-cell table:number-columns-repeated="3" table:style-name="ce112"/>
          <table:table-cell table:style-name="ce112" office:value-type="string" calcext:value-type="string" table:number-columns-spanned="4" table:number-rows-spanned="1">
            <text:p>Parcel</text:p>
          </table:table-cell>
          <table:covered-table-cell table:number-columns-repeated="3" table:style-name="ce112"/>
          <table:table-cell table:style-name="ce112" office:value-type="string" calcext:value-type="string" table:number-columns-spanned="4" table:number-rows-spanned="1">
            <text:p>Parcel</text:p>
          </table:table-cell>
          <table:covered-table-cell table:number-columns-repeated="3" table:style-name="ce112"/>
        </table:table-row>
        <table:table-row table:style-name="ro1">
          <table:covered-table-cell table:style-name="ce112"/>
          <table:table-cell table:style-name="ce88" office:value-type="string" calcext:value-type="string">
            <text:p>c(%)</text:p>
          </table:table-cell>
          <table:table-cell table:style-name="ce88" office:value-type="string" calcext:value-type="string">
            <text:p>p(%)</text:p>
          </table:table-cell>
          <table:table-cell table:style-name="ce88" office:value-type="string" calcext:value-type="string">
            <text:p>b(%)</text:p>
          </table:table-cell>
          <table:table-cell table:style-name="ce88" office:value-type="string" calcext:value-type="string">
            <text:p>e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Parcel Dist'.G3]" office:value-type="float" office:value="0" calcext:value-type="float">
            <text:p>0.00</text:p>
          </table:table-cell>
          <table:table-cell table:formula="of:=[$'Parcel Dist'.H3]" office:value-type="float" office:value="0" calcext:value-type="float">
            <text:p>0.00</text:p>
          </table:table-cell>
          <table:table-cell table:formula="of:=[$'Parcel Dist'.I3]" office:value-type="float" office:value="0" calcext:value-type="float">
            <text:p>0.00</text:p>
          </table:table-cell>
          <table:table-cell table:formula="of:=[$'Parcel Dist'.J3]" office:value-type="float" office:value="0" calcext:value-type="float">
            <text:p>0.00</text:p>
          </table:table-cell>
          <table:table-cell table:formula="of:=[$'Parcel Dist'.P3]" office:value-type="float" office:value="0" calcext:value-type="float">
            <text:p>0.00</text:p>
          </table:table-cell>
          <table:table-cell table:formula="of:=[$'Parcel Dist'.Q3]" office:value-type="float" office:value="0" calcext:value-type="float">
            <text:p>0.00</text:p>
          </table:table-cell>
          <table:table-cell table:formula="of:=[$'Parcel Dist'.R3]" office:value-type="float" office:value="0" calcext:value-type="float">
            <text:p>0.00</text:p>
          </table:table-cell>
          <table:table-cell table:formula="of:=[$'Parcel Dist'.S3]" office:value-type="float" office:value="0" calcext:value-type="float">
            <text:p>0.00</text:p>
          </table:table-cell>
          <table:table-cell table:formula="of:=[$'Parcel Dist'.Y3]" office:value-type="float" office:value="0" calcext:value-type="float">
            <text:p>0.00</text:p>
          </table:table-cell>
          <table:table-cell table:formula="of:=[$'Parcel Dist'.Z3]" office:value-type="float" office:value="0" calcext:value-type="float">
            <text:p>0.00</text:p>
          </table:table-cell>
          <table:table-cell table:formula="of:=[$'Parcel Dist'.AA3]" office:value-type="float" office:value="0" calcext:value-type="float">
            <text:p>0.00</text:p>
          </table:table-cell>
          <table:table-cell table:formula="of:=[$'Parcel Dist'.AB3]" office:value-type="float" office:value="0" calcext:value-type="float">
            <text:p>0.00</text:p>
          </table:table-cell>
          <table:table-cell table:formula="of:=[$'Parcel Dist'.AH3]" office:value-type="float" office:value="0" calcext:value-type="float">
            <text:p>0.00</text:p>
          </table:table-cell>
          <table:table-cell table:formula="of:=[$'Parcel Dist'.AI3]" office:value-type="float" office:value="50.3614" calcext:value-type="float">
            <text:p>50.36</text:p>
          </table:table-cell>
          <table:table-cell table:formula="of:=[$'Parcel Dist'.AJ3]" office:value-type="float" office:value="0" calcext:value-type="float">
            <text:p>0.00</text:p>
          </table:table-cell>
          <table:table-cell table:formula="of:=[$'Parcel Dist'.AK3]" office:value-type="float" office:value="49.6386" calcext:value-type="float">
            <text:p>49.64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Parcel Dist'.G4]" office:value-type="float" office:value="0" calcext:value-type="float">
            <text:p>0.00</text:p>
          </table:table-cell>
          <table:table-cell table:formula="of:=[$'Parcel Dist'.H4]" office:value-type="float" office:value="47.7737" calcext:value-type="float">
            <text:p>47.77</text:p>
          </table:table-cell>
          <table:table-cell table:formula="of:=[$'Parcel Dist'.I4]" office:value-type="float" office:value="0" calcext:value-type="float">
            <text:p>0.00</text:p>
          </table:table-cell>
          <table:table-cell table:formula="of:=[$'Parcel Dist'.J4]" office:value-type="float" office:value="52.2263" calcext:value-type="float">
            <text:p>52.23</text:p>
          </table:table-cell>
          <table:table-cell table:formula="of:=[$'Parcel Dist'.P4]" office:value-type="float" office:value="0" calcext:value-type="float">
            <text:p>0.00</text:p>
          </table:table-cell>
          <table:table-cell table:formula="of:=[$'Parcel Dist'.Q4]" office:value-type="float" office:value="47.7737" calcext:value-type="float">
            <text:p>47.77</text:p>
          </table:table-cell>
          <table:table-cell table:formula="of:=[$'Parcel Dist'.R4]" office:value-type="float" office:value="0" calcext:value-type="float">
            <text:p>0.00</text:p>
          </table:table-cell>
          <table:table-cell table:formula="of:=[$'Parcel Dist'.S4]" office:value-type="float" office:value="52.2263" calcext:value-type="float">
            <text:p>52.23</text:p>
          </table:table-cell>
          <table:table-cell table:formula="of:=[$'Parcel Dist'.Y4]" office:value-type="float" office:value="0" calcext:value-type="float">
            <text:p>0.00</text:p>
          </table:table-cell>
          <table:table-cell table:formula="of:=[$'Parcel Dist'.Z4]" office:value-type="float" office:value="48.254" calcext:value-type="float">
            <text:p>48.25</text:p>
          </table:table-cell>
          <table:table-cell table:formula="of:=[$'Parcel Dist'.AA4]" office:value-type="float" office:value="0" calcext:value-type="float">
            <text:p>0.00</text:p>
          </table:table-cell>
          <table:table-cell table:formula="of:=[$'Parcel Dist'.AB4]" office:value-type="float" office:value="51.746" calcext:value-type="float">
            <text:p>51.75</text:p>
          </table:table-cell>
          <table:table-cell table:formula="of:=[$'Parcel Dist'.AH4]" office:value-type="float" office:value="0" calcext:value-type="float">
            <text:p>0.00</text:p>
          </table:table-cell>
          <table:table-cell table:formula="of:=[$'Parcel Dist'.AI4]" office:value-type="float" office:value="77.2661" calcext:value-type="float">
            <text:p>77.27</text:p>
          </table:table-cell>
          <table:table-cell table:formula="of:=[$'Parcel Dist'.AJ4]" office:value-type="float" office:value="0" calcext:value-type="float">
            <text:p>0.00</text:p>
          </table:table-cell>
          <table:table-cell table:formula="of:=[$'Parcel Dist'.AK4]" office:value-type="float" office:value="22.7339" calcext:value-type="float">
            <text:p>22.73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Parcel Dist'.G5]" office:value-type="float" office:value="0" calcext:value-type="float">
            <text:p>0.00</text:p>
          </table:table-cell>
          <table:table-cell table:formula="of:=[$'Parcel Dist'.H5]" office:value-type="float" office:value="0" calcext:value-type="float">
            <text:p>0.00</text:p>
          </table:table-cell>
          <table:table-cell table:formula="of:=[$'Parcel Dist'.I5]" office:value-type="float" office:value="0" calcext:value-type="float">
            <text:p>0.00</text:p>
          </table:table-cell>
          <table:table-cell table:formula="of:=[$'Parcel Dist'.J5]" office:value-type="float" office:value="0" calcext:value-type="float">
            <text:p>0.00</text:p>
          </table:table-cell>
          <table:table-cell table:formula="of:=[$'Parcel Dist'.P5]" office:value-type="float" office:value="0" calcext:value-type="float">
            <text:p>0.00</text:p>
          </table:table-cell>
          <table:table-cell table:formula="of:=[$'Parcel Dist'.Q5]" office:value-type="float" office:value="37.8076" calcext:value-type="float">
            <text:p>37.81</text:p>
          </table:table-cell>
          <table:table-cell table:formula="of:=[$'Parcel Dist'.R5]" office:value-type="float" office:value="0" calcext:value-type="float">
            <text:p>0.00</text:p>
          </table:table-cell>
          <table:table-cell table:formula="of:=[$'Parcel Dist'.S5]" office:value-type="float" office:value="62.1924" calcext:value-type="float">
            <text:p>62.19</text:p>
          </table:table-cell>
          <table:table-cell table:formula="of:=[$'Parcel Dist'.Y5]" office:value-type="float" office:value="0" calcext:value-type="float">
            <text:p>0.00</text:p>
          </table:table-cell>
          <table:table-cell table:formula="of:=[$'Parcel Dist'.Z5]" office:value-type="float" office:value="76.8066" calcext:value-type="float">
            <text:p>76.81</text:p>
          </table:table-cell>
          <table:table-cell table:formula="of:=[$'Parcel Dist'.AA5]" office:value-type="float" office:value="0" calcext:value-type="float">
            <text:p>0.00</text:p>
          </table:table-cell>
          <table:table-cell table:formula="of:=[$'Parcel Dist'.AB5]" office:value-type="float" office:value="23.1934" calcext:value-type="float">
            <text:p>23.19</text:p>
          </table:table-cell>
          <table:table-cell table:formula="of:=[$'Parcel Dist'.AH5]" office:value-type="float" office:value="0" calcext:value-type="float">
            <text:p>0.00</text:p>
          </table:table-cell>
          <table:table-cell table:formula="of:=[$'Parcel Dist'.AI5]" office:value-type="float" office:value="79.1528" calcext:value-type="float">
            <text:p>79.15</text:p>
          </table:table-cell>
          <table:table-cell table:formula="of:=[$'Parcel Dist'.AJ5]" office:value-type="float" office:value="0" calcext:value-type="float">
            <text:p>0.00</text:p>
          </table:table-cell>
          <table:table-cell table:formula="of:=[$'Parcel Dist'.AK5]" office:value-type="float" office:value="20.8472" calcext:value-type="float">
            <text:p>20.85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Parcel Dist'.G6]" office:value-type="float" office:value="0" calcext:value-type="float">
            <text:p>0.00</text:p>
          </table:table-cell>
          <table:table-cell table:formula="of:=[$'Parcel Dist'.H6]" office:value-type="float" office:value="0" calcext:value-type="float">
            <text:p>0.00</text:p>
          </table:table-cell>
          <table:table-cell table:formula="of:=[$'Parcel Dist'.I6]" office:value-type="float" office:value="0" calcext:value-type="float">
            <text:p>0.00</text:p>
          </table:table-cell>
          <table:table-cell table:formula="of:=[$'Parcel Dist'.J6]" office:value-type="float" office:value="0" calcext:value-type="float">
            <text:p>0.00</text:p>
          </table:table-cell>
          <table:table-cell table:formula="of:=[$'Parcel Dist'.P6]" office:value-type="float" office:value="0" calcext:value-type="float">
            <text:p>0.00</text:p>
          </table:table-cell>
          <table:table-cell table:formula="of:=[$'Parcel Dist'.Q6]" office:value-type="float" office:value="43.3604" calcext:value-type="float">
            <text:p>43.36</text:p>
          </table:table-cell>
          <table:table-cell table:formula="of:=[$'Parcel Dist'.R6]" office:value-type="float" office:value="0" calcext:value-type="float">
            <text:p>0.00</text:p>
          </table:table-cell>
          <table:table-cell table:formula="of:=[$'Parcel Dist'.S6]" office:value-type="float" office:value="56.6396" calcext:value-type="float">
            <text:p>56.64</text:p>
          </table:table-cell>
          <table:table-cell table:formula="of:=[$'Parcel Dist'.Y6]" office:value-type="float" office:value="0" calcext:value-type="float">
            <text:p>0.00</text:p>
          </table:table-cell>
          <table:table-cell table:formula="of:=[$'Parcel Dist'.Z6]" office:value-type="float" office:value="62.8774" calcext:value-type="float">
            <text:p>62.88</text:p>
          </table:table-cell>
          <table:table-cell table:formula="of:=[$'Parcel Dist'.AA6]" office:value-type="float" office:value="0" calcext:value-type="float">
            <text:p>0.00</text:p>
          </table:table-cell>
          <table:table-cell table:formula="of:=[$'Parcel Dist'.AB6]" office:value-type="float" office:value="37.1226" calcext:value-type="float">
            <text:p>37.12</text:p>
          </table:table-cell>
          <table:table-cell table:formula="of:=[$'Parcel Dist'.AH6]" office:value-type="float" office:value="0" calcext:value-type="float">
            <text:p>0.00</text:p>
          </table:table-cell>
          <table:table-cell table:formula="of:=[$'Parcel Dist'.AI6]" office:value-type="float" office:value="82.0462" calcext:value-type="float">
            <text:p>82.05</text:p>
          </table:table-cell>
          <table:table-cell table:formula="of:=[$'Parcel Dist'.AJ6]" office:value-type="float" office:value="0" calcext:value-type="float">
            <text:p>0.00</text:p>
          </table:table-cell>
          <table:table-cell table:formula="of:=[$'Parcel Dist'.AK6]" office:value-type="float" office:value="17.9538" calcext:value-type="float">
            <text:p>17.95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Parcel Dist'.G7]" office:value-type="float" office:value="0" calcext:value-type="float">
            <text:p>0.00</text:p>
          </table:table-cell>
          <table:table-cell table:formula="of:=[$'Parcel Dist'.H7]" office:value-type="float" office:value="0" calcext:value-type="float">
            <text:p>0.00</text:p>
          </table:table-cell>
          <table:table-cell table:formula="of:=[$'Parcel Dist'.I7]" office:value-type="float" office:value="0" calcext:value-type="float">
            <text:p>0.00</text:p>
          </table:table-cell>
          <table:table-cell table:formula="of:=[$'Parcel Dist'.J7]" office:value-type="float" office:value="0" calcext:value-type="float">
            <text:p>0.00</text:p>
          </table:table-cell>
          <table:table-cell table:formula="of:=[$'Parcel Dist'.P7]" office:value-type="float" office:value="0" calcext:value-type="float">
            <text:p>0.00</text:p>
          </table:table-cell>
          <table:table-cell table:formula="of:=[$'Parcel Dist'.Q7]" office:value-type="float" office:value="0" calcext:value-type="float">
            <text:p>0.00</text:p>
          </table:table-cell>
          <table:table-cell table:formula="of:=[$'Parcel Dist'.R7]" office:value-type="float" office:value="0" calcext:value-type="float">
            <text:p>0.00</text:p>
          </table:table-cell>
          <table:table-cell table:formula="of:=[$'Parcel Dist'.S7]" office:value-type="float" office:value="0" calcext:value-type="float">
            <text:p>0.00</text:p>
          </table:table-cell>
          <table:table-cell table:formula="of:=[$'Parcel Dist'.Y7]" office:value-type="float" office:value="0" calcext:value-type="float">
            <text:p>0.00</text:p>
          </table:table-cell>
          <table:table-cell table:formula="of:=[$'Parcel Dist'.Z7]" office:value-type="float" office:value="0" calcext:value-type="float">
            <text:p>0.00</text:p>
          </table:table-cell>
          <table:table-cell table:formula="of:=[$'Parcel Dist'.AA7]" office:value-type="float" office:value="0" calcext:value-type="float">
            <text:p>0.00</text:p>
          </table:table-cell>
          <table:table-cell table:formula="of:=[$'Parcel Dist'.AB7]" office:value-type="float" office:value="0" calcext:value-type="float">
            <text:p>0.00</text:p>
          </table:table-cell>
          <table:table-cell table:formula="of:=[$'Parcel Dist'.AH7]" office:value-type="float" office:value="0" calcext:value-type="float">
            <text:p>0.00</text:p>
          </table:table-cell>
          <table:table-cell table:formula="of:=[$'Parcel Dist'.AI7]" office:value-type="float" office:value="51.2125" calcext:value-type="float">
            <text:p>51.21</text:p>
          </table:table-cell>
          <table:table-cell table:formula="of:=[$'Parcel Dist'.AJ7]" office:value-type="float" office:value="0" calcext:value-type="float">
            <text:p>0.00</text:p>
          </table:table-cell>
          <table:table-cell table:formula="of:=[$'Parcel Dist'.AK7]" office:value-type="float" office:value="48.7875" calcext:value-type="float">
            <text:p>48.7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Parcel Dist'.G8]" office:value-type="float" office:value="0" calcext:value-type="float">
            <text:p>0.00</text:p>
          </table:table-cell>
          <table:table-cell table:formula="of:=[$'Parcel Dist'.H8]" office:value-type="float" office:value="48.7362" calcext:value-type="float">
            <text:p>48.74</text:p>
          </table:table-cell>
          <table:table-cell table:formula="of:=[$'Parcel Dist'.I8]" office:value-type="float" office:value="0" calcext:value-type="float">
            <text:p>0.00</text:p>
          </table:table-cell>
          <table:table-cell table:formula="of:=[$'Parcel Dist'.J8]" office:value-type="float" office:value="51.2638" calcext:value-type="float">
            <text:p>51.26</text:p>
          </table:table-cell>
          <table:table-cell table:formula="of:=[$'Parcel Dist'.P8]" office:value-type="float" office:value="0" calcext:value-type="float">
            <text:p>0.00</text:p>
          </table:table-cell>
          <table:table-cell table:formula="of:=[$'Parcel Dist'.Q8]" office:value-type="float" office:value="66.0515" calcext:value-type="float">
            <text:p>66.05</text:p>
          </table:table-cell>
          <table:table-cell table:formula="of:=[$'Parcel Dist'.R8]" office:value-type="float" office:value="0" calcext:value-type="float">
            <text:p>0.00</text:p>
          </table:table-cell>
          <table:table-cell table:formula="of:=[$'Parcel Dist'.S8]" office:value-type="float" office:value="33.9485" calcext:value-type="float">
            <text:p>33.95</text:p>
          </table:table-cell>
          <table:table-cell table:formula="of:=[$'Parcel Dist'.Y8]" office:value-type="float" office:value="0" calcext:value-type="float">
            <text:p>0.00</text:p>
          </table:table-cell>
          <table:table-cell table:formula="of:=[$'Parcel Dist'.Z8]" office:value-type="float" office:value="70.2072" calcext:value-type="float">
            <text:p>70.21</text:p>
          </table:table-cell>
          <table:table-cell table:formula="of:=[$'Parcel Dist'.AA8]" office:value-type="float" office:value="0" calcext:value-type="float">
            <text:p>0.00</text:p>
          </table:table-cell>
          <table:table-cell table:formula="of:=[$'Parcel Dist'.AB8]" office:value-type="float" office:value="29.7928" calcext:value-type="float">
            <text:p>29.79</text:p>
          </table:table-cell>
          <table:table-cell table:formula="of:=[$'Parcel Dist'.AH8]" office:value-type="float" office:value="0" calcext:value-type="float">
            <text:p>0.00</text:p>
          </table:table-cell>
          <table:table-cell table:formula="of:=[$'Parcel Dist'.AI8]" office:value-type="float" office:value="62.5316" calcext:value-type="float">
            <text:p>62.53</text:p>
          </table:table-cell>
          <table:table-cell table:formula="of:=[$'Parcel Dist'.AJ8]" office:value-type="float" office:value="0" calcext:value-type="float">
            <text:p>0.00</text:p>
          </table:table-cell>
          <table:table-cell table:formula="of:=[$'Parcel Dist'.AK8]" office:value-type="float" office:value="37.4684" calcext:value-type="float">
            <text:p>37.47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Parcel Dist'.G9]" office:value-type="float" office:value="0" calcext:value-type="float">
            <text:p>0.00</text:p>
          </table:table-cell>
          <table:table-cell table:formula="of:=[$'Parcel Dist'.H9]" office:value-type="float" office:value="54.3441" calcext:value-type="float">
            <text:p>54.34</text:p>
          </table:table-cell>
          <table:table-cell table:formula="of:=[$'Parcel Dist'.I9]" office:value-type="float" office:value="0" calcext:value-type="float">
            <text:p>0.00</text:p>
          </table:table-cell>
          <table:table-cell table:formula="of:=[$'Parcel Dist'.J9]" office:value-type="float" office:value="45.6559" calcext:value-type="float">
            <text:p>45.66</text:p>
          </table:table-cell>
          <table:table-cell table:formula="of:=[$'Parcel Dist'.P9]" office:value-type="float" office:value="0" calcext:value-type="float">
            <text:p>0.00</text:p>
          </table:table-cell>
          <table:table-cell table:formula="of:=[$'Parcel Dist'.Q9]" office:value-type="float" office:value="52.5217" calcext:value-type="float">
            <text:p>52.52</text:p>
          </table:table-cell>
          <table:table-cell table:formula="of:=[$'Parcel Dist'.R9]" office:value-type="float" office:value="0" calcext:value-type="float">
            <text:p>0.00</text:p>
          </table:table-cell>
          <table:table-cell table:formula="of:=[$'Parcel Dist'.S9]" office:value-type="float" office:value="47.4783" calcext:value-type="float">
            <text:p>47.48</text:p>
          </table:table-cell>
          <table:table-cell table:formula="of:=[$'Parcel Dist'.Y9]" office:value-type="float" office:value="0" calcext:value-type="float">
            <text:p>0.00</text:p>
          </table:table-cell>
          <table:table-cell table:formula="of:=[$'Parcel Dist'.Z9]" office:value-type="float" office:value="73.5178" calcext:value-type="float">
            <text:p>73.52</text:p>
          </table:table-cell>
          <table:table-cell table:formula="of:=[$'Parcel Dist'.AA9]" office:value-type="float" office:value="0" calcext:value-type="float">
            <text:p>0.00</text:p>
          </table:table-cell>
          <table:table-cell table:formula="of:=[$'Parcel Dist'.AB9]" office:value-type="float" office:value="26.4822" calcext:value-type="float">
            <text:p>26.48</text:p>
          </table:table-cell>
          <table:table-cell table:formula="of:=[$'Parcel Dist'.AH9]" office:value-type="float" office:value="0" calcext:value-type="float">
            <text:p>0.00</text:p>
          </table:table-cell>
          <table:table-cell table:formula="of:=[$'Parcel Dist'.AI9]" office:value-type="float" office:value="65.2632" calcext:value-type="float">
            <text:p>65.26</text:p>
          </table:table-cell>
          <table:table-cell table:formula="of:=[$'Parcel Dist'.AJ9]" office:value-type="float" office:value="0" calcext:value-type="float">
            <text:p>0.00</text:p>
          </table:table-cell>
          <table:table-cell table:formula="of:=[$'Parcel Dist'.AK9]" office:value-type="float" office:value="34.7368" calcext:value-type="float">
            <text:p>34.74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Parcel Dist'.G10]" office:value-type="float" office:value="0" calcext:value-type="float">
            <text:p>0.00</text:p>
          </table:table-cell>
          <table:table-cell table:formula="of:=[$'Parcel Dist'.H10]" office:value-type="float" office:value="0" calcext:value-type="float">
            <text:p>0.00</text:p>
          </table:table-cell>
          <table:table-cell table:formula="of:=[$'Parcel Dist'.I10]" office:value-type="float" office:value="0" calcext:value-type="float">
            <text:p>0.00</text:p>
          </table:table-cell>
          <table:table-cell table:formula="of:=[$'Parcel Dist'.J10]" office:value-type="float" office:value="0" calcext:value-type="float">
            <text:p>0.00</text:p>
          </table:table-cell>
          <table:table-cell table:formula="of:=[$'Parcel Dist'.P10]" office:value-type="float" office:value="0" calcext:value-type="float">
            <text:p>0.00</text:p>
          </table:table-cell>
          <table:table-cell table:formula="of:=[$'Parcel Dist'.Q10]" office:value-type="float" office:value="45.6432" calcext:value-type="float">
            <text:p>45.64</text:p>
          </table:table-cell>
          <table:table-cell table:formula="of:=[$'Parcel Dist'.R10]" office:value-type="float" office:value="0" calcext:value-type="float">
            <text:p>0.00</text:p>
          </table:table-cell>
          <table:table-cell table:formula="of:=[$'Parcel Dist'.S10]" office:value-type="float" office:value="54.3568" calcext:value-type="float">
            <text:p>54.36</text:p>
          </table:table-cell>
          <table:table-cell table:formula="of:=[$'Parcel Dist'.Y10]" office:value-type="float" office:value="0" calcext:value-type="float">
            <text:p>0.00</text:p>
          </table:table-cell>
          <table:table-cell table:formula="of:=[$'Parcel Dist'.Z10]" office:value-type="float" office:value="45.6432" calcext:value-type="float">
            <text:p>45.64</text:p>
          </table:table-cell>
          <table:table-cell table:formula="of:=[$'Parcel Dist'.AA10]" office:value-type="float" office:value="0" calcext:value-type="float">
            <text:p>0.00</text:p>
          </table:table-cell>
          <table:table-cell table:formula="of:=[$'Parcel Dist'.AB10]" office:value-type="float" office:value="54.3568" calcext:value-type="float">
            <text:p>54.36</text:p>
          </table:table-cell>
          <table:table-cell table:formula="of:=[$'Parcel Dist'.AH10]" office:value-type="float" office:value="0" calcext:value-type="float">
            <text:p>0.00</text:p>
          </table:table-cell>
          <table:table-cell table:formula="of:=[$'Parcel Dist'.AI10]" office:value-type="float" office:value="45.6432" calcext:value-type="float">
            <text:p>45.64</text:p>
          </table:table-cell>
          <table:table-cell table:formula="of:=[$'Parcel Dist'.AJ10]" office:value-type="float" office:value="0" calcext:value-type="float">
            <text:p>0.00</text:p>
          </table:table-cell>
          <table:table-cell table:formula="of:=[$'Parcel Dist'.AK10]" office:value-type="float" office:value="54.3568" calcext:value-type="float">
            <text:p>54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Parcel Dist'.G11]" office:value-type="float" office:value="0" calcext:value-type="float">
            <text:p>0.00</text:p>
          </table:table-cell>
          <table:table-cell table:formula="of:=[$'Parcel Dist'.H11]" office:value-type="float" office:value="51.3216" calcext:value-type="float">
            <text:p>51.32</text:p>
          </table:table-cell>
          <table:table-cell table:formula="of:=[$'Parcel Dist'.I11]" office:value-type="float" office:value="0" calcext:value-type="float">
            <text:p>0.00</text:p>
          </table:table-cell>
          <table:table-cell table:formula="of:=[$'Parcel Dist'.J11]" office:value-type="float" office:value="48.6784" calcext:value-type="float">
            <text:p>48.68</text:p>
          </table:table-cell>
          <table:table-cell table:formula="of:=[$'Parcel Dist'.P11]" office:value-type="float" office:value="0" calcext:value-type="float">
            <text:p>0.00</text:p>
          </table:table-cell>
          <table:table-cell table:formula="of:=[$'Parcel Dist'.Q11]" office:value-type="float" office:value="48.0538" calcext:value-type="float">
            <text:p>48.05</text:p>
          </table:table-cell>
          <table:table-cell table:formula="of:=[$'Parcel Dist'.R11]" office:value-type="float" office:value="0" calcext:value-type="float">
            <text:p>0.00</text:p>
          </table:table-cell>
          <table:table-cell table:formula="of:=[$'Parcel Dist'.S11]" office:value-type="float" office:value="51.9462" calcext:value-type="float">
            <text:p>51.95</text:p>
          </table:table-cell>
          <table:table-cell table:formula="of:=[$'Parcel Dist'.Y11]" office:value-type="float" office:value="0" calcext:value-type="float">
            <text:p>0.00</text:p>
          </table:table-cell>
          <table:table-cell table:formula="of:=[$'Parcel Dist'.Z11]" office:value-type="float" office:value="70.7826" calcext:value-type="float">
            <text:p>70.78</text:p>
          </table:table-cell>
          <table:table-cell table:formula="of:=[$'Parcel Dist'.AA11]" office:value-type="float" office:value="0" calcext:value-type="float">
            <text:p>0.00</text:p>
          </table:table-cell>
          <table:table-cell table:formula="of:=[$'Parcel Dist'.AB11]" office:value-type="float" office:value="29.2174" calcext:value-type="float">
            <text:p>29.22</text:p>
          </table:table-cell>
          <table:table-cell table:formula="of:=[$'Parcel Dist'.AH11]" office:value-type="float" office:value="0" calcext:value-type="float">
            <text:p>0.00</text:p>
          </table:table-cell>
          <table:table-cell table:formula="of:=[$'Parcel Dist'.AI11]" office:value-type="float" office:value="70.7826" calcext:value-type="float">
            <text:p>70.78</text:p>
          </table:table-cell>
          <table:table-cell table:formula="of:=[$'Parcel Dist'.AJ11]" office:value-type="float" office:value="0" calcext:value-type="float">
            <text:p>0.00</text:p>
          </table:table-cell>
          <table:table-cell table:formula="of:=[$'Parcel Dist'.AK11]" office:value-type="float" office:value="29.2174" calcext:value-type="float">
            <text:p>29.22</text:p>
          </table:table-cell>
        </table:table-row>
        <table:table-row table:style-name="ro2">
          <table:table-cell table:style-name="ce114" office:value-type="string" calcext:value-type="string">
            <text:p>grubhub-10-9.tsp</text:p>
          </table:table-cell>
          <table:table-cell table:formula="of:=[$'Parcel Dist'.G12]" office:value-type="float" office:value="0" calcext:value-type="float">
            <text:p>0.00</text:p>
          </table:table-cell>
          <table:table-cell table:formula="of:=[$'Parcel Dist'.H12]" office:value-type="float" office:value="0" calcext:value-type="float">
            <text:p>0.00</text:p>
          </table:table-cell>
          <table:table-cell table:formula="of:=[$'Parcel Dist'.I12]" office:value-type="float" office:value="0" calcext:value-type="float">
            <text:p>0.00</text:p>
          </table:table-cell>
          <table:table-cell table:formula="of:=[$'Parcel Dist'.J12]" office:value-type="float" office:value="0" calcext:value-type="float">
            <text:p>0.00</text:p>
          </table:table-cell>
          <table:table-cell table:formula="of:=[$'Parcel Dist'.P12]" office:value-type="float" office:value="0" calcext:value-type="float">
            <text:p>0.00</text:p>
          </table:table-cell>
          <table:table-cell table:formula="of:=[$'Parcel Dist'.Q12]" office:value-type="float" office:value="0" calcext:value-type="float">
            <text:p>0.00</text:p>
          </table:table-cell>
          <table:table-cell table:formula="of:=[$'Parcel Dist'.R12]" office:value-type="float" office:value="0" calcext:value-type="float">
            <text:p>0.00</text:p>
          </table:table-cell>
          <table:table-cell table:formula="of:=[$'Parcel Dist'.S12]" office:value-type="float" office:value="0" calcext:value-type="float">
            <text:p>0.00</text:p>
          </table:table-cell>
          <table:table-cell table:formula="of:=[$'Parcel Dist'.Y12]" office:value-type="float" office:value="0" calcext:value-type="float">
            <text:p>0.00</text:p>
          </table:table-cell>
          <table:table-cell table:formula="of:=[$'Parcel Dist'.Z12]" office:value-type="float" office:value="40.8759" calcext:value-type="float">
            <text:p>40.88</text:p>
          </table:table-cell>
          <table:table-cell table:formula="of:=[$'Parcel Dist'.AA12]" office:value-type="float" office:value="0" calcext:value-type="float">
            <text:p>0.00</text:p>
          </table:table-cell>
          <table:table-cell table:formula="of:=[$'Parcel Dist'.AB12]" office:value-type="float" office:value="59.1241" calcext:value-type="float">
            <text:p>59.12</text:p>
          </table:table-cell>
          <table:table-cell table:formula="of:=[$'Parcel Dist'.AH12]" office:value-type="float" office:value="0" calcext:value-type="float">
            <text:p>0.00</text:p>
          </table:table-cell>
          <table:table-cell table:formula="of:=[$'Parcel Dist'.AI12]" office:value-type="float" office:value="59.3539" calcext:value-type="float">
            <text:p>59.35</text:p>
          </table:table-cell>
          <table:table-cell table:formula="of:=[$'Parcel Dist'.AJ12]" office:value-type="float" office:value="0" calcext:value-type="float">
            <text:p>0.00</text:p>
          </table:table-cell>
          <table:table-cell table:formula="of:=[$'Parcel Dist'.AK12]" office:value-type="float" office:value="40.6461" calcext:value-type="float">
            <text:p>40.65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Parcel Dist'.G13]" office:value-type="float" office:value="0" calcext:value-type="float">
            <text:p>0.00</text:p>
          </table:table-cell>
          <table:table-cell table:formula="of:=[$'Parcel Dist'.H13]" office:value-type="float" office:value="0" calcext:value-type="float">
            <text:p>0.00</text:p>
          </table:table-cell>
          <table:table-cell table:formula="of:=[$'Parcel Dist'.I13]" office:value-type="float" office:value="0" calcext:value-type="float">
            <text:p>0.00</text:p>
          </table:table-cell>
          <table:table-cell table:formula="of:=[$'Parcel Dist'.J13]" office:value-type="float" office:value="0" calcext:value-type="float">
            <text:p>0.00</text:p>
          </table:table-cell>
          <table:table-cell table:formula="of:=[$'Parcel Dist'.P13]" office:value-type="float" office:value="0" calcext:value-type="float">
            <text:p>0.00</text:p>
          </table:table-cell>
          <table:table-cell table:formula="of:=[$'Parcel Dist'.Q13]" office:value-type="float" office:value="62.7352" calcext:value-type="float">
            <text:p>62.74</text:p>
          </table:table-cell>
          <table:table-cell table:formula="of:=[$'Parcel Dist'.R13]" office:value-type="float" office:value="0" calcext:value-type="float">
            <text:p>0.00</text:p>
          </table:table-cell>
          <table:table-cell table:formula="of:=[$'Parcel Dist'.S13]" office:value-type="float" office:value="37.2648" calcext:value-type="float">
            <text:p>37.26</text:p>
          </table:table-cell>
          <table:table-cell table:formula="of:=[$'Parcel Dist'.Y13]" office:value-type="float" office:value="0" calcext:value-type="float">
            <text:p>0.00</text:p>
          </table:table-cell>
          <table:table-cell table:formula="of:=[$'Parcel Dist'.Z13]" office:value-type="float" office:value="62.7352" calcext:value-type="float">
            <text:p>62.74</text:p>
          </table:table-cell>
          <table:table-cell table:formula="of:=[$'Parcel Dist'.AA13]" office:value-type="float" office:value="0" calcext:value-type="float">
            <text:p>0.00</text:p>
          </table:table-cell>
          <table:table-cell table:formula="of:=[$'Parcel Dist'.AB13]" office:value-type="float" office:value="37.2648" calcext:value-type="float">
            <text:p>37.26</text:p>
          </table:table-cell>
          <table:table-cell table:formula="of:=[$'Parcel Dist'.AH13]" office:value-type="float" office:value="0" calcext:value-type="float">
            <text:p>0.00</text:p>
          </table:table-cell>
          <table:table-cell table:formula="of:=[$'Parcel Dist'.AI13]" office:value-type="float" office:value="62.7352" calcext:value-type="float">
            <text:p>62.74</text:p>
          </table:table-cell>
          <table:table-cell table:formula="of:=[$'Parcel Dist'.AJ13]" office:value-type="float" office:value="0" calcext:value-type="float">
            <text:p>0.00</text:p>
          </table:table-cell>
          <table:table-cell table:formula="of:=[$'Parcel Dist'.AK13]" office:value-type="float" office:value="37.2648" calcext:value-type="float">
            <text:p>37.2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Parcel Dist'.G14]" office:value-type="float" office:value="0" calcext:value-type="float">
            <text:p>0.00</text:p>
          </table:table-cell>
          <table:table-cell table:formula="of:=[$'Parcel Dist'.H14]" office:value-type="float" office:value="0" calcext:value-type="float">
            <text:p>0.00</text:p>
          </table:table-cell>
          <table:table-cell table:formula="of:=[$'Parcel Dist'.I14]" office:value-type="float" office:value="0" calcext:value-type="float">
            <text:p>0.00</text:p>
          </table:table-cell>
          <table:table-cell table:formula="of:=[$'Parcel Dist'.J14]" office:value-type="float" office:value="0" calcext:value-type="float">
            <text:p>0.00</text:p>
          </table:table-cell>
          <table:table-cell table:formula="of:=[$'Parcel Dist'.P14]" office:value-type="float" office:value="0" calcext:value-type="float">
            <text:p>0.00</text:p>
          </table:table-cell>
          <table:table-cell table:formula="of:=[$'Parcel Dist'.Q14]" office:value-type="float" office:value="0" calcext:value-type="float">
            <text:p>0.00</text:p>
          </table:table-cell>
          <table:table-cell table:formula="of:=[$'Parcel Dist'.R14]" office:value-type="float" office:value="0" calcext:value-type="float">
            <text:p>0.00</text:p>
          </table:table-cell>
          <table:table-cell table:formula="of:=[$'Parcel Dist'.S14]" office:value-type="float" office:value="0" calcext:value-type="float">
            <text:p>0.00</text:p>
          </table:table-cell>
          <table:table-cell table:formula="of:=[$'Parcel Dist'.Y14]" office:value-type="float" office:value="0" calcext:value-type="float">
            <text:p>0.00</text:p>
          </table:table-cell>
          <table:table-cell table:formula="of:=[$'Parcel Dist'.Z14]" office:value-type="float" office:value="52.5687" calcext:value-type="float">
            <text:p>52.57</text:p>
          </table:table-cell>
          <table:table-cell table:formula="of:=[$'Parcel Dist'.AA14]" office:value-type="float" office:value="0" calcext:value-type="float">
            <text:p>0.00</text:p>
          </table:table-cell>
          <table:table-cell table:formula="of:=[$'Parcel Dist'.AB14]" office:value-type="float" office:value="47.4313" calcext:value-type="float">
            <text:p>47.43</text:p>
          </table:table-cell>
          <table:table-cell table:formula="of:=[$'Parcel Dist'.AH14]" office:value-type="float" office:value="0" calcext:value-type="float">
            <text:p>0.00</text:p>
          </table:table-cell>
          <table:table-cell table:formula="of:=[$'Parcel Dist'.AI14]" office:value-type="float" office:value="57.9893" calcext:value-type="float">
            <text:p>57.99</text:p>
          </table:table-cell>
          <table:table-cell table:formula="of:=[$'Parcel Dist'.AJ14]" office:value-type="float" office:value="0" calcext:value-type="float">
            <text:p>0.00</text:p>
          </table:table-cell>
          <table:table-cell table:formula="of:=[$'Parcel Dist'.AK14]" office:value-type="float" office:value="42.0107" calcext:value-type="float">
            <text:p>42.01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Parcel Dist'.G15]" office:value-type="float" office:value="0" calcext:value-type="float">
            <text:p>0.00</text:p>
          </table:table-cell>
          <table:table-cell table:formula="of:=[$'Parcel Dist'.H15]" office:value-type="float" office:value="0" calcext:value-type="float">
            <text:p>0.00</text:p>
          </table:table-cell>
          <table:table-cell table:formula="of:=[$'Parcel Dist'.I15]" office:value-type="float" office:value="0" calcext:value-type="float">
            <text:p>0.00</text:p>
          </table:table-cell>
          <table:table-cell table:formula="of:=[$'Parcel Dist'.J15]" office:value-type="float" office:value="0" calcext:value-type="float">
            <text:p>0.00</text:p>
          </table:table-cell>
          <table:table-cell table:formula="of:=[$'Parcel Dist'.P15]" office:value-type="float" office:value="0" calcext:value-type="float">
            <text:p>0.00</text:p>
          </table:table-cell>
          <table:table-cell table:formula="of:=[$'Parcel Dist'.Q15]" office:value-type="float" office:value="46.837" calcext:value-type="float">
            <text:p>46.84</text:p>
          </table:table-cell>
          <table:table-cell table:formula="of:=[$'Parcel Dist'.R15]" office:value-type="float" office:value="0" calcext:value-type="float">
            <text:p>0.00</text:p>
          </table:table-cell>
          <table:table-cell table:formula="of:=[$'Parcel Dist'.S15]" office:value-type="float" office:value="53.163" calcext:value-type="float">
            <text:p>53.16</text:p>
          </table:table-cell>
          <table:table-cell table:formula="of:=[$'Parcel Dist'.Y15]" office:value-type="float" office:value="0" calcext:value-type="float">
            <text:p>0.00</text:p>
          </table:table-cell>
          <table:table-cell table:formula="of:=[$'Parcel Dist'.Z15]" office:value-type="float" office:value="56.5556" calcext:value-type="float">
            <text:p>56.56</text:p>
          </table:table-cell>
          <table:table-cell table:formula="of:=[$'Parcel Dist'.AA15]" office:value-type="float" office:value="0" calcext:value-type="float">
            <text:p>0.00</text:p>
          </table:table-cell>
          <table:table-cell table:formula="of:=[$'Parcel Dist'.AB15]" office:value-type="float" office:value="43.4444" calcext:value-type="float">
            <text:p>43.44</text:p>
          </table:table-cell>
          <table:table-cell table:formula="of:=[$'Parcel Dist'.AH15]" office:value-type="float" office:value="0" calcext:value-type="float">
            <text:p>0.00</text:p>
          </table:table-cell>
          <table:table-cell table:formula="of:=[$'Parcel Dist'.AI15]" office:value-type="float" office:value="65.6641" calcext:value-type="float">
            <text:p>65.66</text:p>
          </table:table-cell>
          <table:table-cell table:formula="of:=[$'Parcel Dist'.AJ15]" office:value-type="float" office:value="0" calcext:value-type="float">
            <text:p>0.00</text:p>
          </table:table-cell>
          <table:table-cell table:formula="of:=[$'Parcel Dist'.AK15]" office:value-type="float" office:value="34.3359" calcext:value-type="float">
            <text:p>34.3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Parcel Dist'.G16]" office:value-type="float" office:value="0" calcext:value-type="float">
            <text:p>0.00</text:p>
          </table:table-cell>
          <table:table-cell table:formula="of:=[$'Parcel Dist'.H16]" office:value-type="float" office:value="54.1133" calcext:value-type="float">
            <text:p>54.11</text:p>
          </table:table-cell>
          <table:table-cell table:formula="of:=[$'Parcel Dist'.I16]" office:value-type="float" office:value="0" calcext:value-type="float">
            <text:p>0.00</text:p>
          </table:table-cell>
          <table:table-cell table:formula="of:=[$'Parcel Dist'.J16]" office:value-type="float" office:value="45.8867" calcext:value-type="float">
            <text:p>45.89</text:p>
          </table:table-cell>
          <table:table-cell table:formula="of:=[$'Parcel Dist'.P16]" office:value-type="float" office:value="0" calcext:value-type="float">
            <text:p>0.00</text:p>
          </table:table-cell>
          <table:table-cell table:formula="of:=[$'Parcel Dist'.Q16]" office:value-type="float" office:value="54.1133" calcext:value-type="float">
            <text:p>54.11</text:p>
          </table:table-cell>
          <table:table-cell table:formula="of:=[$'Parcel Dist'.R16]" office:value-type="float" office:value="0" calcext:value-type="float">
            <text:p>0.00</text:p>
          </table:table-cell>
          <table:table-cell table:formula="of:=[$'Parcel Dist'.S16]" office:value-type="float" office:value="45.8867" calcext:value-type="float">
            <text:p>45.89</text:p>
          </table:table-cell>
          <table:table-cell table:formula="of:=[$'Parcel Dist'.Y16]" office:value-type="float" office:value="0" calcext:value-type="float">
            <text:p>0.00</text:p>
          </table:table-cell>
          <table:table-cell table:formula="of:=[$'Parcel Dist'.Z16]" office:value-type="float" office:value="54.1133" calcext:value-type="float">
            <text:p>54.11</text:p>
          </table:table-cell>
          <table:table-cell table:formula="of:=[$'Parcel Dist'.AA16]" office:value-type="float" office:value="0" calcext:value-type="float">
            <text:p>0.00</text:p>
          </table:table-cell>
          <table:table-cell table:formula="of:=[$'Parcel Dist'.AB16]" office:value-type="float" office:value="45.8867" calcext:value-type="float">
            <text:p>45.89</text:p>
          </table:table-cell>
          <table:table-cell table:formula="of:=[$'Parcel Dist'.AH16]" office:value-type="float" office:value="0" calcext:value-type="float">
            <text:p>0.00</text:p>
          </table:table-cell>
          <table:table-cell table:formula="of:=[$'Parcel Dist'.AI16]" office:value-type="float" office:value="65.8086" calcext:value-type="float">
            <text:p>65.81</text:p>
          </table:table-cell>
          <table:table-cell table:formula="of:=[$'Parcel Dist'.AJ16]" office:value-type="float" office:value="0" calcext:value-type="float">
            <text:p>0.00</text:p>
          </table:table-cell>
          <table:table-cell table:formula="of:=[$'Parcel Dist'.AK16]" office:value-type="float" office:value="34.1914" calcext:value-type="float">
            <text:p>34.19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Parcel Dist'.G17]" office:value-type="float" office:value="0" calcext:value-type="float">
            <text:p>0.00</text:p>
          </table:table-cell>
          <table:table-cell table:formula="of:=[$'Parcel Dist'.H17]" office:value-type="float" office:value="51.8433" calcext:value-type="float">
            <text:p>51.84</text:p>
          </table:table-cell>
          <table:table-cell table:formula="of:=[$'Parcel Dist'.I17]" office:value-type="float" office:value="0" calcext:value-type="float">
            <text:p>0.00</text:p>
          </table:table-cell>
          <table:table-cell table:formula="of:=[$'Parcel Dist'.J17]" office:value-type="float" office:value="48.1567" calcext:value-type="float">
            <text:p>48.16</text:p>
          </table:table-cell>
          <table:table-cell table:formula="of:=[$'Parcel Dist'.P17]" office:value-type="float" office:value="0" calcext:value-type="float">
            <text:p>0.00</text:p>
          </table:table-cell>
          <table:table-cell table:formula="of:=[$'Parcel Dist'.Q17]" office:value-type="float" office:value="51.8433" calcext:value-type="float">
            <text:p>51.84</text:p>
          </table:table-cell>
          <table:table-cell table:formula="of:=[$'Parcel Dist'.R17]" office:value-type="float" office:value="0" calcext:value-type="float">
            <text:p>0.00</text:p>
          </table:table-cell>
          <table:table-cell table:formula="of:=[$'Parcel Dist'.S17]" office:value-type="float" office:value="48.1567" calcext:value-type="float">
            <text:p>48.16</text:p>
          </table:table-cell>
          <table:table-cell table:formula="of:=[$'Parcel Dist'.Y17]" office:value-type="float" office:value="0" calcext:value-type="float">
            <text:p>0.00</text:p>
          </table:table-cell>
          <table:table-cell table:formula="of:=[$'Parcel Dist'.Z17]" office:value-type="float" office:value="63.3318" calcext:value-type="float">
            <text:p>63.33</text:p>
          </table:table-cell>
          <table:table-cell table:formula="of:=[$'Parcel Dist'.AA17]" office:value-type="float" office:value="0" calcext:value-type="float">
            <text:p>0.00</text:p>
          </table:table-cell>
          <table:table-cell table:formula="of:=[$'Parcel Dist'.AB17]" office:value-type="float" office:value="36.6682" calcext:value-type="float">
            <text:p>36.67</text:p>
          </table:table-cell>
          <table:table-cell table:formula="of:=[$'Parcel Dist'.AH17]" office:value-type="float" office:value="0" calcext:value-type="float">
            <text:p>0.00</text:p>
          </table:table-cell>
          <table:table-cell table:formula="of:=[$'Parcel Dist'.AI17]" office:value-type="float" office:value="63.3318" calcext:value-type="float">
            <text:p>63.33</text:p>
          </table:table-cell>
          <table:table-cell table:formula="of:=[$'Parcel Dist'.AJ17]" office:value-type="float" office:value="0" calcext:value-type="float">
            <text:p>0.00</text:p>
          </table:table-cell>
          <table:table-cell table:formula="of:=[$'Parcel Dist'.AK17]" office:value-type="float" office:value="36.6682" calcext:value-type="float">
            <text:p>36.67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Parcel Dist'.G18]" office:value-type="float" office:value="0" calcext:value-type="float">
            <text:p>0.00</text:p>
          </table:table-cell>
          <table:table-cell table:formula="of:=[$'Parcel Dist'.H18]" office:value-type="float" office:value="0" calcext:value-type="float">
            <text:p>0.00</text:p>
          </table:table-cell>
          <table:table-cell table:formula="of:=[$'Parcel Dist'.I18]" office:value-type="float" office:value="0" calcext:value-type="float">
            <text:p>0.00</text:p>
          </table:table-cell>
          <table:table-cell table:formula="of:=[$'Parcel Dist'.J18]" office:value-type="float" office:value="0" calcext:value-type="float">
            <text:p>0.00</text:p>
          </table:table-cell>
          <table:table-cell table:formula="of:=[$'Parcel Dist'.P18]" office:value-type="float" office:value="0" calcext:value-type="float">
            <text:p>0.00</text:p>
          </table:table-cell>
          <table:table-cell table:formula="of:=[$'Parcel Dist'.Q18]" office:value-type="float" office:value="0" calcext:value-type="float">
            <text:p>0.00</text:p>
          </table:table-cell>
          <table:table-cell table:formula="of:=[$'Parcel Dist'.R18]" office:value-type="float" office:value="0" calcext:value-type="float">
            <text:p>0.00</text:p>
          </table:table-cell>
          <table:table-cell table:formula="of:=[$'Parcel Dist'.S18]" office:value-type="float" office:value="0" calcext:value-type="float">
            <text:p>0.00</text:p>
          </table:table-cell>
          <table:table-cell table:formula="of:=[$'Parcel Dist'.Y18]" office:value-type="float" office:value="0" calcext:value-type="float">
            <text:p>0.00</text:p>
          </table:table-cell>
          <table:table-cell table:formula="of:=[$'Parcel Dist'.Z18]" office:value-type="float" office:value="44.8041" calcext:value-type="float">
            <text:p>44.80</text:p>
          </table:table-cell>
          <table:table-cell table:formula="of:=[$'Parcel Dist'.AA18]" office:value-type="float" office:value="0" calcext:value-type="float">
            <text:p>0.00</text:p>
          </table:table-cell>
          <table:table-cell table:formula="of:=[$'Parcel Dist'.AB18]" office:value-type="float" office:value="55.1959" calcext:value-type="float">
            <text:p>55.20</text:p>
          </table:table-cell>
          <table:table-cell table:formula="of:=[$'Parcel Dist'.AH18]" office:value-type="float" office:value="0" calcext:value-type="float">
            <text:p>0.00</text:p>
          </table:table-cell>
          <table:table-cell table:formula="of:=[$'Parcel Dist'.AI18]" office:value-type="float" office:value="61.9799" calcext:value-type="float">
            <text:p>61.98</text:p>
          </table:table-cell>
          <table:table-cell table:formula="of:=[$'Parcel Dist'.AJ18]" office:value-type="float" office:value="0" calcext:value-type="float">
            <text:p>0.00</text:p>
          </table:table-cell>
          <table:table-cell table:formula="of:=[$'Parcel Dist'.AK18]" office:value-type="float" office:value="38.0201" calcext:value-type="float">
            <text:p>38.0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Parcel Dist'.G19]" office:value-type="float" office:value="0" calcext:value-type="float">
            <text:p>0.00</text:p>
          </table:table-cell>
          <table:table-cell table:formula="of:=[$'Parcel Dist'.H19]" office:value-type="float" office:value="0" calcext:value-type="float">
            <text:p>0.00</text:p>
          </table:table-cell>
          <table:table-cell table:formula="of:=[$'Parcel Dist'.I19]" office:value-type="float" office:value="0" calcext:value-type="float">
            <text:p>0.00</text:p>
          </table:table-cell>
          <table:table-cell table:formula="of:=[$'Parcel Dist'.J19]" office:value-type="float" office:value="0" calcext:value-type="float">
            <text:p>0.00</text:p>
          </table:table-cell>
          <table:table-cell table:formula="of:=[$'Parcel Dist'.P19]" office:value-type="float" office:value="0" calcext:value-type="float">
            <text:p>0.00</text:p>
          </table:table-cell>
          <table:table-cell table:formula="of:=[$'Parcel Dist'.Q19]" office:value-type="float" office:value="38.4175" calcext:value-type="float">
            <text:p>38.42</text:p>
          </table:table-cell>
          <table:table-cell table:formula="of:=[$'Parcel Dist'.R19]" office:value-type="float" office:value="0" calcext:value-type="float">
            <text:p>0.00</text:p>
          </table:table-cell>
          <table:table-cell table:formula="of:=[$'Parcel Dist'.S19]" office:value-type="float" office:value="61.5825" calcext:value-type="float">
            <text:p>61.58</text:p>
          </table:table-cell>
          <table:table-cell table:formula="of:=[$'Parcel Dist'.Y19]" office:value-type="float" office:value="0" calcext:value-type="float">
            <text:p>0.00</text:p>
          </table:table-cell>
          <table:table-cell table:formula="of:=[$'Parcel Dist'.Z19]" office:value-type="float" office:value="42.0213" calcext:value-type="float">
            <text:p>42.02</text:p>
          </table:table-cell>
          <table:table-cell table:formula="of:=[$'Parcel Dist'.AA19]" office:value-type="float" office:value="0" calcext:value-type="float">
            <text:p>0.00</text:p>
          </table:table-cell>
          <table:table-cell table:formula="of:=[$'Parcel Dist'.AB19]" office:value-type="float" office:value="57.9787" calcext:value-type="float">
            <text:p>57.98</text:p>
          </table:table-cell>
          <table:table-cell table:formula="of:=[$'Parcel Dist'.AH19]" office:value-type="float" office:value="0" calcext:value-type="float">
            <text:p>0.00</text:p>
          </table:table-cell>
          <table:table-cell table:formula="of:=[$'Parcel Dist'.AI19]" office:value-type="float" office:value="66.7211" calcext:value-type="float">
            <text:p>66.72</text:p>
          </table:table-cell>
          <table:table-cell table:formula="of:=[$'Parcel Dist'.AJ19]" office:value-type="float" office:value="0" calcext:value-type="float">
            <text:p>0.00</text:p>
          </table:table-cell>
          <table:table-cell table:formula="of:=[$'Parcel Dist'.AK19]" office:value-type="float" office:value="33.2789" calcext:value-type="float">
            <text:p>33.2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Parcel Dist'.G20]" office:value-type="float" office:value="0" calcext:value-type="float">
            <text:p>0.00</text:p>
          </table:table-cell>
          <table:table-cell table:formula="of:=[$'Parcel Dist'.H20]" office:value-type="float" office:value="49.763" calcext:value-type="float">
            <text:p>49.76</text:p>
          </table:table-cell>
          <table:table-cell table:formula="of:=[$'Parcel Dist'.I20]" office:value-type="float" office:value="0" calcext:value-type="float">
            <text:p>0.00</text:p>
          </table:table-cell>
          <table:table-cell table:formula="of:=[$'Parcel Dist'.J20]" office:value-type="float" office:value="50.237" calcext:value-type="float">
            <text:p>50.24</text:p>
          </table:table-cell>
          <table:table-cell table:formula="of:=[$'Parcel Dist'.P20]" office:value-type="float" office:value="0" calcext:value-type="float">
            <text:p>0.00</text:p>
          </table:table-cell>
          <table:table-cell table:formula="of:=[$'Parcel Dist'.Q20]" office:value-type="float" office:value="49.763" calcext:value-type="float">
            <text:p>49.76</text:p>
          </table:table-cell>
          <table:table-cell table:formula="of:=[$'Parcel Dist'.R20]" office:value-type="float" office:value="0" calcext:value-type="float">
            <text:p>0.00</text:p>
          </table:table-cell>
          <table:table-cell table:formula="of:=[$'Parcel Dist'.S20]" office:value-type="float" office:value="50.237" calcext:value-type="float">
            <text:p>50.24</text:p>
          </table:table-cell>
          <table:table-cell table:formula="of:=[$'Parcel Dist'.Y20]" office:value-type="float" office:value="0" calcext:value-type="float">
            <text:p>0.00</text:p>
          </table:table-cell>
          <table:table-cell table:formula="of:=[$'Parcel Dist'.Z20]" office:value-type="float" office:value="69.2754" calcext:value-type="float">
            <text:p>69.28</text:p>
          </table:table-cell>
          <table:table-cell table:formula="of:=[$'Parcel Dist'.AA20]" office:value-type="float" office:value="0" calcext:value-type="float">
            <text:p>0.00</text:p>
          </table:table-cell>
          <table:table-cell table:formula="of:=[$'Parcel Dist'.AB20]" office:value-type="float" office:value="30.7246" calcext:value-type="float">
            <text:p>30.72</text:p>
          </table:table-cell>
          <table:table-cell table:formula="of:=[$'Parcel Dist'.AH20]" office:value-type="float" office:value="0" calcext:value-type="float">
            <text:p>0.00</text:p>
          </table:table-cell>
          <table:table-cell table:formula="of:=[$'Parcel Dist'.AI20]" office:value-type="float" office:value="64.4295" calcext:value-type="float">
            <text:p>64.43</text:p>
          </table:table-cell>
          <table:table-cell table:formula="of:=[$'Parcel Dist'.AJ20]" office:value-type="float" office:value="0" calcext:value-type="float">
            <text:p>0.00</text:p>
          </table:table-cell>
          <table:table-cell table:formula="of:=[$'Parcel Dist'.AK20]" office:value-type="float" office:value="35.5705" calcext:value-type="float">
            <text:p>35.57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Parcel Dist'.G21]" office:value-type="float" office:value="0" calcext:value-type="float">
            <text:p>0.00</text:p>
          </table:table-cell>
          <table:table-cell table:formula="of:=[$'Parcel Dist'.H21]" office:value-type="float" office:value="0" calcext:value-type="float">
            <text:p>0.00</text:p>
          </table:table-cell>
          <table:table-cell table:formula="of:=[$'Parcel Dist'.I21]" office:value-type="float" office:value="0" calcext:value-type="float">
            <text:p>0.00</text:p>
          </table:table-cell>
          <table:table-cell table:formula="of:=[$'Parcel Dist'.J21]" office:value-type="float" office:value="0" calcext:value-type="float">
            <text:p>0.00</text:p>
          </table:table-cell>
          <table:table-cell table:formula="of:=[$'Parcel Dist'.P21]" office:value-type="float" office:value="0" calcext:value-type="float">
            <text:p>0.00</text:p>
          </table:table-cell>
          <table:table-cell table:formula="of:=[$'Parcel Dist'.Q21]" office:value-type="float" office:value="50.4975" calcext:value-type="float">
            <text:p>50.50</text:p>
          </table:table-cell>
          <table:table-cell table:formula="of:=[$'Parcel Dist'.R21]" office:value-type="float" office:value="0" calcext:value-type="float">
            <text:p>0.00</text:p>
          </table:table-cell>
          <table:table-cell table:formula="of:=[$'Parcel Dist'.S21]" office:value-type="float" office:value="49.5025" calcext:value-type="float">
            <text:p>49.50</text:p>
          </table:table-cell>
          <table:table-cell table:formula="of:=[$'Parcel Dist'.Y21]" office:value-type="float" office:value="0" calcext:value-type="float">
            <text:p>0.00</text:p>
          </table:table-cell>
          <table:table-cell table:formula="of:=[$'Parcel Dist'.Z21]" office:value-type="float" office:value="50" calcext:value-type="float">
            <text:p>50.00</text:p>
          </table:table-cell>
          <table:table-cell table:formula="of:=[$'Parcel Dist'.AA21]" office:value-type="float" office:value="0" calcext:value-type="float">
            <text:p>0.00</text:p>
          </table:table-cell>
          <table:table-cell table:formula="of:=[$'Parcel Dist'.AB21]" office:value-type="float" office:value="50" calcext:value-type="float">
            <text:p>50.00</text:p>
          </table:table-cell>
          <table:table-cell table:formula="of:=[$'Parcel Dist'.AH21]" office:value-type="float" office:value="0" calcext:value-type="float">
            <text:p>0.00</text:p>
          </table:table-cell>
          <table:table-cell table:formula="of:=[$'Parcel Dist'.AI21]" office:value-type="float" office:value="53.7773" calcext:value-type="float">
            <text:p>53.78</text:p>
          </table:table-cell>
          <table:table-cell table:formula="of:=[$'Parcel Dist'.AJ21]" office:value-type="float" office:value="0" calcext:value-type="float">
            <text:p>0.00</text:p>
          </table:table-cell>
          <table:table-cell table:formula="of:=[$'Parcel Dist'.AK21]" office:value-type="float" office:value="46.2227" calcext:value-type="float">
            <text:p>46.22</text:p>
          </table:table-cell>
        </table:table-row>
        <table:table-row table:style-name="ro2">
          <table:table-cell table:style-name="ce114" office:value-type="string" calcext:value-type="string">
            <text:p>grubhub-11-9.tsp</text:p>
          </table:table-cell>
          <table:table-cell table:formula="of:=[$'Parcel Dist'.G22]" office:value-type="float" office:value="0" calcext:value-type="float">
            <text:p>0.00</text:p>
          </table:table-cell>
          <table:table-cell table:formula="of:=[$'Parcel Dist'.H22]" office:value-type="float" office:value="51.8483" calcext:value-type="float">
            <text:p>51.85</text:p>
          </table:table-cell>
          <table:table-cell table:formula="of:=[$'Parcel Dist'.I22]" office:value-type="float" office:value="0" calcext:value-type="float">
            <text:p>0.00</text:p>
          </table:table-cell>
          <table:table-cell table:formula="of:=[$'Parcel Dist'.J22]" office:value-type="float" office:value="48.1517" calcext:value-type="float">
            <text:p>48.15</text:p>
          </table:table-cell>
          <table:table-cell table:formula="of:=[$'Parcel Dist'.P22]" office:value-type="float" office:value="0" calcext:value-type="float">
            <text:p>0.00</text:p>
          </table:table-cell>
          <table:table-cell table:formula="of:=[$'Parcel Dist'.Q22]" office:value-type="float" office:value="51.8483" calcext:value-type="float">
            <text:p>51.85</text:p>
          </table:table-cell>
          <table:table-cell table:formula="of:=[$'Parcel Dist'.R22]" office:value-type="float" office:value="0" calcext:value-type="float">
            <text:p>0.00</text:p>
          </table:table-cell>
          <table:table-cell table:formula="of:=[$'Parcel Dist'.S22]" office:value-type="float" office:value="48.1517" calcext:value-type="float">
            <text:p>48.15</text:p>
          </table:table-cell>
          <table:table-cell table:formula="of:=[$'Parcel Dist'.Y22]" office:value-type="float" office:value="0" calcext:value-type="float">
            <text:p>0.00</text:p>
          </table:table-cell>
          <table:table-cell table:formula="of:=[$'Parcel Dist'.Z22]" office:value-type="float" office:value="59.0674" calcext:value-type="float">
            <text:p>59.07</text:p>
          </table:table-cell>
          <table:table-cell table:formula="of:=[$'Parcel Dist'.AA22]" office:value-type="float" office:value="0" calcext:value-type="float">
            <text:p>0.00</text:p>
          </table:table-cell>
          <table:table-cell table:formula="of:=[$'Parcel Dist'.AB22]" office:value-type="float" office:value="40.9326" calcext:value-type="float">
            <text:p>40.93</text:p>
          </table:table-cell>
          <table:table-cell table:formula="of:=[$'Parcel Dist'.AH22]" office:value-type="float" office:value="0" calcext:value-type="float">
            <text:p>0.00</text:p>
          </table:table-cell>
          <table:table-cell table:formula="of:=[$'Parcel Dist'.AI22]" office:value-type="float" office:value="80.6135" calcext:value-type="float">
            <text:p>80.61</text:p>
          </table:table-cell>
          <table:table-cell table:formula="of:=[$'Parcel Dist'.AJ22]" office:value-type="float" office:value="0" calcext:value-type="float">
            <text:p>0.00</text:p>
          </table:table-cell>
          <table:table-cell table:formula="of:=[$'Parcel Dist'.AK22]" office:value-type="float" office:value="19.3865" calcext:value-type="float">
            <text:p>19.39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Parcel Dist'.G23]" office:value-type="float" office:value="0" calcext:value-type="float">
            <text:p>0.00</text:p>
          </table:table-cell>
          <table:table-cell table:formula="of:=[$'Parcel Dist'.H23]" office:value-type="float" office:value="0" calcext:value-type="float">
            <text:p>0.00</text:p>
          </table:table-cell>
          <table:table-cell table:formula="of:=[$'Parcel Dist'.I23]" office:value-type="float" office:value="0" calcext:value-type="float">
            <text:p>0.00</text:p>
          </table:table-cell>
          <table:table-cell table:formula="of:=[$'Parcel Dist'.J23]" office:value-type="float" office:value="0" calcext:value-type="float">
            <text:p>0.00</text:p>
          </table:table-cell>
          <table:table-cell table:formula="of:=[$'Parcel Dist'.P23]" office:value-type="float" office:value="0" calcext:value-type="float">
            <text:p>0.00</text:p>
          </table:table-cell>
          <table:table-cell table:formula="of:=[$'Parcel Dist'.Q23]" office:value-type="float" office:value="0" calcext:value-type="float">
            <text:p>0.00</text:p>
          </table:table-cell>
          <table:table-cell table:formula="of:=[$'Parcel Dist'.R23]" office:value-type="float" office:value="0" calcext:value-type="float">
            <text:p>0.00</text:p>
          </table:table-cell>
          <table:table-cell table:formula="of:=[$'Parcel Dist'.S23]" office:value-type="float" office:value="0" calcext:value-type="float">
            <text:p>0.00</text:p>
          </table:table-cell>
          <table:table-cell table:formula="of:=[$'Parcel Dist'.Y23]" office:value-type="float" office:value="0" calcext:value-type="float">
            <text:p>0.00</text:p>
          </table:table-cell>
          <table:table-cell table:formula="of:=[$'Parcel Dist'.Z23]" office:value-type="float" office:value="45.8175" calcext:value-type="float">
            <text:p>45.82</text:p>
          </table:table-cell>
          <table:table-cell table:formula="of:=[$'Parcel Dist'.AA23]" office:value-type="float" office:value="0" calcext:value-type="float">
            <text:p>0.00</text:p>
          </table:table-cell>
          <table:table-cell table:formula="of:=[$'Parcel Dist'.AB23]" office:value-type="float" office:value="54.1825" calcext:value-type="float">
            <text:p>54.18</text:p>
          </table:table-cell>
          <table:table-cell table:formula="of:=[$'Parcel Dist'.AH23]" office:value-type="float" office:value="0" calcext:value-type="float">
            <text:p>0.00</text:p>
          </table:table-cell>
          <table:table-cell table:formula="of:=[$'Parcel Dist'.AI23]" office:value-type="float" office:value="48.5397" calcext:value-type="float">
            <text:p>48.54</text:p>
          </table:table-cell>
          <table:table-cell table:formula="of:=[$'Parcel Dist'.AJ23]" office:value-type="float" office:value="0" calcext:value-type="float">
            <text:p>0.00</text:p>
          </table:table-cell>
          <table:table-cell table:formula="of:=[$'Parcel Dist'.AK23]" office:value-type="float" office:value="51.4603" calcext:value-type="float">
            <text:p>51.4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Parcel Dist'.G24]" office:value-type="float" office:value="0" calcext:value-type="float">
            <text:p>0.00</text:p>
          </table:table-cell>
          <table:table-cell table:formula="of:=[$'Parcel Dist'.H24]" office:value-type="float" office:value="0" calcext:value-type="float">
            <text:p>0.00</text:p>
          </table:table-cell>
          <table:table-cell table:formula="of:=[$'Parcel Dist'.I24]" office:value-type="float" office:value="0" calcext:value-type="float">
            <text:p>0.00</text:p>
          </table:table-cell>
          <table:table-cell table:formula="of:=[$'Parcel Dist'.J24]" office:value-type="float" office:value="0" calcext:value-type="float">
            <text:p>0.00</text:p>
          </table:table-cell>
          <table:table-cell table:formula="of:=[$'Parcel Dist'.P24]" office:value-type="float" office:value="0" calcext:value-type="float">
            <text:p>0.00</text:p>
          </table:table-cell>
          <table:table-cell table:formula="of:=[$'Parcel Dist'.Q24]" office:value-type="float" office:value="68.9457" calcext:value-type="float">
            <text:p>68.95</text:p>
          </table:table-cell>
          <table:table-cell table:formula="of:=[$'Parcel Dist'.R24]" office:value-type="float" office:value="0" calcext:value-type="float">
            <text:p>0.00</text:p>
          </table:table-cell>
          <table:table-cell table:formula="of:=[$'Parcel Dist'.S24]" office:value-type="float" office:value="31.0543" calcext:value-type="float">
            <text:p>31.05</text:p>
          </table:table-cell>
          <table:table-cell table:formula="of:=[$'Parcel Dist'.Y24]" office:value-type="float" office:value="0" calcext:value-type="float">
            <text:p>0.00</text:p>
          </table:table-cell>
          <table:table-cell table:formula="of:=[$'Parcel Dist'.Z24]" office:value-type="float" office:value="73.2983" calcext:value-type="float">
            <text:p>73.30</text:p>
          </table:table-cell>
          <table:table-cell table:formula="of:=[$'Parcel Dist'.AA24]" office:value-type="float" office:value="0" calcext:value-type="float">
            <text:p>0.00</text:p>
          </table:table-cell>
          <table:table-cell table:formula="of:=[$'Parcel Dist'.AB24]" office:value-type="float" office:value="26.7017" calcext:value-type="float">
            <text:p>26.70</text:p>
          </table:table-cell>
          <table:table-cell table:formula="of:=[$'Parcel Dist'.AH24]" office:value-type="float" office:value="0" calcext:value-type="float">
            <text:p>0.00</text:p>
          </table:table-cell>
          <table:table-cell table:formula="of:=[$'Parcel Dist'.AI24]" office:value-type="float" office:value="66.4334" calcext:value-type="float">
            <text:p>66.43</text:p>
          </table:table-cell>
          <table:table-cell table:formula="of:=[$'Parcel Dist'.AJ24]" office:value-type="float" office:value="0" calcext:value-type="float">
            <text:p>0.00</text:p>
          </table:table-cell>
          <table:table-cell table:formula="of:=[$'Parcel Dist'.AK24]" office:value-type="float" office:value="33.5666" calcext:value-type="float">
            <text:p>33.57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Parcel Dist'.G25]" office:value-type="float" office:value="0" calcext:value-type="float">
            <text:p>0.00</text:p>
          </table:table-cell>
          <table:table-cell table:formula="of:=[$'Parcel Dist'.H25]" office:value-type="float" office:value="0" calcext:value-type="float">
            <text:p>0.00</text:p>
          </table:table-cell>
          <table:table-cell table:formula="of:=[$'Parcel Dist'.I25]" office:value-type="float" office:value="0" calcext:value-type="float">
            <text:p>0.00</text:p>
          </table:table-cell>
          <table:table-cell table:formula="of:=[$'Parcel Dist'.J25]" office:value-type="float" office:value="0" calcext:value-type="float">
            <text:p>0.00</text:p>
          </table:table-cell>
          <table:table-cell table:formula="of:=[$'Parcel Dist'.P25]" office:value-type="float" office:value="0" calcext:value-type="float">
            <text:p>0.00</text:p>
          </table:table-cell>
          <table:table-cell table:formula="of:=[$'Parcel Dist'.Q25]" office:value-type="float" office:value="75.6492" calcext:value-type="float">
            <text:p>75.65</text:p>
          </table:table-cell>
          <table:table-cell table:formula="of:=[$'Parcel Dist'.R25]" office:value-type="float" office:value="0" calcext:value-type="float">
            <text:p>0.00</text:p>
          </table:table-cell>
          <table:table-cell table:formula="of:=[$'Parcel Dist'.S25]" office:value-type="float" office:value="24.3508" calcext:value-type="float">
            <text:p>24.35</text:p>
          </table:table-cell>
          <table:table-cell table:formula="of:=[$'Parcel Dist'.Y25]" office:value-type="float" office:value="0" calcext:value-type="float">
            <text:p>0.00</text:p>
          </table:table-cell>
          <table:table-cell table:formula="of:=[$'Parcel Dist'.Z25]" office:value-type="float" office:value="81.1101" calcext:value-type="float">
            <text:p>81.11</text:p>
          </table:table-cell>
          <table:table-cell table:formula="of:=[$'Parcel Dist'.AA25]" office:value-type="float" office:value="0" calcext:value-type="float">
            <text:p>0.00</text:p>
          </table:table-cell>
          <table:table-cell table:formula="of:=[$'Parcel Dist'.AB25]" office:value-type="float" office:value="18.8899" calcext:value-type="float">
            <text:p>18.89</text:p>
          </table:table-cell>
          <table:table-cell table:formula="of:=[$'Parcel Dist'.AH25]" office:value-type="float" office:value="0" calcext:value-type="float">
            <text:p>0.00</text:p>
          </table:table-cell>
          <table:table-cell table:formula="of:=[$'Parcel Dist'.AI25]" office:value-type="float" office:value="83" calcext:value-type="float">
            <text:p>83.00</text:p>
          </table:table-cell>
          <table:table-cell table:formula="of:=[$'Parcel Dist'.AJ25]" office:value-type="float" office:value="0" calcext:value-type="float">
            <text:p>0.00</text:p>
          </table:table-cell>
          <table:table-cell table:formula="of:=[$'Parcel Dist'.AK25]" office:value-type="float" office:value="17" calcext:value-type="float">
            <text:p>17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Parcel Dist'.G26]" office:value-type="float" office:value="0" calcext:value-type="float">
            <text:p>0.00</text:p>
          </table:table-cell>
          <table:table-cell table:formula="of:=[$'Parcel Dist'.H26]" office:value-type="float" office:value="0" calcext:value-type="float">
            <text:p>0.00</text:p>
          </table:table-cell>
          <table:table-cell table:formula="of:=[$'Parcel Dist'.I26]" office:value-type="float" office:value="0" calcext:value-type="float">
            <text:p>0.00</text:p>
          </table:table-cell>
          <table:table-cell table:formula="of:=[$'Parcel Dist'.J26]" office:value-type="float" office:value="0" calcext:value-type="float">
            <text:p>0.00</text:p>
          </table:table-cell>
          <table:table-cell table:formula="of:=[$'Parcel Dist'.P26]" office:value-type="float" office:value="0" calcext:value-type="float">
            <text:p>0.00</text:p>
          </table:table-cell>
          <table:table-cell table:formula="of:=[$'Parcel Dist'.Q26]" office:value-type="float" office:value="0" calcext:value-type="float">
            <text:p>0.00</text:p>
          </table:table-cell>
          <table:table-cell table:formula="of:=[$'Parcel Dist'.R26]" office:value-type="float" office:value="0" calcext:value-type="float">
            <text:p>0.00</text:p>
          </table:table-cell>
          <table:table-cell table:formula="of:=[$'Parcel Dist'.S26]" office:value-type="float" office:value="0" calcext:value-type="float">
            <text:p>0.00</text:p>
          </table:table-cell>
          <table:table-cell table:formula="of:=[$'Parcel Dist'.Y26]" office:value-type="float" office:value="0" calcext:value-type="float">
            <text:p>0.00</text:p>
          </table:table-cell>
          <table:table-cell table:formula="of:=[$'Parcel Dist'.Z26]" office:value-type="float" office:value="53.1434" calcext:value-type="float">
            <text:p>53.14</text:p>
          </table:table-cell>
          <table:table-cell table:formula="of:=[$'Parcel Dist'.AA26]" office:value-type="float" office:value="0" calcext:value-type="float">
            <text:p>0.00</text:p>
          </table:table-cell>
          <table:table-cell table:formula="of:=[$'Parcel Dist'.AB26]" office:value-type="float" office:value="46.8566" calcext:value-type="float">
            <text:p>46.86</text:p>
          </table:table-cell>
          <table:table-cell table:formula="of:=[$'Parcel Dist'.AH26]" office:value-type="float" office:value="0" calcext:value-type="float">
            <text:p>0.00</text:p>
          </table:table-cell>
          <table:table-cell table:formula="of:=[$'Parcel Dist'.AI26]" office:value-type="float" office:value="71.5764" calcext:value-type="float">
            <text:p>71.58</text:p>
          </table:table-cell>
          <table:table-cell table:formula="of:=[$'Parcel Dist'.AJ26]" office:value-type="float" office:value="0" calcext:value-type="float">
            <text:p>0.00</text:p>
          </table:table-cell>
          <table:table-cell table:formula="of:=[$'Parcel Dist'.AK26]" office:value-type="float" office:value="28.4236" calcext:value-type="float">
            <text:p>28.42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Parcel Dist'.G27]" office:value-type="float" office:value="0" calcext:value-type="float">
            <text:p>0.00</text:p>
          </table:table-cell>
          <table:table-cell table:formula="of:=[$'Parcel Dist'.H27]" office:value-type="float" office:value="0" calcext:value-type="float">
            <text:p>0.00</text:p>
          </table:table-cell>
          <table:table-cell table:formula="of:=[$'Parcel Dist'.I27]" office:value-type="float" office:value="0" calcext:value-type="float">
            <text:p>0.00</text:p>
          </table:table-cell>
          <table:table-cell table:formula="of:=[$'Parcel Dist'.J27]" office:value-type="float" office:value="0" calcext:value-type="float">
            <text:p>0.00</text:p>
          </table:table-cell>
          <table:table-cell table:formula="of:=[$'Parcel Dist'.P27]" office:value-type="float" office:value="0" calcext:value-type="float">
            <text:p>0.00</text:p>
          </table:table-cell>
          <table:table-cell table:formula="of:=[$'Parcel Dist'.Q27]" office:value-type="float" office:value="0" calcext:value-type="float">
            <text:p>0.00</text:p>
          </table:table-cell>
          <table:table-cell table:formula="of:=[$'Parcel Dist'.R27]" office:value-type="float" office:value="0" calcext:value-type="float">
            <text:p>0.00</text:p>
          </table:table-cell>
          <table:table-cell table:formula="of:=[$'Parcel Dist'.S27]" office:value-type="float" office:value="0" calcext:value-type="float">
            <text:p>0.00</text:p>
          </table:table-cell>
          <table:table-cell table:formula="of:=[$'Parcel Dist'.Y27]" office:value-type="float" office:value="0" calcext:value-type="float">
            <text:p>0.00</text:p>
          </table:table-cell>
          <table:table-cell table:formula="of:=[$'Parcel Dist'.Z27]" office:value-type="float" office:value="58.7947" calcext:value-type="float">
            <text:p>58.79</text:p>
          </table:table-cell>
          <table:table-cell table:formula="of:=[$'Parcel Dist'.AA27]" office:value-type="float" office:value="0" calcext:value-type="float">
            <text:p>0.00</text:p>
          </table:table-cell>
          <table:table-cell table:formula="of:=[$'Parcel Dist'.AB27]" office:value-type="float" office:value="41.2053" calcext:value-type="float">
            <text:p>41.21</text:p>
          </table:table-cell>
          <table:table-cell table:formula="of:=[$'Parcel Dist'.AH27]" office:value-type="float" office:value="0" calcext:value-type="float">
            <text:p>0.00</text:p>
          </table:table-cell>
          <table:table-cell table:formula="of:=[$'Parcel Dist'.AI27]" office:value-type="float" office:value="69.0935" calcext:value-type="float">
            <text:p>69.09</text:p>
          </table:table-cell>
          <table:table-cell table:formula="of:=[$'Parcel Dist'.AJ27]" office:value-type="float" office:value="0" calcext:value-type="float">
            <text:p>0.00</text:p>
          </table:table-cell>
          <table:table-cell table:formula="of:=[$'Parcel Dist'.AK27]" office:value-type="float" office:value="30.9065" calcext:value-type="float">
            <text:p>30.91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Parcel Dist'.G28]" office:value-type="float" office:value="0" calcext:value-type="float">
            <text:p>0.00</text:p>
          </table:table-cell>
          <table:table-cell table:formula="of:=[$'Parcel Dist'.H28]" office:value-type="float" office:value="0" calcext:value-type="float">
            <text:p>0.00</text:p>
          </table:table-cell>
          <table:table-cell table:formula="of:=[$'Parcel Dist'.I28]" office:value-type="float" office:value="0" calcext:value-type="float">
            <text:p>0.00</text:p>
          </table:table-cell>
          <table:table-cell table:formula="of:=[$'Parcel Dist'.J28]" office:value-type="float" office:value="0" calcext:value-type="float">
            <text:p>0.00</text:p>
          </table:table-cell>
          <table:table-cell table:formula="of:=[$'Parcel Dist'.P28]" office:value-type="float" office:value="0" calcext:value-type="float">
            <text:p>0.00</text:p>
          </table:table-cell>
          <table:table-cell table:formula="of:=[$'Parcel Dist'.Q28]" office:value-type="float" office:value="0" calcext:value-type="float">
            <text:p>0.00</text:p>
          </table:table-cell>
          <table:table-cell table:formula="of:=[$'Parcel Dist'.R28]" office:value-type="float" office:value="0" calcext:value-type="float">
            <text:p>0.00</text:p>
          </table:table-cell>
          <table:table-cell table:formula="of:=[$'Parcel Dist'.S28]" office:value-type="float" office:value="0" calcext:value-type="float">
            <text:p>0.00</text:p>
          </table:table-cell>
          <table:table-cell table:formula="of:=[$'Parcel Dist'.Y28]" office:value-type="float" office:value="0" calcext:value-type="float">
            <text:p>0.00</text:p>
          </table:table-cell>
          <table:table-cell table:formula="of:=[$'Parcel Dist'.Z28]" office:value-type="float" office:value="0" calcext:value-type="float">
            <text:p>0.00</text:p>
          </table:table-cell>
          <table:table-cell table:formula="of:=[$'Parcel Dist'.AA28]" office:value-type="float" office:value="0" calcext:value-type="float">
            <text:p>0.00</text:p>
          </table:table-cell>
          <table:table-cell table:formula="of:=[$'Parcel Dist'.AB28]" office:value-type="float" office:value="0" calcext:value-type="float">
            <text:p>0.00</text:p>
          </table:table-cell>
          <table:table-cell table:formula="of:=[$'Parcel Dist'.AH28]" office:value-type="float" office:value="0" calcext:value-type="float">
            <text:p>0.00</text:p>
          </table:table-cell>
          <table:table-cell table:formula="of:=[$'Parcel Dist'.AI28]" office:value-type="float" office:value="55.1601" calcext:value-type="float">
            <text:p>55.16</text:p>
          </table:table-cell>
          <table:table-cell table:formula="of:=[$'Parcel Dist'.AJ28]" office:value-type="float" office:value="0" calcext:value-type="float">
            <text:p>0.00</text:p>
          </table:table-cell>
          <table:table-cell table:formula="of:=[$'Parcel Dist'.AK28]" office:value-type="float" office:value="44.8399" calcext:value-type="float">
            <text:p>44.84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Parcel Dist'.G29]" office:value-type="float" office:value="0" calcext:value-type="float">
            <text:p>0.00</text:p>
          </table:table-cell>
          <table:table-cell table:formula="of:=[$'Parcel Dist'.H29]" office:value-type="float" office:value="0" calcext:value-type="float">
            <text:p>0.00</text:p>
          </table:table-cell>
          <table:table-cell table:formula="of:=[$'Parcel Dist'.I29]" office:value-type="float" office:value="0" calcext:value-type="float">
            <text:p>0.00</text:p>
          </table:table-cell>
          <table:table-cell table:formula="of:=[$'Parcel Dist'.J29]" office:value-type="float" office:value="0" calcext:value-type="float">
            <text:p>0.00</text:p>
          </table:table-cell>
          <table:table-cell table:formula="of:=[$'Parcel Dist'.P29]" office:value-type="float" office:value="0" calcext:value-type="float">
            <text:p>0.00</text:p>
          </table:table-cell>
          <table:table-cell table:formula="of:=[$'Parcel Dist'.Q29]" office:value-type="float" office:value="40.5823" calcext:value-type="float">
            <text:p>40.58</text:p>
          </table:table-cell>
          <table:table-cell table:formula="of:=[$'Parcel Dist'.R29]" office:value-type="float" office:value="0" calcext:value-type="float">
            <text:p>0.00</text:p>
          </table:table-cell>
          <table:table-cell table:formula="of:=[$'Parcel Dist'.S29]" office:value-type="float" office:value="59.4177" calcext:value-type="float">
            <text:p>59.42</text:p>
          </table:table-cell>
          <table:table-cell table:formula="of:=[$'Parcel Dist'.Y29]" office:value-type="float" office:value="0" calcext:value-type="float">
            <text:p>0.00</text:p>
          </table:table-cell>
          <table:table-cell table:formula="of:=[$'Parcel Dist'.Z29]" office:value-type="float" office:value="40.5823" calcext:value-type="float">
            <text:p>40.58</text:p>
          </table:table-cell>
          <table:table-cell table:formula="of:=[$'Parcel Dist'.AA29]" office:value-type="float" office:value="0" calcext:value-type="float">
            <text:p>0.00</text:p>
          </table:table-cell>
          <table:table-cell table:formula="of:=[$'Parcel Dist'.AB29]" office:value-type="float" office:value="59.4177" calcext:value-type="float">
            <text:p>59.42</text:p>
          </table:table-cell>
          <table:table-cell table:formula="of:=[$'Parcel Dist'.AH29]" office:value-type="float" office:value="0" calcext:value-type="float">
            <text:p>0.00</text:p>
          </table:table-cell>
          <table:table-cell table:formula="of:=[$'Parcel Dist'.AI29]" office:value-type="float" office:value="62.1556" calcext:value-type="float">
            <text:p>62.16</text:p>
          </table:table-cell>
          <table:table-cell table:formula="of:=[$'Parcel Dist'.AJ29]" office:value-type="float" office:value="0" calcext:value-type="float">
            <text:p>0.00</text:p>
          </table:table-cell>
          <table:table-cell table:formula="of:=[$'Parcel Dist'.AK29]" office:value-type="float" office:value="37.8444" calcext:value-type="float">
            <text:p>37.84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Parcel Dist'.G30]" office:value-type="float" office:value="0" calcext:value-type="float">
            <text:p>0.00</text:p>
          </table:table-cell>
          <table:table-cell table:formula="of:=[$'Parcel Dist'.H30]" office:value-type="float" office:value="0" calcext:value-type="float">
            <text:p>0.00</text:p>
          </table:table-cell>
          <table:table-cell table:formula="of:=[$'Parcel Dist'.I30]" office:value-type="float" office:value="0" calcext:value-type="float">
            <text:p>0.00</text:p>
          </table:table-cell>
          <table:table-cell table:formula="of:=[$'Parcel Dist'.J30]" office:value-type="float" office:value="0" calcext:value-type="float">
            <text:p>0.00</text:p>
          </table:table-cell>
          <table:table-cell table:formula="of:=[$'Parcel Dist'.P30]" office:value-type="float" office:value="0" calcext:value-type="float">
            <text:p>0.00</text:p>
          </table:table-cell>
          <table:table-cell table:formula="of:=[$'Parcel Dist'.Q30]" office:value-type="float" office:value="68.5315" calcext:value-type="float">
            <text:p>68.53</text:p>
          </table:table-cell>
          <table:table-cell table:formula="of:=[$'Parcel Dist'.R30]" office:value-type="float" office:value="0" calcext:value-type="float">
            <text:p>0.00</text:p>
          </table:table-cell>
          <table:table-cell table:formula="of:=[$'Parcel Dist'.S30]" office:value-type="float" office:value="31.4685" calcext:value-type="float">
            <text:p>31.47</text:p>
          </table:table-cell>
          <table:table-cell table:formula="of:=[$'Parcel Dist'.Y30]" office:value-type="float" office:value="0" calcext:value-type="float">
            <text:p>0.00</text:p>
          </table:table-cell>
          <table:table-cell table:formula="of:=[$'Parcel Dist'.Z30]" office:value-type="float" office:value="65.067" calcext:value-type="float">
            <text:p>65.07</text:p>
          </table:table-cell>
          <table:table-cell table:formula="of:=[$'Parcel Dist'.AA30]" office:value-type="float" office:value="0" calcext:value-type="float">
            <text:p>0.00</text:p>
          </table:table-cell>
          <table:table-cell table:formula="of:=[$'Parcel Dist'.AB30]" office:value-type="float" office:value="34.933" calcext:value-type="float">
            <text:p>34.93</text:p>
          </table:table-cell>
          <table:table-cell table:formula="of:=[$'Parcel Dist'.AH30]" office:value-type="float" office:value="0" calcext:value-type="float">
            <text:p>0.00</text:p>
          </table:table-cell>
          <table:table-cell table:formula="of:=[$'Parcel Dist'.AI30]" office:value-type="float" office:value="70.0157" calcext:value-type="float">
            <text:p>70.02</text:p>
          </table:table-cell>
          <table:table-cell table:formula="of:=[$'Parcel Dist'.AJ30]" office:value-type="float" office:value="0" calcext:value-type="float">
            <text:p>0.00</text:p>
          </table:table-cell>
          <table:table-cell table:formula="of:=[$'Parcel Dist'.AK30]" office:value-type="float" office:value="29.9843" calcext:value-type="float">
            <text:p>29.98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Parcel Dist'.G31]" office:value-type="float" office:value="0" calcext:value-type="float">
            <text:p>0.00</text:p>
          </table:table-cell>
          <table:table-cell table:formula="of:=[$'Parcel Dist'.H31]" office:value-type="float" office:value="0" calcext:value-type="float">
            <text:p>0.00</text:p>
          </table:table-cell>
          <table:table-cell table:formula="of:=[$'Parcel Dist'.I31]" office:value-type="float" office:value="0" calcext:value-type="float">
            <text:p>0.00</text:p>
          </table:table-cell>
          <table:table-cell table:formula="of:=[$'Parcel Dist'.J31]" office:value-type="float" office:value="0" calcext:value-type="float">
            <text:p>0.00</text:p>
          </table:table-cell>
          <table:table-cell table:formula="of:=[$'Parcel Dist'.P31]" office:value-type="float" office:value="0" calcext:value-type="float">
            <text:p>0.00</text:p>
          </table:table-cell>
          <table:table-cell table:formula="of:=[$'Parcel Dist'.Q31]" office:value-type="float" office:value="75.6921" calcext:value-type="float">
            <text:p>75.69</text:p>
          </table:table-cell>
          <table:table-cell table:formula="of:=[$'Parcel Dist'.R31]" office:value-type="float" office:value="0" calcext:value-type="float">
            <text:p>0.00</text:p>
          </table:table-cell>
          <table:table-cell table:formula="of:=[$'Parcel Dist'.S31]" office:value-type="float" office:value="24.3079" calcext:value-type="float">
            <text:p>24.31</text:p>
          </table:table-cell>
          <table:table-cell table:formula="of:=[$'Parcel Dist'.Y31]" office:value-type="float" office:value="0" calcext:value-type="float">
            <text:p>0.00</text:p>
          </table:table-cell>
          <table:table-cell table:formula="of:=[$'Parcel Dist'.Z31]" office:value-type="float" office:value="83.3506" calcext:value-type="float">
            <text:p>83.35</text:p>
          </table:table-cell>
          <table:table-cell table:formula="of:=[$'Parcel Dist'.AA31]" office:value-type="float" office:value="0" calcext:value-type="float">
            <text:p>0.00</text:p>
          </table:table-cell>
          <table:table-cell table:formula="of:=[$'Parcel Dist'.AB31]" office:value-type="float" office:value="16.6494" calcext:value-type="float">
            <text:p>16.65</text:p>
          </table:table-cell>
          <table:table-cell table:formula="of:=[$'Parcel Dist'.AH31]" office:value-type="float" office:value="0" calcext:value-type="float">
            <text:p>0.00</text:p>
          </table:table-cell>
          <table:table-cell table:formula="of:=[$'Parcel Dist'.AI31]" office:value-type="float" office:value="83.9975" calcext:value-type="float">
            <text:p>84.00</text:p>
          </table:table-cell>
          <table:table-cell table:formula="of:=[$'Parcel Dist'.AJ31]" office:value-type="float" office:value="0" calcext:value-type="float">
            <text:p>0.00</text:p>
          </table:table-cell>
          <table:table-cell table:formula="of:=[$'Parcel Dist'.AK31]" office:value-type="float" office:value="16.0025" calcext:value-type="float">
            <text:p>16.00</text:p>
          </table:table-cell>
        </table:table-row>
        <table:table-row table:style-name="ro2">
          <table:table-cell table:style-name="ce114" office:value-type="string" calcext:value-type="string">
            <text:p>grubhub-12-9.tsp</text:p>
          </table:table-cell>
          <table:table-cell table:formula="of:=[$'Parcel Dist'.G32]" office:value-type="float" office:value="0" calcext:value-type="float">
            <text:p>0.00</text:p>
          </table:table-cell>
          <table:table-cell table:formula="of:=[$'Parcel Dist'.H32]" office:value-type="float" office:value="0" calcext:value-type="float">
            <text:p>0.00</text:p>
          </table:table-cell>
          <table:table-cell table:formula="of:=[$'Parcel Dist'.I32]" office:value-type="float" office:value="0" calcext:value-type="float">
            <text:p>0.00</text:p>
          </table:table-cell>
          <table:table-cell table:formula="of:=[$'Parcel Dist'.J32]" office:value-type="float" office:value="0" calcext:value-type="float">
            <text:p>0.00</text:p>
          </table:table-cell>
          <table:table-cell table:formula="of:=[$'Parcel Dist'.P32]" office:value-type="float" office:value="0" calcext:value-type="float">
            <text:p>0.00</text:p>
          </table:table-cell>
          <table:table-cell table:formula="of:=[$'Parcel Dist'.Q32]" office:value-type="float" office:value="47.4164" calcext:value-type="float">
            <text:p>47.42</text:p>
          </table:table-cell>
          <table:table-cell table:formula="of:=[$'Parcel Dist'.R32]" office:value-type="float" office:value="0" calcext:value-type="float">
            <text:p>0.00</text:p>
          </table:table-cell>
          <table:table-cell table:formula="of:=[$'Parcel Dist'.S32]" office:value-type="float" office:value="52.5836" calcext:value-type="float">
            <text:p>52.58</text:p>
          </table:table-cell>
          <table:table-cell table:formula="of:=[$'Parcel Dist'.Y32]" office:value-type="float" office:value="0" calcext:value-type="float">
            <text:p>0.00</text:p>
          </table:table-cell>
          <table:table-cell table:formula="of:=[$'Parcel Dist'.Z32]" office:value-type="float" office:value="61.2745" calcext:value-type="float">
            <text:p>61.27</text:p>
          </table:table-cell>
          <table:table-cell table:formula="of:=[$'Parcel Dist'.AA32]" office:value-type="float" office:value="0" calcext:value-type="float">
            <text:p>0.00</text:p>
          </table:table-cell>
          <table:table-cell table:formula="of:=[$'Parcel Dist'.AB32]" office:value-type="float" office:value="38.7255" calcext:value-type="float">
            <text:p>38.73</text:p>
          </table:table-cell>
          <table:table-cell table:formula="of:=[$'Parcel Dist'.AH32]" office:value-type="float" office:value="0" calcext:value-type="float">
            <text:p>0.00</text:p>
          </table:table-cell>
          <table:table-cell table:formula="of:=[$'Parcel Dist'.AI32]" office:value-type="float" office:value="86.9041" calcext:value-type="float">
            <text:p>86.90</text:p>
          </table:table-cell>
          <table:table-cell table:formula="of:=[$'Parcel Dist'.AJ32]" office:value-type="float" office:value="0" calcext:value-type="float">
            <text:p>0.00</text:p>
          </table:table-cell>
          <table:table-cell table:formula="of:=[$'Parcel Dist'.AK32]" office:value-type="float" office:value="13.0959" calcext:value-type="float">
            <text:p>13.1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Parcel Dist'.G33]" office:value-type="float" office:value="0" calcext:value-type="float">
            <text:p>0.00</text:p>
          </table:table-cell>
          <table:table-cell table:formula="of:=[$'Parcel Dist'.H33]" office:value-type="float" office:value="0" calcext:value-type="float">
            <text:p>0.00</text:p>
          </table:table-cell>
          <table:table-cell table:formula="of:=[$'Parcel Dist'.I33]" office:value-type="float" office:value="0" calcext:value-type="float">
            <text:p>0.00</text:p>
          </table:table-cell>
          <table:table-cell table:formula="of:=[$'Parcel Dist'.J33]" office:value-type="float" office:value="0" calcext:value-type="float">
            <text:p>0.00</text:p>
          </table:table-cell>
          <table:table-cell table:formula="of:=[$'Parcel Dist'.P33]" office:value-type="float" office:value="0" calcext:value-type="float">
            <text:p>0.00</text:p>
          </table:table-cell>
          <table:table-cell table:formula="of:=[$'Parcel Dist'.Q33]" office:value-type="float" office:value="56.7164" calcext:value-type="float">
            <text:p>56.72</text:p>
          </table:table-cell>
          <table:table-cell table:formula="of:=[$'Parcel Dist'.R33]" office:value-type="float" office:value="0" calcext:value-type="float">
            <text:p>0.00</text:p>
          </table:table-cell>
          <table:table-cell table:formula="of:=[$'Parcel Dist'.S33]" office:value-type="float" office:value="43.2836" calcext:value-type="float">
            <text:p>43.28</text:p>
          </table:table-cell>
          <table:table-cell table:formula="of:=[$'Parcel Dist'.Y33]" office:value-type="float" office:value="0" calcext:value-type="float">
            <text:p>0.00</text:p>
          </table:table-cell>
          <table:table-cell table:formula="of:=[$'Parcel Dist'.Z33]" office:value-type="float" office:value="44.199" calcext:value-type="float">
            <text:p>44.20</text:p>
          </table:table-cell>
          <table:table-cell table:formula="of:=[$'Parcel Dist'.AA33]" office:value-type="float" office:value="0" calcext:value-type="float">
            <text:p>0.00</text:p>
          </table:table-cell>
          <table:table-cell table:formula="of:=[$'Parcel Dist'.AB33]" office:value-type="float" office:value="55.801" calcext:value-type="float">
            <text:p>55.80</text:p>
          </table:table-cell>
          <table:table-cell table:formula="of:=[$'Parcel Dist'.AH33]" office:value-type="float" office:value="0" calcext:value-type="float">
            <text:p>0.00</text:p>
          </table:table-cell>
          <table:table-cell table:formula="of:=[$'Parcel Dist'.AI33]" office:value-type="float" office:value="50.6429" calcext:value-type="float">
            <text:p>50.64</text:p>
          </table:table-cell>
          <table:table-cell table:formula="of:=[$'Parcel Dist'.AJ33]" office:value-type="float" office:value="0" calcext:value-type="float">
            <text:p>0.00</text:p>
          </table:table-cell>
          <table:table-cell table:formula="of:=[$'Parcel Dist'.AK33]" office:value-type="float" office:value="49.3571" calcext:value-type="float">
            <text:p>49.36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Parcel Dist'.G34]" office:value-type="float" office:value="0" calcext:value-type="float">
            <text:p>0.00</text:p>
          </table:table-cell>
          <table:table-cell table:formula="of:=[$'Parcel Dist'.H34]" office:value-type="float" office:value="0" calcext:value-type="float">
            <text:p>0.00</text:p>
          </table:table-cell>
          <table:table-cell table:formula="of:=[$'Parcel Dist'.I34]" office:value-type="float" office:value="0" calcext:value-type="float">
            <text:p>0.00</text:p>
          </table:table-cell>
          <table:table-cell table:formula="of:=[$'Parcel Dist'.J34]" office:value-type="float" office:value="0" calcext:value-type="float">
            <text:p>0.00</text:p>
          </table:table-cell>
          <table:table-cell table:formula="of:=[$'Parcel Dist'.P34]" office:value-type="float" office:value="0" calcext:value-type="float">
            <text:p>0.00</text:p>
          </table:table-cell>
          <table:table-cell table:formula="of:=[$'Parcel Dist'.Q34]" office:value-type="float" office:value="0" calcext:value-type="float">
            <text:p>0.00</text:p>
          </table:table-cell>
          <table:table-cell table:formula="of:=[$'Parcel Dist'.R34]" office:value-type="float" office:value="0" calcext:value-type="float">
            <text:p>0.00</text:p>
          </table:table-cell>
          <table:table-cell table:formula="of:=[$'Parcel Dist'.S34]" office:value-type="float" office:value="0" calcext:value-type="float">
            <text:p>0.00</text:p>
          </table:table-cell>
          <table:table-cell table:formula="of:=[$'Parcel Dist'.Y34]" office:value-type="float" office:value="0" calcext:value-type="float">
            <text:p>0.00</text:p>
          </table:table-cell>
          <table:table-cell table:formula="of:=[$'Parcel Dist'.Z34]" office:value-type="float" office:value="87.6075" calcext:value-type="float">
            <text:p>87.61</text:p>
          </table:table-cell>
          <table:table-cell table:formula="of:=[$'Parcel Dist'.AA34]" office:value-type="float" office:value="0" calcext:value-type="float">
            <text:p>0.00</text:p>
          </table:table-cell>
          <table:table-cell table:formula="of:=[$'Parcel Dist'.AB34]" office:value-type="float" office:value="12.3925" calcext:value-type="float">
            <text:p>12.39</text:p>
          </table:table-cell>
          <table:table-cell table:formula="of:=[$'Parcel Dist'.AH34]" office:value-type="float" office:value="0" calcext:value-type="float">
            <text:p>0.00</text:p>
          </table:table-cell>
          <table:table-cell table:formula="of:=[$'Parcel Dist'.AI34]" office:value-type="float" office:value="78.5194" calcext:value-type="float">
            <text:p>78.52</text:p>
          </table:table-cell>
          <table:table-cell table:formula="of:=[$'Parcel Dist'.AJ34]" office:value-type="float" office:value="0" calcext:value-type="float">
            <text:p>0.00</text:p>
          </table:table-cell>
          <table:table-cell table:formula="of:=[$'Parcel Dist'.AK34]" office:value-type="float" office:value="21.4806" calcext:value-type="float">
            <text:p>21.48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Parcel Dist'.G35]" office:value-type="float" office:value="0" calcext:value-type="float">
            <text:p>0.00</text:p>
          </table:table-cell>
          <table:table-cell table:formula="of:=[$'Parcel Dist'.H35]" office:value-type="float" office:value="0" calcext:value-type="float">
            <text:p>0.00</text:p>
          </table:table-cell>
          <table:table-cell table:formula="of:=[$'Parcel Dist'.I35]" office:value-type="float" office:value="0" calcext:value-type="float">
            <text:p>0.00</text:p>
          </table:table-cell>
          <table:table-cell table:formula="of:=[$'Parcel Dist'.J35]" office:value-type="float" office:value="0" calcext:value-type="float">
            <text:p>0.00</text:p>
          </table:table-cell>
          <table:table-cell table:formula="of:=[$'Parcel Dist'.P35]" office:value-type="float" office:value="0" calcext:value-type="float">
            <text:p>0.00</text:p>
          </table:table-cell>
          <table:table-cell table:formula="of:=[$'Parcel Dist'.Q35]" office:value-type="float" office:value="73.2935" calcext:value-type="float">
            <text:p>73.29</text:p>
          </table:table-cell>
          <table:table-cell table:formula="of:=[$'Parcel Dist'.R35]" office:value-type="float" office:value="0" calcext:value-type="float">
            <text:p>0.00</text:p>
          </table:table-cell>
          <table:table-cell table:formula="of:=[$'Parcel Dist'.S35]" office:value-type="float" office:value="26.7065" calcext:value-type="float">
            <text:p>26.71</text:p>
          </table:table-cell>
          <table:table-cell table:formula="of:=[$'Parcel Dist'.Y35]" office:value-type="float" office:value="0" calcext:value-type="float">
            <text:p>0.00</text:p>
          </table:table-cell>
          <table:table-cell table:formula="of:=[$'Parcel Dist'.Z35]" office:value-type="float" office:value="75.0407" calcext:value-type="float">
            <text:p>75.04</text:p>
          </table:table-cell>
          <table:table-cell table:formula="of:=[$'Parcel Dist'.AA35]" office:value-type="float" office:value="0" calcext:value-type="float">
            <text:p>0.00</text:p>
          </table:table-cell>
          <table:table-cell table:formula="of:=[$'Parcel Dist'.AB35]" office:value-type="float" office:value="24.9593" calcext:value-type="float">
            <text:p>24.96</text:p>
          </table:table-cell>
          <table:table-cell table:formula="of:=[$'Parcel Dist'.AH35]" office:value-type="float" office:value="0" calcext:value-type="float">
            <text:p>0.00</text:p>
          </table:table-cell>
          <table:table-cell table:formula="of:=[$'Parcel Dist'.AI35]" office:value-type="float" office:value="78.9558" calcext:value-type="float">
            <text:p>78.96</text:p>
          </table:table-cell>
          <table:table-cell table:formula="of:=[$'Parcel Dist'.AJ35]" office:value-type="float" office:value="0" calcext:value-type="float">
            <text:p>0.00</text:p>
          </table:table-cell>
          <table:table-cell table:formula="of:=[$'Parcel Dist'.AK35]" office:value-type="float" office:value="21.0442" calcext:value-type="float">
            <text:p>21.0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Parcel Dist'.G36]" office:value-type="float" office:value="0" calcext:value-type="float">
            <text:p>0.00</text:p>
          </table:table-cell>
          <table:table-cell table:formula="of:=[$'Parcel Dist'.H36]" office:value-type="float" office:value="36.2135" calcext:value-type="float">
            <text:p>36.21</text:p>
          </table:table-cell>
          <table:table-cell table:formula="of:=[$'Parcel Dist'.I36]" office:value-type="float" office:value="0" calcext:value-type="float">
            <text:p>0.00</text:p>
          </table:table-cell>
          <table:table-cell table:formula="of:=[$'Parcel Dist'.J36]" office:value-type="float" office:value="63.7865" calcext:value-type="float">
            <text:p>63.79</text:p>
          </table:table-cell>
          <table:table-cell table:formula="of:=[$'Parcel Dist'.P36]" office:value-type="float" office:value="0" calcext:value-type="float">
            <text:p>0.00</text:p>
          </table:table-cell>
          <table:table-cell table:formula="of:=[$'Parcel Dist'.Q36]" office:value-type="float" office:value="52.2814" calcext:value-type="float">
            <text:p>52.28</text:p>
          </table:table-cell>
          <table:table-cell table:formula="of:=[$'Parcel Dist'.R36]" office:value-type="float" office:value="0" calcext:value-type="float">
            <text:p>0.00</text:p>
          </table:table-cell>
          <table:table-cell table:formula="of:=[$'Parcel Dist'.S36]" office:value-type="float" office:value="47.7186" calcext:value-type="float">
            <text:p>47.72</text:p>
          </table:table-cell>
          <table:table-cell table:formula="of:=[$'Parcel Dist'.Y36]" office:value-type="float" office:value="0" calcext:value-type="float">
            <text:p>0.00</text:p>
          </table:table-cell>
          <table:table-cell table:formula="of:=[$'Parcel Dist'.Z36]" office:value-type="float" office:value="45.882" calcext:value-type="float">
            <text:p>45.88</text:p>
          </table:table-cell>
          <table:table-cell table:formula="of:=[$'Parcel Dist'.AA36]" office:value-type="float" office:value="0" calcext:value-type="float">
            <text:p>0.00</text:p>
          </table:table-cell>
          <table:table-cell table:formula="of:=[$'Parcel Dist'.AB36]" office:value-type="float" office:value="54.118" calcext:value-type="float">
            <text:p>54.12</text:p>
          </table:table-cell>
          <table:table-cell table:formula="of:=[$'Parcel Dist'.AH36]" office:value-type="float" office:value="0" calcext:value-type="float">
            <text:p>0.00</text:p>
          </table:table-cell>
          <table:table-cell table:formula="of:=[$'Parcel Dist'.AI36]" office:value-type="float" office:value="46.2399" calcext:value-type="float">
            <text:p>46.24</text:p>
          </table:table-cell>
          <table:table-cell table:formula="of:=[$'Parcel Dist'.AJ36]" office:value-type="float" office:value="0" calcext:value-type="float">
            <text:p>0.00</text:p>
          </table:table-cell>
          <table:table-cell table:formula="of:=[$'Parcel Dist'.AK36]" office:value-type="float" office:value="53.7601" calcext:value-type="float">
            <text:p>53.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Parcel Dist'.G37]" office:value-type="float" office:value="0" calcext:value-type="float">
            <text:p>0.00</text:p>
          </table:table-cell>
          <table:table-cell table:formula="of:=[$'Parcel Dist'.H37]" office:value-type="float" office:value="42.6184" calcext:value-type="float">
            <text:p>42.62</text:p>
          </table:table-cell>
          <table:table-cell table:formula="of:=[$'Parcel Dist'.I37]" office:value-type="float" office:value="0" calcext:value-type="float">
            <text:p>0.00</text:p>
          </table:table-cell>
          <table:table-cell table:formula="of:=[$'Parcel Dist'.J37]" office:value-type="float" office:value="57.3816" calcext:value-type="float">
            <text:p>57.38</text:p>
          </table:table-cell>
          <table:table-cell table:formula="of:=[$'Parcel Dist'.P37]" office:value-type="float" office:value="0" calcext:value-type="float">
            <text:p>0.00</text:p>
          </table:table-cell>
          <table:table-cell table:formula="of:=[$'Parcel Dist'.Q37]" office:value-type="float" office:value="66.766" calcext:value-type="float">
            <text:p>66.77</text:p>
          </table:table-cell>
          <table:table-cell table:formula="of:=[$'Parcel Dist'.R37]" office:value-type="float" office:value="0" calcext:value-type="float">
            <text:p>0.00</text:p>
          </table:table-cell>
          <table:table-cell table:formula="of:=[$'Parcel Dist'.S37]" office:value-type="float" office:value="33.234" calcext:value-type="float">
            <text:p>33.23</text:p>
          </table:table-cell>
          <table:table-cell table:formula="of:=[$'Parcel Dist'.Y37]" office:value-type="float" office:value="0" calcext:value-type="float">
            <text:p>0.00</text:p>
          </table:table-cell>
          <table:table-cell table:formula="of:=[$'Parcel Dist'.Z37]" office:value-type="float" office:value="48.3933" calcext:value-type="float">
            <text:p>48.39</text:p>
          </table:table-cell>
          <table:table-cell table:formula="of:=[$'Parcel Dist'.AA37]" office:value-type="float" office:value="0" calcext:value-type="float">
            <text:p>0.00</text:p>
          </table:table-cell>
          <table:table-cell table:formula="of:=[$'Parcel Dist'.AB37]" office:value-type="float" office:value="51.6067" calcext:value-type="float">
            <text:p>51.61</text:p>
          </table:table-cell>
          <table:table-cell table:formula="of:=[$'Parcel Dist'.AH37]" office:value-type="float" office:value="0" calcext:value-type="float">
            <text:p>0.00</text:p>
          </table:table-cell>
          <table:table-cell table:formula="of:=[$'Parcel Dist'.AI37]" office:value-type="float" office:value="50.8164" calcext:value-type="float">
            <text:p>50.82</text:p>
          </table:table-cell>
          <table:table-cell table:formula="of:=[$'Parcel Dist'.AJ37]" office:value-type="float" office:value="0" calcext:value-type="float">
            <text:p>0.00</text:p>
          </table:table-cell>
          <table:table-cell table:formula="of:=[$'Parcel Dist'.AK37]" office:value-type="float" office:value="49.1836" calcext:value-type="float">
            <text:p>49.1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Parcel Dist'.G38]" office:value-type="float" office:value="0" calcext:value-type="float">
            <text:p>0.00</text:p>
          </table:table-cell>
          <table:table-cell table:formula="of:=[$'Parcel Dist'.H38]" office:value-type="float" office:value="56.6424" calcext:value-type="float">
            <text:p>56.64</text:p>
          </table:table-cell>
          <table:table-cell table:formula="of:=[$'Parcel Dist'.I38]" office:value-type="float" office:value="0" calcext:value-type="float">
            <text:p>0.00</text:p>
          </table:table-cell>
          <table:table-cell table:formula="of:=[$'Parcel Dist'.J38]" office:value-type="float" office:value="43.3576" calcext:value-type="float">
            <text:p>43.36</text:p>
          </table:table-cell>
          <table:table-cell table:formula="of:=[$'Parcel Dist'.P38]" office:value-type="float" office:value="0" calcext:value-type="float">
            <text:p>0.00</text:p>
          </table:table-cell>
          <table:table-cell table:formula="of:=[$'Parcel Dist'.Q38]" office:value-type="float" office:value="56.6424" calcext:value-type="float">
            <text:p>56.64</text:p>
          </table:table-cell>
          <table:table-cell table:formula="of:=[$'Parcel Dist'.R38]" office:value-type="float" office:value="0" calcext:value-type="float">
            <text:p>0.00</text:p>
          </table:table-cell>
          <table:table-cell table:formula="of:=[$'Parcel Dist'.S38]" office:value-type="float" office:value="43.3576" calcext:value-type="float">
            <text:p>43.36</text:p>
          </table:table-cell>
          <table:table-cell table:formula="of:=[$'Parcel Dist'.Y38]" office:value-type="float" office:value="0" calcext:value-type="float">
            <text:p>0.00</text:p>
          </table:table-cell>
          <table:table-cell table:formula="of:=[$'Parcel Dist'.Z38]" office:value-type="float" office:value="82.3228" calcext:value-type="float">
            <text:p>82.32</text:p>
          </table:table-cell>
          <table:table-cell table:formula="of:=[$'Parcel Dist'.AA38]" office:value-type="float" office:value="0" calcext:value-type="float">
            <text:p>0.00</text:p>
          </table:table-cell>
          <table:table-cell table:formula="of:=[$'Parcel Dist'.AB38]" office:value-type="float" office:value="17.6772" calcext:value-type="float">
            <text:p>17.68</text:p>
          </table:table-cell>
          <table:table-cell table:formula="of:=[$'Parcel Dist'.AH38]" office:value-type="float" office:value="0" calcext:value-type="float">
            <text:p>0.00</text:p>
          </table:table-cell>
          <table:table-cell table:formula="of:=[$'Parcel Dist'.AI38]" office:value-type="float" office:value="85.5856" calcext:value-type="float">
            <text:p>85.59</text:p>
          </table:table-cell>
          <table:table-cell table:formula="of:=[$'Parcel Dist'.AJ38]" office:value-type="float" office:value="0" calcext:value-type="float">
            <text:p>0.00</text:p>
          </table:table-cell>
          <table:table-cell table:formula="of:=[$'Parcel Dist'.AK38]" office:value-type="float" office:value="14.4144" calcext:value-type="float">
            <text:p>14.41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Parcel Dist'.G39]" office:value-type="float" office:value="0" calcext:value-type="float">
            <text:p>0.00</text:p>
          </table:table-cell>
          <table:table-cell table:formula="of:=[$'Parcel Dist'.H39]" office:value-type="float" office:value="49.433" calcext:value-type="float">
            <text:p>49.43</text:p>
          </table:table-cell>
          <table:table-cell table:formula="of:=[$'Parcel Dist'.I39]" office:value-type="float" office:value="0" calcext:value-type="float">
            <text:p>0.00</text:p>
          </table:table-cell>
          <table:table-cell table:formula="of:=[$'Parcel Dist'.J39]" office:value-type="float" office:value="50.567" calcext:value-type="float">
            <text:p>50.57</text:p>
          </table:table-cell>
          <table:table-cell table:formula="of:=[$'Parcel Dist'.P39]" office:value-type="float" office:value="0" calcext:value-type="float">
            <text:p>0.00</text:p>
          </table:table-cell>
          <table:table-cell table:formula="of:=[$'Parcel Dist'.Q39]" office:value-type="float" office:value="48.6765" calcext:value-type="float">
            <text:p>48.68</text:p>
          </table:table-cell>
          <table:table-cell table:formula="of:=[$'Parcel Dist'.R39]" office:value-type="float" office:value="0" calcext:value-type="float">
            <text:p>0.00</text:p>
          </table:table-cell>
          <table:table-cell table:formula="of:=[$'Parcel Dist'.S39]" office:value-type="float" office:value="51.3235" calcext:value-type="float">
            <text:p>51.32</text:p>
          </table:table-cell>
          <table:table-cell table:formula="of:=[$'Parcel Dist'.Y39]" office:value-type="float" office:value="0" calcext:value-type="float">
            <text:p>0.00</text:p>
          </table:table-cell>
          <table:table-cell table:formula="of:=[$'Parcel Dist'.Z39]" office:value-type="float" office:value="62.6918" calcext:value-type="float">
            <text:p>62.69</text:p>
          </table:table-cell>
          <table:table-cell table:formula="of:=[$'Parcel Dist'.AA39]" office:value-type="float" office:value="0" calcext:value-type="float">
            <text:p>0.00</text:p>
          </table:table-cell>
          <table:table-cell table:formula="of:=[$'Parcel Dist'.AB39]" office:value-type="float" office:value="37.3082" calcext:value-type="float">
            <text:p>37.31</text:p>
          </table:table-cell>
          <table:table-cell table:formula="of:=[$'Parcel Dist'.AH39]" office:value-type="float" office:value="0" calcext:value-type="float">
            <text:p>0.00</text:p>
          </table:table-cell>
          <table:table-cell table:formula="of:=[$'Parcel Dist'.AI39]" office:value-type="float" office:value="69.1431" calcext:value-type="float">
            <text:p>69.14</text:p>
          </table:table-cell>
          <table:table-cell table:formula="of:=[$'Parcel Dist'.AJ39]" office:value-type="float" office:value="0" calcext:value-type="float">
            <text:p>0.00</text:p>
          </table:table-cell>
          <table:table-cell table:formula="of:=[$'Parcel Dist'.AK39]" office:value-type="float" office:value="30.8569" calcext:value-type="float">
            <text:p>30.86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Parcel Dist'.G40]" office:value-type="float" office:value="0" calcext:value-type="float">
            <text:p>0.00</text:p>
          </table:table-cell>
          <table:table-cell table:formula="of:=[$'Parcel Dist'.H40]" office:value-type="float" office:value="0" calcext:value-type="float">
            <text:p>0.00</text:p>
          </table:table-cell>
          <table:table-cell table:formula="of:=[$'Parcel Dist'.I40]" office:value-type="float" office:value="0" calcext:value-type="float">
            <text:p>0.00</text:p>
          </table:table-cell>
          <table:table-cell table:formula="of:=[$'Parcel Dist'.J40]" office:value-type="float" office:value="0" calcext:value-type="float">
            <text:p>0.00</text:p>
          </table:table-cell>
          <table:table-cell table:formula="of:=[$'Parcel Dist'.P40]" office:value-type="float" office:value="0" calcext:value-type="float">
            <text:p>0.00</text:p>
          </table:table-cell>
          <table:table-cell table:formula="of:=[$'Parcel Dist'.Q40]" office:value-type="float" office:value="0" calcext:value-type="float">
            <text:p>0.00</text:p>
          </table:table-cell>
          <table:table-cell table:formula="of:=[$'Parcel Dist'.R40]" office:value-type="float" office:value="0" calcext:value-type="float">
            <text:p>0.00</text:p>
          </table:table-cell>
          <table:table-cell table:formula="of:=[$'Parcel Dist'.S40]" office:value-type="float" office:value="0" calcext:value-type="float">
            <text:p>0.00</text:p>
          </table:table-cell>
          <table:table-cell table:formula="of:=[$'Parcel Dist'.Y40]" office:value-type="float" office:value="0" calcext:value-type="float">
            <text:p>0.00</text:p>
          </table:table-cell>
          <table:table-cell table:formula="of:=[$'Parcel Dist'.Z40]" office:value-type="float" office:value="72.9575" calcext:value-type="float">
            <text:p>72.96</text:p>
          </table:table-cell>
          <table:table-cell table:formula="of:=[$'Parcel Dist'.AA40]" office:value-type="float" office:value="0" calcext:value-type="float">
            <text:p>0.00</text:p>
          </table:table-cell>
          <table:table-cell table:formula="of:=[$'Parcel Dist'.AB40]" office:value-type="float" office:value="27.0425" calcext:value-type="float">
            <text:p>27.04</text:p>
          </table:table-cell>
          <table:table-cell table:formula="of:=[$'Parcel Dist'.AH40]" office:value-type="float" office:value="0" calcext:value-type="float">
            <text:p>0.00</text:p>
          </table:table-cell>
          <table:table-cell table:formula="of:=[$'Parcel Dist'.AI40]" office:value-type="float" office:value="76.5652" calcext:value-type="float">
            <text:p>76.57</text:p>
          </table:table-cell>
          <table:table-cell table:formula="of:=[$'Parcel Dist'.AJ40]" office:value-type="float" office:value="0" calcext:value-type="float">
            <text:p>0.00</text:p>
          </table:table-cell>
          <table:table-cell table:formula="of:=[$'Parcel Dist'.AK40]" office:value-type="float" office:value="23.4348" calcext:value-type="float">
            <text:p>23.43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Parcel Dist'.G41]" office:value-type="float" office:value="0" calcext:value-type="float">
            <text:p>0.00</text:p>
          </table:table-cell>
          <table:table-cell table:formula="of:=[$'Parcel Dist'.H41]" office:value-type="float" office:value="0" calcext:value-type="float">
            <text:p>0.00</text:p>
          </table:table-cell>
          <table:table-cell table:formula="of:=[$'Parcel Dist'.I41]" office:value-type="float" office:value="0" calcext:value-type="float">
            <text:p>0.00</text:p>
          </table:table-cell>
          <table:table-cell table:formula="of:=[$'Parcel Dist'.J41]" office:value-type="float" office:value="0" calcext:value-type="float">
            <text:p>0.00</text:p>
          </table:table-cell>
          <table:table-cell table:formula="of:=[$'Parcel Dist'.P41]" office:value-type="float" office:value="0" calcext:value-type="float">
            <text:p>0.00</text:p>
          </table:table-cell>
          <table:table-cell table:formula="of:=[$'Parcel Dist'.Q41]" office:value-type="float" office:value="0" calcext:value-type="float">
            <text:p>0.00</text:p>
          </table:table-cell>
          <table:table-cell table:formula="of:=[$'Parcel Dist'.R41]" office:value-type="float" office:value="0" calcext:value-type="float">
            <text:p>0.00</text:p>
          </table:table-cell>
          <table:table-cell table:formula="of:=[$'Parcel Dist'.S41]" office:value-type="float" office:value="0" calcext:value-type="float">
            <text:p>0.00</text:p>
          </table:table-cell>
          <table:table-cell table:formula="of:=[$'Parcel Dist'.Y41]" office:value-type="float" office:value="0" calcext:value-type="float">
            <text:p>0.00</text:p>
          </table:table-cell>
          <table:table-cell table:formula="of:=[$'Parcel Dist'.Z41]" office:value-type="float" office:value="57.1777" calcext:value-type="float">
            <text:p>57.18</text:p>
          </table:table-cell>
          <table:table-cell table:formula="of:=[$'Parcel Dist'.AA41]" office:value-type="float" office:value="0" calcext:value-type="float">
            <text:p>0.00</text:p>
          </table:table-cell>
          <table:table-cell table:formula="of:=[$'Parcel Dist'.AB41]" office:value-type="float" office:value="42.8223" calcext:value-type="float">
            <text:p>42.82</text:p>
          </table:table-cell>
          <table:table-cell table:formula="of:=[$'Parcel Dist'.AH41]" office:value-type="float" office:value="0" calcext:value-type="float">
            <text:p>0.00</text:p>
          </table:table-cell>
          <table:table-cell table:formula="of:=[$'Parcel Dist'.AI41]" office:value-type="float" office:value="66.2563" calcext:value-type="float">
            <text:p>66.26</text:p>
          </table:table-cell>
          <table:table-cell table:formula="of:=[$'Parcel Dist'.AJ41]" office:value-type="float" office:value="0" calcext:value-type="float">
            <text:p>0.00</text:p>
          </table:table-cell>
          <table:table-cell table:formula="of:=[$'Parcel Dist'.AK41]" office:value-type="float" office:value="33.7437" calcext:value-type="float">
            <text:p>33.74</text:p>
          </table:table-cell>
        </table:table-row>
        <table:table-row table:style-name="ro2">
          <table:table-cell table:style-name="ce114" office:value-type="string" calcext:value-type="string">
            <text:p>grubhub-13-9.tsp</text:p>
          </table:table-cell>
          <table:table-cell table:formula="of:=[$'Parcel Dist'.G42]" office:value-type="float" office:value="0" calcext:value-type="float">
            <text:p>0.00</text:p>
          </table:table-cell>
          <table:table-cell table:formula="of:=[$'Parcel Dist'.H42]" office:value-type="float" office:value="0" calcext:value-type="float">
            <text:p>0.00</text:p>
          </table:table-cell>
          <table:table-cell table:formula="of:=[$'Parcel Dist'.I42]" office:value-type="float" office:value="0" calcext:value-type="float">
            <text:p>0.00</text:p>
          </table:table-cell>
          <table:table-cell table:formula="of:=[$'Parcel Dist'.J42]" office:value-type="float" office:value="0" calcext:value-type="float">
            <text:p>0.00</text:p>
          </table:table-cell>
          <table:table-cell table:formula="of:=[$'Parcel Dist'.P42]" office:value-type="float" office:value="0" calcext:value-type="float">
            <text:p>0.00</text:p>
          </table:table-cell>
          <table:table-cell table:formula="of:=[$'Parcel Dist'.Q42]" office:value-type="float" office:value="60.9091" calcext:value-type="float">
            <text:p>60.91</text:p>
          </table:table-cell>
          <table:table-cell table:formula="of:=[$'Parcel Dist'.R42]" office:value-type="float" office:value="0" calcext:value-type="float">
            <text:p>0.00</text:p>
          </table:table-cell>
          <table:table-cell table:formula="of:=[$'Parcel Dist'.S42]" office:value-type="float" office:value="39.0909" calcext:value-type="float">
            <text:p>39.09</text:p>
          </table:table-cell>
          <table:table-cell table:formula="of:=[$'Parcel Dist'.Y42]" office:value-type="float" office:value="0" calcext:value-type="float">
            <text:p>0.00</text:p>
          </table:table-cell>
          <table:table-cell table:formula="of:=[$'Parcel Dist'.Z42]" office:value-type="float" office:value="46.0636" calcext:value-type="float">
            <text:p>46.06</text:p>
          </table:table-cell>
          <table:table-cell table:formula="of:=[$'Parcel Dist'.AA42]" office:value-type="float" office:value="0" calcext:value-type="float">
            <text:p>0.00</text:p>
          </table:table-cell>
          <table:table-cell table:formula="of:=[$'Parcel Dist'.AB42]" office:value-type="float" office:value="53.9364" calcext:value-type="float">
            <text:p>53.94</text:p>
          </table:table-cell>
          <table:table-cell table:formula="of:=[$'Parcel Dist'.AH42]" office:value-type="float" office:value="0" calcext:value-type="float">
            <text:p>0.00</text:p>
          </table:table-cell>
          <table:table-cell table:formula="of:=[$'Parcel Dist'.AI42]" office:value-type="float" office:value="50.3248" calcext:value-type="float">
            <text:p>50.32</text:p>
          </table:table-cell>
          <table:table-cell table:formula="of:=[$'Parcel Dist'.AJ42]" office:value-type="float" office:value="0" calcext:value-type="float">
            <text:p>0.00</text:p>
          </table:table-cell>
          <table:table-cell table:formula="of:=[$'Parcel Dist'.AK42]" office:value-type="float" office:value="49.6752" calcext:value-type="float">
            <text:p>49.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Parcel Dist'.G43]" office:value-type="float" office:value="0" calcext:value-type="float">
            <text:p>0.00</text:p>
          </table:table-cell>
          <table:table-cell table:formula="of:=[$'Parcel Dist'.H43]" office:value-type="float" office:value="0" calcext:value-type="float">
            <text:p>0.00</text:p>
          </table:table-cell>
          <table:table-cell table:formula="of:=[$'Parcel Dist'.I43]" office:value-type="float" office:value="0" calcext:value-type="float">
            <text:p>0.00</text:p>
          </table:table-cell>
          <table:table-cell table:formula="of:=[$'Parcel Dist'.J43]" office:value-type="float" office:value="0" calcext:value-type="float">
            <text:p>0.00</text:p>
          </table:table-cell>
          <table:table-cell table:formula="of:=[$'Parcel Dist'.P43]" office:value-type="float" office:value="0" calcext:value-type="float">
            <text:p>0.00</text:p>
          </table:table-cell>
          <table:table-cell table:formula="of:=[$'Parcel Dist'.Q43]" office:value-type="float" office:value="70.0393" calcext:value-type="float">
            <text:p>70.04</text:p>
          </table:table-cell>
          <table:table-cell table:formula="of:=[$'Parcel Dist'.R43]" office:value-type="float" office:value="0" calcext:value-type="float">
            <text:p>0.00</text:p>
          </table:table-cell>
          <table:table-cell table:formula="of:=[$'Parcel Dist'.S43]" office:value-type="float" office:value="29.9607" calcext:value-type="float">
            <text:p>29.96</text:p>
          </table:table-cell>
          <table:table-cell table:formula="of:=[$'Parcel Dist'.Y43]" office:value-type="float" office:value="0" calcext:value-type="float">
            <text:p>0.00</text:p>
          </table:table-cell>
          <table:table-cell table:formula="of:=[$'Parcel Dist'.Z43]" office:value-type="float" office:value="70.7481" calcext:value-type="float">
            <text:p>70.75</text:p>
          </table:table-cell>
          <table:table-cell table:formula="of:=[$'Parcel Dist'.AA43]" office:value-type="float" office:value="0" calcext:value-type="float">
            <text:p>0.00</text:p>
          </table:table-cell>
          <table:table-cell table:formula="of:=[$'Parcel Dist'.AB43]" office:value-type="float" office:value="29.2519" calcext:value-type="float">
            <text:p>29.25</text:p>
          </table:table-cell>
          <table:table-cell table:formula="of:=[$'Parcel Dist'.AH43]" office:value-type="float" office:value="0" calcext:value-type="float">
            <text:p>0.00</text:p>
          </table:table-cell>
          <table:table-cell table:formula="of:=[$'Parcel Dist'.AI43]" office:value-type="float" office:value="73.4629" calcext:value-type="float">
            <text:p>73.46</text:p>
          </table:table-cell>
          <table:table-cell table:formula="of:=[$'Parcel Dist'.AJ43]" office:value-type="float" office:value="0" calcext:value-type="float">
            <text:p>0.00</text:p>
          </table:table-cell>
          <table:table-cell table:formula="of:=[$'Parcel Dist'.AK43]" office:value-type="float" office:value="26.5371" calcext:value-type="float">
            <text:p>26.54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Parcel Dist'.G44]" office:value-type="float" office:value="0" calcext:value-type="float">
            <text:p>0.00</text:p>
          </table:table-cell>
          <table:table-cell table:formula="of:=[$'Parcel Dist'.H44]" office:value-type="float" office:value="0" calcext:value-type="float">
            <text:p>0.00</text:p>
          </table:table-cell>
          <table:table-cell table:formula="of:=[$'Parcel Dist'.I44]" office:value-type="float" office:value="0" calcext:value-type="float">
            <text:p>0.00</text:p>
          </table:table-cell>
          <table:table-cell table:formula="of:=[$'Parcel Dist'.J44]" office:value-type="float" office:value="0" calcext:value-type="float">
            <text:p>0.00</text:p>
          </table:table-cell>
          <table:table-cell table:formula="of:=[$'Parcel Dist'.P44]" office:value-type="float" office:value="0" calcext:value-type="float">
            <text:p>0.00</text:p>
          </table:table-cell>
          <table:table-cell table:formula="of:=[$'Parcel Dist'.Q44]" office:value-type="float" office:value="72.748" calcext:value-type="float">
            <text:p>72.75</text:p>
          </table:table-cell>
          <table:table-cell table:formula="of:=[$'Parcel Dist'.R44]" office:value-type="float" office:value="0" calcext:value-type="float">
            <text:p>0.00</text:p>
          </table:table-cell>
          <table:table-cell table:formula="of:=[$'Parcel Dist'.S44]" office:value-type="float" office:value="27.252" calcext:value-type="float">
            <text:p>27.25</text:p>
          </table:table-cell>
          <table:table-cell table:formula="of:=[$'Parcel Dist'.Y44]" office:value-type="float" office:value="0" calcext:value-type="float">
            <text:p>0.00</text:p>
          </table:table-cell>
          <table:table-cell table:formula="of:=[$'Parcel Dist'.Z44]" office:value-type="float" office:value="73.8223" calcext:value-type="float">
            <text:p>73.82</text:p>
          </table:table-cell>
          <table:table-cell table:formula="of:=[$'Parcel Dist'.AA44]" office:value-type="float" office:value="0" calcext:value-type="float">
            <text:p>0.00</text:p>
          </table:table-cell>
          <table:table-cell table:formula="of:=[$'Parcel Dist'.AB44]" office:value-type="float" office:value="26.1777" calcext:value-type="float">
            <text:p>26.18</text:p>
          </table:table-cell>
          <table:table-cell table:formula="of:=[$'Parcel Dist'.AH44]" office:value-type="float" office:value="0" calcext:value-type="float">
            <text:p>0.00</text:p>
          </table:table-cell>
          <table:table-cell table:formula="of:=[$'Parcel Dist'.AI44]" office:value-type="float" office:value="73.034" calcext:value-type="float">
            <text:p>73.03</text:p>
          </table:table-cell>
          <table:table-cell table:formula="of:=[$'Parcel Dist'.AJ44]" office:value-type="float" office:value="0" calcext:value-type="float">
            <text:p>0.00</text:p>
          </table:table-cell>
          <table:table-cell table:formula="of:=[$'Parcel Dist'.AK44]" office:value-type="float" office:value="26.966" calcext:value-type="float">
            <text:p>26.97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Parcel Dist'.G45]" office:value-type="float" office:value="0" calcext:value-type="float">
            <text:p>0.00</text:p>
          </table:table-cell>
          <table:table-cell table:formula="of:=[$'Parcel Dist'.H45]" office:value-type="float" office:value="0" calcext:value-type="float">
            <text:p>0.00</text:p>
          </table:table-cell>
          <table:table-cell table:formula="of:=[$'Parcel Dist'.I45]" office:value-type="float" office:value="0" calcext:value-type="float">
            <text:p>0.00</text:p>
          </table:table-cell>
          <table:table-cell table:formula="of:=[$'Parcel Dist'.J45]" office:value-type="float" office:value="0" calcext:value-type="float">
            <text:p>0.00</text:p>
          </table:table-cell>
          <table:table-cell table:formula="of:=[$'Parcel Dist'.P45]" office:value-type="float" office:value="0" calcext:value-type="float">
            <text:p>0.00</text:p>
          </table:table-cell>
          <table:table-cell table:formula="of:=[$'Parcel Dist'.Q45]" office:value-type="float" office:value="41.4888" calcext:value-type="float">
            <text:p>41.49</text:p>
          </table:table-cell>
          <table:table-cell table:formula="of:=[$'Parcel Dist'.R45]" office:value-type="float" office:value="0" calcext:value-type="float">
            <text:p>0.00</text:p>
          </table:table-cell>
          <table:table-cell table:formula="of:=[$'Parcel Dist'.S45]" office:value-type="float" office:value="58.5112" calcext:value-type="float">
            <text:p>58.51</text:p>
          </table:table-cell>
          <table:table-cell table:formula="of:=[$'Parcel Dist'.Y45]" office:value-type="float" office:value="0" calcext:value-type="float">
            <text:p>0.00</text:p>
          </table:table-cell>
          <table:table-cell table:formula="of:=[$'Parcel Dist'.Z45]" office:value-type="float" office:value="40.9249" calcext:value-type="float">
            <text:p>40.92</text:p>
          </table:table-cell>
          <table:table-cell table:formula="of:=[$'Parcel Dist'.AA45]" office:value-type="float" office:value="0" calcext:value-type="float">
            <text:p>0.00</text:p>
          </table:table-cell>
          <table:table-cell table:formula="of:=[$'Parcel Dist'.AB45]" office:value-type="float" office:value="59.0751" calcext:value-type="float">
            <text:p>59.08</text:p>
          </table:table-cell>
          <table:table-cell table:formula="of:=[$'Parcel Dist'.AH45]" office:value-type="float" office:value="0" calcext:value-type="float">
            <text:p>0.00</text:p>
          </table:table-cell>
          <table:table-cell table:formula="of:=[$'Parcel Dist'.AI45]" office:value-type="float" office:value="50.3289" calcext:value-type="float">
            <text:p>50.33</text:p>
          </table:table-cell>
          <table:table-cell table:formula="of:=[$'Parcel Dist'.AJ45]" office:value-type="float" office:value="0" calcext:value-type="float">
            <text:p>0.00</text:p>
          </table:table-cell>
          <table:table-cell table:formula="of:=[$'Parcel Dist'.AK45]" office:value-type="float" office:value="49.6711" calcext:value-type="float">
            <text:p>49.67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Parcel Dist'.G46]" office:value-type="float" office:value="0" calcext:value-type="float">
            <text:p>0.00</text:p>
          </table:table-cell>
          <table:table-cell table:formula="of:=[$'Parcel Dist'.H46]" office:value-type="float" office:value="0" calcext:value-type="float">
            <text:p>0.00</text:p>
          </table:table-cell>
          <table:table-cell table:formula="of:=[$'Parcel Dist'.I46]" office:value-type="float" office:value="0" calcext:value-type="float">
            <text:p>0.00</text:p>
          </table:table-cell>
          <table:table-cell table:formula="of:=[$'Parcel Dist'.J46]" office:value-type="float" office:value="0" calcext:value-type="float">
            <text:p>0.00</text:p>
          </table:table-cell>
          <table:table-cell table:formula="of:=[$'Parcel Dist'.P46]" office:value-type="float" office:value="0" calcext:value-type="float">
            <text:p>0.00</text:p>
          </table:table-cell>
          <table:table-cell table:formula="of:=[$'Parcel Dist'.Q46]" office:value-type="float" office:value="75.9834" calcext:value-type="float">
            <text:p>75.98</text:p>
          </table:table-cell>
          <table:table-cell table:formula="of:=[$'Parcel Dist'.R46]" office:value-type="float" office:value="0" calcext:value-type="float">
            <text:p>0.00</text:p>
          </table:table-cell>
          <table:table-cell table:formula="of:=[$'Parcel Dist'.S46]" office:value-type="float" office:value="24.0166" calcext:value-type="float">
            <text:p>24.02</text:p>
          </table:table-cell>
          <table:table-cell table:formula="of:=[$'Parcel Dist'.Y46]" office:value-type="float" office:value="0" calcext:value-type="float">
            <text:p>0.00</text:p>
          </table:table-cell>
          <table:table-cell table:formula="of:=[$'Parcel Dist'.Z46]" office:value-type="float" office:value="61.7717" calcext:value-type="float">
            <text:p>61.77</text:p>
          </table:table-cell>
          <table:table-cell table:formula="of:=[$'Parcel Dist'.AA46]" office:value-type="float" office:value="0" calcext:value-type="float">
            <text:p>0.00</text:p>
          </table:table-cell>
          <table:table-cell table:formula="of:=[$'Parcel Dist'.AB46]" office:value-type="float" office:value="38.2283" calcext:value-type="float">
            <text:p>38.23</text:p>
          </table:table-cell>
          <table:table-cell table:formula="of:=[$'Parcel Dist'.AH46]" office:value-type="float" office:value="0" calcext:value-type="float">
            <text:p>0.00</text:p>
          </table:table-cell>
          <table:table-cell table:formula="of:=[$'Parcel Dist'.AI46]" office:value-type="float" office:value="66.3161" calcext:value-type="float">
            <text:p>66.32</text:p>
          </table:table-cell>
          <table:table-cell table:formula="of:=[$'Parcel Dist'.AJ46]" office:value-type="float" office:value="0" calcext:value-type="float">
            <text:p>0.00</text:p>
          </table:table-cell>
          <table:table-cell table:formula="of:=[$'Parcel Dist'.AK46]" office:value-type="float" office:value="33.6839" calcext:value-type="float">
            <text:p>33.6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Parcel Dist'.G47]" office:value-type="float" office:value="0" calcext:value-type="float">
            <text:p>0.00</text:p>
          </table:table-cell>
          <table:table-cell table:formula="of:=[$'Parcel Dist'.H47]" office:value-type="float" office:value="0" calcext:value-type="float">
            <text:p>0.00</text:p>
          </table:table-cell>
          <table:table-cell table:formula="of:=[$'Parcel Dist'.I47]" office:value-type="float" office:value="0" calcext:value-type="float">
            <text:p>0.00</text:p>
          </table:table-cell>
          <table:table-cell table:formula="of:=[$'Parcel Dist'.J47]" office:value-type="float" office:value="0" calcext:value-type="float">
            <text:p>0.00</text:p>
          </table:table-cell>
          <table:table-cell table:formula="of:=[$'Parcel Dist'.P47]" office:value-type="float" office:value="0" calcext:value-type="float">
            <text:p>0.00</text:p>
          </table:table-cell>
          <table:table-cell table:formula="of:=[$'Parcel Dist'.Q47]" office:value-type="float" office:value="64.5252" calcext:value-type="float">
            <text:p>64.53</text:p>
          </table:table-cell>
          <table:table-cell table:formula="of:=[$'Parcel Dist'.R47]" office:value-type="float" office:value="0" calcext:value-type="float">
            <text:p>0.00</text:p>
          </table:table-cell>
          <table:table-cell table:formula="of:=[$'Parcel Dist'.S47]" office:value-type="float" office:value="35.4748" calcext:value-type="float">
            <text:p>35.47</text:p>
          </table:table-cell>
          <table:table-cell table:formula="of:=[$'Parcel Dist'.Y47]" office:value-type="float" office:value="0" calcext:value-type="float">
            <text:p>0.00</text:p>
          </table:table-cell>
          <table:table-cell table:formula="of:=[$'Parcel Dist'.Z47]" office:value-type="float" office:value="71.5223" calcext:value-type="float">
            <text:p>71.52</text:p>
          </table:table-cell>
          <table:table-cell table:formula="of:=[$'Parcel Dist'.AA47]" office:value-type="float" office:value="0" calcext:value-type="float">
            <text:p>0.00</text:p>
          </table:table-cell>
          <table:table-cell table:formula="of:=[$'Parcel Dist'.AB47]" office:value-type="float" office:value="28.4777" calcext:value-type="float">
            <text:p>28.48</text:p>
          </table:table-cell>
          <table:table-cell table:formula="of:=[$'Parcel Dist'.AH47]" office:value-type="float" office:value="0" calcext:value-type="float">
            <text:p>0.00</text:p>
          </table:table-cell>
          <table:table-cell table:formula="of:=[$'Parcel Dist'.AI47]" office:value-type="float" office:value="83.2229" calcext:value-type="float">
            <text:p>83.22</text:p>
          </table:table-cell>
          <table:table-cell table:formula="of:=[$'Parcel Dist'.AJ47]" office:value-type="float" office:value="0" calcext:value-type="float">
            <text:p>0.00</text:p>
          </table:table-cell>
          <table:table-cell table:formula="of:=[$'Parcel Dist'.AK47]" office:value-type="float" office:value="16.7771" calcext:value-type="float">
            <text:p>16.78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Parcel Dist'.G48]" office:value-type="float" office:value="0" calcext:value-type="float">
            <text:p>0.00</text:p>
          </table:table-cell>
          <table:table-cell table:formula="of:=[$'Parcel Dist'.H48]" office:value-type="float" office:value="0" calcext:value-type="float">
            <text:p>0.00</text:p>
          </table:table-cell>
          <table:table-cell table:formula="of:=[$'Parcel Dist'.I48]" office:value-type="float" office:value="0" calcext:value-type="float">
            <text:p>0.00</text:p>
          </table:table-cell>
          <table:table-cell table:formula="of:=[$'Parcel Dist'.J48]" office:value-type="float" office:value="0" calcext:value-type="float">
            <text:p>0.00</text:p>
          </table:table-cell>
          <table:table-cell table:formula="of:=[$'Parcel Dist'.P48]" office:value-type="float" office:value="0" calcext:value-type="float">
            <text:p>0.00</text:p>
          </table:table-cell>
          <table:table-cell table:formula="of:=[$'Parcel Dist'.Q48]" office:value-type="float" office:value="80.7108" calcext:value-type="float">
            <text:p>80.71</text:p>
          </table:table-cell>
          <table:table-cell table:formula="of:=[$'Parcel Dist'.R48]" office:value-type="float" office:value="0" calcext:value-type="float">
            <text:p>0.00</text:p>
          </table:table-cell>
          <table:table-cell table:formula="of:=[$'Parcel Dist'.S48]" office:value-type="float" office:value="19.2892" calcext:value-type="float">
            <text:p>19.29</text:p>
          </table:table-cell>
          <table:table-cell table:formula="of:=[$'Parcel Dist'.Y48]" office:value-type="float" office:value="0" calcext:value-type="float">
            <text:p>0.00</text:p>
          </table:table-cell>
          <table:table-cell table:formula="of:=[$'Parcel Dist'.Z48]" office:value-type="float" office:value="85.4102" calcext:value-type="float">
            <text:p>85.41</text:p>
          </table:table-cell>
          <table:table-cell table:formula="of:=[$'Parcel Dist'.AA48]" office:value-type="float" office:value="0" calcext:value-type="float">
            <text:p>0.00</text:p>
          </table:table-cell>
          <table:table-cell table:formula="of:=[$'Parcel Dist'.AB48]" office:value-type="float" office:value="14.5898" calcext:value-type="float">
            <text:p>14.59</text:p>
          </table:table-cell>
          <table:table-cell table:formula="of:=[$'Parcel Dist'.AH48]" office:value-type="float" office:value="0" calcext:value-type="float">
            <text:p>0.00</text:p>
          </table:table-cell>
          <table:table-cell table:formula="of:=[$'Parcel Dist'.AI48]" office:value-type="float" office:value="85.8885" calcext:value-type="float">
            <text:p>85.89</text:p>
          </table:table-cell>
          <table:table-cell table:formula="of:=[$'Parcel Dist'.AJ48]" office:value-type="float" office:value="0" calcext:value-type="float">
            <text:p>0.00</text:p>
          </table:table-cell>
          <table:table-cell table:formula="of:=[$'Parcel Dist'.AK48]" office:value-type="float" office:value="14.1115" calcext:value-type="float">
            <text:p>14.11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Parcel Dist'.G49]" office:value-type="float" office:value="0" calcext:value-type="float">
            <text:p>0.00</text:p>
          </table:table-cell>
          <table:table-cell table:formula="of:=[$'Parcel Dist'.H49]" office:value-type="float" office:value="44.5631" calcext:value-type="float">
            <text:p>44.56</text:p>
          </table:table-cell>
          <table:table-cell table:formula="of:=[$'Parcel Dist'.I49]" office:value-type="float" office:value="0" calcext:value-type="float">
            <text:p>0.00</text:p>
          </table:table-cell>
          <table:table-cell table:formula="of:=[$'Parcel Dist'.J49]" office:value-type="float" office:value="55.4369" calcext:value-type="float">
            <text:p>55.44</text:p>
          </table:table-cell>
          <table:table-cell table:formula="of:=[$'Parcel Dist'.P49]" office:value-type="float" office:value="0" calcext:value-type="float">
            <text:p>0.00</text:p>
          </table:table-cell>
          <table:table-cell table:formula="of:=[$'Parcel Dist'.Q49]" office:value-type="float" office:value="54.0026" calcext:value-type="float">
            <text:p>54.00</text:p>
          </table:table-cell>
          <table:table-cell table:formula="of:=[$'Parcel Dist'.R49]" office:value-type="float" office:value="0" calcext:value-type="float">
            <text:p>0.00</text:p>
          </table:table-cell>
          <table:table-cell table:formula="of:=[$'Parcel Dist'.S49]" office:value-type="float" office:value="45.9974" calcext:value-type="float">
            <text:p>46.00</text:p>
          </table:table-cell>
          <table:table-cell table:formula="of:=[$'Parcel Dist'.Y49]" office:value-type="float" office:value="0" calcext:value-type="float">
            <text:p>0.00</text:p>
          </table:table-cell>
          <table:table-cell table:formula="of:=[$'Parcel Dist'.Z49]" office:value-type="float" office:value="55.0811" calcext:value-type="float">
            <text:p>55.08</text:p>
          </table:table-cell>
          <table:table-cell table:formula="of:=[$'Parcel Dist'.AA49]" office:value-type="float" office:value="0" calcext:value-type="float">
            <text:p>0.00</text:p>
          </table:table-cell>
          <table:table-cell table:formula="of:=[$'Parcel Dist'.AB49]" office:value-type="float" office:value="44.9189" calcext:value-type="float">
            <text:p>44.92</text:p>
          </table:table-cell>
          <table:table-cell table:formula="of:=[$'Parcel Dist'.AH49]" office:value-type="float" office:value="0" calcext:value-type="float">
            <text:p>0.00</text:p>
          </table:table-cell>
          <table:table-cell table:formula="of:=[$'Parcel Dist'.AI49]" office:value-type="float" office:value="74.4535" calcext:value-type="float">
            <text:p>74.45</text:p>
          </table:table-cell>
          <table:table-cell table:formula="of:=[$'Parcel Dist'.AJ49]" office:value-type="float" office:value="0" calcext:value-type="float">
            <text:p>0.00</text:p>
          </table:table-cell>
          <table:table-cell table:formula="of:=[$'Parcel Dist'.AK49]" office:value-type="float" office:value="25.5465" calcext:value-type="float">
            <text:p>25.55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Parcel Dist'.G50]" office:value-type="float" office:value="0" calcext:value-type="float">
            <text:p>0.00</text:p>
          </table:table-cell>
          <table:table-cell table:formula="of:=[$'Parcel Dist'.H50]" office:value-type="float" office:value="47.4299" calcext:value-type="float">
            <text:p>47.43</text:p>
          </table:table-cell>
          <table:table-cell table:formula="of:=[$'Parcel Dist'.I50]" office:value-type="float" office:value="0" calcext:value-type="float">
            <text:p>0.00</text:p>
          </table:table-cell>
          <table:table-cell table:formula="of:=[$'Parcel Dist'.J50]" office:value-type="float" office:value="52.5701" calcext:value-type="float">
            <text:p>52.57</text:p>
          </table:table-cell>
          <table:table-cell table:formula="of:=[$'Parcel Dist'.P50]" office:value-type="float" office:value="0" calcext:value-type="float">
            <text:p>0.00</text:p>
          </table:table-cell>
          <table:table-cell table:formula="of:=[$'Parcel Dist'.Q50]" office:value-type="float" office:value="46.1592" calcext:value-type="float">
            <text:p>46.16</text:p>
          </table:table-cell>
          <table:table-cell table:formula="of:=[$'Parcel Dist'.R50]" office:value-type="float" office:value="0" calcext:value-type="float">
            <text:p>0.00</text:p>
          </table:table-cell>
          <table:table-cell table:formula="of:=[$'Parcel Dist'.S50]" office:value-type="float" office:value="53.8408" calcext:value-type="float">
            <text:p>53.84</text:p>
          </table:table-cell>
          <table:table-cell table:formula="of:=[$'Parcel Dist'.Y50]" office:value-type="float" office:value="0" calcext:value-type="float">
            <text:p>0.00</text:p>
          </table:table-cell>
          <table:table-cell table:formula="of:=[$'Parcel Dist'.Z50]" office:value-type="float" office:value="46.1592" calcext:value-type="float">
            <text:p>46.16</text:p>
          </table:table-cell>
          <table:table-cell table:formula="of:=[$'Parcel Dist'.AA50]" office:value-type="float" office:value="0" calcext:value-type="float">
            <text:p>0.00</text:p>
          </table:table-cell>
          <table:table-cell table:formula="of:=[$'Parcel Dist'.AB50]" office:value-type="float" office:value="53.8408" calcext:value-type="float">
            <text:p>53.84</text:p>
          </table:table-cell>
          <table:table-cell table:formula="of:=[$'Parcel Dist'.AH50]" office:value-type="float" office:value="0" calcext:value-type="float">
            <text:p>0.00</text:p>
          </table:table-cell>
          <table:table-cell table:formula="of:=[$'Parcel Dist'.AI50]" office:value-type="float" office:value="55.5052" calcext:value-type="float">
            <text:p>55.51</text:p>
          </table:table-cell>
          <table:table-cell table:formula="of:=[$'Parcel Dist'.AJ50]" office:value-type="float" office:value="0" calcext:value-type="float">
            <text:p>0.00</text:p>
          </table:table-cell>
          <table:table-cell table:formula="of:=[$'Parcel Dist'.AK50]" office:value-type="float" office:value="44.4948" calcext:value-type="float">
            <text:p>44.49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Parcel Dist'.G51]" office:value-type="float" office:value="0" calcext:value-type="float">
            <text:p>0.00</text:p>
          </table:table-cell>
          <table:table-cell table:formula="of:=[$'Parcel Dist'.H51]" office:value-type="float" office:value="44.4444" calcext:value-type="float">
            <text:p>44.44</text:p>
          </table:table-cell>
          <table:table-cell table:formula="of:=[$'Parcel Dist'.I51]" office:value-type="float" office:value="0" calcext:value-type="float">
            <text:p>0.00</text:p>
          </table:table-cell>
          <table:table-cell table:formula="of:=[$'Parcel Dist'.J51]" office:value-type="float" office:value="55.5556" calcext:value-type="float">
            <text:p>55.56</text:p>
          </table:table-cell>
          <table:table-cell table:formula="of:=[$'Parcel Dist'.P51]" office:value-type="float" office:value="0" calcext:value-type="float">
            <text:p>0.00</text:p>
          </table:table-cell>
          <table:table-cell table:formula="of:=[$'Parcel Dist'.Q51]" office:value-type="float" office:value="44.4444" calcext:value-type="float">
            <text:p>44.44</text:p>
          </table:table-cell>
          <table:table-cell table:formula="of:=[$'Parcel Dist'.R51]" office:value-type="float" office:value="0" calcext:value-type="float">
            <text:p>0.00</text:p>
          </table:table-cell>
          <table:table-cell table:formula="of:=[$'Parcel Dist'.S51]" office:value-type="float" office:value="55.5556" calcext:value-type="float">
            <text:p>55.56</text:p>
          </table:table-cell>
          <table:table-cell table:formula="of:=[$'Parcel Dist'.Y51]" office:value-type="float" office:value="0" calcext:value-type="float">
            <text:p>0.00</text:p>
          </table:table-cell>
          <table:table-cell table:formula="of:=[$'Parcel Dist'.Z51]" office:value-type="float" office:value="44.4444" calcext:value-type="float">
            <text:p>44.44</text:p>
          </table:table-cell>
          <table:table-cell table:formula="of:=[$'Parcel Dist'.AA51]" office:value-type="float" office:value="0" calcext:value-type="float">
            <text:p>0.00</text:p>
          </table:table-cell>
          <table:table-cell table:formula="of:=[$'Parcel Dist'.AB51]" office:value-type="float" office:value="55.5556" calcext:value-type="float">
            <text:p>55.56</text:p>
          </table:table-cell>
          <table:table-cell table:formula="of:=[$'Parcel Dist'.AH51]" office:value-type="float" office:value="0" calcext:value-type="float">
            <text:p>0.00</text:p>
          </table:table-cell>
          <table:table-cell table:formula="of:=[$'Parcel Dist'.AI51]" office:value-type="float" office:value="44.4444" calcext:value-type="float">
            <text:p>44.44</text:p>
          </table:table-cell>
          <table:table-cell table:formula="of:=[$'Parcel Dist'.AJ51]" office:value-type="float" office:value="0" calcext:value-type="float">
            <text:p>0.00</text:p>
          </table:table-cell>
          <table:table-cell table:formula="of:=[$'Parcel Dist'.AK51]" office:value-type="float" office:value="55.5556" calcext:value-type="float">
            <text:p>55.56</text:p>
          </table:table-cell>
        </table:table-row>
        <table:table-row table:style-name="ro2">
          <table:table-cell table:style-name="ce114" office:value-type="string" calcext:value-type="string">
            <text:p>grubhub-14-9.tsp</text:p>
          </table:table-cell>
          <table:table-cell table:formula="of:=[$'Parcel Dist'.G52]" office:value-type="float" office:value="0" calcext:value-type="float">
            <text:p>0.00</text:p>
          </table:table-cell>
          <table:table-cell table:formula="of:=[$'Parcel Dist'.H52]" office:value-type="float" office:value="50" calcext:value-type="float">
            <text:p>50.00</text:p>
          </table:table-cell>
          <table:table-cell table:formula="of:=[$'Parcel Dist'.I52]" office:value-type="float" office:value="0" calcext:value-type="float">
            <text:p>0.00</text:p>
          </table:table-cell>
          <table:table-cell table:formula="of:=[$'Parcel Dist'.J52]" office:value-type="float" office:value="50" calcext:value-type="float">
            <text:p>50.00</text:p>
          </table:table-cell>
          <table:table-cell table:formula="of:=[$'Parcel Dist'.P52]" office:value-type="float" office:value="0" calcext:value-type="float">
            <text:p>0.00</text:p>
          </table:table-cell>
          <table:table-cell table:formula="of:=[$'Parcel Dist'.Q52]" office:value-type="float" office:value="82.834" calcext:value-type="float">
            <text:p>82.83</text:p>
          </table:table-cell>
          <table:table-cell table:formula="of:=[$'Parcel Dist'.R52]" office:value-type="float" office:value="0" calcext:value-type="float">
            <text:p>0.00</text:p>
          </table:table-cell>
          <table:table-cell table:formula="of:=[$'Parcel Dist'.S52]" office:value-type="float" office:value="17.166" calcext:value-type="float">
            <text:p>17.17</text:p>
          </table:table-cell>
          <table:table-cell table:formula="of:=[$'Parcel Dist'.Y52]" office:value-type="float" office:value="0" calcext:value-type="float">
            <text:p>0.00</text:p>
          </table:table-cell>
          <table:table-cell table:formula="of:=[$'Parcel Dist'.Z52]" office:value-type="float" office:value="70.9837" calcext:value-type="float">
            <text:p>70.98</text:p>
          </table:table-cell>
          <table:table-cell table:formula="of:=[$'Parcel Dist'.AA52]" office:value-type="float" office:value="0" calcext:value-type="float">
            <text:p>0.00</text:p>
          </table:table-cell>
          <table:table-cell table:formula="of:=[$'Parcel Dist'.AB52]" office:value-type="float" office:value="29.0163" calcext:value-type="float">
            <text:p>29.02</text:p>
          </table:table-cell>
          <table:table-cell table:formula="of:=[$'Parcel Dist'.AH52]" office:value-type="float" office:value="0" calcext:value-type="float">
            <text:p>0.00</text:p>
          </table:table-cell>
          <table:table-cell table:formula="of:=[$'Parcel Dist'.AI52]" office:value-type="float" office:value="82.9293" calcext:value-type="float">
            <text:p>82.93</text:p>
          </table:table-cell>
          <table:table-cell table:formula="of:=[$'Parcel Dist'.AJ52]" office:value-type="float" office:value="0" calcext:value-type="float">
            <text:p>0.00</text:p>
          </table:table-cell>
          <table:table-cell table:formula="of:=[$'Parcel Dist'.AK52]" office:value-type="float" office:value="17.0707" calcext:value-type="float">
            <text:p>17.07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Parcel Dist'.G53]" office:value-type="float" office:value="0" calcext:value-type="float">
            <text:p>0.00</text:p>
          </table:table-cell>
          <table:table-cell table:formula="of:=[$'Parcel Dist'.H53]" office:value-type="float" office:value="52.0968" calcext:value-type="float">
            <text:p>52.10</text:p>
          </table:table-cell>
          <table:table-cell table:formula="of:=[$'Parcel Dist'.I53]" office:value-type="float" office:value="0" calcext:value-type="float">
            <text:p>0.00</text:p>
          </table:table-cell>
          <table:table-cell table:formula="of:=[$'Parcel Dist'.J53]" office:value-type="float" office:value="47.9032" calcext:value-type="float">
            <text:p>47.90</text:p>
          </table:table-cell>
          <table:table-cell table:formula="of:=[$'Parcel Dist'.P53]" office:value-type="float" office:value="0" calcext:value-type="float">
            <text:p>0.00</text:p>
          </table:table-cell>
          <table:table-cell table:formula="of:=[$'Parcel Dist'.Q53]" office:value-type="float" office:value="62.0743" calcext:value-type="float">
            <text:p>62.07</text:p>
          </table:table-cell>
          <table:table-cell table:formula="of:=[$'Parcel Dist'.R53]" office:value-type="float" office:value="0" calcext:value-type="float">
            <text:p>0.00</text:p>
          </table:table-cell>
          <table:table-cell table:formula="of:=[$'Parcel Dist'.S53]" office:value-type="float" office:value="37.9257" calcext:value-type="float">
            <text:p>37.93</text:p>
          </table:table-cell>
          <table:table-cell table:formula="of:=[$'Parcel Dist'.Y53]" office:value-type="float" office:value="0" calcext:value-type="float">
            <text:p>0.00</text:p>
          </table:table-cell>
          <table:table-cell table:formula="of:=[$'Parcel Dist'.Z53]" office:value-type="float" office:value="71.7713" calcext:value-type="float">
            <text:p>71.77</text:p>
          </table:table-cell>
          <table:table-cell table:formula="of:=[$'Parcel Dist'.AA53]" office:value-type="float" office:value="0" calcext:value-type="float">
            <text:p>0.00</text:p>
          </table:table-cell>
          <table:table-cell table:formula="of:=[$'Parcel Dist'.AB53]" office:value-type="float" office:value="28.2287" calcext:value-type="float">
            <text:p>28.23</text:p>
          </table:table-cell>
          <table:table-cell table:formula="of:=[$'Parcel Dist'.AH53]" office:value-type="float" office:value="0" calcext:value-type="float">
            <text:p>0.00</text:p>
          </table:table-cell>
          <table:table-cell table:formula="of:=[$'Parcel Dist'.AI53]" office:value-type="float" office:value="63.4352" calcext:value-type="float">
            <text:p>63.44</text:p>
          </table:table-cell>
          <table:table-cell table:formula="of:=[$'Parcel Dist'.AJ53]" office:value-type="float" office:value="0" calcext:value-type="float">
            <text:p>0.00</text:p>
          </table:table-cell>
          <table:table-cell table:formula="of:=[$'Parcel Dist'.AK53]" office:value-type="float" office:value="36.5648" calcext:value-type="float">
            <text:p>36.5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Parcel Dist'.G54]" office:value-type="float" office:value="0" calcext:value-type="float">
            <text:p>0.00</text:p>
          </table:table-cell>
          <table:table-cell table:formula="of:=[$'Parcel Dist'.H54]" office:value-type="float" office:value="60.8069" calcext:value-type="float">
            <text:p>60.81</text:p>
          </table:table-cell>
          <table:table-cell table:formula="of:=[$'Parcel Dist'.I54]" office:value-type="float" office:value="0" calcext:value-type="float">
            <text:p>0.00</text:p>
          </table:table-cell>
          <table:table-cell table:formula="of:=[$'Parcel Dist'.J54]" office:value-type="float" office:value="39.1931" calcext:value-type="float">
            <text:p>39.19</text:p>
          </table:table-cell>
          <table:table-cell table:formula="of:=[$'Parcel Dist'.P54]" office:value-type="float" office:value="0" calcext:value-type="float">
            <text:p>0.00</text:p>
          </table:table-cell>
          <table:table-cell table:formula="of:=[$'Parcel Dist'.Q54]" office:value-type="float" office:value="69.6293" calcext:value-type="float">
            <text:p>69.63</text:p>
          </table:table-cell>
          <table:table-cell table:formula="of:=[$'Parcel Dist'.R54]" office:value-type="float" office:value="0" calcext:value-type="float">
            <text:p>0.00</text:p>
          </table:table-cell>
          <table:table-cell table:formula="of:=[$'Parcel Dist'.S54]" office:value-type="float" office:value="30.3707" calcext:value-type="float">
            <text:p>30.37</text:p>
          </table:table-cell>
          <table:table-cell table:formula="of:=[$'Parcel Dist'.Y54]" office:value-type="float" office:value="0" calcext:value-type="float">
            <text:p>0.00</text:p>
          </table:table-cell>
          <table:table-cell table:formula="of:=[$'Parcel Dist'.Z54]" office:value-type="float" office:value="68.7387" calcext:value-type="float">
            <text:p>68.74</text:p>
          </table:table-cell>
          <table:table-cell table:formula="of:=[$'Parcel Dist'.AA54]" office:value-type="float" office:value="0" calcext:value-type="float">
            <text:p>0.00</text:p>
          </table:table-cell>
          <table:table-cell table:formula="of:=[$'Parcel Dist'.AB54]" office:value-type="float" office:value="31.2613" calcext:value-type="float">
            <text:p>31.26</text:p>
          </table:table-cell>
          <table:table-cell table:formula="of:=[$'Parcel Dist'.AH54]" office:value-type="float" office:value="0" calcext:value-type="float">
            <text:p>0.00</text:p>
          </table:table-cell>
          <table:table-cell table:formula="of:=[$'Parcel Dist'.AI54]" office:value-type="float" office:value="85.8516" calcext:value-type="float">
            <text:p>85.85</text:p>
          </table:table-cell>
          <table:table-cell table:formula="of:=[$'Parcel Dist'.AJ54]" office:value-type="float" office:value="0" calcext:value-type="float">
            <text:p>0.00</text:p>
          </table:table-cell>
          <table:table-cell table:formula="of:=[$'Parcel Dist'.AK54]" office:value-type="float" office:value="14.1484" calcext:value-type="float">
            <text:p>14.15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Parcel Dist'.G55]" office:value-type="float" office:value="0" calcext:value-type="float">
            <text:p>0.00</text:p>
          </table:table-cell>
          <table:table-cell table:formula="of:=[$'Parcel Dist'.H55]" office:value-type="float" office:value="0" calcext:value-type="float">
            <text:p>0.00</text:p>
          </table:table-cell>
          <table:table-cell table:formula="of:=[$'Parcel Dist'.I55]" office:value-type="float" office:value="0" calcext:value-type="float">
            <text:p>0.00</text:p>
          </table:table-cell>
          <table:table-cell table:formula="of:=[$'Parcel Dist'.J55]" office:value-type="float" office:value="0" calcext:value-type="float">
            <text:p>0.00</text:p>
          </table:table-cell>
          <table:table-cell table:formula="of:=[$'Parcel Dist'.P55]" office:value-type="float" office:value="0" calcext:value-type="float">
            <text:p>0.00</text:p>
          </table:table-cell>
          <table:table-cell table:formula="of:=[$'Parcel Dist'.Q55]" office:value-type="float" office:value="63.3745" calcext:value-type="float">
            <text:p>63.37</text:p>
          </table:table-cell>
          <table:table-cell table:formula="of:=[$'Parcel Dist'.R55]" office:value-type="float" office:value="0" calcext:value-type="float">
            <text:p>0.00</text:p>
          </table:table-cell>
          <table:table-cell table:formula="of:=[$'Parcel Dist'.S55]" office:value-type="float" office:value="36.6255" calcext:value-type="float">
            <text:p>36.63</text:p>
          </table:table-cell>
          <table:table-cell table:formula="of:=[$'Parcel Dist'.Y55]" office:value-type="float" office:value="0" calcext:value-type="float">
            <text:p>0.00</text:p>
          </table:table-cell>
          <table:table-cell table:formula="of:=[$'Parcel Dist'.Z55]" office:value-type="float" office:value="71.9243" calcext:value-type="float">
            <text:p>71.92</text:p>
          </table:table-cell>
          <table:table-cell table:formula="of:=[$'Parcel Dist'.AA55]" office:value-type="float" office:value="0" calcext:value-type="float">
            <text:p>0.00</text:p>
          </table:table-cell>
          <table:table-cell table:formula="of:=[$'Parcel Dist'.AB55]" office:value-type="float" office:value="28.0757" calcext:value-type="float">
            <text:p>28.08</text:p>
          </table:table-cell>
          <table:table-cell table:formula="of:=[$'Parcel Dist'.AH55]" office:value-type="float" office:value="0" calcext:value-type="float">
            <text:p>0.00</text:p>
          </table:table-cell>
          <table:table-cell table:formula="of:=[$'Parcel Dist'.AI55]" office:value-type="float" office:value="87.3888" calcext:value-type="float">
            <text:p>87.39</text:p>
          </table:table-cell>
          <table:table-cell table:formula="of:=[$'Parcel Dist'.AJ55]" office:value-type="float" office:value="0" calcext:value-type="float">
            <text:p>0.00</text:p>
          </table:table-cell>
          <table:table-cell table:formula="of:=[$'Parcel Dist'.AK55]" office:value-type="float" office:value="12.6112" calcext:value-type="float">
            <text:p>12.61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Parcel Dist'.G56]" office:value-type="float" office:value="0" calcext:value-type="float">
            <text:p>0.00</text:p>
          </table:table-cell>
          <table:table-cell table:formula="of:=[$'Parcel Dist'.H56]" office:value-type="float" office:value="47.482" calcext:value-type="float">
            <text:p>47.48</text:p>
          </table:table-cell>
          <table:table-cell table:formula="of:=[$'Parcel Dist'.I56]" office:value-type="float" office:value="0" calcext:value-type="float">
            <text:p>0.00</text:p>
          </table:table-cell>
          <table:table-cell table:formula="of:=[$'Parcel Dist'.J56]" office:value-type="float" office:value="52.518" calcext:value-type="float">
            <text:p>52.52</text:p>
          </table:table-cell>
          <table:table-cell table:formula="of:=[$'Parcel Dist'.P56]" office:value-type="float" office:value="0" calcext:value-type="float">
            <text:p>0.00</text:p>
          </table:table-cell>
          <table:table-cell table:formula="of:=[$'Parcel Dist'.Q56]" office:value-type="float" office:value="63.0883" calcext:value-type="float">
            <text:p>63.09</text:p>
          </table:table-cell>
          <table:table-cell table:formula="of:=[$'Parcel Dist'.R56]" office:value-type="float" office:value="0" calcext:value-type="float">
            <text:p>0.00</text:p>
          </table:table-cell>
          <table:table-cell table:formula="of:=[$'Parcel Dist'.S56]" office:value-type="float" office:value="36.9117" calcext:value-type="float">
            <text:p>36.91</text:p>
          </table:table-cell>
          <table:table-cell table:formula="of:=[$'Parcel Dist'.Y56]" office:value-type="float" office:value="0" calcext:value-type="float">
            <text:p>0.00</text:p>
          </table:table-cell>
          <table:table-cell table:formula="of:=[$'Parcel Dist'.Z56]" office:value-type="float" office:value="63.0883" calcext:value-type="float">
            <text:p>63.09</text:p>
          </table:table-cell>
          <table:table-cell table:formula="of:=[$'Parcel Dist'.AA56]" office:value-type="float" office:value="0" calcext:value-type="float">
            <text:p>0.00</text:p>
          </table:table-cell>
          <table:table-cell table:formula="of:=[$'Parcel Dist'.AB56]" office:value-type="float" office:value="36.9117" calcext:value-type="float">
            <text:p>36.91</text:p>
          </table:table-cell>
          <table:table-cell table:formula="of:=[$'Parcel Dist'.AH56]" office:value-type="float" office:value="0" calcext:value-type="float">
            <text:p>0.00</text:p>
          </table:table-cell>
          <table:table-cell table:formula="of:=[$'Parcel Dist'.AI56]" office:value-type="float" office:value="67.6771" calcext:value-type="float">
            <text:p>67.68</text:p>
          </table:table-cell>
          <table:table-cell table:formula="of:=[$'Parcel Dist'.AJ56]" office:value-type="float" office:value="0" calcext:value-type="float">
            <text:p>0.00</text:p>
          </table:table-cell>
          <table:table-cell table:formula="of:=[$'Parcel Dist'.AK56]" office:value-type="float" office:value="32.3229" calcext:value-type="float">
            <text:p>32.3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Parcel Dist'.G57]" office:value-type="float" office:value="0" calcext:value-type="float">
            <text:p>0.00</text:p>
          </table:table-cell>
          <table:table-cell table:formula="of:=[$'Parcel Dist'.H57]" office:value-type="float" office:value="0" calcext:value-type="float">
            <text:p>0.00</text:p>
          </table:table-cell>
          <table:table-cell table:formula="of:=[$'Parcel Dist'.I57]" office:value-type="float" office:value="0" calcext:value-type="float">
            <text:p>0.00</text:p>
          </table:table-cell>
          <table:table-cell table:formula="of:=[$'Parcel Dist'.J57]" office:value-type="float" office:value="0" calcext:value-type="float">
            <text:p>0.00</text:p>
          </table:table-cell>
          <table:table-cell table:formula="of:=[$'Parcel Dist'.P57]" office:value-type="float" office:value="0" calcext:value-type="float">
            <text:p>0.00</text:p>
          </table:table-cell>
          <table:table-cell table:formula="of:=[$'Parcel Dist'.Q57]" office:value-type="float" office:value="61.228" calcext:value-type="float">
            <text:p>61.23</text:p>
          </table:table-cell>
          <table:table-cell table:formula="of:=[$'Parcel Dist'.R57]" office:value-type="float" office:value="0" calcext:value-type="float">
            <text:p>0.00</text:p>
          </table:table-cell>
          <table:table-cell table:formula="of:=[$'Parcel Dist'.S57]" office:value-type="float" office:value="38.772" calcext:value-type="float">
            <text:p>38.77</text:p>
          </table:table-cell>
          <table:table-cell table:formula="of:=[$'Parcel Dist'.Y57]" office:value-type="float" office:value="0" calcext:value-type="float">
            <text:p>0.00</text:p>
          </table:table-cell>
          <table:table-cell table:formula="of:=[$'Parcel Dist'.Z57]" office:value-type="float" office:value="63.3486" calcext:value-type="float">
            <text:p>63.35</text:p>
          </table:table-cell>
          <table:table-cell table:formula="of:=[$'Parcel Dist'.AA57]" office:value-type="float" office:value="0" calcext:value-type="float">
            <text:p>0.00</text:p>
          </table:table-cell>
          <table:table-cell table:formula="of:=[$'Parcel Dist'.AB57]" office:value-type="float" office:value="36.6514" calcext:value-type="float">
            <text:p>36.65</text:p>
          </table:table-cell>
          <table:table-cell table:formula="of:=[$'Parcel Dist'.AH57]" office:value-type="float" office:value="0" calcext:value-type="float">
            <text:p>0.00</text:p>
          </table:table-cell>
          <table:table-cell table:formula="of:=[$'Parcel Dist'.AI57]" office:value-type="float" office:value="63.8598" calcext:value-type="float">
            <text:p>63.86</text:p>
          </table:table-cell>
          <table:table-cell table:formula="of:=[$'Parcel Dist'.AJ57]" office:value-type="float" office:value="0" calcext:value-type="float">
            <text:p>0.00</text:p>
          </table:table-cell>
          <table:table-cell table:formula="of:=[$'Parcel Dist'.AK57]" office:value-type="float" office:value="36.1402" calcext:value-type="float">
            <text:p>36.1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Parcel Dist'.G58]" office:value-type="float" office:value="0" calcext:value-type="float">
            <text:p>0.00</text:p>
          </table:table-cell>
          <table:table-cell table:formula="of:=[$'Parcel Dist'.H58]" office:value-type="float" office:value="0" calcext:value-type="float">
            <text:p>0.00</text:p>
          </table:table-cell>
          <table:table-cell table:formula="of:=[$'Parcel Dist'.I58]" office:value-type="float" office:value="0" calcext:value-type="float">
            <text:p>0.00</text:p>
          </table:table-cell>
          <table:table-cell table:formula="of:=[$'Parcel Dist'.J58]" office:value-type="float" office:value="0" calcext:value-type="float">
            <text:p>0.00</text:p>
          </table:table-cell>
          <table:table-cell table:formula="of:=[$'Parcel Dist'.P58]" office:value-type="float" office:value="0" calcext:value-type="float">
            <text:p>0.00</text:p>
          </table:table-cell>
          <table:table-cell table:formula="of:=[$'Parcel Dist'.Q58]" office:value-type="float" office:value="64.479" calcext:value-type="float">
            <text:p>64.48</text:p>
          </table:table-cell>
          <table:table-cell table:formula="of:=[$'Parcel Dist'.R58]" office:value-type="float" office:value="0" calcext:value-type="float">
            <text:p>0.00</text:p>
          </table:table-cell>
          <table:table-cell table:formula="of:=[$'Parcel Dist'.S58]" office:value-type="float" office:value="35.521" calcext:value-type="float">
            <text:p>35.52</text:p>
          </table:table-cell>
          <table:table-cell table:formula="of:=[$'Parcel Dist'.Y58]" office:value-type="float" office:value="0" calcext:value-type="float">
            <text:p>0.00</text:p>
          </table:table-cell>
          <table:table-cell table:formula="of:=[$'Parcel Dist'.Z58]" office:value-type="float" office:value="60.5311" calcext:value-type="float">
            <text:p>60.53</text:p>
          </table:table-cell>
          <table:table-cell table:formula="of:=[$'Parcel Dist'.AA58]" office:value-type="float" office:value="0" calcext:value-type="float">
            <text:p>0.00</text:p>
          </table:table-cell>
          <table:table-cell table:formula="of:=[$'Parcel Dist'.AB58]" office:value-type="float" office:value="39.4689" calcext:value-type="float">
            <text:p>39.47</text:p>
          </table:table-cell>
          <table:table-cell table:formula="of:=[$'Parcel Dist'.AH58]" office:value-type="float" office:value="0" calcext:value-type="float">
            <text:p>0.00</text:p>
          </table:table-cell>
          <table:table-cell table:formula="of:=[$'Parcel Dist'.AI58]" office:value-type="float" office:value="96.4974" calcext:value-type="float">
            <text:p>96.50</text:p>
          </table:table-cell>
          <table:table-cell table:formula="of:=[$'Parcel Dist'.AJ58]" office:value-type="float" office:value="0" calcext:value-type="float">
            <text:p>0.00</text:p>
          </table:table-cell>
          <table:table-cell table:formula="of:=[$'Parcel Dist'.AK58]" office:value-type="float" office:value="3.50256" calcext:value-type="float">
            <text:p>3.5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Parcel Dist'.G59]" office:value-type="float" office:value="0" calcext:value-type="float">
            <text:p>0.00</text:p>
          </table:table-cell>
          <table:table-cell table:formula="of:=[$'Parcel Dist'.H59]" office:value-type="float" office:value="0" calcext:value-type="float">
            <text:p>0.00</text:p>
          </table:table-cell>
          <table:table-cell table:formula="of:=[$'Parcel Dist'.I59]" office:value-type="float" office:value="0" calcext:value-type="float">
            <text:p>0.00</text:p>
          </table:table-cell>
          <table:table-cell table:formula="of:=[$'Parcel Dist'.J59]" office:value-type="float" office:value="0" calcext:value-type="float">
            <text:p>0.00</text:p>
          </table:table-cell>
          <table:table-cell table:formula="of:=[$'Parcel Dist'.P59]" office:value-type="float" office:value="0" calcext:value-type="float">
            <text:p>0.00</text:p>
          </table:table-cell>
          <table:table-cell table:formula="of:=[$'Parcel Dist'.Q59]" office:value-type="float" office:value="0" calcext:value-type="float">
            <text:p>0.00</text:p>
          </table:table-cell>
          <table:table-cell table:formula="of:=[$'Parcel Dist'.R59]" office:value-type="float" office:value="0" calcext:value-type="float">
            <text:p>0.00</text:p>
          </table:table-cell>
          <table:table-cell table:formula="of:=[$'Parcel Dist'.S59]" office:value-type="float" office:value="0" calcext:value-type="float">
            <text:p>0.00</text:p>
          </table:table-cell>
          <table:table-cell table:formula="of:=[$'Parcel Dist'.Y59]" office:value-type="float" office:value="0" calcext:value-type="float">
            <text:p>0.00</text:p>
          </table:table-cell>
          <table:table-cell table:formula="of:=[$'Parcel Dist'.Z59]" office:value-type="float" office:value="60.3352" calcext:value-type="float">
            <text:p>60.34</text:p>
          </table:table-cell>
          <table:table-cell table:formula="of:=[$'Parcel Dist'.AA59]" office:value-type="float" office:value="0" calcext:value-type="float">
            <text:p>0.00</text:p>
          </table:table-cell>
          <table:table-cell table:formula="of:=[$'Parcel Dist'.AB59]" office:value-type="float" office:value="39.6648" calcext:value-type="float">
            <text:p>39.66</text:p>
          </table:table-cell>
          <table:table-cell table:formula="of:=[$'Parcel Dist'.AH59]" office:value-type="float" office:value="0" calcext:value-type="float">
            <text:p>0.00</text:p>
          </table:table-cell>
          <table:table-cell table:formula="of:=[$'Parcel Dist'.AI59]" office:value-type="float" office:value="67.4191" calcext:value-type="float">
            <text:p>67.42</text:p>
          </table:table-cell>
          <table:table-cell table:formula="of:=[$'Parcel Dist'.AJ59]" office:value-type="float" office:value="0" calcext:value-type="float">
            <text:p>0.00</text:p>
          </table:table-cell>
          <table:table-cell table:formula="of:=[$'Parcel Dist'.AK59]" office:value-type="float" office:value="32.5809" calcext:value-type="float">
            <text:p>32.5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Parcel Dist'.G60]" office:value-type="float" office:value="0" calcext:value-type="float">
            <text:p>0.00</text:p>
          </table:table-cell>
          <table:table-cell table:formula="of:=[$'Parcel Dist'.H60]" office:value-type="float" office:value="41.9695" calcext:value-type="float">
            <text:p>41.97</text:p>
          </table:table-cell>
          <table:table-cell table:formula="of:=[$'Parcel Dist'.I60]" office:value-type="float" office:value="0" calcext:value-type="float">
            <text:p>0.00</text:p>
          </table:table-cell>
          <table:table-cell table:formula="of:=[$'Parcel Dist'.J60]" office:value-type="float" office:value="58.0305" calcext:value-type="float">
            <text:p>58.03</text:p>
          </table:table-cell>
          <table:table-cell table:formula="of:=[$'Parcel Dist'.P60]" office:value-type="float" office:value="0" calcext:value-type="float">
            <text:p>0.00</text:p>
          </table:table-cell>
          <table:table-cell table:formula="of:=[$'Parcel Dist'.Q60]" office:value-type="float" office:value="53.7354" calcext:value-type="float">
            <text:p>53.74</text:p>
          </table:table-cell>
          <table:table-cell table:formula="of:=[$'Parcel Dist'.R60]" office:value-type="float" office:value="0" calcext:value-type="float">
            <text:p>0.00</text:p>
          </table:table-cell>
          <table:table-cell table:formula="of:=[$'Parcel Dist'.S60]" office:value-type="float" office:value="46.2646" calcext:value-type="float">
            <text:p>46.26</text:p>
          </table:table-cell>
          <table:table-cell table:formula="of:=[$'Parcel Dist'.Y60]" office:value-type="float" office:value="0" calcext:value-type="float">
            <text:p>0.00</text:p>
          </table:table-cell>
          <table:table-cell table:formula="of:=[$'Parcel Dist'.Z60]" office:value-type="float" office:value="72.7504" calcext:value-type="float">
            <text:p>72.75</text:p>
          </table:table-cell>
          <table:table-cell table:formula="of:=[$'Parcel Dist'.AA60]" office:value-type="float" office:value="0" calcext:value-type="float">
            <text:p>0.00</text:p>
          </table:table-cell>
          <table:table-cell table:formula="of:=[$'Parcel Dist'.AB60]" office:value-type="float" office:value="27.2496" calcext:value-type="float">
            <text:p>27.25</text:p>
          </table:table-cell>
          <table:table-cell table:formula="of:=[$'Parcel Dist'.AH60]" office:value-type="float" office:value="0" calcext:value-type="float">
            <text:p>0.00</text:p>
          </table:table-cell>
          <table:table-cell table:formula="of:=[$'Parcel Dist'.AI60]" office:value-type="float" office:value="71.8418" calcext:value-type="float">
            <text:p>71.84</text:p>
          </table:table-cell>
          <table:table-cell table:formula="of:=[$'Parcel Dist'.AJ60]" office:value-type="float" office:value="0" calcext:value-type="float">
            <text:p>0.00</text:p>
          </table:table-cell>
          <table:table-cell table:formula="of:=[$'Parcel Dist'.AK60]" office:value-type="float" office:value="28.1582" calcext:value-type="float">
            <text:p>28.16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Parcel Dist'.G61]" office:value-type="float" office:value="0" calcext:value-type="float">
            <text:p>0.00</text:p>
          </table:table-cell>
          <table:table-cell table:formula="of:=[$'Parcel Dist'.H61]" office:value-type="float" office:value="66.7237" calcext:value-type="float">
            <text:p>66.72</text:p>
          </table:table-cell>
          <table:table-cell table:formula="of:=[$'Parcel Dist'.I61]" office:value-type="float" office:value="0" calcext:value-type="float">
            <text:p>0.00</text:p>
          </table:table-cell>
          <table:table-cell table:formula="of:=[$'Parcel Dist'.J61]" office:value-type="float" office:value="33.2763" calcext:value-type="float">
            <text:p>33.28</text:p>
          </table:table-cell>
          <table:table-cell table:formula="of:=[$'Parcel Dist'.P61]" office:value-type="float" office:value="0" calcext:value-type="float">
            <text:p>0.00</text:p>
          </table:table-cell>
          <table:table-cell table:formula="of:=[$'Parcel Dist'.Q61]" office:value-type="float" office:value="79.4289" calcext:value-type="float">
            <text:p>79.43</text:p>
          </table:table-cell>
          <table:table-cell table:formula="of:=[$'Parcel Dist'.R61]" office:value-type="float" office:value="0" calcext:value-type="float">
            <text:p>0.00</text:p>
          </table:table-cell>
          <table:table-cell table:formula="of:=[$'Parcel Dist'.S61]" office:value-type="float" office:value="20.5711" calcext:value-type="float">
            <text:p>20.57</text:p>
          </table:table-cell>
          <table:table-cell table:formula="of:=[$'Parcel Dist'.Y61]" office:value-type="float" office:value="0" calcext:value-type="float">
            <text:p>0.00</text:p>
          </table:table-cell>
          <table:table-cell table:formula="of:=[$'Parcel Dist'.Z61]" office:value-type="float" office:value="89.9839" calcext:value-type="float">
            <text:p>89.98</text:p>
          </table:table-cell>
          <table:table-cell table:formula="of:=[$'Parcel Dist'.AA61]" office:value-type="float" office:value="0" calcext:value-type="float">
            <text:p>0.00</text:p>
          </table:table-cell>
          <table:table-cell table:formula="of:=[$'Parcel Dist'.AB61]" office:value-type="float" office:value="10.0161" calcext:value-type="float">
            <text:p>10.02</text:p>
          </table:table-cell>
          <table:table-cell table:formula="of:=[$'Parcel Dist'.AH61]" office:value-type="float" office:value="0" calcext:value-type="float">
            <text:p>0.00</text:p>
          </table:table-cell>
          <table:table-cell table:formula="of:=[$'Parcel Dist'.AI61]" office:value-type="float" office:value="93.0369" calcext:value-type="float">
            <text:p>93.04</text:p>
          </table:table-cell>
          <table:table-cell table:formula="of:=[$'Parcel Dist'.AJ61]" office:value-type="float" office:value="0" calcext:value-type="float">
            <text:p>0.00</text:p>
          </table:table-cell>
          <table:table-cell table:formula="of:=[$'Parcel Dist'.AK61]" office:value-type="float" office:value="6.96309" calcext:value-type="float">
            <text:p>6.96</text:p>
          </table:table-cell>
        </table:table-row>
        <table:table-row table:style-name="ro2">
          <table:table-cell table:style-name="ce114" office:value-type="string" calcext:value-type="string">
            <text:p>grubhub-15-9.tsp</text:p>
          </table:table-cell>
          <table:table-cell table:formula="of:=[$'Parcel Dist'.G62]" office:value-type="float" office:value="0" calcext:value-type="float">
            <text:p>0.00</text:p>
          </table:table-cell>
          <table:table-cell table:formula="of:=[$'Parcel Dist'.H62]" office:value-type="float" office:value="0" calcext:value-type="float">
            <text:p>0.00</text:p>
          </table:table-cell>
          <table:table-cell table:formula="of:=[$'Parcel Dist'.I62]" office:value-type="float" office:value="0" calcext:value-type="float">
            <text:p>0.00</text:p>
          </table:table-cell>
          <table:table-cell table:formula="of:=[$'Parcel Dist'.J62]" office:value-type="float" office:value="0" calcext:value-type="float">
            <text:p>0.00</text:p>
          </table:table-cell>
          <table:table-cell table:formula="of:=[$'Parcel Dist'.P62]" office:value-type="float" office:value="0" calcext:value-type="float">
            <text:p>0.00</text:p>
          </table:table-cell>
          <table:table-cell table:formula="of:=[$'Parcel Dist'.Q62]" office:value-type="float" office:value="54.2387" calcext:value-type="float">
            <text:p>54.24</text:p>
          </table:table-cell>
          <table:table-cell table:formula="of:=[$'Parcel Dist'.R62]" office:value-type="float" office:value="0" calcext:value-type="float">
            <text:p>0.00</text:p>
          </table:table-cell>
          <table:table-cell table:formula="of:=[$'Parcel Dist'.S62]" office:value-type="float" office:value="45.7613" calcext:value-type="float">
            <text:p>45.76</text:p>
          </table:table-cell>
          <table:table-cell table:formula="of:=[$'Parcel Dist'.Y62]" office:value-type="float" office:value="0" calcext:value-type="float">
            <text:p>0.00</text:p>
          </table:table-cell>
          <table:table-cell table:formula="of:=[$'Parcel Dist'.Z62]" office:value-type="float" office:value="54.2387" calcext:value-type="float">
            <text:p>54.24</text:p>
          </table:table-cell>
          <table:table-cell table:formula="of:=[$'Parcel Dist'.AA62]" office:value-type="float" office:value="0" calcext:value-type="float">
            <text:p>0.00</text:p>
          </table:table-cell>
          <table:table-cell table:formula="of:=[$'Parcel Dist'.AB62]" office:value-type="float" office:value="45.7613" calcext:value-type="float">
            <text:p>45.76</text:p>
          </table:table-cell>
          <table:table-cell table:formula="of:=[$'Parcel Dist'.AH62]" office:value-type="float" office:value="0" calcext:value-type="float">
            <text:p>0.00</text:p>
          </table:table-cell>
          <table:table-cell table:formula="of:=[$'Parcel Dist'.AI62]" office:value-type="float" office:value="49.145" calcext:value-type="float">
            <text:p>49.15</text:p>
          </table:table-cell>
          <table:table-cell table:formula="of:=[$'Parcel Dist'.AJ62]" office:value-type="float" office:value="0" calcext:value-type="float">
            <text:p>0.00</text:p>
          </table:table-cell>
          <table:table-cell table:formula="of:=[$'Parcel Dist'.AK62]" office:value-type="float" office:value="50.855" calcext:value-type="float">
            <text:p>50.86</text:p>
          </table:table-cell>
        </table:table-row>
        <table:table-row table:style-name="ro2">
          <table:table-cell table:style-name="ce112"/>
          <table:table-cell table:style-name="ce125" office:value-type="string" calcext:value-type="string" table:number-columns-spanned="4" table:number-rows-spanned="1">
            <text:p>ScSp</text:p>
          </table:table-cell>
          <table:covered-table-cell table:number-columns-repeated="3" table:style-name="ce129"/>
          <table:table-cell table:style-name="ce125" office:value-type="string" calcext:value-type="string" table:number-columns-spanned="4" table:number-rows-spanned="1">
            <text:p>ScSp</text:p>
          </table:table-cell>
          <table:covered-table-cell table:number-columns-repeated="3" table:style-name="ce129"/>
          <table:table-cell table:style-name="ce125" office:value-type="string" calcext:value-type="string" table:number-columns-spanned="4" table:number-rows-spanned="1">
            <text:p>ScSp</text:p>
          </table:table-cell>
          <table:covered-table-cell table:number-columns-repeated="3" table:style-name="ce129"/>
          <table:table-cell table:style-name="ce112" office:value-type="string" calcext:value-type="string" table:number-columns-spanned="4" table:number-rows-spanned="1">
            <text:p>ScSp</text:p>
          </table:table-cell>
          <table:covered-table-cell table:number-columns-repeated="3" table:style-name="ce112"/>
        </table:table-row>
        <table:table-row table:style-name="ro2">
          <table:table-cell table:style-name="ce115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126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26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  <table:table-cell table:style-name="ce104" office:value-type="string" calcext:value-type="string">
            <text:p>c(%)</text:p>
          </table:table-cell>
          <table:table-cell table:style-name="ce104" office:value-type="string" calcext:value-type="string">
            <text:p>p(%)</text:p>
          </table:table-cell>
          <table:table-cell table:style-name="ce104" office:value-type="string" calcext:value-type="string">
            <text:p>b(%)</text:p>
          </table:table-cell>
          <table:table-cell table:style-name="ce104" office:value-type="string" calcext:value-type="string">
            <text:p>e(%)</text:p>
          </table:table-cell>
        </table:table-row>
        <table:table-row table:style-name="ro2">
          <table:table-cell table:style-name="ce116" office:value-type="float" office:value="10" calcext:value-type="float">
            <text:p>10</text:p>
          </table:table-cell>
          <table:table-cell table:style-name="ce127" table:formula="of:=AVERAGE([.B4:.B13])" office:value-type="float" office:value="0" calcext:value-type="float">
            <text:p>0.00</text:p>
          </table:table-cell>
          <table:table-cell table:style-name="ce122" table:formula="of:=AVERAGE([.C4:.C13])" office:value-type="float" office:value="20.21756" calcext:value-type="float">
            <text:p>20.22</text:p>
          </table:table-cell>
          <table:table-cell table:style-name="ce122" table:formula="of:=AVERAGE([.D4:.D13])" office:value-type="float" office:value="0" calcext:value-type="float">
            <text:p>0.00</text:p>
          </table:table-cell>
          <table:table-cell table:style-name="ce122" table:formula="of:=AVERAGE([.E4:.E13])" office:value-type="float" office:value="19.78244" calcext:value-type="float">
            <text:p>19.78</text:p>
          </table:table-cell>
          <table:table-cell table:style-name="ce127" table:formula="of:=AVERAGE([.F4:.F13])" office:value-type="float" office:value="0" calcext:value-type="float">
            <text:p>0.00</text:p>
          </table:table-cell>
          <table:table-cell table:style-name="ce122" table:formula="of:=AVERAGE([.G4:.G13])" office:value-type="float" office:value="34.12119" calcext:value-type="float">
            <text:p>34.12</text:p>
          </table:table-cell>
          <table:table-cell table:style-name="ce122" table:formula="of:=AVERAGE([.H4:.H13])" office:value-type="float" office:value="0" calcext:value-type="float">
            <text:p>0.00</text:p>
          </table:table-cell>
          <table:table-cell table:style-name="ce122" table:formula="of:=AVERAGE([.I4:.I13])" office:value-type="float" office:value="35.87881" calcext:value-type="float">
            <text:p>35.88</text:p>
          </table:table-cell>
          <table:table-cell table:style-name="ce127" table:formula="of:=AVERAGE([.J4:.J13])" office:value-type="float" office:value="0" calcext:value-type="float">
            <text:p>0.00</text:p>
          </table:table-cell>
          <table:table-cell table:style-name="ce122" table:formula="of:=AVERAGE([.K4:.K13])" office:value-type="float" office:value="48.89647" calcext:value-type="float">
            <text:p>48.90</text:p>
          </table:table-cell>
          <table:table-cell table:style-name="ce122" table:formula="of:=AVERAGE([.L4:.L13])" office:value-type="float" office:value="0" calcext:value-type="float">
            <text:p>0.00</text:p>
          </table:table-cell>
          <table:table-cell table:style-name="ce122" table:formula="of:=AVERAGE([.M4:.M13])" office:value-type="float" office:value="31.10353" calcext:value-type="float">
            <text:p>31.10</text:p>
          </table:table-cell>
          <table:table-cell table:style-name="ce122" table:formula="of:=AVERAGE([.N4:.N13])" office:value-type="float" office:value="0" calcext:value-type="float">
            <text:p>0.00</text:p>
          </table:table-cell>
          <table:table-cell table:style-name="ce122" table:formula="of:=AVERAGE([.O4:.O13])" office:value-type="float" office:value="64.36135" calcext:value-type="float">
            <text:p>64.36</text:p>
          </table:table-cell>
          <table:table-cell table:style-name="ce122" table:formula="of:=AVERAGE([.P4:.P13])" office:value-type="float" office:value="0" calcext:value-type="float">
            <text:p>0.00</text:p>
          </table:table-cell>
          <table:table-cell table:style-name="ce122" table:formula="of:=AVERAGE([.Q4:.Q13])" office:value-type="float" office:value="35.63865" calcext:value-type="float">
            <text:p>35.64</text:p>
          </table:table-cell>
        </table:table-row>
        <table:table-row table:style-name="ro2">
          <table:table-cell table:style-name="ce116" office:value-type="float" office:value="11" calcext:value-type="float">
            <text:p>11</text:p>
          </table:table-cell>
          <table:table-cell table:style-name="ce127" table:formula="of:=AVERAGE([.B14:.B23])" office:value-type="float" office:value="0" calcext:value-type="float">
            <text:p>0.00</text:p>
          </table:table-cell>
          <table:table-cell table:style-name="ce122" table:formula="of:=AVERAGE([.C14:.C23])" office:value-type="float" office:value="20.75679" calcext:value-type="float">
            <text:p>20.76</text:p>
          </table:table-cell>
          <table:table-cell table:style-name="ce122" table:formula="of:=AVERAGE([.D14:.D23])" office:value-type="float" office:value="0" calcext:value-type="float">
            <text:p>0.00</text:p>
          </table:table-cell>
          <table:table-cell table:style-name="ce122" table:formula="of:=AVERAGE([.E14:.E23])" office:value-type="float" office:value="19.24321" calcext:value-type="float">
            <text:p>19.24</text:p>
          </table:table-cell>
          <table:table-cell table:style-name="ce127" table:formula="of:=AVERAGE([.F14:.F23])" office:value-type="float" office:value="0" calcext:value-type="float">
            <text:p>0.00</text:p>
          </table:table-cell>
          <table:table-cell table:style-name="ce122" table:formula="of:=AVERAGE([.G14:.G23])" office:value-type="float" office:value="40.60551" calcext:value-type="float">
            <text:p>40.61</text:p>
          </table:table-cell>
          <table:table-cell table:style-name="ce122" table:formula="of:=AVERAGE([.H14:.H23])" office:value-type="float" office:value="0" calcext:value-type="float">
            <text:p>0.00</text:p>
          </table:table-cell>
          <table:table-cell table:style-name="ce122" table:formula="of:=AVERAGE([.I14:.I23])" office:value-type="float" office:value="39.39449" calcext:value-type="float">
            <text:p>39.39</text:p>
          </table:table-cell>
          <table:table-cell table:style-name="ce127" table:formula="of:=AVERAGE([.J14:.J23])" office:value-type="float" office:value="0" calcext:value-type="float">
            <text:p>0.00</text:p>
          </table:table-cell>
          <table:table-cell table:style-name="ce122" table:formula="of:=AVERAGE([.K14:.K23])" office:value-type="float" office:value="55.44728" calcext:value-type="float">
            <text:p>55.45</text:p>
          </table:table-cell>
          <table:table-cell table:style-name="ce122" table:formula="of:=AVERAGE([.L14:.L23])" office:value-type="float" office:value="0" calcext:value-type="float">
            <text:p>0.00</text:p>
          </table:table-cell>
          <table:table-cell table:style-name="ce122" table:formula="of:=AVERAGE([.M14:.M23])" office:value-type="float" office:value="44.55272" calcext:value-type="float">
            <text:p>44.55</text:p>
          </table:table-cell>
          <table:table-cell table:style-name="ce122" table:formula="of:=AVERAGE([.N14:.N23])" office:value-type="float" office:value="0" calcext:value-type="float">
            <text:p>0.00</text:p>
          </table:table-cell>
          <table:table-cell table:style-name="ce122" table:formula="of:=AVERAGE([.O14:.O23])" office:value-type="float" office:value="64.30503" calcext:value-type="float">
            <text:p>64.31</text:p>
          </table:table-cell>
          <table:table-cell table:style-name="ce122" table:formula="of:=AVERAGE([.P14:.P23])" office:value-type="float" office:value="0" calcext:value-type="float">
            <text:p>0.00</text:p>
          </table:table-cell>
          <table:table-cell table:style-name="ce122" table:formula="of:=AVERAGE([.Q14:.Q23])" office:value-type="float" office:value="35.69497" calcext:value-type="float">
            <text:p>35.69</text:p>
          </table:table-cell>
        </table:table-row>
        <table:table-row table:style-name="ro2">
          <table:table-cell table:style-name="ce116" office:value-type="float" office:value="12" calcext:value-type="float">
            <text:p>12</text:p>
          </table:table-cell>
          <table:table-cell table:style-name="ce127" table:formula="of:=AVERAGE([.B24:.B33])" office:value-type="float" office:value="0" calcext:value-type="float">
            <text:p>0.00</text:p>
          </table:table-cell>
          <table:table-cell table:style-name="ce122" table:formula="of:=AVERAGE([.C24:.C33])" office:value-type="float" office:value="0" calcext:value-type="float">
            <text:p>0.00</text:p>
          </table:table-cell>
          <table:table-cell table:style-name="ce122" table:formula="of:=AVERAGE([.D24:.D33])" office:value-type="float" office:value="0" calcext:value-type="float">
            <text:p>0.00</text:p>
          </table:table-cell>
          <table:table-cell table:style-name="ce122" table:formula="of:=AVERAGE([.E24:.E33])" office:value-type="float" office:value="0" calcext:value-type="float">
            <text:p>0.00</text:p>
          </table:table-cell>
          <table:table-cell table:style-name="ce127" table:formula="of:=AVERAGE([.F24:.F33])" office:value-type="float" office:value="0" calcext:value-type="float">
            <text:p>0.00</text:p>
          </table:table-cell>
          <table:table-cell table:style-name="ce122" table:formula="of:=AVERAGE([.G24:.G33])" office:value-type="float" office:value="37.68172" calcext:value-type="float">
            <text:p>37.68</text:p>
          </table:table-cell>
          <table:table-cell table:style-name="ce122" table:formula="of:=AVERAGE([.H24:.H33])" office:value-type="float" office:value="0" calcext:value-type="float">
            <text:p>0.00</text:p>
          </table:table-cell>
          <table:table-cell table:style-name="ce122" table:formula="of:=AVERAGE([.I24:.I33])" office:value-type="float" office:value="22.31828" calcext:value-type="float">
            <text:p>22.32</text:p>
          </table:table-cell>
          <table:table-cell table:style-name="ce127" table:formula="of:=AVERAGE([.J24:.J33])" office:value-type="float" office:value="0" calcext:value-type="float">
            <text:p>0.00</text:p>
          </table:table-cell>
          <table:table-cell table:style-name="ce122" table:formula="of:=AVERAGE([.K24:.K33])" office:value-type="float" office:value="56.24384" calcext:value-type="float">
            <text:p>56.24</text:p>
          </table:table-cell>
          <table:table-cell table:style-name="ce122" table:formula="of:=AVERAGE([.L24:.L33])" office:value-type="float" office:value="0" calcext:value-type="float">
            <text:p>0.00</text:p>
          </table:table-cell>
          <table:table-cell table:style-name="ce122" table:formula="of:=AVERAGE([.M24:.M33])" office:value-type="float" office:value="33.75616" calcext:value-type="float">
            <text:p>33.76</text:p>
          </table:table-cell>
          <table:table-cell table:style-name="ce122" table:formula="of:=AVERAGE([.N24:.N33])" office:value-type="float" office:value="0" calcext:value-type="float">
            <text:p>0.00</text:p>
          </table:table-cell>
          <table:table-cell table:style-name="ce122" table:formula="of:=AVERAGE([.O24:.O33])" office:value-type="float" office:value="69.6876" calcext:value-type="float">
            <text:p>69.69</text:p>
          </table:table-cell>
          <table:table-cell table:style-name="ce122" table:formula="of:=AVERAGE([.P24:.P33])" office:value-type="float" office:value="0" calcext:value-type="float">
            <text:p>0.00</text:p>
          </table:table-cell>
          <table:table-cell table:style-name="ce122" table:formula="of:=AVERAGE([.Q24:.Q33])" office:value-type="float" office:value="30.3124" calcext:value-type="float">
            <text:p>30.31</text:p>
          </table:table-cell>
        </table:table-row>
        <table:table-row table:style-name="ro2">
          <table:table-cell table:style-name="ce116" office:value-type="float" office:value="13" calcext:value-type="float">
            <text:p>13</text:p>
          </table:table-cell>
          <table:table-cell table:style-name="ce127" table:formula="of:=AVERAGE([.B34:.B43])" office:value-type="float" office:value="0" calcext:value-type="float">
            <text:p>0.00</text:p>
          </table:table-cell>
          <table:table-cell table:style-name="ce122" table:formula="of:=AVERAGE([.C34:.C43])" office:value-type="float" office:value="18.49073" calcext:value-type="float">
            <text:p>18.49</text:p>
          </table:table-cell>
          <table:table-cell table:style-name="ce122" table:formula="of:=AVERAGE([.D34:.D43])" office:value-type="float" office:value="0" calcext:value-type="float">
            <text:p>0.00</text:p>
          </table:table-cell>
          <table:table-cell table:style-name="ce122" table:formula="of:=AVERAGE([.E34:.E43])" office:value-type="float" office:value="21.50927" calcext:value-type="float">
            <text:p>21.51</text:p>
          </table:table-cell>
          <table:table-cell table:style-name="ce127" table:formula="of:=AVERAGE([.F34:.F43])" office:value-type="float" office:value="0" calcext:value-type="float">
            <text:p>0.00</text:p>
          </table:table-cell>
          <table:table-cell table:style-name="ce122" table:formula="of:=AVERAGE([.G34:.G43])" office:value-type="float" office:value="41.52853" calcext:value-type="float">
            <text:p>41.53</text:p>
          </table:table-cell>
          <table:table-cell table:style-name="ce122" table:formula="of:=AVERAGE([.H34:.H43])" office:value-type="float" office:value="0" calcext:value-type="float">
            <text:p>0.00</text:p>
          </table:table-cell>
          <table:table-cell table:style-name="ce122" table:formula="of:=AVERAGE([.I34:.I43])" office:value-type="float" office:value="28.47147" calcext:value-type="float">
            <text:p>28.47</text:p>
          </table:table-cell>
          <table:table-cell table:style-name="ce127" table:formula="of:=AVERAGE([.J34:.J43])" office:value-type="float" office:value="0" calcext:value-type="float">
            <text:p>0.00</text:p>
          </table:table-cell>
          <table:table-cell table:style-name="ce122" table:formula="of:=AVERAGE([.K34:.K43])" office:value-type="float" office:value="62.23359" calcext:value-type="float">
            <text:p>62.23</text:p>
          </table:table-cell>
          <table:table-cell table:style-name="ce122" table:formula="of:=AVERAGE([.L34:.L43])" office:value-type="float" office:value="0" calcext:value-type="float">
            <text:p>0.00</text:p>
          </table:table-cell>
          <table:table-cell table:style-name="ce122" table:formula="of:=AVERAGE([.M34:.M43])" office:value-type="float" office:value="37.76641" calcext:value-type="float">
            <text:p>37.77</text:p>
          </table:table-cell>
          <table:table-cell table:style-name="ce122" table:formula="of:=AVERAGE([.N34:.N43])" office:value-type="float" office:value="0" calcext:value-type="float">
            <text:p>0.00</text:p>
          </table:table-cell>
          <table:table-cell table:style-name="ce122" table:formula="of:=AVERAGE([.O34:.O43])" office:value-type="float" office:value="65.30494" calcext:value-type="float">
            <text:p>65.30</text:p>
          </table:table-cell>
          <table:table-cell table:style-name="ce122" table:formula="of:=AVERAGE([.P34:.P43])" office:value-type="float" office:value="0" calcext:value-type="float">
            <text:p>0.00</text:p>
          </table:table-cell>
          <table:table-cell table:style-name="ce122" table:formula="of:=AVERAGE([.Q34:.Q43])" office:value-type="float" office:value="34.69506" calcext:value-type="float">
            <text:p>34.70</text:p>
          </table:table-cell>
        </table:table-row>
        <table:table-row table:style-name="ro2">
          <table:table-cell table:style-name="ce116" office:value-type="float" office:value="14" calcext:value-type="float">
            <text:p>14</text:p>
          </table:table-cell>
          <table:table-cell table:style-name="ce127" table:formula="of:=AVERAGE([.B44:.B53])" office:value-type="float" office:value="0" calcext:value-type="float">
            <text:p>0.00</text:p>
          </table:table-cell>
          <table:table-cell table:style-name="ce122" table:formula="of:=AVERAGE([.C44:.C53])" office:value-type="float" office:value="18.64374" calcext:value-type="float">
            <text:p>18.64</text:p>
          </table:table-cell>
          <table:table-cell table:style-name="ce122" table:formula="of:=AVERAGE([.D44:.D53])" office:value-type="float" office:value="0" calcext:value-type="float">
            <text:p>0.00</text:p>
          </table:table-cell>
          <table:table-cell table:style-name="ce122" table:formula="of:=AVERAGE([.E44:.E53])" office:value-type="float" office:value="21.35626" calcext:value-type="float">
            <text:p>21.36</text:p>
          </table:table-cell>
          <table:table-cell table:style-name="ce127" table:formula="of:=AVERAGE([.F44:.F53])" office:value-type="float" office:value="0" calcext:value-type="float">
            <text:p>0.00</text:p>
          </table:table-cell>
          <table:table-cell table:style-name="ce122" table:formula="of:=AVERAGE([.G44:.G53])" office:value-type="float" office:value="63.29357" calcext:value-type="float">
            <text:p>63.29</text:p>
          </table:table-cell>
          <table:table-cell table:style-name="ce122" table:formula="of:=AVERAGE([.H44:.H53])" office:value-type="float" office:value="0" calcext:value-type="float">
            <text:p>0.00</text:p>
          </table:table-cell>
          <table:table-cell table:style-name="ce122" table:formula="of:=AVERAGE([.I44:.I53])" office:value-type="float" office:value="36.70643" calcext:value-type="float">
            <text:p>36.71</text:p>
          </table:table-cell>
          <table:table-cell table:style-name="ce127" table:formula="of:=AVERAGE([.J44:.J53])" office:value-type="float" office:value="0" calcext:value-type="float">
            <text:p>0.00</text:p>
          </table:table-cell>
          <table:table-cell table:style-name="ce122" table:formula="of:=AVERAGE([.K44:.K53])" office:value-type="float" office:value="62.08679" calcext:value-type="float">
            <text:p>62.09</text:p>
          </table:table-cell>
          <table:table-cell table:style-name="ce122" table:formula="of:=AVERAGE([.L44:.L53])" office:value-type="float" office:value="0" calcext:value-type="float">
            <text:p>0.00</text:p>
          </table:table-cell>
          <table:table-cell table:style-name="ce122" table:formula="of:=AVERAGE([.M44:.M53])" office:value-type="float" office:value="37.91321" calcext:value-type="float">
            <text:p>37.91</text:p>
          </table:table-cell>
          <table:table-cell table:style-name="ce122" table:formula="of:=AVERAGE([.N44:.N53])" office:value-type="float" office:value="0" calcext:value-type="float">
            <text:p>0.00</text:p>
          </table:table-cell>
          <table:table-cell table:style-name="ce122" table:formula="of:=AVERAGE([.O44:.O53])" office:value-type="float" office:value="68.95857" calcext:value-type="float">
            <text:p>68.96</text:p>
          </table:table-cell>
          <table:table-cell table:style-name="ce122" table:formula="of:=AVERAGE([.P44:.P53])" office:value-type="float" office:value="0" calcext:value-type="float">
            <text:p>0.00</text:p>
          </table:table-cell>
          <table:table-cell table:style-name="ce122" table:formula="of:=AVERAGE([.Q44:.Q53])" office:value-type="float" office:value="31.04143" calcext:value-type="float">
            <text:p>31.04</text:p>
          </table:table-cell>
        </table:table-row>
        <table:table-row table:style-name="ro2">
          <table:table-cell table:style-name="ce117" office:value-type="float" office:value="15" calcext:value-type="float">
            <text:p>15</text:p>
          </table:table-cell>
          <table:table-cell table:style-name="ce128" table:formula="of:=AVERAGE([.B54:.B63])" office:value-type="float" office:value="0" calcext:value-type="float">
            <text:p>0.00</text:p>
          </table:table-cell>
          <table:table-cell table:style-name="ce130" table:formula="of:=AVERAGE([.C54:.C63])" office:value-type="float" office:value="26.90789" calcext:value-type="float">
            <text:p>26.91</text:p>
          </table:table-cell>
          <table:table-cell table:style-name="ce130" table:formula="of:=AVERAGE([.D54:.D63])" office:value-type="float" office:value="0" calcext:value-type="float">
            <text:p>0.00</text:p>
          </table:table-cell>
          <table:table-cell table:style-name="ce130" table:formula="of:=AVERAGE([.E54:.E63])" office:value-type="float" office:value="23.09211" calcext:value-type="float">
            <text:p>23.09</text:p>
          </table:table-cell>
          <table:table-cell table:style-name="ce128" table:formula="of:=AVERAGE([.F54:.F63])" office:value-type="float" office:value="0" calcext:value-type="float">
            <text:p>0.00</text:p>
          </table:table-cell>
          <table:table-cell table:style-name="ce130" table:formula="of:=AVERAGE([.G54:.G63])" office:value-type="float" office:value="57.12764" calcext:value-type="float">
            <text:p>57.13</text:p>
          </table:table-cell>
          <table:table-cell table:style-name="ce130" table:formula="of:=AVERAGE([.H54:.H63])" office:value-type="float" office:value="0" calcext:value-type="float">
            <text:p>0.00</text:p>
          </table:table-cell>
          <table:table-cell table:style-name="ce130" table:formula="of:=AVERAGE([.I54:.I63])" office:value-type="float" office:value="32.87236" calcext:value-type="float">
            <text:p>32.87</text:p>
          </table:table-cell>
          <table:table-cell table:style-name="ce128" table:formula="of:=AVERAGE([.J54:.J63])" office:value-type="float" office:value="0" calcext:value-type="float">
            <text:p>0.00</text:p>
          </table:table-cell>
          <table:table-cell table:style-name="ce130" table:formula="of:=AVERAGE([.K54:.K63])" office:value-type="float" office:value="67.67105" calcext:value-type="float">
            <text:p>67.67</text:p>
          </table:table-cell>
          <table:table-cell table:style-name="ce130" table:formula="of:=AVERAGE([.L54:.L63])" office:value-type="float" office:value="0" calcext:value-type="float">
            <text:p>0.00</text:p>
          </table:table-cell>
          <table:table-cell table:style-name="ce130" table:formula="of:=AVERAGE([.M54:.M63])" office:value-type="float" office:value="32.32895" calcext:value-type="float">
            <text:p>32.33</text:p>
          </table:table-cell>
          <table:table-cell table:style-name="ce123" table:formula="of:=AVERAGE([.N54:.N63])" office:value-type="float" office:value="0" calcext:value-type="float">
            <text:p>0.00</text:p>
          </table:table-cell>
          <table:table-cell table:style-name="ce123" table:formula="of:=AVERAGE([.O54:.O63])" office:value-type="float" office:value="74.61527" calcext:value-type="float">
            <text:p>74.62</text:p>
          </table:table-cell>
          <table:table-cell table:style-name="ce123" table:formula="of:=AVERAGE([.P54:.P63])" office:value-type="float" office:value="0" calcext:value-type="float">
            <text:p>0.00</text:p>
          </table:table-cell>
          <table:table-cell table:style-name="ce123" table:formula="of:=AVERAGE([.Q54:.Q63])" office:value-type="float" office:value="25.384725" calcext:value-type="float">
            <text:p>25.38</text:p>
          </table:table-cell>
        </table:table-row>
      </table:table>
      <table:table table:name="ResumedStats" table:style-name="ta3">
        <table:table-column table:style-name="co28" table:default-cell-style-name="Default"/>
        <table:table-column table:style-name="co29" table:default-cell-style-name="Default"/>
        <table:table-column table:style-name="co30" table:default-cell-style-name="ce88"/>
        <table:table-column table:style-name="co31" table:default-cell-style-name="ce88"/>
        <table:table-column table:style-name="co32" table:default-cell-style-name="ce104"/>
        <table:table-column table:style-name="co9" table:default-cell-style-name="ce104"/>
        <table:table-column table:style-name="co26" table:default-cell-style-name="ce135"/>
        <table:table-column table:style-name="co26" table:default-cell-style-name="ce136"/>
        <table:table-column table:style-name="co33" table:default-cell-style-name="ce104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2" office:value-type="string" calcext:value-type="string" table:number-columns-spanned="5" table:number-rows-spanned="1">
            <text:p>Parcel</text:p>
          </table:table-cell>
          <table:covered-table-cell table:number-columns-repeated="4" table:style-name="ce112"/>
          <table:table-cell table:number-columns-repeated="1000"/>
        </table:table-row>
        <table:table-row table:style-name="ro3">
          <table:table-cell table:style-name="ce133" office:value-type="string" calcext:value-type="string">
            <text:p>Size</text:p>
          </table:table-cell>
          <table:table-cell table:style-name="ce133" office:value-type="string" calcext:value-type="string">
            <text:p>Parcel Proportion(%)</text:p>
          </table:table-cell>
          <table:table-cell table:style-name="ce133" office:value-type="string" calcext:value-type="string">
            <text:p>n</text:p>
          </table:table-cell>
          <table:table-cell table:style-name="ce133" office:value-type="string" calcext:value-type="string">
            <text:p>m</text:p>
          </table:table-cell>
          <table:table-cell table:style-name="ce134" office:value-type="string" calcext:value-type="string">
            <text:p>Revenue Customer (USD)</text:p>
          </table:table-cell>
          <table:table-cell table:style-name="ce133" office:value-type="string" calcext:value-type="string">
            <text:p>Revenue Parcel (USD)</text:p>
          </table:table-cell>
          <table:table-cell table:style-name="ce133" office:value-type="string" calcext:value-type="string">
            <text:p>Costs (USD)</text:p>
          </table:table-cell>
          <table:table-cell table:style-name="ce133" office:value-type="string" calcext:value-type="string">
            <text:p>Sol. Value (USD)</text:p>
          </table:table-cell>
          <table:table-cell table:style-name="ce137" office:value-type="string" calcext:value-type="string">
            <text:p>Solving Time (s)</text:p>
          </table:table-cell>
          <table:table-cell table:style-name="ce138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0" calcext:value-type="float">
            <text:p>0.00</text:p>
          </table:table-cell>
          <table:table-cell table:formula="of:=[$'Compare stats'.R66]" office:value-type="float" office:value="37.99592" calcext:value-type="float">
            <text:p>38.00</text:p>
          </table:table-cell>
          <table:table-cell table:formula="of:=[$'Compare stats'.S66]" office:value-type="float" office:value="28.6442" calcext:value-type="float">
            <text:p>28.64</text:p>
          </table:table-cell>
          <table:table-cell table:formula="of:=[$'Compare stats'.U66]" office:value-type="float" office:value="9.35172" calcext:value-type="float">
            <text:p>9.35</text:p>
          </table:table-cell>
          <table:table-cell table:formula="of:=[$'Compare stats'.T66]" office:value-type="float" office:value="0.02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0" calcext:value-type="float">
            <text:p>0.00</text:p>
          </table:table-cell>
          <table:table-cell table:formula="of:=[$'Compare stats'.M66]" office:value-type="float" office:value="21.41268" calcext:value-type="float">
            <text:p>21.41</text:p>
          </table:table-cell>
          <table:table-cell table:formula="of:=[$'Compare stats'.N66]" office:value-type="float" office:value="15.85896" calcext:value-type="float">
            <text:p>15.86</text:p>
          </table:table-cell>
          <table:table-cell table:formula="of:=[$'Compare stats'.P66]" office:value-type="float" office:value="5.55372" calcext:value-type="float">
            <text:p>5.55</text:p>
          </table:table-cell>
          <table:table-cell table:formula="of:=[$'Compare stats'.O66]" office:value-type="float" office:value="0.005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0" calcext:value-type="float">
            <text:p>0.00</text:p>
          </table:table-cell>
          <table:table-cell table:formula="of:=[$'Compare stats'.R67]" office:value-type="float" office:value="35.60658" calcext:value-type="float">
            <text:p>35.61</text:p>
          </table:table-cell>
          <table:table-cell table:formula="of:=[$'Compare stats'.S67]" office:value-type="float" office:value="26.81524" calcext:value-type="float">
            <text:p>26.82</text:p>
          </table:table-cell>
          <table:table-cell table:formula="of:=[$'Compare stats'.U67]" office:value-type="float" office:value="8.79134" calcext:value-type="float">
            <text:p>8.79</text:p>
          </table:table-cell>
          <table:table-cell table:formula="of:=[$'Compare stats'.T67]" office:value-type="float" office:value="0.11" calcext:value-type="float">
            <text:p>0.11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0" calcext:value-type="float">
            <text:p>0.00</text:p>
          </table:table-cell>
          <table:table-cell table:formula="of:=[$'Compare stats'.R68]" office:value-type="float" office:value="48.68038" calcext:value-type="float">
            <text:p>48.68</text:p>
          </table:table-cell>
          <table:table-cell table:formula="of:=[$'Compare stats'.S68]" office:value-type="float" office:value="34.91676" calcext:value-type="float">
            <text:p>34.92</text:p>
          </table:table-cell>
          <table:table-cell table:formula="of:=[$'Compare stats'.U68]" office:value-type="float" office:value="13.76362" calcext:value-type="float">
            <text:p>13.76</text:p>
          </table:table-cell>
          <table:table-cell table:formula="of:=[$'Compare stats'.T68]" office:value-type="float" office:value="0.067" calcext:value-type="float">
            <text:p>0.0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0" calcext:value-type="float">
            <text:p>0.00</text:p>
          </table:table-cell>
          <table:table-cell table:formula="of:=[$'Compare stats'.H66]" office:value-type="float" office:value="11.17954" calcext:value-type="float">
            <text:p>11.18</text:p>
          </table:table-cell>
          <table:table-cell table:formula="of:=[$'Compare stats'.I66]" office:value-type="float" office:value="9.31132" calcext:value-type="float">
            <text:p>9.31</text:p>
          </table:table-cell>
          <table:table-cell table:formula="of:=[$'Compare stats'.K66]" office:value-type="float" office:value="1.86822" calcext:value-type="float">
            <text:p>1.87</text:p>
          </table:table-cell>
          <table:table-cell table:formula="of:=[$'Compare stats'.J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0" calcext:value-type="float">
            <text:p>0.00</text:p>
          </table:table-cell>
          <table:table-cell table:formula="of:=[$'Compare stats'.M67]" office:value-type="float" office:value="27.28606" calcext:value-type="float">
            <text:p>27.29</text:p>
          </table:table-cell>
          <table:table-cell table:formula="of:=[$'Compare stats'.N67]" office:value-type="float" office:value="23.184" calcext:value-type="float">
            <text:p>23.18</text:p>
          </table:table-cell>
          <table:table-cell table:formula="of:=[$'Compare stats'.P67]" office:value-type="float" office:value="4.10206" calcext:value-type="float">
            <text:p>4.10</text:p>
          </table:table-cell>
          <table:table-cell table:formula="of:=[$'Compare stats'.O67]" office:value-type="float" office:value="0.019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0" calcext:value-type="float">
            <text:p>0.00</text:p>
          </table:table-cell>
          <table:table-cell table:formula="of:=[$'Compare stats'.R69]" office:value-type="float" office:value="52.2864" calcext:value-type="float">
            <text:p>52.29</text:p>
          </table:table-cell>
          <table:table-cell table:formula="of:=[$'Compare stats'.S69]" office:value-type="float" office:value="39.97952" calcext:value-type="float">
            <text:p>39.98</text:p>
          </table:table-cell>
          <table:table-cell table:formula="of:=[$'Compare stats'.U69]" office:value-type="float" office:value="12.30688" calcext:value-type="float">
            <text:p>12.31</text:p>
          </table:table-cell>
          <table:table-cell table:formula="of:=[$'Compare stats'.T69]" office:value-type="float" office:value="0.103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0" calcext:value-type="float">
            <text:p>0.00</text:p>
          </table:table-cell>
          <table:table-cell table:formula="of:=[$'Compare stats'.R70]" office:value-type="float" office:value="51.9045" calcext:value-type="float">
            <text:p>51.90</text:p>
          </table:table-cell>
          <table:table-cell table:formula="of:=[$'Compare stats'.S70]" office:value-type="float" office:value="32.5404" calcext:value-type="float">
            <text:p>32.54</text:p>
          </table:table-cell>
          <table:table-cell table:formula="of:=[$'Compare stats'.U70]" office:value-type="float" office:value="19.3641" calcext:value-type="float">
            <text:p>19.36</text:p>
          </table:table-cell>
          <table:table-cell table:formula="of:=[$'Compare stats'.T70]" office:value-type="float" office:value="0.335" calcext:value-type="float">
            <text:p>0.34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0" calcext:value-type="float">
            <text:p>0.00</text:p>
          </table:table-cell>
          <table:table-cell table:formula="of:=[$'Compare stats'.C66]" office:value-type="float" office:value="4.64508" calcext:value-type="float">
            <text:p>4.65</text:p>
          </table:table-cell>
          <table:table-cell table:formula="of:=[$'Compare stats'.D66]" office:value-type="float" office:value="3.90908" calcext:value-type="float">
            <text:p>3.91</text:p>
          </table:table-cell>
          <table:table-cell table:formula="of:=[$'Compare stats'.F66]" office:value-type="float" office:value="0.736" calcext:value-type="float">
            <text:p>0.74</text:p>
          </table:table-cell>
          <table:table-cell table:formula="of:=[$'Compare stats'.E66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0" calcext:value-type="float">
            <text:p>0.00</text:p>
          </table:table-cell>
          <table:table-cell table:formula="of:=[$'Compare stats'.H67]" office:value-type="float" office:value="12.11402" calcext:value-type="float">
            <text:p>12.11</text:p>
          </table:table-cell>
          <table:table-cell table:formula="of:=[$'Compare stats'.I67]" office:value-type="float" office:value="10.57908" calcext:value-type="float">
            <text:p>10.58</text:p>
          </table:table-cell>
          <table:table-cell table:formula="of:=[$'Compare stats'.K67]" office:value-type="float" office:value="1.53494" calcext:value-type="float">
            <text:p>1.53</text:p>
          </table:table-cell>
          <table:table-cell table:formula="of:=[$'Compare stats'.J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0" calcext:value-type="float">
            <text:p>0.00</text:p>
          </table:table-cell>
          <table:table-cell table:formula="of:=[$'Compare stats'.M68]" office:value-type="float" office:value="30.25434" calcext:value-type="float">
            <text:p>30.25</text:p>
          </table:table-cell>
          <table:table-cell table:formula="of:=[$'Compare stats'.N68]" office:value-type="float" office:value="23.65504" calcext:value-type="float">
            <text:p>23.66</text:p>
          </table:table-cell>
          <table:table-cell table:formula="of:=[$'Compare stats'.P68]" office:value-type="float" office:value="6.5993" calcext:value-type="float">
            <text:p>6.60</text:p>
          </table:table-cell>
          <table:table-cell table:formula="of:=[$'Compare stats'.O68]" office:value-type="float" office:value="0.009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0" calcext:value-type="float">
            <text:p>0.00</text:p>
          </table:table-cell>
          <table:table-cell table:formula="of:=[$'Compare stats'.M69]" office:value-type="float" office:value="38.35458" calcext:value-type="float">
            <text:p>38.35</text:p>
          </table:table-cell>
          <table:table-cell table:formula="of:=[$'Compare stats'.N69]" office:value-type="float" office:value="30.4382" calcext:value-type="float">
            <text:p>30.44</text:p>
          </table:table-cell>
          <table:table-cell table:formula="of:=[$'Compare stats'.P69]" office:value-type="float" office:value="7.91638" calcext:value-type="float">
            <text:p>7.92</text:p>
          </table:table-cell>
          <table:table-cell table:formula="of:=[$'Compare stats'.O69]" office:value-type="float" office:value="0.04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0" calcext:value-type="float">
            <text:p>0.00</text:p>
          </table:table-cell>
          <table:table-cell table:formula="of:=[$'Compare stats'.R71]" office:value-type="float" office:value="63.9651" calcext:value-type="float">
            <text:p>63.97</text:p>
          </table:table-cell>
          <table:table-cell table:formula="of:=[$'Compare stats'.S71]" office:value-type="float" office:value="42.29884" calcext:value-type="float">
            <text:p>42.30</text:p>
          </table:table-cell>
          <table:table-cell table:formula="of:=[$'Compare stats'.U71]" office:value-type="float" office:value="21.66626" calcext:value-type="float">
            <text:p>21.67</text:p>
          </table:table-cell>
          <table:table-cell table:formula="of:=[$'Compare stats'.T71]" office:value-type="float" office:value="0.492" calcext:value-type="float">
            <text:p>0.49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0" calcext:value-type="float">
            <text:p>0.00</text:p>
          </table:table-cell>
          <table:table-cell table:formula="of:=[$'Compare stats'.C67]" office:value-type="float" office:value="4.97874" calcext:value-type="float">
            <text:p>4.98</text:p>
          </table:table-cell>
          <table:table-cell table:formula="of:=[$'Compare stats'.D67]" office:value-type="float" office:value="4.14552" calcext:value-type="float">
            <text:p>4.15</text:p>
          </table:table-cell>
          <table:table-cell table:formula="of:=[$'Compare stats'.F67]" office:value-type="float" office:value="0.83322" calcext:value-type="float">
            <text:p>0.83</text:p>
          </table:table-cell>
          <table:table-cell table:formula="of:=[$'Compare stats'.E67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0" calcext:value-type="float">
            <text:p>0.00</text:p>
          </table:table-cell>
          <table:table-cell table:formula="of:=[$'Compare stats'.H68]" office:value-type="float" office:value="15.48568" calcext:value-type="float">
            <text:p>15.49</text:p>
          </table:table-cell>
          <table:table-cell table:formula="of:=[$'Compare stats'.I68]" office:value-type="float" office:value="13.2572" calcext:value-type="float">
            <text:p>13.26</text:p>
          </table:table-cell>
          <table:table-cell table:formula="of:=[$'Compare stats'.K68]" office:value-type="float" office:value="2.22848" calcext:value-type="float">
            <text:p>2.23</text:p>
          </table:table-cell>
          <table:table-cell table:formula="of:=[$'Compare stats'.J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0" calcext:value-type="float">
            <text:p>0.00</text:p>
          </table:table-cell>
          <table:table-cell table:formula="of:=[$'Compare stats'.M70]" office:value-type="float" office:value="38.87074" calcext:value-type="float">
            <text:p>38.87</text:p>
          </table:table-cell>
          <table:table-cell table:formula="of:=[$'Compare stats'.N70]" office:value-type="float" office:value="28.52184" calcext:value-type="float">
            <text:p>28.52</text:p>
          </table:table-cell>
          <table:table-cell table:formula="of:=[$'Compare stats'.P70]" office:value-type="float" office:value="10.3489" calcext:value-type="float">
            <text:p>10.35</text:p>
          </table:table-cell>
          <table:table-cell table:formula="of:=[$'Compare stats'.O70]" office:value-type="float" office:value="0.042" calcext:value-type="float">
            <text:p>0.04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0" calcext:value-type="float">
            <text:p>0.00</text:p>
          </table:table-cell>
          <table:table-cell table:formula="of:=[$'Compare stats'.C68]" office:value-type="float" office:value="0" calcext:value-type="float">
            <text:p>0.00</text:p>
          </table:table-cell>
          <table:table-cell table:formula="of:=[$'Compare stats'.D68]" office:value-type="float" office:value="0" calcext:value-type="float">
            <text:p>0.00</text:p>
          </table:table-cell>
          <table:table-cell table:formula="of:=[$'Compare stats'.F68]" office:value-type="float" office:value="0" calcext:value-type="float">
            <text:p>0.00</text:p>
          </table:table-cell>
          <table:table-cell table:formula="of:=[$'Compare stats'.E68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0" calcext:value-type="float">
            <text:p>0.00</text:p>
          </table:table-cell>
          <table:table-cell table:formula="of:=[$'Compare stats'.H69]" office:value-type="float" office:value="11.97126" calcext:value-type="float">
            <text:p>11.97</text:p>
          </table:table-cell>
          <table:table-cell table:formula="of:=[$'Compare stats'.I69]" office:value-type="float" office:value="9.04912" calcext:value-type="float">
            <text:p>9.05</text:p>
          </table:table-cell>
          <table:table-cell table:formula="of:=[$'Compare stats'.K69]" office:value-type="float" office:value="2.92214" calcext:value-type="float">
            <text:p>2.92</text:p>
          </table:table-cell>
          <table:table-cell table:formula="of:=[$'Compare stats'.J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0" calcext:value-type="float">
            <text:p>0.00</text:p>
          </table:table-cell>
          <table:table-cell table:formula="of:=[$'Compare stats'.H70]" office:value-type="float" office:value="30.82392" calcext:value-type="float">
            <text:p>30.82</text:p>
          </table:table-cell>
          <table:table-cell table:formula="of:=[$'Compare stats'.I70]" office:value-type="float" office:value="23.1794" calcext:value-type="float">
            <text:p>23.18</text:p>
          </table:table-cell>
          <table:table-cell table:formula="of:=[$'Compare stats'.K70]" office:value-type="float" office:value="7.64452" calcext:value-type="float">
            <text:p>7.64</text:p>
          </table:table-cell>
          <table:table-cell table:formula="of:=[$'Compare stats'.J70]" office:value-type="float" office:value="0.01" calcext:value-type="float">
            <text:p>0.0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0" calcext:value-type="float">
            <text:p>0.00</text:p>
          </table:table-cell>
          <table:table-cell table:formula="of:=[$'Compare stats'.M71]" office:value-type="float" office:value="43.55194" calcext:value-type="float">
            <text:p>43.55</text:p>
          </table:table-cell>
          <table:table-cell table:formula="of:=[$'Compare stats'.N71]" office:value-type="float" office:value="31.67192" calcext:value-type="float">
            <text:p>31.67</text:p>
          </table:table-cell>
          <table:table-cell table:formula="of:=[$'Compare stats'.P71]" office:value-type="float" office:value="11.88002" calcext:value-type="float">
            <text:p>11.88</text:p>
          </table:table-cell>
          <table:table-cell table:formula="of:=[$'Compare stats'.O71]" office:value-type="float" office:value="0.06" calcext:value-type="float">
            <text:p>0.0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0" calcext:value-type="float">
            <text:p>0.00</text:p>
          </table:table-cell>
          <table:table-cell table:formula="of:=[$'Compare stats'.C69]" office:value-type="float" office:value="4.98372" calcext:value-type="float">
            <text:p>4.98</text:p>
          </table:table-cell>
          <table:table-cell table:formula="of:=[$'Compare stats'.D69]" office:value-type="float" office:value="4.48592" calcext:value-type="float">
            <text:p>4.49</text:p>
          </table:table-cell>
          <table:table-cell table:formula="of:=[$'Compare stats'.F69]" office:value-type="float" office:value="0.4978" calcext:value-type="float">
            <text:p>0.50</text:p>
          </table:table-cell>
          <table:table-cell table:formula="of:=[$'Compare stats'.E69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0" calcext:value-type="float">
            <text:p>0.00</text:p>
          </table:table-cell>
          <table:table-cell table:formula="of:=[$'Compare stats'.H71]" office:value-type="float" office:value="31.5092" calcext:value-type="float">
            <text:p>31.51</text:p>
          </table:table-cell>
          <table:table-cell table:formula="of:=[$'Compare stats'.I71]" office:value-type="float" office:value="23.71852" calcext:value-type="float">
            <text:p>23.72</text:p>
          </table:table-cell>
          <table:table-cell table:formula="of:=[$'Compare stats'.K71]" office:value-type="float" office:value="7.79068" calcext:value-type="float">
            <text:p>7.79</text:p>
          </table:table-cell>
          <table:table-cell table:formula="of:=[$'Compare stats'.J71]" office:value-type="float" office:value="0.017" calcext:value-type="float">
            <text:p>0.0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0" calcext:value-type="float">
            <text:p>0.00</text:p>
          </table:table-cell>
          <table:table-cell table:formula="of:=[$'Compare stats'.C70]" office:value-type="float" office:value="3.94622" calcext:value-type="float">
            <text:p>3.95</text:p>
          </table:table-cell>
          <table:table-cell table:formula="of:=[$'Compare stats'.D70]" office:value-type="float" office:value="3.38928" calcext:value-type="float">
            <text:p>3.39</text:p>
          </table:table-cell>
          <table:table-cell table:formula="of:=[$'Compare stats'.F70]" office:value-type="float" office:value="0.55694" calcext:value-type="float">
            <text:p>0.56</text:p>
          </table:table-cell>
          <table:table-cell table:formula="of:=[$'Compare stats'.E70]" office:value-type="float" office:value="0" calcext:value-type="float">
            <text:p>0.0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0" calcext:value-type="float">
            <text:p>0.00</text:p>
          </table:table-cell>
          <table:table-cell table:formula="of:=[$'Compare stats'.C71]" office:value-type="float" office:value="7.34268" calcext:value-type="float">
            <text:p>7.34</text:p>
          </table:table-cell>
          <table:table-cell table:formula="of:=[$'Compare stats'.D71]" office:value-type="float" office:value="6.1916" calcext:value-type="float">
            <text:p>6.19</text:p>
          </table:table-cell>
          <table:table-cell table:formula="of:=[$'Compare stats'.F71]" office:value-type="float" office:value="1.15108" calcext:value-type="float">
            <text:p>1.15</text:p>
          </table:table-cell>
          <table:table-cell table:formula="of:=[$'Compare stats'.E71]" office:value-type="float" office:value="0" calcext:value-type="float">
            <text:p>0.00</text:p>
          </table:table-cell>
          <table:table-cell table:number-columns-repeated="1000"/>
        </table:table-row>
      </table:table>
      <table:table table:name="ResumedTime" table:style-name="ta3">
        <table:table-column table:style-name="co11" table:number-columns-repeated="2" table:default-cell-style-name="Default"/>
        <table:table-column table:style-name="co34" table:default-cell-style-name="ce88"/>
        <table:table-column table:style-name="co35" table:default-cell-style-name="ce88"/>
        <table:table-column table:style-name="co36" table:number-columns-repeated="3" table:default-cell-style-name="ce104"/>
        <table:table-column table:style-name="co46" table:default-cell-style-name="ce104"/>
        <table:table-column table:style-name="co38" table:number-columns-repeated="2" table:default-cell-style-name="ce104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2" office:value-type="string" calcext:value-type="string" table:number-columns-spanned="6" table:number-rows-spanned="1">
            <text:p>Parcel</text:p>
          </table:table-cell>
          <table:covered-table-cell table:number-columns-repeated="4" table:style-name="ce112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54.01847" calcext:value-type="float">
            <text:p>54.02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8.322797" calcext:value-type="float">
            <text:p>18.32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27.65874" calcext:value-type="float">
            <text:p>27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40.86565" calcext:value-type="float">
            <text:p>40.87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35.137605" calcext:value-type="float">
            <text:p>35.14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23.9967499999999" calcext:value-type="float">
            <text:p>24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45.19868" calcext:value-type="float">
            <text:p>45.2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6.233033" calcext:value-type="float">
            <text:p>16.23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38.5683" calcext:value-type="float">
            <text:p>38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56.14898" calcext:value-type="float">
            <text:p>56.15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6.915246" calcext:value-type="float">
            <text:p>16.92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26.9357700000002" calcext:value-type="float">
            <text:p>26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43.90116" calcext:value-type="float">
            <text:p>43.9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56.09884" calcext:value-type="float">
            <text:p>56.10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-0.00000000000001180425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56.69612" calcext:value-type="float">
            <text:p>56.70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28.434369" calcext:value-type="float">
            <text:p>28.43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14.8695099999999" calcext:value-type="float">
            <text:p>14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51.51005" calcext:value-type="float">
            <text:p>51.51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6.542985" calcext:value-type="float">
            <text:p>16.54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31.94695" calcext:value-type="float">
            <text:p>31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38.02464" calcext:value-type="float">
            <text:p>38.02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11.94326" calcext:value-type="float">
            <text:p>11.94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50.03211" calcext:value-type="float">
            <text:p>50.0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25.5233" calcext:value-type="float">
            <text:p>25.52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74.4767" calcext:value-type="float">
            <text:p>74.48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-0.000000000000094341501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50.64903" calcext:value-type="float">
            <text:p>50.65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49.35097" calcext:value-type="float">
            <text:p>49.35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-0.00000000000015607468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49.91468" calcext:value-type="float">
            <text:p>49.91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27.416415" calcext:value-type="float">
            <text:p>27.42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22.6689000000001" calcext:value-type="float">
            <text:p>22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68.78716" calcext:value-type="float">
            <text:p>68.79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24.227269" calcext:value-type="float">
            <text:p>24.23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6.98556999999996" calcext:value-type="float">
            <text:p>6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52.96517" calcext:value-type="float">
            <text:p>52.97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2.394788" calcext:value-type="float">
            <text:p>12.39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34.64004" calcext:value-type="float">
            <text:p>34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25.25675" calcext:value-type="float">
            <text:p>25.26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74.74325" calcext:value-type="float">
            <text:p>74.74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-1.89783E-015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35.62945" calcext:value-type="float">
            <text:p>35.63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55.843927" calcext:value-type="float">
            <text:p>55.84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8.52663000000006" calcext:value-type="float">
            <text:p>8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55.64414" calcext:value-type="float">
            <text:p>55.64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23.452196" calcext:value-type="float">
            <text:p>23.45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20.9036600000001" calcext:value-type="float">
            <text:p>20.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100" calcext:value-type="float">
            <text:p>10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36.317093" calcext:value-type="float">
            <text:p>36.32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46.381487" calcext:value-type="float">
            <text:p>46.38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17.30142" calcext:value-type="float">
            <text:p>17.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55.59467" calcext:value-type="float">
            <text:p>55.59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21.231549" calcext:value-type="float">
            <text:p>21.23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23.1737699999999" calcext:value-type="float">
            <text:p>23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53.21638" calcext:value-type="float">
            <text:p>53.22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7.419995" calcext:value-type="float">
            <text:p>17.42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29.3636100000001" calcext:value-type="float">
            <text:p>29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23.54098" calcext:value-type="float">
            <text:p>23.54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76.45902" calcext:value-type="float">
            <text:p>76.46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-0.00000000000012632825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52.98035" calcext:value-type="float">
            <text:p>52.98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31.560099" calcext:value-type="float">
            <text:p>31.56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15.4595499999999" calcext:value-type="float">
            <text:p>15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24.65353" calcext:value-type="float">
            <text:p>24.65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75.34647" calcext:value-type="float">
            <text:p>75.35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.00000000000003274467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31.86712" calcext:value-type="float">
            <text:p>31.87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68.13288" calcext:value-type="float">
            <text:p>68.13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-0.000000000000145483" calcext:value-type="float">
            <text:p>0.00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88"/>
        <table:table-column table:style-name="co35" table:default-cell-style-name="ce88"/>
        <table:table-column table:style-name="co36" table:number-columns-repeated="4" table:default-cell-style-name="ce104"/>
        <table:table-column table:style-name="co38" table:number-columns-repeated="2" table:default-cell-style-name="ce104"/>
        <table:table-column table:style-name="co36" table:number-columns-repeated="4" table:default-cell-style-name="ce104"/>
        <table:table-column table:style-name="co38" table:number-columns-repeated="2" table:default-cell-style-name="ce104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25" office:value-type="string" calcext:value-type="string" table:number-columns-spanned="4" table:number-rows-spanned="1">
            <text:p>Parcel</text:p>
          </table:table-cell>
          <table:covered-table-cell table:number-columns-repeated="3" table:style-name="ce129"/>
          <table:table-cell table:style-name="Default" table:number-columns-repeated="2"/>
          <table:table-cell table:style-name="ce140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139"/>
          <table:table-cell table:number-columns-repeated="5"/>
          <table:table-cell table:style-name="ce13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64.36135" calcext:value-type="float">
            <text:p>64.36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35.63865" calcext:value-type="float">
            <text:p>35.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48.89647" calcext:value-type="float">
            <text:p>48.9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31.10353" calcext:value-type="float">
            <text:p>31.1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64.30503" calcext:value-type="float">
            <text:p>64.31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35.69497" calcext:value-type="float">
            <text:p>35.6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69.6876" calcext:value-type="float">
            <text:p>69.69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30.3124" calcext:value-type="float">
            <text:p>30.3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34.12119" calcext:value-type="float">
            <text:p>34.12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35.87881" calcext:value-type="float">
            <text:p>35.8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55.44728" calcext:value-type="float">
            <text:p>55.45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44.55272" calcext:value-type="float">
            <text:p>44.5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65.30494" calcext:value-type="float">
            <text:p>65.3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34.69506" calcext:value-type="float">
            <text:p>34.7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68.95857" calcext:value-type="float">
            <text:p>68.96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31.04143" calcext:value-type="float">
            <text:p>31.0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20.21756" calcext:value-type="float">
            <text:p>20.22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19.78244" calcext:value-type="float">
            <text:p>19.7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40.60551" calcext:value-type="float">
            <text:p>40.61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39.39449" calcext:value-type="float">
            <text:p>39.3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56.24384" calcext:value-type="float">
            <text:p>56.24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33.75616" calcext:value-type="float">
            <text:p>33.7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62.23359" calcext:value-type="float">
            <text:p>62.23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37.76641" calcext:value-type="float">
            <text:p>37.7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74.61527" calcext:value-type="float">
            <text:p>74.62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25.384725" calcext:value-type="float">
            <text:p>25.38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20.75679" calcext:value-type="float">
            <text:p>20.76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19.24321" calcext:value-type="float">
            <text:p>19.2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37.68172" calcext:value-type="float">
            <text:p>37.68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22.31828" calcext:value-type="float">
            <text:p>22.3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62.08679" calcext:value-type="float">
            <text:p>62.09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37.91321" calcext:value-type="float">
            <text:p>37.9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41.52853" calcext:value-type="float">
            <text:p>41.53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28.47147" calcext:value-type="float">
            <text:p>28.4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63.29357" calcext:value-type="float">
            <text:p>63.29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36.70643" calcext:value-type="float">
            <text:p>36.7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67.67105" calcext:value-type="float">
            <text:p>67.67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32.32895" calcext:value-type="float">
            <text:p>32.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18.49073" calcext:value-type="float">
            <text:p>18.49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21.50927" calcext:value-type="float">
            <text:p>21.5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57.12764" calcext:value-type="float">
            <text:p>57.13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32.87236" calcext:value-type="float">
            <text:p>32.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18.64374" calcext:value-type="float">
            <text:p>18.64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21.35626" calcext:value-type="float">
            <text:p>21.3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26.90789" calcext:value-type="float">
            <text:p>26.91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23.09211" calcext:value-type="float">
            <text:p>23.0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0:16:49.190252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12T11:28:23.792078403</dc:date>
    <meta:editing-duration>P10DT3H40M12S</meta:editing-duration>
    <meta:editing-cycles>146</meta:editing-cycles>
    <meta:generator>LibreOffice/6.4.6.2$Linux_X86_64 LibreOffice_project/40$Build-2</meta:generator>
    <meta:document-statistic meta:table-count="9" meta:cell-count="12708" meta:object-count="0"/>
  </office:meta>
</office:document-meta>
</file>